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69pt"/>
    </style:style>
    <style:style style:name="co2" style:family="table-column">
      <style:table-column-properties fo:break-before="auto" style:column-width="63.04pt"/>
    </style:style>
    <style:style style:name="co3" style:family="table-column">
      <style:table-column-properties fo:break-before="auto" style:column-width="89.21pt"/>
    </style:style>
    <style:style style:name="co4" style:family="table-column">
      <style:table-column-properties fo:break-before="auto" style:column-width="108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9.6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3.03pt" svg:height="464.57pt" svg:x="366.92pt" svg:y="70.41pt">
            <loext:p draw:notify-on-update-of-ranges="Sheet1.A2:Sheet1.A151 Sheet1.B1:Sheet1.B1 Sheet1.B2:Sheet1.B151 Sheet1.A2:Sheet1.A151 Sheet1.C1:Sheet1.C1 Sheet1.C2:Sheet1.C151 Sheet1.A2:Sheet1.A151 Sheet1.D1:Sheet1.D1 Sheet1.D2:Sheet1.D1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Year of Measurement</text:p>
          </table:table-cell>
          <table:table-cell office:value-type="string" calcext:value-type="string">
            <text:p>Measured Value</text:p>
          </table:table-cell>
          <table:table-cell office:value-type="string" calcext:value-type="string">
            <text:p>MLP Pair Predicted Value</text:p>
          </table:table-cell>
          <table:table-cell office:value-type="string" calcext:value-type="string">
            <text:p>Tree Layers Feed-Forward Neural Netwo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4.884" calcext:value-type="float">
            <text:p>864.884</text:p>
          </table:table-cell>
          <table:table-cell office:value-type="float" office:value="869.3278183027" calcext:value-type="float">
            <text:p>869.3278183027</text:p>
          </table:table-cell>
          <table:table-cell office:value-type="float" office:value="831.4482553556" calcext:value-type="float">
            <text:p>831.4482553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3.141" calcext:value-type="float">
            <text:p>1033.141</text:p>
          </table:table-cell>
          <table:table-cell office:value-type="float" office:value="1049.1346225958" calcext:value-type="float">
            <text:p>1049.1346225958</text:p>
          </table:table-cell>
          <table:table-cell office:value-type="float" office:value="986.2770179804" calcext:value-type="float">
            <text:p>986.2770179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6.9233" calcext:value-type="float">
            <text:p>826.9233</text:p>
          </table:table-cell>
          <table:table-cell office:value-type="float" office:value="821.5664513334" calcext:value-type="float">
            <text:p>821.5664513334</text:p>
          </table:table-cell>
          <table:table-cell office:value-type="float" office:value="872.3945558098" calcext:value-type="float">
            <text:p>872.39455580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8.777" calcext:value-type="float">
            <text:p>1018.777</text:p>
          </table:table-cell>
          <table:table-cell office:value-type="float" office:value="1016.6232412742" calcext:value-type="float">
            <text:p>1016.6232412742</text:p>
          </table:table-cell>
          <table:table-cell office:value-type="float" office:value="1046.1072073009" calcext:value-type="float">
            <text:p>1046.1072073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8.296" calcext:value-type="float">
            <text:p>1118.296</text:p>
          </table:table-cell>
          <table:table-cell office:value-type="float" office:value="1112.4657594181" calcext:value-type="float">
            <text:p>1112.4657594181</text:p>
          </table:table-cell>
          <table:table-cell office:value-type="float" office:value="1068.3004533381" calcext:value-type="float">
            <text:p>1068.3004533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0.854" calcext:value-type="float">
            <text:p>1100.854</text:p>
          </table:table-cell>
          <table:table-cell office:value-type="float" office:value="1071.0854632094" calcext:value-type="float">
            <text:p>1071.0854632094</text:p>
          </table:table-cell>
          <table:table-cell office:value-type="float" office:value="1071.5479495967" calcext:value-type="float">
            <text:p>1071.54794959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.7654" calcext:value-type="float">
            <text:p>978.7654</text:p>
          </table:table-cell>
          <table:table-cell office:value-type="float" office:value="955.6854308472" calcext:value-type="float">
            <text:p>955.6854308472</text:p>
          </table:table-cell>
          <table:table-cell office:value-type="float" office:value="1018.2884784914" calcext:value-type="float">
            <text:p>1018.2884784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2.659" calcext:value-type="float">
            <text:p>1132.659</text:p>
          </table:table-cell>
          <table:table-cell office:value-type="float" office:value="1138.7179982086" calcext:value-type="float">
            <text:p>1138.7179982086</text:p>
          </table:table-cell>
          <table:table-cell office:value-type="float" office:value="1107.6570011258" calcext:value-type="float">
            <text:p>1107.65700112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1.683" calcext:value-type="float">
            <text:p>1291.683</text:p>
          </table:table-cell>
          <table:table-cell office:value-type="float" office:value="1314.3653156141" calcext:value-type="float">
            <text:p>1314.3653156141</text:p>
          </table:table-cell>
          <table:table-cell office:value-type="float" office:value="1254.8919862806" calcext:value-type="float">
            <text:p>1254.89198628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6.096" calcext:value-type="float">
            <text:p>1466.096</text:p>
          </table:table-cell>
          <table:table-cell office:value-type="float" office:value="1459.4163439136" calcext:value-type="float">
            <text:p>1459.4163439136</text:p>
          </table:table-cell>
          <table:table-cell office:value-type="float" office:value="1453.9179274566" calcext:value-type="float">
            <text:p>1453.91792745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4.4021" calcext:value-type="float">
            <text:p>964.4021</text:p>
          </table:table-cell>
          <table:table-cell office:value-type="float" office:value="957.3191058873" calcext:value-type="float">
            <text:p>957.3191058873</text:p>
          </table:table-cell>
          <table:table-cell office:value-type="float" office:value="935.7838183562" calcext:value-type="float">
            <text:p>935.78381835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9.7417" calcext:value-type="float">
            <text:p>819.7417</text:p>
          </table:table-cell>
          <table:table-cell office:value-type="float" office:value="800.7725126615" calcext:value-type="float">
            <text:p>800.7725126615</text:p>
          </table:table-cell>
          <table:table-cell office:value-type="float" office:value="825.5617372668" calcext:value-type="float">
            <text:p>825.56173726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4.1426" calcext:value-type="float">
            <text:p>954.1426</text:p>
          </table:table-cell>
          <table:table-cell office:value-type="float" office:value="944.693770885" calcext:value-type="float">
            <text:p>944.693770885</text:p>
          </table:table-cell>
          <table:table-cell office:value-type="float" office:value="992.333200154" calcext:value-type="float">
            <text:p>992.333200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2.646" calcext:value-type="float">
            <text:p>1092.646</text:p>
          </table:table-cell>
          <table:table-cell office:value-type="float" office:value="1094.2762301836" calcext:value-type="float">
            <text:p>1094.2762301836</text:p>
          </table:table-cell>
          <table:table-cell office:value-type="float" office:value="1111.5652671985" calcext:value-type="float">
            <text:p>1111.5652671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45.9348" calcext:value-type="float">
            <text:p>945.9348</text:p>
          </table:table-cell>
          <table:table-cell office:value-type="float" office:value="956.9357190949" calcext:value-type="float">
            <text:p>956.9357190949</text:p>
          </table:table-cell>
          <table:table-cell office:value-type="float" office:value="899.8467065567" calcext:value-type="float">
            <text:p>899.84670655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7.244" calcext:value-type="float">
            <text:p>1037.244</text:p>
          </table:table-cell>
          <table:table-cell office:value-type="float" office:value="1015.9447539743" calcext:value-type="float">
            <text:p>1015.9447539743</text:p>
          </table:table-cell>
          <table:table-cell office:value-type="float" office:value="1005.0702700529" calcext:value-type="float">
            <text:p>1005.07027005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3.944" calcext:value-type="float">
            <text:p>1143.944</text:p>
          </table:table-cell>
          <table:table-cell office:value-type="float" office:value="1158.0648743197" calcext:value-type="float">
            <text:p>1158.0648743197</text:p>
          </table:table-cell>
          <table:table-cell office:value-type="float" office:value="1121.11000293" calcext:value-type="float">
            <text:p>1121.110002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12.139" calcext:value-type="float">
            <text:p>1112.139</text:p>
          </table:table-cell>
          <table:table-cell office:value-type="float" office:value="1095.5930419296" calcext:value-type="float">
            <text:p>1095.5930419296</text:p>
          </table:table-cell>
          <table:table-cell office:value-type="float" office:value="1133.6137983063" calcext:value-type="float">
            <text:p>1133.61379830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5.6628" calcext:value-type="float">
            <text:p>895.6628</text:p>
          </table:table-cell>
          <table:table-cell office:value-type="float" office:value="898.0273780086" calcext:value-type="float">
            <text:p>898.0273780086</text:p>
          </table:table-cell>
          <table:table-cell office:value-type="float" office:value="899.03661565" calcext:value-type="float">
            <text:p>899.03661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5.206" calcext:value-type="float">
            <text:p>1075.206</text:p>
          </table:table-cell>
          <table:table-cell office:value-type="float" office:value="1089.1746768967" calcext:value-type="float">
            <text:p>1089.1746768967</text:p>
          </table:table-cell>
          <table:table-cell office:value-type="float" office:value="1097.9994905142" calcext:value-type="float">
            <text:p>1097.99949051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3.401" calcext:value-type="float">
            <text:p>1043.401</text:p>
          </table:table-cell>
          <table:table-cell office:value-type="float" office:value="1025.8256610264" calcext:value-type="float">
            <text:p>1025.8256610264</text:p>
          </table:table-cell>
          <table:table-cell office:value-type="float" office:value="1084.5390404553" calcext:value-type="float">
            <text:p>1084.53904045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8.4812" calcext:value-type="float">
            <text:p>888.4812</text:p>
          </table:table-cell>
          <table:table-cell office:value-type="float" office:value="874.980579318" calcext:value-type="float">
            <text:p>874.980579318</text:p>
          </table:table-cell>
          <table:table-cell office:value-type="float" office:value="892.7859944682" calcext:value-type="float">
            <text:p>892.78599446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4.426" calcext:value-type="float">
            <text:p>1044.426</text:p>
          </table:table-cell>
          <table:table-cell office:value-type="float" office:value="1071.0541274711" calcext:value-type="float">
            <text:p>1071.0541274711</text:p>
          </table:table-cell>
          <table:table-cell office:value-type="float" office:value="1001.7661924269" calcext:value-type="float">
            <text:p>1001.76619242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71.164" calcext:value-type="float">
            <text:p>1271.164</text:p>
          </table:table-cell>
          <table:table-cell office:value-type="float" office:value="1278.202436918" calcext:value-type="float">
            <text:p>1278.202436918</text:p>
          </table:table-cell>
          <table:table-cell office:value-type="float" office:value="1261.2141223972" calcext:value-type="float">
            <text:p>1261.21412239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9.4822" calcext:value-type="float">
            <text:p>809.4822</text:p>
          </table:table-cell>
          <table:table-cell office:value-type="float" office:value="807.714564196" calcext:value-type="float">
            <text:p>807.714564196</text:p>
          </table:table-cell>
          <table:table-cell office:value-type="float" office:value="828.0403793438" calcext:value-type="float">
            <text:p>828.0403793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8.2339" calcext:value-type="float">
            <text:p>918.2339</text:p>
          </table:table-cell>
          <table:table-cell office:value-type="float" office:value="945.5068208187" calcext:value-type="float">
            <text:p>945.5068208187</text:p>
          </table:table-cell>
          <table:table-cell office:value-type="float" office:value="964.4535266156" calcext:value-type="float">
            <text:p>964.45352661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.3242" calcext:value-type="float">
            <text:p>961.3242</text:p>
          </table:table-cell>
          <table:table-cell office:value-type="float" office:value="970.9350855803" calcext:value-type="float">
            <text:p>970.9350855803</text:p>
          </table:table-cell>
          <table:table-cell office:value-type="float" office:value="935.6677173101" calcext:value-type="float">
            <text:p>935.6677173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.3647" calcext:value-type="float">
            <text:p>844.3647</text:p>
          </table:table-cell>
          <table:table-cell office:value-type="float" office:value="856.2510797027" calcext:value-type="float">
            <text:p>856.2510797027</text:p>
          </table:table-cell>
          <table:table-cell office:value-type="float" office:value="853.4747727527" calcext:value-type="float">
            <text:p>853.47477275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0.533" calcext:value-type="float">
            <text:p>890.533</text:p>
          </table:table-cell>
          <table:table-cell office:value-type="float" office:value="867.4497903342" calcext:value-type="float">
            <text:p>867.4497903342</text:p>
          </table:table-cell>
          <table:table-cell office:value-type="float" office:value="917.881463984" calcext:value-type="float">
            <text:p>917.8814639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63.438" calcext:value-type="float">
            <text:p>1163.438</text:p>
          </table:table-cell>
          <table:table-cell office:value-type="float" office:value="1184.6358081404" calcext:value-type="float">
            <text:p>1184.6358081404</text:p>
          </table:table-cell>
          <table:table-cell office:value-type="float" office:value="1179.4141293111" calcext:value-type="float">
            <text:p>1179.41412931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6.9731" calcext:value-type="float">
            <text:p>986.9731</text:p>
          </table:table-cell>
          <table:table-cell office:value-type="float" office:value="1003.7274494432" calcext:value-type="float">
            <text:p>1003.7274494432</text:p>
          </table:table-cell>
          <table:table-cell office:value-type="float" office:value="1035.3428587505" calcext:value-type="float">
            <text:p>1035.3428587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4.686" calcext:value-type="float">
            <text:p>1054.686</text:p>
          </table:table-cell>
          <table:table-cell office:value-type="float" office:value="1046.4725740992" calcext:value-type="float">
            <text:p>1046.4725740992</text:p>
          </table:table-cell>
          <table:table-cell office:value-type="float" office:value="1072.2725169317" calcext:value-type="float">
            <text:p>1072.27251693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5.6628" calcext:value-type="float">
            <text:p>895.6628</text:p>
          </table:table-cell>
          <table:table-cell office:value-type="float" office:value="896.8961184063" calcext:value-type="float">
            <text:p>896.8961184063</text:p>
          </table:table-cell>
          <table:table-cell office:value-type="float" office:value="862.8887614794" calcext:value-type="float">
            <text:p>862.88876147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97.776" calcext:value-type="float">
            <text:p>1097.776</text:p>
          </table:table-cell>
          <table:table-cell office:value-type="float" office:value="1125.1747730726" calcext:value-type="float">
            <text:p>1125.1747730726</text:p>
          </table:table-cell>
          <table:table-cell office:value-type="float" office:value="1051.9442744449" calcext:value-type="float">
            <text:p>1051.94427444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5.156" calcext:value-type="float">
            <text:p>915.156</text:p>
          </table:table-cell>
          <table:table-cell office:value-type="float" office:value="917.0542073543" calcext:value-type="float">
            <text:p>917.0542073543</text:p>
          </table:table-cell>
          <table:table-cell office:value-type="float" office:value="933.6680875492" calcext:value-type="float">
            <text:p>933.66808754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79.853" calcext:value-type="float">
            <text:p>1179.853</text:p>
          </table:table-cell>
          <table:table-cell office:value-type="float" office:value="1164.4216301211" calcext:value-type="float">
            <text:p>1164.4216301211</text:p>
          </table:table-cell>
          <table:table-cell office:value-type="float" office:value="1179.8388169059" calcext:value-type="float">
            <text:p>1179.83881690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9.321" calcext:value-type="float">
            <text:p>1119.321</text:p>
          </table:table-cell>
          <table:table-cell office:value-type="float" office:value="1097.937840662" calcext:value-type="float">
            <text:p>1097.937840662</text:p>
          </table:table-cell>
          <table:table-cell office:value-type="float" office:value="1136.8891598514" calcext:value-type="float">
            <text:p>1136.88915985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3.401" calcext:value-type="float">
            <text:p>1043.401</text:p>
          </table:table-cell>
          <table:table-cell office:value-type="float" office:value="1042.9513762046" calcext:value-type="float">
            <text:p>1042.9513762046</text:p>
          </table:table-cell>
          <table:table-cell office:value-type="float" office:value="1090.0886504518" calcext:value-type="float">
            <text:p>1090.08865045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7.307" calcext:value-type="float">
            <text:p>1237.307</text:p>
          </table:table-cell>
          <table:table-cell office:value-type="float" office:value="1264.3303166568" calcext:value-type="float">
            <text:p>1264.3303166568</text:p>
          </table:table-cell>
          <table:table-cell office:value-type="float" office:value="1234.4561914783" calcext:value-type="float">
            <text:p>1234.4561914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0.879" calcext:value-type="float">
            <text:p>1180.879</text:p>
          </table:table-cell>
          <table:table-cell office:value-type="float" office:value="1152.9950805893" calcext:value-type="float">
            <text:p>1152.9950805893</text:p>
          </table:table-cell>
          <table:table-cell office:value-type="float" office:value="1185.7030266261" calcext:value-type="float">
            <text:p>1185.70302662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2.0657" calcext:value-type="float">
            <text:p>872.0657</text:p>
          </table:table-cell>
          <table:table-cell office:value-type="float" office:value="845.7683485032" calcext:value-type="float">
            <text:p>845.7683485032</text:p>
          </table:table-cell>
          <table:table-cell office:value-type="float" office:value="866.2648342579" calcext:value-type="float">
            <text:p>866.26483425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7.2205" calcext:value-type="float">
            <text:p>957.2205</text:p>
          </table:table-cell>
          <table:table-cell office:value-type="float" office:value="929.4244759782" calcext:value-type="float">
            <text:p>929.4244759782</text:p>
          </table:table-cell>
          <table:table-cell office:value-type="float" office:value="978.2148891329" calcext:value-type="float">
            <text:p>978.21488913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79.309" calcext:value-type="float">
            <text:p>1079.309</text:p>
          </table:table-cell>
          <table:table-cell office:value-type="float" office:value="1102.3712001882" calcext:value-type="float">
            <text:p>1102.3712001882</text:p>
          </table:table-cell>
          <table:table-cell office:value-type="float" office:value="1076.1182720187" calcext:value-type="float">
            <text:p>1076.11827201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73.697" calcext:value-type="float">
            <text:p>1173.697</text:p>
          </table:table-cell>
          <table:table-cell office:value-type="float" office:value="1157.5409429591" calcext:value-type="float">
            <text:p>1157.5409429591</text:p>
          </table:table-cell>
          <table:table-cell office:value-type="float" office:value="1125.8276706085" calcext:value-type="float">
            <text:p>1125.82767060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83.413" calcext:value-type="float">
            <text:p>1083.413</text:p>
          </table:table-cell>
          <table:table-cell office:value-type="float" office:value="1086.3365209059" calcext:value-type="float">
            <text:p>1086.3365209059</text:p>
          </table:table-cell>
          <table:table-cell office:value-type="float" office:value="1093.8179715847" calcext:value-type="float">
            <text:p>1093.81797158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39.359" calcext:value-type="float">
            <text:p>1239.359</text:p>
          </table:table-cell>
          <table:table-cell office:value-type="float" office:value="1256.5845681961" calcext:value-type="float">
            <text:p>1256.5845681961</text:p>
          </table:table-cell>
          <table:table-cell office:value-type="float" office:value="1200.9738710227" calcext:value-type="float">
            <text:p>1200.97387102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1.5464" calcext:value-type="float">
            <text:p>851.5464</text:p>
          </table:table-cell>
          <table:table-cell office:value-type="float" office:value="826.4509404583" calcext:value-type="float">
            <text:p>826.4509404583</text:p>
          </table:table-cell>
          <table:table-cell office:value-type="float" office:value="812.9963514423" calcext:value-type="float">
            <text:p>812.9963514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77.801" calcext:value-type="float">
            <text:p>1177.801</text:p>
          </table:table-cell>
          <table:table-cell office:value-type="float" office:value="1196.9393181138" calcext:value-type="float">
            <text:p>1196.9393181138</text:p>
          </table:table-cell>
          <table:table-cell office:value-type="float" office:value="1214.9399087448" calcext:value-type="float">
            <text:p>1214.93990874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.1426" calcext:value-type="float">
            <text:p>954.1426</text:p>
          </table:table-cell>
          <table:table-cell office:value-type="float" office:value="945.7357774341" calcext:value-type="float">
            <text:p>945.7357774341</text:p>
          </table:table-cell>
          <table:table-cell office:value-type="float" office:value="986.0189960121" calcext:value-type="float">
            <text:p>986.0189960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3.833" calcext:value-type="float">
            <text:p>783.833</text:p>
          </table:table-cell>
          <table:table-cell office:value-type="float" office:value="762.0918959483" calcext:value-type="float">
            <text:p>762.0918959483</text:p>
          </table:table-cell>
          <table:table-cell office:value-type="float" office:value="814.4518699935" calcext:value-type="float">
            <text:p>814.45186999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1.7563" calcext:value-type="float">
            <text:p>701.7563</text:p>
          </table:table-cell>
          <table:table-cell office:value-type="float" office:value="725.7607938562" calcext:value-type="float">
            <text:p>725.7607938562</text:p>
          </table:table-cell>
          <table:table-cell office:value-type="float" office:value="733.789790229" calcext:value-type="float">
            <text:p>733.7897902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2.0657" calcext:value-type="float">
            <text:p>872.0657</text:p>
          </table:table-cell>
          <table:table-cell office:value-type="float" office:value="867.6447887063" calcext:value-type="float">
            <text:p>867.6447887063</text:p>
          </table:table-cell>
          <table:table-cell office:value-type="float" office:value="841.8734732488" calcext:value-type="float">
            <text:p>841.87347324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28.073" calcext:value-type="float">
            <text:p>1228.073</text:p>
          </table:table-cell>
          <table:table-cell office:value-type="float" office:value="1217.9287008853" calcext:value-type="float">
            <text:p>1217.9287008853</text:p>
          </table:table-cell>
          <table:table-cell office:value-type="float" office:value="1221.9357477937" calcext:value-type="float">
            <text:p>1221.93574779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3.401" calcext:value-type="float">
            <text:p>1043.401</text:p>
          </table:table-cell>
          <table:table-cell office:value-type="float" office:value="1048.6953872419" calcext:value-type="float">
            <text:p>1048.6953872419</text:p>
          </table:table-cell>
          <table:table-cell office:value-type="float" office:value="1081.8443785263" calcext:value-type="float">
            <text:p>1081.84437852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1.5464" calcext:value-type="float">
            <text:p>851.5464</text:p>
          </table:table-cell>
          <table:table-cell office:value-type="float" office:value="857.3875291962" calcext:value-type="float">
            <text:p>857.3875291962</text:p>
          </table:table-cell>
          <table:table-cell office:value-type="float" office:value="864.9122146942" calcext:value-type="float">
            <text:p>864.91221469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3.8704" calcext:value-type="float">
            <text:p>903.8704</text:p>
          </table:table-cell>
          <table:table-cell office:value-type="float" office:value="910.7792721782" calcext:value-type="float">
            <text:p>910.7792721782</text:p>
          </table:table-cell>
          <table:table-cell office:value-type="float" office:value="914.5511228308" calcext:value-type="float">
            <text:p>914.55112283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1.3242" calcext:value-type="float">
            <text:p>961.3242</text:p>
          </table:table-cell>
          <table:table-cell office:value-type="float" office:value="990.3259252819" calcext:value-type="float">
            <text:p>990.3259252819</text:p>
          </table:table-cell>
          <table:table-cell office:value-type="float" office:value="989.962672598" calcext:value-type="float">
            <text:p>989.9626725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62.2881" calcext:value-type="float">
            <text:p>762.2881</text:p>
          </table:table-cell>
          <table:table-cell office:value-type="float" office:value="786.7755640138" calcext:value-type="float">
            <text:p>786.7755640138</text:p>
          </table:table-cell>
          <table:table-cell office:value-type="float" office:value="746.1169318778" calcext:value-type="float">
            <text:p>746.11693187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0.2981" calcext:value-type="float">
            <text:p>960.2981</text:p>
          </table:table-cell>
          <table:table-cell office:value-type="float" office:value="938.4836836914" calcext:value-type="float">
            <text:p>938.4836836914</text:p>
          </table:table-cell>
          <table:table-cell office:value-type="float" office:value="912.4620472786" calcext:value-type="float">
            <text:p>912.46204727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60.904" calcext:value-type="float">
            <text:p>1260.904</text:p>
          </table:table-cell>
          <table:table-cell office:value-type="float" office:value="1278.1122979376" calcext:value-type="float">
            <text:p>1278.1122979376</text:p>
          </table:table-cell>
          <table:table-cell office:value-type="float" office:value="1220.4575717401" calcext:value-type="float">
            <text:p>1220.45757174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6.466" calcext:value-type="float">
            <text:p>1006.466</text:p>
          </table:table-cell>
          <table:table-cell office:value-type="float" office:value="1030.0424162906" calcext:value-type="float">
            <text:p>1030.0424162906</text:p>
          </table:table-cell>
          <table:table-cell office:value-type="float" office:value="992.1958180329" calcext:value-type="float">
            <text:p>992.19581803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0.57" calcext:value-type="float">
            <text:p>1010.57</text:p>
          </table:table-cell>
          <table:table-cell office:value-type="float" office:value="1026.7359814818" calcext:value-type="float">
            <text:p>1026.7359814818</text:p>
          </table:table-cell>
          <table:table-cell office:value-type="float" office:value="1035.8216568105" calcext:value-type="float">
            <text:p>1035.82165681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5.1187" calcext:value-type="float">
            <text:p>795.1187</text:p>
          </table:table-cell>
          <table:table-cell office:value-type="float" office:value="766.4216078111" calcext:value-type="float">
            <text:p>766.4216078111</text:p>
          </table:table-cell>
          <table:table-cell office:value-type="float" office:value="783.0127002709" calcext:value-type="float">
            <text:p>783.01270027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4.414" calcext:value-type="float">
            <text:p>1004.414</text:p>
          </table:table-cell>
          <table:table-cell office:value-type="float" office:value="1012.9184025529" calcext:value-type="float">
            <text:p>1012.9184025529</text:p>
          </table:table-cell>
          <table:table-cell office:value-type="float" office:value="960.9053061754" calcext:value-type="float">
            <text:p>960.90530617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5.156" calcext:value-type="float">
            <text:p>915.156</text:p>
          </table:table-cell>
          <table:table-cell office:value-type="float" office:value="886.7479278504" calcext:value-type="float">
            <text:p>886.7479278504</text:p>
          </table:table-cell>
          <table:table-cell office:value-type="float" office:value="868.8358086773" calcext:value-type="float">
            <text:p>868.83580867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1.855" calcext:value-type="float">
            <text:p>1021.855</text:p>
          </table:table-cell>
          <table:table-cell office:value-type="float" office:value="1028.5336547877" calcext:value-type="float">
            <text:p>1028.5336547877</text:p>
          </table:table-cell>
          <table:table-cell office:value-type="float" office:value="997.3996696843" calcext:value-type="float">
            <text:p>997.39966968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36.157" calcext:value-type="float">
            <text:p>836.157</text:p>
          </table:table-cell>
          <table:table-cell office:value-type="float" office:value="845.5062647894" calcext:value-type="float">
            <text:p>845.5062647894</text:p>
          </table:table-cell>
          <table:table-cell office:value-type="float" office:value="843.3446800773" calcext:value-type="float">
            <text:p>843.34468007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46.4167" calcext:value-type="float">
            <text:p>846.4167</text:p>
          </table:table-cell>
          <table:table-cell office:value-type="float" office:value="865.4926734709" calcext:value-type="float">
            <text:p>865.4926734709</text:p>
          </table:table-cell>
          <table:table-cell office:value-type="float" office:value="805.7516704939" calcext:value-type="float">
            <text:p>805.75167049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47.084" calcext:value-type="float">
            <text:p>1347.084</text:p>
          </table:table-cell>
          <table:table-cell office:value-type="float" office:value="1350.6781162934" calcext:value-type="float">
            <text:p>1350.6781162934</text:p>
          </table:table-cell>
          <table:table-cell office:value-type="float" office:value="1376.2780859776" calcext:value-type="float">
            <text:p>1376.27808597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4.464" calcext:value-type="float">
            <text:p>1164.464</text:p>
          </table:table-cell>
          <table:table-cell office:value-type="float" office:value="1178.0803446796" calcext:value-type="float">
            <text:p>1178.0803446796</text:p>
          </table:table-cell>
          <table:table-cell office:value-type="float" office:value="1135.2810474084" calcext:value-type="float">
            <text:p>1135.28104740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39.841" calcext:value-type="float">
            <text:p>1139.841</text:p>
          </table:table-cell>
          <table:table-cell office:value-type="float" office:value="1160.1305266806" calcext:value-type="float">
            <text:p>1160.1305266806</text:p>
          </table:table-cell>
          <table:table-cell office:value-type="float" office:value="1104.0741507977" calcext:value-type="float">
            <text:p>1104.07415079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38.814" calcext:value-type="float">
            <text:p>1138.814</text:p>
          </table:table-cell>
          <table:table-cell office:value-type="float" office:value="1114.3766425603" calcext:value-type="float">
            <text:p>1114.3766425603</text:p>
          </table:table-cell>
          <table:table-cell office:value-type="float" office:value="1175.1803844596" calcext:value-type="float">
            <text:p>1175.18038445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19.2598" calcext:value-type="float">
            <text:p>919.2598</text:p>
          </table:table-cell>
          <table:table-cell office:value-type="float" office:value="930.7311086741" calcext:value-type="float">
            <text:p>930.7311086741</text:p>
          </table:table-cell>
          <table:table-cell office:value-type="float" office:value="954.9212789604" calcext:value-type="float">
            <text:p>954.92127896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70.619" calcext:value-type="float">
            <text:p>1170.619</text:p>
          </table:table-cell>
          <table:table-cell office:value-type="float" office:value="1164.1795456415" calcext:value-type="float">
            <text:p>1164.1795456415</text:p>
          </table:table-cell>
          <table:table-cell office:value-type="float" office:value="1216.2293229024" calcext:value-type="float">
            <text:p>1216.22932290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1.0396" calcext:value-type="float">
            <text:p>871.0396</text:p>
          </table:table-cell>
          <table:table-cell office:value-type="float" office:value="847.2105412462" calcext:value-type="float">
            <text:p>847.2105412462</text:p>
          </table:table-cell>
          <table:table-cell office:value-type="float" office:value="917.1167505591" calcext:value-type="float">
            <text:p>917.11675055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56.801" calcext:value-type="float">
            <text:p>1256.801</text:p>
          </table:table-cell>
          <table:table-cell office:value-type="float" office:value="1285.4472483484" calcext:value-type="float">
            <text:p>1285.4472483484</text:p>
          </table:table-cell>
          <table:table-cell office:value-type="float" office:value="1221.5367440632" calcext:value-type="float">
            <text:p>1221.53674406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3.8704" calcext:value-type="float">
            <text:p>903.8704</text:p>
          </table:table-cell>
          <table:table-cell office:value-type="float" office:value="927.9654519426" calcext:value-type="float">
            <text:p>927.9654519426</text:p>
          </table:table-cell>
          <table:table-cell office:value-type="float" office:value="924.1033860015" calcext:value-type="float">
            <text:p>924.1033860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9.1853" calcext:value-type="float">
            <text:p>679.1853</text:p>
          </table:table-cell>
          <table:table-cell office:value-type="float" office:value="693.313060411" calcext:value-type="float">
            <text:p>693.313060411</text:p>
          </table:table-cell>
          <table:table-cell office:value-type="float" office:value="649.4255785407" calcext:value-type="float">
            <text:p>649.42557854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78.7654" calcext:value-type="float">
            <text:p>978.7654</text:p>
          </table:table-cell>
          <table:table-cell office:value-type="float" office:value="1005.3249666695" calcext:value-type="float">
            <text:p>1005.3249666695</text:p>
          </table:table-cell>
          <table:table-cell office:value-type="float" office:value="949.3715155644" calcext:value-type="float">
            <text:p>949.37151556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9.4946" calcext:value-type="float">
            <text:p>849.4946</text:p>
          </table:table-cell>
          <table:table-cell office:value-type="float" office:value="876.2063346916" calcext:value-type="float">
            <text:p>876.2063346916</text:p>
          </table:table-cell>
          <table:table-cell office:value-type="float" office:value="853.3591352315" calcext:value-type="float">
            <text:p>853.35913523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31.633" calcext:value-type="float">
            <text:p>1131.633</text:p>
          </table:table-cell>
          <table:table-cell office:value-type="float" office:value="1107.8292971094" calcext:value-type="float">
            <text:p>1107.8292971094</text:p>
          </table:table-cell>
          <table:table-cell office:value-type="float" office:value="1169.0861930485" calcext:value-type="float">
            <text:p>1169.0861930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2.894" calcext:value-type="float">
            <text:p>1062.894</text:p>
          </table:table-cell>
          <table:table-cell office:value-type="float" office:value="1077.7068185213" calcext:value-type="float">
            <text:p>1077.7068185213</text:p>
          </table:table-cell>
          <table:table-cell office:value-type="float" office:value="1015.0516628608" calcext:value-type="float">
            <text:p>1015.05166286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8.2588" calcext:value-type="float">
            <text:p>998.2588</text:p>
          </table:table-cell>
          <table:table-cell office:value-type="float" office:value="1015.1850363651" calcext:value-type="float">
            <text:p>1015.1850363651</text:p>
          </table:table-cell>
          <table:table-cell office:value-type="float" office:value="981.7666136895" calcext:value-type="float">
            <text:p>981.76661368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6.466" calcext:value-type="float">
            <text:p>1006.466</text:p>
          </table:table-cell>
          <table:table-cell office:value-type="float" office:value="1013.3666872936" calcext:value-type="float">
            <text:p>1013.3666872936</text:p>
          </table:table-cell>
          <table:table-cell office:value-type="float" office:value="990.4977514619" calcext:value-type="float">
            <text:p>990.49775146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47.504" calcext:value-type="float">
            <text:p>1047.504</text:p>
          </table:table-cell>
          <table:table-cell office:value-type="float" office:value="1069.8347630185" calcext:value-type="float">
            <text:p>1069.8347630185</text:p>
          </table:table-cell>
          <table:table-cell office:value-type="float" office:value="1043.6179482206" calcext:value-type="float">
            <text:p>1043.61794822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5.3784" calcext:value-type="float">
            <text:p>805.3784</text:p>
          </table:table-cell>
          <table:table-cell office:value-type="float" office:value="834.4354086623" calcext:value-type="float">
            <text:p>834.4354086623</text:p>
          </table:table-cell>
          <table:table-cell office:value-type="float" office:value="840.7990841913" calcext:value-type="float">
            <text:p>840.79908419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8.1965" calcext:value-type="float">
            <text:p>798.1965</text:p>
          </table:table-cell>
          <table:table-cell office:value-type="float" office:value="793.4662896327" calcext:value-type="float">
            <text:p>793.4662896327</text:p>
          </table:table-cell>
          <table:table-cell office:value-type="float" office:value="840.6759105976" calcext:value-type="float">
            <text:p>840.67591059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6.4167" calcext:value-type="float">
            <text:p>846.4167</text:p>
          </table:table-cell>
          <table:table-cell office:value-type="float" office:value="866.4754601974" calcext:value-type="float">
            <text:p>866.4754601974</text:p>
          </table:table-cell>
          <table:table-cell office:value-type="float" office:value="880.7899079473" calcext:value-type="float">
            <text:p>880.78990794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28.556" calcext:value-type="float">
            <text:p>1128.556</text:p>
          </table:table-cell>
          <table:table-cell office:value-type="float" office:value="1111.1238810514" calcext:value-type="float">
            <text:p>1111.1238810514</text:p>
          </table:table-cell>
          <table:table-cell office:value-type="float" office:value="1131.7475255317" calcext:value-type="float">
            <text:p>1131.74752553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54.266" calcext:value-type="float">
            <text:p>1354.266</text:p>
          </table:table-cell>
          <table:table-cell office:value-type="float" office:value="1369.9961385251" calcext:value-type="float">
            <text:p>1369.9961385251</text:p>
          </table:table-cell>
          <table:table-cell office:value-type="float" office:value="1399.7627172889" calcext:value-type="float">
            <text:p>1399.76271728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2.6099" calcext:value-type="float">
            <text:p>972.6099</text:p>
          </table:table-cell>
          <table:table-cell office:value-type="float" office:value="984.4467712904" calcext:value-type="float">
            <text:p>984.4467712904</text:p>
          </table:table-cell>
          <table:table-cell office:value-type="float" office:value="971.8920355141" calcext:value-type="float">
            <text:p>971.89203551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5.1685" calcext:value-type="float">
            <text:p>955.1685</text:p>
          </table:table-cell>
          <table:table-cell office:value-type="float" office:value="951.5416677103" calcext:value-type="float">
            <text:p>951.5416677103</text:p>
          </table:table-cell>
          <table:table-cell office:value-type="float" office:value="922.9212291384" calcext:value-type="float">
            <text:p>922.92122913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9.0127" calcext:value-type="float">
            <text:p>949.0127</text:p>
          </table:table-cell>
          <table:table-cell office:value-type="float" office:value="955.6045282027" calcext:value-type="float">
            <text:p>955.6045282027</text:p>
          </table:table-cell>
          <table:table-cell office:value-type="float" office:value="907.6221610592" calcext:value-type="float">
            <text:p>907.62216105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6.726" calcext:value-type="float">
            <text:p>1016.726</text:p>
          </table:table-cell>
          <table:table-cell office:value-type="float" office:value="999.7429273882" calcext:value-type="float">
            <text:p>999.7429273882</text:p>
          </table:table-cell>
          <table:table-cell office:value-type="float" office:value="969.5548696483" calcext:value-type="float">
            <text:p>969.55486964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4.686" calcext:value-type="float">
            <text:p>1054.686</text:p>
          </table:table-cell>
          <table:table-cell office:value-type="float" office:value="1074.1469355937" calcext:value-type="float">
            <text:p>1074.1469355937</text:p>
          </table:table-cell>
          <table:table-cell office:value-type="float" office:value="1036.1437190729" calcext:value-type="float">
            <text:p>1036.14371907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2.6099" calcext:value-type="float">
            <text:p>972.6099</text:p>
          </table:table-cell>
          <table:table-cell office:value-type="float" office:value="968.8816009561" calcext:value-type="float">
            <text:p>968.8816009561</text:p>
          </table:table-cell>
          <table:table-cell office:value-type="float" office:value="984.1699712874" calcext:value-type="float">
            <text:p>984.16997128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8.777" calcext:value-type="float">
            <text:p>1018.777</text:p>
          </table:table-cell>
          <table:table-cell office:value-type="float" office:value="1023.1381750922" calcext:value-type="float">
            <text:p>1023.1381750922</text:p>
          </table:table-cell>
          <table:table-cell office:value-type="float" office:value="973.0508779649" calcext:value-type="float">
            <text:p>973.05087796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4.414" calcext:value-type="float">
            <text:p>1004.414</text:p>
          </table:table-cell>
          <table:table-cell office:value-type="float" office:value="1032.436619076" calcext:value-type="float">
            <text:p>1032.436619076</text:p>
          </table:table-cell>
          <table:table-cell office:value-type="float" office:value="998.8248506772" calcext:value-type="float">
            <text:p>998.82485067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15.218" calcext:value-type="float">
            <text:p>1115.218</text:p>
          </table:table-cell>
          <table:table-cell office:value-type="float" office:value="1129.4283401414" calcext:value-type="float">
            <text:p>1129.4283401414</text:p>
          </table:table-cell>
          <table:table-cell office:value-type="float" office:value="1108.7173316497" calcext:value-type="float">
            <text:p>1108.71733164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6.4541" calcext:value-type="float">
            <text:p>966.4541</text:p>
          </table:table-cell>
          <table:table-cell office:value-type="float" office:value="966.765074624" calcext:value-type="float">
            <text:p>966.765074624</text:p>
          </table:table-cell>
          <table:table-cell office:value-type="float" office:value="1009.814246469" calcext:value-type="float">
            <text:p>1009.8142464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9.0127" calcext:value-type="float">
            <text:p>949.0127</text:p>
          </table:table-cell>
          <table:table-cell office:value-type="float" office:value="921.1954577587" calcext:value-type="float">
            <text:p>921.1954577587</text:p>
          </table:table-cell>
          <table:table-cell office:value-type="float" office:value="963.0862666696" calcext:value-type="float">
            <text:p>963.08626666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18.7158" calcext:value-type="float">
            <text:p>818.7158</text:p>
          </table:table-cell>
          <table:table-cell office:value-type="float" office:value="816.0718384279" calcext:value-type="float">
            <text:p>816.0718384279</text:p>
          </table:table-cell>
          <table:table-cell office:value-type="float" office:value="793.156141983" calcext:value-type="float">
            <text:p>793.1561419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68.629" calcext:value-type="float">
            <text:p>1368.629</text:p>
          </table:table-cell>
          <table:table-cell office:value-type="float" office:value="1398.2260683791" calcext:value-type="float">
            <text:p>1398.2260683791</text:p>
          </table:table-cell>
          <table:table-cell office:value-type="float" office:value="1339.8655784039" calcext:value-type="float">
            <text:p>1339.86557840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74.6616" calcext:value-type="float">
            <text:p>974.6616</text:p>
          </table:table-cell>
          <table:table-cell office:value-type="float" office:value="958.2384330381" calcext:value-type="float">
            <text:p>958.2384330381</text:p>
          </table:table-cell>
          <table:table-cell office:value-type="float" office:value="961.0579134442" calcext:value-type="float">
            <text:p>961.05791344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9.049" calcext:value-type="float">
            <text:p>1069.049</text:p>
          </table:table-cell>
          <table:table-cell office:value-type="float" office:value="1093.0002344115" calcext:value-type="float">
            <text:p>1093.0002344115</text:p>
          </table:table-cell>
          <table:table-cell office:value-type="float" office:value="1039.6091880453" calcext:value-type="float">
            <text:p>1039.60918804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6.998" calcext:value-type="float">
            <text:p>1066.998</text:p>
          </table:table-cell>
          <table:table-cell office:value-type="float" office:value="1085.3374175015" calcext:value-type="float">
            <text:p>1085.3374175015</text:p>
          </table:table-cell>
          <table:table-cell office:value-type="float" office:value="1023.7304740395" calcext:value-type="float">
            <text:p>1023.73047403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03.994" calcext:value-type="float">
            <text:p>1303.994</text:p>
          </table:table-cell>
          <table:table-cell office:value-type="float" office:value="1293.7466258555" calcext:value-type="float">
            <text:p>1293.7466258555</text:p>
          </table:table-cell>
          <table:table-cell office:value-type="float" office:value="1305.1799442363" calcext:value-type="float">
            <text:p>1305.17994423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00.854" calcext:value-type="float">
            <text:p>1100.854</text:p>
          </table:table-cell>
          <table:table-cell office:value-type="float" office:value="1096.9639997176" calcext:value-type="float">
            <text:p>1096.9639997176</text:p>
          </table:table-cell>
          <table:table-cell office:value-type="float" office:value="1117.6775216735" calcext:value-type="float">
            <text:p>1117.67752167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6.269" calcext:value-type="float">
            <text:p>1196.269</text:p>
          </table:table-cell>
          <table:table-cell office:value-type="float" office:value="1168.3468324318" calcext:value-type="float">
            <text:p>1168.3468324318</text:p>
          </table:table-cell>
          <table:table-cell office:value-type="float" office:value="1165.3908045106" calcext:value-type="float">
            <text:p>1165.39080451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9.074" calcext:value-type="float">
            <text:p>1149.074</text:p>
          </table:table-cell>
          <table:table-cell office:value-type="float" office:value="1148.5128608157" calcext:value-type="float">
            <text:p>1148.5128608157</text:p>
          </table:table-cell>
          <table:table-cell office:value-type="float" office:value="1197.6458955054" calcext:value-type="float">
            <text:p>1197.64589550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5.6753" calcext:value-type="float">
            <text:p>935.6753</text:p>
          </table:table-cell>
          <table:table-cell office:value-type="float" office:value="950.3393258187" calcext:value-type="float">
            <text:p>950.3393258187</text:p>
          </table:table-cell>
          <table:table-cell office:value-type="float" office:value="983.1236805849" calcext:value-type="float">
            <text:p>983.12368058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3.426" calcext:value-type="float">
            <text:p>1123.426</text:p>
          </table:table-cell>
          <table:table-cell office:value-type="float" office:value="1095.4887903307" calcext:value-type="float">
            <text:p>1095.4887903307</text:p>
          </table:table-cell>
          <table:table-cell office:value-type="float" office:value="1155.4688727967" calcext:value-type="float">
            <text:p>1155.46887279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1.114" calcext:value-type="float">
            <text:p>1111.114</text:p>
          </table:table-cell>
          <table:table-cell office:value-type="float" office:value="1081.3110725898" calcext:value-type="float">
            <text:p>1081.3110725898</text:p>
          </table:table-cell>
          <table:table-cell office:value-type="float" office:value="1139.1390298497" calcext:value-type="float">
            <text:p>1139.139029849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10.446" calcext:value-type="float">
            <text:p>610.446</text:p>
          </table:table-cell>
          <table:table-cell office:value-type="float" office:value="593.499683791" calcext:value-type="float">
            <text:p>593.499683791</text:p>
          </table:table-cell>
          <table:table-cell office:value-type="float" office:value="586.4067448017" calcext:value-type="float">
            <text:p>586.40674480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2.152" calcext:value-type="float">
            <text:p>1152.152</text:p>
          </table:table-cell>
          <table:table-cell office:value-type="float" office:value="1181.0656683701" calcext:value-type="float">
            <text:p>1181.0656683701</text:p>
          </table:table-cell>
          <table:table-cell office:value-type="float" office:value="1106.3079801065" calcext:value-type="float">
            <text:p>1106.30798010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03.932" calcext:value-type="float">
            <text:p>1103.932</text:p>
          </table:table-cell>
          <table:table-cell office:value-type="float" office:value="1127.2812961867" calcext:value-type="float">
            <text:p>1127.2812961867</text:p>
          </table:table-cell>
          <table:table-cell office:value-type="float" office:value="1106.0940620369" calcext:value-type="float">
            <text:p>1106.09406203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65.008" calcext:value-type="float">
            <text:p>1265.008</text:p>
          </table:table-cell>
          <table:table-cell office:value-type="float" office:value="1287.8846003625" calcext:value-type="float">
            <text:p>1287.8846003625</text:p>
          </table:table-cell>
          <table:table-cell office:value-type="float" office:value="1236.522460479" calcext:value-type="float">
            <text:p>1236.5224604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96.1448" calcext:value-type="float">
            <text:p>796.1448</text:p>
          </table:table-cell>
          <table:table-cell office:value-type="float" office:value="786.7248412721" calcext:value-type="float">
            <text:p>786.7248412721</text:p>
          </table:table-cell>
          <table:table-cell office:value-type="float" office:value="833.9044147048" calcext:value-type="float">
            <text:p>833.90441470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78.827" calcext:value-type="float">
            <text:p>1178.827</text:p>
          </table:table-cell>
          <table:table-cell office:value-type="float" office:value="1177.7873971467" calcext:value-type="float">
            <text:p>1177.7873971467</text:p>
          </table:table-cell>
          <table:table-cell office:value-type="float" office:value="1228.2275622989" calcext:value-type="float">
            <text:p>1228.22756229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7.554" calcext:value-type="float">
            <text:p>1207.554</text:p>
          </table:table-cell>
          <table:table-cell office:value-type="float" office:value="1209.2267765114" calcext:value-type="float">
            <text:p>1209.2267765114</text:p>
          </table:table-cell>
          <table:table-cell office:value-type="float" office:value="1179.6751885423" calcext:value-type="float">
            <text:p>1179.67518854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4.9089" calcext:value-type="float">
            <text:p>944.9089</text:p>
          </table:table-cell>
          <table:table-cell office:value-type="float" office:value="957.5131651199" calcext:value-type="float">
            <text:p>957.5131651199</text:p>
          </table:table-cell>
          <table:table-cell office:value-type="float" office:value="943.9519285109" calcext:value-type="float">
            <text:p>943.95192851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8.4934" calcext:value-type="float">
            <text:p>928.4934</text:p>
          </table:table-cell>
          <table:table-cell office:value-type="float" office:value="931.7451499052" calcext:value-type="float">
            <text:p>931.7451499052</text:p>
          </table:table-cell>
          <table:table-cell office:value-type="float" office:value="909.5273098361" calcext:value-type="float">
            <text:p>909.52730983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32.114" calcext:value-type="float">
            <text:p>1032.114</text:p>
          </table:table-cell>
          <table:table-cell office:value-type="float" office:value="1031.0576554995" calcext:value-type="float">
            <text:p>1031.0576554995</text:p>
          </table:table-cell>
          <table:table-cell office:value-type="float" office:value="1038.6631351685" calcext:value-type="float">
            <text:p>1038.66313516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95.304" calcext:value-type="float">
            <text:p>1395.304</text:p>
          </table:table-cell>
          <table:table-cell office:value-type="float" office:value="1375.3737668407" calcext:value-type="float">
            <text:p>1375.3737668407</text:p>
          </table:table-cell>
          <table:table-cell office:value-type="float" office:value="1404.6111074651" calcext:value-type="float">
            <text:p>1404.61110746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83.8953" calcext:value-type="float">
            <text:p>983.8953</text:p>
          </table:table-cell>
          <table:table-cell office:value-type="float" office:value="996.1135947378" calcext:value-type="float">
            <text:p>996.1135947378</text:p>
          </table:table-cell>
          <table:table-cell office:value-type="float" office:value="1022.0593065279" calcext:value-type="float">
            <text:p>1022.05930652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25.4155" calcext:value-type="float">
            <text:p>925.4155</text:p>
          </table:table-cell>
          <table:table-cell office:value-type="float" office:value="947.9907533623" calcext:value-type="float">
            <text:p>947.9907533623</text:p>
          </table:table-cell>
          <table:table-cell office:value-type="float" office:value="963.5905136953" calcext:value-type="float">
            <text:p>963.59051369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05.3784" calcext:value-type="float">
            <text:p>805.3784</text:p>
          </table:table-cell>
          <table:table-cell office:value-type="float" office:value="795.6804662709" calcext:value-type="float">
            <text:p>795.6804662709</text:p>
          </table:table-cell>
          <table:table-cell office:value-type="float" office:value="764.4502694705" calcext:value-type="float">
            <text:p>764.45026947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81.361" calcext:value-type="float">
            <text:p>1081.361</text:p>
          </table:table-cell>
          <table:table-cell office:value-type="float" office:value="1099.3120753599" calcext:value-type="float">
            <text:p>1099.3120753599</text:p>
          </table:table-cell>
          <table:table-cell office:value-type="float" office:value="1129.0906369883" calcext:value-type="float">
            <text:p>1129.09063698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31.696" calcext:value-type="float">
            <text:p>1331.696</text:p>
          </table:table-cell>
          <table:table-cell office:value-type="float" office:value="1353.7418547761" calcext:value-type="float">
            <text:p>1353.7418547761</text:p>
          </table:table-cell>
          <table:table-cell office:value-type="float" office:value="1370.2944927659" calcext:value-type="float">
            <text:p>1370.29449276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42.437" calcext:value-type="float">
            <text:p>1242.437</text:p>
          </table:table-cell>
          <table:table-cell office:value-type="float" office:value="1243.0640314081" calcext:value-type="float">
            <text:p>1243.0640314081</text:p>
          </table:table-cell>
          <table:table-cell office:value-type="float" office:value="1200.7496160531" calcext:value-type="float">
            <text:p>1200.74961605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96.2068" calcext:value-type="float">
            <text:p>996.2068</text:p>
          </table:table-cell>
          <table:table-cell office:value-type="float" office:value="997.0392926003" calcext:value-type="float">
            <text:p>997.0392926003</text:p>
          </table:table-cell>
          <table:table-cell office:value-type="float" office:value="961.5446088161" calcext:value-type="float">
            <text:p>961.54460881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91.621" calcext:value-type="float">
            <text:p>1091.621</text:p>
          </table:table-cell>
          <table:table-cell office:value-type="float" office:value="1116.5235385292" calcext:value-type="float">
            <text:p>1116.5235385292</text:p>
          </table:table-cell>
          <table:table-cell office:value-type="float" office:value="1068.5928130202" calcext:value-type="float">
            <text:p>1068.59281302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95.304" calcext:value-type="float">
            <text:p>1395.304</text:p>
          </table:table-cell>
          <table:table-cell office:value-type="float" office:value="1416.2472235858" calcext:value-type="float">
            <text:p>1416.2472235858</text:p>
          </table:table-cell>
          <table:table-cell office:value-type="float" office:value="1419.8066751753" calcext:value-type="float">
            <text:p>1419.80667517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72.671" calcext:value-type="float">
            <text:p>1172.671</text:p>
          </table:table-cell>
          <table:table-cell office:value-type="float" office:value="1154.3346871446" calcext:value-type="float">
            <text:p>1154.3346871446</text:p>
          </table:table-cell>
          <table:table-cell office:value-type="float" office:value="1139.6177600641" calcext:value-type="float">
            <text:p>1139.61776006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0.2859" calcext:value-type="float">
            <text:p>920.2859</text:p>
          </table:table-cell>
          <table:table-cell office:value-type="float" office:value="927.2347554233" calcext:value-type="float">
            <text:p>927.2347554233</text:p>
          </table:table-cell>
          <table:table-cell office:value-type="float" office:value="894.3279464877" calcext:value-type="float">
            <text:p>894.32794648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09.4822" calcext:value-type="float">
            <text:p>809.4822</text:p>
          </table:table-cell>
          <table:table-cell office:value-type="float" office:value="838.3241416198" calcext:value-type="float">
            <text:p>838.3241416198</text:p>
          </table:table-cell>
          <table:table-cell office:value-type="float" office:value="848.119005424" calcext:value-type="float">
            <text:p>848.1190054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67.9619" calcext:value-type="float">
            <text:p>867.9619</text:p>
          </table:table-cell>
          <table:table-cell office:value-type="float" office:value="885.2645291394" calcext:value-type="float">
            <text:p>885.2645291394</text:p>
          </table:table-cell>
          <table:table-cell office:value-type="float" office:value="890.0581489338" calcext:value-type="float">
            <text:p>890.05814893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34.229" calcext:value-type="float">
            <text:p>1234.229</text:p>
          </table:table-cell>
          <table:table-cell office:value-type="float" office:value="1217.8277064987" calcext:value-type="float">
            <text:p>1217.8277064987</text:p>
          </table:table-cell>
          <table:table-cell office:value-type="float" office:value="1266.1276129889" calcext:value-type="float">
            <text:p>1266.12761298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57.764" calcext:value-type="float">
            <text:p>1057.764</text:p>
          </table:table-cell>
          <table:table-cell office:value-type="float" office:value="1034.8200421441" calcext:value-type="float">
            <text:p>1034.8200421441</text:p>
          </table:table-cell>
          <table:table-cell office:value-type="float" office:value="1075.2936997779" calcext:value-type="float">
            <text:p>1075.29369977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9.2102" calcext:value-type="float">
            <text:p>759.2102</text:p>
          </table:table-cell>
          <table:table-cell office:value-type="float" office:value="776.7085741091" calcext:value-type="float">
            <text:p>776.7085741091</text:p>
          </table:table-cell>
          <table:table-cell office:value-type="float" office:value="734.3851909661" calcext:value-type="float">
            <text:p>734.38519096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85.464" calcext:value-type="float">
            <text:p>1085.464</text:p>
          </table:table-cell>
          <table:table-cell office:value-type="float" office:value="1102.6139663052" calcext:value-type="float">
            <text:p>1102.6139663052</text:p>
          </table:table-cell>
          <table:table-cell office:value-type="float" office:value="1128.241140679" calcext:value-type="float">
            <text:p>1128.2411406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53.5364" calcext:value-type="float">
            <text:p>653.5364</text:p>
          </table:table-cell>
          <table:table-cell office:value-type="float" office:value="675.5925280152" calcext:value-type="float">
            <text:p>675.5925280152</text:p>
          </table:table-cell>
          <table:table-cell office:value-type="float" office:value="627.1576889746" calcext:value-type="float">
            <text:p>627.15768897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6.6514" calcext:value-type="float">
            <text:p>776.6514</text:p>
          </table:table-cell>
          <table:table-cell office:value-type="float" office:value="752.1118761958" calcext:value-type="float">
            <text:p>752.1118761958</text:p>
          </table:table-cell>
          <table:table-cell office:value-type="float" office:value="756.6287334829" calcext:value-type="float">
            <text:p>756.62873348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80.879" calcext:value-type="float">
            <text:p>1180.879</text:p>
          </table:table-cell>
          <table:table-cell office:value-type="float" office:value="1180.5218273534" calcext:value-type="float">
            <text:p>1180.5218273534</text:p>
          </table:table-cell>
          <table:table-cell office:value-type="float" office:value="1169.6208260156" calcext:value-type="float">
            <text:p>1169.620826015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6.7136" calcext:value-type="float">
            <text:p>976.7136</text:p>
          </table:table-cell>
          <table:table-cell office:value-type="float" office:value="1000.9572882413" calcext:value-type="float">
            <text:p>1000.9572882413</text:p>
          </table:table-cell>
          <table:table-cell office:value-type="float" office:value="1017.7705384977" calcext:value-type="float">
            <text:p>1017.77053849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93.191" calcext:value-type="float">
            <text:p>1193.191</text:p>
          </table:table-cell>
          <table:table-cell office:value-type="float" office:value="1187.8945851327" calcext:value-type="float">
            <text:p>1187.8945851327</text:p>
          </table:table-cell>
          <table:table-cell office:value-type="float" office:value="1188.6180272854" calcext:value-type="float">
            <text:p>1188.61802728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39.7791" calcext:value-type="float">
            <text:p>939.7791</text:p>
          </table:table-cell>
          <table:table-cell office:value-type="float" office:value="964.6266715376" calcext:value-type="float">
            <text:p>964.6266715376</text:p>
          </table:table-cell>
          <table:table-cell office:value-type="float" office:value="899.5598038351" calcext:value-type="float">
            <text:p>899.55980383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7.579" calcext:value-type="float">
            <text:p>1287.579</text:p>
          </table:table-cell>
          <table:table-cell office:value-type="float" office:value="1265.9672319945" calcext:value-type="float">
            <text:p>1265.9672319945</text:p>
          </table:table-cell>
          <table:table-cell office:value-type="float" office:value="1331.7205063127" calcext:value-type="float">
            <text:p>1331.72050631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0.076" calcext:value-type="float">
            <text:p>1070.076</text:p>
          </table:table-cell>
          <table:table-cell office:value-type="float" office:value="1042.4890826345" calcext:value-type="float">
            <text:p>1042.4890826345</text:p>
          </table:table-cell>
          <table:table-cell office:value-type="float" office:value="1089.546080632" calcext:value-type="float">
            <text:p>1089.546080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9.816" calcext:value-type="float">
            <text:p>1059.816</text:p>
          </table:table-cell>
          <table:table-cell office:value-type="float" office:value="1053.2749295837" calcext:value-type="float">
            <text:p>1053.2749295837</text:p>
          </table:table-cell>
          <table:table-cell office:value-type="float" office:value="1069.5631091305" calcext:value-type="float">
            <text:p>1069.5631091305</text:p>
          </table:table-cell>
        </table:table-row>
      </table:table>
      <table:table table:name="Sheet2" table:style-name="ta1">
        <table:shapes>
          <draw:frame draw:z-index="0" draw:style-name="gr1" draw:text-style-name="P1" svg:width="622.8pt" svg:height="464.4pt" svg:x="185.5pt" svg:y="36.43pt">
            <loext:p draw:notify-on-update-of-ranges="Sheet2.A1:Sheet2.A1 Sheet2.A2:Sheet2.A2001 Sheet2.B1:Sheet2.B1 Sheet2.B2:Sheet2.B2001 Sheet2.C1:Sheet2.C1 Sheet2.C2:Sheet2.C20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Training Cycle</text:p>
          </table:table-cell>
          <table:table-cell office:value-type="string" calcext:value-type="string">
            <text:p>MLP Pair Predicted Value</text:p>
          </table:table-cell>
          <table:table-cell office:value-type="string" calcext:value-type="string">
            <text:p>Tree Layers Feed-Forward Neural Networ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484654926" calcext:value-type="float">
            <text:p>0.8484654926</text:p>
          </table:table-cell>
          <table:table-cell office:value-type="float" office:value="0.887918475" calcext:value-type="float">
            <text:p>0.8879184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462901705" calcext:value-type="float">
            <text:p>0.8462901705</text:p>
          </table:table-cell>
          <table:table-cell office:value-type="float" office:value="0.8866560195" calcext:value-type="float">
            <text:p>0.886656019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450855834" calcext:value-type="float">
            <text:p>0.8450855834</text:p>
          </table:table-cell>
          <table:table-cell office:value-type="float" office:value="0.8838675473" calcext:value-type="float">
            <text:p>0.883867547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415746728" calcext:value-type="float">
            <text:p>0.8415746728</text:p>
          </table:table-cell>
          <table:table-cell office:value-type="float" office:value="0.8817901882" calcext:value-type="float">
            <text:p>0.88179018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408839654" calcext:value-type="float">
            <text:p>0.8408839654</text:p>
          </table:table-cell>
          <table:table-cell office:value-type="float" office:value="0.8800345763" calcext:value-type="float">
            <text:p>0.880034576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8368848548" calcext:value-type="float">
            <text:p>0.8368848548</text:p>
          </table:table-cell>
          <table:table-cell office:value-type="float" office:value="0.8768716428" calcext:value-type="float">
            <text:p>0.87687164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341884762" calcext:value-type="float">
            <text:p>0.8341884762</text:p>
          </table:table-cell>
          <table:table-cell office:value-type="float" office:value="0.8759805663" calcext:value-type="float">
            <text:p>0.87598056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8326056523" calcext:value-type="float">
            <text:p>0.8326056523</text:p>
          </table:table-cell>
          <table:table-cell office:value-type="float" office:value="0.8740348123" calcext:value-type="float">
            <text:p>0.87403481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288597435" calcext:value-type="float">
            <text:p>0.8288597435</text:p>
          </table:table-cell>
          <table:table-cell office:value-type="float" office:value="0.8731969434" calcext:value-type="float">
            <text:p>0.873196943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8270891229" calcext:value-type="float">
            <text:p>0.8270891229</text:p>
          </table:table-cell>
          <table:table-cell office:value-type="float" office:value="0.872404186" calcext:value-type="float">
            <text:p>0.87240418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8249092323" calcext:value-type="float">
            <text:p>0.8249092323</text:p>
          </table:table-cell>
          <table:table-cell office:value-type="float" office:value="0.8696193038" calcext:value-type="float">
            <text:p>0.869619303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8233944237" calcext:value-type="float">
            <text:p>0.8233944237</text:p>
          </table:table-cell>
          <table:table-cell office:value-type="float" office:value="0.8671623282" calcext:value-type="float">
            <text:p>0.867162328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8203598012" calcext:value-type="float">
            <text:p>0.8203598012</text:p>
          </table:table-cell>
          <table:table-cell office:value-type="float" office:value="0.8644969118" calcext:value-type="float">
            <text:p>0.864496911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8164258042" calcext:value-type="float">
            <text:p>0.8164258042</text:p>
          </table:table-cell>
          <table:table-cell office:value-type="float" office:value="0.8619551445" calcext:value-type="float">
            <text:p>0.861955144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8161765359" calcext:value-type="float">
            <text:p>0.8161765359</text:p>
          </table:table-cell>
          <table:table-cell office:value-type="float" office:value="0.8607130081" calcext:value-type="float">
            <text:p>0.860713008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8122362038" calcext:value-type="float">
            <text:p>0.8122362038</text:p>
          </table:table-cell>
          <table:table-cell office:value-type="float" office:value="0.8592117018" calcext:value-type="float">
            <text:p>0.859211701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8118356185" calcext:value-type="float">
            <text:p>0.8118356185</text:p>
          </table:table-cell>
          <table:table-cell office:value-type="float" office:value="0.8576217269" calcext:value-type="float">
            <text:p>0.857621726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8102620034" calcext:value-type="float">
            <text:p>0.8102620034</text:p>
          </table:table-cell>
          <table:table-cell office:value-type="float" office:value="0.8570808024" calcext:value-type="float">
            <text:p>0.857080802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073542154" calcext:value-type="float">
            <text:p>0.8073542154</text:p>
          </table:table-cell>
          <table:table-cell office:value-type="float" office:value="0.8553196773" calcext:value-type="float">
            <text:p>0.855319677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8066296879" calcext:value-type="float">
            <text:p>0.8066296879</text:p>
          </table:table-cell>
          <table:table-cell office:value-type="float" office:value="0.8525473076" calcext:value-type="float">
            <text:p>0.852547307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8059801579" calcext:value-type="float">
            <text:p>0.8059801579</text:p>
          </table:table-cell>
          <table:table-cell office:value-type="float" office:value="0.8497668506" calcext:value-type="float">
            <text:p>0.849766850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8020221883" calcext:value-type="float">
            <text:p>0.8020221883</text:p>
          </table:table-cell>
          <table:table-cell office:value-type="float" office:value="0.8492121592" calcext:value-type="float">
            <text:p>0.849212159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7980518199" calcext:value-type="float">
            <text:p>0.7980518199</text:p>
          </table:table-cell>
          <table:table-cell office:value-type="float" office:value="0.8476249489" calcext:value-type="float">
            <text:p>0.847624948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97681043" calcext:value-type="float">
            <text:p>0.797681043</text:p>
          </table:table-cell>
          <table:table-cell office:value-type="float" office:value="0.8466223252" calcext:value-type="float">
            <text:p>0.846622325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7947598594" calcext:value-type="float">
            <text:p>0.7947598594</text:p>
          </table:table-cell>
          <table:table-cell office:value-type="float" office:value="0.8446377834" calcext:value-type="float">
            <text:p>0.844637783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7908846644" calcext:value-type="float">
            <text:p>0.7908846644</text:p>
          </table:table-cell>
          <table:table-cell office:value-type="float" office:value="0.8423866143" calcext:value-type="float">
            <text:p>0.84238661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789421851" calcext:value-type="float">
            <text:p>0.789421851</text:p>
          </table:table-cell>
          <table:table-cell office:value-type="float" office:value="0.8403116746" calcext:value-type="float">
            <text:p>0.840311674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7860197594" calcext:value-type="float">
            <text:p>0.7860197594</text:p>
          </table:table-cell>
          <table:table-cell office:value-type="float" office:value="0.8392833439" calcext:value-type="float">
            <text:p>0.839283343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7857690982" calcext:value-type="float">
            <text:p>0.7857690982</text:p>
          </table:table-cell>
          <table:table-cell office:value-type="float" office:value="0.8384577445" calcext:value-type="float">
            <text:p>0.838457744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7852065729" calcext:value-type="float">
            <text:p>0.7852065729</text:p>
          </table:table-cell>
          <table:table-cell office:value-type="float" office:value="0.8364619791" calcext:value-type="float">
            <text:p>0.836461979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7815584529" calcext:value-type="float">
            <text:p>0.7815584529</text:p>
          </table:table-cell>
          <table:table-cell office:value-type="float" office:value="0.833779906" calcext:value-type="float">
            <text:p>0.83377990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7807240603" calcext:value-type="float">
            <text:p>0.7807240603</text:p>
          </table:table-cell>
          <table:table-cell office:value-type="float" office:value="0.8332259863" calcext:value-type="float">
            <text:p>0.833225986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7796501047" calcext:value-type="float">
            <text:p>0.7796501047</text:p>
          </table:table-cell>
          <table:table-cell office:value-type="float" office:value="0.8306375164" calcext:value-type="float">
            <text:p>0.830637516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7783235511" calcext:value-type="float">
            <text:p>0.7783235511</text:p>
          </table:table-cell>
          <table:table-cell office:value-type="float" office:value="0.8288499932" calcext:value-type="float">
            <text:p>0.828849993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7779842532" calcext:value-type="float">
            <text:p>0.7779842532</text:p>
          </table:table-cell>
          <table:table-cell office:value-type="float" office:value="0.8269248207" calcext:value-type="float">
            <text:p>0.826924820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7748945164" calcext:value-type="float">
            <text:p>0.7748945164</text:p>
          </table:table-cell>
          <table:table-cell office:value-type="float" office:value="0.8242621405" calcext:value-type="float">
            <text:p>0.824262140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7722458705" calcext:value-type="float">
            <text:p>0.7722458705</text:p>
          </table:table-cell>
          <table:table-cell office:value-type="float" office:value="0.8235022045" calcext:value-type="float">
            <text:p>0.823502204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7713599224" calcext:value-type="float">
            <text:p>0.7713599224</text:p>
          </table:table-cell>
          <table:table-cell office:value-type="float" office:value="0.82173403" calcext:value-type="float">
            <text:p>0.8217340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7685999324" calcext:value-type="float">
            <text:p>0.7685999324</text:p>
          </table:table-cell>
          <table:table-cell office:value-type="float" office:value="0.8197911316" calcext:value-type="float">
            <text:p>0.819791131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7664031436" calcext:value-type="float">
            <text:p>0.7664031436</text:p>
          </table:table-cell>
          <table:table-cell office:value-type="float" office:value="0.8177844627" calcext:value-type="float">
            <text:p>0.817784462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7660802844" calcext:value-type="float">
            <text:p>0.7660802844</text:p>
          </table:table-cell>
          <table:table-cell office:value-type="float" office:value="0.8160888177" calcext:value-type="float">
            <text:p>0.816088817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7638412547" calcext:value-type="float">
            <text:p>0.7638412547</text:p>
          </table:table-cell>
          <table:table-cell office:value-type="float" office:value="0.8146375014" calcext:value-type="float">
            <text:p>0.814637501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7628748212" calcext:value-type="float">
            <text:p>0.7628748212</text:p>
          </table:table-cell>
          <table:table-cell office:value-type="float" office:value="0.8118853697" calcext:value-type="float">
            <text:p>0.811885369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7605650609" calcext:value-type="float">
            <text:p>0.7605650609</text:p>
          </table:table-cell>
          <table:table-cell office:value-type="float" office:value="0.8104184543" calcext:value-type="float">
            <text:p>0.810418454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759907702" calcext:value-type="float">
            <text:p>0.759907702</text:p>
          </table:table-cell>
          <table:table-cell office:value-type="float" office:value="0.8076547011" calcext:value-type="float">
            <text:p>0.807654701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7586979364" calcext:value-type="float">
            <text:p>0.7586979364</text:p>
          </table:table-cell>
          <table:table-cell office:value-type="float" office:value="0.8065342112" calcext:value-type="float">
            <text:p>0.80653421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7577418343" calcext:value-type="float">
            <text:p>0.7577418343</text:p>
          </table:table-cell>
          <table:table-cell office:value-type="float" office:value="0.8039229812" calcext:value-type="float">
            <text:p>0.803922981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7544738648" calcext:value-type="float">
            <text:p>0.7544738648</text:p>
          </table:table-cell>
          <table:table-cell office:value-type="float" office:value="0.8025677673" calcext:value-type="float">
            <text:p>0.802567767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508212901" calcext:value-type="float">
            <text:p>0.7508212901</text:p>
          </table:table-cell>
          <table:table-cell office:value-type="float" office:value="0.8018198469" calcext:value-type="float">
            <text:p>0.801819846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7505986054" calcext:value-type="float">
            <text:p>0.7505986054</text:p>
          </table:table-cell>
          <table:table-cell office:value-type="float" office:value="0.7994965722" calcext:value-type="float">
            <text:p>0.799496572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7472142784" calcext:value-type="float">
            <text:p>0.7472142784</text:p>
          </table:table-cell>
          <table:table-cell office:value-type="float" office:value="0.7968148955" calcext:value-type="float">
            <text:p>0.796814895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7444036018" calcext:value-type="float">
            <text:p>0.7444036018</text:p>
          </table:table-cell>
          <table:table-cell office:value-type="float" office:value="0.7959390301" calcext:value-type="float">
            <text:p>0.795939030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7438514226" calcext:value-type="float">
            <text:p>0.7438514226</text:p>
          </table:table-cell>
          <table:table-cell office:value-type="float" office:value="0.7939924392" calcext:value-type="float">
            <text:p>0.793992439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7405818246" calcext:value-type="float">
            <text:p>0.7405818246</text:p>
          </table:table-cell>
          <table:table-cell office:value-type="float" office:value="0.7911663133" calcext:value-type="float">
            <text:p>0.791166313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7368741447" calcext:value-type="float">
            <text:p>0.7368741447</text:p>
          </table:table-cell>
          <table:table-cell office:value-type="float" office:value="0.7903270244" calcext:value-type="float">
            <text:p>0.790327024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7342713039" calcext:value-type="float">
            <text:p>0.7342713039</text:p>
          </table:table-cell>
          <table:table-cell office:value-type="float" office:value="0.7889444262" calcext:value-type="float">
            <text:p>0.788944426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7318085583" calcext:value-type="float">
            <text:p>0.7318085583</text:p>
          </table:table-cell>
          <table:table-cell office:value-type="float" office:value="0.787506327" calcext:value-type="float">
            <text:p>0.78750632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7283455883" calcext:value-type="float">
            <text:p>0.7283455883</text:p>
          </table:table-cell>
          <table:table-cell office:value-type="float" office:value="0.7851305352" calcext:value-type="float">
            <text:p>0.785130535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7255827066" calcext:value-type="float">
            <text:p>0.7255827066</text:p>
          </table:table-cell>
          <table:table-cell office:value-type="float" office:value="0.7838186492" calcext:value-type="float">
            <text:p>0.783818649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7255324521" calcext:value-type="float">
            <text:p>0.7255324521</text:p>
          </table:table-cell>
          <table:table-cell office:value-type="float" office:value="0.7818463894" calcext:value-type="float">
            <text:p>0.78184638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7251168896" calcext:value-type="float">
            <text:p>0.7251168896</text:p>
          </table:table-cell>
          <table:table-cell office:value-type="float" office:value="0.779087431" calcext:value-type="float">
            <text:p>0.77908743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723220657" calcext:value-type="float">
            <text:p>0.723220657</text:p>
          </table:table-cell>
          <table:table-cell office:value-type="float" office:value="0.7779752851" calcext:value-type="float">
            <text:p>0.777975285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7221641018" calcext:value-type="float">
            <text:p>0.7221641018</text:p>
          </table:table-cell>
          <table:table-cell office:value-type="float" office:value="0.7769467888" calcext:value-type="float">
            <text:p>0.776946788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7213227457" calcext:value-type="float">
            <text:p>0.7213227457</text:p>
          </table:table-cell>
          <table:table-cell office:value-type="float" office:value="0.7763750793" calcext:value-type="float">
            <text:p>0.776375079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7195817456" calcext:value-type="float">
            <text:p>0.7195817456</text:p>
          </table:table-cell>
          <table:table-cell office:value-type="float" office:value="0.7736570068" calcext:value-type="float">
            <text:p>0.773657006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7166640177" calcext:value-type="float">
            <text:p>0.7166640177</text:p>
          </table:table-cell>
          <table:table-cell office:value-type="float" office:value="0.771115222" calcext:value-type="float">
            <text:p>0.77111522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7151584716" calcext:value-type="float">
            <text:p>0.7151584716</text:p>
          </table:table-cell>
          <table:table-cell office:value-type="float" office:value="0.7690632395" calcext:value-type="float">
            <text:p>0.769063239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7150507257" calcext:value-type="float">
            <text:p>0.7150507257</text:p>
          </table:table-cell>
          <table:table-cell office:value-type="float" office:value="0.7680807734" calcext:value-type="float">
            <text:p>0.768080773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713836736" calcext:value-type="float">
            <text:p>0.713836736</text:p>
          </table:table-cell>
          <table:table-cell office:value-type="float" office:value="0.7664536168" calcext:value-type="float">
            <text:p>0.766453616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7118724043" calcext:value-type="float">
            <text:p>0.7118724043</text:p>
          </table:table-cell>
          <table:table-cell office:value-type="float" office:value="0.7651968321" calcext:value-type="float">
            <text:p>0.765196832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7097484134" calcext:value-type="float">
            <text:p>0.7097484134</text:p>
          </table:table-cell>
          <table:table-cell office:value-type="float" office:value="0.7638449716" calcext:value-type="float">
            <text:p>0.763844971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7075344189" calcext:value-type="float">
            <text:p>0.7075344189</text:p>
          </table:table-cell>
          <table:table-cell office:value-type="float" office:value="0.7621532091" calcext:value-type="float">
            <text:p>0.762153209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7041260951" calcext:value-type="float">
            <text:p>0.7041260951</text:p>
          </table:table-cell>
          <table:table-cell office:value-type="float" office:value="0.7605603514" calcext:value-type="float">
            <text:p>0.760560351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7028419591" calcext:value-type="float">
            <text:p>0.7028419591</text:p>
          </table:table-cell>
          <table:table-cell office:value-type="float" office:value="0.7595909465" calcext:value-type="float">
            <text:p>0.759590946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7021835899" calcext:value-type="float">
            <text:p>0.7021835899</text:p>
          </table:table-cell>
          <table:table-cell office:value-type="float" office:value="0.7591282107" calcext:value-type="float">
            <text:p>0.759128210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6993455894" calcext:value-type="float">
            <text:p>0.6993455894</text:p>
          </table:table-cell>
          <table:table-cell office:value-type="float" office:value="0.7576669355" calcext:value-type="float">
            <text:p>0.757666935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6975118411" calcext:value-type="float">
            <text:p>0.6975118411</text:p>
          </table:table-cell>
          <table:table-cell office:value-type="float" office:value="0.7564900242" calcext:value-type="float">
            <text:p>0.756490024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69662757" calcext:value-type="float">
            <text:p>0.69662757</text:p>
          </table:table-cell>
          <table:table-cell office:value-type="float" office:value="0.7554164799" calcext:value-type="float">
            <text:p>0.755416479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6943925763" calcext:value-type="float">
            <text:p>0.6943925763</text:p>
          </table:table-cell>
          <table:table-cell office:value-type="float" office:value="0.754728556" calcext:value-type="float">
            <text:p>0.75472855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6940182535" calcext:value-type="float">
            <text:p>0.6940182535</text:p>
          </table:table-cell>
          <table:table-cell office:value-type="float" office:value="0.7527897165" calcext:value-type="float">
            <text:p>0.752789716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6925863526" calcext:value-type="float">
            <text:p>0.6925863526</text:p>
          </table:table-cell>
          <table:table-cell office:value-type="float" office:value="0.7520965136" calcext:value-type="float">
            <text:p>0.752096513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6911238975" calcext:value-type="float">
            <text:p>0.6911238975</text:p>
          </table:table-cell>
          <table:table-cell office:value-type="float" office:value="0.7512400858" calcext:value-type="float">
            <text:p>0.751240085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6880922126" calcext:value-type="float">
            <text:p>0.6880922126</text:p>
          </table:table-cell>
          <table:table-cell office:value-type="float" office:value="0.7497576256" calcext:value-type="float">
            <text:p>0.749757625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6872393323" calcext:value-type="float">
            <text:p>0.6872393323</text:p>
          </table:table-cell>
          <table:table-cell office:value-type="float" office:value="0.7488821029" calcext:value-type="float">
            <text:p>0.748882102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6845403836" calcext:value-type="float">
            <text:p>0.6845403836</text:p>
          </table:table-cell>
          <table:table-cell office:value-type="float" office:value="0.747374153" calcext:value-type="float">
            <text:p>0.74737415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6825746504" calcext:value-type="float">
            <text:p>0.6825746504</text:p>
          </table:table-cell>
          <table:table-cell office:value-type="float" office:value="0.7459062113" calcext:value-type="float">
            <text:p>0.745906211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6805715559" calcext:value-type="float">
            <text:p>0.6805715559</text:p>
          </table:table-cell>
          <table:table-cell office:value-type="float" office:value="0.7447630937" calcext:value-type="float">
            <text:p>0.744763093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680125193" calcext:value-type="float">
            <text:p>0.680125193</text:p>
          </table:table-cell>
          <table:table-cell office:value-type="float" office:value="0.7434271765" calcext:value-type="float">
            <text:p>0.743427176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6791097457" calcext:value-type="float">
            <text:p>0.6791097457</text:p>
          </table:table-cell>
          <table:table-cell office:value-type="float" office:value="0.7412144106" calcext:value-type="float">
            <text:p>0.741214410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6770120262" calcext:value-type="float">
            <text:p>0.6770120262</text:p>
          </table:table-cell>
          <table:table-cell office:value-type="float" office:value="0.739181943" calcext:value-type="float">
            <text:p>0.73918194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6741353023" calcext:value-type="float">
            <text:p>0.6741353023</text:p>
          </table:table-cell>
          <table:table-cell office:value-type="float" office:value="0.7370455259" calcext:value-type="float">
            <text:p>0.737045525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6729588612" calcext:value-type="float">
            <text:p>0.6729588612</text:p>
          </table:table-cell>
          <table:table-cell office:value-type="float" office:value="0.7343977943" calcext:value-type="float">
            <text:p>0.734397794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672843391" calcext:value-type="float">
            <text:p>0.672843391</text:p>
          </table:table-cell>
          <table:table-cell office:value-type="float" office:value="0.7333948276" calcext:value-type="float">
            <text:p>0.733394827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6723291288" calcext:value-type="float">
            <text:p>0.6723291288</text:p>
          </table:table-cell>
          <table:table-cell office:value-type="float" office:value="0.7315489715" calcext:value-type="float">
            <text:p>0.731548971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6706602348" calcext:value-type="float">
            <text:p>0.6706602348</text:p>
          </table:table-cell>
          <table:table-cell office:value-type="float" office:value="0.7297498151" calcext:value-type="float">
            <text:p>0.729749815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6700694271" calcext:value-type="float">
            <text:p>0.6700694271</text:p>
          </table:table-cell>
          <table:table-cell office:value-type="float" office:value="0.7291374578" calcext:value-type="float">
            <text:p>0.729137457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6687014835" calcext:value-type="float">
            <text:p>0.6687014835</text:p>
          </table:table-cell>
          <table:table-cell office:value-type="float" office:value="0.7272073062" calcext:value-type="float">
            <text:p>0.727207306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6678479323" calcext:value-type="float">
            <text:p>0.6678479323</text:p>
          </table:table-cell>
          <table:table-cell office:value-type="float" office:value="0.7267481942" calcext:value-type="float">
            <text:p>0.726748194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673440808" calcext:value-type="float">
            <text:p>0.6673440808</text:p>
          </table:table-cell>
          <table:table-cell office:value-type="float" office:value="0.726056982" calcext:value-type="float">
            <text:p>0.72605698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6661514869" calcext:value-type="float">
            <text:p>0.6661514869</text:p>
          </table:table-cell>
          <table:table-cell office:value-type="float" office:value="0.7238540332" calcext:value-type="float">
            <text:p>0.723854033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664756618" calcext:value-type="float">
            <text:p>0.664756618</text:p>
          </table:table-cell>
          <table:table-cell office:value-type="float" office:value="0.7222184103" calcext:value-type="float">
            <text:p>0.722218410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6639147921" calcext:value-type="float">
            <text:p>0.6639147921</text:p>
          </table:table-cell>
          <table:table-cell office:value-type="float" office:value="0.7217671694" calcext:value-type="float">
            <text:p>0.721767169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6634325818" calcext:value-type="float">
            <text:p>0.6634325818</text:p>
          </table:table-cell>
          <table:table-cell office:value-type="float" office:value="0.7203318453" calcext:value-type="float">
            <text:p>0.720331845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6625766248" calcext:value-type="float">
            <text:p>0.6625766248</text:p>
          </table:table-cell>
          <table:table-cell office:value-type="float" office:value="0.719388344" calcext:value-type="float">
            <text:p>0.71938834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6595961365" calcext:value-type="float">
            <text:p>0.6595961365</text:p>
          </table:table-cell>
          <table:table-cell office:value-type="float" office:value="0.7170653462" calcext:value-type="float">
            <text:p>0.717065346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6580690675" calcext:value-type="float">
            <text:p>0.6580690675</text:p>
          </table:table-cell>
          <table:table-cell office:value-type="float" office:value="0.7153363165" calcext:value-type="float">
            <text:p>0.715336316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655774068" calcext:value-type="float">
            <text:p>0.655774068</text:p>
          </table:table-cell>
          <table:table-cell office:value-type="float" office:value="0.7143302844" calcext:value-type="float">
            <text:p>0.714330284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6538381642" calcext:value-type="float">
            <text:p>0.6538381642</text:p>
          </table:table-cell>
          <table:table-cell office:value-type="float" office:value="0.7118830129" calcext:value-type="float">
            <text:p>0.711883012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651650143" calcext:value-type="float">
            <text:p>0.651650143</text:p>
          </table:table-cell>
          <table:table-cell office:value-type="float" office:value="0.7100376078" calcext:value-type="float">
            <text:p>0.710037607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6487316359" calcext:value-type="float">
            <text:p>0.6487316359</text:p>
          </table:table-cell>
          <table:table-cell office:value-type="float" office:value="0.7092143512" calcext:value-type="float">
            <text:p>0.709214351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6457434559" calcext:value-type="float">
            <text:p>0.6457434559</text:p>
          </table:table-cell>
          <table:table-cell office:value-type="float" office:value="0.7076825878" calcext:value-type="float">
            <text:p>0.707682587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6445736171" calcext:value-type="float">
            <text:p>0.6445736171</text:p>
          </table:table-cell>
          <table:table-cell office:value-type="float" office:value="0.7071179072" calcext:value-type="float">
            <text:p>0.707117907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6416188754" calcext:value-type="float">
            <text:p>0.6416188754</text:p>
          </table:table-cell>
          <table:table-cell office:value-type="float" office:value="0.7052360427" calcext:value-type="float">
            <text:p>0.705236042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6398080484" calcext:value-type="float">
            <text:p>0.6398080484</text:p>
          </table:table-cell>
          <table:table-cell office:value-type="float" office:value="0.7034727312" calcext:value-type="float">
            <text:p>0.703472731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6397658562" calcext:value-type="float">
            <text:p>0.6397658562</text:p>
          </table:table-cell>
          <table:table-cell office:value-type="float" office:value="0.7015734813" calcext:value-type="float">
            <text:p>0.701573481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6378138956" calcext:value-type="float">
            <text:p>0.6378138956</text:p>
          </table:table-cell>
          <table:table-cell office:value-type="float" office:value="0.6994234661" calcext:value-type="float">
            <text:p>0.699423466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637535645" calcext:value-type="float">
            <text:p>0.637535645</text:p>
          </table:table-cell>
          <table:table-cell office:value-type="float" office:value="0.698675452" calcext:value-type="float">
            <text:p>0.69867545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6352789588" calcext:value-type="float">
            <text:p>0.6352789588</text:p>
          </table:table-cell>
          <table:table-cell office:value-type="float" office:value="0.6962995886" calcext:value-type="float">
            <text:p>0.696299588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6350053464" calcext:value-type="float">
            <text:p>0.6350053464</text:p>
          </table:table-cell>
          <table:table-cell office:value-type="float" office:value="0.6942282523" calcext:value-type="float">
            <text:p>0.694228252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6336051781" calcext:value-type="float">
            <text:p>0.6336051781</text:p>
          </table:table-cell>
          <table:table-cell office:value-type="float" office:value="0.6928822127" calcext:value-type="float">
            <text:p>0.6928822127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6314195999" calcext:value-type="float">
            <text:p>0.6314195999</text:p>
          </table:table-cell>
          <table:table-cell office:value-type="float" office:value="0.6919244978" calcext:value-type="float">
            <text:p>0.691924497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6311311426" calcext:value-type="float">
            <text:p>0.6311311426</text:p>
          </table:table-cell>
          <table:table-cell office:value-type="float" office:value="0.690770415" calcext:value-type="float">
            <text:p>0.69077041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6308940794" calcext:value-type="float">
            <text:p>0.6308940794</text:p>
          </table:table-cell>
          <table:table-cell office:value-type="float" office:value="0.6890155044" calcext:value-type="float">
            <text:p>0.689015504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6290445299" calcext:value-type="float">
            <text:p>0.6290445299</text:p>
          </table:table-cell>
          <table:table-cell office:value-type="float" office:value="0.6871662347" calcext:value-type="float">
            <text:p>0.687166234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6279801042" calcext:value-type="float">
            <text:p>0.6279801042</text:p>
          </table:table-cell>
          <table:table-cell office:value-type="float" office:value="0.6863487938" calcext:value-type="float">
            <text:p>0.686348793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6253667224" calcext:value-type="float">
            <text:p>0.6253667224</text:p>
          </table:table-cell>
          <table:table-cell office:value-type="float" office:value="0.6854831349" calcext:value-type="float">
            <text:p>0.685483134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6242913162" calcext:value-type="float">
            <text:p>0.6242913162</text:p>
          </table:table-cell>
          <table:table-cell office:value-type="float" office:value="0.6841055341" calcext:value-type="float">
            <text:p>0.684105534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6228089913" calcext:value-type="float">
            <text:p>0.6228089913</text:p>
          </table:table-cell>
          <table:table-cell office:value-type="float" office:value="0.6820974569" calcext:value-type="float">
            <text:p>0.682097456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6227203568" calcext:value-type="float">
            <text:p>0.6227203568</text:p>
          </table:table-cell>
          <table:table-cell office:value-type="float" office:value="0.6814693107" calcext:value-type="float">
            <text:p>0.681469310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619647593" calcext:value-type="float">
            <text:p>0.619647593</text:p>
          </table:table-cell>
          <table:table-cell office:value-type="float" office:value="0.6808488502" calcext:value-type="float">
            <text:p>0.680848850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6183995988" calcext:value-type="float">
            <text:p>0.6183995988</text:p>
          </table:table-cell>
          <table:table-cell office:value-type="float" office:value="0.6785902897" calcext:value-type="float">
            <text:p>0.6785902897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6161344676" calcext:value-type="float">
            <text:p>0.6161344676</text:p>
          </table:table-cell>
          <table:table-cell office:value-type="float" office:value="0.676723113" calcext:value-type="float">
            <text:p>0.67672311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6141619533" calcext:value-type="float">
            <text:p>0.6141619533</text:p>
          </table:table-cell>
          <table:table-cell office:value-type="float" office:value="0.6750588385" calcext:value-type="float">
            <text:p>0.675058838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612292999" calcext:value-type="float">
            <text:p>0.612292999</text:p>
          </table:table-cell>
          <table:table-cell office:value-type="float" office:value="0.6735067114" calcext:value-type="float">
            <text:p>0.673506711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6102223209" calcext:value-type="float">
            <text:p>0.6102223209</text:p>
          </table:table-cell>
          <table:table-cell office:value-type="float" office:value="0.6716568017" calcext:value-type="float">
            <text:p>0.6716568017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6076693242" calcext:value-type="float">
            <text:p>0.6076693242</text:p>
          </table:table-cell>
          <table:table-cell office:value-type="float" office:value="0.6711495509" calcext:value-type="float">
            <text:p>0.671149550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6072935202" calcext:value-type="float">
            <text:p>0.6072935202</text:p>
          </table:table-cell>
          <table:table-cell office:value-type="float" office:value="0.6694634174" calcext:value-type="float">
            <text:p>0.669463417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6050773851" calcext:value-type="float">
            <text:p>0.6050773851</text:p>
          </table:table-cell>
          <table:table-cell office:value-type="float" office:value="0.668114" calcext:value-type="float">
            <text:p>0.66811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6028660532" calcext:value-type="float">
            <text:p>0.6028660532</text:p>
          </table:table-cell>
          <table:table-cell office:value-type="float" office:value="0.6667512834" calcext:value-type="float">
            <text:p>0.666751283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6009756905" calcext:value-type="float">
            <text:p>0.6009756905</text:p>
          </table:table-cell>
          <table:table-cell office:value-type="float" office:value="0.6644323099" calcext:value-type="float">
            <text:p>0.664432309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6001569201" calcext:value-type="float">
            <text:p>0.6001569201</text:p>
          </table:table-cell>
          <table:table-cell office:value-type="float" office:value="0.6628138535" calcext:value-type="float">
            <text:p>0.662813853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5992945403" calcext:value-type="float">
            <text:p>0.5992945403</text:p>
          </table:table-cell>
          <table:table-cell office:value-type="float" office:value="0.6611833728" calcext:value-type="float">
            <text:p>0.661183372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.5984213561" calcext:value-type="float">
            <text:p>0.5984213561</text:p>
          </table:table-cell>
          <table:table-cell office:value-type="float" office:value="0.6590054225" calcext:value-type="float">
            <text:p>0.659005422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5975287405" calcext:value-type="float">
            <text:p>0.5975287405</text:p>
          </table:table-cell>
          <table:table-cell office:value-type="float" office:value="0.6579901667" calcext:value-type="float">
            <text:p>0.657990166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5954075876" calcext:value-type="float">
            <text:p>0.5954075876</text:p>
          </table:table-cell>
          <table:table-cell office:value-type="float" office:value="0.6570313846" calcext:value-type="float">
            <text:p>0.6570313846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.5930361647" calcext:value-type="float">
            <text:p>0.5930361647</text:p>
          </table:table-cell>
          <table:table-cell office:value-type="float" office:value="0.6558314251" calcext:value-type="float">
            <text:p>0.655831425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.5915516934" calcext:value-type="float">
            <text:p>0.5915516934</text:p>
          </table:table-cell>
          <table:table-cell office:value-type="float" office:value="0.6546862449" calcext:value-type="float">
            <text:p>0.6546862449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.5908519544" calcext:value-type="float">
            <text:p>0.5908519544</text:p>
          </table:table-cell>
          <table:table-cell office:value-type="float" office:value="0.6529054119" calcext:value-type="float">
            <text:p>0.652905411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5881987806" calcext:value-type="float">
            <text:p>0.5881987806</text:p>
          </table:table-cell>
          <table:table-cell office:value-type="float" office:value="0.6519512034" calcext:value-type="float">
            <text:p>0.651951203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.586133051" calcext:value-type="float">
            <text:p>0.586133051</text:p>
          </table:table-cell>
          <table:table-cell office:value-type="float" office:value="0.650309479" calcext:value-type="float">
            <text:p>0.650309479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.5850384841" calcext:value-type="float">
            <text:p>0.5850384841</text:p>
          </table:table-cell>
          <table:table-cell office:value-type="float" office:value="0.6486182607" calcext:value-type="float">
            <text:p>0.6486182607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.5822763581" calcext:value-type="float">
            <text:p>0.5822763581</text:p>
          </table:table-cell>
          <table:table-cell office:value-type="float" office:value="0.64683453" calcext:value-type="float">
            <text:p>0.6468345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.5812903814" calcext:value-type="float">
            <text:p>0.5812903814</text:p>
          </table:table-cell>
          <table:table-cell office:value-type="float" office:value="0.6463443042" calcext:value-type="float">
            <text:p>0.646344304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.5801416948" calcext:value-type="float">
            <text:p>0.5801416948</text:p>
          </table:table-cell>
          <table:table-cell office:value-type="float" office:value="0.6457087921" calcext:value-type="float">
            <text:p>0.645708792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0.5797898411" calcext:value-type="float">
            <text:p>0.5797898411</text:p>
          </table:table-cell>
          <table:table-cell office:value-type="float" office:value="0.6451177867" calcext:value-type="float">
            <text:p>0.6451177867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0.5774581391" calcext:value-type="float">
            <text:p>0.5774581391</text:p>
          </table:table-cell>
          <table:table-cell office:value-type="float" office:value="0.6444481399" calcext:value-type="float">
            <text:p>0.6444481399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0.5752883919" calcext:value-type="float">
            <text:p>0.5752883919</text:p>
          </table:table-cell>
          <table:table-cell office:value-type="float" office:value="0.6427126531" calcext:value-type="float">
            <text:p>0.642712653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0.5726734395" calcext:value-type="float">
            <text:p>0.5726734395</text:p>
          </table:table-cell>
          <table:table-cell office:value-type="float" office:value="0.6420542199" calcext:value-type="float">
            <text:p>0.642054219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5714470156" calcext:value-type="float">
            <text:p>0.5714470156</text:p>
          </table:table-cell>
          <table:table-cell office:value-type="float" office:value="0.6402731821" calcext:value-type="float">
            <text:p>0.640273182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0.5707505296" calcext:value-type="float">
            <text:p>0.5707505296</text:p>
          </table:table-cell>
          <table:table-cell office:value-type="float" office:value="0.6386186914" calcext:value-type="float">
            <text:p>0.6386186914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0.5688526198" calcext:value-type="float">
            <text:p>0.5688526198</text:p>
          </table:table-cell>
          <table:table-cell office:value-type="float" office:value="0.6366004324" calcext:value-type="float">
            <text:p>0.636600432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0.5660412735" calcext:value-type="float">
            <text:p>0.5660412735</text:p>
          </table:table-cell>
          <table:table-cell office:value-type="float" office:value="0.635788703" calcext:value-type="float">
            <text:p>0.63578870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0.5659302984" calcext:value-type="float">
            <text:p>0.5659302984</text:p>
          </table:table-cell>
          <table:table-cell office:value-type="float" office:value="0.6335442404" calcext:value-type="float">
            <text:p>0.633544240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0.5645248248" calcext:value-type="float">
            <text:p>0.5645248248</text:p>
          </table:table-cell>
          <table:table-cell office:value-type="float" office:value="0.6329482444" calcext:value-type="float">
            <text:p>0.632948244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0.561841114" calcext:value-type="float">
            <text:p>0.561841114</text:p>
          </table:table-cell>
          <table:table-cell office:value-type="float" office:value="0.6317955508" calcext:value-type="float">
            <text:p>0.631795550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0.5592283623" calcext:value-type="float">
            <text:p>0.5592283623</text:p>
          </table:table-cell>
          <table:table-cell office:value-type="float" office:value="0.6304735593" calcext:value-type="float">
            <text:p>0.6304735593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0.5582440266" calcext:value-type="float">
            <text:p>0.5582440266</text:p>
          </table:table-cell>
          <table:table-cell office:value-type="float" office:value="0.6291288511" calcext:value-type="float">
            <text:p>0.629128851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.5577249751" calcext:value-type="float">
            <text:p>0.5577249751</text:p>
          </table:table-cell>
          <table:table-cell office:value-type="float" office:value="0.628341514" calcext:value-type="float">
            <text:p>0.62834151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5565834701" calcext:value-type="float">
            <text:p>0.5565834701</text:p>
          </table:table-cell>
          <table:table-cell office:value-type="float" office:value="0.6278081423" calcext:value-type="float">
            <text:p>0.627808142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0.5554578996" calcext:value-type="float">
            <text:p>0.5554578996</text:p>
          </table:table-cell>
          <table:table-cell office:value-type="float" office:value="0.6267754248" calcext:value-type="float">
            <text:p>0.626775424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0.553806524" calcext:value-type="float">
            <text:p>0.553806524</text:p>
          </table:table-cell>
          <table:table-cell office:value-type="float" office:value="0.6256058247" calcext:value-type="float">
            <text:p>0.6256058247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0.5518911598" calcext:value-type="float">
            <text:p>0.5518911598</text:p>
          </table:table-cell>
          <table:table-cell office:value-type="float" office:value="0.6233786314" calcext:value-type="float">
            <text:p>0.623378631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.5505706452" calcext:value-type="float">
            <text:p>0.5505706452</text:p>
          </table:table-cell>
          <table:table-cell office:value-type="float" office:value="0.6218781459" calcext:value-type="float">
            <text:p>0.6218781459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0.5483101101" calcext:value-type="float">
            <text:p>0.5483101101</text:p>
          </table:table-cell>
          <table:table-cell office:value-type="float" office:value="0.6197873961" calcext:value-type="float">
            <text:p>0.6197873961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0.5460615119" calcext:value-type="float">
            <text:p>0.5460615119</text:p>
          </table:table-cell>
          <table:table-cell office:value-type="float" office:value="0.6178454436" calcext:value-type="float">
            <text:p>0.617845443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.5458217583" calcext:value-type="float">
            <text:p>0.5458217583</text:p>
          </table:table-cell>
          <table:table-cell office:value-type="float" office:value="0.6171380561" calcext:value-type="float">
            <text:p>0.617138056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.5437917291" calcext:value-type="float">
            <text:p>0.5437917291</text:p>
          </table:table-cell>
          <table:table-cell office:value-type="float" office:value="0.6156994398" calcext:value-type="float">
            <text:p>0.6156994398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0.5418738612" calcext:value-type="float">
            <text:p>0.5418738612</text:p>
          </table:table-cell>
          <table:table-cell office:value-type="float" office:value="0.6148584163" calcext:value-type="float">
            <text:p>0.614858416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5401915391" calcext:value-type="float">
            <text:p>0.5401915391</text:p>
          </table:table-cell>
          <table:table-cell office:value-type="float" office:value="0.6141243858" calcext:value-type="float">
            <text:p>0.614124385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0.5396174649" calcext:value-type="float">
            <text:p>0.5396174649</text:p>
          </table:table-cell>
          <table:table-cell office:value-type="float" office:value="0.6136014579" calcext:value-type="float">
            <text:p>0.613601457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0.5375185997" calcext:value-type="float">
            <text:p>0.5375185997</text:p>
          </table:table-cell>
          <table:table-cell office:value-type="float" office:value="0.6125933094" calcext:value-type="float">
            <text:p>0.612593309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.5372889504" calcext:value-type="float">
            <text:p>0.5372889504</text:p>
          </table:table-cell>
          <table:table-cell office:value-type="float" office:value="0.6121078503" calcext:value-type="float">
            <text:p>0.612107850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0.5357777308" calcext:value-type="float">
            <text:p>0.5357777308</text:p>
          </table:table-cell>
          <table:table-cell office:value-type="float" office:value="0.6113231781" calcext:value-type="float">
            <text:p>0.6113231781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0.5352308569" calcext:value-type="float">
            <text:p>0.5352308569</text:p>
          </table:table-cell>
          <table:table-cell office:value-type="float" office:value="0.610525542" calcext:value-type="float">
            <text:p>0.61052554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0.5345488892" calcext:value-type="float">
            <text:p>0.5345488892</text:p>
          </table:table-cell>
          <table:table-cell office:value-type="float" office:value="0.6090561727" calcext:value-type="float">
            <text:p>0.6090561727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0.5339979294" calcext:value-type="float">
            <text:p>0.5339979294</text:p>
          </table:table-cell>
          <table:table-cell office:value-type="float" office:value="0.6075451988" calcext:value-type="float">
            <text:p>0.6075451988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0.5322161792" calcext:value-type="float">
            <text:p>0.5322161792</text:p>
          </table:table-cell>
          <table:table-cell office:value-type="float" office:value="0.6060708588" calcext:value-type="float">
            <text:p>0.606070858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0.5309327275" calcext:value-type="float">
            <text:p>0.5309327275</text:p>
          </table:table-cell>
          <table:table-cell office:value-type="float" office:value="0.6043938167" calcext:value-type="float">
            <text:p>0.604393816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5284427749" calcext:value-type="float">
            <text:p>0.5284427749</text:p>
          </table:table-cell>
          <table:table-cell office:value-type="float" office:value="0.6022499936" calcext:value-type="float">
            <text:p>0.6022499936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0.5273776594" calcext:value-type="float">
            <text:p>0.5273776594</text:p>
          </table:table-cell>
          <table:table-cell office:value-type="float" office:value="0.6008865017" calcext:value-type="float">
            <text:p>0.6008865017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.5271542921" calcext:value-type="float">
            <text:p>0.5271542921</text:p>
          </table:table-cell>
          <table:table-cell office:value-type="float" office:value="0.5989584397" calcext:value-type="float">
            <text:p>0.5989584397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0.5248059191" calcext:value-type="float">
            <text:p>0.5248059191</text:p>
          </table:table-cell>
          <table:table-cell office:value-type="float" office:value="0.5985858455" calcext:value-type="float">
            <text:p>0.598585845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0.5246260267" calcext:value-type="float">
            <text:p>0.5246260267</text:p>
          </table:table-cell>
          <table:table-cell office:value-type="float" office:value="0.5971293617" calcext:value-type="float">
            <text:p>0.5971293617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0.5230080138" calcext:value-type="float">
            <text:p>0.5230080138</text:p>
          </table:table-cell>
          <table:table-cell office:value-type="float" office:value="0.5957105805" calcext:value-type="float">
            <text:p>0.595710580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.5216304889" calcext:value-type="float">
            <text:p>0.5216304889</text:p>
          </table:table-cell>
          <table:table-cell office:value-type="float" office:value="0.59410236" calcext:value-type="float">
            <text:p>0.59410236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0.519225959" calcext:value-type="float">
            <text:p>0.519225959</text:p>
          </table:table-cell>
          <table:table-cell office:value-type="float" office:value="0.5921194087" calcext:value-type="float">
            <text:p>0.5921194087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0.5178555616" calcext:value-type="float">
            <text:p>0.5178555616</text:p>
          </table:table-cell>
          <table:table-cell office:value-type="float" office:value="0.5910282491" calcext:value-type="float">
            <text:p>0.591028249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0.5171388201" calcext:value-type="float">
            <text:p>0.5171388201</text:p>
          </table:table-cell>
          <table:table-cell office:value-type="float" office:value="0.5889479865" calcext:value-type="float">
            <text:p>0.588947986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516969735" calcext:value-type="float">
            <text:p>0.516969735</text:p>
          </table:table-cell>
          <table:table-cell office:value-type="float" office:value="0.5874422135" calcext:value-type="float">
            <text:p>0.587442213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0.5147893496" calcext:value-type="float">
            <text:p>0.5147893496</text:p>
          </table:table-cell>
          <table:table-cell office:value-type="float" office:value="0.5857417712" calcext:value-type="float">
            <text:p>0.585741771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0.5135680205" calcext:value-type="float">
            <text:p>0.5135680205</text:p>
          </table:table-cell>
          <table:table-cell office:value-type="float" office:value="0.5840773551" calcext:value-type="float">
            <text:p>0.584077355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0.5113839576" calcext:value-type="float">
            <text:p>0.5113839576</text:p>
          </table:table-cell>
          <table:table-cell office:value-type="float" office:value="0.5833157804" calcext:value-type="float">
            <text:p>0.5833157804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0.5104018084" calcext:value-type="float">
            <text:p>0.5104018084</text:p>
          </table:table-cell>
          <table:table-cell office:value-type="float" office:value="0.5816029605" calcext:value-type="float">
            <text:p>0.5816029605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0.5101587781" calcext:value-type="float">
            <text:p>0.5101587781</text:p>
          </table:table-cell>
          <table:table-cell office:value-type="float" office:value="0.5796959462" calcext:value-type="float">
            <text:p>0.5796959462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0.5098576869" calcext:value-type="float">
            <text:p>0.5098576869</text:p>
          </table:table-cell>
          <table:table-cell office:value-type="float" office:value="0.5776552477" calcext:value-type="float">
            <text:p>0.5776552477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0.5076149891" calcext:value-type="float">
            <text:p>0.5076149891</text:p>
          </table:table-cell>
          <table:table-cell office:value-type="float" office:value="0.5759171709" calcext:value-type="float">
            <text:p>0.5759171709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0.5075235317" calcext:value-type="float">
            <text:p>0.5075235317</text:p>
          </table:table-cell>
          <table:table-cell office:value-type="float" office:value="0.5747464176" calcext:value-type="float">
            <text:p>0.5747464176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0.5073699652" calcext:value-type="float">
            <text:p>0.5073699652</text:p>
          </table:table-cell>
          <table:table-cell office:value-type="float" office:value="0.5727079729" calcext:value-type="float">
            <text:p>0.5727079729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505804366" calcext:value-type="float">
            <text:p>0.505804366</text:p>
          </table:table-cell>
          <table:table-cell office:value-type="float" office:value="0.5707535383" calcext:value-type="float">
            <text:p>0.5707535383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.5041452409" calcext:value-type="float">
            <text:p>0.5041452409</text:p>
          </table:table-cell>
          <table:table-cell office:value-type="float" office:value="0.5693897092" calcext:value-type="float">
            <text:p>0.5693897092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0.5034377882" calcext:value-type="float">
            <text:p>0.5034377882</text:p>
          </table:table-cell>
          <table:table-cell office:value-type="float" office:value="0.5678967649" calcext:value-type="float">
            <text:p>0.5678967649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0.502621323" calcext:value-type="float">
            <text:p>0.502621323</text:p>
          </table:table-cell>
          <table:table-cell office:value-type="float" office:value="0.5664857788" calcext:value-type="float">
            <text:p>0.5664857788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0.5021576777" calcext:value-type="float">
            <text:p>0.5021576777</text:p>
          </table:table-cell>
          <table:table-cell office:value-type="float" office:value="0.5647010087" calcext:value-type="float">
            <text:p>0.5647010087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0.5005882628" calcext:value-type="float">
            <text:p>0.5005882628</text:p>
          </table:table-cell>
          <table:table-cell office:value-type="float" office:value="0.5639392078" calcext:value-type="float">
            <text:p>0.5639392078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0.4996520371" calcext:value-type="float">
            <text:p>0.4996520371</text:p>
          </table:table-cell>
          <table:table-cell office:value-type="float" office:value="0.563438752" calcext:value-type="float">
            <text:p>0.56343875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0.497881687" calcext:value-type="float">
            <text:p>0.497881687</text:p>
          </table:table-cell>
          <table:table-cell office:value-type="float" office:value="0.5623623851" calcext:value-type="float">
            <text:p>0.5623623851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0.495875821" calcext:value-type="float">
            <text:p>0.495875821</text:p>
          </table:table-cell>
          <table:table-cell office:value-type="float" office:value="0.5612260705" calcext:value-type="float">
            <text:p>0.5612260705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0.4948261415" calcext:value-type="float">
            <text:p>0.4948261415</text:p>
          </table:table-cell>
          <table:table-cell office:value-type="float" office:value="0.5597444751" calcext:value-type="float">
            <text:p>0.5597444751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4935060379" calcext:value-type="float">
            <text:p>0.4935060379</text:p>
          </table:table-cell>
          <table:table-cell office:value-type="float" office:value="0.5593747735" calcext:value-type="float">
            <text:p>0.5593747735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0.491488786" calcext:value-type="float">
            <text:p>0.491488786</text:p>
          </table:table-cell>
          <table:table-cell office:value-type="float" office:value="0.5588334856" calcext:value-type="float">
            <text:p>0.5588334856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0.4894756039" calcext:value-type="float">
            <text:p>0.4894756039</text:p>
          </table:table-cell>
          <table:table-cell office:value-type="float" office:value="0.5578830061" calcext:value-type="float">
            <text:p>0.5578830061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0.4878677717" calcext:value-type="float">
            <text:p>0.4878677717</text:p>
          </table:table-cell>
          <table:table-cell office:value-type="float" office:value="0.5562604678" calcext:value-type="float">
            <text:p>0.5562604678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0.4856404066" calcext:value-type="float">
            <text:p>0.4856404066</text:p>
          </table:table-cell>
          <table:table-cell office:value-type="float" office:value="0.5556579529" calcext:value-type="float">
            <text:p>0.5556579529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0.4843675918" calcext:value-type="float">
            <text:p>0.4843675918</text:p>
          </table:table-cell>
          <table:table-cell office:value-type="float" office:value="0.5541730726" calcext:value-type="float">
            <text:p>0.5541730726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0.4839896977" calcext:value-type="float">
            <text:p>0.4839896977</text:p>
          </table:table-cell>
          <table:table-cell office:value-type="float" office:value="0.5528125789" calcext:value-type="float">
            <text:p>0.5528125789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0.4838264019" calcext:value-type="float">
            <text:p>0.4838264019</text:p>
          </table:table-cell>
          <table:table-cell office:value-type="float" office:value="0.5512751399" calcext:value-type="float">
            <text:p>0.5512751399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0.481638462" calcext:value-type="float">
            <text:p>0.481638462</text:p>
          </table:table-cell>
          <table:table-cell office:value-type="float" office:value="0.5494361921" calcext:value-type="float">
            <text:p>0.549436192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0.4792843041" calcext:value-type="float">
            <text:p>0.4792843041</text:p>
          </table:table-cell>
          <table:table-cell office:value-type="float" office:value="0.5479365409" calcext:value-type="float">
            <text:p>0.5479365409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4783543099" calcext:value-type="float">
            <text:p>0.4783543099</text:p>
          </table:table-cell>
          <table:table-cell office:value-type="float" office:value="0.5472185662" calcext:value-type="float">
            <text:p>0.5472185662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0.4767010346" calcext:value-type="float">
            <text:p>0.4767010346</text:p>
          </table:table-cell>
          <table:table-cell office:value-type="float" office:value="0.5466445957" calcext:value-type="float">
            <text:p>0.5466445957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0.4763044292" calcext:value-type="float">
            <text:p>0.4763044292</text:p>
          </table:table-cell>
          <table:table-cell office:value-type="float" office:value="0.544698404" calcext:value-type="float">
            <text:p>0.54469840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0.4756621225" calcext:value-type="float">
            <text:p>0.4756621225</text:p>
          </table:table-cell>
          <table:table-cell office:value-type="float" office:value="0.5439373069" calcext:value-type="float">
            <text:p>0.5439373069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0.4741421506" calcext:value-type="float">
            <text:p>0.4741421506</text:p>
          </table:table-cell>
          <table:table-cell office:value-type="float" office:value="0.5435698851" calcext:value-type="float">
            <text:p>0.5435698851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0.4721968385" calcext:value-type="float">
            <text:p>0.4721968385</text:p>
          </table:table-cell>
          <table:table-cell office:value-type="float" office:value="0.5421097919" calcext:value-type="float">
            <text:p>0.5421097919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0.4703921932" calcext:value-type="float">
            <text:p>0.4703921932</text:p>
          </table:table-cell>
          <table:table-cell office:value-type="float" office:value="0.5407256557" calcext:value-type="float">
            <text:p>0.5407256557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0.470291679" calcext:value-type="float">
            <text:p>0.470291679</text:p>
          </table:table-cell>
          <table:table-cell office:value-type="float" office:value="0.5394593871" calcext:value-type="float">
            <text:p>0.539459387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0.4690228602" calcext:value-type="float">
            <text:p>0.4690228602</text:p>
          </table:table-cell>
          <table:table-cell office:value-type="float" office:value="0.5377675337" calcext:value-type="float">
            <text:p>0.5377675337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0.4680790734" calcext:value-type="float">
            <text:p>0.4680790734</text:p>
          </table:table-cell>
          <table:table-cell office:value-type="float" office:value="0.5368582396" calcext:value-type="float">
            <text:p>0.5368582396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4661214166" calcext:value-type="float">
            <text:p>0.4661214166</text:p>
          </table:table-cell>
          <table:table-cell office:value-type="float" office:value="0.5351145002" calcext:value-type="float">
            <text:p>0.535114500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0.4638147444" calcext:value-type="float">
            <text:p>0.4638147444</text:p>
          </table:table-cell>
          <table:table-cell office:value-type="float" office:value="0.5346625566" calcext:value-type="float">
            <text:p>0.5346625566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0.4636745902" calcext:value-type="float">
            <text:p>0.4636745902</text:p>
          </table:table-cell>
          <table:table-cell office:value-type="float" office:value="0.5338379378" calcext:value-type="float">
            <text:p>0.5338379378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0.4619181315" calcext:value-type="float">
            <text:p>0.4619181315</text:p>
          </table:table-cell>
          <table:table-cell office:value-type="float" office:value="0.5328790967" calcext:value-type="float">
            <text:p>0.5328790967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0.461433329" calcext:value-type="float">
            <text:p>0.461433329</text:p>
          </table:table-cell>
          <table:table-cell office:value-type="float" office:value="0.532394541" calcext:value-type="float">
            <text:p>0.53239454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0.4592121765" calcext:value-type="float">
            <text:p>0.4592121765</text:p>
          </table:table-cell>
          <table:table-cell office:value-type="float" office:value="0.5311736153" calcext:value-type="float">
            <text:p>0.531173615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0.4584491656" calcext:value-type="float">
            <text:p>0.4584491656</text:p>
          </table:table-cell>
          <table:table-cell office:value-type="float" office:value="0.5306638401" calcext:value-type="float">
            <text:p>0.5306638401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0.4580316068" calcext:value-type="float">
            <text:p>0.4580316068</text:p>
          </table:table-cell>
          <table:table-cell office:value-type="float" office:value="0.5288133713" calcext:value-type="float">
            <text:p>0.5288133713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0.4564742607" calcext:value-type="float">
            <text:p>0.4564742607</text:p>
          </table:table-cell>
          <table:table-cell office:value-type="float" office:value="0.5269219549" calcext:value-type="float">
            <text:p>0.5269219549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0.4557473608" calcext:value-type="float">
            <text:p>0.4557473608</text:p>
          </table:table-cell>
          <table:table-cell office:value-type="float" office:value="0.5256010854" calcext:value-type="float">
            <text:p>0.5256010854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4543516071" calcext:value-type="float">
            <text:p>0.4543516071</text:p>
          </table:table-cell>
          <table:table-cell office:value-type="float" office:value="0.5245780183" calcext:value-type="float">
            <text:p>0.5245780183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0.4533513458" calcext:value-type="float">
            <text:p>0.4533513458</text:p>
          </table:table-cell>
          <table:table-cell office:value-type="float" office:value="0.5241070437" calcext:value-type="float">
            <text:p>0.5241070437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0.4517630006" calcext:value-type="float">
            <text:p>0.4517630006</text:p>
          </table:table-cell>
          <table:table-cell office:value-type="float" office:value="0.5234624818" calcext:value-type="float">
            <text:p>0.5234624818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0.4504029214" calcext:value-type="float">
            <text:p>0.4504029214</text:p>
          </table:table-cell>
          <table:table-cell office:value-type="float" office:value="0.5230187368" calcext:value-type="float">
            <text:p>0.5230187368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0.4488677445" calcext:value-type="float">
            <text:p>0.4488677445</text:p>
          </table:table-cell>
          <table:table-cell office:value-type="float" office:value="0.5223089786" calcext:value-type="float">
            <text:p>0.5223089786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0.4481663966" calcext:value-type="float">
            <text:p>0.4481663966</text:p>
          </table:table-cell>
          <table:table-cell office:value-type="float" office:value="0.5219801786" calcext:value-type="float">
            <text:p>0.5219801786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4461851619" calcext:value-type="float">
            <text:p>0.4461851619</text:p>
          </table:table-cell>
          <table:table-cell office:value-type="float" office:value="0.521347407" calcext:value-type="float">
            <text:p>0.521347407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0.4447268713" calcext:value-type="float">
            <text:p>0.4447268713</text:p>
          </table:table-cell>
          <table:table-cell office:value-type="float" office:value="0.5204874631" calcext:value-type="float">
            <text:p>0.5204874631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0.4425348377" calcext:value-type="float">
            <text:p>0.4425348377</text:p>
          </table:table-cell>
          <table:table-cell office:value-type="float" office:value="0.5190755575" calcext:value-type="float">
            <text:p>0.5190755575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0.4418930778" calcext:value-type="float">
            <text:p>0.4418930778</text:p>
          </table:table-cell>
          <table:table-cell office:value-type="float" office:value="0.5184567335" calcext:value-type="float">
            <text:p>0.5184567335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0.4418352063" calcext:value-type="float">
            <text:p>0.4418352063</text:p>
          </table:table-cell>
          <table:table-cell office:value-type="float" office:value="0.5167600177" calcext:value-type="float">
            <text:p>0.5167600177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0.4410569775" calcext:value-type="float">
            <text:p>0.4410569775</text:p>
          </table:table-cell>
          <table:table-cell office:value-type="float" office:value="0.5163391184" calcext:value-type="float">
            <text:p>0.5163391184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0.4409666227" calcext:value-type="float">
            <text:p>0.4409666227</text:p>
          </table:table-cell>
          <table:table-cell office:value-type="float" office:value="0.5153682382" calcext:value-type="float">
            <text:p>0.5153682382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0.4398727284" calcext:value-type="float">
            <text:p>0.4398727284</text:p>
          </table:table-cell>
          <table:table-cell office:value-type="float" office:value="0.5148968869" calcext:value-type="float">
            <text:p>0.5148968869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0.4397833797" calcext:value-type="float">
            <text:p>0.4397833797</text:p>
          </table:table-cell>
          <table:table-cell office:value-type="float" office:value="0.5143201306" calcext:value-type="float">
            <text:p>0.5143201306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0.4387760841" calcext:value-type="float">
            <text:p>0.4387760841</text:p>
          </table:table-cell>
          <table:table-cell office:value-type="float" office:value="0.5127021661" calcext:value-type="float">
            <text:p>0.5127021661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0.4372726802" calcext:value-type="float">
            <text:p>0.4372726802</text:p>
          </table:table-cell>
          <table:table-cell office:value-type="float" office:value="0.5121996284" calcext:value-type="float">
            <text:p>0.5121996284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0.4371226816" calcext:value-type="float">
            <text:p>0.4371226816</text:p>
          </table:table-cell>
          <table:table-cell office:value-type="float" office:value="0.5116745464" calcext:value-type="float">
            <text:p>0.5116745464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0.4359691795" calcext:value-type="float">
            <text:p>0.4359691795</text:p>
          </table:table-cell>
          <table:table-cell office:value-type="float" office:value="0.5105028217" calcext:value-type="float">
            <text:p>0.5105028217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0.435300654" calcext:value-type="float">
            <text:p>0.435300654</text:p>
          </table:table-cell>
          <table:table-cell office:value-type="float" office:value="0.5097796755" calcext:value-type="float">
            <text:p>0.5097796755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0.4345362584" calcext:value-type="float">
            <text:p>0.4345362584</text:p>
          </table:table-cell>
          <table:table-cell office:value-type="float" office:value="0.5093804773" calcext:value-type="float">
            <text:p>0.5093804773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0.4333084826" calcext:value-type="float">
            <text:p>0.4333084826</text:p>
          </table:table-cell>
          <table:table-cell office:value-type="float" office:value="0.5086267119" calcext:value-type="float">
            <text:p>0.5086267119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0.4326890305" calcext:value-type="float">
            <text:p>0.4326890305</text:p>
          </table:table-cell>
          <table:table-cell office:value-type="float" office:value="0.5078395451" calcext:value-type="float">
            <text:p>0.5078395451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0.4322441756" calcext:value-type="float">
            <text:p>0.4322441756</text:p>
          </table:table-cell>
          <table:table-cell office:value-type="float" office:value="0.5070710781" calcext:value-type="float">
            <text:p>0.5070710781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0.430761722" calcext:value-type="float">
            <text:p>0.430761722</text:p>
          </table:table-cell>
          <table:table-cell office:value-type="float" office:value="0.5058214708" calcext:value-type="float">
            <text:p>0.5058214708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0.4289199745" calcext:value-type="float">
            <text:p>0.4289199745</text:p>
          </table:table-cell>
          <table:table-cell office:value-type="float" office:value="0.5040801358" calcext:value-type="float">
            <text:p>0.5040801358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0.4278847286" calcext:value-type="float">
            <text:p>0.4278847286</text:p>
          </table:table-cell>
          <table:table-cell office:value-type="float" office:value="0.5032932189" calcext:value-type="float">
            <text:p>0.5032932189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0.4258500951" calcext:value-type="float">
            <text:p>0.4258500951</text:p>
          </table:table-cell>
          <table:table-cell office:value-type="float" office:value="0.5028141696" calcext:value-type="float">
            <text:p>0.5028141696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0.4257136545" calcext:value-type="float">
            <text:p>0.4257136545</text:p>
          </table:table-cell>
          <table:table-cell office:value-type="float" office:value="0.5020454468" calcext:value-type="float">
            <text:p>0.5020454468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0.4253153468" calcext:value-type="float">
            <text:p>0.4253153468</text:p>
          </table:table-cell>
          <table:table-cell office:value-type="float" office:value="0.5010602575" calcext:value-type="float">
            <text:p>0.5010602575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0.4251638042" calcext:value-type="float">
            <text:p>0.4251638042</text:p>
          </table:table-cell>
          <table:table-cell office:value-type="float" office:value="0.4998951335" calcext:value-type="float">
            <text:p>0.4998951335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0.4242810636" calcext:value-type="float">
            <text:p>0.4242810636</text:p>
          </table:table-cell>
          <table:table-cell office:value-type="float" office:value="0.499523849" calcext:value-type="float">
            <text:p>0.499523849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0.4228352717" calcext:value-type="float">
            <text:p>0.4228352717</text:p>
          </table:table-cell>
          <table:table-cell office:value-type="float" office:value="0.4977367448" calcext:value-type="float">
            <text:p>0.4977367448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0.4220346341" calcext:value-type="float">
            <text:p>0.4220346341</text:p>
          </table:table-cell>
          <table:table-cell office:value-type="float" office:value="0.4963174471" calcext:value-type="float">
            <text:p>0.4963174471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0.4204715542" calcext:value-type="float">
            <text:p>0.4204715542</text:p>
          </table:table-cell>
          <table:table-cell office:value-type="float" office:value="0.495996451" calcext:value-type="float">
            <text:p>0.495996451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0.4186450475" calcext:value-type="float">
            <text:p>0.4186450475</text:p>
          </table:table-cell>
          <table:table-cell office:value-type="float" office:value="0.4956041792" calcext:value-type="float">
            <text:p>0.4956041792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0.4177151688" calcext:value-type="float">
            <text:p>0.4177151688</text:p>
          </table:table-cell>
          <table:table-cell office:value-type="float" office:value="0.4946165498" calcext:value-type="float">
            <text:p>0.4946165498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0.4160496255" calcext:value-type="float">
            <text:p>0.4160496255</text:p>
          </table:table-cell>
          <table:table-cell office:value-type="float" office:value="0.4929395853" calcext:value-type="float">
            <text:p>0.4929395853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0.4160405612" calcext:value-type="float">
            <text:p>0.4160405612</text:p>
          </table:table-cell>
          <table:table-cell office:value-type="float" office:value="0.4917022034" calcext:value-type="float">
            <text:p>0.4917022034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0.4148207363" calcext:value-type="float">
            <text:p>0.4148207363</text:p>
          </table:table-cell>
          <table:table-cell office:value-type="float" office:value="0.4911731385" calcext:value-type="float">
            <text:p>0.4911731385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0.4127690106" calcext:value-type="float">
            <text:p>0.4127690106</text:p>
          </table:table-cell>
          <table:table-cell office:value-type="float" office:value="0.4899502877" calcext:value-type="float">
            <text:p>0.4899502877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0.4107527975" calcext:value-type="float">
            <text:p>0.4107527975</text:p>
          </table:table-cell>
          <table:table-cell office:value-type="float" office:value="0.4893724092" calcext:value-type="float">
            <text:p>0.4893724092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0.4106593535" calcext:value-type="float">
            <text:p>0.4106593535</text:p>
          </table:table-cell>
          <table:table-cell office:value-type="float" office:value="0.4890139627" calcext:value-type="float">
            <text:p>0.4890139627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0.4106019323" calcext:value-type="float">
            <text:p>0.4106019323</text:p>
          </table:table-cell>
          <table:table-cell office:value-type="float" office:value="0.4883736395" calcext:value-type="float">
            <text:p>0.4883736395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0.4087455437" calcext:value-type="float">
            <text:p>0.4087455437</text:p>
          </table:table-cell>
          <table:table-cell office:value-type="float" office:value="0.4872734014" calcext:value-type="float">
            <text:p>0.4872734014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0.4081326673" calcext:value-type="float">
            <text:p>0.4081326673</text:p>
          </table:table-cell>
          <table:table-cell office:value-type="float" office:value="0.4861227945" calcext:value-type="float">
            <text:p>0.4861227945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0.4061871778" calcext:value-type="float">
            <text:p>0.4061871778</text:p>
          </table:table-cell>
          <table:table-cell office:value-type="float" office:value="0.4857974575" calcext:value-type="float">
            <text:p>0.4857974575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0.4060746092" calcext:value-type="float">
            <text:p>0.4060746092</text:p>
          </table:table-cell>
          <table:table-cell office:value-type="float" office:value="0.4841852292" calcext:value-type="float">
            <text:p>0.4841852292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0.4052483192" calcext:value-type="float">
            <text:p>0.4052483192</text:p>
          </table:table-cell>
          <table:table-cell office:value-type="float" office:value="0.4836288564" calcext:value-type="float">
            <text:p>0.4836288564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0.4050710626" calcext:value-type="float">
            <text:p>0.4050710626</text:p>
          </table:table-cell>
          <table:table-cell office:value-type="float" office:value="0.4825780318" calcext:value-type="float">
            <text:p>0.482578031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4041512593" calcext:value-type="float">
            <text:p>0.4041512593</text:p>
          </table:table-cell>
          <table:table-cell office:value-type="float" office:value="0.4821467373" calcext:value-type="float">
            <text:p>0.4821467373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0.4036922989" calcext:value-type="float">
            <text:p>0.4036922989</text:p>
          </table:table-cell>
          <table:table-cell office:value-type="float" office:value="0.4807015659" calcext:value-type="float">
            <text:p>0.4807015659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0.4025394992" calcext:value-type="float">
            <text:p>0.4025394992</text:p>
          </table:table-cell>
          <table:table-cell office:value-type="float" office:value="0.4795645232" calcext:value-type="float">
            <text:p>0.4795645232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0.402223733" calcext:value-type="float">
            <text:p>0.402223733</text:p>
          </table:table-cell>
          <table:table-cell office:value-type="float" office:value="0.4791984724" calcext:value-type="float">
            <text:p>0.4791984724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0.4006806391" calcext:value-type="float">
            <text:p>0.4006806391</text:p>
          </table:table-cell>
          <table:table-cell office:value-type="float" office:value="0.4788660113" calcext:value-type="float">
            <text:p>0.4788660113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0.4001332336" calcext:value-type="float">
            <text:p>0.4001332336</text:p>
          </table:table-cell>
          <table:table-cell office:value-type="float" office:value="0.4771832874" calcext:value-type="float">
            <text:p>0.4771832874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0.4000710087" calcext:value-type="float">
            <text:p>0.4000710087</text:p>
          </table:table-cell>
          <table:table-cell office:value-type="float" office:value="0.4764065339" calcext:value-type="float">
            <text:p>0.4764065339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0.3997914703" calcext:value-type="float">
            <text:p>0.3997914703</text:p>
          </table:table-cell>
          <table:table-cell office:value-type="float" office:value="0.4749916817" calcext:value-type="float">
            <text:p>0.4749916817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0.3997783259" calcext:value-type="float">
            <text:p>0.3997783259</text:p>
          </table:table-cell>
          <table:table-cell office:value-type="float" office:value="0.4739576538" calcext:value-type="float">
            <text:p>0.4739576538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0.3993141808" calcext:value-type="float">
            <text:p>0.3993141808</text:p>
          </table:table-cell>
          <table:table-cell office:value-type="float" office:value="0.4727361582" calcext:value-type="float">
            <text:p>0.4727361582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0.3985202365" calcext:value-type="float">
            <text:p>0.3985202365</text:p>
          </table:table-cell>
          <table:table-cell office:value-type="float" office:value="0.4720802171" calcext:value-type="float">
            <text:p>0.4720802171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0.3981425163" calcext:value-type="float">
            <text:p>0.3981425163</text:p>
          </table:table-cell>
          <table:table-cell office:value-type="float" office:value="0.4713987641" calcext:value-type="float">
            <text:p>0.4713987641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0.3964113782" calcext:value-type="float">
            <text:p>0.3964113782</text:p>
          </table:table-cell>
          <table:table-cell office:value-type="float" office:value="0.47110057" calcext:value-type="float">
            <text:p>0.47110057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0.3959816455" calcext:value-type="float">
            <text:p>0.3959816455</text:p>
          </table:table-cell>
          <table:table-cell office:value-type="float" office:value="0.4707667568" calcext:value-type="float">
            <text:p>0.4707667568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0.3954770311" calcext:value-type="float">
            <text:p>0.3954770311</text:p>
          </table:table-cell>
          <table:table-cell office:value-type="float" office:value="0.4691483273" calcext:value-type="float">
            <text:p>0.4691483273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0.3937169665" calcext:value-type="float">
            <text:p>0.3937169665</text:p>
          </table:table-cell>
          <table:table-cell office:value-type="float" office:value="0.4678541473" calcext:value-type="float">
            <text:p>0.4678541473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0.3934780179" calcext:value-type="float">
            <text:p>0.3934780179</text:p>
          </table:table-cell>
          <table:table-cell office:value-type="float" office:value="0.4662835053" calcext:value-type="float">
            <text:p>0.4662835053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0.3926312058" calcext:value-type="float">
            <text:p>0.3926312058</text:p>
          </table:table-cell>
          <table:table-cell office:value-type="float" office:value="0.4649344824" calcext:value-type="float">
            <text:p>0.4649344824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0.3916296166" calcext:value-type="float">
            <text:p>0.3916296166</text:p>
          </table:table-cell>
          <table:table-cell office:value-type="float" office:value="0.4637178304" calcext:value-type="float">
            <text:p>0.4637178304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0.3905386816" calcext:value-type="float">
            <text:p>0.3905386816</text:p>
          </table:table-cell>
          <table:table-cell office:value-type="float" office:value="0.4625563498" calcext:value-type="float">
            <text:p>0.4625563498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0.3888363634" calcext:value-type="float">
            <text:p>0.3888363634</text:p>
          </table:table-cell>
          <table:table-cell office:value-type="float" office:value="0.462274875" calcext:value-type="float">
            <text:p>0.462274875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0.38726157" calcext:value-type="float">
            <text:p>0.38726157</text:p>
          </table:table-cell>
          <table:table-cell office:value-type="float" office:value="0.4614630676" calcext:value-type="float">
            <text:p>0.4614630676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0.3870777378" calcext:value-type="float">
            <text:p>0.3870777378</text:p>
          </table:table-cell>
          <table:table-cell office:value-type="float" office:value="0.4607301433" calcext:value-type="float">
            <text:p>0.4607301433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0.385736133" calcext:value-type="float">
            <text:p>0.385736133</text:p>
          </table:table-cell>
          <table:table-cell office:value-type="float" office:value="0.4593506297" calcext:value-type="float">
            <text:p>0.4593506297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0.3853728372" calcext:value-type="float">
            <text:p>0.3853728372</text:p>
          </table:table-cell>
          <table:table-cell office:value-type="float" office:value="0.4587717847" calcext:value-type="float">
            <text:p>0.4587717847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0.3836496962" calcext:value-type="float">
            <text:p>0.3836496962</text:p>
          </table:table-cell>
          <table:table-cell office:value-type="float" office:value="0.4584048059" calcext:value-type="float">
            <text:p>0.4584048059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0.3832171562" calcext:value-type="float">
            <text:p>0.3832171562</text:p>
          </table:table-cell>
          <table:table-cell office:value-type="float" office:value="0.4570158168" calcext:value-type="float">
            <text:p>0.4570158168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0.3822735337" calcext:value-type="float">
            <text:p>0.3822735337</text:p>
          </table:table-cell>
          <table:table-cell office:value-type="float" office:value="0.4562963189" calcext:value-type="float">
            <text:p>0.4562963189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0.3817733574" calcext:value-type="float">
            <text:p>0.3817733574</text:p>
          </table:table-cell>
          <table:table-cell office:value-type="float" office:value="0.4548677868" calcext:value-type="float">
            <text:p>0.4548677868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0.3807892812" calcext:value-type="float">
            <text:p>0.3807892812</text:p>
          </table:table-cell>
          <table:table-cell office:value-type="float" office:value="0.4543393017" calcext:value-type="float">
            <text:p>0.454339301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0.3802705637" calcext:value-type="float">
            <text:p>0.3802705637</text:p>
          </table:table-cell>
          <table:table-cell office:value-type="float" office:value="0.4527333343" calcext:value-type="float">
            <text:p>0.4527333343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0.3790105012" calcext:value-type="float">
            <text:p>0.3790105012</text:p>
          </table:table-cell>
          <table:table-cell office:value-type="float" office:value="0.4524373118" calcext:value-type="float">
            <text:p>0.4524373118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0.3781248016" calcext:value-type="float">
            <text:p>0.3781248016</text:p>
          </table:table-cell>
          <table:table-cell office:value-type="float" office:value="0.4514193132" calcext:value-type="float">
            <text:p>0.4514193132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0.3766102031" calcext:value-type="float">
            <text:p>0.3766102031</text:p>
          </table:table-cell>
          <table:table-cell office:value-type="float" office:value="0.4498247608" calcext:value-type="float">
            <text:p>0.4498247608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0.3764142601" calcext:value-type="float">
            <text:p>0.3764142601</text:p>
          </table:table-cell>
          <table:table-cell office:value-type="float" office:value="0.4494268165" calcext:value-type="float">
            <text:p>0.4494268165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0.3749227358" calcext:value-type="float">
            <text:p>0.3749227358</text:p>
          </table:table-cell>
          <table:table-cell office:value-type="float" office:value="0.447847488" calcext:value-type="float">
            <text:p>0.447847488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0.3734923706" calcext:value-type="float">
            <text:p>0.3734923706</text:p>
          </table:table-cell>
          <table:table-cell office:value-type="float" office:value="0.4469578173" calcext:value-type="float">
            <text:p>0.4469578173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0.3723389135" calcext:value-type="float">
            <text:p>0.3723389135</text:p>
          </table:table-cell>
          <table:table-cell office:value-type="float" office:value="0.4457257983" calcext:value-type="float">
            <text:p>0.4457257983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0.3722493683" calcext:value-type="float">
            <text:p>0.3722493683</text:p>
          </table:table-cell>
          <table:table-cell office:value-type="float" office:value="0.4446133496" calcext:value-type="float">
            <text:p>0.4446133496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0.3722181626" calcext:value-type="float">
            <text:p>0.3722181626</text:p>
          </table:table-cell>
          <table:table-cell office:value-type="float" office:value="0.4433794757" calcext:value-type="float">
            <text:p>0.4433794757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0.371554322" calcext:value-type="float">
            <text:p>0.371554322</text:p>
          </table:table-cell>
          <table:table-cell office:value-type="float" office:value="0.4425960418" calcext:value-type="float">
            <text:p>0.4425960418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0.3710154474" calcext:value-type="float">
            <text:p>0.3710154474</text:p>
          </table:table-cell>
          <table:table-cell office:value-type="float" office:value="0.4411473789" calcext:value-type="float">
            <text:p>0.4411473789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0.3696882382" calcext:value-type="float">
            <text:p>0.3696882382</text:p>
          </table:table-cell>
          <table:table-cell office:value-type="float" office:value="0.4402361013" calcext:value-type="float">
            <text:p>0.4402361013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0.3691173556" calcext:value-type="float">
            <text:p>0.3691173556</text:p>
          </table:table-cell>
          <table:table-cell office:value-type="float" office:value="0.4388686791" calcext:value-type="float">
            <text:p>0.4388686791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0.3685671107" calcext:value-type="float">
            <text:p>0.3685671107</text:p>
          </table:table-cell>
          <table:table-cell office:value-type="float" office:value="0.4373829481" calcext:value-type="float">
            <text:p>0.4373829481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0.3680607833" calcext:value-type="float">
            <text:p>0.3680607833</text:p>
          </table:table-cell>
          <table:table-cell office:value-type="float" office:value="0.4360184481" calcext:value-type="float">
            <text:p>0.4360184481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0.3675922285" calcext:value-type="float">
            <text:p>0.3675922285</text:p>
          </table:table-cell>
          <table:table-cell office:value-type="float" office:value="0.4348513484" calcext:value-type="float">
            <text:p>0.4348513484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0.3669461638" calcext:value-type="float">
            <text:p>0.3669461638</text:p>
          </table:table-cell>
          <table:table-cell office:value-type="float" office:value="0.4338414029" calcext:value-type="float">
            <text:p>0.4338414029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0.3662509015" calcext:value-type="float">
            <text:p>0.3662509015</text:p>
          </table:table-cell>
          <table:table-cell office:value-type="float" office:value="0.4324940118" calcext:value-type="float">
            <text:p>0.4324940118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0.3661346396" calcext:value-type="float">
            <text:p>0.3661346396</text:p>
          </table:table-cell>
          <table:table-cell office:value-type="float" office:value="0.4319039844" calcext:value-type="float">
            <text:p>0.4319039844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0.3658794268" calcext:value-type="float">
            <text:p>0.3658794268</text:p>
          </table:table-cell>
          <table:table-cell office:value-type="float" office:value="0.4304708704" calcext:value-type="float">
            <text:p>0.4304708704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0.3643135515" calcext:value-type="float">
            <text:p>0.3643135515</text:p>
          </table:table-cell>
          <table:table-cell office:value-type="float" office:value="0.4291879947" calcext:value-type="float">
            <text:p>0.4291879947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0.3626160301" calcext:value-type="float">
            <text:p>0.3626160301</text:p>
          </table:table-cell>
          <table:table-cell office:value-type="float" office:value="0.4287848622" calcext:value-type="float">
            <text:p>0.4287848622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0.3624600438" calcext:value-type="float">
            <text:p>0.3624600438</text:p>
          </table:table-cell>
          <table:table-cell office:value-type="float" office:value="0.4280212756" calcext:value-type="float">
            <text:p>0.4280212756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0.3613777069" calcext:value-type="float">
            <text:p>0.3613777069</text:p>
          </table:table-cell>
          <table:table-cell office:value-type="float" office:value="0.4273522724" calcext:value-type="float">
            <text:p>0.4273522724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0.3597744952" calcext:value-type="float">
            <text:p>0.3597744952</text:p>
          </table:table-cell>
          <table:table-cell office:value-type="float" office:value="0.4265669421" calcext:value-type="float">
            <text:p>0.4265669421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0.3584927206" calcext:value-type="float">
            <text:p>0.3584927206</text:p>
          </table:table-cell>
          <table:table-cell office:value-type="float" office:value="0.4257133241" calcext:value-type="float">
            <text:p>0.4257133241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0.3584098356" calcext:value-type="float">
            <text:p>0.3584098356</text:p>
          </table:table-cell>
          <table:table-cell office:value-type="float" office:value="0.4246494103" calcext:value-type="float">
            <text:p>0.4246494103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0.3573554757" calcext:value-type="float">
            <text:p>0.3573554757</text:p>
          </table:table-cell>
          <table:table-cell office:value-type="float" office:value="0.4236245851" calcext:value-type="float">
            <text:p>0.4236245851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0.3565036928" calcext:value-type="float">
            <text:p>0.3565036928</text:p>
          </table:table-cell>
          <table:table-cell office:value-type="float" office:value="0.4230090275" calcext:value-type="float">
            <text:p>0.423009027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0.35526798" calcext:value-type="float">
            <text:p>0.35526798</text:p>
          </table:table-cell>
          <table:table-cell office:value-type="float" office:value="0.4226561111" calcext:value-type="float">
            <text:p>0.4226561111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0.3535833983" calcext:value-type="float">
            <text:p>0.3535833983</text:p>
          </table:table-cell>
          <table:table-cell office:value-type="float" office:value="0.4218190173" calcext:value-type="float">
            <text:p>0.4218190173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0.3520407135" calcext:value-type="float">
            <text:p>0.3520407135</text:p>
          </table:table-cell>
          <table:table-cell office:value-type="float" office:value="0.4209560743" calcext:value-type="float">
            <text:p>0.4209560743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0.3509416847" calcext:value-type="float">
            <text:p>0.3509416847</text:p>
          </table:table-cell>
          <table:table-cell office:value-type="float" office:value="0.4204209897" calcext:value-type="float">
            <text:p>0.4204209897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0.3495647177" calcext:value-type="float">
            <text:p>0.3495647177</text:p>
          </table:table-cell>
          <table:table-cell office:value-type="float" office:value="0.420064969" calcext:value-type="float">
            <text:p>0.420064969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0.3492758026" calcext:value-type="float">
            <text:p>0.3492758026</text:p>
          </table:table-cell>
          <table:table-cell office:value-type="float" office:value="0.4187846161" calcext:value-type="float">
            <text:p>0.4187846161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0.3478377121" calcext:value-type="float">
            <text:p>0.3478377121</text:p>
          </table:table-cell>
          <table:table-cell office:value-type="float" office:value="0.4183165468" calcext:value-type="float">
            <text:p>0.4183165468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0.3474640653" calcext:value-type="float">
            <text:p>0.3474640653</text:p>
          </table:table-cell>
          <table:table-cell office:value-type="float" office:value="0.4178511222" calcext:value-type="float">
            <text:p>0.4178511222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0.3460996868" calcext:value-type="float">
            <text:p>0.3460996868</text:p>
          </table:table-cell>
          <table:table-cell office:value-type="float" office:value="0.4164196245" calcext:value-type="float">
            <text:p>0.4164196245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0.3455691192" calcext:value-type="float">
            <text:p>0.3455691192</text:p>
          </table:table-cell>
          <table:table-cell office:value-type="float" office:value="0.4157970621" calcext:value-type="float">
            <text:p>0.4157970621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0.3448169237" calcext:value-type="float">
            <text:p>0.3448169237</text:p>
          </table:table-cell>
          <table:table-cell office:value-type="float" office:value="0.4153227392" calcext:value-type="float">
            <text:p>0.4153227392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0.3445456431" calcext:value-type="float">
            <text:p>0.3445456431</text:p>
          </table:table-cell>
          <table:table-cell office:value-type="float" office:value="0.4146215894" calcext:value-type="float">
            <text:p>0.4146215894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0.3439995091" calcext:value-type="float">
            <text:p>0.3439995091</text:p>
          </table:table-cell>
          <table:table-cell office:value-type="float" office:value="0.4136804802" calcext:value-type="float">
            <text:p>0.4136804802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0.343176834" calcext:value-type="float">
            <text:p>0.343176834</text:p>
          </table:table-cell>
          <table:table-cell office:value-type="float" office:value="0.4128550141" calcext:value-type="float">
            <text:p>0.4128550141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0.3415628368" calcext:value-type="float">
            <text:p>0.3415628368</text:p>
          </table:table-cell>
          <table:table-cell office:value-type="float" office:value="0.4121740907" calcext:value-type="float">
            <text:p>0.4121740907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0.3400732622" calcext:value-type="float">
            <text:p>0.3400732622</text:p>
          </table:table-cell>
          <table:table-cell office:value-type="float" office:value="0.4115256545" calcext:value-type="float">
            <text:p>0.4115256545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0.3399635396" calcext:value-type="float">
            <text:p>0.3399635396</text:p>
          </table:table-cell>
          <table:table-cell office:value-type="float" office:value="0.4111637099" calcext:value-type="float">
            <text:p>0.4111637099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0.3392746822" calcext:value-type="float">
            <text:p>0.3392746822</text:p>
          </table:table-cell>
          <table:table-cell office:value-type="float" office:value="0.4102484962" calcext:value-type="float">
            <text:p>0.4102484962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0.3392255513" calcext:value-type="float">
            <text:p>0.3392255513</text:p>
          </table:table-cell>
          <table:table-cell office:value-type="float" office:value="0.4098581338" calcext:value-type="float">
            <text:p>0.4098581338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0.3391167437" calcext:value-type="float">
            <text:p>0.3391167437</text:p>
          </table:table-cell>
          <table:table-cell office:value-type="float" office:value="0.4086859296" calcext:value-type="float">
            <text:p>0.4086859296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0.3386131888" calcext:value-type="float">
            <text:p>0.3386131888</text:p>
          </table:table-cell>
          <table:table-cell office:value-type="float" office:value="0.407239881" calcext:value-type="float">
            <text:p>0.407239881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0.3370092408" calcext:value-type="float">
            <text:p>0.3370092408</text:p>
          </table:table-cell>
          <table:table-cell office:value-type="float" office:value="0.4069697294" calcext:value-type="float">
            <text:p>0.4069697294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0.3359318899" calcext:value-type="float">
            <text:p>0.3359318899</text:p>
          </table:table-cell>
          <table:table-cell office:value-type="float" office:value="0.4065200967" calcext:value-type="float">
            <text:p>0.4065200967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0.3358654216" calcext:value-type="float">
            <text:p>0.3358654216</text:p>
          </table:table-cell>
          <table:table-cell office:value-type="float" office:value="0.405226351" calcext:value-type="float">
            <text:p>0.405226351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0.335194979" calcext:value-type="float">
            <text:p>0.335194979</text:p>
          </table:table-cell>
          <table:table-cell office:value-type="float" office:value="0.4045157629" calcext:value-type="float">
            <text:p>0.4045157629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0.3337683948" calcext:value-type="float">
            <text:p>0.3337683948</text:p>
          </table:table-cell>
          <table:table-cell office:value-type="float" office:value="0.4038629623" calcext:value-type="float">
            <text:p>0.4038629623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0.3325399488" calcext:value-type="float">
            <text:p>0.3325399488</text:p>
          </table:table-cell>
          <table:table-cell office:value-type="float" office:value="0.4024103241" calcext:value-type="float">
            <text:p>0.4024103241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0.3309557413" calcext:value-type="float">
            <text:p>0.3309557413</text:p>
          </table:table-cell>
          <table:table-cell office:value-type="float" office:value="0.4020507942" calcext:value-type="float">
            <text:p>0.4020507942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0.3300937591" calcext:value-type="float">
            <text:p>0.3300937591</text:p>
          </table:table-cell>
          <table:table-cell office:value-type="float" office:value="0.4013107045" calcext:value-type="float">
            <text:p>0.4013107045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0.3285749177" calcext:value-type="float">
            <text:p>0.3285749177</text:p>
          </table:table-cell>
          <table:table-cell office:value-type="float" office:value="0.4008385719" calcext:value-type="float">
            <text:p>0.4008385719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0.3276360264" calcext:value-type="float">
            <text:p>0.3276360264</text:p>
          </table:table-cell>
          <table:table-cell office:value-type="float" office:value="0.3996818207" calcext:value-type="float">
            <text:p>0.3996818207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0.3264381496" calcext:value-type="float">
            <text:p>0.3264381496</text:p>
          </table:table-cell>
          <table:table-cell office:value-type="float" office:value="0.399381899" calcext:value-type="float">
            <text:p>0.399381899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0.3253969125" calcext:value-type="float">
            <text:p>0.3253969125</text:p>
          </table:table-cell>
          <table:table-cell office:value-type="float" office:value="0.3981347195" calcext:value-type="float">
            <text:p>0.3981347195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0.3248632902" calcext:value-type="float">
            <text:p>0.3248632902</text:p>
          </table:table-cell>
          <table:table-cell office:value-type="float" office:value="0.3975057737" calcext:value-type="float">
            <text:p>0.3975057737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0.3244510094" calcext:value-type="float">
            <text:p>0.3244510094</text:p>
          </table:table-cell>
          <table:table-cell office:value-type="float" office:value="0.3966393445" calcext:value-type="float">
            <text:p>0.3966393445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0.3234391772" calcext:value-type="float">
            <text:p>0.3234391772</text:p>
          </table:table-cell>
          <table:table-cell office:value-type="float" office:value="0.3954163063" calcext:value-type="float">
            <text:p>0.3954163063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0.3231573495" calcext:value-type="float">
            <text:p>0.3231573495</text:p>
          </table:table-cell>
          <table:table-cell office:value-type="float" office:value="0.394450852" calcext:value-type="float">
            <text:p>0.394450852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0.3218578408" calcext:value-type="float">
            <text:p>0.3218578408</text:p>
          </table:table-cell>
          <table:table-cell office:value-type="float" office:value="0.3935740809" calcext:value-type="float">
            <text:p>0.3935740809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0.3217643798" calcext:value-type="float">
            <text:p>0.3217643798</text:p>
          </table:table-cell>
          <table:table-cell office:value-type="float" office:value="0.3929169108" calcext:value-type="float">
            <text:p>0.3929169108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0.320925824" calcext:value-type="float">
            <text:p>0.320925824</text:p>
          </table:table-cell>
          <table:table-cell office:value-type="float" office:value="0.3918812183" calcext:value-type="float">
            <text:p>0.3918812183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3203838414" calcext:value-type="float">
            <text:p>0.3203838414</text:p>
          </table:table-cell>
          <table:table-cell office:value-type="float" office:value="0.3910484358" calcext:value-type="float">
            <text:p>0.3910484358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0.3200865216" calcext:value-type="float">
            <text:p>0.3200865216</text:p>
          </table:table-cell>
          <table:table-cell office:value-type="float" office:value="0.3900656229" calcext:value-type="float">
            <text:p>0.3900656229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0.3195063478" calcext:value-type="float">
            <text:p>0.3195063478</text:p>
          </table:table-cell>
          <table:table-cell office:value-type="float" office:value="0.3897141649" calcext:value-type="float">
            <text:p>0.3897141649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0.3186658291" calcext:value-type="float">
            <text:p>0.3186658291</text:p>
          </table:table-cell>
          <table:table-cell office:value-type="float" office:value="0.3886932305" calcext:value-type="float">
            <text:p>0.3886932305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0.3171372045" calcext:value-type="float">
            <text:p>0.3171372045</text:p>
          </table:table-cell>
          <table:table-cell office:value-type="float" office:value="0.3874352397" calcext:value-type="float">
            <text:p>0.3874352397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0.3162264229" calcext:value-type="float">
            <text:p>0.3162264229</text:p>
          </table:table-cell>
          <table:table-cell office:value-type="float" office:value="0.3870561677" calcext:value-type="float">
            <text:p>0.3870561677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0.315543556" calcext:value-type="float">
            <text:p>0.315543556</text:p>
          </table:table-cell>
          <table:table-cell office:value-type="float" office:value="0.3858891696" calcext:value-type="float">
            <text:p>0.3858891696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0.3146179979" calcext:value-type="float">
            <text:p>0.3146179979</text:p>
          </table:table-cell>
          <table:table-cell office:value-type="float" office:value="0.3846935037" calcext:value-type="float">
            <text:p>0.3846935037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0.3134609803" calcext:value-type="float">
            <text:p>0.3134609803</text:p>
          </table:table-cell>
          <table:table-cell office:value-type="float" office:value="0.3844317009" calcext:value-type="float">
            <text:p>0.3844317009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0.3133018679" calcext:value-type="float">
            <text:p>0.3133018679</text:p>
          </table:table-cell>
          <table:table-cell office:value-type="float" office:value="0.3836762426" calcext:value-type="float">
            <text:p>0.3836762426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0.3130686438" calcext:value-type="float">
            <text:p>0.3130686438</text:p>
          </table:table-cell>
          <table:table-cell office:value-type="float" office:value="0.3829123384" calcext:value-type="float">
            <text:p>0.3829123384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0.3118573782" calcext:value-type="float">
            <text:p>0.3118573782</text:p>
          </table:table-cell>
          <table:table-cell office:value-type="float" office:value="0.3825566508" calcext:value-type="float">
            <text:p>0.3825566508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0.3117361105" calcext:value-type="float">
            <text:p>0.3117361105</text:p>
          </table:table-cell>
          <table:table-cell office:value-type="float" office:value="0.3815384622" calcext:value-type="float">
            <text:p>0.3815384622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0.3106096963" calcext:value-type="float">
            <text:p>0.3106096963</text:p>
          </table:table-cell>
          <table:table-cell office:value-type="float" office:value="0.3805633607" calcext:value-type="float">
            <text:p>0.3805633607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0.309821978" calcext:value-type="float">
            <text:p>0.309821978</text:p>
          </table:table-cell>
          <table:table-cell office:value-type="float" office:value="0.3801230479" calcext:value-type="float">
            <text:p>0.3801230479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0.309446625" calcext:value-type="float">
            <text:p>0.309446625</text:p>
          </table:table-cell>
          <table:table-cell office:value-type="float" office:value="0.37902267" calcext:value-type="float">
            <text:p>0.37902267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0.3085157062" calcext:value-type="float">
            <text:p>0.3085157062</text:p>
          </table:table-cell>
          <table:table-cell office:value-type="float" office:value="0.3787874782" calcext:value-type="float">
            <text:p>0.3787874782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0.3083690464" calcext:value-type="float">
            <text:p>0.3083690464</text:p>
          </table:table-cell>
          <table:table-cell office:value-type="float" office:value="0.3775463315" calcext:value-type="float">
            <text:p>0.3775463315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0.3078989482" calcext:value-type="float">
            <text:p>0.3078989482</text:p>
          </table:table-cell>
          <table:table-cell office:value-type="float" office:value="0.376269764" calcext:value-type="float">
            <text:p>0.376269764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0.3075014562" calcext:value-type="float">
            <text:p>0.3075014562</text:p>
          </table:table-cell>
          <table:table-cell office:value-type="float" office:value="0.3750076645" calcext:value-type="float">
            <text:p>0.3750076645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3065831766" calcext:value-type="float">
            <text:p>0.3065831766</text:p>
          </table:table-cell>
          <table:table-cell office:value-type="float" office:value="0.3743503952" calcext:value-type="float">
            <text:p>0.3743503952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0.3062498629" calcext:value-type="float">
            <text:p>0.3062498629</text:p>
          </table:table-cell>
          <table:table-cell office:value-type="float" office:value="0.3732348514" calcext:value-type="float">
            <text:p>0.3732348514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0.3062073522" calcext:value-type="float">
            <text:p>0.3062073522</text:p>
          </table:table-cell>
          <table:table-cell office:value-type="float" office:value="0.3724808081" calcext:value-type="float">
            <text:p>0.3724808081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0.305568595" calcext:value-type="float">
            <text:p>0.305568595</text:p>
          </table:table-cell>
          <table:table-cell office:value-type="float" office:value="0.3721937117" calcext:value-type="float">
            <text:p>0.3721937117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0.30486615" calcext:value-type="float">
            <text:p>0.30486615</text:p>
          </table:table-cell>
          <table:table-cell office:value-type="float" office:value="0.3712238671" calcext:value-type="float">
            <text:p>0.3712238671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0.3039923646" calcext:value-type="float">
            <text:p>0.3039923646</text:p>
          </table:table-cell>
          <table:table-cell office:value-type="float" office:value="0.3709822316" calcext:value-type="float">
            <text:p>0.3709822316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0.3034001351" calcext:value-type="float">
            <text:p>0.3034001351</text:p>
          </table:table-cell>
          <table:table-cell office:value-type="float" office:value="0.3704545551" calcext:value-type="float">
            <text:p>0.3704545551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0.3026485071" calcext:value-type="float">
            <text:p>0.3026485071</text:p>
          </table:table-cell>
          <table:table-cell office:value-type="float" office:value="0.3691659381" calcext:value-type="float">
            <text:p>0.3691659381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0.3020685931" calcext:value-type="float">
            <text:p>0.3020685931</text:p>
          </table:table-cell>
          <table:table-cell office:value-type="float" office:value="0.3679915335" calcext:value-type="float">
            <text:p>0.3679915335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0.3007994205" calcext:value-type="float">
            <text:p>0.3007994205</text:p>
          </table:table-cell>
          <table:table-cell office:value-type="float" office:value="0.3669887615" calcext:value-type="float">
            <text:p>0.3669887615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0.29994946" calcext:value-type="float">
            <text:p>0.29994946</text:p>
          </table:table-cell>
          <table:table-cell office:value-type="float" office:value="0.3661565474" calcext:value-type="float">
            <text:p>0.3661565474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0.2993788416" calcext:value-type="float">
            <text:p>0.2993788416</text:p>
          </table:table-cell>
          <table:table-cell office:value-type="float" office:value="0.3653866586" calcext:value-type="float">
            <text:p>0.3653866586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0.2986786219" calcext:value-type="float">
            <text:p>0.2986786219</text:p>
          </table:table-cell>
          <table:table-cell office:value-type="float" office:value="0.3651261617" calcext:value-type="float">
            <text:p>0.3651261617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0.2981822266" calcext:value-type="float">
            <text:p>0.2981822266</text:p>
          </table:table-cell>
          <table:table-cell office:value-type="float" office:value="0.3645487782" calcext:value-type="float">
            <text:p>0.3645487782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0.298132626" calcext:value-type="float">
            <text:p>0.298132626</text:p>
          </table:table-cell>
          <table:table-cell office:value-type="float" office:value="0.3642246757" calcext:value-type="float">
            <text:p>0.3642246757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0.2974537333" calcext:value-type="float">
            <text:p>0.2974537333</text:p>
          </table:table-cell>
          <table:table-cell office:value-type="float" office:value="0.3638926844" calcext:value-type="float">
            <text:p>0.3638926844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0.2960458948" calcext:value-type="float">
            <text:p>0.2960458948</text:p>
          </table:table-cell>
          <table:table-cell office:value-type="float" office:value="0.3630785221" calcext:value-type="float">
            <text:p>0.3630785221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0.2957160544" calcext:value-type="float">
            <text:p>0.2957160544</text:p>
          </table:table-cell>
          <table:table-cell office:value-type="float" office:value="0.3628321733" calcext:value-type="float">
            <text:p>0.3628321733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0.2946806521" calcext:value-type="float">
            <text:p>0.2946806521</text:p>
          </table:table-cell>
          <table:table-cell office:value-type="float" office:value="0.3624131042" calcext:value-type="float">
            <text:p>0.3624131042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0.2936110849" calcext:value-type="float">
            <text:p>0.2936110849</text:p>
          </table:table-cell>
          <table:table-cell office:value-type="float" office:value="0.361887001" calcext:value-type="float">
            <text:p>0.361887001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0.2930236727" calcext:value-type="float">
            <text:p>0.2930236727</text:p>
          </table:table-cell>
          <table:table-cell office:value-type="float" office:value="0.361331748" calcext:value-type="float">
            <text:p>0.361331748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0.2917218344" calcext:value-type="float">
            <text:p>0.2917218344</text:p>
          </table:table-cell>
          <table:table-cell office:value-type="float" office:value="0.3601433568" calcext:value-type="float">
            <text:p>0.3601433568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0.2915945407" calcext:value-type="float">
            <text:p>0.2915945407</text:p>
          </table:table-cell>
          <table:table-cell office:value-type="float" office:value="0.3593736244" calcext:value-type="float">
            <text:p>0.3593736244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0.2914722597" calcext:value-type="float">
            <text:p>0.2914722597</text:p>
          </table:table-cell>
          <table:table-cell office:value-type="float" office:value="0.3589713095" calcext:value-type="float">
            <text:p>0.3589713095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0.29079954" calcext:value-type="float">
            <text:p>0.29079954</text:p>
          </table:table-cell>
          <table:table-cell office:value-type="float" office:value="0.3583229812" calcext:value-type="float">
            <text:p>0.3583229812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0.2904772869" calcext:value-type="float">
            <text:p>0.2904772869</text:p>
          </table:table-cell>
          <table:table-cell office:value-type="float" office:value="0.3575509663" calcext:value-type="float">
            <text:p>0.3575509663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0.2894748061" calcext:value-type="float">
            <text:p>0.2894748061</text:p>
          </table:table-cell>
          <table:table-cell office:value-type="float" office:value="0.3563507632" calcext:value-type="float">
            <text:p>0.3563507632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0.2887048245" calcext:value-type="float">
            <text:p>0.2887048245</text:p>
          </table:table-cell>
          <table:table-cell office:value-type="float" office:value="0.3557021195" calcext:value-type="float">
            <text:p>0.3557021195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0.2878881783" calcext:value-type="float">
            <text:p>0.2878881783</text:p>
          </table:table-cell>
          <table:table-cell office:value-type="float" office:value="0.3548176312" calcext:value-type="float">
            <text:p>0.3548176312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0.2876483247" calcext:value-type="float">
            <text:p>0.2876483247</text:p>
          </table:table-cell>
          <table:table-cell office:value-type="float" office:value="0.3539291702" calcext:value-type="float">
            <text:p>0.3539291702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0.2874000266" calcext:value-type="float">
            <text:p>0.2874000266</text:p>
          </table:table-cell>
          <table:table-cell office:value-type="float" office:value="0.3532613111" calcext:value-type="float">
            <text:p>0.353261311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0.2864460239" calcext:value-type="float">
            <text:p>0.2864460239</text:p>
          </table:table-cell>
          <table:table-cell office:value-type="float" office:value="0.3522304835" calcext:value-type="float">
            <text:p>0.3522304835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0.2852323981" calcext:value-type="float">
            <text:p>0.2852323981</text:p>
          </table:table-cell>
          <table:table-cell office:value-type="float" office:value="0.3512687468" calcext:value-type="float">
            <text:p>0.3512687468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0.2840470193" calcext:value-type="float">
            <text:p>0.2840470193</text:p>
          </table:table-cell>
          <table:table-cell office:value-type="float" office:value="0.350443758" calcext:value-type="float">
            <text:p>0.350443758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0.2832309761" calcext:value-type="float">
            <text:p>0.2832309761</text:p>
          </table:table-cell>
          <table:table-cell office:value-type="float" office:value="0.3496047796" calcext:value-type="float">
            <text:p>0.3496047796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0.2825097579" calcext:value-type="float">
            <text:p>0.2825097579</text:p>
          </table:table-cell>
          <table:table-cell office:value-type="float" office:value="0.3492322023" calcext:value-type="float">
            <text:p>0.3492322023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0.2815104287" calcext:value-type="float">
            <text:p>0.2815104287</text:p>
          </table:table-cell>
          <table:table-cell office:value-type="float" office:value="0.348777575" calcext:value-type="float">
            <text:p>0.348777575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0.2805816358" calcext:value-type="float">
            <text:p>0.2805816358</text:p>
          </table:table-cell>
          <table:table-cell office:value-type="float" office:value="0.3477793815" calcext:value-type="float">
            <text:p>0.3477793815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0.279353446" calcext:value-type="float">
            <text:p>0.279353446</text:p>
          </table:table-cell>
          <table:table-cell office:value-type="float" office:value="0.34677376" calcext:value-type="float">
            <text:p>0.34677376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0.2792496575" calcext:value-type="float">
            <text:p>0.2792496575</text:p>
          </table:table-cell>
          <table:table-cell office:value-type="float" office:value="0.3463346385" calcext:value-type="float">
            <text:p>0.3463346385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0.2781512099" calcext:value-type="float">
            <text:p>0.2781512099</text:p>
          </table:table-cell>
          <table:table-cell office:value-type="float" office:value="0.3453850175" calcext:value-type="float">
            <text:p>0.3453850175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0.2779640578" calcext:value-type="float">
            <text:p>0.2779640578</text:p>
          </table:table-cell>
          <table:table-cell office:value-type="float" office:value="0.344257937" calcext:value-type="float">
            <text:p>0.344257937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0.2772438925" calcext:value-type="float">
            <text:p>0.2772438925</text:p>
          </table:table-cell>
          <table:table-cell office:value-type="float" office:value="0.3434362718" calcext:value-type="float">
            <text:p>0.3434362718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2768669731" calcext:value-type="float">
            <text:p>0.2768669731</text:p>
          </table:table-cell>
          <table:table-cell office:value-type="float" office:value="0.3423658456" calcext:value-type="float">
            <text:p>0.3423658456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0.2763816224" calcext:value-type="float">
            <text:p>0.2763816224</text:p>
          </table:table-cell>
          <table:table-cell office:value-type="float" office:value="0.3415310013" calcext:value-type="float">
            <text:p>0.3415310013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0.2753194715" calcext:value-type="float">
            <text:p>0.2753194715</text:p>
          </table:table-cell>
          <table:table-cell office:value-type="float" office:value="0.3412931293" calcext:value-type="float">
            <text:p>0.3412931293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0.2748448949" calcext:value-type="float">
            <text:p>0.2748448949</text:p>
          </table:table-cell>
          <table:table-cell office:value-type="float" office:value="0.3406132944" calcext:value-type="float">
            <text:p>0.3406132944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0.2747181411" calcext:value-type="float">
            <text:p>0.2747181411</text:p>
          </table:table-cell>
          <table:table-cell office:value-type="float" office:value="0.3397690973" calcext:value-type="float">
            <text:p>0.3397690973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0.2741812383" calcext:value-type="float">
            <text:p>0.2741812383</text:p>
          </table:table-cell>
          <table:table-cell office:value-type="float" office:value="0.3389289767" calcext:value-type="float">
            <text:p>0.3389289767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0.2734489696" calcext:value-type="float">
            <text:p>0.2734489696</text:p>
          </table:table-cell>
          <table:table-cell office:value-type="float" office:value="0.3382998848" calcext:value-type="float">
            <text:p>0.3382998848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0.2721119277" calcext:value-type="float">
            <text:p>0.2721119277</text:p>
          </table:table-cell>
          <table:table-cell office:value-type="float" office:value="0.33808256" calcext:value-type="float">
            <text:p>0.33808256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0.2715414786" calcext:value-type="float">
            <text:p>0.2715414786</text:p>
          </table:table-cell>
          <table:table-cell office:value-type="float" office:value="0.3373321028" calcext:value-type="float">
            <text:p>0.3373321028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0.2702853596" calcext:value-type="float">
            <text:p>0.2702853596</text:p>
          </table:table-cell>
          <table:table-cell office:value-type="float" office:value="0.3365448514" calcext:value-type="float">
            <text:p>0.3365448514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0.2693643714" calcext:value-type="float">
            <text:p>0.2693643714</text:p>
          </table:table-cell>
          <table:table-cell office:value-type="float" office:value="0.3353419788" calcext:value-type="float">
            <text:p>0.3353419788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0.2691102795" calcext:value-type="float">
            <text:p>0.2691102795</text:p>
          </table:table-cell>
          <table:table-cell office:value-type="float" office:value="0.3346582507" calcext:value-type="float">
            <text:p>0.3346582507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0.269095364" calcext:value-type="float">
            <text:p>0.269095364</text:p>
          </table:table-cell>
          <table:table-cell office:value-type="float" office:value="0.3342660008" calcext:value-type="float">
            <text:p>0.3342660008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0.2684979449" calcext:value-type="float">
            <text:p>0.2684979449</text:p>
          </table:table-cell>
          <table:table-cell office:value-type="float" office:value="0.33378703" calcext:value-type="float">
            <text:p>0.33378703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0.2679559549" calcext:value-type="float">
            <text:p>0.2679559549</text:p>
          </table:table-cell>
          <table:table-cell office:value-type="float" office:value="0.3332792748" calcext:value-type="float">
            <text:p>0.3332792748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0.267078873" calcext:value-type="float">
            <text:p>0.267078873</text:p>
          </table:table-cell>
          <table:table-cell office:value-type="float" office:value="0.3322995386" calcext:value-type="float">
            <text:p>0.3322995386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0.2669104989" calcext:value-type="float">
            <text:p>0.2669104989</text:p>
          </table:table-cell>
          <table:table-cell office:value-type="float" office:value="0.33161936" calcext:value-type="float">
            <text:p>0.33161936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0.2667526596" calcext:value-type="float">
            <text:p>0.2667526596</text:p>
          </table:table-cell>
          <table:table-cell office:value-type="float" office:value="0.3310195104" calcext:value-type="float">
            <text:p>0.3310195104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0.2666460324" calcext:value-type="float">
            <text:p>0.2666460324</text:p>
          </table:table-cell>
          <table:table-cell office:value-type="float" office:value="0.3304077539" calcext:value-type="float">
            <text:p>0.330407753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0.2661485944" calcext:value-type="float">
            <text:p>0.2661485944</text:p>
          </table:table-cell>
          <table:table-cell office:value-type="float" office:value="0.3301885297" calcext:value-type="float">
            <text:p>0.3301885297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0.2655425108" calcext:value-type="float">
            <text:p>0.2655425108</text:p>
          </table:table-cell>
          <table:table-cell office:value-type="float" office:value="0.3298138675" calcext:value-type="float">
            <text:p>0.3298138675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0.2651164264" calcext:value-type="float">
            <text:p>0.2651164264</text:p>
          </table:table-cell>
          <table:table-cell office:value-type="float" office:value="0.3290877923" calcext:value-type="float">
            <text:p>0.3290877923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0.2638479429" calcext:value-type="float">
            <text:p>0.2638479429</text:p>
          </table:table-cell>
          <table:table-cell office:value-type="float" office:value="0.3283924099" calcext:value-type="float">
            <text:p>0.3283924099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0.2631324001" calcext:value-type="float">
            <text:p>0.2631324001</text:p>
          </table:table-cell>
          <table:table-cell office:value-type="float" office:value="0.3275278281" calcext:value-type="float">
            <text:p>0.3275278281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0.2618928092" calcext:value-type="float">
            <text:p>0.2618928092</text:p>
          </table:table-cell>
          <table:table-cell office:value-type="float" office:value="0.3264086122" calcext:value-type="float">
            <text:p>0.3264086122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0.2606120184" calcext:value-type="float">
            <text:p>0.2606120184</text:p>
          </table:table-cell>
          <table:table-cell office:value-type="float" office:value="0.3253831179" calcext:value-type="float">
            <text:p>0.3253831179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0.2594011952" calcext:value-type="float">
            <text:p>0.2594011952</text:p>
          </table:table-cell>
          <table:table-cell office:value-type="float" office:value="0.3247518341" calcext:value-type="float">
            <text:p>0.3247518341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0.2585501665" calcext:value-type="float">
            <text:p>0.2585501665</text:p>
          </table:table-cell>
          <table:table-cell office:value-type="float" office:value="0.32401828" calcext:value-type="float">
            <text:p>0.32401828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0.2579610483" calcext:value-type="float">
            <text:p>0.2579610483</text:p>
          </table:table-cell>
          <table:table-cell office:value-type="float" office:value="0.3233237666" calcext:value-type="float">
            <text:p>0.3233237666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0.2568556804" calcext:value-type="float">
            <text:p>0.2568556804</text:p>
          </table:table-cell>
          <table:table-cell office:value-type="float" office:value="0.3228359835" calcext:value-type="float">
            <text:p>0.3228359835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0.2567953952" calcext:value-type="float">
            <text:p>0.2567953952</text:p>
          </table:table-cell>
          <table:table-cell office:value-type="float" office:value="0.3226393611" calcext:value-type="float">
            <text:p>0.3226393611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0.2561909054" calcext:value-type="float">
            <text:p>0.2561909054</text:p>
          </table:table-cell>
          <table:table-cell office:value-type="float" office:value="0.3218212593" calcext:value-type="float">
            <text:p>0.3218212593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0.2556167754" calcext:value-type="float">
            <text:p>0.2556167754</text:p>
          </table:table-cell>
          <table:table-cell office:value-type="float" office:value="0.3215540134" calcext:value-type="float">
            <text:p>0.3215540134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0.254742926" calcext:value-type="float">
            <text:p>0.254742926</text:p>
          </table:table-cell>
          <table:table-cell office:value-type="float" office:value="0.3213012716" calcext:value-type="float">
            <text:p>0.3213012716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0.2536625901" calcext:value-type="float">
            <text:p>0.2536625901</text:p>
          </table:table-cell>
          <table:table-cell office:value-type="float" office:value="0.3206190706" calcext:value-type="float">
            <text:p>0.3206190706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0.253397129" calcext:value-type="float">
            <text:p>0.253397129</text:p>
          </table:table-cell>
          <table:table-cell office:value-type="float" office:value="0.3199239154" calcext:value-type="float">
            <text:p>0.3199239154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0.2525624962" calcext:value-type="float">
            <text:p>0.2525624962</text:p>
          </table:table-cell>
          <table:table-cell office:value-type="float" office:value="0.3188396196" calcext:value-type="float">
            <text:p>0.3188396196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2520942602" calcext:value-type="float">
            <text:p>0.2520942602</text:p>
          </table:table-cell>
          <table:table-cell office:value-type="float" office:value="0.3176993885" calcext:value-type="float">
            <text:p>0.3176993885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0.251741645" calcext:value-type="float">
            <text:p>0.251741645</text:p>
          </table:table-cell>
          <table:table-cell office:value-type="float" office:value="0.3174335879" calcext:value-type="float">
            <text:p>0.3174335879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0.2510122384" calcext:value-type="float">
            <text:p>0.2510122384</text:p>
          </table:table-cell>
          <table:table-cell office:value-type="float" office:value="0.3166584342" calcext:value-type="float">
            <text:p>0.3166584342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0.2500865166" calcext:value-type="float">
            <text:p>0.2500865166</text:p>
          </table:table-cell>
          <table:table-cell office:value-type="float" office:value="0.3157535397" calcext:value-type="float">
            <text:p>0.3157535397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0.2496558074" calcext:value-type="float">
            <text:p>0.2496558074</text:p>
          </table:table-cell>
          <table:table-cell office:value-type="float" office:value="0.3152915228" calcext:value-type="float">
            <text:p>0.3152915228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0.2491039295" calcext:value-type="float">
            <text:p>0.2491039295</text:p>
          </table:table-cell>
          <table:table-cell office:value-type="float" office:value="0.3145403848" calcext:value-type="float">
            <text:p>0.3145403848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0.2487045615" calcext:value-type="float">
            <text:p>0.2487045615</text:p>
          </table:table-cell>
          <table:table-cell office:value-type="float" office:value="0.3137979471" calcext:value-type="float">
            <text:p>0.3137979471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0.2483737979" calcext:value-type="float">
            <text:p>0.2483737979</text:p>
          </table:table-cell>
          <table:table-cell office:value-type="float" office:value="0.3128483567" calcext:value-type="float">
            <text:p>0.3128483567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0.2477620354" calcext:value-type="float">
            <text:p>0.2477620354</text:p>
          </table:table-cell>
          <table:table-cell office:value-type="float" office:value="0.3123733612" calcext:value-type="float">
            <text:p>0.3123733612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0.2468411292" calcext:value-type="float">
            <text:p>0.2468411292</text:p>
          </table:table-cell>
          <table:table-cell office:value-type="float" office:value="0.3116609549" calcext:value-type="float">
            <text:p>0.3116609549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0.2461544401" calcext:value-type="float">
            <text:p>0.2461544401</text:p>
          </table:table-cell>
          <table:table-cell office:value-type="float" office:value="0.3107349904" calcext:value-type="float">
            <text:p>0.3107349904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0.2458850538" calcext:value-type="float">
            <text:p>0.2458850538</text:p>
          </table:table-cell>
          <table:table-cell office:value-type="float" office:value="0.310407298" calcext:value-type="float">
            <text:p>0.31040729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2450930506" calcext:value-type="float">
            <text:p>0.2450930506</text:p>
          </table:table-cell>
          <table:table-cell office:value-type="float" office:value="0.3095047008" calcext:value-type="float">
            <text:p>0.3095047008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0.2442770455" calcext:value-type="float">
            <text:p>0.2442770455</text:p>
          </table:table-cell>
          <table:table-cell office:value-type="float" office:value="0.3086922938" calcext:value-type="float">
            <text:p>0.3086922938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0.2430903278" calcext:value-type="float">
            <text:p>0.2430903278</text:p>
          </table:table-cell>
          <table:table-cell office:value-type="float" office:value="0.3077446487" calcext:value-type="float">
            <text:p>0.3077446487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0.2430388913" calcext:value-type="float">
            <text:p>0.2430388913</text:p>
          </table:table-cell>
          <table:table-cell office:value-type="float" office:value="0.3071792886" calcext:value-type="float">
            <text:p>0.3071792886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0.2425427368" calcext:value-type="float">
            <text:p>0.2425427368</text:p>
          </table:table-cell>
          <table:table-cell office:value-type="float" office:value="0.3067629668" calcext:value-type="float">
            <text:p>0.3067629668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0.24214368" calcext:value-type="float">
            <text:p>0.24214368</text:p>
          </table:table-cell>
          <table:table-cell office:value-type="float" office:value="0.3058429471" calcext:value-type="float">
            <text:p>0.3058429471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0.2413401011" calcext:value-type="float">
            <text:p>0.2413401011</text:p>
          </table:table-cell>
          <table:table-cell office:value-type="float" office:value="0.3054827159" calcext:value-type="float">
            <text:p>0.3054827159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0.2412671939" calcext:value-type="float">
            <text:p>0.2412671939</text:p>
          </table:table-cell>
          <table:table-cell office:value-type="float" office:value="0.3047464785" calcext:value-type="float">
            <text:p>0.3047464785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0.2404616871" calcext:value-type="float">
            <text:p>0.2404616871</text:p>
          </table:table-cell>
          <table:table-cell office:value-type="float" office:value="0.3043964559" calcext:value-type="float">
            <text:p>0.3043964559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0.2399013782" calcext:value-type="float">
            <text:p>0.2399013782</text:p>
          </table:table-cell>
          <table:table-cell office:value-type="float" office:value="0.3036605285" calcext:value-type="float">
            <text:p>0.3036605285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0.2388876719" calcext:value-type="float">
            <text:p>0.2388876719</text:p>
          </table:table-cell>
          <table:table-cell office:value-type="float" office:value="0.3026311974" calcext:value-type="float">
            <text:p>0.3026311974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0.2387267209" calcext:value-type="float">
            <text:p>0.2387267209</text:p>
          </table:table-cell>
          <table:table-cell office:value-type="float" office:value="0.3018097569" calcext:value-type="float">
            <text:p>0.3018097569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0.2378766964" calcext:value-type="float">
            <text:p>0.2378766964</text:p>
          </table:table-cell>
          <table:table-cell office:value-type="float" office:value="0.3014826923" calcext:value-type="float">
            <text:p>0.3014826923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0.2371024074" calcext:value-type="float">
            <text:p>0.2371024074</text:p>
          </table:table-cell>
          <table:table-cell office:value-type="float" office:value="0.3012013125" calcext:value-type="float">
            <text:p>0.3012013125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0.2361508592" calcext:value-type="float">
            <text:p>0.2361508592</text:p>
          </table:table-cell>
          <table:table-cell office:value-type="float" office:value="0.3002925098" calcext:value-type="float">
            <text:p>0.3002925098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0.2359996095" calcext:value-type="float">
            <text:p>0.2359996095</text:p>
          </table:table-cell>
          <table:table-cell office:value-type="float" office:value="0.2994806995" calcext:value-type="float">
            <text:p>0.2994806995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0.2349527741" calcext:value-type="float">
            <text:p>0.2349527741</text:p>
          </table:table-cell>
          <table:table-cell office:value-type="float" office:value="0.2986974379" calcext:value-type="float">
            <text:p>0.2986974379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0.2341353811" calcext:value-type="float">
            <text:p>0.2341353811</text:p>
          </table:table-cell>
          <table:table-cell office:value-type="float" office:value="0.2978536142" calcext:value-type="float">
            <text:p>0.2978536142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0.2338652014" calcext:value-type="float">
            <text:p>0.2338652014</text:p>
          </table:table-cell>
          <table:table-cell office:value-type="float" office:value="0.2974770166" calcext:value-type="float">
            <text:p>0.2974770166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0.2327608808" calcext:value-type="float">
            <text:p>0.2327608808</text:p>
          </table:table-cell>
          <table:table-cell office:value-type="float" office:value="0.2966736012" calcext:value-type="float">
            <text:p>0.2966736012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0.2325638247" calcext:value-type="float">
            <text:p>0.2325638247</text:p>
          </table:table-cell>
          <table:table-cell office:value-type="float" office:value="0.2959980205" calcext:value-type="float">
            <text:p>0.2959980205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0.2316085176" calcext:value-type="float">
            <text:p>0.2316085176</text:p>
          </table:table-cell>
          <table:table-cell office:value-type="float" office:value="0.2957142958" calcext:value-type="float">
            <text:p>0.2957142958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0.2307297742" calcext:value-type="float">
            <text:p>0.2307297742</text:p>
          </table:table-cell>
          <table:table-cell office:value-type="float" office:value="0.2949635602" calcext:value-type="float">
            <text:p>0.2949635602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0.2306964966" calcext:value-type="float">
            <text:p>0.2306964966</text:p>
          </table:table-cell>
          <table:table-cell office:value-type="float" office:value="0.2946486241" calcext:value-type="float">
            <text:p>0.2946486241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0.2301239064" calcext:value-type="float">
            <text:p>0.2301239064</text:p>
          </table:table-cell>
          <table:table-cell office:value-type="float" office:value="0.2943404654" calcext:value-type="float">
            <text:p>0.2943404654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0.2290575814" calcext:value-type="float">
            <text:p>0.2290575814</text:p>
          </table:table-cell>
          <table:table-cell office:value-type="float" office:value="0.2938189789" calcext:value-type="float">
            <text:p>0.2938189789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0.2285012942" calcext:value-type="float">
            <text:p>0.2285012942</text:p>
          </table:table-cell>
          <table:table-cell office:value-type="float" office:value="0.293514388" calcext:value-type="float">
            <text:p>0.293514388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0.227911963" calcext:value-type="float">
            <text:p>0.227911963</text:p>
          </table:table-cell>
          <table:table-cell office:value-type="float" office:value="0.2928125961" calcext:value-type="float">
            <text:p>0.2928125961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0.226837122" calcext:value-type="float">
            <text:p>0.226837122</text:p>
          </table:table-cell>
          <table:table-cell office:value-type="float" office:value="0.2917893007" calcext:value-type="float">
            <text:p>0.2917893007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0.2259154584" calcext:value-type="float">
            <text:p>0.2259154584</text:p>
          </table:table-cell>
          <table:table-cell office:value-type="float" office:value="0.2907999374" calcext:value-type="float">
            <text:p>0.2907999374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0.2258307157" calcext:value-type="float">
            <text:p>0.2258307157</text:p>
          </table:table-cell>
          <table:table-cell office:value-type="float" office:value="0.290321457" calcext:value-type="float">
            <text:p>0.290321457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0.2256301627" calcext:value-type="float">
            <text:p>0.2256301627</text:p>
          </table:table-cell>
          <table:table-cell office:value-type="float" office:value="0.2893535336" calcext:value-type="float">
            <text:p>0.2893535336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0.225292301" calcext:value-type="float">
            <text:p>0.225292301</text:p>
          </table:table-cell>
          <table:table-cell office:value-type="float" office:value="0.2886533501" calcext:value-type="float">
            <text:p>0.2886533501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0.2244375492" calcext:value-type="float">
            <text:p>0.2244375492</text:p>
          </table:table-cell>
          <table:table-cell office:value-type="float" office:value="0.2883572324" calcext:value-type="float">
            <text:p>0.2883572324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0.2236234569" calcext:value-type="float">
            <text:p>0.2236234569</text:p>
          </table:table-cell>
          <table:table-cell office:value-type="float" office:value="0.2881407381" calcext:value-type="float">
            <text:p>0.2881407381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0.2230147276" calcext:value-type="float">
            <text:p>0.2230147276</text:p>
          </table:table-cell>
          <table:table-cell office:value-type="float" office:value="0.287669563" calcext:value-type="float">
            <text:p>0.287669563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0.2224085857" calcext:value-type="float">
            <text:p>0.2224085857</text:p>
          </table:table-cell>
          <table:table-cell office:value-type="float" office:value="0.2866630885" calcext:value-type="float">
            <text:p>0.2866630885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0.2218923147" calcext:value-type="float">
            <text:p>0.2218923147</text:p>
          </table:table-cell>
          <table:table-cell office:value-type="float" office:value="0.2859713306" calcext:value-type="float">
            <text:p>0.2859713306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0.2208574465" calcext:value-type="float">
            <text:p>0.2208574465</text:p>
          </table:table-cell>
          <table:table-cell office:value-type="float" office:value="0.2856419592" calcext:value-type="float">
            <text:p>0.2856419592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0.2201103553" calcext:value-type="float">
            <text:p>0.2201103553</text:p>
          </table:table-cell>
          <table:table-cell office:value-type="float" office:value="0.2850996258" calcext:value-type="float">
            <text:p>0.2850996258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0.2193871576" calcext:value-type="float">
            <text:p>0.2193871576</text:p>
          </table:table-cell>
          <table:table-cell office:value-type="float" office:value="0.2843955641" calcext:value-type="float">
            <text:p>0.2843955641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0.2185579272" calcext:value-type="float">
            <text:p>0.2185579272</text:p>
          </table:table-cell>
          <table:table-cell office:value-type="float" office:value="0.2833914788" calcext:value-type="float">
            <text:p>0.2833914788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0.2180965912" calcext:value-type="float">
            <text:p>0.2180965912</text:p>
          </table:table-cell>
          <table:table-cell office:value-type="float" office:value="0.2824204237" calcext:value-type="float">
            <text:p>0.2824204237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0.2173973901" calcext:value-type="float">
            <text:p>0.2173973901</text:p>
          </table:table-cell>
          <table:table-cell office:value-type="float" office:value="0.2821882543" calcext:value-type="float">
            <text:p>0.2821882543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0.2171361886" calcext:value-type="float">
            <text:p>0.2171361886</text:p>
          </table:table-cell>
          <table:table-cell office:value-type="float" office:value="0.2819342579" calcext:value-type="float">
            <text:p>0.2819342579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0.2168095714" calcext:value-type="float">
            <text:p>0.2168095714</text:p>
          </table:table-cell>
          <table:table-cell office:value-type="float" office:value="0.2815551473" calcext:value-type="float">
            <text:p>0.2815551473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0.216282151" calcext:value-type="float">
            <text:p>0.216282151</text:p>
          </table:table-cell>
          <table:table-cell office:value-type="float" office:value="0.2808260965" calcext:value-type="float">
            <text:p>0.2808260965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0.2161217701" calcext:value-type="float">
            <text:p>0.2161217701</text:p>
          </table:table-cell>
          <table:table-cell office:value-type="float" office:value="0.280596462" calcext:value-type="float">
            <text:p>0.280596462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0.2153600366" calcext:value-type="float">
            <text:p>0.2153600366</text:p>
          </table:table-cell>
          <table:table-cell office:value-type="float" office:value="0.2797260356" calcext:value-type="float">
            <text:p>0.2797260356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0.2145075049" calcext:value-type="float">
            <text:p>0.2145075049</text:p>
          </table:table-cell>
          <table:table-cell office:value-type="float" office:value="0.2793501472" calcext:value-type="float">
            <text:p>0.2793501472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0.2135040505" calcext:value-type="float">
            <text:p>0.2135040505</text:p>
          </table:table-cell>
          <table:table-cell office:value-type="float" office:value="0.2784877683" calcext:value-type="float">
            <text:p>0.2784877683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0.2130191902" calcext:value-type="float">
            <text:p>0.2130191902</text:p>
          </table:table-cell>
          <table:table-cell office:value-type="float" office:value="0.2779315942" calcext:value-type="float">
            <text:p>0.2779315942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0.2122307441" calcext:value-type="float">
            <text:p>0.2122307441</text:p>
          </table:table-cell>
          <table:table-cell office:value-type="float" office:value="0.2771311825" calcext:value-type="float">
            <text:p>0.2771311825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0.2113196796" calcext:value-type="float">
            <text:p>0.2113196796</text:p>
          </table:table-cell>
          <table:table-cell office:value-type="float" office:value="0.2765839054" calcext:value-type="float">
            <text:p>0.2765839054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0.2109534582" calcext:value-type="float">
            <text:p>0.2109534582</text:p>
          </table:table-cell>
          <table:table-cell office:value-type="float" office:value="0.2757103579" calcext:value-type="float">
            <text:p>0.2757103579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0.2100255518" calcext:value-type="float">
            <text:p>0.2100255518</text:p>
          </table:table-cell>
          <table:table-cell office:value-type="float" office:value="0.2754438227" calcext:value-type="float">
            <text:p>0.2754438227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0.2093573872" calcext:value-type="float">
            <text:p>0.2093573872</text:p>
          </table:table-cell>
          <table:table-cell office:value-type="float" office:value="0.2752568987" calcext:value-type="float">
            <text:p>0.2752568987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0.2084572212" calcext:value-type="float">
            <text:p>0.2084572212</text:p>
          </table:table-cell>
          <table:table-cell office:value-type="float" office:value="0.2746608011" calcext:value-type="float">
            <text:p>0.2746608011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0.2076777495" calcext:value-type="float">
            <text:p>0.2076777495</text:p>
          </table:table-cell>
          <table:table-cell office:value-type="float" office:value="0.2736979667" calcext:value-type="float">
            <text:p>0.2736979667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0.2071017183" calcext:value-type="float">
            <text:p>0.2071017183</text:p>
          </table:table-cell>
          <table:table-cell office:value-type="float" office:value="0.2727406421" calcext:value-type="float">
            <text:p>0.2727406421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0.2068508682" calcext:value-type="float">
            <text:p>0.2068508682</text:p>
          </table:table-cell>
          <table:table-cell office:value-type="float" office:value="0.27206321" calcext:value-type="float">
            <text:p>0.27206321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0.2062652506" calcext:value-type="float">
            <text:p>0.2062652506</text:p>
          </table:table-cell>
          <table:table-cell office:value-type="float" office:value="0.2711777521" calcext:value-type="float">
            <text:p>0.2711777521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0.2058941978" calcext:value-type="float">
            <text:p>0.2058941978</text:p>
          </table:table-cell>
          <table:table-cell office:value-type="float" office:value="0.2708684759" calcext:value-type="float">
            <text:p>0.2708684759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0.2052051183" calcext:value-type="float">
            <text:p>0.2052051183</text:p>
          </table:table-cell>
          <table:table-cell office:value-type="float" office:value="0.2706250894" calcext:value-type="float">
            <text:p>0.2706250894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0.2050155025" calcext:value-type="float">
            <text:p>0.2050155025</text:p>
          </table:table-cell>
          <table:table-cell office:value-type="float" office:value="0.2703669123" calcext:value-type="float">
            <text:p>0.2703669123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0.2049767426" calcext:value-type="float">
            <text:p>0.2049767426</text:p>
          </table:table-cell>
          <table:table-cell office:value-type="float" office:value="0.270008887" calcext:value-type="float">
            <text:p>0.270008887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0.2039991656" calcext:value-type="float">
            <text:p>0.2039991656</text:p>
          </table:table-cell>
          <table:table-cell office:value-type="float" office:value="0.2692838822" calcext:value-type="float">
            <text:p>0.2692838822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0.2035559878" calcext:value-type="float">
            <text:p>0.2035559878</text:p>
          </table:table-cell>
          <table:table-cell office:value-type="float" office:value="0.2684829465" calcext:value-type="float">
            <text:p>0.2684829465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0.2034313915" calcext:value-type="float">
            <text:p>0.2034313915</text:p>
          </table:table-cell>
          <table:table-cell office:value-type="float" office:value="0.2677103087" calcext:value-type="float">
            <text:p>0.2677103087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0.2028220972" calcext:value-type="float">
            <text:p>0.2028220972</text:p>
          </table:table-cell>
          <table:table-cell office:value-type="float" office:value="0.2674598287" calcext:value-type="float">
            <text:p>0.2674598287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0.2018544488" calcext:value-type="float">
            <text:p>0.2018544488</text:p>
          </table:table-cell>
          <table:table-cell office:value-type="float" office:value="0.2667746557" calcext:value-type="float">
            <text:p>0.2667746557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0.2013446302" calcext:value-type="float">
            <text:p>0.2013446302</text:p>
          </table:table-cell>
          <table:table-cell office:value-type="float" office:value="0.2659742109" calcext:value-type="float">
            <text:p>0.2659742109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0.2012042893" calcext:value-type="float">
            <text:p>0.2012042893</text:p>
          </table:table-cell>
          <table:table-cell office:value-type="float" office:value="0.2653905761" calcext:value-type="float">
            <text:p>0.2653905761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0.2004018709" calcext:value-type="float">
            <text:p>0.2004018709</text:p>
          </table:table-cell>
          <table:table-cell office:value-type="float" office:value="0.2649492415" calcext:value-type="float">
            <text:p>0.2649492415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0.1994878544" calcext:value-type="float">
            <text:p>0.1994878544</text:p>
          </table:table-cell>
          <table:table-cell office:value-type="float" office:value="0.2646159507" calcext:value-type="float">
            <text:p>0.2646159507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0.1993321425" calcext:value-type="float">
            <text:p>0.1993321425</text:p>
          </table:table-cell>
          <table:table-cell office:value-type="float" office:value="0.2637449864" calcext:value-type="float">
            <text:p>0.2637449864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0.1985501136" calcext:value-type="float">
            <text:p>0.1985501136</text:p>
          </table:table-cell>
          <table:table-cell office:value-type="float" office:value="0.2631747127" calcext:value-type="float">
            <text:p>0.2631747127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0.1979394077" calcext:value-type="float">
            <text:p>0.1979394077</text:p>
          </table:table-cell>
          <table:table-cell office:value-type="float" office:value="0.2629116304" calcext:value-type="float">
            <text:p>0.2629116304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0.1975508372" calcext:value-type="float">
            <text:p>0.1975508372</text:p>
          </table:table-cell>
          <table:table-cell office:value-type="float" office:value="0.262173244" calcext:value-type="float">
            <text:p>0.262173244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0.1969364574" calcext:value-type="float">
            <text:p>0.1969364574</text:p>
          </table:table-cell>
          <table:table-cell office:value-type="float" office:value="0.2617924225" calcext:value-type="float">
            <text:p>0.2617924225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0.1964905246" calcext:value-type="float">
            <text:p>0.1964905246</text:p>
          </table:table-cell>
          <table:table-cell office:value-type="float" office:value="0.261352587" calcext:value-type="float">
            <text:p>0.261352587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0.1958045656" calcext:value-type="float">
            <text:p>0.1958045656</text:p>
          </table:table-cell>
          <table:table-cell office:value-type="float" office:value="0.2607336911" calcext:value-type="float">
            <text:p>0.2607336911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0.1951242439" calcext:value-type="float">
            <text:p>0.1951242439</text:p>
          </table:table-cell>
          <table:table-cell office:value-type="float" office:value="0.26035249" calcext:value-type="float">
            <text:p>0.26035249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0.1950104811" calcext:value-type="float">
            <text:p>0.1950104811</text:p>
          </table:table-cell>
          <table:table-cell office:value-type="float" office:value="0.2595283582" calcext:value-type="float">
            <text:p>0.2595283582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0.1943310804" calcext:value-type="float">
            <text:p>0.1943310804</text:p>
          </table:table-cell>
          <table:table-cell office:value-type="float" office:value="0.2591786953" calcext:value-type="float">
            <text:p>0.2591786953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0.1937498243" calcext:value-type="float">
            <text:p>0.1937498243</text:p>
          </table:table-cell>
          <table:table-cell office:value-type="float" office:value="0.2587417025" calcext:value-type="float">
            <text:p>0.2587417025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0.1932341971" calcext:value-type="float">
            <text:p>0.1932341971</text:p>
          </table:table-cell>
          <table:table-cell office:value-type="float" office:value="0.2579976793" calcext:value-type="float">
            <text:p>0.2579976793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0.1929188309" calcext:value-type="float">
            <text:p>0.1929188309</text:p>
          </table:table-cell>
          <table:table-cell office:value-type="float" office:value="0.2573723709" calcext:value-type="float">
            <text:p>0.2573723709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1926811603" calcext:value-type="float">
            <text:p>0.1926811603</text:p>
          </table:table-cell>
          <table:table-cell office:value-type="float" office:value="0.2567318769" calcext:value-type="float">
            <text:p>0.2567318769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0.1926056189" calcext:value-type="float">
            <text:p>0.1926056189</text:p>
          </table:table-cell>
          <table:table-cell office:value-type="float" office:value="0.2563763887" calcext:value-type="float">
            <text:p>0.2563763887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0.1925788063" calcext:value-type="float">
            <text:p>0.1925788063</text:p>
          </table:table-cell>
          <table:table-cell office:value-type="float" office:value="0.2555799672" calcext:value-type="float">
            <text:p>0.2555799672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0.1925025442" calcext:value-type="float">
            <text:p>0.1925025442</text:p>
          </table:table-cell>
          <table:table-cell office:value-type="float" office:value="0.2547296508" calcext:value-type="float">
            <text:p>0.2547296508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0.1918908129" calcext:value-type="float">
            <text:p>0.1918908129</text:p>
          </table:table-cell>
          <table:table-cell office:value-type="float" office:value="0.2541130297" calcext:value-type="float">
            <text:p>0.2541130297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0.1917857473" calcext:value-type="float">
            <text:p>0.1917857473</text:p>
          </table:table-cell>
          <table:table-cell office:value-type="float" office:value="0.2533341816" calcext:value-type="float">
            <text:p>0.2533341816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0.1912604965" calcext:value-type="float">
            <text:p>0.1912604965</text:p>
          </table:table-cell>
          <table:table-cell office:value-type="float" office:value="0.2524781022" calcext:value-type="float">
            <text:p>0.2524781022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0.1906249375" calcext:value-type="float">
            <text:p>0.1906249375</text:p>
          </table:table-cell>
          <table:table-cell office:value-type="float" office:value="0.251569183" calcext:value-type="float">
            <text:p>0.251569183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0.1901861357" calcext:value-type="float">
            <text:p>0.1901861357</text:p>
          </table:table-cell>
          <table:table-cell office:value-type="float" office:value="0.2507698345" calcext:value-type="float">
            <text:p>0.2507698345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0.1899541029" calcext:value-type="float">
            <text:p>0.1899541029</text:p>
          </table:table-cell>
          <table:table-cell office:value-type="float" office:value="0.250321453" calcext:value-type="float">
            <text:p>0.250321453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0.1891343564" calcext:value-type="float">
            <text:p>0.1891343564</text:p>
          </table:table-cell>
          <table:table-cell office:value-type="float" office:value="0.2497988367" calcext:value-type="float">
            <text:p>0.2497988367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0.1884936846" calcext:value-type="float">
            <text:p>0.1884936846</text:p>
          </table:table-cell>
          <table:table-cell office:value-type="float" office:value="0.2494452112" calcext:value-type="float">
            <text:p>0.2494452112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0.1876623134" calcext:value-type="float">
            <text:p>0.1876623134</text:p>
          </table:table-cell>
          <table:table-cell office:value-type="float" office:value="0.2491880475" calcext:value-type="float">
            <text:p>0.2491880475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0.1873751111" calcext:value-type="float">
            <text:p>0.1873751111</text:p>
          </table:table-cell>
          <table:table-cell office:value-type="float" office:value="0.2487266302" calcext:value-type="float">
            <text:p>0.2487266302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0.1872444677" calcext:value-type="float">
            <text:p>0.1872444677</text:p>
          </table:table-cell>
          <table:table-cell office:value-type="float" office:value="0.2483355937" calcext:value-type="float">
            <text:p>0.2483355937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0.1865325464" calcext:value-type="float">
            <text:p>0.1865325464</text:p>
          </table:table-cell>
          <table:table-cell office:value-type="float" office:value="0.2474481656" calcext:value-type="float">
            <text:p>0.2474481656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0.1856711629" calcext:value-type="float">
            <text:p>0.1856711629</text:p>
          </table:table-cell>
          <table:table-cell office:value-type="float" office:value="0.2469645727" calcext:value-type="float">
            <text:p>0.2469645727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0.1849700948" calcext:value-type="float">
            <text:p>0.1849700948</text:p>
          </table:table-cell>
          <table:table-cell office:value-type="float" office:value="0.2467677449" calcext:value-type="float">
            <text:p>0.2467677449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0.1840579927" calcext:value-type="float">
            <text:p>0.1840579927</text:p>
          </table:table-cell>
          <table:table-cell office:value-type="float" office:value="0.2463385908" calcext:value-type="float">
            <text:p>0.2463385908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0.1840128107" calcext:value-type="float">
            <text:p>0.1840128107</text:p>
          </table:table-cell>
          <table:table-cell office:value-type="float" office:value="0.2455352651" calcext:value-type="float">
            <text:p>0.2455352651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0.1839814342" calcext:value-type="float">
            <text:p>0.1839814342</text:p>
          </table:table-cell>
          <table:table-cell office:value-type="float" office:value="0.2452892775" calcext:value-type="float">
            <text:p>0.2452892775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0.1837564175" calcext:value-type="float">
            <text:p>0.1837564175</text:p>
          </table:table-cell>
          <table:table-cell office:value-type="float" office:value="0.2446700888" calcext:value-type="float">
            <text:p>0.2446700888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0.1831214831" calcext:value-type="float">
            <text:p>0.1831214831</text:p>
          </table:table-cell>
          <table:table-cell office:value-type="float" office:value="0.2442323176" calcext:value-type="float">
            <text:p>0.2442323176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0.1829121068" calcext:value-type="float">
            <text:p>0.1829121068</text:p>
          </table:table-cell>
          <table:table-cell office:value-type="float" office:value="0.244078673" calcext:value-type="float">
            <text:p>0.244078673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0.1825298261" calcext:value-type="float">
            <text:p>0.1825298261</text:p>
          </table:table-cell>
          <table:table-cell office:value-type="float" office:value="0.2438680571" calcext:value-type="float">
            <text:p>0.2438680571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0.1819544706" calcext:value-type="float">
            <text:p>0.1819544706</text:p>
          </table:table-cell>
          <table:table-cell office:value-type="float" office:value="0.2437025688" calcext:value-type="float">
            <text:p>0.2437025688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0.1815960096" calcext:value-type="float">
            <text:p>0.1815960096</text:p>
          </table:table-cell>
          <table:table-cell office:value-type="float" office:value="0.2430261562" calcext:value-type="float">
            <text:p>0.2430261562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0.1813432148" calcext:value-type="float">
            <text:p>0.1813432148</text:p>
          </table:table-cell>
          <table:table-cell office:value-type="float" office:value="0.2427224717" calcext:value-type="float">
            <text:p>0.2427224717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0.1807946183" calcext:value-type="float">
            <text:p>0.1807946183</text:p>
          </table:table-cell>
          <table:table-cell office:value-type="float" office:value="0.2423205432" calcext:value-type="float">
            <text:p>0.2423205432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0.1805575028" calcext:value-type="float">
            <text:p>0.1805575028</text:p>
          </table:table-cell>
          <table:table-cell office:value-type="float" office:value="0.2420199776" calcext:value-type="float">
            <text:p>0.2420199776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0.1802920307" calcext:value-type="float">
            <text:p>0.1802920307</text:p>
          </table:table-cell>
          <table:table-cell office:value-type="float" office:value="0.2412894575" calcext:value-type="float">
            <text:p>0.2412894575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0.1800778917" calcext:value-type="float">
            <text:p>0.1800778917</text:p>
          </table:table-cell>
          <table:table-cell office:value-type="float" office:value="0.2406140154" calcext:value-type="float">
            <text:p>0.2406140154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0.1794876152" calcext:value-type="float">
            <text:p>0.1794876152</text:p>
          </table:table-cell>
          <table:table-cell office:value-type="float" office:value="0.2402724635" calcext:value-type="float">
            <text:p>0.2402724635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0.1787120711" calcext:value-type="float">
            <text:p>0.1787120711</text:p>
          </table:table-cell>
          <table:table-cell office:value-type="float" office:value="0.2398561127" calcext:value-type="float">
            <text:p>0.2398561127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0.1779935099" calcext:value-type="float">
            <text:p>0.1779935099</text:p>
          </table:table-cell>
          <table:table-cell office:value-type="float" office:value="0.2395033751" calcext:value-type="float">
            <text:p>0.2395033751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0.1776031692" calcext:value-type="float">
            <text:p>0.1776031692</text:p>
          </table:table-cell>
          <table:table-cell office:value-type="float" office:value="0.2392441575" calcext:value-type="float">
            <text:p>0.2392441575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0.1772320682" calcext:value-type="float">
            <text:p>0.1772320682</text:p>
          </table:table-cell>
          <table:table-cell office:value-type="float" office:value="0.2387310997" calcext:value-type="float">
            <text:p>0.2387310997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0.1763463203" calcext:value-type="float">
            <text:p>0.1763463203</text:p>
          </table:table-cell>
          <table:table-cell office:value-type="float" office:value="0.2382000808" calcext:value-type="float">
            <text:p>0.2382000808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0.1761647922" calcext:value-type="float">
            <text:p>0.1761647922</text:p>
          </table:table-cell>
          <table:table-cell office:value-type="float" office:value="0.2378450286" calcext:value-type="float">
            <text:p>0.2378450286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0.1760344364" calcext:value-type="float">
            <text:p>0.1760344364</text:p>
          </table:table-cell>
          <table:table-cell office:value-type="float" office:value="0.2374075421" calcext:value-type="float">
            <text:p>0.23740754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0.1756984874" calcext:value-type="float">
            <text:p>0.1756984874</text:p>
          </table:table-cell>
          <table:table-cell office:value-type="float" office:value="0.237077012" calcext:value-type="float">
            <text:p>0.237077012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0.1752102739" calcext:value-type="float">
            <text:p>0.1752102739</text:p>
          </table:table-cell>
          <table:table-cell office:value-type="float" office:value="0.2369307862" calcext:value-type="float">
            <text:p>0.2369307862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0.1749510738" calcext:value-type="float">
            <text:p>0.1749510738</text:p>
          </table:table-cell>
          <table:table-cell office:value-type="float" office:value="0.236079842" calcext:value-type="float">
            <text:p>0.236079842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0.1742465088" calcext:value-type="float">
            <text:p>0.1742465088</text:p>
          </table:table-cell>
          <table:table-cell office:value-type="float" office:value="0.2352940838" calcext:value-type="float">
            <text:p>0.2352940838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0.1740538427" calcext:value-type="float">
            <text:p>0.1740538427</text:p>
          </table:table-cell>
          <table:table-cell office:value-type="float" office:value="0.2346739148" calcext:value-type="float">
            <text:p>0.2346739148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0.173500709" calcext:value-type="float">
            <text:p>0.173500709</text:p>
          </table:table-cell>
          <table:table-cell office:value-type="float" office:value="0.2345169074" calcext:value-type="float">
            <text:p>0.2345169074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0.1729929678" calcext:value-type="float">
            <text:p>0.1729929678</text:p>
          </table:table-cell>
          <table:table-cell office:value-type="float" office:value="0.2342896183" calcext:value-type="float">
            <text:p>0.2342896183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0.1728445497" calcext:value-type="float">
            <text:p>0.1728445497</text:p>
          </table:table-cell>
          <table:table-cell office:value-type="float" office:value="0.2335056056" calcext:value-type="float">
            <text:p>0.2335056056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0.1725783332" calcext:value-type="float">
            <text:p>0.1725783332</text:p>
          </table:table-cell>
          <table:table-cell office:value-type="float" office:value="0.2330710157" calcext:value-type="float">
            <text:p>0.2330710157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0.1722794662" calcext:value-type="float">
            <text:p>0.1722794662</text:p>
          </table:table-cell>
          <table:table-cell office:value-type="float" office:value="0.2326086044" calcext:value-type="float">
            <text:p>0.2326086044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0.1722736385" calcext:value-type="float">
            <text:p>0.1722736385</text:p>
          </table:table-cell>
          <table:table-cell office:value-type="float" office:value="0.2318673764" calcext:value-type="float">
            <text:p>0.2318673764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0.1715148263" calcext:value-type="float">
            <text:p>0.1715148263</text:p>
          </table:table-cell>
          <table:table-cell office:value-type="float" office:value="0.2316888148" calcext:value-type="float">
            <text:p>0.2316888148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0.1708004531" calcext:value-type="float">
            <text:p>0.1708004531</text:p>
          </table:table-cell>
          <table:table-cell office:value-type="float" office:value="0.231276773" calcext:value-type="float">
            <text:p>0.231276773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0.1703063284" calcext:value-type="float">
            <text:p>0.1703063284</text:p>
          </table:table-cell>
          <table:table-cell office:value-type="float" office:value="0.2306933364" calcext:value-type="float">
            <text:p>0.2306933364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0.1696263276" calcext:value-type="float">
            <text:p>0.1696263276</text:p>
          </table:table-cell>
          <table:table-cell office:value-type="float" office:value="0.230467079" calcext:value-type="float">
            <text:p>0.230467079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0.1695408606" calcext:value-type="float">
            <text:p>0.1695408606</text:p>
          </table:table-cell>
          <table:table-cell office:value-type="float" office:value="0.2299789718" calcext:value-type="float">
            <text:p>0.2299789718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0.169343431" calcext:value-type="float">
            <text:p>0.169343431</text:p>
          </table:table-cell>
          <table:table-cell office:value-type="float" office:value="0.2293495457" calcext:value-type="float">
            <text:p>0.2293495457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0.1689505784" calcext:value-type="float">
            <text:p>0.1689505784</text:p>
          </table:table-cell>
          <table:table-cell office:value-type="float" office:value="0.228653287" calcext:value-type="float">
            <text:p>0.228653287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0.1683239659" calcext:value-type="float">
            <text:p>0.1683239659</text:p>
          </table:table-cell>
          <table:table-cell office:value-type="float" office:value="0.2284673656" calcext:value-type="float">
            <text:p>0.2284673656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0.1683002415" calcext:value-type="float">
            <text:p>0.1683002415</text:p>
          </table:table-cell>
          <table:table-cell office:value-type="float" office:value="0.22770622" calcext:value-type="float">
            <text:p>0.22770622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0.167881448" calcext:value-type="float">
            <text:p>0.167881448</text:p>
          </table:table-cell>
          <table:table-cell office:value-type="float" office:value="0.2273194417" calcext:value-type="float">
            <text:p>0.2273194417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0.1674036018" calcext:value-type="float">
            <text:p>0.1674036018</text:p>
          </table:table-cell>
          <table:table-cell office:value-type="float" office:value="0.2266440587" calcext:value-type="float">
            <text:p>0.2266440587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0.1668455592" calcext:value-type="float">
            <text:p>0.1668455592</text:p>
          </table:table-cell>
          <table:table-cell office:value-type="float" office:value="0.2258995603" calcext:value-type="float">
            <text:p>0.2258995603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0.166304817" calcext:value-type="float">
            <text:p>0.166304817</text:p>
          </table:table-cell>
          <table:table-cell office:value-type="float" office:value="0.2251613811" calcext:value-type="float">
            <text:p>0.2251613811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0.1655880814" calcext:value-type="float">
            <text:p>0.1655880814</text:p>
          </table:table-cell>
          <table:table-cell office:value-type="float" office:value="0.2248939704" calcext:value-type="float">
            <text:p>0.2248939704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0.1648997371" calcext:value-type="float">
            <text:p>0.1648997371</text:p>
          </table:table-cell>
          <table:table-cell office:value-type="float" office:value="0.224152615" calcext:value-type="float">
            <text:p>0.224152615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0.164812802" calcext:value-type="float">
            <text:p>0.164812802</text:p>
          </table:table-cell>
          <table:table-cell office:value-type="float" office:value="0.2234225042" calcext:value-type="float">
            <text:p>0.2234225042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0.1648032755" calcext:value-type="float">
            <text:p>0.1648032755</text:p>
          </table:table-cell>
          <table:table-cell office:value-type="float" office:value="0.2227790001" calcext:value-type="float">
            <text:p>0.2227790001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0.1643784956" calcext:value-type="float">
            <text:p>0.1643784956</text:p>
          </table:table-cell>
          <table:table-cell office:value-type="float" office:value="0.2223967705" calcext:value-type="float">
            <text:p>0.2223967705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0.1642081098" calcext:value-type="float">
            <text:p>0.1642081098</text:p>
          </table:table-cell>
          <table:table-cell office:value-type="float" office:value="0.2222514302" calcext:value-type="float">
            <text:p>0.2222514302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0.1634005955" calcext:value-type="float">
            <text:p>0.1634005955</text:p>
          </table:table-cell>
          <table:table-cell office:value-type="float" office:value="0.221713854" calcext:value-type="float">
            <text:p>0.221713854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0.1632353367" calcext:value-type="float">
            <text:p>0.1632353367</text:p>
          </table:table-cell>
          <table:table-cell office:value-type="float" office:value="0.2210434915" calcext:value-type="float">
            <text:p>0.2210434915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0.1625224524" calcext:value-type="float">
            <text:p>0.1625224524</text:p>
          </table:table-cell>
          <table:table-cell office:value-type="float" office:value="0.2208680763" calcext:value-type="float">
            <text:p>0.2208680763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0.1617707654" calcext:value-type="float">
            <text:p>0.1617707654</text:p>
          </table:table-cell>
          <table:table-cell office:value-type="float" office:value="0.2206576961" calcext:value-type="float">
            <text:p>0.2206576961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0.1612575321" calcext:value-type="float">
            <text:p>0.1612575321</text:p>
          </table:table-cell>
          <table:table-cell office:value-type="float" office:value="0.2204736558" calcext:value-type="float">
            <text:p>0.2204736558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0.1610043514" calcext:value-type="float">
            <text:p>0.1610043514</text:p>
          </table:table-cell>
          <table:table-cell office:value-type="float" office:value="0.219856085" calcext:value-type="float">
            <text:p>0.219856085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0.1603856468" calcext:value-type="float">
            <text:p>0.1603856468</text:p>
          </table:table-cell>
          <table:table-cell office:value-type="float" office:value="0.2195111325" calcext:value-type="float">
            <text:p>0.2195111325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0.1599523041" calcext:value-type="float">
            <text:p>0.1599523041</text:p>
          </table:table-cell>
          <table:table-cell office:value-type="float" office:value="0.2189947866" calcext:value-type="float">
            <text:p>0.2189947866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0.1593152993" calcext:value-type="float">
            <text:p>0.1593152993</text:p>
          </table:table-cell>
          <table:table-cell office:value-type="float" office:value="0.2184235714" calcext:value-type="float">
            <text:p>0.2184235714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0.1588585929" calcext:value-type="float">
            <text:p>0.1588585929</text:p>
          </table:table-cell>
          <table:table-cell office:value-type="float" office:value="0.2182303083" calcext:value-type="float">
            <text:p>0.2182303083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0.158459563" calcext:value-type="float">
            <text:p>0.158459563</text:p>
          </table:table-cell>
          <table:table-cell office:value-type="float" office:value="0.2179839772" calcext:value-type="float">
            <text:p>0.2179839772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0.1581610034" calcext:value-type="float">
            <text:p>0.1581610034</text:p>
          </table:table-cell>
          <table:table-cell office:value-type="float" office:value="0.2175366197" calcext:value-type="float">
            <text:p>0.2175366197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0.1581010052" calcext:value-type="float">
            <text:p>0.1581010052</text:p>
          </table:table-cell>
          <table:table-cell office:value-type="float" office:value="0.2169994236" calcext:value-type="float">
            <text:p>0.2169994236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0.1577252154" calcext:value-type="float">
            <text:p>0.1577252154</text:p>
          </table:table-cell>
          <table:table-cell office:value-type="float" office:value="0.2166666008" calcext:value-type="float">
            <text:p>0.2166666008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0.1573535652" calcext:value-type="float">
            <text:p>0.1573535652</text:p>
          </table:table-cell>
          <table:table-cell office:value-type="float" office:value="0.2160745346" calcext:value-type="float">
            <text:p>0.2160745346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0.1569515663" calcext:value-type="float">
            <text:p>0.1569515663</text:p>
          </table:table-cell>
          <table:table-cell office:value-type="float" office:value="0.2158547442" calcext:value-type="float">
            <text:p>0.2158547442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0.1568005023" calcext:value-type="float">
            <text:p>0.1568005023</text:p>
          </table:table-cell>
          <table:table-cell office:value-type="float" office:value="0.2154145465" calcext:value-type="float">
            <text:p>0.2154145465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0.1560875173" calcext:value-type="float">
            <text:p>0.1560875173</text:p>
          </table:table-cell>
          <table:table-cell office:value-type="float" office:value="0.2150338352" calcext:value-type="float">
            <text:p>0.2150338352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0.1557469762" calcext:value-type="float">
            <text:p>0.1557469762</text:p>
          </table:table-cell>
          <table:table-cell office:value-type="float" office:value="0.2147877744" calcext:value-type="float">
            <text:p>0.2147877744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0.1553225791" calcext:value-type="float">
            <text:p>0.1553225791</text:p>
          </table:table-cell>
          <table:table-cell office:value-type="float" office:value="0.2141066708" calcext:value-type="float">
            <text:p>0.2141066708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0.1552280467" calcext:value-type="float">
            <text:p>0.1552280467</text:p>
          </table:table-cell>
          <table:table-cell office:value-type="float" office:value="0.2135519026" calcext:value-type="float">
            <text:p>0.2135519026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0.1549535593" calcext:value-type="float">
            <text:p>0.1549535593</text:p>
          </table:table-cell>
          <table:table-cell office:value-type="float" office:value="0.2128946916" calcext:value-type="float">
            <text:p>0.2128946916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0.1542903803" calcext:value-type="float">
            <text:p>0.1542903803</text:p>
          </table:table-cell>
          <table:table-cell office:value-type="float" office:value="0.2125685213" calcext:value-type="float">
            <text:p>0.2125685213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0.1537490918" calcext:value-type="float">
            <text:p>0.1537490918</text:p>
          </table:table-cell>
          <table:table-cell office:value-type="float" office:value="0.2124155662" calcext:value-type="float">
            <text:p>0.2124155662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0.1535297267" calcext:value-type="float">
            <text:p>0.1535297267</text:p>
          </table:table-cell>
          <table:table-cell office:value-type="float" office:value="0.2116562112" calcext:value-type="float">
            <text:p>0.2116562112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0.1531821305" calcext:value-type="float">
            <text:p>0.1531821305</text:p>
          </table:table-cell>
          <table:table-cell office:value-type="float" office:value="0.2114111361" calcext:value-type="float">
            <text:p>0.2114111361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0.1527064477" calcext:value-type="float">
            <text:p>0.1527064477</text:p>
          </table:table-cell>
          <table:table-cell office:value-type="float" office:value="0.210669319" calcext:value-type="float">
            <text:p>0.210669319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0.1519797991" calcext:value-type="float">
            <text:p>0.1519797991</text:p>
          </table:table-cell>
          <table:table-cell office:value-type="float" office:value="0.2105283447" calcext:value-type="float">
            <text:p>0.2105283447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0.1517576472" calcext:value-type="float">
            <text:p>0.1517576472</text:p>
          </table:table-cell>
          <table:table-cell office:value-type="float" office:value="0.2101337155" calcext:value-type="float">
            <text:p>0.2101337155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0.1514027888" calcext:value-type="float">
            <text:p>0.1514027888</text:p>
          </table:table-cell>
          <table:table-cell office:value-type="float" office:value="0.2097335703" calcext:value-type="float">
            <text:p>0.209733570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1514001316" calcext:value-type="float">
            <text:p>0.1514001316</text:p>
          </table:table-cell>
          <table:table-cell office:value-type="float" office:value="0.2089993633" calcext:value-type="float">
            <text:p>0.2089993633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0.1507457686" calcext:value-type="float">
            <text:p>0.1507457686</text:p>
          </table:table-cell>
          <table:table-cell office:value-type="float" office:value="0.2083332621" calcext:value-type="float">
            <text:p>0.2083332621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0.1504396876" calcext:value-type="float">
            <text:p>0.1504396876</text:p>
          </table:table-cell>
          <table:table-cell office:value-type="float" office:value="0.2076347624" calcext:value-type="float">
            <text:p>0.2076347624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0.1498273676" calcext:value-type="float">
            <text:p>0.1498273676</text:p>
          </table:table-cell>
          <table:table-cell office:value-type="float" office:value="0.207476064" calcext:value-type="float">
            <text:p>0.207476064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0.1491932647" calcext:value-type="float">
            <text:p>0.1491932647</text:p>
          </table:table-cell>
          <table:table-cell office:value-type="float" office:value="0.2072877179" calcext:value-type="float">
            <text:p>0.2072877179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0.1490723774" calcext:value-type="float">
            <text:p>0.1490723774</text:p>
          </table:table-cell>
          <table:table-cell office:value-type="float" office:value="0.2065415978" calcext:value-type="float">
            <text:p>0.2065415978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0.1486962853" calcext:value-type="float">
            <text:p>0.1486962853</text:p>
          </table:table-cell>
          <table:table-cell office:value-type="float" office:value="0.2060735969" calcext:value-type="float">
            <text:p>0.2060735969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0.1481420435" calcext:value-type="float">
            <text:p>0.1481420435</text:p>
          </table:table-cell>
          <table:table-cell office:value-type="float" office:value="0.2053671088" calcext:value-type="float">
            <text:p>0.2053671088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0.1480075798" calcext:value-type="float">
            <text:p>0.1480075798</text:p>
          </table:table-cell>
          <table:table-cell office:value-type="float" office:value="0.2051417163" calcext:value-type="float">
            <text:p>0.2051417163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0.147575911" calcext:value-type="float">
            <text:p>0.147575911</text:p>
          </table:table-cell>
          <table:table-cell office:value-type="float" office:value="0.2049142995" calcext:value-type="float">
            <text:p>0.2049142995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0.1474414325" calcext:value-type="float">
            <text:p>0.1474414325</text:p>
          </table:table-cell>
          <table:table-cell office:value-type="float" office:value="0.2046467196" calcext:value-type="float">
            <text:p>0.2046467196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0.1470114464" calcext:value-type="float">
            <text:p>0.1470114464</text:p>
          </table:table-cell>
          <table:table-cell office:value-type="float" office:value="0.2039691201" calcext:value-type="float">
            <text:p>0.2039691201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0.1467372495" calcext:value-type="float">
            <text:p>0.1467372495</text:p>
          </table:table-cell>
          <table:table-cell office:value-type="float" office:value="0.2038457903" calcext:value-type="float">
            <text:p>0.2038457903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0.1465346397" calcext:value-type="float">
            <text:p>0.1465346397</text:p>
          </table:table-cell>
          <table:table-cell office:value-type="float" office:value="0.2034788069" calcext:value-type="float">
            <text:p>0.2034788069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0.1461993842" calcext:value-type="float">
            <text:p>0.1461993842</text:p>
          </table:table-cell>
          <table:table-cell office:value-type="float" office:value="0.2031595062" calcext:value-type="float">
            <text:p>0.2031595062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0.1460848326" calcext:value-type="float">
            <text:p>0.1460848326</text:p>
          </table:table-cell>
          <table:table-cell office:value-type="float" office:value="0.2024585995" calcext:value-type="float">
            <text:p>0.2024585995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0.1454057474" calcext:value-type="float">
            <text:p>0.1454057474</text:p>
          </table:table-cell>
          <table:table-cell office:value-type="float" office:value="0.2019643865" calcext:value-type="float">
            <text:p>0.2019643865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0.1450470772" calcext:value-type="float">
            <text:p>0.1450470772</text:p>
          </table:table-cell>
          <table:table-cell office:value-type="float" office:value="0.2015577155" calcext:value-type="float">
            <text:p>0.2015577155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0.1448938218" calcext:value-type="float">
            <text:p>0.1448938218</text:p>
          </table:table-cell>
          <table:table-cell office:value-type="float" office:value="0.2012198595" calcext:value-type="float">
            <text:p>0.2012198595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0.1446057023" calcext:value-type="float">
            <text:p>0.1446057023</text:p>
          </table:table-cell>
          <table:table-cell office:value-type="float" office:value="0.2007154059" calcext:value-type="float">
            <text:p>0.2007154059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0.1442535037" calcext:value-type="float">
            <text:p>0.1442535037</text:p>
          </table:table-cell>
          <table:table-cell office:value-type="float" office:value="0.2004723594" calcext:value-type="float">
            <text:p>0.2004723594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0.1439376661" calcext:value-type="float">
            <text:p>0.1439376661</text:p>
          </table:table-cell>
          <table:table-cell office:value-type="float" office:value="0.2002314966" calcext:value-type="float">
            <text:p>0.2002314966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0.1439129379" calcext:value-type="float">
            <text:p>0.1439129379</text:p>
          </table:table-cell>
          <table:table-cell office:value-type="float" office:value="0.1995148104" calcext:value-type="float">
            <text:p>0.1995148104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0.1438718009" calcext:value-type="float">
            <text:p>0.1438718009</text:p>
          </table:table-cell>
          <table:table-cell office:value-type="float" office:value="0.199165558" calcext:value-type="float">
            <text:p>0.199165558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0.1432424487" calcext:value-type="float">
            <text:p>0.1432424487</text:p>
          </table:table-cell>
          <table:table-cell office:value-type="float" office:value="0.1988379005" calcext:value-type="float">
            <text:p>0.1988379005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0.1425537548" calcext:value-type="float">
            <text:p>0.1425537548</text:p>
          </table:table-cell>
          <table:table-cell office:value-type="float" office:value="0.1985499019" calcext:value-type="float">
            <text:p>0.1985499019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0.1425293027" calcext:value-type="float">
            <text:p>0.1425293027</text:p>
          </table:table-cell>
          <table:table-cell office:value-type="float" office:value="0.1982451414" calcext:value-type="float">
            <text:p>0.1982451414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0.1425229609" calcext:value-type="float">
            <text:p>0.1425229609</text:p>
          </table:table-cell>
          <table:table-cell office:value-type="float" office:value="0.197732866" calcext:value-type="float">
            <text:p>0.197732866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0.1421859998" calcext:value-type="float">
            <text:p>0.1421859998</text:p>
          </table:table-cell>
          <table:table-cell office:value-type="float" office:value="0.1973112195" calcext:value-type="float">
            <text:p>0.1973112195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0.1418371877" calcext:value-type="float">
            <text:p>0.1418371877</text:p>
          </table:table-cell>
          <table:table-cell office:value-type="float" office:value="0.1967289842" calcext:value-type="float">
            <text:p>0.1967289842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0.1414424073" calcext:value-type="float">
            <text:p>0.1414424073</text:p>
          </table:table-cell>
          <table:table-cell office:value-type="float" office:value="0.1961976423" calcext:value-type="float">
            <text:p>0.1961976423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0.1411904796" calcext:value-type="float">
            <text:p>0.1411904796</text:p>
          </table:table-cell>
          <table:table-cell office:value-type="float" office:value="0.1957522034" calcext:value-type="float">
            <text:p>0.1957522034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0.1411879591" calcext:value-type="float">
            <text:p>0.1411879591</text:p>
          </table:table-cell>
          <table:table-cell office:value-type="float" office:value="0.1953968048" calcext:value-type="float">
            <text:p>0.1953968048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0.1410461617" calcext:value-type="float">
            <text:p>0.1410461617</text:p>
          </table:table-cell>
          <table:table-cell office:value-type="float" office:value="0.1952277183" calcext:value-type="float">
            <text:p>0.1952277183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0.1405747911" calcext:value-type="float">
            <text:p>0.1405747911</text:p>
          </table:table-cell>
          <table:table-cell office:value-type="float" office:value="0.1946782097" calcext:value-type="float">
            <text:p>0.1946782097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0.1403957216" calcext:value-type="float">
            <text:p>0.1403957216</text:p>
          </table:table-cell>
          <table:table-cell office:value-type="float" office:value="0.1945576937" calcext:value-type="float">
            <text:p>0.1945576937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0.140034877" calcext:value-type="float">
            <text:p>0.140034877</text:p>
          </table:table-cell>
          <table:table-cell office:value-type="float" office:value="0.1943747901" calcext:value-type="float">
            <text:p>0.1943747901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0.1398093839" calcext:value-type="float">
            <text:p>0.1398093839</text:p>
          </table:table-cell>
          <table:table-cell office:value-type="float" office:value="0.1942152552" calcext:value-type="float">
            <text:p>0.1942152552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0.1396631282" calcext:value-type="float">
            <text:p>0.1396631282</text:p>
          </table:table-cell>
          <table:table-cell office:value-type="float" office:value="0.1936998459" calcext:value-type="float">
            <text:p>0.1936998459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0.1391369718" calcext:value-type="float">
            <text:p>0.1391369718</text:p>
          </table:table-cell>
          <table:table-cell office:value-type="float" office:value="0.1935700798" calcext:value-type="float">
            <text:p>0.1935700798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0.1389236725" calcext:value-type="float">
            <text:p>0.1389236725</text:p>
          </table:table-cell>
          <table:table-cell office:value-type="float" office:value="0.1933183437" calcext:value-type="float">
            <text:p>0.1933183437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0.1383404642" calcext:value-type="float">
            <text:p>0.1383404642</text:p>
          </table:table-cell>
          <table:table-cell office:value-type="float" office:value="0.1927985595" calcext:value-type="float">
            <text:p>0.1927985595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0.1380029876" calcext:value-type="float">
            <text:p>0.1380029876</text:p>
          </table:table-cell>
          <table:table-cell office:value-type="float" office:value="0.1925427227" calcext:value-type="float">
            <text:p>0.1925427227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0.1374686664" calcext:value-type="float">
            <text:p>0.1374686664</text:p>
          </table:table-cell>
          <table:table-cell office:value-type="float" office:value="0.1918638498" calcext:value-type="float">
            <text:p>0.1918638498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0.1368437198" calcext:value-type="float">
            <text:p>0.1368437198</text:p>
          </table:table-cell>
          <table:table-cell office:value-type="float" office:value="0.1916985491" calcext:value-type="float">
            <text:p>0.1916985491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0.1361679563" calcext:value-type="float">
            <text:p>0.1361679563</text:p>
          </table:table-cell>
          <table:table-cell office:value-type="float" office:value="0.1912960015" calcext:value-type="float">
            <text:p>0.1912960015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0.1360124825" calcext:value-type="float">
            <text:p>0.1360124825</text:p>
          </table:table-cell>
          <table:table-cell office:value-type="float" office:value="0.1911293815" calcext:value-type="float">
            <text:p>0.1911293815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0.1355734907" calcext:value-type="float">
            <text:p>0.1355734907</text:p>
          </table:table-cell>
          <table:table-cell office:value-type="float" office:value="0.1907683337" calcext:value-type="float">
            <text:p>0.1907683337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0.1355615035" calcext:value-type="float">
            <text:p>0.1355615035</text:p>
          </table:table-cell>
          <table:table-cell office:value-type="float" office:value="0.1901794119" calcext:value-type="float">
            <text:p>0.1901794119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0.1355262614" calcext:value-type="float">
            <text:p>0.1355262614</text:p>
          </table:table-cell>
          <table:table-cell office:value-type="float" office:value="0.189600598" calcext:value-type="float">
            <text:p>0.18960059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0.1350548225" calcext:value-type="float">
            <text:p>0.1350548225</text:p>
          </table:table-cell>
          <table:table-cell office:value-type="float" office:value="0.1889698747" calcext:value-type="float">
            <text:p>0.1889698747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0.1346061086" calcext:value-type="float">
            <text:p>0.1346061086</text:p>
          </table:table-cell>
          <table:table-cell office:value-type="float" office:value="0.18880769" calcext:value-type="float">
            <text:p>0.18880769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0.1341991525" calcext:value-type="float">
            <text:p>0.1341991525</text:p>
          </table:table-cell>
          <table:table-cell office:value-type="float" office:value="0.1884248591" calcext:value-type="float">
            <text:p>0.1884248591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0.1339951267" calcext:value-type="float">
            <text:p>0.1339951267</text:p>
          </table:table-cell>
          <table:table-cell office:value-type="float" office:value="0.188150484" calcext:value-type="float">
            <text:p>0.188150484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0.1336850076" calcext:value-type="float">
            <text:p>0.1336850076</text:p>
          </table:table-cell>
          <table:table-cell office:value-type="float" office:value="0.1879877439" calcext:value-type="float">
            <text:p>0.1879877439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0.1331872999" calcext:value-type="float">
            <text:p>0.1331872999</text:p>
          </table:table-cell>
          <table:table-cell office:value-type="float" office:value="0.187869026" calcext:value-type="float">
            <text:p>0.187869026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0.1325373369" calcext:value-type="float">
            <text:p>0.1325373369</text:p>
          </table:table-cell>
          <table:table-cell office:value-type="float" office:value="0.1872330265" calcext:value-type="float">
            <text:p>0.1872330265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0.1325306411" calcext:value-type="float">
            <text:p>0.1325306411</text:p>
          </table:table-cell>
          <table:table-cell office:value-type="float" office:value="0.1867814836" calcext:value-type="float">
            <text:p>0.1867814836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0.1319885849" calcext:value-type="float">
            <text:p>0.1319885849</text:p>
          </table:table-cell>
          <table:table-cell office:value-type="float" office:value="0.1865550074" calcext:value-type="float">
            <text:p>0.1865550074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0.1319025815" calcext:value-type="float">
            <text:p>0.1319025815</text:p>
          </table:table-cell>
          <table:table-cell office:value-type="float" office:value="0.1860278497" calcext:value-type="float">
            <text:p>0.1860278497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0.1317777004" calcext:value-type="float">
            <text:p>0.1317777004</text:p>
          </table:table-cell>
          <table:table-cell office:value-type="float" office:value="0.1854275692" calcext:value-type="float">
            <text:p>0.1854275692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0.1315244905" calcext:value-type="float">
            <text:p>0.1315244905</text:p>
          </table:table-cell>
          <table:table-cell office:value-type="float" office:value="0.1848226301" calcext:value-type="float">
            <text:p>0.1848226301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0.131310828" calcext:value-type="float">
            <text:p>0.131310828</text:p>
          </table:table-cell>
          <table:table-cell office:value-type="float" office:value="0.1842314165" calcext:value-type="float">
            <text:p>0.1842314165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0.1310355875" calcext:value-type="float">
            <text:p>0.1310355875</text:p>
          </table:table-cell>
          <table:table-cell office:value-type="float" office:value="0.1837581631" calcext:value-type="float">
            <text:p>0.1837581631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0.1308758171" calcext:value-type="float">
            <text:p>0.1308758171</text:p>
          </table:table-cell>
          <table:table-cell office:value-type="float" office:value="0.1835668343" calcext:value-type="float">
            <text:p>0.1835668343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0.1305469533" calcext:value-type="float">
            <text:p>0.1305469533</text:p>
          </table:table-cell>
          <table:table-cell office:value-type="float" office:value="0.1831541908" calcext:value-type="float">
            <text:p>0.1831541908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0.1302115254" calcext:value-type="float">
            <text:p>0.1302115254</text:p>
          </table:table-cell>
          <table:table-cell office:value-type="float" office:value="0.1827283877" calcext:value-type="float">
            <text:p>0.1827283877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0.1295980043" calcext:value-type="float">
            <text:p>0.1295980043</text:p>
          </table:table-cell>
          <table:table-cell office:value-type="float" office:value="0.1821052576" calcext:value-type="float">
            <text:p>0.1821052576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0.1292582324" calcext:value-type="float">
            <text:p>0.1292582324</text:p>
          </table:table-cell>
          <table:table-cell office:value-type="float" office:value="0.1816592815" calcext:value-type="float">
            <text:p>0.1816592815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0.1288136345" calcext:value-type="float">
            <text:p>0.1288136345</text:p>
          </table:table-cell>
          <table:table-cell office:value-type="float" office:value="0.1814551485" calcext:value-type="float">
            <text:p>0.1814551485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0.1283463562" calcext:value-type="float">
            <text:p>0.1283463562</text:p>
          </table:table-cell>
          <table:table-cell office:value-type="float" office:value="0.1808721508" calcext:value-type="float">
            <text:p>0.1808721508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0.128272146" calcext:value-type="float">
            <text:p>0.128272146</text:p>
          </table:table-cell>
          <table:table-cell office:value-type="float" office:value="0.1804720476" calcext:value-type="float">
            <text:p>0.1804720476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0.1279722803" calcext:value-type="float">
            <text:p>0.1279722803</text:p>
          </table:table-cell>
          <table:table-cell office:value-type="float" office:value="0.1802673469" calcext:value-type="float">
            <text:p>0.1802673469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0.12795729" calcext:value-type="float">
            <text:p>0.12795729</text:p>
          </table:table-cell>
          <table:table-cell office:value-type="float" office:value="0.1796686058" calcext:value-type="float">
            <text:p>0.1796686058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0.1278961425" calcext:value-type="float">
            <text:p>0.1278961425</text:p>
          </table:table-cell>
          <table:table-cell office:value-type="float" office:value="0.1791758864" calcext:value-type="float">
            <text:p>0.1791758864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0.1273470791" calcext:value-type="float">
            <text:p>0.1273470791</text:p>
          </table:table-cell>
          <table:table-cell office:value-type="float" office:value="0.17876629" calcext:value-type="float">
            <text:p>0.17876629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0.1268295307" calcext:value-type="float">
            <text:p>0.1268295307</text:p>
          </table:table-cell>
          <table:table-cell office:value-type="float" office:value="0.1785161311" calcext:value-type="float">
            <text:p>0.1785161311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0.1267157734" calcext:value-type="float">
            <text:p>0.1267157734</text:p>
          </table:table-cell>
          <table:table-cell office:value-type="float" office:value="0.1783041062" calcext:value-type="float">
            <text:p>0.1783041062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0.1260940303" calcext:value-type="float">
            <text:p>0.1260940303</text:p>
          </table:table-cell>
          <table:table-cell office:value-type="float" office:value="0.1781056121" calcext:value-type="float">
            <text:p>0.1781056121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0.1255566784" calcext:value-type="float">
            <text:p>0.1255566784</text:p>
          </table:table-cell>
          <table:table-cell office:value-type="float" office:value="0.1776733844" calcext:value-type="float">
            <text:p>0.1776733844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0.124933855" calcext:value-type="float">
            <text:p>0.124933855</text:p>
          </table:table-cell>
          <table:table-cell office:value-type="float" office:value="0.1770402166" calcext:value-type="float">
            <text:p>0.1770402166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0.1244899522" calcext:value-type="float">
            <text:p>0.1244899522</text:p>
          </table:table-cell>
          <table:table-cell office:value-type="float" office:value="0.1767293544" calcext:value-type="float">
            <text:p>0.1767293544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0.1241178516" calcext:value-type="float">
            <text:p>0.1241178516</text:p>
          </table:table-cell>
          <table:table-cell office:value-type="float" office:value="0.1764623181" calcext:value-type="float">
            <text:p>0.176462318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0.1238076693" calcext:value-type="float">
            <text:p>0.1238076693</text:p>
          </table:table-cell>
          <table:table-cell office:value-type="float" office:value="0.1759548119" calcext:value-type="float">
            <text:p>0.1759548119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0.1234795959" calcext:value-type="float">
            <text:p>0.1234795959</text:p>
          </table:table-cell>
          <table:table-cell office:value-type="float" office:value="0.1755196769" calcext:value-type="float">
            <text:p>0.1755196769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0.1233246231" calcext:value-type="float">
            <text:p>0.1233246231</text:p>
          </table:table-cell>
          <table:table-cell office:value-type="float" office:value="0.1751918481" calcext:value-type="float">
            <text:p>0.1751918481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0.1227647435" calcext:value-type="float">
            <text:p>0.1227647435</text:p>
          </table:table-cell>
          <table:table-cell office:value-type="float" office:value="0.1747897498" calcext:value-type="float">
            <text:p>0.1747897498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0.1224819161" calcext:value-type="float">
            <text:p>0.1224819161</text:p>
          </table:table-cell>
          <table:table-cell office:value-type="float" office:value="0.1744631116" calcext:value-type="float">
            <text:p>0.1744631116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0.1220301833" calcext:value-type="float">
            <text:p>0.1220301833</text:p>
          </table:table-cell>
          <table:table-cell office:value-type="float" office:value="0.1742938912" calcext:value-type="float">
            <text:p>0.1742938912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0.1216307762" calcext:value-type="float">
            <text:p>0.1216307762</text:p>
          </table:table-cell>
          <table:table-cell office:value-type="float" office:value="0.1739945867" calcext:value-type="float">
            <text:p>0.1739945867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0.1210939856" calcext:value-type="float">
            <text:p>0.1210939856</text:p>
          </table:table-cell>
          <table:table-cell office:value-type="float" office:value="0.1738780882" calcext:value-type="float">
            <text:p>0.1738780882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0.1208547364" calcext:value-type="float">
            <text:p>0.1208547364</text:p>
          </table:table-cell>
          <table:table-cell office:value-type="float" office:value="0.1732682921" calcext:value-type="float">
            <text:p>0.1732682921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0.1207403183" calcext:value-type="float">
            <text:p>0.1207403183</text:p>
          </table:table-cell>
          <table:table-cell office:value-type="float" office:value="0.1729337978" calcext:value-type="float">
            <text:p>0.1729337978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0.120479694" calcext:value-type="float">
            <text:p>0.120479694</text:p>
          </table:table-cell>
          <table:table-cell office:value-type="float" office:value="0.172603756" calcext:value-type="float">
            <text:p>0.172603756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0.1202727815" calcext:value-type="float">
            <text:p>0.1202727815</text:p>
          </table:table-cell>
          <table:table-cell office:value-type="float" office:value="0.1724899287" calcext:value-type="float">
            <text:p>0.1724899287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0.1200583094" calcext:value-type="float">
            <text:p>0.1200583094</text:p>
          </table:table-cell>
          <table:table-cell office:value-type="float" office:value="0.1719792379" calcext:value-type="float">
            <text:p>0.1719792379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0.1194679777" calcext:value-type="float">
            <text:p>0.1194679777</text:p>
          </table:table-cell>
          <table:table-cell office:value-type="float" office:value="0.1716637205" calcext:value-type="float">
            <text:p>0.1716637205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0.1193939508" calcext:value-type="float">
            <text:p>0.1193939508</text:p>
          </table:table-cell>
          <table:table-cell office:value-type="float" office:value="0.171270623" calcext:value-type="float">
            <text:p>0.171270623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0.1189660422" calcext:value-type="float">
            <text:p>0.1189660422</text:p>
          </table:table-cell>
          <table:table-cell office:value-type="float" office:value="0.1707049988" calcext:value-type="float">
            <text:p>0.1707049988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0.1188722488" calcext:value-type="float">
            <text:p>0.1188722488</text:p>
          </table:table-cell>
          <table:table-cell office:value-type="float" office:value="0.1702723822" calcext:value-type="float">
            <text:p>0.1702723822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1187838295" calcext:value-type="float">
            <text:p>0.1187838295</text:p>
          </table:table-cell>
          <table:table-cell office:value-type="float" office:value="0.1698069022" calcext:value-type="float">
            <text:p>0.1698069022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0.1187546624" calcext:value-type="float">
            <text:p>0.1187546624</text:p>
          </table:table-cell>
          <table:table-cell office:value-type="float" office:value="0.1692093565" calcext:value-type="float">
            <text:p>0.1692093565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0.1182296735" calcext:value-type="float">
            <text:p>0.1182296735</text:p>
          </table:table-cell>
          <table:table-cell office:value-type="float" office:value="0.1688696701" calcext:value-type="float">
            <text:p>0.1688696701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0.1181388085" calcext:value-type="float">
            <text:p>0.1181388085</text:p>
          </table:table-cell>
          <table:table-cell office:value-type="float" office:value="0.1686643177" calcext:value-type="float">
            <text:p>0.1686643177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0.1177452016" calcext:value-type="float">
            <text:p>0.1177452016</text:p>
          </table:table-cell>
          <table:table-cell office:value-type="float" office:value="0.1682126185" calcext:value-type="float">
            <text:p>0.1682126185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0.1173816575" calcext:value-type="float">
            <text:p>0.1173816575</text:p>
          </table:table-cell>
          <table:table-cell office:value-type="float" office:value="0.1677335229" calcext:value-type="float">
            <text:p>0.1677335229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0.1167976682" calcext:value-type="float">
            <text:p>0.1167976682</text:p>
          </table:table-cell>
          <table:table-cell office:value-type="float" office:value="0.167334754" calcext:value-type="float">
            <text:p>0.167334754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0.1162839578" calcext:value-type="float">
            <text:p>0.1162839578</text:p>
          </table:table-cell>
          <table:table-cell office:value-type="float" office:value="0.167101199" calcext:value-type="float">
            <text:p>0.167101199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0.1161645112" calcext:value-type="float">
            <text:p>0.1161645112</text:p>
          </table:table-cell>
          <table:table-cell office:value-type="float" office:value="0.1666748171" calcext:value-type="float">
            <text:p>0.1666748171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0.1160175051" calcext:value-type="float">
            <text:p>0.1160175051</text:p>
          </table:table-cell>
          <table:table-cell office:value-type="float" office:value="0.1663304671" calcext:value-type="float">
            <text:p>0.1663304671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0.1158083459" calcext:value-type="float">
            <text:p>0.1158083459</text:p>
          </table:table-cell>
          <table:table-cell office:value-type="float" office:value="0.1662050784" calcext:value-type="float">
            <text:p>0.1662050784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0.1153397854" calcext:value-type="float">
            <text:p>0.1153397854</text:p>
          </table:table-cell>
          <table:table-cell office:value-type="float" office:value="0.1658699172" calcext:value-type="float">
            <text:p>0.1658699172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0.1152143768" calcext:value-type="float">
            <text:p>0.1152143768</text:p>
          </table:table-cell>
          <table:table-cell office:value-type="float" office:value="0.1654627855" calcext:value-type="float">
            <text:p>0.1654627855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0.1146782868" calcext:value-type="float">
            <text:p>0.1146782868</text:p>
          </table:table-cell>
          <table:table-cell office:value-type="float" office:value="0.1653268861" calcext:value-type="float">
            <text:p>0.1653268861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0.1143650302" calcext:value-type="float">
            <text:p>0.1143650302</text:p>
          </table:table-cell>
          <table:table-cell office:value-type="float" office:value="0.164955542" calcext:value-type="float">
            <text:p>0.164955542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0.1139110622" calcext:value-type="float">
            <text:p>0.1139110622</text:p>
          </table:table-cell>
          <table:table-cell office:value-type="float" office:value="0.1645916111" calcext:value-type="float">
            <text:p>0.1645916111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0.113636706" calcext:value-type="float">
            <text:p>0.113636706</text:p>
          </table:table-cell>
          <table:table-cell office:value-type="float" office:value="0.1640655417" calcext:value-type="float">
            <text:p>0.1640655417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0.1134183738" calcext:value-type="float">
            <text:p>0.1134183738</text:p>
          </table:table-cell>
          <table:table-cell office:value-type="float" office:value="0.1637635504" calcext:value-type="float">
            <text:p>0.1637635504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0.1129244708" calcext:value-type="float">
            <text:p>0.1129244708</text:p>
          </table:table-cell>
          <table:table-cell office:value-type="float" office:value="0.1636417253" calcext:value-type="float">
            <text:p>0.1636417253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0.1124058878" calcext:value-type="float">
            <text:p>0.1124058878</text:p>
          </table:table-cell>
          <table:table-cell office:value-type="float" office:value="0.1633756848" calcext:value-type="float">
            <text:p>0.1633756848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0.1119373903" calcext:value-type="float">
            <text:p>0.1119373903</text:p>
          </table:table-cell>
          <table:table-cell office:value-type="float" office:value="0.1629020987" calcext:value-type="float">
            <text:p>0.1629020987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0.1118325352" calcext:value-type="float">
            <text:p>0.1118325352</text:p>
          </table:table-cell>
          <table:table-cell office:value-type="float" office:value="0.1625120565" calcext:value-type="float">
            <text:p>0.1625120565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0.1113279227" calcext:value-type="float">
            <text:p>0.1113279227</text:p>
          </table:table-cell>
          <table:table-cell office:value-type="float" office:value="0.161943629" calcext:value-type="float">
            <text:p>0.161943629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0.1112091585" calcext:value-type="float">
            <text:p>0.1112091585</text:p>
          </table:table-cell>
          <table:table-cell office:value-type="float" office:value="0.1616036023" calcext:value-type="float">
            <text:p>0.1616036023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0.1110160532" calcext:value-type="float">
            <text:p>0.1110160532</text:p>
          </table:table-cell>
          <table:table-cell office:value-type="float" office:value="0.1613456913" calcext:value-type="float">
            <text:p>0.1613456913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0.110658777" calcext:value-type="float">
            <text:p>0.110658777</text:p>
          </table:table-cell>
          <table:table-cell office:value-type="float" office:value="0.1608707017" calcext:value-type="float">
            <text:p>0.1608707017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0.1102511171" calcext:value-type="float">
            <text:p>0.1102511171</text:p>
          </table:table-cell>
          <table:table-cell office:value-type="float" office:value="0.1603902498" calcext:value-type="float">
            <text:p>0.1603902498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0.1097127199" calcext:value-type="float">
            <text:p>0.1097127199</text:p>
          </table:table-cell>
          <table:table-cell office:value-type="float" office:value="0.1601012552" calcext:value-type="float">
            <text:p>0.1601012552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0.109636027" calcext:value-type="float">
            <text:p>0.109636027</text:p>
          </table:table-cell>
          <table:table-cell office:value-type="float" office:value="0.1598513104" calcext:value-type="float">
            <text:p>0.1598513104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0.1096323464" calcext:value-type="float">
            <text:p>0.1096323464</text:p>
          </table:table-cell>
          <table:table-cell office:value-type="float" office:value="0.159467989" calcext:value-type="float">
            <text:p>0.159467989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0.1092456829" calcext:value-type="float">
            <text:p>0.1092456829</text:p>
          </table:table-cell>
          <table:table-cell office:value-type="float" office:value="0.1593188494" calcext:value-type="float">
            <text:p>0.1593188494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0.1088356295" calcext:value-type="float">
            <text:p>0.1088356295</text:p>
          </table:table-cell>
          <table:table-cell office:value-type="float" office:value="0.1589234459" calcext:value-type="float">
            <text:p>0.1589234459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0.1086579647" calcext:value-type="float">
            <text:p>0.1086579647</text:p>
          </table:table-cell>
          <table:table-cell office:value-type="float" office:value="0.1586385422" calcext:value-type="float">
            <text:p>0.1586385422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0.1082120038" calcext:value-type="float">
            <text:p>0.1082120038</text:p>
          </table:table-cell>
          <table:table-cell office:value-type="float" office:value="0.1581362385" calcext:value-type="float">
            <text:p>0.1581362385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0.1081259544" calcext:value-type="float">
            <text:p>0.1081259544</text:p>
          </table:table-cell>
          <table:table-cell office:value-type="float" office:value="0.1579551956" calcext:value-type="float">
            <text:p>0.1579551956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0.1076402687" calcext:value-type="float">
            <text:p>0.1076402687</text:p>
          </table:table-cell>
          <table:table-cell office:value-type="float" office:value="0.15741346" calcext:value-type="float">
            <text:p>0.15741346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0.107442215" calcext:value-type="float">
            <text:p>0.107442215</text:p>
          </table:table-cell>
          <table:table-cell office:value-type="float" office:value="0.1572022641" calcext:value-type="float">
            <text:p>0.1572022641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0.1073672408" calcext:value-type="float">
            <text:p>0.1073672408</text:p>
          </table:table-cell>
          <table:table-cell office:value-type="float" office:value="0.1566904304" calcext:value-type="float">
            <text:p>0.1566904304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0.1073583176" calcext:value-type="float">
            <text:p>0.1073583176</text:p>
          </table:table-cell>
          <table:table-cell office:value-type="float" office:value="0.156549664" calcext:value-type="float">
            <text:p>0.156549664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0.107063984" calcext:value-type="float">
            <text:p>0.107063984</text:p>
          </table:table-cell>
          <table:table-cell office:value-type="float" office:value="0.1560758389" calcext:value-type="float">
            <text:p>0.1560758389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0.1065483554" calcext:value-type="float">
            <text:p>0.1065483554</text:p>
          </table:table-cell>
          <table:table-cell office:value-type="float" office:value="0.1556254546" calcext:value-type="float">
            <text:p>0.1556254546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0.1061189608" calcext:value-type="float">
            <text:p>0.1061189608</text:p>
          </table:table-cell>
          <table:table-cell office:value-type="float" office:value="0.1550748124" calcext:value-type="float">
            <text:p>0.1550748124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0.1058642562" calcext:value-type="float">
            <text:p>0.1058642562</text:p>
          </table:table-cell>
          <table:table-cell office:value-type="float" office:value="0.1549509096" calcext:value-type="float">
            <text:p>0.1549509096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0.1058135462" calcext:value-type="float">
            <text:p>0.1058135462</text:p>
          </table:table-cell>
          <table:table-cell office:value-type="float" office:value="0.1545531919" calcext:value-type="float">
            <text:p>0.1545531919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0.1057552124" calcext:value-type="float">
            <text:p>0.1057552124</text:p>
          </table:table-cell>
          <table:table-cell office:value-type="float" office:value="0.1543819488" calcext:value-type="float">
            <text:p>0.1543819488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0.1053348936" calcext:value-type="float">
            <text:p>0.1053348936</text:p>
          </table:table-cell>
          <table:table-cell office:value-type="float" office:value="0.1540648763" calcext:value-type="float">
            <text:p>0.1540648763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0.1049313084" calcext:value-type="float">
            <text:p>0.1049313084</text:p>
          </table:table-cell>
          <table:table-cell office:value-type="float" office:value="0.1538299223" calcext:value-type="float">
            <text:p>0.1538299223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0.1048108276" calcext:value-type="float">
            <text:p>0.1048108276</text:p>
          </table:table-cell>
          <table:table-cell office:value-type="float" office:value="0.1536194034" calcext:value-type="float">
            <text:p>0.1536194034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0.1043077154" calcext:value-type="float">
            <text:p>0.1043077154</text:p>
          </table:table-cell>
          <table:table-cell office:value-type="float" office:value="0.1532007012" calcext:value-type="float">
            <text:p>0.1532007012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0.1039662996" calcext:value-type="float">
            <text:p>0.1039662996</text:p>
          </table:table-cell>
          <table:table-cell office:value-type="float" office:value="0.1527103981" calcext:value-type="float">
            <text:p>0.1527103981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0.103572402" calcext:value-type="float">
            <text:p>0.103572402</text:p>
          </table:table-cell>
          <table:table-cell office:value-type="float" office:value="0.1526053005" calcext:value-type="float">
            <text:p>0.1526053005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0.1032251384" calcext:value-type="float">
            <text:p>0.1032251384</text:p>
          </table:table-cell>
          <table:table-cell office:value-type="float" office:value="0.1521109992" calcext:value-type="float">
            <text:p>0.1521109992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0.1030480177" calcext:value-type="float">
            <text:p>0.1030480177</text:p>
          </table:table-cell>
          <table:table-cell office:value-type="float" office:value="0.1519771571" calcext:value-type="float">
            <text:p>0.1519771571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0.1028556488" calcext:value-type="float">
            <text:p>0.1028556488</text:p>
          </table:table-cell>
          <table:table-cell office:value-type="float" office:value="0.151752284" calcext:value-type="float">
            <text:p>0.151752284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0.1023743806" calcext:value-type="float">
            <text:p>0.1023743806</text:p>
          </table:table-cell>
          <table:table-cell office:value-type="float" office:value="0.1513777145" calcext:value-type="float">
            <text:p>0.1513777145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0.1022452887" calcext:value-type="float">
            <text:p>0.1022452887</text:p>
          </table:table-cell>
          <table:table-cell office:value-type="float" office:value="0.1508918798" calcext:value-type="float">
            <text:p>0.1508918798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0.1021972349" calcext:value-type="float">
            <text:p>0.1021972349</text:p>
          </table:table-cell>
          <table:table-cell office:value-type="float" office:value="0.1505100188" calcext:value-type="float">
            <text:p>0.1505100188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0.1021611789" calcext:value-type="float">
            <text:p>0.1021611789</text:p>
          </table:table-cell>
          <table:table-cell office:value-type="float" office:value="0.1501417664" calcext:value-type="float">
            <text:p>0.1501417664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0.1017929382" calcext:value-type="float">
            <text:p>0.1017929382</text:p>
          </table:table-cell>
          <table:table-cell office:value-type="float" office:value="0.1499328863" calcext:value-type="float">
            <text:p>0.1499328863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0.1013707358" calcext:value-type="float">
            <text:p>0.1013707358</text:p>
          </table:table-cell>
          <table:table-cell office:value-type="float" office:value="0.1493960932" calcext:value-type="float">
            <text:p>0.1493960932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0.1010778229" calcext:value-type="float">
            <text:p>0.1010778229</text:p>
          </table:table-cell>
          <table:table-cell office:value-type="float" office:value="0.1490147235" calcext:value-type="float">
            <text:p>0.1490147235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0.1006648471" calcext:value-type="float">
            <text:p>0.1006648471</text:p>
          </table:table-cell>
          <table:table-cell office:value-type="float" office:value="0.1488116191" calcext:value-type="float">
            <text:p>0.1488116191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0.1006339418" calcext:value-type="float">
            <text:p>0.1006339418</text:p>
          </table:table-cell>
          <table:table-cell office:value-type="float" office:value="0.1486223921" calcext:value-type="float">
            <text:p>0.1486223921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0.1001713141" calcext:value-type="float">
            <text:p>0.1001713141</text:p>
          </table:table-cell>
          <table:table-cell office:value-type="float" office:value="0.1482083189" calcext:value-type="float">
            <text:p>0.1482083189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0.0997043838" calcext:value-type="float">
            <text:p>0.0997043838</text:p>
          </table:table-cell>
          <table:table-cell office:value-type="float" office:value="0.1479409214" calcext:value-type="float">
            <text:p>0.1479409214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0.0995935677" calcext:value-type="float">
            <text:p>0.0995935677</text:p>
          </table:table-cell>
          <table:table-cell office:value-type="float" office:value="0.1477202769" calcext:value-type="float">
            <text:p>0.1477202769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0.0993191871" calcext:value-type="float">
            <text:p>0.0993191871</text:p>
          </table:table-cell>
          <table:table-cell office:value-type="float" office:value="0.147380321" calcext:value-type="float">
            <text:p>0.147380321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0.0991830552" calcext:value-type="float">
            <text:p>0.0991830552</text:p>
          </table:table-cell>
          <table:table-cell office:value-type="float" office:value="0.1471420691" calcext:value-type="float">
            <text:p>0.1471420691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0.0988450278" calcext:value-type="float">
            <text:p>0.0988450278</text:p>
          </table:table-cell>
          <table:table-cell office:value-type="float" office:value="0.1469464555" calcext:value-type="float">
            <text:p>0.1469464555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0.0988003219" calcext:value-type="float">
            <text:p>0.0988003219</text:p>
          </table:table-cell>
          <table:table-cell office:value-type="float" office:value="0.1467414265" calcext:value-type="float">
            <text:p>0.1467414265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0.09860411" calcext:value-type="float">
            <text:p>0.09860411</text:p>
          </table:table-cell>
          <table:table-cell office:value-type="float" office:value="0.1463874483" calcext:value-type="float">
            <text:p>0.1463874483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0.0985629551" calcext:value-type="float">
            <text:p>0.0985629551</text:p>
          </table:table-cell>
          <table:table-cell office:value-type="float" office:value="0.1460689298" calcext:value-type="float">
            <text:p>0.1460689298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0.0981303057" calcext:value-type="float">
            <text:p>0.0981303057</text:p>
          </table:table-cell>
          <table:table-cell office:value-type="float" office:value="0.1458587049" calcext:value-type="float">
            <text:p>0.1458587049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0.0980775091" calcext:value-type="float">
            <text:p>0.0980775091</text:p>
          </table:table-cell>
          <table:table-cell office:value-type="float" office:value="0.1453890404" calcext:value-type="float">
            <text:p>0.1453890404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0.0979465021" calcext:value-type="float">
            <text:p>0.0979465021</text:p>
          </table:table-cell>
          <table:table-cell office:value-type="float" office:value="0.1450543329" calcext:value-type="float">
            <text:p>0.1450543329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0.0979378827" calcext:value-type="float">
            <text:p>0.0979378827</text:p>
          </table:table-cell>
          <table:table-cell office:value-type="float" office:value="0.1447025439" calcext:value-type="float">
            <text:p>0.1447025439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0.097805645" calcext:value-type="float">
            <text:p>0.097805645</text:p>
          </table:table-cell>
          <table:table-cell office:value-type="float" office:value="0.1443453994" calcext:value-type="float">
            <text:p>0.1443453994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0.0976032225" calcext:value-type="float">
            <text:p>0.0976032225</text:p>
          </table:table-cell>
          <table:table-cell office:value-type="float" office:value="0.1438489942" calcext:value-type="float">
            <text:p>0.1438489942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0.0971316107" calcext:value-type="float">
            <text:p>0.0971316107</text:p>
          </table:table-cell>
          <table:table-cell office:value-type="float" office:value="0.1437417807" calcext:value-type="float">
            <text:p>0.1437417807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0.0968199573" calcext:value-type="float">
            <text:p>0.0968199573</text:p>
          </table:table-cell>
          <table:table-cell office:value-type="float" office:value="0.143469534" calcext:value-type="float">
            <text:p>0.143469534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0.096472366" calcext:value-type="float">
            <text:p>0.096472366</text:p>
          </table:table-cell>
          <table:table-cell office:value-type="float" office:value="0.1432323251" calcext:value-type="float">
            <text:p>0.1432323251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0.0961557563" calcext:value-type="float">
            <text:p>0.0961557563</text:p>
          </table:table-cell>
          <table:table-cell office:value-type="float" office:value="0.1429672762" calcext:value-type="float">
            <text:p>0.1429672762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0.0956951725" calcext:value-type="float">
            <text:p>0.0956951725</text:p>
          </table:table-cell>
          <table:table-cell office:value-type="float" office:value="0.1424803603" calcext:value-type="float">
            <text:p>0.1424803603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0.0955009433" calcext:value-type="float">
            <text:p>0.0955009433</text:p>
          </table:table-cell>
          <table:table-cell office:value-type="float" office:value="0.1420326081" calcext:value-type="float">
            <text:p>0.1420326081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0.095485671" calcext:value-type="float">
            <text:p>0.095485671</text:p>
          </table:table-cell>
          <table:table-cell office:value-type="float" office:value="0.1416921424" calcext:value-type="float">
            <text:p>0.1416921424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0.095287694" calcext:value-type="float">
            <text:p>0.095287694</text:p>
          </table:table-cell>
          <table:table-cell office:value-type="float" office:value="0.1415183324" calcext:value-type="float">
            <text:p>0.1415183324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0.0951361791" calcext:value-type="float">
            <text:p>0.0951361791</text:p>
          </table:table-cell>
          <table:table-cell office:value-type="float" office:value="0.141272065" calcext:value-type="float">
            <text:p>0.141272065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0.0947748653" calcext:value-type="float">
            <text:p>0.0947748653</text:p>
          </table:table-cell>
          <table:table-cell office:value-type="float" office:value="0.1410728678" calcext:value-type="float">
            <text:p>0.1410728678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0.0944459504" calcext:value-type="float">
            <text:p>0.0944459504</text:p>
          </table:table-cell>
          <table:table-cell office:value-type="float" office:value="0.1409190759" calcext:value-type="float">
            <text:p>0.1409190759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0.0941554232" calcext:value-type="float">
            <text:p>0.0941554232</text:p>
          </table:table-cell>
          <table:table-cell office:value-type="float" office:value="0.1405730441" calcext:value-type="float">
            <text:p>0.1405730441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0.0940127282" calcext:value-type="float">
            <text:p>0.0940127282</text:p>
          </table:table-cell>
          <table:table-cell office:value-type="float" office:value="0.1403542362" calcext:value-type="float">
            <text:p>0.1403542362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0.0936489309" calcext:value-type="float">
            <text:p>0.0936489309</text:p>
          </table:table-cell>
          <table:table-cell office:value-type="float" office:value="0.1400073568" calcext:value-type="float">
            <text:p>0.1400073568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0.0932990875" calcext:value-type="float">
            <text:p>0.0932990875</text:p>
          </table:table-cell>
          <table:table-cell office:value-type="float" office:value="0.1395724609" calcext:value-type="float">
            <text:p>0.1395724609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0.0932557854" calcext:value-type="float">
            <text:p>0.0932557854</text:p>
          </table:table-cell>
          <table:table-cell office:value-type="float" office:value="0.1390717644" calcext:value-type="float">
            <text:p>0.1390717644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0.0928637319" calcext:value-type="float">
            <text:p>0.0928637319</text:p>
          </table:table-cell>
          <table:table-cell office:value-type="float" office:value="0.1386383823" calcext:value-type="float">
            <text:p>0.1386383823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0.092623479" calcext:value-type="float">
            <text:p>0.092623479</text:p>
          </table:table-cell>
          <table:table-cell office:value-type="float" office:value="0.1381505507" calcext:value-type="float">
            <text:p>0.1381505507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0.0924492581" calcext:value-type="float">
            <text:p>0.0924492581</text:p>
          </table:table-cell>
          <table:table-cell office:value-type="float" office:value="0.1379386959" calcext:value-type="float">
            <text:p>0.1379386959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0.0924105757" calcext:value-type="float">
            <text:p>0.0924105757</text:p>
          </table:table-cell>
          <table:table-cell office:value-type="float" office:value="0.1376066089" calcext:value-type="float">
            <text:p>0.1376066089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0.0920542627" calcext:value-type="float">
            <text:p>0.0920542627</text:p>
          </table:table-cell>
          <table:table-cell office:value-type="float" office:value="0.1373137193" calcext:value-type="float">
            <text:p>0.1373137193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0.0916577859" calcext:value-type="float">
            <text:p>0.0916577859</text:p>
          </table:table-cell>
          <table:table-cell office:value-type="float" office:value="0.1368952196" calcext:value-type="float">
            <text:p>0.1368952196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091456816" calcext:value-type="float">
            <text:p>0.091456816</text:p>
          </table:table-cell>
          <table:table-cell office:value-type="float" office:value="0.1365650309" calcext:value-type="float">
            <text:p>0.1365650309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0.0912756028" calcext:value-type="float">
            <text:p>0.0912756028</text:p>
          </table:table-cell>
          <table:table-cell office:value-type="float" office:value="0.1361190769" calcext:value-type="float">
            <text:p>0.1361190769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0.09097971" calcext:value-type="float">
            <text:p>0.09097971</text:p>
          </table:table-cell>
          <table:table-cell office:value-type="float" office:value="0.135988337" calcext:value-type="float">
            <text:p>0.135988337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0.0908838238" calcext:value-type="float">
            <text:p>0.0908838238</text:p>
          </table:table-cell>
          <table:table-cell office:value-type="float" office:value="0.1355046443" calcext:value-type="float">
            <text:p>0.1355046443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0.0906218594" calcext:value-type="float">
            <text:p>0.0906218594</text:p>
          </table:table-cell>
          <table:table-cell office:value-type="float" office:value="0.1351022668" calcext:value-type="float">
            <text:p>0.1351022668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0.0905712051" calcext:value-type="float">
            <text:p>0.0905712051</text:p>
          </table:table-cell>
          <table:table-cell office:value-type="float" office:value="0.1347794507" calcext:value-type="float">
            <text:p>0.1347794507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0.0903444612" calcext:value-type="float">
            <text:p>0.0903444612</text:p>
          </table:table-cell>
          <table:table-cell office:value-type="float" office:value="0.1344388139" calcext:value-type="float">
            <text:p>0.1344388139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0.0899821495" calcext:value-type="float">
            <text:p>0.0899821495</text:p>
          </table:table-cell>
          <table:table-cell office:value-type="float" office:value="0.1342966119" calcext:value-type="float">
            <text:p>0.1342966119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0.0899092187" calcext:value-type="float">
            <text:p>0.0899092187</text:p>
          </table:table-cell>
          <table:table-cell office:value-type="float" office:value="0.1341133829" calcext:value-type="float">
            <text:p>0.1341133829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0.0896414764" calcext:value-type="float">
            <text:p>0.0896414764</text:p>
          </table:table-cell>
          <table:table-cell office:value-type="float" office:value="0.1338274188" calcext:value-type="float">
            <text:p>0.1338274188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0.0894990137" calcext:value-type="float">
            <text:p>0.0894990137</text:p>
          </table:table-cell>
          <table:table-cell office:value-type="float" office:value="0.1334612477" calcext:value-type="float">
            <text:p>0.1334612477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0.0892667461" calcext:value-type="float">
            <text:p>0.0892667461</text:p>
          </table:table-cell>
          <table:table-cell office:value-type="float" office:value="0.133179791" calcext:value-type="float">
            <text:p>0.133179791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0.0889098028" calcext:value-type="float">
            <text:p>0.0889098028</text:p>
          </table:table-cell>
          <table:table-cell office:value-type="float" office:value="0.1329919142" calcext:value-type="float">
            <text:p>0.1329919142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0.0888482265" calcext:value-type="float">
            <text:p>0.0888482265</text:p>
          </table:table-cell>
          <table:table-cell office:value-type="float" office:value="0.1326946435" calcext:value-type="float">
            <text:p>0.1326946435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0.0886963552" calcext:value-type="float">
            <text:p>0.0886963552</text:p>
          </table:table-cell>
          <table:table-cell office:value-type="float" office:value="0.1322336288" calcext:value-type="float">
            <text:p>0.1322336288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0.0883410903" calcext:value-type="float">
            <text:p>0.0883410903</text:p>
          </table:table-cell>
          <table:table-cell office:value-type="float" office:value="0.1319698371" calcext:value-type="float">
            <text:p>0.1319698371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0.0879675309" calcext:value-type="float">
            <text:p>0.0879675309</text:p>
          </table:table-cell>
          <table:table-cell office:value-type="float" office:value="0.1317887419" calcext:value-type="float">
            <text:p>0.1317887419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0.0876942124" calcext:value-type="float">
            <text:p>0.0876942124</text:p>
          </table:table-cell>
          <table:table-cell office:value-type="float" office:value="0.1314793653" calcext:value-type="float">
            <text:p>0.1314793653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0.0872952368" calcext:value-type="float">
            <text:p>0.0872952368</text:p>
          </table:table-cell>
          <table:table-cell office:value-type="float" office:value="0.1313391951" calcext:value-type="float">
            <text:p>0.1313391951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0.0869042217" calcext:value-type="float">
            <text:p>0.0869042217</text:p>
          </table:table-cell>
          <table:table-cell office:value-type="float" office:value="0.1310780747" calcext:value-type="float">
            <text:p>0.1310780747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0.0867189731" calcext:value-type="float">
            <text:p>0.0867189731</text:p>
          </table:table-cell>
          <table:table-cell office:value-type="float" office:value="0.1306841089" calcext:value-type="float">
            <text:p>0.1306841089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0.0864482595" calcext:value-type="float">
            <text:p>0.0864482595</text:p>
          </table:table-cell>
          <table:table-cell office:value-type="float" office:value="0.1302681459" calcext:value-type="float">
            <text:p>0.1302681459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0.0863084424" calcext:value-type="float">
            <text:p>0.0863084424</text:p>
          </table:table-cell>
          <table:table-cell office:value-type="float" office:value="0.1298032656" calcext:value-type="float">
            <text:p>0.1298032656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0.0859084546" calcext:value-type="float">
            <text:p>0.0859084546</text:p>
          </table:table-cell>
          <table:table-cell office:value-type="float" office:value="0.1296930248" calcext:value-type="float">
            <text:p>0.1296930248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0.0858843534" calcext:value-type="float">
            <text:p>0.0858843534</text:p>
          </table:table-cell>
          <table:table-cell office:value-type="float" office:value="0.1295685329" calcext:value-type="float">
            <text:p>0.1295685329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0.0856715309" calcext:value-type="float">
            <text:p>0.0856715309</text:p>
          </table:table-cell>
          <table:table-cell office:value-type="float" office:value="0.1294296329" calcext:value-type="float">
            <text:p>0.1294296329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0.0853599242" calcext:value-type="float">
            <text:p>0.0853599242</text:p>
          </table:table-cell>
          <table:table-cell office:value-type="float" office:value="0.1292574752" calcext:value-type="float">
            <text:p>0.1292574752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0.0850681954" calcext:value-type="float">
            <text:p>0.0850681954</text:p>
          </table:table-cell>
          <table:table-cell office:value-type="float" office:value="0.1290631774" calcext:value-type="float">
            <text:p>0.1290631774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0.0847808697" calcext:value-type="float">
            <text:p>0.0847808697</text:p>
          </table:table-cell>
          <table:table-cell office:value-type="float" office:value="0.1287458533" calcext:value-type="float">
            <text:p>0.1287458533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0.0843908845" calcext:value-type="float">
            <text:p>0.0843908845</text:p>
          </table:table-cell>
          <table:table-cell office:value-type="float" office:value="0.1284577129" calcext:value-type="float">
            <text:p>0.1284577129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0.0841996289" calcext:value-type="float">
            <text:p>0.0841996289</text:p>
          </table:table-cell>
          <table:table-cell office:value-type="float" office:value="0.1282914368" calcext:value-type="float">
            <text:p>0.1282914368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0.083897117" calcext:value-type="float">
            <text:p>0.083897117</text:p>
          </table:table-cell>
          <table:table-cell office:value-type="float" office:value="0.1279730141" calcext:value-type="float">
            <text:p>0.1279730141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0.0836695017" calcext:value-type="float">
            <text:p>0.0836695017</text:p>
          </table:table-cell>
          <table:table-cell office:value-type="float" office:value="0.1278454611" calcext:value-type="float">
            <text:p>0.1278454611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0.0835958994" calcext:value-type="float">
            <text:p>0.0835958994</text:p>
          </table:table-cell>
          <table:table-cell office:value-type="float" office:value="0.1275604193" calcext:value-type="float">
            <text:p>0.1275604193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0.0834347297" calcext:value-type="float">
            <text:p>0.0834347297</text:p>
          </table:table-cell>
          <table:table-cell office:value-type="float" office:value="0.1272832411" calcext:value-type="float">
            <text:p>0.1272832411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0.0831898352" calcext:value-type="float">
            <text:p>0.0831898352</text:p>
          </table:table-cell>
          <table:table-cell office:value-type="float" office:value="0.1270619282" calcext:value-type="float">
            <text:p>0.1270619282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0.0829791116" calcext:value-type="float">
            <text:p>0.0829791116</text:p>
          </table:table-cell>
          <table:table-cell office:value-type="float" office:value="0.1269728223" calcext:value-type="float">
            <text:p>0.1269728223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0.0826235126" calcext:value-type="float">
            <text:p>0.0826235126</text:p>
          </table:table-cell>
          <table:table-cell office:value-type="float" office:value="0.1267187161" calcext:value-type="float">
            <text:p>0.1267187161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0.0823664849" calcext:value-type="float">
            <text:p>0.0823664849</text:p>
          </table:table-cell>
          <table:table-cell office:value-type="float" office:value="0.1264472034" calcext:value-type="float">
            <text:p>0.1264472034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0.0823018998" calcext:value-type="float">
            <text:p>0.0823018998</text:p>
          </table:table-cell>
          <table:table-cell office:value-type="float" office:value="0.1261050563" calcext:value-type="float">
            <text:p>0.1261050563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0.0820071688" calcext:value-type="float">
            <text:p>0.0820071688</text:p>
          </table:table-cell>
          <table:table-cell office:value-type="float" office:value="0.1257255385" calcext:value-type="float">
            <text:p>0.1257255385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0.0816263552" calcext:value-type="float">
            <text:p>0.0816263552</text:p>
          </table:table-cell>
          <table:table-cell office:value-type="float" office:value="0.1253198301" calcext:value-type="float">
            <text:p>0.1253198301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0.0813064221" calcext:value-type="float">
            <text:p>0.0813064221</text:p>
          </table:table-cell>
          <table:table-cell office:value-type="float" office:value="0.125164009" calcext:value-type="float">
            <text:p>0.125164009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0.0812389915" calcext:value-type="float">
            <text:p>0.0812389915</text:p>
          </table:table-cell>
          <table:table-cell office:value-type="float" office:value="0.1250220095" calcext:value-type="float">
            <text:p>0.1250220095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0.0809878516" calcext:value-type="float">
            <text:p>0.0809878516</text:p>
          </table:table-cell>
          <table:table-cell office:value-type="float" office:value="0.1246066304" calcext:value-type="float">
            <text:p>0.1246066304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0.0809099534" calcext:value-type="float">
            <text:p>0.0809099534</text:p>
          </table:table-cell>
          <table:table-cell office:value-type="float" office:value="0.1241685396" calcext:value-type="float">
            <text:p>0.1241685396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0.0808453056" calcext:value-type="float">
            <text:p>0.0808453056</text:p>
          </table:table-cell>
          <table:table-cell office:value-type="float" office:value="0.1238034209" calcext:value-type="float">
            <text:p>0.1238034209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0.080814734" calcext:value-type="float">
            <text:p>0.080814734</text:p>
          </table:table-cell>
          <table:table-cell office:value-type="float" office:value="0.1234996438" calcext:value-type="float">
            <text:p>0.1234996438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0.0807450197" calcext:value-type="float">
            <text:p>0.0807450197</text:p>
          </table:table-cell>
          <table:table-cell office:value-type="float" office:value="0.1232476839" calcext:value-type="float">
            <text:p>0.1232476839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0.0806301566" calcext:value-type="float">
            <text:p>0.0806301566</text:p>
          </table:table-cell>
          <table:table-cell office:value-type="float" office:value="0.1229208226" calcext:value-type="float">
            <text:p>0.1229208226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0.0803645422" calcext:value-type="float">
            <text:p>0.0803645422</text:p>
          </table:table-cell>
          <table:table-cell office:value-type="float" office:value="0.1226415266" calcext:value-type="float">
            <text:p>0.1226415266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0.0802783377" calcext:value-type="float">
            <text:p>0.0802783377</text:p>
          </table:table-cell>
          <table:table-cell office:value-type="float" office:value="0.1225618408" calcext:value-type="float">
            <text:p>0.1225618408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0.0800590677" calcext:value-type="float">
            <text:p>0.0800590677</text:p>
          </table:table-cell>
          <table:table-cell office:value-type="float" office:value="0.1223239532" calcext:value-type="float">
            <text:p>0.1223239532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0.0800433967" calcext:value-type="float">
            <text:p>0.0800433967</text:p>
          </table:table-cell>
          <table:table-cell office:value-type="float" office:value="0.1220149264" calcext:value-type="float">
            <text:p>0.1220149264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0.07979499" calcext:value-type="float">
            <text:p>0.07979499</text:p>
          </table:table-cell>
          <table:table-cell office:value-type="float" office:value="0.1217239839" calcext:value-type="float">
            <text:p>0.1217239839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0.0795654433" calcext:value-type="float">
            <text:p>0.0795654433</text:p>
          </table:table-cell>
          <table:table-cell office:value-type="float" office:value="0.1214922921" calcext:value-type="float">
            <text:p>0.1214922921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0.0793216977" calcext:value-type="float">
            <text:p>0.0793216977</text:p>
          </table:table-cell>
          <table:table-cell office:value-type="float" office:value="0.1213952397" calcext:value-type="float">
            <text:p>0.1213952397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0.079173158" calcext:value-type="float">
            <text:p>0.079173158</text:p>
          </table:table-cell>
          <table:table-cell office:value-type="float" office:value="0.1209689249" calcext:value-type="float">
            <text:p>0.1209689249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0.0789855857" calcext:value-type="float">
            <text:p>0.0789855857</text:p>
          </table:table-cell>
          <table:table-cell office:value-type="float" office:value="0.1207606611" calcext:value-type="float">
            <text:p>0.1207606611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0.078841176" calcext:value-type="float">
            <text:p>0.078841176</text:p>
          </table:table-cell>
          <table:table-cell office:value-type="float" office:value="0.1204725972" calcext:value-type="float">
            <text:p>0.1204725972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0.0785379546" calcext:value-type="float">
            <text:p>0.0785379546</text:p>
          </table:table-cell>
          <table:table-cell office:value-type="float" office:value="0.1200467681" calcext:value-type="float">
            <text:p>0.1200467681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0.0783405882" calcext:value-type="float">
            <text:p>0.0783405882</text:p>
          </table:table-cell>
          <table:table-cell office:value-type="float" office:value="0.1198743755" calcext:value-type="float">
            <text:p>0.1198743755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0.0782828771" calcext:value-type="float">
            <text:p>0.0782828771</text:p>
          </table:table-cell>
          <table:table-cell office:value-type="float" office:value="0.1195063016" calcext:value-type="float">
            <text:p>0.1195063016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0.0781244858" calcext:value-type="float">
            <text:p>0.0781244858</text:p>
          </table:table-cell>
          <table:table-cell office:value-type="float" office:value="0.1191676612" calcext:value-type="float">
            <text:p>0.1191676612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0.0779523765" calcext:value-type="float">
            <text:p>0.0779523765</text:p>
          </table:table-cell>
          <table:table-cell office:value-type="float" office:value="0.119053594" calcext:value-type="float">
            <text:p>0.119053594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0.0776549204" calcext:value-type="float">
            <text:p>0.0776549204</text:p>
          </table:table-cell>
          <table:table-cell office:value-type="float" office:value="0.1186609212" calcext:value-type="float">
            <text:p>0.1186609212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0.0772919253" calcext:value-type="float">
            <text:p>0.0772919253</text:p>
          </table:table-cell>
          <table:table-cell office:value-type="float" office:value="0.1185151708" calcext:value-type="float">
            <text:p>0.1185151708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0.0772015341" calcext:value-type="float">
            <text:p>0.0772015341</text:p>
          </table:table-cell>
          <table:table-cell office:value-type="float" office:value="0.1181273708" calcext:value-type="float">
            <text:p>0.1181273708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0.0771084971" calcext:value-type="float">
            <text:p>0.0771084971</text:p>
          </table:table-cell>
          <table:table-cell office:value-type="float" office:value="0.1180199374" calcext:value-type="float">
            <text:p>0.1180199374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0.0768829829" calcext:value-type="float">
            <text:p>0.0768829829</text:p>
          </table:table-cell>
          <table:table-cell office:value-type="float" office:value="0.1177274842" calcext:value-type="float">
            <text:p>0.1177274842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0.0767063797" calcext:value-type="float">
            <text:p>0.0767063797</text:p>
          </table:table-cell>
          <table:table-cell office:value-type="float" office:value="0.1174108104" calcext:value-type="float">
            <text:p>0.1174108104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0.0765356247" calcext:value-type="float">
            <text:p>0.0765356247</text:p>
          </table:table-cell>
          <table:table-cell office:value-type="float" office:value="0.1171891783" calcext:value-type="float">
            <text:p>0.1171891783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0.0763937894" calcext:value-type="float">
            <text:p>0.0763937894</text:p>
          </table:table-cell>
          <table:table-cell office:value-type="float" office:value="0.1169385696" calcext:value-type="float">
            <text:p>0.1169385696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0.0761829963" calcext:value-type="float">
            <text:p>0.0761829963</text:p>
          </table:table-cell>
          <table:table-cell office:value-type="float" office:value="0.1167201601" calcext:value-type="float">
            <text:p>0.1167201601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0.0759941554" calcext:value-type="float">
            <text:p>0.0759941554</text:p>
          </table:table-cell>
          <table:table-cell office:value-type="float" office:value="0.1163324774" calcext:value-type="float">
            <text:p>0.1163324774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0.0757204918" calcext:value-type="float">
            <text:p>0.0757204918</text:p>
          </table:table-cell>
          <table:table-cell office:value-type="float" office:value="0.1162439253" calcext:value-type="float">
            <text:p>0.1162439253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0.0756052287" calcext:value-type="float">
            <text:p>0.0756052287</text:p>
          </table:table-cell>
          <table:table-cell office:value-type="float" office:value="0.1159369434" calcext:value-type="float">
            <text:p>0.1159369434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0.0752343816" calcext:value-type="float">
            <text:p>0.0752343816</text:p>
          </table:table-cell>
          <table:table-cell office:value-type="float" office:value="0.1155222259" calcext:value-type="float">
            <text:p>0.1155222259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0.0749234667" calcext:value-type="float">
            <text:p>0.0749234667</text:p>
          </table:table-cell>
          <table:table-cell office:value-type="float" office:value="0.1153061485" calcext:value-type="float">
            <text:p>0.1153061485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0.0745744618" calcext:value-type="float">
            <text:p>0.0745744618</text:p>
          </table:table-cell>
          <table:table-cell office:value-type="float" office:value="0.1149883077" calcext:value-type="float">
            <text:p>0.1149883077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0.0744504165" calcext:value-type="float">
            <text:p>0.0744504165</text:p>
          </table:table-cell>
          <table:table-cell office:value-type="float" office:value="0.1148244257" calcext:value-type="float">
            <text:p>0.1148244257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0.0743219186" calcext:value-type="float">
            <text:p>0.0743219186</text:p>
          </table:table-cell>
          <table:table-cell office:value-type="float" office:value="0.1144656102" calcext:value-type="float">
            <text:p>0.1144656102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0.0742382505" calcext:value-type="float">
            <text:p>0.0742382505</text:p>
          </table:table-cell>
          <table:table-cell office:value-type="float" office:value="0.1143377278" calcext:value-type="float">
            <text:p>0.1143377278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0.0741289375" calcext:value-type="float">
            <text:p>0.0741289375</text:p>
          </table:table-cell>
          <table:table-cell office:value-type="float" office:value="0.1139972647" calcext:value-type="float">
            <text:p>0.1139972647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0.0740794466" calcext:value-type="float">
            <text:p>0.0740794466</text:p>
          </table:table-cell>
          <table:table-cell office:value-type="float" office:value="0.113618998" calcext:value-type="float">
            <text:p>0.113618998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0.0739560689" calcext:value-type="float">
            <text:p>0.0739560689</text:p>
          </table:table-cell>
          <table:table-cell office:value-type="float" office:value="0.1132672784" calcext:value-type="float">
            <text:p>0.1132672784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0.0736162395" calcext:value-type="float">
            <text:p>0.0736162395</text:p>
          </table:table-cell>
          <table:table-cell office:value-type="float" office:value="0.1130052896" calcext:value-type="float">
            <text:p>0.1130052896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0.0734378374" calcext:value-type="float">
            <text:p>0.0734378374</text:p>
          </table:table-cell>
          <table:table-cell office:value-type="float" office:value="0.1126964664" calcext:value-type="float">
            <text:p>0.1126964664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0.0732408325" calcext:value-type="float">
            <text:p>0.0732408325</text:p>
          </table:table-cell>
          <table:table-cell office:value-type="float" office:value="0.1125648719" calcext:value-type="float">
            <text:p>0.1125648719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0.0730709224" calcext:value-type="float">
            <text:p>0.0730709224</text:p>
          </table:table-cell>
          <table:table-cell office:value-type="float" office:value="0.1121624988" calcext:value-type="float">
            <text:p>0.1121624988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0.0728776667" calcext:value-type="float">
            <text:p>0.0728776667</text:p>
          </table:table-cell>
          <table:table-cell office:value-type="float" office:value="0.1118813781" calcext:value-type="float">
            <text:p>0.1118813781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0.0725485201" calcext:value-type="float">
            <text:p>0.0725485201</text:p>
          </table:table-cell>
          <table:table-cell office:value-type="float" office:value="0.1117700619" calcext:value-type="float">
            <text:p>0.1117700619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0.0722584234" calcext:value-type="float">
            <text:p>0.0722584234</text:p>
          </table:table-cell>
          <table:table-cell office:value-type="float" office:value="0.1113906838" calcext:value-type="float">
            <text:p>0.1113906838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0.0721306816" calcext:value-type="float">
            <text:p>0.0721306816</text:p>
          </table:table-cell>
          <table:table-cell office:value-type="float" office:value="0.1113219064" calcext:value-type="float">
            <text:p>0.1113219064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0.0718156377" calcext:value-type="float">
            <text:p>0.0718156377</text:p>
          </table:table-cell>
          <table:table-cell office:value-type="float" office:value="0.1109853277" calcext:value-type="float">
            <text:p>0.1109853277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0.0717679411" calcext:value-type="float">
            <text:p>0.0717679411</text:p>
          </table:table-cell>
          <table:table-cell office:value-type="float" office:value="0.1108737716" calcext:value-type="float">
            <text:p>0.1108737716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0.0715594288" calcext:value-type="float">
            <text:p>0.0715594288</text:p>
          </table:table-cell>
          <table:table-cell office:value-type="float" office:value="0.1108052022" calcext:value-type="float">
            <text:p>0.1108052022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0.0713542001" calcext:value-type="float">
            <text:p>0.0713542001</text:p>
          </table:table-cell>
          <table:table-cell office:value-type="float" office:value="0.1107292503" calcext:value-type="float">
            <text:p>0.1107292503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0.0711701817" calcext:value-type="float">
            <text:p>0.0711701817</text:p>
          </table:table-cell>
          <table:table-cell office:value-type="float" office:value="0.1105745553" calcext:value-type="float">
            <text:p>0.1105745553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0.0708666307" calcext:value-type="float">
            <text:p>0.0708666307</text:p>
          </table:table-cell>
          <table:table-cell office:value-type="float" office:value="0.1103096726" calcext:value-type="float">
            <text:p>0.1103096726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705199295" calcext:value-type="float">
            <text:p>0.0705199295</text:p>
          </table:table-cell>
          <table:table-cell office:value-type="float" office:value="0.1101987046" calcext:value-type="float">
            <text:p>0.1101987046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0.0704317552" calcext:value-type="float">
            <text:p>0.0704317552</text:p>
          </table:table-cell>
          <table:table-cell office:value-type="float" office:value="0.1098461791" calcext:value-type="float">
            <text:p>0.1098461791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0.0702650966" calcext:value-type="float">
            <text:p>0.0702650966</text:p>
          </table:table-cell>
          <table:table-cell office:value-type="float" office:value="0.1097122967" calcext:value-type="float">
            <text:p>0.109712296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0.070213427" calcext:value-type="float">
            <text:p>0.070213427</text:p>
          </table:table-cell>
          <table:table-cell office:value-type="float" office:value="0.109500477" calcext:value-type="float">
            <text:p>0.109500477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0.0700447407" calcext:value-type="float">
            <text:p>0.0700447407</text:p>
          </table:table-cell>
          <table:table-cell office:value-type="float" office:value="0.109222048" calcext:value-type="float">
            <text:p>0.109222048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0.0700087469" calcext:value-type="float">
            <text:p>0.0700087469</text:p>
          </table:table-cell>
          <table:table-cell office:value-type="float" office:value="0.1088507763" calcext:value-type="float">
            <text:p>0.1088507763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0.0698530541" calcext:value-type="float">
            <text:p>0.0698530541</text:p>
          </table:table-cell>
          <table:table-cell office:value-type="float" office:value="0.1085221677" calcext:value-type="float">
            <text:p>0.1085221677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float" office:value="0.0695532079" calcext:value-type="float">
            <text:p>0.0695532079</text:p>
          </table:table-cell>
          <table:table-cell office:value-type="float" office:value="0.1081891523" calcext:value-type="float">
            <text:p>0.1081891523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0.06921826" calcext:value-type="float">
            <text:p>0.06921826</text:p>
          </table:table-cell>
          <table:table-cell office:value-type="float" office:value="0.1079468" calcext:value-type="float">
            <text:p>0.1079468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0.0689157742" calcext:value-type="float">
            <text:p>0.0689157742</text:p>
          </table:table-cell>
          <table:table-cell office:value-type="float" office:value="0.1075936211" calcext:value-type="float">
            <text:p>0.1075936211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0.0686141876" calcext:value-type="float">
            <text:p>0.0686141876</text:p>
          </table:table-cell>
          <table:table-cell office:value-type="float" office:value="0.1073527813" calcext:value-type="float">
            <text:p>0.1073527813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0.0685682323" calcext:value-type="float">
            <text:p>0.0685682323</text:p>
          </table:table-cell>
          <table:table-cell office:value-type="float" office:value="0.1069745931" calcext:value-type="float">
            <text:p>0.106974593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0.0685169947" calcext:value-type="float">
            <text:p>0.0685169947</text:p>
          </table:table-cell>
          <table:table-cell office:value-type="float" office:value="0.1066084058" calcext:value-type="float">
            <text:p>0.1066084058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float" office:value="0.0682226502" calcext:value-type="float">
            <text:p>0.0682226502</text:p>
          </table:table-cell>
          <table:table-cell office:value-type="float" office:value="0.1063884666" calcext:value-type="float">
            <text:p>0.1063884666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0.0680746459" calcext:value-type="float">
            <text:p>0.0680746459</text:p>
          </table:table-cell>
          <table:table-cell office:value-type="float" office:value="0.1061777409" calcext:value-type="float">
            <text:p>0.1061777409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0.0680650471" calcext:value-type="float">
            <text:p>0.0680650471</text:p>
          </table:table-cell>
          <table:table-cell office:value-type="float" office:value="0.1059981929" calcext:value-type="float">
            <text:p>0.1059981929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0.0677361839" calcext:value-type="float">
            <text:p>0.0677361839</text:p>
          </table:table-cell>
          <table:table-cell office:value-type="float" office:value="0.1058019947" calcext:value-type="float">
            <text:p>0.1058019947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0.06772546" calcext:value-type="float">
            <text:p>0.06772546</text:p>
          </table:table-cell>
          <table:table-cell office:value-type="float" office:value="0.105650115" calcext:value-type="float">
            <text:p>0.105650115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0.0674931467" calcext:value-type="float">
            <text:p>0.0674931467</text:p>
          </table:table-cell>
          <table:table-cell office:value-type="float" office:value="0.1054533536" calcext:value-type="float">
            <text:p>0.1054533536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0.0674375776" calcext:value-type="float">
            <text:p>0.0674375776</text:p>
          </table:table-cell>
          <table:table-cell office:value-type="float" office:value="0.1052110192" calcext:value-type="float">
            <text:p>0.1052110192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0.0671676365" calcext:value-type="float">
            <text:p>0.0671676365</text:p>
          </table:table-cell>
          <table:table-cell office:value-type="float" office:value="0.1051060042" calcext:value-type="float">
            <text:p>0.1051060042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0.0668484571" calcext:value-type="float">
            <text:p>0.0668484571</text:p>
          </table:table-cell>
          <table:table-cell office:value-type="float" office:value="0.1047557545" calcext:value-type="float">
            <text:p>0.1047557545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0.066582692" calcext:value-type="float">
            <text:p>0.066582692</text:p>
          </table:table-cell>
          <table:table-cell office:value-type="float" office:value="0.1043842489" calcext:value-type="float">
            <text:p>0.1043842489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0.0664822368" calcext:value-type="float">
            <text:p>0.0664822368</text:p>
          </table:table-cell>
          <table:table-cell office:value-type="float" office:value="0.104287563" calcext:value-type="float">
            <text:p>0.10428756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0661546466" calcext:value-type="float">
            <text:p>0.0661546466</text:p>
          </table:table-cell>
          <table:table-cell office:value-type="float" office:value="0.1040881862" calcext:value-type="float">
            <text:p>0.1040881862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0.0659188539" calcext:value-type="float">
            <text:p>0.0659188539</text:p>
          </table:table-cell>
          <table:table-cell office:value-type="float" office:value="0.1037511493" calcext:value-type="float">
            <text:p>0.1037511493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0.0658263321" calcext:value-type="float">
            <text:p>0.0658263321</text:p>
          </table:table-cell>
          <table:table-cell office:value-type="float" office:value="0.1036727855" calcext:value-type="float">
            <text:p>0.1036727855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float" office:value="0.0656488069" calcext:value-type="float">
            <text:p>0.0656488069</text:p>
          </table:table-cell>
          <table:table-cell office:value-type="float" office:value="0.1034604223" calcext:value-type="float">
            <text:p>0.1034604223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0.0655478168" calcext:value-type="float">
            <text:p>0.0655478168</text:p>
          </table:table-cell>
          <table:table-cell office:value-type="float" office:value="0.1031194923" calcext:value-type="float">
            <text:p>0.1031194923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float" office:value="0.0653222109" calcext:value-type="float">
            <text:p>0.0653222109</text:p>
          </table:table-cell>
          <table:table-cell office:value-type="float" office:value="0.1028485877" calcext:value-type="float">
            <text:p>0.1028485877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float" office:value="0.0650538532" calcext:value-type="float">
            <text:p>0.0650538532</text:p>
          </table:table-cell>
          <table:table-cell office:value-type="float" office:value="0.1025629721" calcext:value-type="float">
            <text:p>0.1025629721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0.0650102179" calcext:value-type="float">
            <text:p>0.0650102179</text:p>
          </table:table-cell>
          <table:table-cell office:value-type="float" office:value="0.1022734998" calcext:value-type="float">
            <text:p>0.1022734998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0.0648001811" calcext:value-type="float">
            <text:p>0.0648001811</text:p>
          </table:table-cell>
          <table:table-cell office:value-type="float" office:value="0.1020796684" calcext:value-type="float">
            <text:p>0.1020796684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float" office:value="0.0647381623" calcext:value-type="float">
            <text:p>0.0647381623</text:p>
          </table:table-cell>
          <table:table-cell office:value-type="float" office:value="0.1017373013" calcext:value-type="float">
            <text:p>0.1017373013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float" office:value="0.0645315478" calcext:value-type="float">
            <text:p>0.0645315478</text:p>
          </table:table-cell>
          <table:table-cell office:value-type="float" office:value="0.1016659784" calcext:value-type="float">
            <text:p>0.1016659784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0.064496032" calcext:value-type="float">
            <text:p>0.064496032</text:p>
          </table:table-cell>
          <table:table-cell office:value-type="float" office:value="0.1015164992" calcext:value-type="float">
            <text:p>0.1015164992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float" office:value="0.0643811975" calcext:value-type="float">
            <text:p>0.0643811975</text:p>
          </table:table-cell>
          <table:table-cell office:value-type="float" office:value="0.1013419274" calcext:value-type="float">
            <text:p>0.1013419274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float" office:value="0.0643395949" calcext:value-type="float">
            <text:p>0.0643395949</text:p>
          </table:table-cell>
          <table:table-cell office:value-type="float" office:value="0.1010851649" calcext:value-type="float">
            <text:p>0.1010851649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float" office:value="0.064323777" calcext:value-type="float">
            <text:p>0.064323777</text:p>
          </table:table-cell>
          <table:table-cell office:value-type="float" office:value="0.1008135175" calcext:value-type="float">
            <text:p>0.1008135175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float" office:value="0.064203673" calcext:value-type="float">
            <text:p>0.064203673</text:p>
          </table:table-cell>
          <table:table-cell office:value-type="float" office:value="0.1006879525" calcext:value-type="float">
            <text:p>0.1006879525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float" office:value="0.0640054507" calcext:value-type="float">
            <text:p>0.0640054507</text:p>
          </table:table-cell>
          <table:table-cell office:value-type="float" office:value="0.1003601385" calcext:value-type="float">
            <text:p>0.1003601385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float" office:value="0.0637188089" calcext:value-type="float">
            <text:p>0.0637188089</text:p>
          </table:table-cell>
          <table:table-cell office:value-type="float" office:value="0.1000566017" calcext:value-type="float">
            <text:p>0.1000566017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float" office:value="0.0634627759" calcext:value-type="float">
            <text:p>0.0634627759</text:p>
          </table:table-cell>
          <table:table-cell office:value-type="float" office:value="0.0999764116" calcext:value-type="float">
            <text:p>0.0999764116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float" office:value="0.063390504" calcext:value-type="float">
            <text:p>0.063390504</text:p>
          </table:table-cell>
          <table:table-cell office:value-type="float" office:value="0.0998724194" calcext:value-type="float">
            <text:p>0.0998724194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float" office:value="0.0632150216" calcext:value-type="float">
            <text:p>0.0632150216</text:p>
          </table:table-cell>
          <table:table-cell office:value-type="float" office:value="0.0996478075" calcext:value-type="float">
            <text:p>0.0996478075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float" office:value="0.0629154271" calcext:value-type="float">
            <text:p>0.0629154271</text:p>
          </table:table-cell>
          <table:table-cell office:value-type="float" office:value="0.0993847238" calcext:value-type="float">
            <text:p>0.0993847238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float" office:value="0.0627623713" calcext:value-type="float">
            <text:p>0.0627623713</text:p>
          </table:table-cell>
          <table:table-cell office:value-type="float" office:value="0.0990287121" calcext:value-type="float">
            <text:p>0.0990287121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float" office:value="0.0625729271" calcext:value-type="float">
            <text:p>0.0625729271</text:p>
          </table:table-cell>
          <table:table-cell office:value-type="float" office:value="0.098823028" calcext:value-type="float">
            <text:p>0.098823028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float" office:value="0.0625521117" calcext:value-type="float">
            <text:p>0.0625521117</text:p>
          </table:table-cell>
          <table:table-cell office:value-type="float" office:value="0.0984683245" calcext:value-type="float">
            <text:p>0.0984683245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float" office:value="0.0624641734" calcext:value-type="float">
            <text:p>0.0624641734</text:p>
          </table:table-cell>
          <table:table-cell office:value-type="float" office:value="0.0982528236" calcext:value-type="float">
            <text:p>0.0982528236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0.0624120049" calcext:value-type="float">
            <text:p>0.0624120049</text:p>
          </table:table-cell>
          <table:table-cell office:value-type="float" office:value="0.0981460557" calcext:value-type="float">
            <text:p>0.0981460557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float" office:value="0.0621019856" calcext:value-type="float">
            <text:p>0.0621019856</text:p>
          </table:table-cell>
          <table:table-cell office:value-type="float" office:value="0.0977942964" calcext:value-type="float">
            <text:p>0.0977942964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float" office:value="0.06204141" calcext:value-type="float">
            <text:p>0.06204141</text:p>
          </table:table-cell>
          <table:table-cell office:value-type="float" office:value="0.0975173168" calcext:value-type="float">
            <text:p>0.0975173168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float" office:value="0.0617918244" calcext:value-type="float">
            <text:p>0.0617918244</text:p>
          </table:table-cell>
          <table:table-cell office:value-type="float" office:value="0.097340245" calcext:value-type="float">
            <text:p>0.097340245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float" office:value="0.0616391793" calcext:value-type="float">
            <text:p>0.0616391793</text:p>
          </table:table-cell>
          <table:table-cell office:value-type="float" office:value="0.0971559923" calcext:value-type="float">
            <text:p>0.0971559923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float" office:value="0.0614117486" calcext:value-type="float">
            <text:p>0.0614117486</text:p>
          </table:table-cell>
          <table:table-cell office:value-type="float" office:value="0.0968673345" calcext:value-type="float">
            <text:p>0.0968673345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0.0611289432" calcext:value-type="float">
            <text:p>0.0611289432</text:p>
          </table:table-cell>
          <table:table-cell office:value-type="float" office:value="0.0965677506" calcext:value-type="float">
            <text:p>0.0965677506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float" office:value="0.0609486597" calcext:value-type="float">
            <text:p>0.0609486597</text:p>
          </table:table-cell>
          <table:table-cell office:value-type="float" office:value="0.0964023446" calcext:value-type="float">
            <text:p>0.0964023446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float" office:value="0.0607682832" calcext:value-type="float">
            <text:p>0.0607682832</text:p>
          </table:table-cell>
          <table:table-cell office:value-type="float" office:value="0.096197122" calcext:value-type="float">
            <text:p>0.096197122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float" office:value="0.0606558809" calcext:value-type="float">
            <text:p>0.0606558809</text:p>
          </table:table-cell>
          <table:table-cell office:value-type="float" office:value="0.0960998881" calcext:value-type="float">
            <text:p>0.0960998881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float" office:value="0.0606350438" calcext:value-type="float">
            <text:p>0.0606350438</text:p>
          </table:table-cell>
          <table:table-cell office:value-type="float" office:value="0.0957555182" calcext:value-type="float">
            <text:p>0.0957555182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float" office:value="0.0605376515" calcext:value-type="float">
            <text:p>0.0605376515</text:p>
          </table:table-cell>
          <table:table-cell office:value-type="float" office:value="0.0956568821" calcext:value-type="float">
            <text:p>0.0956568821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0.0604190544" calcext:value-type="float">
            <text:p>0.0604190544</text:p>
          </table:table-cell>
          <table:table-cell office:value-type="float" office:value="0.0954164174" calcext:value-type="float">
            <text:p>0.0954164174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0.0603478897" calcext:value-type="float">
            <text:p>0.0603478897</text:p>
          </table:table-cell>
          <table:table-cell office:value-type="float" office:value="0.0951239892" calcext:value-type="float">
            <text:p>0.0951239892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0.0602166698" calcext:value-type="float">
            <text:p>0.0602166698</text:p>
          </table:table-cell>
          <table:table-cell office:value-type="float" office:value="0.0948409738" calcext:value-type="float">
            <text:p>0.0948409738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float" office:value="0.0599161448" calcext:value-type="float">
            <text:p>0.0599161448</text:p>
          </table:table-cell>
          <table:table-cell office:value-type="float" office:value="0.0946009388" calcext:value-type="float">
            <text:p>0.0946009388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0.0598577627" calcext:value-type="float">
            <text:p>0.0598577627</text:p>
          </table:table-cell>
          <table:table-cell office:value-type="float" office:value="0.0943624219" calcext:value-type="float">
            <text:p>0.0943624219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float" office:value="0.0597611313" calcext:value-type="float">
            <text:p>0.0597611313</text:p>
          </table:table-cell>
          <table:table-cell office:value-type="float" office:value="0.0942871558" calcext:value-type="float">
            <text:p>0.0942871558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float" office:value="0.0595248353" calcext:value-type="float">
            <text:p>0.0595248353</text:p>
          </table:table-cell>
          <table:table-cell office:value-type="float" office:value="0.0941063897" calcext:value-type="float">
            <text:p>0.0941063897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float" office:value="0.0593309333" calcext:value-type="float">
            <text:p>0.0593309333</text:p>
          </table:table-cell>
          <table:table-cell office:value-type="float" office:value="0.0939754731" calcext:value-type="float">
            <text:p>0.0939754731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float" office:value="0.0591293861" calcext:value-type="float">
            <text:p>0.0591293861</text:p>
          </table:table-cell>
          <table:table-cell office:value-type="float" office:value="0.0937087825" calcext:value-type="float">
            <text:p>0.0937087825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float" office:value="0.05900557" calcext:value-type="float">
            <text:p>0.05900557</text:p>
          </table:table-cell>
          <table:table-cell office:value-type="float" office:value="0.093440763" calcext:value-type="float">
            <text:p>0.093440763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float" office:value="0.0588581346" calcext:value-type="float">
            <text:p>0.0588581346</text:p>
          </table:table-cell>
          <table:table-cell office:value-type="float" office:value="0.0933732652" calcext:value-type="float">
            <text:p>0.0933732652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0.0586320996" calcext:value-type="float">
            <text:p>0.0586320996</text:p>
          </table:table-cell>
          <table:table-cell office:value-type="float" office:value="0.093105194" calcext:value-type="float">
            <text:p>0.093105194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0.0585877906" calcext:value-type="float">
            <text:p>0.0585877906</text:p>
          </table:table-cell>
          <table:table-cell office:value-type="float" office:value="0.0928185962" calcext:value-type="float">
            <text:p>0.0928185962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float" office:value="0.0585591831" calcext:value-type="float">
            <text:p>0.0585591831</text:p>
          </table:table-cell>
          <table:table-cell office:value-type="float" office:value="0.0925043834" calcext:value-type="float">
            <text:p>0.0925043834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float" office:value="0.0582853816" calcext:value-type="float">
            <text:p>0.0582853816</text:p>
          </table:table-cell>
          <table:table-cell office:value-type="float" office:value="0.0923591871" calcext:value-type="float">
            <text:p>0.0923591871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float" office:value="0.0582098479" calcext:value-type="float">
            <text:p>0.0582098479</text:p>
          </table:table-cell>
          <table:table-cell office:value-type="float" office:value="0.0922835498" calcext:value-type="float">
            <text:p>0.0922835498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float" office:value="0.0580684022" calcext:value-type="float">
            <text:p>0.0580684022</text:p>
          </table:table-cell>
          <table:table-cell office:value-type="float" office:value="0.0921162193" calcext:value-type="float">
            <text:p>0.0921162193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0.0580438276" calcext:value-type="float">
            <text:p>0.0580438276</text:p>
          </table:table-cell>
          <table:table-cell office:value-type="float" office:value="0.0918640933" calcext:value-type="float">
            <text:p>0.0918640933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0.0578163361" calcext:value-type="float">
            <text:p>0.0578163361</text:p>
          </table:table-cell>
          <table:table-cell office:value-type="float" office:value="0.0917965067" calcext:value-type="float">
            <text:p>0.0917965067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0.0577684057" calcext:value-type="float">
            <text:p>0.0577684057</text:p>
          </table:table-cell>
          <table:table-cell office:value-type="float" office:value="0.0917307522" calcext:value-type="float">
            <text:p>0.0917307522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float" office:value="0.0575910223" calcext:value-type="float">
            <text:p>0.0575910223</text:p>
          </table:table-cell>
          <table:table-cell office:value-type="float" office:value="0.0915837819" calcext:value-type="float">
            <text:p>0.0915837819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0.0573845517" calcext:value-type="float">
            <text:p>0.0573845517</text:p>
          </table:table-cell>
          <table:table-cell office:value-type="float" office:value="0.0913535139" calcext:value-type="float">
            <text:p>0.0913535139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float" office:value="0.0571152051" calcext:value-type="float">
            <text:p>0.0571152051</text:p>
          </table:table-cell>
          <table:table-cell office:value-type="float" office:value="0.091289318" calcext:value-type="float">
            <text:p>0.091289318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0.0569591499" calcext:value-type="float">
            <text:p>0.0569591499</text:p>
          </table:table-cell>
          <table:table-cell office:value-type="float" office:value="0.0910106415" calcext:value-type="float">
            <text:p>0.0910106415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float" office:value="0.0567808286" calcext:value-type="float">
            <text:p>0.0567808286</text:p>
          </table:table-cell>
          <table:table-cell office:value-type="float" office:value="0.0909488427" calcext:value-type="float">
            <text:p>0.0909488427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float" office:value="0.0567460391" calcext:value-type="float">
            <text:p>0.0567460391</text:p>
          </table:table-cell>
          <table:table-cell office:value-type="float" office:value="0.0906534803" calcext:value-type="float">
            <text:p>0.0906534803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float" office:value="0.0566278876" calcext:value-type="float">
            <text:p>0.0566278876</text:p>
          </table:table-cell>
          <table:table-cell office:value-type="float" office:value="0.0905248841" calcext:value-type="float">
            <text:p>0.0905248841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float" office:value="0.0564520783" calcext:value-type="float">
            <text:p>0.0564520783</text:p>
          </table:table-cell>
          <table:table-cell office:value-type="float" office:value="0.0902048541" calcext:value-type="float">
            <text:p>0.0902048541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float" office:value="0.0563491768" calcext:value-type="float">
            <text:p>0.0563491768</text:p>
          </table:table-cell>
          <table:table-cell office:value-type="float" office:value="0.0900853537" calcext:value-type="float">
            <text:p>0.0900853537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float" office:value="0.0561840114" calcext:value-type="float">
            <text:p>0.0561840114</text:p>
          </table:table-cell>
          <table:table-cell office:value-type="float" office:value="0.089848188" calcext:value-type="float">
            <text:p>0.089848188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0.0559282764" calcext:value-type="float">
            <text:p>0.0559282764</text:p>
          </table:table-cell>
          <table:table-cell office:value-type="float" office:value="0.0896227989" calcext:value-type="float">
            <text:p>0.0896227989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float" office:value="0.0557262043" calcext:value-type="float">
            <text:p>0.0557262043</text:p>
          </table:table-cell>
          <table:table-cell office:value-type="float" office:value="0.0893141467" calcext:value-type="float">
            <text:p>0.0893141467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float" office:value="0.0555486632" calcext:value-type="float">
            <text:p>0.0555486632</text:p>
          </table:table-cell>
          <table:table-cell office:value-type="float" office:value="0.089055546" calcext:value-type="float">
            <text:p>0.089055546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float" office:value="0.0553476212" calcext:value-type="float">
            <text:p>0.0553476212</text:p>
          </table:table-cell>
          <table:table-cell office:value-type="float" office:value="0.0887559942" calcext:value-type="float">
            <text:p>0.0887559942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float" office:value="0.055284502" calcext:value-type="float">
            <text:p>0.055284502</text:p>
          </table:table-cell>
          <table:table-cell office:value-type="float" office:value="0.0886673314" calcext:value-type="float">
            <text:p>0.0886673314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float" office:value="0.0551232081" calcext:value-type="float">
            <text:p>0.0551232081</text:p>
          </table:table-cell>
          <table:table-cell office:value-type="float" office:value="0.0886052124" calcext:value-type="float">
            <text:p>0.0886052124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float" office:value="0.0550018655" calcext:value-type="float">
            <text:p>0.0550018655</text:p>
          </table:table-cell>
          <table:table-cell office:value-type="float" office:value="0.0883723406" calcext:value-type="float">
            <text:p>0.0883723406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0.0547844891" calcext:value-type="float">
            <text:p>0.0547844891</text:p>
          </table:table-cell>
          <table:table-cell office:value-type="float" office:value="0.0882336253" calcext:value-type="float">
            <text:p>0.0882336253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0.054609379" calcext:value-type="float">
            <text:p>0.054609379</text:p>
          </table:table-cell>
          <table:table-cell office:value-type="float" office:value="0.0881449561" calcext:value-type="float">
            <text:p>0.0881449561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0.0544644703" calcext:value-type="float">
            <text:p>0.0544644703</text:p>
          </table:table-cell>
          <table:table-cell office:value-type="float" office:value="0.0880431636" calcext:value-type="float">
            <text:p>0.0880431636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0.0542534481" calcext:value-type="float">
            <text:p>0.0542534481</text:p>
          </table:table-cell>
          <table:table-cell office:value-type="float" office:value="0.0879484626" calcext:value-type="float">
            <text:p>0.0879484626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float" office:value="0.054023301" calcext:value-type="float">
            <text:p>0.054023301</text:p>
          </table:table-cell>
          <table:table-cell office:value-type="float" office:value="0.0876662585" calcext:value-type="float">
            <text:p>0.0876662585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0.0538040015" calcext:value-type="float">
            <text:p>0.0538040015</text:p>
          </table:table-cell>
          <table:table-cell office:value-type="float" office:value="0.087430671" calcext:value-type="float">
            <text:p>0.087430671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float" office:value="0.053659234" calcext:value-type="float">
            <text:p>0.053659234</text:p>
          </table:table-cell>
          <table:table-cell office:value-type="float" office:value="0.0872685223" calcext:value-type="float">
            <text:p>0.0872685223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0.0536068712" calcext:value-type="float">
            <text:p>0.0536068712</text:p>
          </table:table-cell>
          <table:table-cell office:value-type="float" office:value="0.0870651593" calcext:value-type="float">
            <text:p>0.0870651593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float" office:value="0.0533527922" calcext:value-type="float">
            <text:p>0.0533527922</text:p>
          </table:table-cell>
          <table:table-cell office:value-type="float" office:value="0.0869578333" calcext:value-type="float">
            <text:p>0.0869578333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float" office:value="0.0533481102" calcext:value-type="float">
            <text:p>0.0533481102</text:p>
          </table:table-cell>
          <table:table-cell office:value-type="float" office:value="0.086814714" calcext:value-type="float">
            <text:p>0.086814714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float" office:value="0.0530975885" calcext:value-type="float">
            <text:p>0.0530975885</text:p>
          </table:table-cell>
          <table:table-cell office:value-type="float" office:value="0.0865878075" calcext:value-type="float">
            <text:p>0.0865878075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float" office:value="0.0530605354" calcext:value-type="float">
            <text:p>0.0530605354</text:p>
          </table:table-cell>
          <table:table-cell office:value-type="float" office:value="0.0863718565" calcext:value-type="float">
            <text:p>0.0863718565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float" office:value="0.0528378981" calcext:value-type="float">
            <text:p>0.0528378981</text:p>
          </table:table-cell>
          <table:table-cell office:value-type="float" office:value="0.0862501578" calcext:value-type="float">
            <text:p>0.0862501578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float" office:value="0.0526368636" calcext:value-type="float">
            <text:p>0.0526368636</text:p>
          </table:table-cell>
          <table:table-cell office:value-type="float" office:value="0.08615092" calcext:value-type="float">
            <text:p>0.08615092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float" office:value="0.0524482144" calcext:value-type="float">
            <text:p>0.0524482144</text:p>
          </table:table-cell>
          <table:table-cell office:value-type="float" office:value="0.085917991" calcext:value-type="float">
            <text:p>0.085917991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float" office:value="0.0523707615" calcext:value-type="float">
            <text:p>0.0523707615</text:p>
          </table:table-cell>
          <table:table-cell office:value-type="float" office:value="0.0857723719" calcext:value-type="float">
            <text:p>0.0857723719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float" office:value="0.0523593018" calcext:value-type="float">
            <text:p>0.0523593018</text:p>
          </table:table-cell>
          <table:table-cell office:value-type="float" office:value="0.0856726093" calcext:value-type="float">
            <text:p>0.0856726093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float" office:value="0.0521223917" calcext:value-type="float">
            <text:p>0.0521223917</text:p>
          </table:table-cell>
          <table:table-cell office:value-type="float" office:value="0.0853672452" calcext:value-type="float">
            <text:p>0.0853672452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float" office:value="0.0520693183" calcext:value-type="float">
            <text:p>0.0520693183</text:p>
          </table:table-cell>
          <table:table-cell office:value-type="float" office:value="0.0852603322" calcext:value-type="float">
            <text:p>0.0852603322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float" office:value="0.051879405" calcext:value-type="float">
            <text:p>0.051879405</text:p>
          </table:table-cell>
          <table:table-cell office:value-type="float" office:value="0.0849998281" calcext:value-type="float">
            <text:p>0.0849998281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float" office:value="0.0518085294" calcext:value-type="float">
            <text:p>0.0518085294</text:p>
          </table:table-cell>
          <table:table-cell office:value-type="float" office:value="0.0847201092" calcext:value-type="float">
            <text:p>0.0847201092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0.051774599" calcext:value-type="float">
            <text:p>0.051774599</text:p>
          </table:table-cell>
          <table:table-cell office:value-type="float" office:value="0.0845537613" calcext:value-type="float">
            <text:p>0.0845537613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float" office:value="0.0516881157" calcext:value-type="float">
            <text:p>0.0516881157</text:p>
          </table:table-cell>
          <table:table-cell office:value-type="float" office:value="0.0842949654" calcext:value-type="float">
            <text:p>0.0842949654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0.0515722136" calcext:value-type="float">
            <text:p>0.0515722136</text:p>
          </table:table-cell>
          <table:table-cell office:value-type="float" office:value="0.0841697965" calcext:value-type="float">
            <text:p>0.0841697965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float" office:value="0.0513230287" calcext:value-type="float">
            <text:p>0.0513230287</text:p>
          </table:table-cell>
          <table:table-cell office:value-type="float" office:value="0.0840966075" calcext:value-type="float">
            <text:p>0.0840966075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float" office:value="0.0511119865" calcext:value-type="float">
            <text:p>0.0511119865</text:p>
          </table:table-cell>
          <table:table-cell office:value-type="float" office:value="0.0839362691" calcext:value-type="float">
            <text:p>0.0839362691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float" office:value="0.0510558075" calcext:value-type="float">
            <text:p>0.0510558075</text:p>
          </table:table-cell>
          <table:table-cell office:value-type="float" office:value="0.0836967767" calcext:value-type="float">
            <text:p>0.0836967767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float" office:value="0.0508874042" calcext:value-type="float">
            <text:p>0.0508874042</text:p>
          </table:table-cell>
          <table:table-cell office:value-type="float" office:value="0.0834725582" calcext:value-type="float">
            <text:p>0.0834725582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0.0506807052" calcext:value-type="float">
            <text:p>0.0506807052</text:p>
          </table:table-cell>
          <table:table-cell office:value-type="float" office:value="0.0834118523" calcext:value-type="float">
            <text:p>0.0834118523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0.050547124" calcext:value-type="float">
            <text:p>0.050547124</text:p>
          </table:table-cell>
          <table:table-cell office:value-type="float" office:value="0.0831535289" calcext:value-type="float">
            <text:p>0.0831535289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float" office:value="0.0503132142" calcext:value-type="float">
            <text:p>0.0503132142</text:p>
          </table:table-cell>
          <table:table-cell office:value-type="float" office:value="0.0829131556" calcext:value-type="float">
            <text:p>0.0829131556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0.0502426209" calcext:value-type="float">
            <text:p>0.0502426209</text:p>
          </table:table-cell>
          <table:table-cell office:value-type="float" office:value="0.0827043872" calcext:value-type="float">
            <text:p>0.0827043872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0.0501842593" calcext:value-type="float">
            <text:p>0.0501842593</text:p>
          </table:table-cell>
          <table:table-cell office:value-type="float" office:value="0.0825433945" calcext:value-type="float">
            <text:p>0.0825433945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0.0499711518" calcext:value-type="float">
            <text:p>0.0499711518</text:p>
          </table:table-cell>
          <table:table-cell office:value-type="float" office:value="0.0824557225" calcext:value-type="float">
            <text:p>0.0824557225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0.0497913173" calcext:value-type="float">
            <text:p>0.0497913173</text:p>
          </table:table-cell>
          <table:table-cell office:value-type="float" office:value="0.0823873163" calcext:value-type="float">
            <text:p>0.0823873163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0.0496273877" calcext:value-type="float">
            <text:p>0.0496273877</text:p>
          </table:table-cell>
          <table:table-cell office:value-type="float" office:value="0.0822996476" calcext:value-type="float">
            <text:p>0.0822996476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float" office:value="0.0495449124" calcext:value-type="float">
            <text:p>0.0495449124</text:p>
          </table:table-cell>
          <table:table-cell office:value-type="float" office:value="0.0821408211" calcext:value-type="float">
            <text:p>0.0821408211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0.0493019457" calcext:value-type="float">
            <text:p>0.0493019457</text:p>
          </table:table-cell>
          <table:table-cell office:value-type="float" office:value="0.082061766" calcext:value-type="float">
            <text:p>0.082061766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0.0491043229" calcext:value-type="float">
            <text:p>0.0491043229</text:p>
          </table:table-cell>
          <table:table-cell office:value-type="float" office:value="0.0817957567" calcext:value-type="float">
            <text:p>0.0817957567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0.0489848585" calcext:value-type="float">
            <text:p>0.0489848585</text:p>
          </table:table-cell>
          <table:table-cell office:value-type="float" office:value="0.0817162443" calcext:value-type="float">
            <text:p>0.0817162443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0.0489506489" calcext:value-type="float">
            <text:p>0.0489506489</text:p>
          </table:table-cell>
          <table:table-cell office:value-type="float" office:value="0.0816008841" calcext:value-type="float">
            <text:p>0.0816008841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0.0487294658" calcext:value-type="float">
            <text:p>0.0487294658</text:p>
          </table:table-cell>
          <table:table-cell office:value-type="float" office:value="0.0815192253" calcext:value-type="float">
            <text:p>0.0815192253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0.0485813282" calcext:value-type="float">
            <text:p>0.0485813282</text:p>
          </table:table-cell>
          <table:table-cell office:value-type="float" office:value="0.0814346487" calcext:value-type="float">
            <text:p>0.0814346487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0.0485398156" calcext:value-type="float">
            <text:p>0.0485398156</text:p>
          </table:table-cell>
          <table:table-cell office:value-type="float" office:value="0.0812868493" calcext:value-type="float">
            <text:p>0.0812868493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0.0483846385" calcext:value-type="float">
            <text:p>0.0483846385</text:p>
          </table:table-cell>
          <table:table-cell office:value-type="float" office:value="0.0811883212" calcext:value-type="float">
            <text:p>0.0811883212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0.048329649" calcext:value-type="float">
            <text:p>0.048329649</text:p>
          </table:table-cell>
          <table:table-cell office:value-type="float" office:value="0.0808981609" calcext:value-type="float">
            <text:p>0.0808981609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0.0481515456" calcext:value-type="float">
            <text:p>0.0481515456</text:p>
          </table:table-cell>
          <table:table-cell office:value-type="float" office:value="0.0807460004" calcext:value-type="float">
            <text:p>0.0807460004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0.0480862346" calcext:value-type="float">
            <text:p>0.0480862346</text:p>
          </table:table-cell>
          <table:table-cell office:value-type="float" office:value="0.0805694462" calcext:value-type="float">
            <text:p>0.0805694462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0.0480074117" calcext:value-type="float">
            <text:p>0.0480074117</text:p>
          </table:table-cell>
          <table:table-cell office:value-type="float" office:value="0.0804341399" calcext:value-type="float">
            <text:p>0.0804341399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0.047925617" calcext:value-type="float">
            <text:p>0.047925617</text:p>
          </table:table-cell>
          <table:table-cell office:value-type="float" office:value="0.0802142155" calcext:value-type="float">
            <text:p>0.0802142155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0.0479107466" calcext:value-type="float">
            <text:p>0.0479107466</text:p>
          </table:table-cell>
          <table:table-cell office:value-type="float" office:value="0.0800820756" calcext:value-type="float">
            <text:p>0.0800820756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0.0477309546" calcext:value-type="float">
            <text:p>0.0477309546</text:p>
          </table:table-cell>
          <table:table-cell office:value-type="float" office:value="0.0798219646" calcext:value-type="float">
            <text:p>0.0798219646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0.0476452678" calcext:value-type="float">
            <text:p>0.0476452678</text:p>
          </table:table-cell>
          <table:table-cell office:value-type="float" office:value="0.0795590479" calcext:value-type="float">
            <text:p>0.0795590479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0.0474274535" calcext:value-type="float">
            <text:p>0.0474274535</text:p>
          </table:table-cell>
          <table:table-cell office:value-type="float" office:value="0.0794120404" calcext:value-type="float">
            <text:p>0.0794120404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0.0473679065" calcext:value-type="float">
            <text:p>0.0473679065</text:p>
          </table:table-cell>
          <table:table-cell office:value-type="float" office:value="0.0792917433" calcext:value-type="float">
            <text:p>0.0792917433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0.0471619266" calcext:value-type="float">
            <text:p>0.0471619266</text:p>
          </table:table-cell>
          <table:table-cell office:value-type="float" office:value="0.0791523121" calcext:value-type="float">
            <text:p>0.0791523121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0.0470457473" calcext:value-type="float">
            <text:p>0.0470457473</text:p>
          </table:table-cell>
          <table:table-cell office:value-type="float" office:value="0.0789023016" calcext:value-type="float">
            <text:p>0.0789023016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0.047031838" calcext:value-type="float">
            <text:p>0.047031838</text:p>
          </table:table-cell>
          <table:table-cell office:value-type="float" office:value="0.0787081649" calcext:value-type="float">
            <text:p>0.0787081649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0.0469958593" calcext:value-type="float">
            <text:p>0.0469958593</text:p>
          </table:table-cell>
          <table:table-cell office:value-type="float" office:value="0.0785853955" calcext:value-type="float">
            <text:p>0.0785853955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0.0467973676" calcext:value-type="float">
            <text:p>0.0467973676</text:p>
          </table:table-cell>
          <table:table-cell office:value-type="float" office:value="0.0783251623" calcext:value-type="float">
            <text:p>0.0783251623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0.0467808963" calcext:value-type="float">
            <text:p>0.0467808963</text:p>
          </table:table-cell>
          <table:table-cell office:value-type="float" office:value="0.0781452759" calcext:value-type="float">
            <text:p>0.0781452759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0.0467134011" calcext:value-type="float">
            <text:p>0.0467134011</text:p>
          </table:table-cell>
          <table:table-cell office:value-type="float" office:value="0.0780658581" calcext:value-type="float">
            <text:p>0.0780658581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0.0465723553" calcext:value-type="float">
            <text:p>0.0465723553</text:p>
          </table:table-cell>
          <table:table-cell office:value-type="float" office:value="0.0778095155" calcext:value-type="float">
            <text:p>0.0778095155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0.0465716142" calcext:value-type="float">
            <text:p>0.0465716142</text:p>
          </table:table-cell>
          <table:table-cell office:value-type="float" office:value="0.0775314701" calcext:value-type="float">
            <text:p>0.0775314701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0.0464152088" calcext:value-type="float">
            <text:p>0.0464152088</text:p>
          </table:table-cell>
          <table:table-cell office:value-type="float" office:value="0.0773268907" calcext:value-type="float">
            <text:p>0.0773268907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0.0463657298" calcext:value-type="float">
            <text:p>0.0463657298</text:p>
          </table:table-cell>
          <table:table-cell office:value-type="float" office:value="0.0771642249" calcext:value-type="float">
            <text:p>0.0771642249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0.0462739601" calcext:value-type="float">
            <text:p>0.0462739601</text:p>
          </table:table-cell>
          <table:table-cell office:value-type="float" office:value="0.0770142416" calcext:value-type="float">
            <text:p>0.0770142416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0.0462476254" calcext:value-type="float">
            <text:p>0.0462476254</text:p>
          </table:table-cell>
          <table:table-cell office:value-type="float" office:value="0.0768301803" calcext:value-type="float">
            <text:p>0.0768301803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0.0461961046" calcext:value-type="float">
            <text:p>0.0461961046</text:p>
          </table:table-cell>
          <table:table-cell office:value-type="float" office:value="0.0766268687" calcext:value-type="float">
            <text:p>0.0766268687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0.0460444851" calcext:value-type="float">
            <text:p>0.0460444851</text:p>
          </table:table-cell>
          <table:table-cell office:value-type="float" office:value="0.0763782088" calcext:value-type="float">
            <text:p>0.0763782088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0.045841895" calcext:value-type="float">
            <text:p>0.045841895</text:p>
          </table:table-cell>
          <table:table-cell office:value-type="float" office:value="0.0763168866" calcext:value-type="float">
            <text:p>0.0763168866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0.045627682" calcext:value-type="float">
            <text:p>0.045627682</text:p>
          </table:table-cell>
          <table:table-cell office:value-type="float" office:value="0.0761592307" calcext:value-type="float">
            <text:p>0.0761592307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0.0455183376" calcext:value-type="float">
            <text:p>0.0455183376</text:p>
          </table:table-cell>
          <table:table-cell office:value-type="float" office:value="0.0760418337" calcext:value-type="float">
            <text:p>0.0760418337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0.0453650051" calcext:value-type="float">
            <text:p>0.0453650051</text:p>
          </table:table-cell>
          <table:table-cell office:value-type="float" office:value="0.0759291585" calcext:value-type="float">
            <text:p>0.0759291585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0.0451980186" calcext:value-type="float">
            <text:p>0.0451980186</text:p>
          </table:table-cell>
          <table:table-cell office:value-type="float" office:value="0.0757454751" calcext:value-type="float">
            <text:p>0.0757454751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0.0450428948" calcext:value-type="float">
            <text:p>0.0450428948</text:p>
          </table:table-cell>
          <table:table-cell office:value-type="float" office:value="0.0756848057" calcext:value-type="float">
            <text:p>0.0756848057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0.0449084014" calcext:value-type="float">
            <text:p>0.0449084014</text:p>
          </table:table-cell>
          <table:table-cell office:value-type="float" office:value="0.0754498451" calcext:value-type="float">
            <text:p>0.0754498451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0.0448148903" calcext:value-type="float">
            <text:p>0.0448148903</text:p>
          </table:table-cell>
          <table:table-cell office:value-type="float" office:value="0.075328591" calcext:value-type="float">
            <text:p>0.075328591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0.0447249023" calcext:value-type="float">
            <text:p>0.0447249023</text:p>
          </table:table-cell>
          <table:table-cell office:value-type="float" office:value="0.0752647753" calcext:value-type="float">
            <text:p>0.0752647753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0.0445440336" calcext:value-type="float">
            <text:p>0.0445440336</text:p>
          </table:table-cell>
          <table:table-cell office:value-type="float" office:value="0.0751523231" calcext:value-type="float">
            <text:p>0.0751523231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0.0444893117" calcext:value-type="float">
            <text:p>0.0444893117</text:p>
          </table:table-cell>
          <table:table-cell office:value-type="float" office:value="0.07496429" calcext:value-type="float">
            <text:p>0.07496429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0.0442852075" calcext:value-type="float">
            <text:p>0.0442852075</text:p>
          </table:table-cell>
          <table:table-cell office:value-type="float" office:value="0.0747609738" calcext:value-type="float">
            <text:p>0.0747609738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0.044097868" calcext:value-type="float">
            <text:p>0.044097868</text:p>
          </table:table-cell>
          <table:table-cell office:value-type="float" office:value="0.0745444995" calcext:value-type="float">
            <text:p>0.0745444995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0.0439374206" calcext:value-type="float">
            <text:p>0.0439374206</text:p>
          </table:table-cell>
          <table:table-cell office:value-type="float" office:value="0.074327093" calcext:value-type="float">
            <text:p>0.074327093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0.0439223954" calcext:value-type="float">
            <text:p>0.0439223954</text:p>
          </table:table-cell>
          <table:table-cell office:value-type="float" office:value="0.0741375233" calcext:value-type="float">
            <text:p>0.0741375233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0.043873751" calcext:value-type="float">
            <text:p>0.043873751</text:p>
          </table:table-cell>
          <table:table-cell office:value-type="float" office:value="0.0740688905" calcext:value-type="float">
            <text:p>0.0740688905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0.0438362658" calcext:value-type="float">
            <text:p>0.0438362658</text:p>
          </table:table-cell>
          <table:table-cell office:value-type="float" office:value="0.0739635653" calcext:value-type="float">
            <text:p>0.0739635653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0.0437692303" calcext:value-type="float">
            <text:p>0.0437692303</text:p>
          </table:table-cell>
          <table:table-cell office:value-type="float" office:value="0.0737282304" calcext:value-type="float">
            <text:p>0.0737282304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0.043702951" calcext:value-type="float">
            <text:p>0.043702951</text:p>
          </table:table-cell>
          <table:table-cell office:value-type="float" office:value="0.0735729096" calcext:value-type="float">
            <text:p>0.0735729096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0.0436019801" calcext:value-type="float">
            <text:p>0.0436019801</text:p>
          </table:table-cell>
          <table:table-cell office:value-type="float" office:value="0.0733494049" calcext:value-type="float">
            <text:p>0.0733494049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0.0434963333" calcext:value-type="float">
            <text:p>0.0434963333</text:p>
          </table:table-cell>
          <table:table-cell office:value-type="float" office:value="0.0731406388" calcext:value-type="float">
            <text:p>0.0731406388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0.0433525656" calcext:value-type="float">
            <text:p>0.0433525656</text:p>
          </table:table-cell>
          <table:table-cell office:value-type="float" office:value="0.0729711357" calcext:value-type="float">
            <text:p>0.0729711357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0.0432937443" calcext:value-type="float">
            <text:p>0.0432937443</text:p>
          </table:table-cell>
          <table:table-cell office:value-type="float" office:value="0.0727634238" calcext:value-type="float">
            <text:p>0.0727634238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0.0432305263" calcext:value-type="float">
            <text:p>0.0432305263</text:p>
          </table:table-cell>
          <table:table-cell office:value-type="float" office:value="0.0725316663" calcext:value-type="float">
            <text:p>0.0725316663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0.0432103612" calcext:value-type="float">
            <text:p>0.0432103612</text:p>
          </table:table-cell>
          <table:table-cell office:value-type="float" office:value="0.0724657722" calcext:value-type="float">
            <text:p>0.0724657722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0.0430511674" calcext:value-type="float">
            <text:p>0.0430511674</text:p>
          </table:table-cell>
          <table:table-cell office:value-type="float" office:value="0.0722352335" calcext:value-type="float">
            <text:p>0.0722352335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0.0429657079" calcext:value-type="float">
            <text:p>0.0429657079</text:p>
          </table:table-cell>
          <table:table-cell office:value-type="float" office:value="0.0720639587" calcext:value-type="float">
            <text:p>0.0720639587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0.0427625576" calcext:value-type="float">
            <text:p>0.0427625576</text:p>
          </table:table-cell>
          <table:table-cell office:value-type="float" office:value="0.0718400173" calcext:value-type="float">
            <text:p>0.0718400173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0.0427390423" calcext:value-type="float">
            <text:p>0.0427390423</text:p>
          </table:table-cell>
          <table:table-cell office:value-type="float" office:value="0.0716837796" calcext:value-type="float">
            <text:p>0.0716837796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0.0426595729" calcext:value-type="float">
            <text:p>0.0426595729</text:p>
          </table:table-cell>
          <table:table-cell office:value-type="float" office:value="0.0714631156" calcext:value-type="float">
            <text:p>0.0714631156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0.0424620698" calcext:value-type="float">
            <text:p>0.0424620698</text:p>
          </table:table-cell>
          <table:table-cell office:value-type="float" office:value="0.0712782338" calcext:value-type="float">
            <text:p>0.0712782338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0.042438801" calcext:value-type="float">
            <text:p>0.042438801</text:p>
          </table:table-cell>
          <table:table-cell office:value-type="float" office:value="0.0710632363" calcext:value-type="float">
            <text:p>0.0710632363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0.0423038537" calcext:value-type="float">
            <text:p>0.0423038537</text:p>
          </table:table-cell>
          <table:table-cell office:value-type="float" office:value="0.0709864366" calcext:value-type="float">
            <text:p>0.0709864366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0.0422831941" calcext:value-type="float">
            <text:p>0.0422831941</text:p>
          </table:table-cell>
          <table:table-cell office:value-type="float" office:value="0.0709215447" calcext:value-type="float">
            <text:p>0.0709215447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0.0422018626" calcext:value-type="float">
            <text:p>0.0422018626</text:p>
          </table:table-cell>
          <table:table-cell office:value-type="float" office:value="0.0708158837" calcext:value-type="float">
            <text:p>0.0708158837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0.0421272338" calcext:value-type="float">
            <text:p>0.0421272338</text:p>
          </table:table-cell>
          <table:table-cell office:value-type="float" office:value="0.0706626508" calcext:value-type="float">
            <text:p>0.0706626508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0.0420655637" calcext:value-type="float">
            <text:p>0.0420655637</text:p>
          </table:table-cell>
          <table:table-cell office:value-type="float" office:value="0.070452998" calcext:value-type="float">
            <text:p>0.070452998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0.0419348592" calcext:value-type="float">
            <text:p>0.0419348592</text:p>
          </table:table-cell>
          <table:table-cell office:value-type="float" office:value="0.0703066761" calcext:value-type="float">
            <text:p>0.0703066761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0.0418792899" calcext:value-type="float">
            <text:p>0.0418792899</text:p>
          </table:table-cell>
          <table:table-cell office:value-type="float" office:value="0.0701761479" calcext:value-type="float">
            <text:p>0.0701761479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0.0418131446" calcext:value-type="float">
            <text:p>0.0418131446</text:p>
          </table:table-cell>
          <table:table-cell office:value-type="float" office:value="0.0700192869" calcext:value-type="float">
            <text:p>0.0700192869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0.0417505705" calcext:value-type="float">
            <text:p>0.0417505705</text:p>
          </table:table-cell>
          <table:table-cell office:value-type="float" office:value="0.0698711729" calcext:value-type="float">
            <text:p>0.0698711729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0.041580406" calcext:value-type="float">
            <text:p>0.041580406</text:p>
          </table:table-cell>
          <table:table-cell office:value-type="float" office:value="0.0696990038" calcext:value-type="float">
            <text:p>0.0696990038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0.0414914034" calcext:value-type="float">
            <text:p>0.0414914034</text:p>
          </table:table-cell>
          <table:table-cell office:value-type="float" office:value="0.0695542556" calcext:value-type="float">
            <text:p>0.0695542556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0.0414040233" calcext:value-type="float">
            <text:p>0.0414040233</text:p>
          </table:table-cell>
          <table:table-cell office:value-type="float" office:value="0.0693715579" calcext:value-type="float">
            <text:p>0.0693715579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0.0413015576" calcext:value-type="float">
            <text:p>0.0413015576</text:p>
          </table:table-cell>
          <table:table-cell office:value-type="float" office:value="0.0691904919" calcext:value-type="float">
            <text:p>0.0691904919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0.0411660236" calcext:value-type="float">
            <text:p>0.0411660236</text:p>
          </table:table-cell>
          <table:table-cell office:value-type="float" office:value="0.0689537468" calcext:value-type="float">
            <text:p>0.0689537468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0.0411253462" calcext:value-type="float">
            <text:p>0.0411253462</text:p>
          </table:table-cell>
          <table:table-cell office:value-type="float" office:value="0.0687550136" calcext:value-type="float">
            <text:p>0.0687550136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0.0409195002" calcext:value-type="float">
            <text:p>0.0409195002</text:p>
          </table:table-cell>
          <table:table-cell office:value-type="float" office:value="0.0686750559" calcext:value-type="float">
            <text:p>0.0686750559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0.0408560136" calcext:value-type="float">
            <text:p>0.0408560136</text:p>
          </table:table-cell>
          <table:table-cell office:value-type="float" office:value="0.0684280573" calcext:value-type="float">
            <text:p>0.0684280573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0.0406525093" calcext:value-type="float">
            <text:p>0.0406525093</text:p>
          </table:table-cell>
          <table:table-cell office:value-type="float" office:value="0.0683562613" calcext:value-type="float">
            <text:p>0.0683562613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0.0405907608" calcext:value-type="float">
            <text:p>0.0405907608</text:p>
          </table:table-cell>
          <table:table-cell office:value-type="float" office:value="0.0681118425" calcext:value-type="float">
            <text:p>0.0681118425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0.0405136581" calcext:value-type="float">
            <text:p>0.0405136581</text:p>
          </table:table-cell>
          <table:table-cell office:value-type="float" office:value="0.0680014627" calcext:value-type="float">
            <text:p>0.0680014627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0.0403611819" calcext:value-type="float">
            <text:p>0.0403611819</text:p>
          </table:table-cell>
          <table:table-cell office:value-type="float" office:value="0.0679286401" calcext:value-type="float">
            <text:p>0.0679286401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0.040360193" calcext:value-type="float">
            <text:p>0.040360193</text:p>
          </table:table-cell>
          <table:table-cell office:value-type="float" office:value="0.0678005056" calcext:value-type="float">
            <text:p>0.0678005056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0.0402561914" calcext:value-type="float">
            <text:p>0.0402561914</text:p>
          </table:table-cell>
          <table:table-cell office:value-type="float" office:value="0.0676749269" calcext:value-type="float">
            <text:p>0.0676749269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0.0400918776" calcext:value-type="float">
            <text:p>0.0400918776</text:p>
          </table:table-cell>
          <table:table-cell office:value-type="float" office:value="0.0675676917" calcext:value-type="float">
            <text:p>0.0675676917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0.0400625553" calcext:value-type="float">
            <text:p>0.0400625553</text:p>
          </table:table-cell>
          <table:table-cell office:value-type="float" office:value="0.0674473362" calcext:value-type="float">
            <text:p>0.0674473362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0.04005434" calcext:value-type="float">
            <text:p>0.04005434</text:p>
          </table:table-cell>
          <table:table-cell office:value-type="float" office:value="0.0672202233" calcext:value-type="float">
            <text:p>0.0672202233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0.0399911885" calcext:value-type="float">
            <text:p>0.0399911885</text:p>
          </table:table-cell>
          <table:table-cell office:value-type="float" office:value="0.0670427501" calcext:value-type="float">
            <text:p>0.0670427501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0.0398085614" calcext:value-type="float">
            <text:p>0.0398085614</text:p>
          </table:table-cell>
          <table:table-cell office:value-type="float" office:value="0.0668453807" calcext:value-type="float">
            <text:p>0.0668453807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0.0397574691" calcext:value-type="float">
            <text:p>0.0397574691</text:p>
          </table:table-cell>
          <table:table-cell office:value-type="float" office:value="0.0667310275" calcext:value-type="float">
            <text:p>0.0667310275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0.0397499454" calcext:value-type="float">
            <text:p>0.0397499454</text:p>
          </table:table-cell>
          <table:table-cell office:value-type="float" office:value="0.0666481236" calcext:value-type="float">
            <text:p>0.0666481236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0.0395650338" calcext:value-type="float">
            <text:p>0.0395650338</text:p>
          </table:table-cell>
          <table:table-cell office:value-type="float" office:value="0.0665942502" calcext:value-type="float">
            <text:p>0.0665942502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0.0393928143" calcext:value-type="float">
            <text:p>0.0393928143</text:p>
          </table:table-cell>
          <table:table-cell office:value-type="float" office:value="0.066506958" calcext:value-type="float">
            <text:p>0.066506958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0.0393549498" calcext:value-type="float">
            <text:p>0.0393549498</text:p>
          </table:table-cell>
          <table:table-cell office:value-type="float" office:value="0.0664643059" calcext:value-type="float">
            <text:p>0.0664643059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0.0392858593" calcext:value-type="float">
            <text:p>0.0392858593</text:p>
          </table:table-cell>
          <table:table-cell office:value-type="float" office:value="0.0663997402" calcext:value-type="float">
            <text:p>0.0663997402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0.0391077763" calcext:value-type="float">
            <text:p>0.0391077763</text:p>
          </table:table-cell>
          <table:table-cell office:value-type="float" office:value="0.0662226656" calcext:value-type="float">
            <text:p>0.0662226656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0.0390812746" calcext:value-type="float">
            <text:p>0.0390812746</text:p>
          </table:table-cell>
          <table:table-cell office:value-type="float" office:value="0.0661343648" calcext:value-type="float">
            <text:p>0.0661343648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0.0389438648" calcext:value-type="float">
            <text:p>0.0389438648</text:p>
          </table:table-cell>
          <table:table-cell office:value-type="float" office:value="0.0660525599" calcext:value-type="float">
            <text:p>0.0660525599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float" office:value="0.0389390668" calcext:value-type="float">
            <text:p>0.0389390668</text:p>
          </table:table-cell>
          <table:table-cell office:value-type="float" office:value="0.0659881752" calcext:value-type="float">
            <text:p>0.0659881752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float" office:value="0.0387913868" calcext:value-type="float">
            <text:p>0.0387913868</text:p>
          </table:table-cell>
          <table:table-cell office:value-type="float" office:value="0.0659407435" calcext:value-type="float">
            <text:p>0.0659407435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0.03870665" calcext:value-type="float">
            <text:p>0.03870665</text:p>
          </table:table-cell>
          <table:table-cell office:value-type="float" office:value="0.0657480533" calcext:value-type="float">
            <text:p>0.0657480533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float" office:value="0.038582327" calcext:value-type="float">
            <text:p>0.038582327</text:p>
          </table:table-cell>
          <table:table-cell office:value-type="float" office:value="0.0655443741" calcext:value-type="float">
            <text:p>0.0655443741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float" office:value="0.0385307984" calcext:value-type="float">
            <text:p>0.0385307984</text:p>
          </table:table-cell>
          <table:table-cell office:value-type="float" office:value="0.0653637029" calcext:value-type="float">
            <text:p>0.0653637029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float" office:value="0.0384085246" calcext:value-type="float">
            <text:p>0.0384085246</text:p>
          </table:table-cell>
          <table:table-cell office:value-type="float" office:value="0.0652540017" calcext:value-type="float">
            <text:p>0.0652540017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float" office:value="0.0382250545" calcext:value-type="float">
            <text:p>0.0382250545</text:p>
          </table:table-cell>
          <table:table-cell office:value-type="float" office:value="0.0651970853" calcext:value-type="float">
            <text:p>0.0651970853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float" office:value="0.0382212332" calcext:value-type="float">
            <text:p>0.0382212332</text:p>
          </table:table-cell>
          <table:table-cell office:value-type="float" office:value="0.0649998648" calcext:value-type="float">
            <text:p>0.0649998648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float" office:value="0.0381349699" calcext:value-type="float">
            <text:p>0.0381349699</text:p>
          </table:table-cell>
          <table:table-cell office:value-type="float" office:value="0.0648145088" calcext:value-type="float">
            <text:p>0.0648145088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0.0380283618" calcext:value-type="float">
            <text:p>0.0380283618</text:p>
          </table:table-cell>
          <table:table-cell office:value-type="float" office:value="0.0647089019" calcext:value-type="float">
            <text:p>0.0647089019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0.0379736587" calcext:value-type="float">
            <text:p>0.0379736587</text:p>
          </table:table-cell>
          <table:table-cell office:value-type="float" office:value="0.0645238558" calcext:value-type="float">
            <text:p>0.0645238558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0.0378672533" calcext:value-type="float">
            <text:p>0.0378672533</text:p>
          </table:table-cell>
          <table:table-cell office:value-type="float" office:value="0.0643520243" calcext:value-type="float">
            <text:p>0.0643520243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0.0378381101" calcext:value-type="float">
            <text:p>0.0378381101</text:p>
          </table:table-cell>
          <table:table-cell office:value-type="float" office:value="0.0642904833" calcext:value-type="float">
            <text:p>0.0642904833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float" office:value="0.0377171288" calcext:value-type="float">
            <text:p>0.0377171288</text:p>
          </table:table-cell>
          <table:table-cell office:value-type="float" office:value="0.0641707442" calcext:value-type="float">
            <text:p>0.0641707442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float" office:value="0.0375534837" calcext:value-type="float">
            <text:p>0.0375534837</text:p>
          </table:table-cell>
          <table:table-cell office:value-type="float" office:value="0.0639540318" calcext:value-type="float">
            <text:p>0.0639540318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float" office:value="0.0374250132" calcext:value-type="float">
            <text:p>0.0374250132</text:p>
          </table:table-cell>
          <table:table-cell office:value-type="float" office:value="0.0638346985" calcext:value-type="float">
            <text:p>0.0638346985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float" office:value="0.0373898156" calcext:value-type="float">
            <text:p>0.0373898156</text:p>
          </table:table-cell>
          <table:table-cell office:value-type="float" office:value="0.0637328401" calcext:value-type="float">
            <text:p>0.0637328401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0.0373700221" calcext:value-type="float">
            <text:p>0.0373700221</text:p>
          </table:table-cell>
          <table:table-cell office:value-type="float" office:value="0.0635378692" calcext:value-type="float">
            <text:p>0.0635378692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float" office:value="0.0372045847" calcext:value-type="float">
            <text:p>0.0372045847</text:p>
          </table:table-cell>
          <table:table-cell office:value-type="float" office:value="0.063438998" calcext:value-type="float">
            <text:p>0.063438998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float" office:value="0.0371585719" calcext:value-type="float">
            <text:p>0.0371585719</text:p>
          </table:table-cell>
          <table:table-cell office:value-type="float" office:value="0.0632130177" calcext:value-type="float">
            <text:p>0.0632130177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float" office:value="0.0370017564" calcext:value-type="float">
            <text:p>0.0370017564</text:p>
          </table:table-cell>
          <table:table-cell office:value-type="float" office:value="0.063115615" calcext:value-type="float">
            <text:p>0.063115615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float" office:value="0.0369222415" calcext:value-type="float">
            <text:p>0.0369222415</text:p>
          </table:table-cell>
          <table:table-cell office:value-type="float" office:value="0.0629013184" calcext:value-type="float">
            <text:p>0.0629013184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0.0368714602" calcext:value-type="float">
            <text:p>0.0368714602</text:p>
          </table:table-cell>
          <table:table-cell office:value-type="float" office:value="0.0627990908" calcext:value-type="float">
            <text:p>0.0627990908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float" office:value="0.0367897539" calcext:value-type="float">
            <text:p>0.0367897539</text:p>
          </table:table-cell>
          <table:table-cell office:value-type="float" office:value="0.0627531773" calcext:value-type="float">
            <text:p>0.0627531773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float" office:value="0.0367551655" calcext:value-type="float">
            <text:p>0.0367551655</text:p>
          </table:table-cell>
          <table:table-cell office:value-type="float" office:value="0.0625772007" calcext:value-type="float">
            <text:p>0.0625772007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0.0365936853" calcext:value-type="float">
            <text:p>0.0365936853</text:p>
          </table:table-cell>
          <table:table-cell office:value-type="float" office:value="0.0623543851" calcext:value-type="float">
            <text:p>0.0623543851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float" office:value="0.0365093843" calcext:value-type="float">
            <text:p>0.0365093843</text:p>
          </table:table-cell>
          <table:table-cell office:value-type="float" office:value="0.0621681269" calcext:value-type="float">
            <text:p>0.0621681269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float" office:value="0.0364002261" calcext:value-type="float">
            <text:p>0.0364002261</text:p>
          </table:table-cell>
          <table:table-cell office:value-type="float" office:value="0.0620742003" calcext:value-type="float">
            <text:p>0.0620742003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0.0363141466" calcext:value-type="float">
            <text:p>0.0363141466</text:p>
          </table:table-cell>
          <table:table-cell office:value-type="float" office:value="0.0618542835" calcext:value-type="float">
            <text:p>0.0618542835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float" office:value="0.0362754043" calcext:value-type="float">
            <text:p>0.0362754043</text:p>
          </table:table-cell>
          <table:table-cell office:value-type="float" office:value="0.0616475735" calcext:value-type="float">
            <text:p>0.0616475735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float" office:value="0.0362005505" calcext:value-type="float">
            <text:p>0.0362005505</text:p>
          </table:table-cell>
          <table:table-cell office:value-type="float" office:value="0.061469011" calcext:value-type="float">
            <text:p>0.061469011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float" office:value="0.0361813938" calcext:value-type="float">
            <text:p>0.0361813938</text:p>
          </table:table-cell>
          <table:table-cell office:value-type="float" office:value="0.0614017514" calcext:value-type="float">
            <text:p>0.0614017514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float" office:value="0.0360603017" calcext:value-type="float">
            <text:p>0.0360603017</text:p>
          </table:table-cell>
          <table:table-cell office:value-type="float" office:value="0.061269497" calcext:value-type="float">
            <text:p>0.061269497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float" office:value="0.0360260042" calcext:value-type="float">
            <text:p>0.0360260042</text:p>
          </table:table-cell>
          <table:table-cell office:value-type="float" office:value="0.0610804729" calcext:value-type="float">
            <text:p>0.0610804729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float" office:value="0.0359947257" calcext:value-type="float">
            <text:p>0.0359947257</text:p>
          </table:table-cell>
          <table:table-cell office:value-type="float" office:value="0.061020147" calcext:value-type="float">
            <text:p>0.061020147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float" office:value="0.0359238093" calcext:value-type="float">
            <text:p>0.0359238093</text:p>
          </table:table-cell>
          <table:table-cell office:value-type="float" office:value="0.0609112219" calcext:value-type="float">
            <text:p>0.0609112219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float" office:value="0.0358699824" calcext:value-type="float">
            <text:p>0.0358699824</text:p>
          </table:table-cell>
          <table:table-cell office:value-type="float" office:value="0.0608603329" calcext:value-type="float">
            <text:p>0.0608603329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float" office:value="0.0358452567" calcext:value-type="float">
            <text:p>0.0358452567</text:p>
          </table:table-cell>
          <table:table-cell office:value-type="float" office:value="0.0607599617" calcext:value-type="float">
            <text:p>0.0607599617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float" office:value="0.0357754148" calcext:value-type="float">
            <text:p>0.0357754148</text:p>
          </table:table-cell>
          <table:table-cell office:value-type="float" office:value="0.0606685745" calcext:value-type="float">
            <text:p>0.0606685745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float" office:value="0.035716683" calcext:value-type="float">
            <text:p>0.035716683</text:p>
          </table:table-cell>
          <table:table-cell office:value-type="float" office:value="0.0604679405" calcext:value-type="float">
            <text:p>0.0604679405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0.0356571084" calcext:value-type="float">
            <text:p>0.0356571084</text:p>
          </table:table-cell>
          <table:table-cell office:value-type="float" office:value="0.0603378118" calcext:value-type="float">
            <text:p>0.0603378118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float" office:value="0.0355367803" calcext:value-type="float">
            <text:p>0.0355367803</text:p>
          </table:table-cell>
          <table:table-cell office:value-type="float" office:value="0.0601747111" calcext:value-type="float">
            <text:p>0.0601747111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float" office:value="0.0354603952" calcext:value-type="float">
            <text:p>0.0354603952</text:p>
          </table:table-cell>
          <table:table-cell office:value-type="float" office:value="0.0599617461" calcext:value-type="float">
            <text:p>0.0599617461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float" office:value="0.0353915176" calcext:value-type="float">
            <text:p>0.0353915176</text:p>
          </table:table-cell>
          <table:table-cell office:value-type="float" office:value="0.0598025724" calcext:value-type="float">
            <text:p>0.0598025724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float" office:value="0.0352765326" calcext:value-type="float">
            <text:p>0.0352765326</text:p>
          </table:table-cell>
          <table:table-cell office:value-type="float" office:value="0.0596127678" calcext:value-type="float">
            <text:p>0.0596127678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float" office:value="0.0352465619" calcext:value-type="float">
            <text:p>0.0352465619</text:p>
          </table:table-cell>
          <table:table-cell office:value-type="float" office:value="0.0595394677" calcext:value-type="float">
            <text:p>0.0595394677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float" office:value="0.0350886722" calcext:value-type="float">
            <text:p>0.0350886722</text:p>
          </table:table-cell>
          <table:table-cell office:value-type="float" office:value="0.0594882947" calcext:value-type="float">
            <text:p>0.0594882947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float" office:value="0.0350509131" calcext:value-type="float">
            <text:p>0.0350509131</text:p>
          </table:table-cell>
          <table:table-cell office:value-type="float" office:value="0.0593375607" calcext:value-type="float">
            <text:p>0.0593375607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float" office:value="0.0348755524" calcext:value-type="float">
            <text:p>0.0348755524</text:p>
          </table:table-cell>
          <table:table-cell office:value-type="float" office:value="0.0592422758" calcext:value-type="float">
            <text:p>0.0592422758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float" office:value="0.0347425685" calcext:value-type="float">
            <text:p>0.0347425685</text:p>
          </table:table-cell>
          <table:table-cell office:value-type="float" office:value="0.0591686519" calcext:value-type="float">
            <text:p>0.0591686519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0.0346207136" calcext:value-type="float">
            <text:p>0.0346207136</text:p>
          </table:table-cell>
          <table:table-cell office:value-type="float" office:value="0.0590454743" calcext:value-type="float">
            <text:p>0.0590454743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float" office:value="0.0346190828" calcext:value-type="float">
            <text:p>0.0346190828</text:p>
          </table:table-cell>
          <table:table-cell office:value-type="float" office:value="0.0588936613" calcext:value-type="float">
            <text:p>0.0588936613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float" office:value="0.0344842887" calcext:value-type="float">
            <text:p>0.0344842887</text:p>
          </table:table-cell>
          <table:table-cell office:value-type="float" office:value="0.058810537" calcext:value-type="float">
            <text:p>0.058810537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float" office:value="0.0344040371" calcext:value-type="float">
            <text:p>0.0344040371</text:p>
          </table:table-cell>
          <table:table-cell office:value-type="float" office:value="0.0586445216" calcext:value-type="float">
            <text:p>0.0586445216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float" office:value="0.0342543851" calcext:value-type="float">
            <text:p>0.0342543851</text:p>
          </table:table-cell>
          <table:table-cell office:value-type="float" office:value="0.0585916744" calcext:value-type="float">
            <text:p>0.0585916744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float" office:value="0.0341239547" calcext:value-type="float">
            <text:p>0.0341239547</text:p>
          </table:table-cell>
          <table:table-cell office:value-type="float" office:value="0.0585445938" calcext:value-type="float">
            <text:p>0.0585445938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float" office:value="0.0339624256" calcext:value-type="float">
            <text:p>0.0339624256</text:p>
          </table:table-cell>
          <table:table-cell office:value-type="float" office:value="0.0584636808" calcext:value-type="float">
            <text:p>0.0584636808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float" office:value="0.0338583312" calcext:value-type="float">
            <text:p>0.0338583312</text:p>
          </table:table-cell>
          <table:table-cell office:value-type="float" office:value="0.0583277081" calcext:value-type="float">
            <text:p>0.0583277081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float" office:value="0.0337882753" calcext:value-type="float">
            <text:p>0.0337882753</text:p>
          </table:table-cell>
          <table:table-cell office:value-type="float" office:value="0.0581840558" calcext:value-type="float">
            <text:p>0.0581840558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float" office:value="0.0336876976" calcext:value-type="float">
            <text:p>0.0336876976</text:p>
          </table:table-cell>
          <table:table-cell office:value-type="float" office:value="0.0580231169" calcext:value-type="float">
            <text:p>0.0580231169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float" office:value="0.0336251014" calcext:value-type="float">
            <text:p>0.0336251014</text:p>
          </table:table-cell>
          <table:table-cell office:value-type="float" office:value="0.0579468319" calcext:value-type="float">
            <text:p>0.0579468319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0.0335115356" calcext:value-type="float">
            <text:p>0.0335115356</text:p>
          </table:table-cell>
          <table:table-cell office:value-type="float" office:value="0.0578894842" calcext:value-type="float">
            <text:p>0.0578894842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0.0334809074" calcext:value-type="float">
            <text:p>0.0334809074</text:p>
          </table:table-cell>
          <table:table-cell office:value-type="float" office:value="0.0578378061" calcext:value-type="float">
            <text:p>0.0578378061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0.0334189452" calcext:value-type="float">
            <text:p>0.0334189452</text:p>
          </table:table-cell>
          <table:table-cell office:value-type="float" office:value="0.0576917724" calcext:value-type="float">
            <text:p>0.0576917724</text:p>
          </table:table-cell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0.0333591658" calcext:value-type="float">
            <text:p>0.0333591658</text:p>
          </table:table-cell>
          <table:table-cell office:value-type="float" office:value="0.057641281" calcext:value-type="float">
            <text:p>0.057641281</text:p>
          </table:table-cell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float" office:value="0.0332176064" calcext:value-type="float">
            <text:p>0.0332176064</text:p>
          </table:table-cell>
          <table:table-cell office:value-type="float" office:value="0.0574395055" calcext:value-type="float">
            <text:p>0.0574395055</text:p>
          </table:table-cell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float" office:value="0.0331995047" calcext:value-type="float">
            <text:p>0.0331995047</text:p>
          </table:table-cell>
          <table:table-cell office:value-type="float" office:value="0.0573380952" calcext:value-type="float">
            <text:p>0.0573380952</text:p>
          </table:table-cell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float" office:value="0.0331195497" calcext:value-type="float">
            <text:p>0.0331195497</text:p>
          </table:table-cell>
          <table:table-cell office:value-type="float" office:value="0.0572812323" calcext:value-type="float">
            <text:p>0.0572812323</text:p>
          </table:table-cell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float" office:value="0.033014601" calcext:value-type="float">
            <text:p>0.033014601</text:p>
          </table:table-cell>
          <table:table-cell office:value-type="float" office:value="0.0570890204" calcext:value-type="float">
            <text:p>0.0570890204</text:p>
          </table:table-cell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float" office:value="0.032941159" calcext:value-type="float">
            <text:p>0.032941159</text:p>
          </table:table-cell>
          <table:table-cell office:value-type="float" office:value="0.0569676334" calcext:value-type="float">
            <text:p>0.0569676334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float" office:value="0.0328314302" calcext:value-type="float">
            <text:p>0.0328314302</text:p>
          </table:table-cell>
          <table:table-cell office:value-type="float" office:value="0.0568421981" calcext:value-type="float">
            <text:p>0.0568421981</text:p>
          </table:table-cell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float" office:value="0.0327330392" calcext:value-type="float">
            <text:p>0.0327330392</text:p>
          </table:table-cell>
          <table:table-cell office:value-type="float" office:value="0.0567840336" calcext:value-type="float">
            <text:p>0.0567840336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float" office:value="0.032681432" calcext:value-type="float">
            <text:p>0.032681432</text:p>
          </table:table-cell>
          <table:table-cell office:value-type="float" office:value="0.0566365205" calcext:value-type="float">
            <text:p>0.0566365205</text:p>
          </table:table-cell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float" office:value="0.0326759538" calcext:value-type="float">
            <text:p>0.0326759538</text:p>
          </table:table-cell>
          <table:table-cell office:value-type="float" office:value="0.0564987573" calcext:value-type="float">
            <text:p>0.0564987573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float" office:value="0.0325628474" calcext:value-type="float">
            <text:p>0.0325628474</text:p>
          </table:table-cell>
          <table:table-cell office:value-type="float" office:value="0.0563906778" calcext:value-type="float">
            <text:p>0.0563906778</text:p>
          </table:table-cell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float" office:value="0.0324516853" calcext:value-type="float">
            <text:p>0.0324516853</text:p>
          </table:table-cell>
          <table:table-cell office:value-type="float" office:value="0.056245758" calcext:value-type="float">
            <text:p>0.056245758</text:p>
          </table:table-cell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float" office:value="0.0324442384" calcext:value-type="float">
            <text:p>0.0324442384</text:p>
          </table:table-cell>
          <table:table-cell office:value-type="float" office:value="0.0561246501" calcext:value-type="float">
            <text:p>0.0561246501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float" office:value="0.032394264" calcext:value-type="float">
            <text:p>0.032394264</text:p>
          </table:table-cell>
          <table:table-cell office:value-type="float" office:value="0.056026805" calcext:value-type="float">
            <text:p>0.056026805</text:p>
          </table:table-cell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0.0323834458" calcext:value-type="float">
            <text:p>0.0323834458</text:p>
          </table:table-cell>
          <table:table-cell office:value-type="float" office:value="0.0559899846" calcext:value-type="float">
            <text:p>0.0559899846</text:p>
          </table:table-cell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float" office:value="0.0322321173" calcext:value-type="float">
            <text:p>0.0322321173</text:p>
          </table:table-cell>
          <table:table-cell office:value-type="float" office:value="0.0558218718" calcext:value-type="float">
            <text:p>0.0558218718</text:p>
          </table:table-cell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float" office:value="0.032073997" calcext:value-type="float">
            <text:p>0.032073997</text:p>
          </table:table-cell>
          <table:table-cell office:value-type="float" office:value="0.0557190236" calcext:value-type="float">
            <text:p>0.0557190236</text:p>
          </table:table-cell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float" office:value="0.0320219193" calcext:value-type="float">
            <text:p>0.0320219193</text:p>
          </table:table-cell>
          <table:table-cell office:value-type="float" office:value="0.0556481478" calcext:value-type="float">
            <text:p>0.0556481478</text:p>
          </table:table-cell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0.0318890968" calcext:value-type="float">
            <text:p>0.0318890968</text:p>
          </table:table-cell>
          <table:table-cell office:value-type="float" office:value="0.0555897101" calcext:value-type="float">
            <text:p>0.0555897101</text:p>
          </table:table-cell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float" office:value="0.0318879291" calcext:value-type="float">
            <text:p>0.0318879291</text:p>
          </table:table-cell>
          <table:table-cell office:value-type="float" office:value="0.0555136026" calcext:value-type="float">
            <text:p>0.0555136026</text:p>
          </table:table-cell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float" office:value="0.0318434684" calcext:value-type="float">
            <text:p>0.0318434684</text:p>
          </table:table-cell>
          <table:table-cell office:value-type="float" office:value="0.055378133" calcext:value-type="float">
            <text:p>0.055378133</text:p>
          </table:table-cell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float" office:value="0.0318411337" calcext:value-type="float">
            <text:p>0.0318411337</text:p>
          </table:table-cell>
          <table:table-cell office:value-type="float" office:value="0.0551843936" calcext:value-type="float">
            <text:p>0.0551843936</text:p>
          </table:table-cell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float" office:value="0.0317656863" calcext:value-type="float">
            <text:p>0.0317656863</text:p>
          </table:table-cell>
          <table:table-cell office:value-type="float" office:value="0.0551376627" calcext:value-type="float">
            <text:p>0.0551376627</text:p>
          </table:table-cell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float" office:value="0.0316789791" calcext:value-type="float">
            <text:p>0.0316789791</text:p>
          </table:table-cell>
          <table:table-cell office:value-type="float" office:value="0.0550568448" calcext:value-type="float">
            <text:p>0.0550568448</text:p>
          </table:table-cell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float" office:value="0.0316669513" calcext:value-type="float">
            <text:p>0.0316669513</text:p>
          </table:table-cell>
          <table:table-cell office:value-type="float" office:value="0.0549252254" calcext:value-type="float">
            <text:p>0.0549252254</text:p>
          </table:table-cell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float" office:value="0.0315868115" calcext:value-type="float">
            <text:p>0.0315868115</text:p>
          </table:table-cell>
          <table:table-cell office:value-type="float" office:value="0.0548614665" calcext:value-type="float">
            <text:p>0.0548614665</text:p>
          </table:table-cell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float" office:value="0.0315166178" calcext:value-type="float">
            <text:p>0.0315166178</text:p>
          </table:table-cell>
          <table:table-cell office:value-type="float" office:value="0.0546947796" calcext:value-type="float">
            <text:p>0.0546947796</text:p>
          </table:table-cell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float" office:value="0.0314508023" calcext:value-type="float">
            <text:p>0.0314508023</text:p>
          </table:table-cell>
          <table:table-cell office:value-type="float" office:value="0.0545628643" calcext:value-type="float">
            <text:p>0.0545628643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float" office:value="0.0313103303" calcext:value-type="float">
            <text:p>0.0313103303</text:p>
          </table:table-cell>
          <table:table-cell office:value-type="float" office:value="0.0544146524" calcext:value-type="float">
            <text:p>0.0544146524</text:p>
          </table:table-cell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0.0312766411" calcext:value-type="float">
            <text:p>0.0312766411</text:p>
          </table:table-cell>
          <table:table-cell office:value-type="float" office:value="0.0542741679" calcext:value-type="float">
            <text:p>0.0542741679</text:p>
          </table:table-cell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float" office:value="0.0312190074" calcext:value-type="float">
            <text:p>0.0312190074</text:p>
          </table:table-cell>
          <table:table-cell office:value-type="float" office:value="0.0540811202" calcext:value-type="float">
            <text:p>0.0540811202</text:p>
          </table:table-cell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float" office:value="0.0311651899" calcext:value-type="float">
            <text:p>0.0311651899</text:p>
          </table:table-cell>
          <table:table-cell office:value-type="float" office:value="0.0540341258" calcext:value-type="float">
            <text:p>0.0540341258</text:p>
          </table:table-cell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float" office:value="0.031055535" calcext:value-type="float">
            <text:p>0.031055535</text:p>
          </table:table-cell>
          <table:table-cell office:value-type="float" office:value="0.0539399362" calcext:value-type="float">
            <text:p>0.0539399362</text:p>
          </table:table-cell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float" office:value="0.0309635669" calcext:value-type="float">
            <text:p>0.0309635669</text:p>
          </table:table-cell>
          <table:table-cell office:value-type="float" office:value="0.0537924316" calcext:value-type="float">
            <text:p>0.0537924316</text:p>
          </table:table-cell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float" office:value="0.0309471514" calcext:value-type="float">
            <text:p>0.0309471514</text:p>
          </table:table-cell>
          <table:table-cell office:value-type="float" office:value="0.0537330395" calcext:value-type="float">
            <text:p>0.0537330395</text:p>
          </table:table-cell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float" office:value="0.0308088001" calcext:value-type="float">
            <text:p>0.0308088001</text:p>
          </table:table-cell>
          <table:table-cell office:value-type="float" office:value="0.0535568708" calcext:value-type="float">
            <text:p>0.0535568708</text:p>
          </table:table-cell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float" office:value="0.0307058511" calcext:value-type="float">
            <text:p>0.0307058511</text:p>
          </table:table-cell>
          <table:table-cell office:value-type="float" office:value="0.0533953305" calcext:value-type="float">
            <text:p>0.0533953305</text:p>
          </table:table-cell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float" office:value="0.030703778" calcext:value-type="float">
            <text:p>0.030703778</text:p>
          </table:table-cell>
          <table:table-cell office:value-type="float" office:value="0.0533441411" calcext:value-type="float">
            <text:p>0.0533441411</text:p>
          </table:table-cell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float" office:value="0.030574143" calcext:value-type="float">
            <text:p>0.030574143</text:p>
          </table:table-cell>
          <table:table-cell office:value-type="float" office:value="0.0532334193" calcext:value-type="float">
            <text:p>0.0532334193</text:p>
          </table:table-cell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0.0304548658" calcext:value-type="float">
            <text:p>0.0304548658</text:p>
          </table:table-cell>
          <table:table-cell office:value-type="float" office:value="0.0530605296" calcext:value-type="float">
            <text:p>0.0530605296</text:p>
          </table:table-cell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float" office:value="0.0303941165" calcext:value-type="float">
            <text:p>0.0303941165</text:p>
          </table:table-cell>
          <table:table-cell office:value-type="float" office:value="0.052998564" calcext:value-type="float">
            <text:p>0.052998564</text:p>
          </table:table-cell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float" office:value="0.0303464545" calcext:value-type="float">
            <text:p>0.0303464545</text:p>
          </table:table-cell>
          <table:table-cell office:value-type="float" office:value="0.0528089132" calcext:value-type="float">
            <text:p>0.0528089132</text:p>
          </table:table-cell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float" office:value="0.0302344457" calcext:value-type="float">
            <text:p>0.0302344457</text:p>
          </table:table-cell>
          <table:table-cell office:value-type="float" office:value="0.0527674637" calcext:value-type="float">
            <text:p>0.0527674637</text:p>
          </table:table-cell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float" office:value="0.0301499417" calcext:value-type="float">
            <text:p>0.0301499417</text:p>
          </table:table-cell>
          <table:table-cell office:value-type="float" office:value="0.0527203991" calcext:value-type="float">
            <text:p>0.0527203991</text:p>
          </table:table-cell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float" office:value="0.0301224986" calcext:value-type="float">
            <text:p>0.0301224986</text:p>
          </table:table-cell>
          <table:table-cell office:value-type="float" office:value="0.0525794734" calcext:value-type="float">
            <text:p>0.0525794734</text:p>
          </table:table-cell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float" office:value="0.0301132368" calcext:value-type="float">
            <text:p>0.0301132368</text:p>
          </table:table-cell>
          <table:table-cell office:value-type="float" office:value="0.0524735108" calcext:value-type="float">
            <text:p>0.0524735108</text:p>
          </table:table-cell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float" office:value="0.029964126" calcext:value-type="float">
            <text:p>0.029964126</text:p>
          </table:table-cell>
          <table:table-cell office:value-type="float" office:value="0.0523339239" calcext:value-type="float">
            <text:p>0.0523339239</text:p>
          </table:table-cell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0.0298970021" calcext:value-type="float">
            <text:p>0.0298970021</text:p>
          </table:table-cell>
          <table:table-cell office:value-type="float" office:value="0.0521638731" calcext:value-type="float">
            <text:p>0.0521638731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0.0298349172" calcext:value-type="float">
            <text:p>0.0298349172</text:p>
          </table:table-cell>
          <table:table-cell office:value-type="float" office:value="0.0520455085" calcext:value-type="float">
            <text:p>0.0520455085</text:p>
          </table:table-cell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float" office:value="0.029715286" calcext:value-type="float">
            <text:p>0.029715286</text:p>
          </table:table-cell>
          <table:table-cell office:value-type="float" office:value="0.0520140223" calcext:value-type="float">
            <text:p>0.0520140223</text:p>
          </table:table-cell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float" office:value="0.0296414099" calcext:value-type="float">
            <text:p>0.0296414099</text:p>
          </table:table-cell>
          <table:table-cell office:value-type="float" office:value="0.051977727" calcext:value-type="float">
            <text:p>0.051977727</text:p>
          </table:table-cell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float" office:value="0.0295958402" calcext:value-type="float">
            <text:p>0.0295958402</text:p>
          </table:table-cell>
          <table:table-cell office:value-type="float" office:value="0.0518146332" calcext:value-type="float">
            <text:p>0.0518146332</text:p>
          </table:table-cell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float" office:value="0.0294646866" calcext:value-type="float">
            <text:p>0.0294646866</text:p>
          </table:table-cell>
          <table:table-cell office:value-type="float" office:value="0.0517456986" calcext:value-type="float">
            <text:p>0.0517456986</text:p>
          </table:table-cell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float" office:value="0.0294630425" calcext:value-type="float">
            <text:p>0.0294630425</text:p>
          </table:table-cell>
          <table:table-cell office:value-type="float" office:value="0.0516195267" calcext:value-type="float">
            <text:p>0.0516195267</text:p>
          </table:table-cell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float" office:value="0.0293510939" calcext:value-type="float">
            <text:p>0.0293510939</text:p>
          </table:table-cell>
          <table:table-cell office:value-type="float" office:value="0.0515530759" calcext:value-type="float">
            <text:p>0.0515530759</text:p>
          </table:table-cell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float" office:value="0.0293012793" calcext:value-type="float">
            <text:p>0.0293012793</text:p>
          </table:table-cell>
          <table:table-cell office:value-type="float" office:value="0.0513963669" calcext:value-type="float">
            <text:p>0.0513963669</text:p>
          </table:table-cell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float" office:value="0.0292701197" calcext:value-type="float">
            <text:p>0.0292701197</text:p>
          </table:table-cell>
          <table:table-cell office:value-type="float" office:value="0.0513611517" calcext:value-type="float">
            <text:p>0.0513611517</text:p>
          </table:table-cell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float" office:value="0.0292252143" calcext:value-type="float">
            <text:p>0.0292252143</text:p>
          </table:table-cell>
          <table:table-cell office:value-type="float" office:value="0.051225938" calcext:value-type="float">
            <text:p>0.051225938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float" office:value="0.0291229753" calcext:value-type="float">
            <text:p>0.0291229753</text:p>
          </table:table-cell>
          <table:table-cell office:value-type="float" office:value="0.0511601467" calcext:value-type="float">
            <text:p>0.0511601467</text:p>
          </table:table-cell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0.0290792628" calcext:value-type="float">
            <text:p>0.0290792628</text:p>
          </table:table-cell>
          <table:table-cell office:value-type="float" office:value="0.0510672225" calcext:value-type="float">
            <text:p>0.0510672225</text:p>
          </table:table-cell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float" office:value="0.0289402085" calcext:value-type="float">
            <text:p>0.0289402085</text:p>
          </table:table-cell>
          <table:table-cell office:value-type="float" office:value="0.0509360701" calcext:value-type="float">
            <text:p>0.0509360701</text:p>
          </table:table-cell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float" office:value="0.0289153659" calcext:value-type="float">
            <text:p>0.0289153659</text:p>
          </table:table-cell>
          <table:table-cell office:value-type="float" office:value="0.0508298082" calcext:value-type="float">
            <text:p>0.0508298082</text:p>
          </table:table-cell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0.0288768007" calcext:value-type="float">
            <text:p>0.0288768007</text:p>
          </table:table-cell>
          <table:table-cell office:value-type="float" office:value="0.0506525053" calcext:value-type="float">
            <text:p>0.0506525053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float" office:value="0.0287872157" calcext:value-type="float">
            <text:p>0.0287872157</text:p>
          </table:table-cell>
          <table:table-cell office:value-type="float" office:value="0.0505809125" calcext:value-type="float">
            <text:p>0.0505809125</text:p>
          </table:table-cell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float" office:value="0.0287159369" calcext:value-type="float">
            <text:p>0.0287159369</text:p>
          </table:table-cell>
          <table:table-cell office:value-type="float" office:value="0.0505229896" calcext:value-type="float">
            <text:p>0.0505229896</text:p>
          </table:table-cell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float" office:value="0.0285725891" calcext:value-type="float">
            <text:p>0.0285725891</text:p>
          </table:table-cell>
          <table:table-cell office:value-type="float" office:value="0.0503569568" calcext:value-type="float">
            <text:p>0.0503569568</text:p>
          </table:table-cell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float" office:value="0.0285072151" calcext:value-type="float">
            <text:p>0.0285072151</text:p>
          </table:table-cell>
          <table:table-cell office:value-type="float" office:value="0.0502887916" calcext:value-type="float">
            <text:p>0.0502887916</text:p>
          </table:table-cell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float" office:value="0.0283739045" calcext:value-type="float">
            <text:p>0.0283739045</text:p>
          </table:table-cell>
          <table:table-cell office:value-type="float" office:value="0.0501717312" calcext:value-type="float">
            <text:p>0.0501717312</text:p>
          </table:table-cell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float" office:value="0.0282519079" calcext:value-type="float">
            <text:p>0.0282519079</text:p>
          </table:table-cell>
          <table:table-cell office:value-type="float" office:value="0.0501352524" calcext:value-type="float">
            <text:p>0.0501352524</text:p>
          </table:table-cell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float" office:value="0.0281520548" calcext:value-type="float">
            <text:p>0.0281520548</text:p>
          </table:table-cell>
          <table:table-cell office:value-type="float" office:value="0.0499718855" calcext:value-type="float">
            <text:p>0.0499718855</text:p>
          </table:table-cell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float" office:value="0.0281441175" calcext:value-type="float">
            <text:p>0.0281441175</text:p>
          </table:table-cell>
          <table:table-cell office:value-type="float" office:value="0.0498328899" calcext:value-type="float">
            <text:p>0.0498328899</text:p>
          </table:table-cell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float" office:value="0.028134977" calcext:value-type="float">
            <text:p>0.028134977</text:p>
          </table:table-cell>
          <table:table-cell office:value-type="float" office:value="0.0497378011" calcext:value-type="float">
            <text:p>0.0497378011</text:p>
          </table:table-cell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float" office:value="0.0280352617" calcext:value-type="float">
            <text:p>0.0280352617</text:p>
          </table:table-cell>
          <table:table-cell office:value-type="float" office:value="0.0497011926" calcext:value-type="float">
            <text:p>0.0497011926</text:p>
          </table:table-cell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float" office:value="0.0279113191" calcext:value-type="float">
            <text:p>0.0279113191</text:p>
          </table:table-cell>
          <table:table-cell office:value-type="float" office:value="0.0496118622" calcext:value-type="float">
            <text:p>0.0496118622</text:p>
          </table:table-cell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float" office:value="0.0278318388" calcext:value-type="float">
            <text:p>0.0278318388</text:p>
          </table:table-cell>
          <table:table-cell office:value-type="float" office:value="0.0495115403" calcext:value-type="float">
            <text:p>0.0495115403</text:p>
          </table:table-cell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float" office:value="0.0278131741" calcext:value-type="float">
            <text:p>0.0278131741</text:p>
          </table:table-cell>
          <table:table-cell office:value-type="float" office:value="0.0494110146" calcext:value-type="float">
            <text:p>0.0494110146</text:p>
          </table:table-cell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float" office:value="0.0277371265" calcext:value-type="float">
            <text:p>0.0277371265</text:p>
          </table:table-cell>
          <table:table-cell office:value-type="float" office:value="0.0493693558" calcext:value-type="float">
            <text:p>0.0493693558</text:p>
          </table:table-cell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float" office:value="0.0276294339" calcext:value-type="float">
            <text:p>0.0276294339</text:p>
          </table:table-cell>
          <table:table-cell office:value-type="float" office:value="0.0493249624" calcext:value-type="float">
            <text:p>0.0493249624</text:p>
          </table:table-cell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float" office:value="0.02758546" calcext:value-type="float">
            <text:p>0.02758546</text:p>
          </table:table-cell>
          <table:table-cell office:value-type="float" office:value="0.0492858148" calcext:value-type="float">
            <text:p>0.0492858148</text:p>
          </table:table-cell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float" office:value="0.0275257162" calcext:value-type="float">
            <text:p>0.0275257162</text:p>
          </table:table-cell>
          <table:table-cell office:value-type="float" office:value="0.049184637" calcext:value-type="float">
            <text:p>0.049184637</text:p>
          </table:table-cell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float" office:value="0.0275225086" calcext:value-type="float">
            <text:p>0.0275225086</text:p>
          </table:table-cell>
          <table:table-cell office:value-type="float" office:value="0.0491356981" calcext:value-type="float">
            <text:p>0.0491356981</text:p>
          </table:table-cell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0.0274619519" calcext:value-type="float">
            <text:p>0.0274619519</text:p>
          </table:table-cell>
          <table:table-cell office:value-type="float" office:value="0.049015973" calcext:value-type="float">
            <text:p>0.049015973</text:p>
          </table:table-cell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float" office:value="0.0273855769" calcext:value-type="float">
            <text:p>0.0273855769</text:p>
          </table:table-cell>
          <table:table-cell office:value-type="float" office:value="0.0488442585" calcext:value-type="float">
            <text:p>0.0488442585</text:p>
          </table:table-cell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float" office:value="0.0272721901" calcext:value-type="float">
            <text:p>0.0272721901</text:p>
          </table:table-cell>
          <table:table-cell office:value-type="float" office:value="0.0487816346" calcext:value-type="float">
            <text:p>0.0487816346</text:p>
          </table:table-cell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float" office:value="0.0272697978" calcext:value-type="float">
            <text:p>0.0272697978</text:p>
          </table:table-cell>
          <table:table-cell office:value-type="float" office:value="0.0487514471" calcext:value-type="float">
            <text:p>0.0487514471</text:p>
          </table:table-cell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float" office:value="0.0272270321" calcext:value-type="float">
            <text:p>0.0272270321</text:p>
          </table:table-cell>
          <table:table-cell office:value-type="float" office:value="0.0487084653" calcext:value-type="float">
            <text:p>0.0487084653</text:p>
          </table:table-cell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float" office:value="0.0271793146" calcext:value-type="float">
            <text:p>0.0271793146</text:p>
          </table:table-cell>
          <table:table-cell office:value-type="float" office:value="0.0486782273" calcext:value-type="float">
            <text:p>0.0486782273</text:p>
          </table:table-cell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float" office:value="0.0271086846" calcext:value-type="float">
            <text:p>0.0271086846</text:p>
          </table:table-cell>
          <table:table-cell office:value-type="float" office:value="0.0485628604" calcext:value-type="float">
            <text:p>0.0485628604</text:p>
          </table:table-cell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float" office:value="0.026991552" calcext:value-type="float">
            <text:p>0.026991552</text:p>
          </table:table-cell>
          <table:table-cell office:value-type="float" office:value="0.048396572" calcext:value-type="float">
            <text:p>0.048396572</text:p>
          </table:table-cell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float" office:value="0.026904854" calcext:value-type="float">
            <text:p>0.026904854</text:p>
          </table:table-cell>
          <table:table-cell office:value-type="float" office:value="0.0482777399" calcext:value-type="float">
            <text:p>0.0482777399</text:p>
          </table:table-cell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float" office:value="0.0268811488" calcext:value-type="float">
            <text:p>0.0268811488</text:p>
          </table:table-cell>
          <table:table-cell office:value-type="float" office:value="0.0481783125" calcext:value-type="float">
            <text:p>0.0481783125</text:p>
          </table:table-cell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float" office:value="0.0268239469" calcext:value-type="float">
            <text:p>0.0268239469</text:p>
          </table:table-cell>
          <table:table-cell office:value-type="float" office:value="0.0480771445" calcext:value-type="float">
            <text:p>0.0480771445</text:p>
          </table:table-cell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float" office:value="0.026801597" calcext:value-type="float">
            <text:p>0.026801597</text:p>
          </table:table-cell>
          <table:table-cell office:value-type="float" office:value="0.0479489181" calcext:value-type="float">
            <text:p>0.0479489181</text:p>
          </table:table-cell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float" office:value="0.0267788546" calcext:value-type="float">
            <text:p>0.0267788546</text:p>
          </table:table-cell>
          <table:table-cell office:value-type="float" office:value="0.0478800189" calcext:value-type="float">
            <text:p>0.0478800189</text:p>
          </table:table-cell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float" office:value="0.0267292557" calcext:value-type="float">
            <text:p>0.0267292557</text:p>
          </table:table-cell>
          <table:table-cell office:value-type="float" office:value="0.0477539989" calcext:value-type="float">
            <text:p>0.0477539989</text:p>
          </table:table-cell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float" office:value="0.0266423691" calcext:value-type="float">
            <text:p>0.0266423691</text:p>
          </table:table-cell>
          <table:table-cell office:value-type="float" office:value="0.0477022439" calcext:value-type="float">
            <text:p>0.0477022439</text:p>
          </table:table-cell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float" office:value="0.0265544799" calcext:value-type="float">
            <text:p>0.0265544799</text:p>
          </table:table-cell>
          <table:table-cell office:value-type="float" office:value="0.0475586726" calcext:value-type="float">
            <text:p>0.0475586726</text:p>
          </table:table-cell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0.0264310474" calcext:value-type="float">
            <text:p>0.0264310474</text:p>
          </table:table-cell>
          <table:table-cell office:value-type="float" office:value="0.0474224988" calcext:value-type="float">
            <text:p>0.0474224988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0.0263375516" calcext:value-type="float">
            <text:p>0.0263375516</text:p>
          </table:table-cell>
          <table:table-cell office:value-type="float" office:value="0.0473289129" calcext:value-type="float">
            <text:p>0.0473289129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0.026215085" calcext:value-type="float">
            <text:p>0.026215085</text:p>
          </table:table-cell>
          <table:table-cell office:value-type="float" office:value="0.0471981849" calcext:value-type="float">
            <text:p>0.0471981849</text:p>
          </table:table-cell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float" office:value="0.0261070266" calcext:value-type="float">
            <text:p>0.0261070266</text:p>
          </table:table-cell>
          <table:table-cell office:value-type="float" office:value="0.0471372125" calcext:value-type="float">
            <text:p>0.0471372125</text:p>
          </table:table-cell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float" office:value="0.0260653608" calcext:value-type="float">
            <text:p>0.0260653608</text:p>
          </table:table-cell>
          <table:table-cell office:value-type="float" office:value="0.0471030664" calcext:value-type="float">
            <text:p>0.0471030664</text:p>
          </table:table-cell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float" office:value="0.0260244113" calcext:value-type="float">
            <text:p>0.0260244113</text:p>
          </table:table-cell>
          <table:table-cell office:value-type="float" office:value="0.0469642151" calcext:value-type="float">
            <text:p>0.0469642151</text:p>
          </table:table-cell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float" office:value="0.0260062472" calcext:value-type="float">
            <text:p>0.0260062472</text:p>
          </table:table-cell>
          <table:table-cell office:value-type="float" office:value="0.0468009304" calcext:value-type="float">
            <text:p>0.0468009304</text:p>
          </table:table-cell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float" office:value="0.0258889047" calcext:value-type="float">
            <text:p>0.0258889047</text:p>
          </table:table-cell>
          <table:table-cell office:value-type="float" office:value="0.0466605722" calcext:value-type="float">
            <text:p>0.0466605722</text:p>
          </table:table-cell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float" office:value="0.025814851" calcext:value-type="float">
            <text:p>0.025814851</text:p>
          </table:table-cell>
          <table:table-cell office:value-type="float" office:value="0.0466196718" calcext:value-type="float">
            <text:p>0.0466196718</text:p>
          </table:table-cell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float" office:value="0.0257281673" calcext:value-type="float">
            <text:p>0.0257281673</text:p>
          </table:table-cell>
          <table:table-cell office:value-type="float" office:value="0.0464873491" calcext:value-type="float">
            <text:p>0.0464873491</text:p>
          </table:table-cell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float" office:value="0.0256825688" calcext:value-type="float">
            <text:p>0.0256825688</text:p>
          </table:table-cell>
          <table:table-cell office:value-type="float" office:value="0.0464401513" calcext:value-type="float">
            <text:p>0.0464401513</text:p>
          </table:table-cell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float" office:value="0.0256617766" calcext:value-type="float">
            <text:p>0.0256617766</text:p>
          </table:table-cell>
          <table:table-cell office:value-type="float" office:value="0.046388894" calcext:value-type="float">
            <text:p>0.046388894</text:p>
          </table:table-cell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float" office:value="0.0255954927" calcext:value-type="float">
            <text:p>0.0255954927</text:p>
          </table:table-cell>
          <table:table-cell office:value-type="float" office:value="0.046283377" calcext:value-type="float">
            <text:p>0.046283377</text:p>
          </table:table-cell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float" office:value="0.0255203166" calcext:value-type="float">
            <text:p>0.0255203166</text:p>
          </table:table-cell>
          <table:table-cell office:value-type="float" office:value="0.046229809" calcext:value-type="float">
            <text:p>0.046229809</text:p>
          </table:table-cell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float" office:value="0.0254561905" calcext:value-type="float">
            <text:p>0.0254561905</text:p>
          </table:table-cell>
          <table:table-cell office:value-type="float" office:value="0.0461276347" calcext:value-type="float">
            <text:p>0.0461276347</text:p>
          </table:table-cell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float" office:value="0.0253371088" calcext:value-type="float">
            <text:p>0.0253371088</text:p>
          </table:table-cell>
          <table:table-cell office:value-type="float" office:value="0.0460387356" calcext:value-type="float">
            <text:p>0.0460387356</text:p>
          </table:table-cell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float" office:value="0.0252952989" calcext:value-type="float">
            <text:p>0.0252952989</text:p>
          </table:table-cell>
          <table:table-cell office:value-type="float" office:value="0.0459753061" calcext:value-type="float">
            <text:p>0.0459753061</text:p>
          </table:table-cell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float" office:value="0.0252171886" calcext:value-type="float">
            <text:p>0.0252171886</text:p>
          </table:table-cell>
          <table:table-cell office:value-type="float" office:value="0.0458725264" calcext:value-type="float">
            <text:p>0.0458725264</text:p>
          </table:table-cell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float" office:value="0.0251800023" calcext:value-type="float">
            <text:p>0.0251800023</text:p>
          </table:table-cell>
          <table:table-cell office:value-type="float" office:value="0.0458329713" calcext:value-type="float">
            <text:p>0.0458329713</text:p>
          </table:table-cell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float" office:value="0.0251491095" calcext:value-type="float">
            <text:p>0.0251491095</text:p>
          </table:table-cell>
          <table:table-cell office:value-type="float" office:value="0.0457585292" calcext:value-type="float">
            <text:p>0.0457585292</text:p>
          </table:table-cell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float" office:value="0.0250953254" calcext:value-type="float">
            <text:p>0.0250953254</text:p>
          </table:table-cell>
          <table:table-cell office:value-type="float" office:value="0.0456106242" calcext:value-type="float">
            <text:p>0.0456106242</text:p>
          </table:table-cell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float" office:value="0.0249998664" calcext:value-type="float">
            <text:p>0.0249998664</text:p>
          </table:table-cell>
          <table:table-cell office:value-type="float" office:value="0.04546291" calcext:value-type="float">
            <text:p>0.04546291</text:p>
          </table:table-cell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float" office:value="0.0249547418" calcext:value-type="float">
            <text:p>0.0249547418</text:p>
          </table:table-cell>
          <table:table-cell office:value-type="float" office:value="0.0453036347" calcext:value-type="float">
            <text:p>0.0453036347</text:p>
          </table:table-cell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float" office:value="0.0248989892" calcext:value-type="float">
            <text:p>0.0248989892</text:p>
          </table:table-cell>
          <table:table-cell office:value-type="float" office:value="0.0451658947" calcext:value-type="float">
            <text:p>0.0451658947</text:p>
          </table:table-cell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float" office:value="0.0248240385" calcext:value-type="float">
            <text:p>0.0248240385</text:p>
          </table:table-cell>
          <table:table-cell office:value-type="float" office:value="0.0450686987" calcext:value-type="float">
            <text:p>0.0450686987</text:p>
          </table:table-cell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float" office:value="0.0248133716" calcext:value-type="float">
            <text:p>0.0248133716</text:p>
          </table:table-cell>
          <table:table-cell office:value-type="float" office:value="0.0449669793" calcext:value-type="float">
            <text:p>0.0449669793</text:p>
          </table:table-cell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float" office:value="0.0247924397" calcext:value-type="float">
            <text:p>0.0247924397</text:p>
          </table:table-cell>
          <table:table-cell office:value-type="float" office:value="0.0448158576" calcext:value-type="float">
            <text:p>0.0448158576</text:p>
          </table:table-cell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float" office:value="0.0247652342" calcext:value-type="float">
            <text:p>0.0247652342</text:p>
          </table:table-cell>
          <table:table-cell office:value-type="float" office:value="0.0447480432" calcext:value-type="float">
            <text:p>0.0447480432</text:p>
          </table:table-cell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float" office:value="0.0247604563" calcext:value-type="float">
            <text:p>0.0247604563</text:p>
          </table:table-cell>
          <table:table-cell office:value-type="float" office:value="0.0446829662" calcext:value-type="float">
            <text:p>0.0446829662</text:p>
          </table:table-cell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float" office:value="0.024747102" calcext:value-type="float">
            <text:p>0.024747102</text:p>
          </table:table-cell>
          <table:table-cell office:value-type="float" office:value="0.0445967637" calcext:value-type="float">
            <text:p>0.0445967637</text:p>
          </table:table-cell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float" office:value="0.0246379257" calcext:value-type="float">
            <text:p>0.0246379257</text:p>
          </table:table-cell>
          <table:table-cell office:value-type="float" office:value="0.0444936671" calcext:value-type="float">
            <text:p>0.0444936671</text:p>
          </table:table-cell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float" office:value="0.0245437003" calcext:value-type="float">
            <text:p>0.0245437003</text:p>
          </table:table-cell>
          <table:table-cell office:value-type="float" office:value="0.0444219441" calcext:value-type="float">
            <text:p>0.0444219441</text:p>
          </table:table-cell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float" office:value="0.0244672362" calcext:value-type="float">
            <text:p>0.0244672362</text:p>
          </table:table-cell>
          <table:table-cell office:value-type="float" office:value="0.0442713374" calcext:value-type="float">
            <text:p>0.0442713374</text:p>
          </table:table-cell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float" office:value="0.0244414845" calcext:value-type="float">
            <text:p>0.0244414845</text:p>
          </table:table-cell>
          <table:table-cell office:value-type="float" office:value="0.0441183475" calcext:value-type="float">
            <text:p>0.0441183475</text:p>
          </table:table-cell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float" office:value="0.0244104941" calcext:value-type="float">
            <text:p>0.0244104941</text:p>
          </table:table-cell>
          <table:table-cell office:value-type="float" office:value="0.0440784322" calcext:value-type="float">
            <text:p>0.0440784322</text:p>
          </table:table-cell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float" office:value="0.0243424015" calcext:value-type="float">
            <text:p>0.0243424015</text:p>
          </table:table-cell>
          <table:table-cell office:value-type="float" office:value="0.0440009385" calcext:value-type="float">
            <text:p>0.0440009385</text:p>
          </table:table-cell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float" office:value="0.0242515911" calcext:value-type="float">
            <text:p>0.0242515911</text:p>
          </table:table-cell>
          <table:table-cell office:value-type="float" office:value="0.0439253541" calcext:value-type="float">
            <text:p>0.0439253541</text:p>
          </table:table-cell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float" office:value="0.0241822635" calcext:value-type="float">
            <text:p>0.0241822635</text:p>
          </table:table-cell>
          <table:table-cell office:value-type="float" office:value="0.0438661312" calcext:value-type="float">
            <text:p>0.0438661312</text:p>
          </table:table-cell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float" office:value="0.0241659603" calcext:value-type="float">
            <text:p>0.0241659603</text:p>
          </table:table-cell>
          <table:table-cell office:value-type="float" office:value="0.0437512155" calcext:value-type="float">
            <text:p>0.0437512155</text:p>
          </table:table-cell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float" office:value="0.0240586652" calcext:value-type="float">
            <text:p>0.0240586652</text:p>
          </table:table-cell>
          <table:table-cell office:value-type="float" office:value="0.0436268925" calcext:value-type="float">
            <text:p>0.0436268925</text:p>
          </table:table-cell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float" office:value="0.0239468699" calcext:value-type="float">
            <text:p>0.0239468699</text:p>
          </table:table-cell>
          <table:table-cell office:value-type="float" office:value="0.0435138962" calcext:value-type="float">
            <text:p>0.0435138962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float" office:value="0.0239114935" calcext:value-type="float">
            <text:p>0.0239114935</text:p>
          </table:table-cell>
          <table:table-cell office:value-type="float" office:value="0.0434479122" calcext:value-type="float">
            <text:p>0.0434479122</text:p>
          </table:table-cell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float" office:value="0.0238464158" calcext:value-type="float">
            <text:p>0.0238464158</text:p>
          </table:table-cell>
          <table:table-cell office:value-type="float" office:value="0.0434144221" calcext:value-type="float">
            <text:p>0.0434144221</text:p>
          </table:table-cell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float" office:value="0.0237738179" calcext:value-type="float">
            <text:p>0.0237738179</text:p>
          </table:table-cell>
          <table:table-cell office:value-type="float" office:value="0.0433821974" calcext:value-type="float">
            <text:p>0.0433821974</text:p>
          </table:table-cell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float" office:value="0.0236707774" calcext:value-type="float">
            <text:p>0.0236707774</text:p>
          </table:table-cell>
          <table:table-cell office:value-type="float" office:value="0.0433189933" calcext:value-type="float">
            <text:p>0.0433189933</text:p>
          </table:table-cell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float" office:value="0.0235597158" calcext:value-type="float">
            <text:p>0.0235597158</text:p>
          </table:table-cell>
          <table:table-cell office:value-type="float" office:value="0.0432227696" calcext:value-type="float">
            <text:p>0.0432227696</text:p>
          </table:table-cell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float" office:value="0.0234607741" calcext:value-type="float">
            <text:p>0.0234607741</text:p>
          </table:table-cell>
          <table:table-cell office:value-type="float" office:value="0.0431311596" calcext:value-type="float">
            <text:p>0.0431311596</text:p>
          </table:table-cell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float" office:value="0.0234476597" calcext:value-type="float">
            <text:p>0.0234476597</text:p>
          </table:table-cell>
          <table:table-cell office:value-type="float" office:value="0.0430713278" calcext:value-type="float">
            <text:p>0.0430713278</text:p>
          </table:table-cell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float" office:value="0.0234128434" calcext:value-type="float">
            <text:p>0.0234128434</text:p>
          </table:table-cell>
          <table:table-cell office:value-type="float" office:value="0.0429830778" calcext:value-type="float">
            <text:p>0.0429830778</text:p>
          </table:table-cell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float" office:value="0.0233739124" calcext:value-type="float">
            <text:p>0.0233739124</text:p>
          </table:table-cell>
          <table:table-cell office:value-type="float" office:value="0.0428512102" calcext:value-type="float">
            <text:p>0.0428512102</text:p>
          </table:table-cell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0.0232772269" calcext:value-type="float">
            <text:p>0.0232772269</text:p>
          </table:table-cell>
          <table:table-cell office:value-type="float" office:value="0.0427372268" calcext:value-type="float">
            <text:p>0.0427372268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0.0231871093" calcext:value-type="float">
            <text:p>0.0231871093</text:p>
          </table:table-cell>
          <table:table-cell office:value-type="float" office:value="0.0426537041" calcext:value-type="float">
            <text:p>0.0426537041</text:p>
          </table:table-cell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float" office:value="0.0231633232" calcext:value-type="float">
            <text:p>0.0231633232</text:p>
          </table:table-cell>
          <table:table-cell office:value-type="float" office:value="0.0425680284" calcext:value-type="float">
            <text:p>0.0425680284</text:p>
          </table:table-cell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float" office:value="0.0231025776" calcext:value-type="float">
            <text:p>0.0231025776</text:p>
          </table:table-cell>
          <table:table-cell office:value-type="float" office:value="0.0424252189" calcext:value-type="float">
            <text:p>0.0424252189</text:p>
          </table:table-cell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float" office:value="0.0230316481" calcext:value-type="float">
            <text:p>0.0230316481</text:p>
          </table:table-cell>
          <table:table-cell office:value-type="float" office:value="0.042289739" calcext:value-type="float">
            <text:p>0.042289739</text:p>
          </table:table-cell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float" office:value="0.0230105775" calcext:value-type="float">
            <text:p>0.0230105775</text:p>
          </table:table-cell>
          <table:table-cell office:value-type="float" office:value="0.0421816761" calcext:value-type="float">
            <text:p>0.0421816761</text:p>
          </table:table-cell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float" office:value="0.0229303123" calcext:value-type="float">
            <text:p>0.0229303123</text:p>
          </table:table-cell>
          <table:table-cell office:value-type="float" office:value="0.0420566462" calcext:value-type="float">
            <text:p>0.0420566462</text:p>
          </table:table-cell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float" office:value="0.0229043089" calcext:value-type="float">
            <text:p>0.0229043089</text:p>
          </table:table-cell>
          <table:table-cell office:value-type="float" office:value="0.0420286017" calcext:value-type="float">
            <text:p>0.0420286017</text:p>
          </table:table-cell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float" office:value="0.0228121638" calcext:value-type="float">
            <text:p>0.0228121638</text:p>
          </table:table-cell>
          <table:table-cell office:value-type="float" office:value="0.0419133455" calcext:value-type="float">
            <text:p>0.0419133455</text:p>
          </table:table-cell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float" office:value="0.022723694" calcext:value-type="float">
            <text:p>0.022723694</text:p>
          </table:table-cell>
          <table:table-cell office:value-type="float" office:value="0.0417918792" calcext:value-type="float">
            <text:p>0.0417918792</text:p>
          </table:table-cell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float" office:value="0.0226443936" calcext:value-type="float">
            <text:p>0.0226443936</text:p>
          </table:table-cell>
          <table:table-cell office:value-type="float" office:value="0.041679294" calcext:value-type="float">
            <text:p>0.041679294</text:p>
          </table:table-cell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float" office:value="0.0225614746" calcext:value-type="float">
            <text:p>0.0225614746</text:p>
          </table:table-cell>
          <table:table-cell office:value-type="float" office:value="0.0415475617" calcext:value-type="float">
            <text:p>0.0415475617</text:p>
          </table:table-cell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float" office:value="0.0224648754" calcext:value-type="float">
            <text:p>0.0224648754</text:p>
          </table:table-cell>
          <table:table-cell office:value-type="float" office:value="0.0414143864" calcext:value-type="float">
            <text:p>0.0414143864</text:p>
          </table:table-cell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0.0223651706" calcext:value-type="float">
            <text:p>0.0223651706</text:p>
          </table:table-cell>
          <table:table-cell office:value-type="float" office:value="0.0413328186" calcext:value-type="float">
            <text:p>0.0413328186</text:p>
          </table:table-cell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float" office:value="0.0223127739" calcext:value-type="float">
            <text:p>0.0223127739</text:p>
          </table:table-cell>
          <table:table-cell office:value-type="float" office:value="0.0412026135" calcext:value-type="float">
            <text:p>0.0412026135</text:p>
          </table:table-cell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0.0222846805" calcext:value-type="float">
            <text:p>0.0222846805</text:p>
          </table:table-cell>
          <table:table-cell office:value-type="float" office:value="0.0411384139" calcext:value-type="float">
            <text:p>0.0411384139</text:p>
          </table:table-cell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float" office:value="0.0222315003" calcext:value-type="float">
            <text:p>0.0222315003</text:p>
          </table:table-cell>
          <table:table-cell office:value-type="float" office:value="0.0410792369" calcext:value-type="float">
            <text:p>0.0410792369</text:p>
          </table:table-cell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float" office:value="0.0221821483" calcext:value-type="float">
            <text:p>0.0221821483</text:p>
          </table:table-cell>
          <table:table-cell office:value-type="float" office:value="0.0410227281" calcext:value-type="float">
            <text:p>0.0410227281</text:p>
          </table:table-cell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float" office:value="0.0221132167" calcext:value-type="float">
            <text:p>0.0221132167</text:p>
          </table:table-cell>
          <table:table-cell office:value-type="float" office:value="0.0409943495" calcext:value-type="float">
            <text:p>0.0409943495</text:p>
          </table:table-cell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float" office:value="0.0221072653" calcext:value-type="float">
            <text:p>0.0221072653</text:p>
          </table:table-cell>
          <table:table-cell office:value-type="float" office:value="0.0409552202" calcext:value-type="float">
            <text:p>0.0409552202</text:p>
          </table:table-cell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float" office:value="0.022079612" calcext:value-type="float">
            <text:p>0.022079612</text:p>
          </table:table-cell>
          <table:table-cell office:value-type="float" office:value="0.0409279674" calcext:value-type="float">
            <text:p>0.0409279674</text:p>
          </table:table-cell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float" office:value="0.0219989794" calcext:value-type="float">
            <text:p>0.0219989794</text:p>
          </table:table-cell>
          <table:table-cell office:value-type="float" office:value="0.0407832449" calcext:value-type="float">
            <text:p>0.0407832449</text:p>
          </table:table-cell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float" office:value="0.0219209426" calcext:value-type="float">
            <text:p>0.0219209426</text:p>
          </table:table-cell>
          <table:table-cell office:value-type="float" office:value="0.0406679815" calcext:value-type="float">
            <text:p>0.0406679815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float" office:value="0.0218383414" calcext:value-type="float">
            <text:p>0.0218383414</text:p>
          </table:table-cell>
          <table:table-cell office:value-type="float" office:value="0.0405289729" calcext:value-type="float">
            <text:p>0.0405289729</text:p>
          </table:table-cell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0.0217308532" calcext:value-type="float">
            <text:p>0.0217308532</text:p>
          </table:table-cell>
          <table:table-cell office:value-type="float" office:value="0.0404801071" calcext:value-type="float">
            <text:p>0.0404801071</text:p>
          </table:table-cell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float" office:value="0.0216810343" calcext:value-type="float">
            <text:p>0.0216810343</text:p>
          </table:table-cell>
          <table:table-cell office:value-type="float" office:value="0.0404325731" calcext:value-type="float">
            <text:p>0.0404325731</text:p>
          </table:table-cell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float" office:value="0.0215982693" calcext:value-type="float">
            <text:p>0.0215982693</text:p>
          </table:table-cell>
          <table:table-cell office:value-type="float" office:value="0.0403339143" calcext:value-type="float">
            <text:p>0.0403339143</text:p>
          </table:table-cell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float" office:value="0.0215832888" calcext:value-type="float">
            <text:p>0.0215832888</text:p>
          </table:table-cell>
          <table:table-cell office:value-type="float" office:value="0.0402542295" calcext:value-type="float">
            <text:p>0.0402542295</text:p>
          </table:table-cell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float" office:value="0.021477356" calcext:value-type="float">
            <text:p>0.021477356</text:p>
          </table:table-cell>
          <table:table-cell office:value-type="float" office:value="0.0401534303" calcext:value-type="float">
            <text:p>0.0401534303</text:p>
          </table:table-cell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float" office:value="0.021398844" calcext:value-type="float">
            <text:p>0.021398844</text:p>
          </table:table-cell>
          <table:table-cell office:value-type="float" office:value="0.0400746858" calcext:value-type="float">
            <text:p>0.0400746858</text:p>
          </table:table-cell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float" office:value="0.0213812814" calcext:value-type="float">
            <text:p>0.0213812814</text:p>
          </table:table-cell>
          <table:table-cell office:value-type="float" office:value="0.040029036" calcext:value-type="float">
            <text:p>0.040029036</text:p>
          </table:table-cell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float" office:value="0.0213766692" calcext:value-type="float">
            <text:p>0.0213766692</text:p>
          </table:table-cell>
          <table:table-cell office:value-type="float" office:value="0.0399120993" calcext:value-type="float">
            <text:p>0.0399120993</text:p>
          </table:table-cell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float" office:value="0.021280214" calcext:value-type="float">
            <text:p>0.021280214</text:p>
          </table:table-cell>
          <table:table-cell office:value-type="float" office:value="0.0398683619" calcext:value-type="float">
            <text:p>0.0398683619</text:p>
          </table:table-cell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float" office:value="0.0212050295" calcext:value-type="float">
            <text:p>0.0212050295</text:p>
          </table:table-cell>
          <table:table-cell office:value-type="float" office:value="0.0397524591" calcext:value-type="float">
            <text:p>0.0397524591</text:p>
          </table:table-cell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float" office:value="0.0211386633" calcext:value-type="float">
            <text:p>0.0211386633</text:p>
          </table:table-cell>
          <table:table-cell office:value-type="float" office:value="0.0397001916" calcext:value-type="float">
            <text:p>0.0397001916</text:p>
          </table:table-cell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float" office:value="0.0210397211" calcext:value-type="float">
            <text:p>0.0210397211</text:p>
          </table:table-cell>
          <table:table-cell office:value-type="float" office:value="0.0395611257" calcext:value-type="float">
            <text:p>0.0395611257</text:p>
          </table:table-cell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float" office:value="0.0210141062" calcext:value-type="float">
            <text:p>0.0210141062</text:p>
          </table:table-cell>
          <table:table-cell office:value-type="float" office:value="0.0394998383" calcext:value-type="float">
            <text:p>0.0394998383</text:p>
          </table:table-cell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float" office:value="0.0209148056" calcext:value-type="float">
            <text:p>0.0209148056</text:p>
          </table:table-cell>
          <table:table-cell office:value-type="float" office:value="0.0394069673" calcext:value-type="float">
            <text:p>0.0394069673</text:p>
          </table:table-cell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0.0208507681" calcext:value-type="float">
            <text:p>0.0208507681</text:p>
          </table:table-cell>
          <table:table-cell office:value-type="float" office:value="0.0392831911" calcext:value-type="float">
            <text:p>0.0392831911</text:p>
          </table:table-cell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float" office:value="0.0208371091" calcext:value-type="float">
            <text:p>0.0208371091</text:p>
          </table:table-cell>
          <table:table-cell office:value-type="float" office:value="0.0392211633" calcext:value-type="float">
            <text:p>0.0392211633</text:p>
          </table:table-cell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float" office:value="0.0208339313" calcext:value-type="float">
            <text:p>0.0208339313</text:p>
          </table:table-cell>
          <table:table-cell office:value-type="float" office:value="0.0391192226" calcext:value-type="float">
            <text:p>0.0391192226</text:p>
          </table:table-cell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float" office:value="0.020738409" calcext:value-type="float">
            <text:p>0.020738409</text:p>
          </table:table-cell>
          <table:table-cell office:value-type="float" office:value="0.0389926134" calcext:value-type="float">
            <text:p>0.0389926134</text:p>
          </table:table-cell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float" office:value="0.0207240705" calcext:value-type="float">
            <text:p>0.0207240705</text:p>
          </table:table-cell>
          <table:table-cell office:value-type="float" office:value="0.0389530049" calcext:value-type="float">
            <text:p>0.0389530049</text:p>
          </table:table-cell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float" office:value="0.0206444049" calcext:value-type="float">
            <text:p>0.0206444049</text:p>
          </table:table-cell>
          <table:table-cell office:value-type="float" office:value="0.0388335367" calcext:value-type="float">
            <text:p>0.0388335367</text:p>
          </table:table-cell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float" office:value="0.0205587881" calcext:value-type="float">
            <text:p>0.0205587881</text:p>
          </table:table-cell>
          <table:table-cell office:value-type="float" office:value="0.0386984476" calcext:value-type="float">
            <text:p>0.0386984476</text:p>
          </table:table-cell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float" office:value="0.020484631" calcext:value-type="float">
            <text:p>0.020484631</text:p>
          </table:table-cell>
          <table:table-cell office:value-type="float" office:value="0.038658046" calcext:value-type="float">
            <text:p>0.038658046</text:p>
          </table:table-cell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float" office:value="0.0204228287" calcext:value-type="float">
            <text:p>0.0204228287</text:p>
          </table:table-cell>
          <table:table-cell office:value-type="float" office:value="0.0386328401" calcext:value-type="float">
            <text:p>0.0386328401</text:p>
          </table:table-cell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0.0204206129" calcext:value-type="float">
            <text:p>0.0204206129</text:p>
          </table:table-cell>
          <table:table-cell office:value-type="float" office:value="0.0385869255" calcext:value-type="float">
            <text:p>0.0385869255</text:p>
          </table:table-cell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0.0203602111" calcext:value-type="float">
            <text:p>0.0203602111</text:p>
          </table:table-cell>
          <table:table-cell office:value-type="float" office:value="0.0385337036" calcext:value-type="float">
            <text:p>0.0385337036</text:p>
          </table:table-cell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float" office:value="0.0202991687" calcext:value-type="float">
            <text:p>0.0202991687</text:p>
          </table:table-cell>
          <table:table-cell office:value-type="float" office:value="0.0384221983" calcext:value-type="float">
            <text:p>0.0384221983</text:p>
          </table:table-cell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0.0202971624" calcext:value-type="float">
            <text:p>0.0202971624</text:p>
          </table:table-cell>
          <table:table-cell office:value-type="float" office:value="0.0383697134" calcext:value-type="float">
            <text:p>0.0383697134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020243327" calcext:value-type="float">
            <text:p>0.020243327</text:p>
          </table:table-cell>
          <table:table-cell office:value-type="float" office:value="0.0382918689" calcext:value-type="float">
            <text:p>0.0382918689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0.0202295498" calcext:value-type="float">
            <text:p>0.0202295498</text:p>
          </table:table-cell>
          <table:table-cell office:value-type="float" office:value="0.0381922094" calcext:value-type="float">
            <text:p>0.0381922094</text:p>
          </table:table-cell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float" office:value="0.0201481781" calcext:value-type="float">
            <text:p>0.0201481781</text:p>
          </table:table-cell>
          <table:table-cell office:value-type="float" office:value="0.0380963922" calcext:value-type="float">
            <text:p>0.0380963922</text:p>
          </table:table-cell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float" office:value="0.0201118338" calcext:value-type="float">
            <text:p>0.0201118338</text:p>
          </table:table-cell>
          <table:table-cell office:value-type="float" office:value="0.0380669477" calcext:value-type="float">
            <text:p>0.0380669477</text:p>
          </table:table-cell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float" office:value="0.0201100819" calcext:value-type="float">
            <text:p>0.0201100819</text:p>
          </table:table-cell>
          <table:table-cell office:value-type="float" office:value="0.0380096308" calcext:value-type="float">
            <text:p>0.0380096308</text:p>
          </table:table-cell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float" office:value="0.0200419225" calcext:value-type="float">
            <text:p>0.0200419225</text:p>
          </table:table-cell>
          <table:table-cell office:value-type="float" office:value="0.0379085067" calcext:value-type="float">
            <text:p>0.0379085067</text:p>
          </table:table-cell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float" office:value="0.0199495504" calcext:value-type="float">
            <text:p>0.0199495504</text:p>
          </table:table-cell>
          <table:table-cell office:value-type="float" office:value="0.0377745243" calcext:value-type="float">
            <text:p>0.0377745243</text:p>
          </table:table-cell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float" office:value="0.0199357277" calcext:value-type="float">
            <text:p>0.0199357277</text:p>
          </table:table-cell>
          <table:table-cell office:value-type="float" office:value="0.0376673488" calcext:value-type="float">
            <text:p>0.0376673488</text:p>
          </table:table-cell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float" office:value="0.0198442265" calcext:value-type="float">
            <text:p>0.0198442265</text:p>
          </table:table-cell>
          <table:table-cell office:value-type="float" office:value="0.0376166531" calcext:value-type="float">
            <text:p>0.0376166531</text:p>
          </table:table-cell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float" office:value="0.0198291204" calcext:value-type="float">
            <text:p>0.0198291204</text:p>
          </table:table-cell>
          <table:table-cell office:value-type="float" office:value="0.0375495018" calcext:value-type="float">
            <text:p>0.0375495018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float" office:value="0.0197667026" calcext:value-type="float">
            <text:p>0.0197667026</text:p>
          </table:table-cell>
          <table:table-cell office:value-type="float" office:value="0.0374946581" calcext:value-type="float">
            <text:p>0.0374946581</text:p>
          </table:table-cell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0.0196987638" calcext:value-type="float">
            <text:p>0.0196987638</text:p>
          </table:table-cell>
          <table:table-cell office:value-type="float" office:value="0.0374431314" calcext:value-type="float">
            <text:p>0.0374431314</text:p>
          </table:table-cell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float" office:value="0.0196694697" calcext:value-type="float">
            <text:p>0.0196694697</text:p>
          </table:table-cell>
          <table:table-cell office:value-type="float" office:value="0.0374029547" calcext:value-type="float">
            <text:p>0.0374029547</text:p>
          </table:table-cell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float" office:value="0.0195841246" calcext:value-type="float">
            <text:p>0.0195841246</text:p>
          </table:table-cell>
          <table:table-cell office:value-type="float" office:value="0.0373222849" calcext:value-type="float">
            <text:p>0.0373222849</text:p>
          </table:table-cell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float" office:value="0.0195743922" calcext:value-type="float">
            <text:p>0.0195743922</text:p>
          </table:table-cell>
          <table:table-cell office:value-type="float" office:value="0.0371965469" calcext:value-type="float">
            <text:p>0.0371965469</text:p>
          </table:table-cell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float" office:value="0.0194888674" calcext:value-type="float">
            <text:p>0.0194888674</text:p>
          </table:table-cell>
          <table:table-cell office:value-type="float" office:value="0.0371537542" calcext:value-type="float">
            <text:p>0.0371537542</text:p>
          </table:table-cell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float" office:value="0.0194413527" calcext:value-type="float">
            <text:p>0.0194413527</text:p>
          </table:table-cell>
          <table:table-cell office:value-type="float" office:value="0.0370978645" calcext:value-type="float">
            <text:p>0.0370978645</text:p>
          </table:table-cell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float" office:value="0.0194178983" calcext:value-type="float">
            <text:p>0.0194178983</text:p>
          </table:table-cell>
          <table:table-cell office:value-type="float" office:value="0.0370048577" calcext:value-type="float">
            <text:p>0.0370048577</text:p>
          </table:table-cell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float" office:value="0.0193483758" calcext:value-type="float">
            <text:p>0.0193483758</text:p>
          </table:table-cell>
          <table:table-cell office:value-type="float" office:value="0.0369412997" calcext:value-type="float">
            <text:p>0.0369412997</text:p>
          </table:table-cell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float" office:value="0.0193230808" calcext:value-type="float">
            <text:p>0.0193230808</text:p>
          </table:table-cell>
          <table:table-cell office:value-type="float" office:value="0.0368733757" calcext:value-type="float">
            <text:p>0.0368733757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float" office:value="0.0192367934" calcext:value-type="float">
            <text:p>0.0192367934</text:p>
          </table:table-cell>
          <table:table-cell office:value-type="float" office:value="0.0367921062" calcext:value-type="float">
            <text:p>0.0367921062</text:p>
          </table:table-cell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float" office:value="0.0191968686" calcext:value-type="float">
            <text:p>0.0191968686</text:p>
          </table:table-cell>
          <table:table-cell office:value-type="float" office:value="0.0367389719" calcext:value-type="float">
            <text:p>0.0367389719</text:p>
          </table:table-cell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float" office:value="0.0191575734" calcext:value-type="float">
            <text:p>0.0191575734</text:p>
          </table:table-cell>
          <table:table-cell office:value-type="float" office:value="0.0366745616" calcext:value-type="float">
            <text:p>0.0366745616</text:p>
          </table:table-cell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float" office:value="0.0190710748" calcext:value-type="float">
            <text:p>0.0190710748</text:p>
          </table:table-cell>
          <table:table-cell office:value-type="float" office:value="0.0365477831" calcext:value-type="float">
            <text:p>0.0365477831</text:p>
          </table:table-cell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float" office:value="0.0190269782" calcext:value-type="float">
            <text:p>0.0190269782</text:p>
          </table:table-cell>
          <table:table-cell office:value-type="float" office:value="0.036423436" calcext:value-type="float">
            <text:p>0.036423436</text:p>
          </table:table-cell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float" office:value="0.0189616894" calcext:value-type="float">
            <text:p>0.0189616894</text:p>
          </table:table-cell>
          <table:table-cell office:value-type="float" office:value="0.0363935054" calcext:value-type="float">
            <text:p>0.0363935054</text:p>
          </table:table-cell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float" office:value="0.0189396599" calcext:value-type="float">
            <text:p>0.0189396599</text:p>
          </table:table-cell>
          <table:table-cell office:value-type="float" office:value="0.0362665606" calcext:value-type="float">
            <text:p>0.0362665606</text:p>
          </table:table-cell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float" office:value="0.0188989599" calcext:value-type="float">
            <text:p>0.0188989599</text:p>
          </table:table-cell>
          <table:table-cell office:value-type="float" office:value="0.03621556" calcext:value-type="float">
            <text:p>0.03621556</text:p>
          </table:table-cell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0.0188074545" calcext:value-type="float">
            <text:p>0.0188074545</text:p>
          </table:table-cell>
          <table:table-cell office:value-type="float" office:value="0.0361800664" calcext:value-type="float">
            <text:p>0.0361800664</text:p>
          </table:table-cell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float" office:value="0.0187697627" calcext:value-type="float">
            <text:p>0.0187697627</text:p>
          </table:table-cell>
          <table:table-cell office:value-type="float" office:value="0.0361346465" calcext:value-type="float">
            <text:p>0.0361346465</text:p>
          </table:table-cell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float" office:value="0.0186857261" calcext:value-type="float">
            <text:p>0.0186857261</text:p>
          </table:table-cell>
          <table:table-cell office:value-type="float" office:value="0.0360214383" calcext:value-type="float">
            <text:p>0.0360214383</text:p>
          </table:table-cell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float" office:value="0.0185942655" calcext:value-type="float">
            <text:p>0.0185942655</text:p>
          </table:table-cell>
          <table:table-cell office:value-type="float" office:value="0.0359083249" calcext:value-type="float">
            <text:p>0.0359083249</text:p>
          </table:table-cell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float" office:value="0.0185864145" calcext:value-type="float">
            <text:p>0.0185864145</text:p>
          </table:table-cell>
          <table:table-cell office:value-type="float" office:value="0.0357984034" calcext:value-type="float">
            <text:p>0.0357984034</text:p>
          </table:table-cell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0.0185179753" calcext:value-type="float">
            <text:p>0.0185179753</text:p>
          </table:table-cell>
          <table:table-cell office:value-type="float" office:value="0.035681638" calcext:value-type="float">
            <text:p>0.035681638</text:p>
          </table:table-cell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float" office:value="0.018500052" calcext:value-type="float">
            <text:p>0.018500052</text:p>
          </table:table-cell>
          <table:table-cell office:value-type="float" office:value="0.0356150564" calcext:value-type="float">
            <text:p>0.0356150564</text:p>
          </table:table-cell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float" office:value="0.0184229097" calcext:value-type="float">
            <text:p>0.0184229097</text:p>
          </table:table-cell>
          <table:table-cell office:value-type="float" office:value="0.0355827023" calcext:value-type="float">
            <text:p>0.0355827023</text:p>
          </table:table-cell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0.0183615631" calcext:value-type="float">
            <text:p>0.0183615631</text:p>
          </table:table-cell>
          <table:table-cell office:value-type="float" office:value="0.0354713889" calcext:value-type="float">
            <text:p>0.0354713889</text:p>
          </table:table-cell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float" office:value="0.0183387263" calcext:value-type="float">
            <text:p>0.0183387263</text:p>
          </table:table-cell>
          <table:table-cell office:value-type="float" office:value="0.035444268" calcext:value-type="float">
            <text:p>0.035444268</text:p>
          </table:table-cell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0.018280543" calcext:value-type="float">
            <text:p>0.018280543</text:p>
          </table:table-cell>
          <table:table-cell office:value-type="float" office:value="0.0354132412" calcext:value-type="float">
            <text:p>0.0354132412</text:p>
          </table:table-cell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float" office:value="0.0181892141" calcext:value-type="float">
            <text:p>0.0181892141</text:p>
          </table:table-cell>
          <table:table-cell office:value-type="float" office:value="0.0353532658" calcext:value-type="float">
            <text:p>0.0353532658</text:p>
          </table:table-cell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float" office:value="0.0181327588" calcext:value-type="float">
            <text:p>0.0181327588</text:p>
          </table:table-cell>
          <table:table-cell office:value-type="float" office:value="0.0352376919" calcext:value-type="float">
            <text:p>0.0352376919</text:p>
          </table:table-cell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float" office:value="0.0180513957" calcext:value-type="float">
            <text:p>0.0180513957</text:p>
          </table:table-cell>
          <table:table-cell office:value-type="float" office:value="0.0351431631" calcext:value-type="float">
            <text:p>0.0351431631</text:p>
          </table:table-cell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float" office:value="0.0180427564" calcext:value-type="float">
            <text:p>0.0180427564</text:p>
          </table:table-cell>
          <table:table-cell office:value-type="float" office:value="0.0350778205" calcext:value-type="float">
            <text:p>0.0350778205</text:p>
          </table:table-cell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float" office:value="0.0180186384" calcext:value-type="float">
            <text:p>0.0180186384</text:p>
          </table:table-cell>
          <table:table-cell office:value-type="float" office:value="0.0349803835" calcext:value-type="float">
            <text:p>0.0349803835</text:p>
          </table:table-cell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float" office:value="0.017935186" calcext:value-type="float">
            <text:p>0.017935186</text:p>
          </table:table-cell>
          <table:table-cell office:value-type="float" office:value="0.0349562427" calcext:value-type="float">
            <text:p>0.0349562427</text:p>
          </table:table-cell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float" office:value="0.0179161118" calcext:value-type="float">
            <text:p>0.0179161118</text:p>
          </table:table-cell>
          <table:table-cell office:value-type="float" office:value="0.0348759603" calcext:value-type="float">
            <text:p>0.0348759603</text:p>
          </table:table-cell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float" office:value="0.0178467334" calcext:value-type="float">
            <text:p>0.0178467334</text:p>
          </table:table-cell>
          <table:table-cell office:value-type="float" office:value="0.0348355844" calcext:value-type="float">
            <text:p>0.0348355844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0.0177785012" calcext:value-type="float">
            <text:p>0.0177785012</text:p>
          </table:table-cell>
          <table:table-cell office:value-type="float" office:value="0.0348089206" calcext:value-type="float">
            <text:p>0.0348089206</text:p>
          </table:table-cell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float" office:value="0.0177300722" calcext:value-type="float">
            <text:p>0.0177300722</text:p>
          </table:table-cell>
          <table:table-cell office:value-type="float" office:value="0.0347865596" calcext:value-type="float">
            <text:p>0.0347865596</text:p>
          </table:table-cell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0.0176768967" calcext:value-type="float">
            <text:p>0.0176768967</text:p>
          </table:table-cell>
          <table:table-cell office:value-type="float" office:value="0.0347362031" calcext:value-type="float">
            <text:p>0.0347362031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0.017593461" calcext:value-type="float">
            <text:p>0.017593461</text:p>
          </table:table-cell>
          <table:table-cell office:value-type="float" office:value="0.0346993046" calcext:value-type="float">
            <text:p>0.0346993046</text:p>
          </table:table-cell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float" office:value="0.0175248869" calcext:value-type="float">
            <text:p>0.0175248869</text:p>
          </table:table-cell>
          <table:table-cell office:value-type="float" office:value="0.0346283763" calcext:value-type="float">
            <text:p>0.0346283763</text:p>
          </table:table-cell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float" office:value="0.017520988" calcext:value-type="float">
            <text:p>0.017520988</text:p>
          </table:table-cell>
          <table:table-cell office:value-type="float" office:value="0.0346071678" calcext:value-type="float">
            <text:p>0.0346071678</text:p>
          </table:table-cell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0.0174547338" calcext:value-type="float">
            <text:p>0.0174547338</text:p>
          </table:table-cell>
          <table:table-cell office:value-type="float" office:value="0.0345286869" calcext:value-type="float">
            <text:p>0.0345286869</text:p>
          </table:table-cell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float" office:value="0.0173695336" calcext:value-type="float">
            <text:p>0.0173695336</text:p>
          </table:table-cell>
          <table:table-cell office:value-type="float" office:value="0.0344904964" calcext:value-type="float">
            <text:p>0.0344904964</text:p>
          </table:table-cell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float" office:value="0.0173391828" calcext:value-type="float">
            <text:p>0.0173391828</text:p>
          </table:table-cell>
          <table:table-cell office:value-type="float" office:value="0.0344275349" calcext:value-type="float">
            <text:p>0.0344275349</text:p>
          </table:table-cell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float" office:value="0.0172677613" calcext:value-type="float">
            <text:p>0.0172677613</text:p>
          </table:table-cell>
          <table:table-cell office:value-type="float" office:value="0.0343209926" calcext:value-type="float">
            <text:p>0.0343209926</text:p>
          </table:table-cell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float" office:value="0.0172307704" calcext:value-type="float">
            <text:p>0.0172307704</text:p>
          </table:table-cell>
          <table:table-cell office:value-type="float" office:value="0.0342462742" calcext:value-type="float">
            <text:p>0.0342462742</text:p>
          </table:table-cell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0.0171871897" calcext:value-type="float">
            <text:p>0.0171871897</text:p>
          </table:table-cell>
          <table:table-cell office:value-type="float" office:value="0.03413827" calcext:value-type="float">
            <text:p>0.03413827</text:p>
          </table:table-cell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float" office:value="0.0171165156" calcext:value-type="float">
            <text:p>0.0171165156</text:p>
          </table:table-cell>
          <table:table-cell office:value-type="float" office:value="0.0340266595" calcext:value-type="float">
            <text:p>0.0340266595</text:p>
          </table:table-cell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float" office:value="0.0170661497" calcext:value-type="float">
            <text:p>0.0170661497</text:p>
          </table:table-cell>
          <table:table-cell office:value-type="float" office:value="0.0339637819" calcext:value-type="float">
            <text:p>0.0339637819</text:p>
          </table:table-cell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0.0170127782" calcext:value-type="float">
            <text:p>0.0170127782</text:p>
          </table:table-cell>
          <table:table-cell office:value-type="float" office:value="0.0338847388" calcext:value-type="float">
            <text:p>0.0338847388</text:p>
          </table:table-cell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float" office:value="0.0170101968" calcext:value-type="float">
            <text:p>0.0170101968</text:p>
          </table:table-cell>
          <table:table-cell office:value-type="float" office:value="0.0338366811" calcext:value-type="float">
            <text:p>0.0338366811</text:p>
          </table:table-cell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float" office:value="0.0170062901" calcext:value-type="float">
            <text:p>0.0170062901</text:p>
          </table:table-cell>
          <table:table-cell office:value-type="float" office:value="0.0337749877" calcext:value-type="float">
            <text:p>0.0337749877</text:p>
          </table:table-cell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float" office:value="0.0169598578" calcext:value-type="float">
            <text:p>0.0169598578</text:p>
          </table:table-cell>
          <table:table-cell office:value-type="float" office:value="0.0337267019" calcext:value-type="float">
            <text:p>0.0337267019</text:p>
          </table:table-cell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float" office:value="0.0169354799" calcext:value-type="float">
            <text:p>0.0169354799</text:p>
          </table:table-cell>
          <table:table-cell office:value-type="float" office:value="0.0336146844" calcext:value-type="float">
            <text:p>0.0336146844</text:p>
          </table:table-cell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float" office:value="0.016931146" calcext:value-type="float">
            <text:p>0.016931146</text:p>
          </table:table-cell>
          <table:table-cell office:value-type="float" office:value="0.0335267903" calcext:value-type="float">
            <text:p>0.0335267903</text:p>
          </table:table-cell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float" office:value="0.0169098197" calcext:value-type="float">
            <text:p>0.0169098197</text:p>
          </table:table-cell>
          <table:table-cell office:value-type="float" office:value="0.0334992044" calcext:value-type="float">
            <text:p>0.0334992044</text:p>
          </table:table-cell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float" office:value="0.0168843893" calcext:value-type="float">
            <text:p>0.0168843893</text:p>
          </table:table-cell>
          <table:table-cell office:value-type="float" office:value="0.0334309367" calcext:value-type="float">
            <text:p>0.0334309367</text:p>
          </table:table-cell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float" office:value="0.0168248179" calcext:value-type="float">
            <text:p>0.0168248179</text:p>
          </table:table-cell>
          <table:table-cell office:value-type="float" office:value="0.0333219974" calcext:value-type="float">
            <text:p>0.0333219974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float" office:value="0.0168171769" calcext:value-type="float">
            <text:p>0.0168171769</text:p>
          </table:table-cell>
          <table:table-cell office:value-type="float" office:value="0.033243452" calcext:value-type="float">
            <text:p>0.033243452</text:p>
          </table:table-cell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float" office:value="0.0167462355" calcext:value-type="float">
            <text:p>0.0167462355</text:p>
          </table:table-cell>
          <table:table-cell office:value-type="float" office:value="0.0331294694" calcext:value-type="float">
            <text:p>0.0331294694</text:p>
          </table:table-cell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float" office:value="0.0166941102" calcext:value-type="float">
            <text:p>0.0166941102</text:p>
          </table:table-cell>
          <table:table-cell office:value-type="float" office:value="0.0330991106" calcext:value-type="float">
            <text:p>0.0330991106</text:p>
          </table:table-cell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float" office:value="0.0166912771" calcext:value-type="float">
            <text:p>0.0166912771</text:p>
          </table:table-cell>
          <table:table-cell office:value-type="float" office:value="0.0330779333" calcext:value-type="float">
            <text:p>0.0330779333</text:p>
          </table:table-cell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float" office:value="0.0166813639" calcext:value-type="float">
            <text:p>0.0166813639</text:p>
          </table:table-cell>
          <table:table-cell office:value-type="float" office:value="0.0329882868" calcext:value-type="float">
            <text:p>0.0329882868</text:p>
          </table:table-cell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float" office:value="0.016609545" calcext:value-type="float">
            <text:p>0.016609545</text:p>
          </table:table-cell>
          <table:table-cell office:value-type="float" office:value="0.0328717154" calcext:value-type="float">
            <text:p>0.0328717154</text:p>
          </table:table-cell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float" office:value="0.0165339995" calcext:value-type="float">
            <text:p>0.0165339995</text:p>
          </table:table-cell>
          <table:table-cell office:value-type="float" office:value="0.0328029742" calcext:value-type="float">
            <text:p>0.0328029742</text:p>
          </table:table-cell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float" office:value="0.0164564342" calcext:value-type="float">
            <text:p>0.0164564342</text:p>
          </table:table-cell>
          <table:table-cell office:value-type="float" office:value="0.0327058789" calcext:value-type="float">
            <text:p>0.0327058789</text:p>
          </table:table-cell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float" office:value="0.0164070413" calcext:value-type="float">
            <text:p>0.0164070413</text:p>
          </table:table-cell>
          <table:table-cell office:value-type="float" office:value="0.0326496851" calcext:value-type="float">
            <text:p>0.0326496851</text:p>
          </table:table-cell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float" office:value="0.0163454653" calcext:value-type="float">
            <text:p>0.0163454653</text:p>
          </table:table-cell>
          <table:table-cell office:value-type="float" office:value="0.0326118336" calcext:value-type="float">
            <text:p>0.0326118336</text:p>
          </table:table-cell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float" office:value="0.0162703346" calcext:value-type="float">
            <text:p>0.0162703346</text:p>
          </table:table-cell>
          <table:table-cell office:value-type="float" office:value="0.032559672" calcext:value-type="float">
            <text:p>0.032559672</text:p>
          </table:table-cell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float" office:value="0.0162274418" calcext:value-type="float">
            <text:p>0.0162274418</text:p>
          </table:table-cell>
          <table:table-cell office:value-type="float" office:value="0.0325123811" calcext:value-type="float">
            <text:p>0.0325123811</text:p>
          </table:table-cell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float" office:value="0.0162026574" calcext:value-type="float">
            <text:p>0.0162026574</text:p>
          </table:table-cell>
          <table:table-cell office:value-type="float" office:value="0.0323971636" calcext:value-type="float">
            <text:p>0.0323971636</text:p>
          </table:table-cell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float" office:value="0.0161780104" calcext:value-type="float">
            <text:p>0.0161780104</text:p>
          </table:table-cell>
          <table:table-cell office:value-type="float" office:value="0.0323251089" calcext:value-type="float">
            <text:p>0.0323251089</text:p>
          </table:table-cell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float" office:value="0.0161190845" calcext:value-type="float">
            <text:p>0.0161190845</text:p>
          </table:table-cell>
          <table:table-cell office:value-type="float" office:value="0.0322234572" calcext:value-type="float">
            <text:p>0.0322234572</text:p>
          </table:table-cell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float" office:value="0.0160713201" calcext:value-type="float">
            <text:p>0.0160713201</text:p>
          </table:table-cell>
          <table:table-cell office:value-type="float" office:value="0.032182145" calcext:value-type="float">
            <text:p>0.032182145</text:p>
          </table:table-cell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float" office:value="0.0160630813" calcext:value-type="float">
            <text:p>0.0160630813</text:p>
          </table:table-cell>
          <table:table-cell office:value-type="float" office:value="0.032151365" calcext:value-type="float">
            <text:p>0.032151365</text:p>
          </table:table-cell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float" office:value="0.0160213049" calcext:value-type="float">
            <text:p>0.0160213049</text:p>
          </table:table-cell>
          <table:table-cell office:value-type="float" office:value="0.0320376697" calcext:value-type="float">
            <text:p>0.0320376697</text:p>
          </table:table-cell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float" office:value="0.0159777827" calcext:value-type="float">
            <text:p>0.0159777827</text:p>
          </table:table-cell>
          <table:table-cell office:value-type="float" office:value="0.0320133739" calcext:value-type="float">
            <text:p>0.0320133739</text:p>
          </table:table-cell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float" office:value="0.01595139" calcext:value-type="float">
            <text:p>0.01595139</text:p>
          </table:table-cell>
          <table:table-cell office:value-type="float" office:value="0.0318995331" calcext:value-type="float">
            <text:p>0.0318995331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float" office:value="0.0159489895" calcext:value-type="float">
            <text:p>0.0159489895</text:p>
          </table:table-cell>
          <table:table-cell office:value-type="float" office:value="0.0318414094" calcext:value-type="float">
            <text:p>0.0318414094</text:p>
          </table:table-cell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float" office:value="0.0159349539" calcext:value-type="float">
            <text:p>0.0159349539</text:p>
          </table:table-cell>
          <table:table-cell office:value-type="float" office:value="0.0317449657" calcext:value-type="float">
            <text:p>0.0317449657</text:p>
          </table:table-cell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float" office:value="0.0159165676" calcext:value-type="float">
            <text:p>0.0159165676</text:p>
          </table:table-cell>
          <table:table-cell office:value-type="float" office:value="0.0316668475" calcext:value-type="float">
            <text:p>0.0316668475</text:p>
          </table:table-cell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float" office:value="0.0159085623" calcext:value-type="float">
            <text:p>0.0159085623</text:p>
          </table:table-cell>
          <table:table-cell office:value-type="float" office:value="0.0316276073" calcext:value-type="float">
            <text:p>0.0316276073</text:p>
          </table:table-cell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float" office:value="0.0158616139" calcext:value-type="float">
            <text:p>0.0158616139</text:p>
          </table:table-cell>
          <table:table-cell office:value-type="float" office:value="0.0315938345" calcext:value-type="float">
            <text:p>0.0315938345</text:p>
          </table:table-cell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float" office:value="0.0158085195" calcext:value-type="float">
            <text:p>0.0158085195</text:p>
          </table:table-cell>
          <table:table-cell office:value-type="float" office:value="0.031483321" calcext:value-type="float">
            <text:p>0.031483321</text:p>
          </table:table-cell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float" office:value="0.0157680473" calcext:value-type="float">
            <text:p>0.0157680473</text:p>
          </table:table-cell>
          <table:table-cell office:value-type="float" office:value="0.0314489241" calcext:value-type="float">
            <text:p>0.0314489241</text:p>
          </table:table-cell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float" office:value="0.015694984" calcext:value-type="float">
            <text:p>0.015694984</text:p>
          </table:table-cell>
          <table:table-cell office:value-type="float" office:value="0.0313415151" calcext:value-type="float">
            <text:p>0.0313415151</text:p>
          </table:table-cell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float" office:value="0.0156765678" calcext:value-type="float">
            <text:p>0.0156765678</text:p>
          </table:table-cell>
          <table:table-cell office:value-type="float" office:value="0.0312928355" calcext:value-type="float">
            <text:p>0.0312928355</text:p>
          </table:table-cell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0.0156210096" calcext:value-type="float">
            <text:p>0.0156210096</text:p>
          </table:table-cell>
          <table:table-cell office:value-type="float" office:value="0.0311998633" calcext:value-type="float">
            <text:p>0.0311998633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0.0156061931" calcext:value-type="float">
            <text:p>0.0156061931</text:p>
          </table:table-cell>
          <table:table-cell office:value-type="float" office:value="0.0311783474" calcext:value-type="float">
            <text:p>0.0311783474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0.0155863824" calcext:value-type="float">
            <text:p>0.0155863824</text:p>
          </table:table-cell>
          <table:table-cell office:value-type="float" office:value="0.0310781889" calcext:value-type="float">
            <text:p>0.0310781889</text:p>
          </table:table-cell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float" office:value="0.0155113357" calcext:value-type="float">
            <text:p>0.0155113357</text:p>
          </table:table-cell>
          <table:table-cell office:value-type="float" office:value="0.0310077245" calcext:value-type="float">
            <text:p>0.0310077245</text:p>
          </table:table-cell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float" office:value="0.0154361802" calcext:value-type="float">
            <text:p>0.0154361802</text:p>
          </table:table-cell>
          <table:table-cell office:value-type="float" office:value="0.0309028786" calcext:value-type="float">
            <text:p>0.0309028786</text:p>
          </table:table-cell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float" office:value="0.0153904378" calcext:value-type="float">
            <text:p>0.0153904378</text:p>
          </table:table-cell>
          <table:table-cell office:value-type="float" office:value="0.0308349832" calcext:value-type="float">
            <text:p>0.0308349832</text:p>
          </table:table-cell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float" office:value="0.0153247851" calcext:value-type="float">
            <text:p>0.0153247851</text:p>
          </table:table-cell>
          <table:table-cell office:value-type="float" office:value="0.0307272171" calcext:value-type="float">
            <text:p>0.0307272171</text:p>
          </table:table-cell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float" office:value="0.0153201197" calcext:value-type="float">
            <text:p>0.0153201197</text:p>
          </table:table-cell>
          <table:table-cell office:value-type="float" office:value="0.0306533667" calcext:value-type="float">
            <text:p>0.0306533667</text:p>
          </table:table-cell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float" office:value="0.0153132972" calcext:value-type="float">
            <text:p>0.0153132972</text:p>
          </table:table-cell>
          <table:table-cell office:value-type="float" office:value="0.0305627661" calcext:value-type="float">
            <text:p>0.0305627661</text:p>
          </table:table-cell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float" office:value="0.01530939" calcext:value-type="float">
            <text:p>0.01530939</text:p>
          </table:table-cell>
          <table:table-cell office:value-type="float" office:value="0.0305298921" calcext:value-type="float">
            <text:p>0.0305298921</text:p>
          </table:table-cell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float" office:value="0.015278543" calcext:value-type="float">
            <text:p>0.015278543</text:p>
          </table:table-cell>
          <table:table-cell office:value-type="float" office:value="0.0304317746" calcext:value-type="float">
            <text:p>0.0304317746</text:p>
          </table:table-cell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float" office:value="0.0152242035" calcext:value-type="float">
            <text:p>0.0152242035</text:p>
          </table:table-cell>
          <table:table-cell office:value-type="float" office:value="0.0303946309" calcext:value-type="float">
            <text:p>0.0303946309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float" office:value="0.0151509893" calcext:value-type="float">
            <text:p>0.0151509893</text:p>
          </table:table-cell>
          <table:table-cell office:value-type="float" office:value="0.0303390006" calcext:value-type="float">
            <text:p>0.0303390006</text:p>
          </table:table-cell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float" office:value="0.015079819" calcext:value-type="float">
            <text:p>0.015079819</text:p>
          </table:table-cell>
          <table:table-cell office:value-type="float" office:value="0.0303042067" calcext:value-type="float">
            <text:p>0.0303042067</text:p>
          </table:table-cell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float" office:value="0.0150504899" calcext:value-type="float">
            <text:p>0.0150504899</text:p>
          </table:table-cell>
          <table:table-cell office:value-type="float" office:value="0.0302715173" calcext:value-type="float">
            <text:p>0.0302715173</text:p>
          </table:table-cell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float" office:value="0.0150405501" calcext:value-type="float">
            <text:p>0.0150405501</text:p>
          </table:table-cell>
          <table:table-cell office:value-type="float" office:value="0.030225197" calcext:value-type="float">
            <text:p>0.030225197</text:p>
          </table:table-cell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float" office:value="0.0150030237" calcext:value-type="float">
            <text:p>0.0150030237</text:p>
          </table:table-cell>
          <table:table-cell office:value-type="float" office:value="0.0301301098" calcext:value-type="float">
            <text:p>0.0301301098</text:p>
          </table:table-cell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float" office:value="0.0149850888" calcext:value-type="float">
            <text:p>0.0149850888</text:p>
          </table:table-cell>
          <table:table-cell office:value-type="float" office:value="0.0300517599" calcext:value-type="float">
            <text:p>0.0300517599</text:p>
          </table:table-cell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float" office:value="0.0149588626" calcext:value-type="float">
            <text:p>0.0149588626</text:p>
          </table:table-cell>
          <table:table-cell office:value-type="float" office:value="0.029964016" calcext:value-type="float">
            <text:p>0.029964016</text:p>
          </table:table-cell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float" office:value="0.0149024951" calcext:value-type="float">
            <text:p>0.0149024951</text:p>
          </table:table-cell>
          <table:table-cell office:value-type="float" office:value="0.0298847563" calcext:value-type="float">
            <text:p>0.0298847563</text:p>
          </table:table-cell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float" office:value="0.0148925822" calcext:value-type="float">
            <text:p>0.0148925822</text:p>
          </table:table-cell>
          <table:table-cell office:value-type="float" office:value="0.0298237729" calcext:value-type="float">
            <text:p>0.0298237729</text:p>
          </table:table-cell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float" office:value="0.0148818828" calcext:value-type="float">
            <text:p>0.0148818828</text:p>
          </table:table-cell>
          <table:table-cell office:value-type="float" office:value="0.0297677511" calcext:value-type="float">
            <text:p>0.0297677511</text:p>
          </table:table-cell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float" office:value="0.0148394854" calcext:value-type="float">
            <text:p>0.0148394854</text:p>
          </table:table-cell>
          <table:table-cell office:value-type="float" office:value="0.0297473031" calcext:value-type="float">
            <text:p>0.0297473031</text:p>
          </table:table-cell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float" office:value="0.0148027741" calcext:value-type="float">
            <text:p>0.0148027741</text:p>
          </table:table-cell>
          <table:table-cell office:value-type="float" office:value="0.0296925681" calcext:value-type="float">
            <text:p>0.0296925681</text:p>
          </table:table-cell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float" office:value="0.0147931615" calcext:value-type="float">
            <text:p>0.0147931615</text:p>
          </table:table-cell>
          <table:table-cell office:value-type="float" office:value="0.0296018976" calcext:value-type="float">
            <text:p>0.0296018976</text:p>
          </table:table-cell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float" office:value="0.0147431305" calcext:value-type="float">
            <text:p>0.0147431305</text:p>
          </table:table-cell>
          <table:table-cell office:value-type="float" office:value="0.0294968387" calcext:value-type="float">
            <text:p>0.0294968387</text:p>
          </table:table-cell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float" office:value="0.0147112767" calcext:value-type="float">
            <text:p>0.0147112767</text:p>
          </table:table-cell>
          <table:table-cell office:value-type="float" office:value="0.0293963713" calcext:value-type="float">
            <text:p>0.0293963713</text:p>
          </table:table-cell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float" office:value="0.0146399818" calcext:value-type="float">
            <text:p>0.0146399818</text:p>
          </table:table-cell>
          <table:table-cell office:value-type="float" office:value="0.029344286" calcext:value-type="float">
            <text:p>0.029344286</text:p>
          </table:table-cell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float" office:value="0.0145851507" calcext:value-type="float">
            <text:p>0.0145851507</text:p>
          </table:table-cell>
          <table:table-cell office:value-type="float" office:value="0.0292798844" calcext:value-type="float">
            <text:p>0.0292798844</text:p>
          </table:table-cell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float" office:value="0.0145162225" calcext:value-type="float">
            <text:p>0.0145162225</text:p>
          </table:table-cell>
          <table:table-cell office:value-type="float" office:value="0.0292524634" calcext:value-type="float">
            <text:p>0.0292524634</text:p>
          </table:table-cell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float" office:value="0.014486166" calcext:value-type="float">
            <text:p>0.014486166</text:p>
          </table:table-cell>
          <table:table-cell office:value-type="float" office:value="0.0291758431" calcext:value-type="float">
            <text:p>0.0291758431</text:p>
          </table:table-cell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float" office:value="0.0144232685" calcext:value-type="float">
            <text:p>0.0144232685</text:p>
          </table:table-cell>
          <table:table-cell office:value-type="float" office:value="0.029103678" calcext:value-type="float">
            <text:p>0.029103678</text:p>
          </table:table-cell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float" office:value="0.014381881" calcext:value-type="float">
            <text:p>0.014381881</text:p>
          </table:table-cell>
          <table:table-cell office:value-type="float" office:value="0.0290629777" calcext:value-type="float">
            <text:p>0.0290629777</text:p>
          </table:table-cell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float" office:value="0.0143165252" calcext:value-type="float">
            <text:p>0.0143165252</text:p>
          </table:table-cell>
          <table:table-cell office:value-type="float" office:value="0.0290039234" calcext:value-type="float">
            <text:p>0.0290039234</text:p>
          </table:table-cell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float" office:value="0.0142454307" calcext:value-type="float">
            <text:p>0.0142454307</text:p>
          </table:table-cell>
          <table:table-cell office:value-type="float" office:value="0.0289169859" calcext:value-type="float">
            <text:p>0.0289169859</text:p>
          </table:table-cell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float" office:value="0.0142275917" calcext:value-type="float">
            <text:p>0.0142275917</text:p>
          </table:table-cell>
          <table:table-cell office:value-type="float" office:value="0.028890154" calcext:value-type="float">
            <text:p>0.028890154</text:p>
          </table:table-cell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float" office:value="0.0141700145" calcext:value-type="float">
            <text:p>0.0141700145</text:p>
          </table:table-cell>
          <table:table-cell office:value-type="float" office:value="0.0288595606" calcext:value-type="float">
            <text:p>0.0288595606</text:p>
          </table:table-cell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float" office:value="0.0141521634" calcext:value-type="float">
            <text:p>0.0141521634</text:p>
          </table:table-cell>
          <table:table-cell office:value-type="float" office:value="0.028827182" calcext:value-type="float">
            <text:p>0.028827182</text:p>
          </table:table-cell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float" office:value="0.0140898063" calcext:value-type="float">
            <text:p>0.0140898063</text:p>
          </table:table-cell>
          <table:table-cell office:value-type="float" office:value="0.0287528688" calcext:value-type="float">
            <text:p>0.0287528688</text:p>
          </table:table-cell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float" office:value="0.0140889436" calcext:value-type="float">
            <text:p>0.0140889436</text:p>
          </table:table-cell>
          <table:table-cell office:value-type="float" office:value="0.0286774019" calcext:value-type="float">
            <text:p>0.0286774019</text:p>
          </table:table-cell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float" office:value="0.0140389469" calcext:value-type="float">
            <text:p>0.0140389469</text:p>
          </table:table-cell>
          <table:table-cell office:value-type="float" office:value="0.0285956373" calcext:value-type="float">
            <text:p>0.0285956373</text:p>
          </table:table-cell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float" office:value="0.0140038525" calcext:value-type="float">
            <text:p>0.0140038525</text:p>
          </table:table-cell>
          <table:table-cell office:value-type="float" office:value="0.0285359935" calcext:value-type="float">
            <text:p>0.0285359935</text:p>
          </table:table-cell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float" office:value="0.0139828473" calcext:value-type="float">
            <text:p>0.0139828473</text:p>
          </table:table-cell>
          <table:table-cell office:value-type="float" office:value="0.0284398253" calcext:value-type="float">
            <text:p>0.0284398253</text:p>
          </table:table-cell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float" office:value="0.0139693159" calcext:value-type="float">
            <text:p>0.0139693159</text:p>
          </table:table-cell>
          <table:table-cell office:value-type="float" office:value="0.0283866271" calcext:value-type="float">
            <text:p>0.0283866271</text:p>
          </table:table-cell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float" office:value="0.0139202878" calcext:value-type="float">
            <text:p>0.0139202878</text:p>
          </table:table-cell>
          <table:table-cell office:value-type="float" office:value="0.0282911151" calcext:value-type="float">
            <text:p>0.0282911151</text:p>
          </table:table-cell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float" office:value="0.0139119188" calcext:value-type="float">
            <text:p>0.0139119188</text:p>
          </table:table-cell>
          <table:table-cell office:value-type="float" office:value="0.0282400787" calcext:value-type="float">
            <text:p>0.0282400787</text:p>
          </table:table-cell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float" office:value="0.0138450172" calcext:value-type="float">
            <text:p>0.0138450172</text:p>
          </table:table-cell>
          <table:table-cell office:value-type="float" office:value="0.0282051527" calcext:value-type="float">
            <text:p>0.0282051527</text:p>
          </table:table-cell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0.0138435824" calcext:value-type="float">
            <text:p>0.0138435824</text:p>
          </table:table-cell>
          <table:table-cell office:value-type="float" office:value="0.0281189159" calcext:value-type="float">
            <text:p>0.0281189159</text:p>
          </table:table-cell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0.0137844398" calcext:value-type="float">
            <text:p>0.0137844398</text:p>
          </table:table-cell>
          <table:table-cell office:value-type="float" office:value="0.0280192922" calcext:value-type="float">
            <text:p>0.0280192922</text:p>
          </table:table-cell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0.0137476687" calcext:value-type="float">
            <text:p>0.0137476687</text:p>
          </table:table-cell>
          <table:table-cell office:value-type="float" office:value="0.0279449682" calcext:value-type="float">
            <text:p>0.0279449682</text:p>
          </table:table-cell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0.013706623" calcext:value-type="float">
            <text:p>0.013706623</text:p>
          </table:table-cell>
          <table:table-cell office:value-type="float" office:value="0.0278713762" calcext:value-type="float">
            <text:p>0.0278713762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0.0136407494" calcext:value-type="float">
            <text:p>0.0136407494</text:p>
          </table:table-cell>
          <table:table-cell office:value-type="float" office:value="0.0277902851" calcext:value-type="float">
            <text:p>0.0277902851</text:p>
          </table:table-cell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float" office:value="0.013638066" calcext:value-type="float">
            <text:p>0.013638066</text:p>
          </table:table-cell>
          <table:table-cell office:value-type="float" office:value="0.0277478208" calcext:value-type="float">
            <text:p>0.0277478208</text:p>
          </table:table-cell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float" office:value="0.0136024646" calcext:value-type="float">
            <text:p>0.0136024646</text:p>
          </table:table-cell>
          <table:table-cell office:value-type="float" office:value="0.0277017805" calcext:value-type="float">
            <text:p>0.0277017805</text:p>
          </table:table-cell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float" office:value="0.0135709433" calcext:value-type="float">
            <text:p>0.0135709433</text:p>
          </table:table-cell>
          <table:table-cell office:value-type="float" office:value="0.0276317951" calcext:value-type="float">
            <text:p>0.0276317951</text:p>
          </table:table-cell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float" office:value="0.0135609835" calcext:value-type="float">
            <text:p>0.0135609835</text:p>
          </table:table-cell>
          <table:table-cell office:value-type="float" office:value="0.0275978762" calcext:value-type="float">
            <text:p>0.0275978762</text:p>
          </table:table-cell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0.013536566" calcext:value-type="float">
            <text:p>0.013536566</text:p>
          </table:table-cell>
          <table:table-cell office:value-type="float" office:value="0.0275108066" calcext:value-type="float">
            <text:p>0.0275108066</text:p>
          </table:table-cell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float" office:value="0.0135135912" calcext:value-type="float">
            <text:p>0.0135135912</text:p>
          </table:table-cell>
          <table:table-cell office:value-type="float" office:value="0.0274606584" calcext:value-type="float">
            <text:p>0.0274606584</text:p>
          </table:table-cell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float" office:value="0.0134786512" calcext:value-type="float">
            <text:p>0.0134786512</text:p>
          </table:table-cell>
          <table:table-cell office:value-type="float" office:value="0.027434123" calcext:value-type="float">
            <text:p>0.027434123</text:p>
          </table:table-cell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float" office:value="0.0134737964" calcext:value-type="float">
            <text:p>0.0134737964</text:p>
          </table:table-cell>
          <table:table-cell office:value-type="float" office:value="0.0273401672" calcext:value-type="float">
            <text:p>0.0273401672</text:p>
          </table:table-cell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float" office:value="0.0134492967" calcext:value-type="float">
            <text:p>0.0134492967</text:p>
          </table:table-cell>
          <table:table-cell office:value-type="float" office:value="0.0272731672" calcext:value-type="float">
            <text:p>0.0272731672</text:p>
          </table:table-cell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float" office:value="0.0134250919" calcext:value-type="float">
            <text:p>0.0134250919</text:p>
          </table:table-cell>
          <table:table-cell office:value-type="float" office:value="0.0272423938" calcext:value-type="float">
            <text:p>0.0272423938</text:p>
          </table:table-cell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float" office:value="0.0133776764" calcext:value-type="float">
            <text:p>0.0133776764</text:p>
          </table:table-cell>
          <table:table-cell office:value-type="float" office:value="0.0271750232" calcext:value-type="float">
            <text:p>0.0271750232</text:p>
          </table:table-cell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float" office:value="0.0133365973" calcext:value-type="float">
            <text:p>0.0133365973</text:p>
          </table:table-cell>
          <table:table-cell office:value-type="float" office:value="0.0271264216" calcext:value-type="float">
            <text:p>0.0271264216</text:p>
          </table:table-cell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float" office:value="0.0132804336" calcext:value-type="float">
            <text:p>0.0132804336</text:p>
          </table:table-cell>
          <table:table-cell office:value-type="float" office:value="0.0271036067" calcext:value-type="float">
            <text:p>0.0271036067</text:p>
          </table:table-cell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float" office:value="0.0132243401" calcext:value-type="float">
            <text:p>0.0132243401</text:p>
          </table:table-cell>
          <table:table-cell office:value-type="float" office:value="0.0270632096" calcext:value-type="float">
            <text:p>0.0270632096</text:p>
          </table:table-cell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float" office:value="0.0131822936" calcext:value-type="float">
            <text:p>0.0131822936</text:p>
          </table:table-cell>
          <table:table-cell office:value-type="float" office:value="0.0270059446" calcext:value-type="float">
            <text:p>0.0270059446</text:p>
          </table:table-cell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float" office:value="0.0131381754" calcext:value-type="float">
            <text:p>0.0131381754</text:p>
          </table:table-cell>
          <table:table-cell office:value-type="float" office:value="0.0269809844" calcext:value-type="float">
            <text:p>0.0269809844</text:p>
          </table:table-cell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float" office:value="0.0131360876" calcext:value-type="float">
            <text:p>0.0131360876</text:p>
          </table:table-cell>
          <table:table-cell office:value-type="float" office:value="0.0269210939" calcext:value-type="float">
            <text:p>0.0269210939</text:p>
          </table:table-cell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float" office:value="0.0130734224" calcext:value-type="float">
            <text:p>0.0130734224</text:p>
          </table:table-cell>
          <table:table-cell office:value-type="float" office:value="0.0268763727" calcext:value-type="float">
            <text:p>0.0268763727</text:p>
          </table:table-cell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float" office:value="0.0130471967" calcext:value-type="float">
            <text:p>0.0130471967</text:p>
          </table:table-cell>
          <table:table-cell office:value-type="float" office:value="0.0268565976" calcext:value-type="float">
            <text:p>0.0268565976</text:p>
          </table:table-cell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float" office:value="0.0130122668" calcext:value-type="float">
            <text:p>0.0130122668</text:p>
          </table:table-cell>
          <table:table-cell office:value-type="float" office:value="0.0268015623" calcext:value-type="float">
            <text:p>0.0268015623</text:p>
          </table:table-cell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float" office:value="0.0130052503" calcext:value-type="float">
            <text:p>0.0130052503</text:p>
          </table:table-cell>
          <table:table-cell office:value-type="float" office:value="0.0267714125" calcext:value-type="float">
            <text:p>0.0267714125</text:p>
          </table:table-cell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float" office:value="0.0129435111" calcext:value-type="float">
            <text:p>0.0129435111</text:p>
          </table:table-cell>
          <table:table-cell office:value-type="float" office:value="0.0267527235" calcext:value-type="float">
            <text:p>0.0267527235</text:p>
          </table:table-cell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float" office:value="0.0128853075" calcext:value-type="float">
            <text:p>0.0128853075</text:p>
          </table:table-cell>
          <table:table-cell office:value-type="float" office:value="0.0266865736" calcext:value-type="float">
            <text:p>0.0266865736</text:p>
          </table:table-cell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float" office:value="0.0128823613" calcext:value-type="float">
            <text:p>0.0128823613</text:p>
          </table:table-cell>
          <table:table-cell office:value-type="float" office:value="0.0266606756" calcext:value-type="float">
            <text:p>0.0266606756</text:p>
          </table:table-cell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float" office:value="0.0128777558" calcext:value-type="float">
            <text:p>0.0128777558</text:p>
          </table:table-cell>
          <table:table-cell office:value-type="float" office:value="0.0266434144" calcext:value-type="float">
            <text:p>0.0266434144</text:p>
          </table:table-cell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float" office:value="0.0128616355" calcext:value-type="float">
            <text:p>0.0128616355</text:p>
          </table:table-cell>
          <table:table-cell office:value-type="float" office:value="0.026552963" calcext:value-type="float">
            <text:p>0.026552963</text:p>
          </table:table-cell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float" office:value="0.012818786" calcext:value-type="float">
            <text:p>0.012818786</text:p>
          </table:table-cell>
          <table:table-cell office:value-type="float" office:value="0.0265075669" calcext:value-type="float">
            <text:p>0.0265075669</text:p>
          </table:table-cell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float" office:value="0.0127775107" calcext:value-type="float">
            <text:p>0.0127775107</text:p>
          </table:table-cell>
          <table:table-cell office:value-type="float" office:value="0.0264696456" calcext:value-type="float">
            <text:p>0.0264696456</text:p>
          </table:table-cell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float" office:value="0.0127488734" calcext:value-type="float">
            <text:p>0.0127488734</text:p>
          </table:table-cell>
          <table:table-cell office:value-type="float" office:value="0.0264353907" calcext:value-type="float">
            <text:p>0.0264353907</text:p>
          </table:table-cell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float" office:value="0.012697389" calcext:value-type="float">
            <text:p>0.012697389</text:p>
          </table:table-cell>
          <table:table-cell office:value-type="float" office:value="0.0263726112" calcext:value-type="float">
            <text:p>0.0263726112</text:p>
          </table:table-cell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float" office:value="0.0126713499" calcext:value-type="float">
            <text:p>0.0126713499</text:p>
          </table:table-cell>
          <table:table-cell office:value-type="float" office:value="0.026278979" calcext:value-type="float">
            <text:p>0.026278979</text:p>
          </table:table-cell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float" office:value="0.0126692839" calcext:value-type="float">
            <text:p>0.0126692839</text:p>
          </table:table-cell>
          <table:table-cell office:value-type="float" office:value="0.026202052" calcext:value-type="float">
            <text:p>0.026202052</text:p>
          </table:table-cell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float" office:value="0.012663693" calcext:value-type="float">
            <text:p>0.012663693</text:p>
          </table:table-cell>
          <table:table-cell office:value-type="float" office:value="0.0261587457" calcext:value-type="float">
            <text:p>0.0261587457</text:p>
          </table:table-cell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float" office:value="0.0126534375" calcext:value-type="float">
            <text:p>0.0126534375</text:p>
          </table:table-cell>
          <table:table-cell office:value-type="float" office:value="0.0261275032" calcext:value-type="float">
            <text:p>0.0261275032</text:p>
          </table:table-cell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float" office:value="0.0125927749" calcext:value-type="float">
            <text:p>0.0125927749</text:p>
          </table:table-cell>
          <table:table-cell office:value-type="float" office:value="0.0260934341" calcext:value-type="float">
            <text:p>0.0260934341</text:p>
          </table:table-cell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float" office:value="0.0125435322" calcext:value-type="float">
            <text:p>0.0125435322</text:p>
          </table:table-cell>
          <table:table-cell office:value-type="float" office:value="0.0260648211" calcext:value-type="float">
            <text:p>0.0260648211</text:p>
          </table:table-cell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float" office:value="0.0125145045" calcext:value-type="float">
            <text:p>0.0125145045</text:p>
          </table:table-cell>
          <table:table-cell office:value-type="float" office:value="0.0260291906" calcext:value-type="float">
            <text:p>0.0260291906</text:p>
          </table:table-cell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float" office:value="0.0124738812" calcext:value-type="float">
            <text:p>0.0124738812</text:p>
          </table:table-cell>
          <table:table-cell office:value-type="float" office:value="0.0259521327" calcext:value-type="float">
            <text:p>0.0259521327</text:p>
          </table:table-cell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float" office:value="0.0124329133" calcext:value-type="float">
            <text:p>0.0124329133</text:p>
          </table:table-cell>
          <table:table-cell office:value-type="float" office:value="0.0258986002" calcext:value-type="float">
            <text:p>0.0258986002</text:p>
          </table:table-cell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float" office:value="0.0123865587" calcext:value-type="float">
            <text:p>0.0123865587</text:p>
          </table:table-cell>
          <table:table-cell office:value-type="float" office:value="0.025810987" calcext:value-type="float">
            <text:p>0.025810987</text:p>
          </table:table-cell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float" office:value="0.0123643968" calcext:value-type="float">
            <text:p>0.0123643968</text:p>
          </table:table-cell>
          <table:table-cell office:value-type="float" office:value="0.0257578352" calcext:value-type="float">
            <text:p>0.0257578352</text:p>
          </table:table-cell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float" office:value="0.0123169901" calcext:value-type="float">
            <text:p>0.0123169901</text:p>
          </table:table-cell>
          <table:table-cell office:value-type="float" office:value="0.0256910684" calcext:value-type="float">
            <text:p>0.0256910684</text:p>
          </table:table-cell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float" office:value="0.0122695156" calcext:value-type="float">
            <text:p>0.0122695156</text:p>
          </table:table-cell>
          <table:table-cell office:value-type="float" office:value="0.0256726711" calcext:value-type="float">
            <text:p>0.0256726711</text:p>
          </table:table-cell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float" office:value="0.0122558482" calcext:value-type="float">
            <text:p>0.0122558482</text:p>
          </table:table-cell>
          <table:table-cell office:value-type="float" office:value="0.0256013825" calcext:value-type="float">
            <text:p>0.0256013825</text:p>
          </table:table-cell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float" office:value="0.0122509678" calcext:value-type="float">
            <text:p>0.0122509678</text:p>
          </table:table-cell>
          <table:table-cell office:value-type="float" office:value="0.0255625053" calcext:value-type="float">
            <text:p>0.0255625053</text:p>
          </table:table-cell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float" office:value="0.0122234193" calcext:value-type="float">
            <text:p>0.0122234193</text:p>
          </table:table-cell>
          <table:table-cell office:value-type="float" office:value="0.0255230951" calcext:value-type="float">
            <text:p>0.0255230951</text:p>
          </table:table-cell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float" office:value="0.0121914641" calcext:value-type="float">
            <text:p>0.0121914641</text:p>
          </table:table-cell>
          <table:table-cell office:value-type="float" office:value="0.0254635321" calcext:value-type="float">
            <text:p>0.0254635321</text:p>
          </table:table-cell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float" office:value="0.0121445631" calcext:value-type="float">
            <text:p>0.0121445631</text:p>
          </table:table-cell>
          <table:table-cell office:value-type="float" office:value="0.0253971005" calcext:value-type="float">
            <text:p>0.0253971005</text:p>
          </table:table-cell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0.0121256906" calcext:value-type="float">
            <text:p>0.0121256906</text:p>
          </table:table-cell>
          <table:table-cell office:value-type="float" office:value="0.0253481693" calcext:value-type="float">
            <text:p>0.0253481693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0.0120936492" calcext:value-type="float">
            <text:p>0.0120936492</text:p>
          </table:table-cell>
          <table:table-cell office:value-type="float" office:value="0.0253282132" calcext:value-type="float">
            <text:p>0.0253282132</text:p>
          </table:table-cell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0.0120515666" calcext:value-type="float">
            <text:p>0.0120515666</text:p>
          </table:table-cell>
          <table:table-cell office:value-type="float" office:value="0.0252611369" calcext:value-type="float">
            <text:p>0.0252611369</text:p>
          </table:table-cell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float" office:value="0.0120170893" calcext:value-type="float">
            <text:p>0.0120170893</text:p>
          </table:table-cell>
          <table:table-cell office:value-type="float" office:value="0.0251850885" calcext:value-type="float">
            <text:p>0.0251850885</text:p>
          </table:table-cell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float" office:value="0.0119939589" calcext:value-type="float">
            <text:p>0.0119939589</text:p>
          </table:table-cell>
          <table:table-cell office:value-type="float" office:value="0.0251270663" calcext:value-type="float">
            <text:p>0.0251270663</text:p>
          </table:table-cell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float" office:value="0.0119869672" calcext:value-type="float">
            <text:p>0.0119869672</text:p>
          </table:table-cell>
          <table:table-cell office:value-type="float" office:value="0.0251096517" calcext:value-type="float">
            <text:p>0.0251096517</text:p>
          </table:table-cell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float" office:value="0.0119370732" calcext:value-type="float">
            <text:p>0.0119370732</text:p>
          </table:table-cell>
          <table:table-cell office:value-type="float" office:value="0.0250272683" calcext:value-type="float">
            <text:p>0.0250272683</text:p>
          </table:table-cell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float" office:value="0.0119175916" calcext:value-type="float">
            <text:p>0.0119175916</text:p>
          </table:table-cell>
          <table:table-cell office:value-type="float" office:value="0.0249768549" calcext:value-type="float">
            <text:p>0.0249768549</text:p>
          </table:table-cell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float" office:value="0.011898442" calcext:value-type="float">
            <text:p>0.011898442</text:p>
          </table:table-cell>
          <table:table-cell office:value-type="float" office:value="0.0248949956" calcext:value-type="float">
            <text:p>0.0248949956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float" office:value="0.0118493436" calcext:value-type="float">
            <text:p>0.0118493436</text:p>
          </table:table-cell>
          <table:table-cell office:value-type="float" office:value="0.0248128218" calcext:value-type="float">
            <text:p>0.0248128218</text:p>
          </table:table-cell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float" office:value="0.0118218775" calcext:value-type="float">
            <text:p>0.0118218775</text:p>
          </table:table-cell>
          <table:table-cell office:value-type="float" office:value="0.0247382943" calcext:value-type="float">
            <text:p>0.0247382943</text:p>
          </table:table-cell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float" office:value="0.0117924413" calcext:value-type="float">
            <text:p>0.0117924413</text:p>
          </table:table-cell>
          <table:table-cell office:value-type="float" office:value="0.0247103672" calcext:value-type="float">
            <text:p>0.0247103672</text:p>
          </table:table-cell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float" office:value="0.0117903485" calcext:value-type="float">
            <text:p>0.0117903485</text:p>
          </table:table-cell>
          <table:table-cell office:value-type="float" office:value="0.0246479117" calcext:value-type="float">
            <text:p>0.0246479117</text:p>
          </table:table-cell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float" office:value="0.0117380886" calcext:value-type="float">
            <text:p>0.0117380886</text:p>
          </table:table-cell>
          <table:table-cell office:value-type="float" office:value="0.0245755192" calcext:value-type="float">
            <text:p>0.0245755192</text:p>
          </table:table-cell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float" office:value="0.011725873" calcext:value-type="float">
            <text:p>0.011725873</text:p>
          </table:table-cell>
          <table:table-cell office:value-type="float" office:value="0.0245250177" calcext:value-type="float">
            <text:p>0.0245250177</text:p>
          </table:table-cell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float" office:value="0.0116916122" calcext:value-type="float">
            <text:p>0.0116916122</text:p>
          </table:table-cell>
          <table:table-cell office:value-type="float" office:value="0.0244810973" calcext:value-type="float">
            <text:p>0.0244810973</text:p>
          </table:table-cell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float" office:value="0.0116376026" calcext:value-type="float">
            <text:p>0.0116376026</text:p>
          </table:table-cell>
          <table:table-cell office:value-type="float" office:value="0.0244110843" calcext:value-type="float">
            <text:p>0.0244110843</text:p>
          </table:table-cell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0.0116274192" calcext:value-type="float">
            <text:p>0.0116274192</text:p>
          </table:table-cell>
          <table:table-cell office:value-type="float" office:value="0.0243547903" calcext:value-type="float">
            <text:p>0.0243547903</text:p>
          </table:table-cell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float" office:value="0.0116103159" calcext:value-type="float">
            <text:p>0.0116103159</text:p>
          </table:table-cell>
          <table:table-cell office:value-type="float" office:value="0.0243014823" calcext:value-type="float">
            <text:p>0.0243014823</text:p>
          </table:table-cell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float" office:value="0.0116009255" calcext:value-type="float">
            <text:p>0.0116009255</text:p>
          </table:table-cell>
          <table:table-cell office:value-type="float" office:value="0.0242436768" calcext:value-type="float">
            <text:p>0.0242436768</text:p>
          </table:table-cell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float" office:value="0.0115618076" calcext:value-type="float">
            <text:p>0.0115618076</text:p>
          </table:table-cell>
          <table:table-cell office:value-type="float" office:value="0.0241622464" calcext:value-type="float">
            <text:p>0.0241622464</text:p>
          </table:table-cell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float" office:value="0.0115558997" calcext:value-type="float">
            <text:p>0.0115558997</text:p>
          </table:table-cell>
          <table:table-cell office:value-type="float" office:value="0.0241191077" calcext:value-type="float">
            <text:p>0.0241191077</text:p>
          </table:table-cell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float" office:value="0.0115401183" calcext:value-type="float">
            <text:p>0.0115401183</text:p>
          </table:table-cell>
          <table:table-cell office:value-type="float" office:value="0.0240418863" calcext:value-type="float">
            <text:p>0.0240418863</text:p>
          </table:table-cell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float" office:value="0.0114886308" calcext:value-type="float">
            <text:p>0.0114886308</text:p>
          </table:table-cell>
          <table:table-cell office:value-type="float" office:value="0.0240172218" calcext:value-type="float">
            <text:p>0.0240172218</text:p>
          </table:table-cell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float" office:value="0.0114573408" calcext:value-type="float">
            <text:p>0.0114573408</text:p>
          </table:table-cell>
          <table:table-cell office:value-type="float" office:value="0.0239350869" calcext:value-type="float">
            <text:p>0.0239350869</text:p>
          </table:table-cell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float" office:value="0.011420219" calcext:value-type="float">
            <text:p>0.011420219</text:p>
          </table:table-cell>
          <table:table-cell office:value-type="float" office:value="0.023852869" calcext:value-type="float">
            <text:p>0.023852869</text:p>
          </table:table-cell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float" office:value="0.0114032947" calcext:value-type="float">
            <text:p>0.0114032947</text:p>
          </table:table-cell>
          <table:table-cell office:value-type="float" office:value="0.0237685013" calcext:value-type="float">
            <text:p>0.0237685013</text:p>
          </table:table-cell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float" office:value="0.0113951527" calcext:value-type="float">
            <text:p>0.0113951527</text:p>
          </table:table-cell>
          <table:table-cell office:value-type="float" office:value="0.0237423633" calcext:value-type="float">
            <text:p>0.0237423633</text:p>
          </table:table-cell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float" office:value="0.0113625903" calcext:value-type="float">
            <text:p>0.0113625903</text:p>
          </table:table-cell>
          <table:table-cell office:value-type="float" office:value="0.0237135648" calcext:value-type="float">
            <text:p>0.0237135648</text:p>
          </table:table-cell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float" office:value="0.0113608712" calcext:value-type="float">
            <text:p>0.0113608712</text:p>
          </table:table-cell>
          <table:table-cell office:value-type="float" office:value="0.023657582" calcext:value-type="float">
            <text:p>0.023657582</text:p>
          </table:table-cell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float" office:value="0.0113458274" calcext:value-type="float">
            <text:p>0.0113458274</text:p>
          </table:table-cell>
          <table:table-cell office:value-type="float" office:value="0.023588213" calcext:value-type="float">
            <text:p>0.023588213</text:p>
          </table:table-cell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float" office:value="0.0113043525" calcext:value-type="float">
            <text:p>0.0113043525</text:p>
          </table:table-cell>
          <table:table-cell office:value-type="float" office:value="0.0235403036" calcext:value-type="float">
            <text:p>0.0235403036</text:p>
          </table:table-cell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float" office:value="0.0112978237" calcext:value-type="float">
            <text:p>0.0112978237</text:p>
          </table:table-cell>
          <table:table-cell office:value-type="float" office:value="0.0234753711" calcext:value-type="float">
            <text:p>0.0234753711</text:p>
          </table:table-cell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float" office:value="0.0112597076" calcext:value-type="float">
            <text:p>0.0112597076</text:p>
          </table:table-cell>
          <table:table-cell office:value-type="float" office:value="0.0234433786" calcext:value-type="float">
            <text:p>0.0234433786</text:p>
          </table:table-cell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0.0112431773" calcext:value-type="float">
            <text:p>0.0112431773</text:p>
          </table:table-cell>
          <table:table-cell office:value-type="float" office:value="0.023426369" calcext:value-type="float">
            <text:p>0.023426369</text:p>
          </table:table-cell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float" office:value="0.0112120624" calcext:value-type="float">
            <text:p>0.0112120624</text:p>
          </table:table-cell>
          <table:table-cell office:value-type="float" office:value="0.0234109223" calcext:value-type="float">
            <text:p>0.0234109223</text:p>
          </table:table-cell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float" office:value="0.0112037823" calcext:value-type="float">
            <text:p>0.0112037823</text:p>
          </table:table-cell>
          <table:table-cell office:value-type="float" office:value="0.0233821151" calcext:value-type="float">
            <text:p>0.0233821151</text:p>
          </table:table-cell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float" office:value="0.011168655" calcext:value-type="float">
            <text:p>0.011168655</text:p>
          </table:table-cell>
          <table:table-cell office:value-type="float" office:value="0.0233475533" calcext:value-type="float">
            <text:p>0.0233475533</text:p>
          </table:table-cell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float" office:value="0.0111252964" calcext:value-type="float">
            <text:p>0.0111252964</text:p>
          </table:table-cell>
          <table:table-cell office:value-type="float" office:value="0.0232888547" calcext:value-type="float">
            <text:p>0.0232888547</text:p>
          </table:table-cell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0.0111030135" calcext:value-type="float">
            <text:p>0.0111030135</text:p>
          </table:table-cell>
          <table:table-cell office:value-type="float" office:value="0.0232729026" calcext:value-type="float">
            <text:p>0.0232729026</text:p>
          </table:table-cell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float" office:value="0.011075912" calcext:value-type="float">
            <text:p>0.011075912</text:p>
          </table:table-cell>
          <table:table-cell office:value-type="float" office:value="0.0232218497" calcext:value-type="float">
            <text:p>0.0232218497</text:p>
          </table:table-cell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float" office:value="0.0110493124" calcext:value-type="float">
            <text:p>0.0110493124</text:p>
          </table:table-cell>
          <table:table-cell office:value-type="float" office:value="0.023164297" calcext:value-type="float">
            <text:p>0.023164297</text:p>
          </table:table-cell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float" office:value="0.0110472952" calcext:value-type="float">
            <text:p>0.0110472952</text:p>
          </table:table-cell>
          <table:table-cell office:value-type="float" office:value="0.0231148851" calcext:value-type="float">
            <text:p>0.0231148851</text:p>
          </table:table-cell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float" office:value="0.0110010784" calcext:value-type="float">
            <text:p>0.0110010784</text:p>
          </table:table-cell>
          <table:table-cell office:value-type="float" office:value="0.0230681232" calcext:value-type="float">
            <text:p>0.0230681232</text:p>
          </table:table-cell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float" office:value="0.0109782371" calcext:value-type="float">
            <text:p>0.0109782371</text:p>
          </table:table-cell>
          <table:table-cell office:value-type="float" office:value="0.0230291448" calcext:value-type="float">
            <text:p>0.0230291448</text:p>
          </table:table-cell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float" office:value="0.0109312733" calcext:value-type="float">
            <text:p>0.0109312733</text:p>
          </table:table-cell>
          <table:table-cell office:value-type="float" office:value="0.0229493826" calcext:value-type="float">
            <text:p>0.0229493826</text:p>
          </table:table-cell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float" office:value="0.0109299967" calcext:value-type="float">
            <text:p>0.0109299967</text:p>
          </table:table-cell>
          <table:table-cell office:value-type="float" office:value="0.0228822528" calcext:value-type="float">
            <text:p>0.0228822528</text:p>
          </table:table-cell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float" office:value="0.0109201161" calcext:value-type="float">
            <text:p>0.0109201161</text:p>
          </table:table-cell>
          <table:table-cell office:value-type="float" office:value="0.0228298725" calcext:value-type="float">
            <text:p>0.0228298725</text:p>
          </table:table-cell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0.0108877522" calcext:value-type="float">
            <text:p>0.0108877522</text:p>
          </table:table-cell>
          <table:table-cell office:value-type="float" office:value="0.0227747819" calcext:value-type="float">
            <text:p>0.0227747819</text:p>
          </table:table-cell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float" office:value="0.0108562749" calcext:value-type="float">
            <text:p>0.0108562749</text:p>
          </table:table-cell>
          <table:table-cell office:value-type="float" office:value="0.0227051179" calcext:value-type="float">
            <text:p>0.0227051179</text:p>
          </table:table-cell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0.0108047698" calcext:value-type="float">
            <text:p>0.0108047698</text:p>
          </table:table-cell>
          <table:table-cell office:value-type="float" office:value="0.0226367075" calcext:value-type="float">
            <text:p>0.0226367075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0.0107866368" calcext:value-type="float">
            <text:p>0.0107866368</text:p>
          </table:table-cell>
          <table:table-cell office:value-type="float" office:value="0.0226080076" calcext:value-type="float">
            <text:p>0.0226080076</text:p>
          </table:table-cell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0.0107403368" calcext:value-type="float">
            <text:p>0.0107403368</text:p>
          </table:table-cell>
          <table:table-cell office:value-type="float" office:value="0.0225598354" calcext:value-type="float">
            <text:p>0.0225598354</text:p>
          </table:table-cell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0.0107168216" calcext:value-type="float">
            <text:p>0.0107168216</text:p>
          </table:table-cell>
          <table:table-cell office:value-type="float" office:value="0.0224944693" calcext:value-type="float">
            <text:p>0.0224944693</text:p>
          </table:table-cell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0.0107040638" calcext:value-type="float">
            <text:p>0.0107040638</text:p>
          </table:table-cell>
          <table:table-cell office:value-type="float" office:value="0.0224541376" calcext:value-type="float">
            <text:p>0.0224541376</text:p>
          </table:table-cell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0.010681807" calcext:value-type="float">
            <text:p>0.010681807</text:p>
          </table:table-cell>
          <table:table-cell office:value-type="float" office:value="0.0223892278" calcext:value-type="float">
            <text:p>0.0223892278</text:p>
          </table:table-cell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0.0106762329" calcext:value-type="float">
            <text:p>0.0106762329</text:p>
          </table:table-cell>
          <table:table-cell office:value-type="float" office:value="0.0223556529" calcext:value-type="float">
            <text:p>0.0223556529</text:p>
          </table:table-cell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0.0106437837" calcext:value-type="float">
            <text:p>0.0106437837</text:p>
          </table:table-cell>
          <table:table-cell office:value-type="float" office:value="0.0223248998" calcext:value-type="float">
            <text:p>0.0223248998</text:p>
          </table:table-cell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0.0105911695" calcext:value-type="float">
            <text:p>0.0105911695</text:p>
          </table:table-cell>
          <table:table-cell office:value-type="float" office:value="0.0222857625" calcext:value-type="float">
            <text:p>0.0222857625</text:p>
          </table:table-cell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0.010562725" calcext:value-type="float">
            <text:p>0.010562725</text:p>
          </table:table-cell>
          <table:table-cell office:value-type="float" office:value="0.0222119952" calcext:value-type="float">
            <text:p>0.0222119952</text:p>
          </table:table-cell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float" office:value="0.010541566" calcext:value-type="float">
            <text:p>0.010541566</text:p>
          </table:table-cell>
          <table:table-cell office:value-type="float" office:value="0.0221497413" calcext:value-type="float">
            <text:p>0.0221497413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0.0105037117" calcext:value-type="float">
            <text:p>0.0105037117</text:p>
          </table:table-cell>
          <table:table-cell office:value-type="float" office:value="0.0220754457" calcext:value-type="float">
            <text:p>0.0220754457</text:p>
          </table:table-cell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0.010490568" calcext:value-type="float">
            <text:p>0.010490568</text:p>
          </table:table-cell>
          <table:table-cell office:value-type="float" office:value="0.022057517" calcext:value-type="float">
            <text:p>0.022057517</text:p>
          </table:table-cell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0.0104726334" calcext:value-type="float">
            <text:p>0.0104726334</text:p>
          </table:table-cell>
          <table:table-cell office:value-type="float" office:value="0.0220278487" calcext:value-type="float">
            <text:p>0.0220278487</text:p>
          </table:table-cell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0.0104266977" calcext:value-type="float">
            <text:p>0.0104266977</text:p>
          </table:table-cell>
          <table:table-cell office:value-type="float" office:value="0.0219815216" calcext:value-type="float">
            <text:p>0.0219815216</text:p>
          </table:table-cell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0.0103834283" calcext:value-type="float">
            <text:p>0.0103834283</text:p>
          </table:table-cell>
          <table:table-cell office:value-type="float" office:value="0.0219281239" calcext:value-type="float">
            <text:p>0.0219281239</text:p>
          </table:table-cell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0.0103772835" calcext:value-type="float">
            <text:p>0.0103772835</text:p>
          </table:table-cell>
          <table:table-cell office:value-type="float" office:value="0.0218997831" calcext:value-type="float">
            <text:p>0.0218997831</text:p>
          </table:table-cell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float" office:value="0.0103694742" calcext:value-type="float">
            <text:p>0.0103694742</text:p>
          </table:table-cell>
          <table:table-cell office:value-type="float" office:value="0.0218691297" calcext:value-type="float">
            <text:p>0.0218691297</text:p>
          </table:table-cell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0.0103514505" calcext:value-type="float">
            <text:p>0.0103514505</text:p>
          </table:table-cell>
          <table:table-cell office:value-type="float" office:value="0.021792683" calcext:value-type="float">
            <text:p>0.021792683</text:p>
          </table:table-cell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0.0103447728" calcext:value-type="float">
            <text:p>0.0103447728</text:p>
          </table:table-cell>
          <table:table-cell office:value-type="float" office:value="0.021778702" calcext:value-type="float">
            <text:p>0.021778702</text:p>
          </table:table-cell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0.0103035696" calcext:value-type="float">
            <text:p>0.0103035696</text:p>
          </table:table-cell>
          <table:table-cell office:value-type="float" office:value="0.0217366346" calcext:value-type="float">
            <text:p>0.0217366346</text:p>
          </table:table-cell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0.0102520109" calcext:value-type="float">
            <text:p>0.0102520109</text:p>
          </table:table-cell>
          <table:table-cell office:value-type="float" office:value="0.0217134229" calcext:value-type="float">
            <text:p>0.0217134229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0.0102495828" calcext:value-type="float">
            <text:p>0.0102495828</text:p>
          </table:table-cell>
          <table:table-cell office:value-type="float" office:value="0.0216622754" calcext:value-type="float">
            <text:p>0.0216622754</text:p>
          </table:table-cell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0.0102333412" calcext:value-type="float">
            <text:p>0.0102333412</text:p>
          </table:table-cell>
          <table:table-cell office:value-type="float" office:value="0.0215859837" calcext:value-type="float">
            <text:p>0.0215859837</text:p>
          </table:table-cell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0.0101979125" calcext:value-type="float">
            <text:p>0.0101979125</text:p>
          </table:table-cell>
          <table:table-cell office:value-type="float" office:value="0.0215092715" calcext:value-type="float">
            <text:p>0.0215092715</text:p>
          </table:table-cell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0.0101843258" calcext:value-type="float">
            <text:p>0.0101843258</text:p>
          </table:table-cell>
          <table:table-cell office:value-type="float" office:value="0.0214461528" calcext:value-type="float">
            <text:p>0.0214461528</text:p>
          </table:table-cell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0.0101630368" calcext:value-type="float">
            <text:p>0.0101630368</text:p>
          </table:table-cell>
          <table:table-cell office:value-type="float" office:value="0.0214140952" calcext:value-type="float">
            <text:p>0.0214140952</text:p>
          </table:table-cell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float" office:value="0.0101172459" calcext:value-type="float">
            <text:p>0.0101172459</text:p>
          </table:table-cell>
          <table:table-cell office:value-type="float" office:value="0.0213753661" calcext:value-type="float">
            <text:p>0.0213753661</text:p>
          </table:table-cell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0.0100748215" calcext:value-type="float">
            <text:p>0.0100748215</text:p>
          </table:table-cell>
          <table:table-cell office:value-type="float" office:value="0.0213044567" calcext:value-type="float">
            <text:p>0.0213044567</text:p>
          </table:table-cell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0.0100493389" calcext:value-type="float">
            <text:p>0.0100493389</text:p>
          </table:table-cell>
          <table:table-cell office:value-type="float" office:value="0.0212353915" calcext:value-type="float">
            <text:p>0.0212353915</text:p>
          </table:table-cell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float" office:value="0.0100239032" calcext:value-type="float">
            <text:p>0.0100239032</text:p>
          </table:table-cell>
          <table:table-cell office:value-type="float" office:value="0.0211857371" calcext:value-type="float">
            <text:p>0.0211857371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0.0099917677" calcext:value-type="float">
            <text:p>0.0099917677</text:p>
          </table:table-cell>
          <table:table-cell office:value-type="float" office:value="0.021147294" calcext:value-type="float">
            <text:p>0.021147294</text:p>
          </table:table-cell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0.0099725479" calcext:value-type="float">
            <text:p>0.0099725479</text:p>
          </table:table-cell>
          <table:table-cell office:value-type="float" office:value="0.0211039501" calcext:value-type="float">
            <text:p>0.0211039501</text:p>
          </table:table-cell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0.0099540232" calcext:value-type="float">
            <text:p>0.0099540232</text:p>
          </table:table-cell>
          <table:table-cell office:value-type="float" office:value="0.0210825969" calcext:value-type="float">
            <text:p>0.0210825969</text:p>
          </table:table-cell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0.0099296028" calcext:value-type="float">
            <text:p>0.0099296028</text:p>
          </table:table-cell>
          <table:table-cell office:value-type="float" office:value="0.0210626873" calcext:value-type="float">
            <text:p>0.0210626873</text:p>
          </table:table-cell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0.0099009744" calcext:value-type="float">
            <text:p>0.0099009744</text:p>
          </table:table-cell>
          <table:table-cell office:value-type="float" office:value="0.0210257571" calcext:value-type="float">
            <text:p>0.0210257571</text:p>
          </table:table-cell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0.0098676789" calcext:value-type="float">
            <text:p>0.0098676789</text:p>
          </table:table-cell>
          <table:table-cell office:value-type="float" office:value="0.0210034622" calcext:value-type="float">
            <text:p>0.0210034622</text:p>
          </table:table-cell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0.0098386036" calcext:value-type="float">
            <text:p>0.0098386036</text:p>
          </table:table-cell>
          <table:table-cell office:value-type="float" office:value="0.0209728829" calcext:value-type="float">
            <text:p>0.0209728829</text:p>
          </table:table-cell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0.0098125018" calcext:value-type="float">
            <text:p>0.0098125018</text:p>
          </table:table-cell>
          <table:table-cell office:value-type="float" office:value="0.0209538529" calcext:value-type="float">
            <text:p>0.0209538529</text:p>
          </table:table-cell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0.0098059653" calcext:value-type="float">
            <text:p>0.0098059653</text:p>
          </table:table-cell>
          <table:table-cell office:value-type="float" office:value="0.0209153056" calcext:value-type="float">
            <text:p>0.0209153056</text:p>
          </table:table-cell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0.0097668508" calcext:value-type="float">
            <text:p>0.0097668508</text:p>
          </table:table-cell>
          <table:table-cell office:value-type="float" office:value="0.0208505562" calcext:value-type="float">
            <text:p>0.0208505562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0.0097486495" calcext:value-type="float">
            <text:p>0.0097486495</text:p>
          </table:table-cell>
          <table:table-cell office:value-type="float" office:value="0.0208210507" calcext:value-type="float">
            <text:p>0.0208210507</text:p>
          </table:table-cell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0.0097446383" calcext:value-type="float">
            <text:p>0.0097446383</text:p>
          </table:table-cell>
          <table:table-cell office:value-type="float" office:value="0.0207483314" calcext:value-type="float">
            <text:p>0.0207483314</text:p>
          </table:table-cell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0.0097291294" calcext:value-type="float">
            <text:p>0.0097291294</text:p>
          </table:table-cell>
          <table:table-cell office:value-type="float" office:value="0.0207075191" calcext:value-type="float">
            <text:p>0.0207075191</text:p>
          </table:table-cell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0.0097139164" calcext:value-type="float">
            <text:p>0.0097139164</text:p>
          </table:table-cell>
          <table:table-cell office:value-type="float" office:value="0.0206354585" calcext:value-type="float">
            <text:p>0.0206354585</text:p>
          </table:table-cell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0.0096944453" calcext:value-type="float">
            <text:p>0.0096944453</text:p>
          </table:table-cell>
          <table:table-cell office:value-type="float" office:value="0.0205934606" calcext:value-type="float">
            <text:p>0.0205934606</text:p>
          </table:table-cell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0.0096565318" calcext:value-type="float">
            <text:p>0.0096565318</text:p>
          </table:table-cell>
          <table:table-cell office:value-type="float" office:value="0.0205391873" calcext:value-type="float">
            <text:p>0.0205391873</text:p>
          </table:table-cell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0.0096145829" calcext:value-type="float">
            <text:p>0.0096145829</text:p>
          </table:table-cell>
          <table:table-cell office:value-type="float" office:value="0.0205213409" calcext:value-type="float">
            <text:p>0.0205213409</text:p>
          </table:table-cell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0.0095681195" calcext:value-type="float">
            <text:p>0.0095681195</text:p>
          </table:table-cell>
          <table:table-cell office:value-type="float" office:value="0.0204630925" calcext:value-type="float">
            <text:p>0.0204630925</text:p>
          </table:table-cell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0.009547975" calcext:value-type="float">
            <text:p>0.009547975</text:p>
          </table:table-cell>
          <table:table-cell office:value-type="float" office:value="0.0204164768" calcext:value-type="float">
            <text:p>0.0204164768</text:p>
          </table:table-cell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0.0095312289" calcext:value-type="float">
            <text:p>0.0095312289</text:p>
          </table:table-cell>
          <table:table-cell office:value-type="float" office:value="0.0203581324" calcext:value-type="float">
            <text:p>0.0203581324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0.0094984644" calcext:value-type="float">
            <text:p>0.0094984644</text:p>
          </table:table-cell>
          <table:table-cell office:value-type="float" office:value="0.0203376744" calcext:value-type="float">
            <text:p>0.0203376744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0.009481042" calcext:value-type="float">
            <text:p>0.009481042</text:p>
          </table:table-cell>
          <table:table-cell office:value-type="float" office:value="0.0202974187" calcext:value-type="float">
            <text:p>0.0202974187</text:p>
          </table:table-cell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0.0094644776" calcext:value-type="float">
            <text:p>0.0094644776</text:p>
          </table:table-cell>
          <table:table-cell office:value-type="float" office:value="0.0202368855" calcext:value-type="float">
            <text:p>0.0202368855</text:p>
          </table:table-cell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float" office:value="0.0094406406" calcext:value-type="float">
            <text:p>0.0094406406</text:p>
          </table:table-cell>
          <table:table-cell office:value-type="float" office:value="0.020198164" calcext:value-type="float">
            <text:p>0.020198164</text:p>
          </table:table-cell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float" office:value="0.0093975058" calcext:value-type="float">
            <text:p>0.0093975058</text:p>
          </table:table-cell>
          <table:table-cell office:value-type="float" office:value="0.0201286794" calcext:value-type="float">
            <text:p>0.0201286794</text:p>
          </table:table-cell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float" office:value="0.0093598615" calcext:value-type="float">
            <text:p>0.0093598615</text:p>
          </table:table-cell>
          <table:table-cell office:value-type="float" office:value="0.0200611905" calcext:value-type="float">
            <text:p>0.0200611905</text:p>
          </table:table-cell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float" office:value="0.0093259709" calcext:value-type="float">
            <text:p>0.0093259709</text:p>
          </table:table-cell>
          <table:table-cell office:value-type="float" office:value="0.020001478" calcext:value-type="float">
            <text:p>0.020001478</text:p>
          </table:table-cell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float" office:value="0.0093131975" calcext:value-type="float">
            <text:p>0.0093131975</text:p>
          </table:table-cell>
          <table:table-cell office:value-type="float" office:value="0.0199887948" calcext:value-type="float">
            <text:p>0.0199887948</text:p>
          </table:table-cell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float" office:value="0.0092863153" calcext:value-type="float">
            <text:p>0.0092863153</text:p>
          </table:table-cell>
          <table:table-cell office:value-type="float" office:value="0.0199207611" calcext:value-type="float">
            <text:p>0.0199207611</text:p>
          </table:table-cell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0.0092860643" calcext:value-type="float">
            <text:p>0.0092860643</text:p>
          </table:table-cell>
          <table:table-cell office:value-type="float" office:value="0.0198768348" calcext:value-type="float">
            <text:p>0.0198768348</text:p>
          </table:table-cell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float" office:value="0.0092689012" calcext:value-type="float">
            <text:p>0.0092689012</text:p>
          </table:table-cell>
          <table:table-cell office:value-type="float" office:value="0.0198198923" calcext:value-type="float">
            <text:p>0.0198198923</text:p>
          </table:table-cell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float" office:value="0.009248089" calcext:value-type="float">
            <text:p>0.009248089</text:p>
          </table:table-cell>
          <table:table-cell office:value-type="float" office:value="0.0197655029" calcext:value-type="float">
            <text:p>0.0197655029</text:p>
          </table:table-cell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float" office:value="0.0092026898" calcext:value-type="float">
            <text:p>0.0092026898</text:p>
          </table:table-cell>
          <table:table-cell office:value-type="float" office:value="0.0197105223" calcext:value-type="float">
            <text:p>0.0197105223</text:p>
          </table:table-cell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float" office:value="0.009167849" calcext:value-type="float">
            <text:p>0.009167849</text:p>
          </table:table-cell>
          <table:table-cell office:value-type="float" office:value="0.0196446897" calcext:value-type="float">
            <text:p>0.0196446897</text:p>
          </table:table-cell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float" office:value="0.0091326515" calcext:value-type="float">
            <text:p>0.0091326515</text:p>
          </table:table-cell>
          <table:table-cell office:value-type="float" office:value="0.0195811861" calcext:value-type="float">
            <text:p>0.0195811861</text:p>
          </table:table-cell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0.0091168972" calcext:value-type="float">
            <text:p>0.0091168972</text:p>
          </table:table-cell>
          <table:table-cell office:value-type="float" office:value="0.0195621455" calcext:value-type="float">
            <text:p>0.0195621455</text:p>
          </table:table-cell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float" office:value="0.0091148973" calcext:value-type="float">
            <text:p>0.0091148973</text:p>
          </table:table-cell>
          <table:table-cell office:value-type="float" office:value="0.0195410154" calcext:value-type="float">
            <text:p>0.0195410154</text:p>
          </table:table-cell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float" office:value="0.0090865016" calcext:value-type="float">
            <text:p>0.0090865016</text:p>
          </table:table-cell>
          <table:table-cell office:value-type="float" office:value="0.0194759874" calcext:value-type="float">
            <text:p>0.0194759874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float" office:value="0.009044063" calcext:value-type="float">
            <text:p>0.009044063</text:p>
          </table:table-cell>
          <table:table-cell office:value-type="float" office:value="0.0194263013" calcext:value-type="float">
            <text:p>0.0194263013</text:p>
          </table:table-cell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0.0090180305" calcext:value-type="float">
            <text:p>0.0090180305</text:p>
          </table:table-cell>
          <table:table-cell office:value-type="float" office:value="0.0193568172" calcext:value-type="float">
            <text:p>0.0193568172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0.0089893758" calcext:value-type="float">
            <text:p>0.0089893758</text:p>
          </table:table-cell>
          <table:table-cell office:value-type="float" office:value="0.0193293104" calcext:value-type="float">
            <text:p>0.0193293104</text:p>
          </table:table-cell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float" office:value="0.0089795479" calcext:value-type="float">
            <text:p>0.0089795479</text:p>
          </table:table-cell>
          <table:table-cell office:value-type="float" office:value="0.0192728308" calcext:value-type="float">
            <text:p>0.0192728308</text:p>
          </table:table-cell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0.0089781213" calcext:value-type="float">
            <text:p>0.0089781213</text:p>
          </table:table-cell>
          <table:table-cell office:value-type="float" office:value="0.0192427773" calcext:value-type="float">
            <text:p>0.0192427773</text:p>
          </table:table-cell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float" office:value="0.0089338809" calcext:value-type="float">
            <text:p>0.0089338809</text:p>
          </table:table-cell>
          <table:table-cell office:value-type="float" office:value="0.0192160156" calcext:value-type="float">
            <text:p>0.0192160156</text:p>
          </table:table-cell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float" office:value="0.0089112214" calcext:value-type="float">
            <text:p>0.0089112214</text:p>
          </table:table-cell>
          <table:table-cell office:value-type="float" office:value="0.0191505064" calcext:value-type="float">
            <text:p>0.0191505064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float" office:value="0.0089024221" calcext:value-type="float">
            <text:p>0.0089024221</text:p>
          </table:table-cell>
          <table:table-cell office:value-type="float" office:value="0.0191082079" calcext:value-type="float">
            <text:p>0.0191082079</text:p>
          </table:table-cell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float" office:value="0.0088943837" calcext:value-type="float">
            <text:p>0.0088943837</text:p>
          </table:table-cell>
          <table:table-cell office:value-type="float" office:value="0.0190595297" calcext:value-type="float">
            <text:p>0.0190595297</text:p>
          </table:table-cell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float" office:value="0.0088573688" calcext:value-type="float">
            <text:p>0.0088573688</text:p>
          </table:table-cell>
          <table:table-cell office:value-type="float" office:value="0.0190449691" calcext:value-type="float">
            <text:p>0.0190449691</text:p>
          </table:table-cell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float" office:value="0.0088375905" calcext:value-type="float">
            <text:p>0.0088375905</text:p>
          </table:table-cell>
          <table:table-cell office:value-type="float" office:value="0.0190110867" calcext:value-type="float">
            <text:p>0.0190110867</text:p>
          </table:table-cell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float" office:value="0.0088244941" calcext:value-type="float">
            <text:p>0.0088244941</text:p>
          </table:table-cell>
          <table:table-cell office:value-type="float" office:value="0.0189872814" calcext:value-type="float">
            <text:p>0.0189872814</text:p>
          </table:table-cell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float" office:value="0.008795152" calcext:value-type="float">
            <text:p>0.008795152</text:p>
          </table:table-cell>
          <table:table-cell office:value-type="float" office:value="0.0189323088" calcext:value-type="float">
            <text:p>0.0189323088</text:p>
          </table:table-cell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float" office:value="0.0087530439" calcext:value-type="float">
            <text:p>0.0087530439</text:p>
          </table:table-cell>
          <table:table-cell office:value-type="float" office:value="0.0189202079" calcext:value-type="float">
            <text:p>0.0189202079</text:p>
          </table:table-cell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0.0087282395" calcext:value-type="float">
            <text:p>0.0087282395</text:p>
          </table:table-cell>
          <table:table-cell office:value-type="float" office:value="0.0188912316" calcext:value-type="float">
            <text:p>0.0188912316</text:p>
          </table:table-cell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float" office:value="0.0086972108" calcext:value-type="float">
            <text:p>0.0086972108</text:p>
          </table:table-cell>
          <table:table-cell office:value-type="float" office:value="0.0188405572" calcext:value-type="float">
            <text:p>0.0188405572</text:p>
          </table:table-cell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float" office:value="0.0086793634" calcext:value-type="float">
            <text:p>0.0086793634</text:p>
          </table:table-cell>
          <table:table-cell office:value-type="float" office:value="0.0187764409" calcext:value-type="float">
            <text:p>0.0187764409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0.0086782308" calcext:value-type="float">
            <text:p>0.0086782308</text:p>
          </table:table-cell>
          <table:table-cell office:value-type="float" office:value="0.0187253233" calcext:value-type="float">
            <text:p>0.0187253233</text:p>
          </table:table-cell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float" office:value="0.0086670934" calcext:value-type="float">
            <text:p>0.0086670934</text:p>
          </table:table-cell>
          <table:table-cell office:value-type="float" office:value="0.0186826296" calcext:value-type="float">
            <text:p>0.0186826296</text:p>
          </table:table-cell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float" office:value="0.0086425999" calcext:value-type="float">
            <text:p>0.0086425999</text:p>
          </table:table-cell>
          <table:table-cell office:value-type="float" office:value="0.0186546779" calcext:value-type="float">
            <text:p>0.0186546779</text:p>
          </table:table-cell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float" office:value="0.0086236099" calcext:value-type="float">
            <text:p>0.0086236099</text:p>
          </table:table-cell>
          <table:table-cell office:value-type="float" office:value="0.0185948203" calcext:value-type="float">
            <text:p>0.0185948203</text:p>
          </table:table-cell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float" office:value="0.0086024608" calcext:value-type="float">
            <text:p>0.0086024608</text:p>
          </table:table-cell>
          <table:table-cell office:value-type="float" office:value="0.0185744604" calcext:value-type="float">
            <text:p>0.0185744604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0.0085984564" calcext:value-type="float">
            <text:p>0.0085984564</text:p>
          </table:table-cell>
          <table:table-cell office:value-type="float" office:value="0.0185323183" calcext:value-type="float">
            <text:p>0.0185323183</text:p>
          </table:table-cell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float" office:value="0.0085600203" calcext:value-type="float">
            <text:p>0.0085600203</text:p>
          </table:table-cell>
          <table:table-cell office:value-type="float" office:value="0.018470785" calcext:value-type="float">
            <text:p>0.018470785</text:p>
          </table:table-cell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float" office:value="0.0085526466" calcext:value-type="float">
            <text:p>0.0085526466</text:p>
          </table:table-cell>
          <table:table-cell office:value-type="float" office:value="0.0184556367" calcext:value-type="float">
            <text:p>0.0184556367</text:p>
          </table:table-cell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float" office:value="0.0085520393" calcext:value-type="float">
            <text:p>0.0085520393</text:p>
          </table:table-cell>
          <table:table-cell office:value-type="float" office:value="0.0184309992" calcext:value-type="float">
            <text:p>0.0184309992</text:p>
          </table:table-cell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float" office:value="0.0085452564" calcext:value-type="float">
            <text:p>0.0085452564</text:p>
          </table:table-cell>
          <table:table-cell office:value-type="float" office:value="0.0183954739" calcext:value-type="float">
            <text:p>0.0183954739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0.0085428618" calcext:value-type="float">
            <text:p>0.0085428618</text:p>
          </table:table-cell>
          <table:table-cell office:value-type="float" office:value="0.0183710548" calcext:value-type="float">
            <text:p>0.0183710548</text:p>
          </table:table-cell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float" office:value="0.0085298965" calcext:value-type="float">
            <text:p>0.0085298965</text:p>
          </table:table-cell>
          <table:table-cell office:value-type="float" office:value="0.0183158736" calcext:value-type="float">
            <text:p>0.0183158736</text:p>
          </table:table-cell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float" office:value="0.0085043867" calcext:value-type="float">
            <text:p>0.0085043867</text:p>
          </table:table-cell>
          <table:table-cell office:value-type="float" office:value="0.0182843151" calcext:value-type="float">
            <text:p>0.0182843151</text:p>
          </table:table-cell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float" office:value="0.0085034043" calcext:value-type="float">
            <text:p>0.0085034043</text:p>
          </table:table-cell>
          <table:table-cell office:value-type="float" office:value="0.0182307426" calcext:value-type="float">
            <text:p>0.0182307426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float" office:value="0.0084841371" calcext:value-type="float">
            <text:p>0.0084841371</text:p>
          </table:table-cell>
          <table:table-cell office:value-type="float" office:value="0.0182097542" calcext:value-type="float">
            <text:p>0.0182097542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0.0084480685" calcext:value-type="float">
            <text:p>0.0084480685</text:p>
          </table:table-cell>
          <table:table-cell office:value-type="float" office:value="0.018157591" calcext:value-type="float">
            <text:p>0.018157591</text:p>
          </table:table-cell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float" office:value="0.0084420223" calcext:value-type="float">
            <text:p>0.0084420223</text:p>
          </table:table-cell>
          <table:table-cell office:value-type="float" office:value="0.0180991865" calcext:value-type="float">
            <text:p>0.0180991865</text:p>
          </table:table-cell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float" office:value="0.0084006829" calcext:value-type="float">
            <text:p>0.0084006829</text:p>
          </table:table-cell>
          <table:table-cell office:value-type="float" office:value="0.0180457783" calcext:value-type="float">
            <text:p>0.0180457783</text:p>
          </table:table-cell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0.0083686545" calcext:value-type="float">
            <text:p>0.0083686545</text:p>
          </table:table-cell>
          <table:table-cell office:value-type="float" office:value="0.0180232119" calcext:value-type="float">
            <text:p>0.0180232119</text:p>
          </table:table-cell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float" office:value="0.0083273803" calcext:value-type="float">
            <text:p>0.0083273803</text:p>
          </table:table-cell>
          <table:table-cell office:value-type="float" office:value="0.0179664152" calcext:value-type="float">
            <text:p>0.0179664152</text:p>
          </table:table-cell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float" office:value="0.0083207232" calcext:value-type="float">
            <text:p>0.0083207232</text:p>
          </table:table-cell>
          <table:table-cell office:value-type="float" office:value="0.0179513518" calcext:value-type="float">
            <text:p>0.0179513518</text:p>
          </table:table-cell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float" office:value="0.0083076843" calcext:value-type="float">
            <text:p>0.0083076843</text:p>
          </table:table-cell>
          <table:table-cell office:value-type="float" office:value="0.0179141206" calcext:value-type="float">
            <text:p>0.0179141206</text:p>
          </table:table-cell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0.0083068609" calcext:value-type="float">
            <text:p>0.0083068609</text:p>
          </table:table-cell>
          <table:table-cell office:value-type="float" office:value="0.0178990142" calcext:value-type="float">
            <text:p>0.0178990142</text:p>
          </table:table-cell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float" office:value="0.0082931114" calcext:value-type="float">
            <text:p>0.0082931114</text:p>
          </table:table-cell>
          <table:table-cell office:value-type="float" office:value="0.0178625181" calcext:value-type="float">
            <text:p>0.0178625181</text:p>
          </table:table-cell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float" office:value="0.0082923351" calcext:value-type="float">
            <text:p>0.0082923351</text:p>
          </table:table-cell>
          <table:table-cell office:value-type="float" office:value="0.0178145461" calcext:value-type="float">
            <text:p>0.0178145461</text:p>
          </table:table-cell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0.0082730899" calcext:value-type="float">
            <text:p>0.0082730899</text:p>
          </table:table-cell>
          <table:table-cell office:value-type="float" office:value="0.0177515013" calcext:value-type="float">
            <text:p>0.0177515013</text:p>
          </table:table-cell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float" office:value="0.0082506954" calcext:value-type="float">
            <text:p>0.0082506954</text:p>
          </table:table-cell>
          <table:table-cell office:value-type="float" office:value="0.0177253301" calcext:value-type="float">
            <text:p>0.0177253301</text:p>
          </table:table-cell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float" office:value="0.0082295227" calcext:value-type="float">
            <text:p>0.0082295227</text:p>
          </table:table-cell>
          <table:table-cell office:value-type="float" office:value="0.0176617322" calcext:value-type="float">
            <text:p>0.0176617322</text:p>
          </table:table-cell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float" office:value="0.0082223439" calcext:value-type="float">
            <text:p>0.0082223439</text:p>
          </table:table-cell>
          <table:table-cell office:value-type="float" office:value="0.0176368033" calcext:value-type="float">
            <text:p>0.0176368033</text:p>
          </table:table-cell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float" office:value="0.0081817408" calcext:value-type="float">
            <text:p>0.0081817408</text:p>
          </table:table-cell>
          <table:table-cell office:value-type="float" office:value="0.0175762893" calcext:value-type="float">
            <text:p>0.0175762893</text:p>
          </table:table-cell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float" office:value="0.008151794" calcext:value-type="float">
            <text:p>0.008151794</text:p>
          </table:table-cell>
          <table:table-cell office:value-type="float" office:value="0.0175509858" calcext:value-type="float">
            <text:p>0.0175509858</text:p>
          </table:table-cell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float" office:value="0.0081336256" calcext:value-type="float">
            <text:p>0.0081336256</text:p>
          </table:table-cell>
          <table:table-cell office:value-type="float" office:value="0.0175198996" calcext:value-type="float">
            <text:p>0.0175198996</text:p>
          </table:table-cell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float" office:value="0.0081329144" calcext:value-type="float">
            <text:p>0.0081329144</text:p>
          </table:table-cell>
          <table:table-cell office:value-type="float" office:value="0.017462559" calcext:value-type="float">
            <text:p>0.017462559</text:p>
          </table:table-cell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float" office:value="0.0081039444" calcext:value-type="float">
            <text:p>0.0081039444</text:p>
          </table:table-cell>
          <table:table-cell office:value-type="float" office:value="0.0174436309" calcext:value-type="float">
            <text:p>0.0174436309</text:p>
          </table:table-cell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float" office:value="0.0080897472" calcext:value-type="float">
            <text:p>0.0080897472</text:p>
          </table:table-cell>
          <table:table-cell office:value-type="float" office:value="0.0174328435" calcext:value-type="float">
            <text:p>0.0174328435</text:p>
          </table:table-cell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float" office:value="0.0080774608" calcext:value-type="float">
            <text:p>0.0080774608</text:p>
          </table:table-cell>
          <table:table-cell office:value-type="float" office:value="0.0173731049" calcext:value-type="float">
            <text:p>0.0173731049</text:p>
          </table:table-cell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float" office:value="0.008072058" calcext:value-type="float">
            <text:p>0.008072058</text:p>
          </table:table-cell>
          <table:table-cell office:value-type="float" office:value="0.0173568177" calcext:value-type="float">
            <text:p>0.0173568177</text:p>
          </table:table-cell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0.0080699621" calcext:value-type="float">
            <text:p>0.0080699621</text:p>
          </table:table-cell>
          <table:table-cell office:value-type="float" office:value="0.0173178859" calcext:value-type="float">
            <text:p>0.0173178859</text:p>
          </table:table-cell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float" office:value="0.0080420896" calcext:value-type="float">
            <text:p>0.0080420896</text:p>
          </table:table-cell>
          <table:table-cell office:value-type="float" office:value="0.0172761806" calcext:value-type="float">
            <text:p>0.0172761806</text:p>
          </table:table-cell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float" office:value="0.0080265241" calcext:value-type="float">
            <text:p>0.0080265241</text:p>
          </table:table-cell>
          <table:table-cell office:value-type="float" office:value="0.0172273784" calcext:value-type="float">
            <text:p>0.0172273784</text:p>
          </table:table-cell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0.0080256747" calcext:value-type="float">
            <text:p>0.0080256747</text:p>
          </table:table-cell>
          <table:table-cell office:value-type="float" office:value="0.0172053596" calcext:value-type="float">
            <text:p>0.0172053596</text:p>
          </table:table-cell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float" office:value="0.0080040708" calcext:value-type="float">
            <text:p>0.0080040708</text:p>
          </table:table-cell>
          <table:table-cell office:value-type="float" office:value="0.0171442346" calcext:value-type="float">
            <text:p>0.0171442346</text:p>
          </table:table-cell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0.0079781808" calcext:value-type="float">
            <text:p>0.0079781808</text:p>
          </table:table-cell>
          <table:table-cell office:value-type="float" office:value="0.0170887289" calcext:value-type="float">
            <text:p>0.0170887289</text:p>
          </table:table-cell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float" office:value="0.0079614435" calcext:value-type="float">
            <text:p>0.0079614435</text:p>
          </table:table-cell>
          <table:table-cell office:value-type="float" office:value="0.0170297837" calcext:value-type="float">
            <text:p>0.0170297837</text:p>
          </table:table-cell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float" office:value="0.0079301205" calcext:value-type="float">
            <text:p>0.0079301205</text:p>
          </table:table-cell>
          <table:table-cell office:value-type="float" office:value="0.0169790987" calcext:value-type="float">
            <text:p>0.0169790987</text:p>
          </table:table-cell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0.0079204558" calcext:value-type="float">
            <text:p>0.0079204558</text:p>
          </table:table-cell>
          <table:table-cell office:value-type="float" office:value="0.0169292764" calcext:value-type="float">
            <text:p>0.0169292764</text:p>
          </table:table-cell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float" office:value="0.0078851308" calcext:value-type="float">
            <text:p>0.0078851308</text:p>
          </table:table-cell>
          <table:table-cell office:value-type="float" office:value="0.0168697803" calcext:value-type="float">
            <text:p>0.0168697803</text:p>
          </table:table-cell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float" office:value="0.0078560801" calcext:value-type="float">
            <text:p>0.0078560801</text:p>
          </table:table-cell>
          <table:table-cell office:value-type="float" office:value="0.0168512429" calcext:value-type="float">
            <text:p>0.0168512429</text:p>
          </table:table-cell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float" office:value="0.007829733" calcext:value-type="float">
            <text:p>0.007829733</text:p>
          </table:table-cell>
          <table:table-cell office:value-type="float" office:value="0.0168233194" calcext:value-type="float">
            <text:p>0.0168233194</text:p>
          </table:table-cell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float" office:value="0.0078286576" calcext:value-type="float">
            <text:p>0.0078286576</text:p>
          </table:table-cell>
          <table:table-cell office:value-type="float" office:value="0.0167628918" calcext:value-type="float">
            <text:p>0.0167628918</text:p>
          </table:table-cell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0.0078003604" calcext:value-type="float">
            <text:p>0.0078003604</text:p>
          </table:table-cell>
          <table:table-cell office:value-type="float" office:value="0.0167257187" calcext:value-type="float">
            <text:p>0.0167257187</text:p>
          </table:table-cell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float" office:value="0.0077964279" calcext:value-type="float">
            <text:p>0.0077964279</text:p>
          </table:table-cell>
          <table:table-cell office:value-type="float" office:value="0.0166814571" calcext:value-type="float">
            <text:p>0.0166814571</text:p>
          </table:table-cell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float" office:value="0.007780627" calcext:value-type="float">
            <text:p>0.007780627</text:p>
          </table:table-cell>
          <table:table-cell office:value-type="float" office:value="0.0166634343" calcext:value-type="float">
            <text:p>0.0166634343</text:p>
          </table:table-cell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float" office:value="0.007749596" calcext:value-type="float">
            <text:p>0.007749596</text:p>
          </table:table-cell>
          <table:table-cell office:value-type="float" office:value="0.0166375857" calcext:value-type="float">
            <text:p>0.0166375857</text:p>
          </table:table-cell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float" office:value="0.0077387008" calcext:value-type="float">
            <text:p>0.0077387008</text:p>
          </table:table-cell>
          <table:table-cell office:value-type="float" office:value="0.0166129214" calcext:value-type="float">
            <text:p>0.0166129214</text:p>
          </table:table-cell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float" office:value="0.0077073592" calcext:value-type="float">
            <text:p>0.0077073592</text:p>
          </table:table-cell>
          <table:table-cell office:value-type="float" office:value="0.0165951898" calcext:value-type="float">
            <text:p>0.0165951898</text:p>
          </table:table-cell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0.0076779588" calcext:value-type="float">
            <text:p>0.0076779588</text:p>
          </table:table-cell>
          <table:table-cell office:value-type="float" office:value="0.0165842242" calcext:value-type="float">
            <text:p>0.0165842242</text:p>
          </table:table-cell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float" office:value="0.0076562659" calcext:value-type="float">
            <text:p>0.0076562659</text:p>
          </table:table-cell>
          <table:table-cell office:value-type="float" office:value="0.016550331" calcext:value-type="float">
            <text:p>0.016550331</text:p>
          </table:table-cell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float" office:value="0.0076459518" calcext:value-type="float">
            <text:p>0.0076459518</text:p>
          </table:table-cell>
          <table:table-cell office:value-type="float" office:value="0.0165398231" calcext:value-type="float">
            <text:p>0.0165398231</text:p>
          </table:table-cell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float" office:value="0.0076110082" calcext:value-type="float">
            <text:p>0.0076110082</text:p>
          </table:table-cell>
          <table:table-cell office:value-type="float" office:value="0.0165124409" calcext:value-type="float">
            <text:p>0.0165124409</text:p>
          </table:table-cell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float" office:value="0.0075900715" calcext:value-type="float">
            <text:p>0.0075900715</text:p>
          </table:table-cell>
          <table:table-cell office:value-type="float" office:value="0.0164649857" calcext:value-type="float">
            <text:p>0.0164649857</text:p>
          </table:table-cell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0.007585255" calcext:value-type="float">
            <text:p>0.007585255</text:p>
          </table:table-cell>
          <table:table-cell office:value-type="float" office:value="0.0164231106" calcext:value-type="float">
            <text:p>0.0164231106</text:p>
          </table:table-cell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float" office:value="0.0075502296" calcext:value-type="float">
            <text:p>0.0075502296</text:p>
          </table:table-cell>
          <table:table-cell office:value-type="float" office:value="0.0163734132" calcext:value-type="float">
            <text:p>0.0163734132</text:p>
          </table:table-cell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0.007534893" calcext:value-type="float">
            <text:p>0.007534893</text:p>
          </table:table-cell>
          <table:table-cell office:value-type="float" office:value="0.0163552878" calcext:value-type="float">
            <text:p>0.0163552878</text:p>
          </table:table-cell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0.0075099758" calcext:value-type="float">
            <text:p>0.0075099758</text:p>
          </table:table-cell>
          <table:table-cell office:value-type="float" office:value="0.016312393" calcext:value-type="float">
            <text:p>0.016312393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0.0074982574" calcext:value-type="float">
            <text:p>0.0074982574</text:p>
          </table:table-cell>
          <table:table-cell office:value-type="float" office:value="0.0162959601" calcext:value-type="float">
            <text:p>0.0162959601</text:p>
          </table:table-cell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0.0074669832" calcext:value-type="float">
            <text:p>0.0074669832</text:p>
          </table:table-cell>
          <table:table-cell office:value-type="float" office:value="0.0162559463" calcext:value-type="float">
            <text:p>0.0162559463</text:p>
          </table:table-cell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0.0074303184" calcext:value-type="float">
            <text:p>0.0074303184</text:p>
          </table:table-cell>
          <table:table-cell office:value-type="float" office:value="0.0162328878" calcext:value-type="float">
            <text:p>0.0162328878</text:p>
          </table:table-cell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float" office:value="0.0074295004" calcext:value-type="float">
            <text:p>0.0074295004</text:p>
          </table:table-cell>
          <table:table-cell office:value-type="float" office:value="0.016188226" calcext:value-type="float">
            <text:p>0.016188226</text:p>
          </table:table-cell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float" office:value="0.0074146985" calcext:value-type="float">
            <text:p>0.0074146985</text:p>
          </table:table-cell>
          <table:table-cell office:value-type="float" office:value="0.0161716853" calcext:value-type="float">
            <text:p>0.0161716853</text:p>
          </table:table-cell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0.0074143648" calcext:value-type="float">
            <text:p>0.0074143648</text:p>
          </table:table-cell>
          <table:table-cell office:value-type="float" office:value="0.0161145912" calcext:value-type="float">
            <text:p>0.0161145912</text:p>
          </table:table-cell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float" office:value="0.0074053862" calcext:value-type="float">
            <text:p>0.0074053862</text:p>
          </table:table-cell>
          <table:table-cell office:value-type="float" office:value="0.0160903032" calcext:value-type="float">
            <text:p>0.0160903032</text:p>
          </table:table-cell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float" office:value="0.00736964" calcext:value-type="float">
            <text:p>0.00736964</text:p>
          </table:table-cell>
          <table:table-cell office:value-type="float" office:value="0.0160743798" calcext:value-type="float">
            <text:p>0.0160743798</text:p>
          </table:table-cell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float" office:value="0.0073637896" calcext:value-type="float">
            <text:p>0.0073637896</text:p>
          </table:table-cell>
          <table:table-cell office:value-type="float" office:value="0.0160493532" calcext:value-type="float">
            <text:p>0.0160493532</text:p>
          </table:table-cell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float" office:value="0.007328136" calcext:value-type="float">
            <text:p>0.007328136</text:p>
          </table:table-cell>
          <table:table-cell office:value-type="float" office:value="0.0160382234" calcext:value-type="float">
            <text:p>0.0160382234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0.0073274907" calcext:value-type="float">
            <text:p>0.0073274907</text:p>
          </table:table-cell>
          <table:table-cell office:value-type="float" office:value="0.0159967641" calcext:value-type="float">
            <text:p>0.0159967641</text:p>
          </table:table-cell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0.0073233308" calcext:value-type="float">
            <text:p>0.0073233308</text:p>
          </table:table-cell>
          <table:table-cell office:value-type="float" office:value="0.0159582118" calcext:value-type="float">
            <text:p>0.0159582118</text:p>
          </table:table-cell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0.0073127769" calcext:value-type="float">
            <text:p>0.0073127769</text:p>
          </table:table-cell>
          <table:table-cell office:value-type="float" office:value="0.0159094848" calcext:value-type="float">
            <text:p>0.0159094848</text:p>
          </table:table-cell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0.0072765808" calcext:value-type="float">
            <text:p>0.0072765808</text:p>
          </table:table-cell>
          <table:table-cell office:value-type="float" office:value="0.0158599847" calcext:value-type="float">
            <text:p>0.0158599847</text:p>
          </table:table-cell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float" office:value="0.007261571" calcext:value-type="float">
            <text:p>0.007261571</text:p>
          </table:table-cell>
          <table:table-cell office:value-type="float" office:value="0.015805911" calcext:value-type="float">
            <text:p>0.015805911</text:p>
          </table:table-cell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float" office:value="0.0072311159" calcext:value-type="float">
            <text:p>0.0072311159</text:p>
          </table:table-cell>
          <table:table-cell office:value-type="float" office:value="0.0157661701" calcext:value-type="float">
            <text:p>0.0157661701</text:p>
          </table:table-cell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float" office:value="0.0072254432" calcext:value-type="float">
            <text:p>0.0072254432</text:p>
          </table:table-cell>
          <table:table-cell office:value-type="float" office:value="0.01571678" calcext:value-type="float">
            <text:p>0.01571678</text:p>
          </table:table-cell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float" office:value="0.0072027013" calcext:value-type="float">
            <text:p>0.0072027013</text:p>
          </table:table-cell>
          <table:table-cell office:value-type="float" office:value="0.0156756106" calcext:value-type="float">
            <text:p>0.0156756106</text:p>
          </table:table-cell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float" office:value="0.0071897954" calcext:value-type="float">
            <text:p>0.0071897954</text:p>
          </table:table-cell>
          <table:table-cell office:value-type="float" office:value="0.0156307807" calcext:value-type="float">
            <text:p>0.0156307807</text:p>
          </table:table-cell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0.007159278" calcext:value-type="float">
            <text:p>0.007159278</text:p>
          </table:table-cell>
          <table:table-cell office:value-type="float" office:value="0.0156034404" calcext:value-type="float">
            <text:p>0.0156034404</text:p>
          </table:table-cell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0.0071276408" calcext:value-type="float">
            <text:p>0.0071276408</text:p>
          </table:table-cell>
          <table:table-cell office:value-type="float" office:value="0.0155706689" calcext:value-type="float">
            <text:p>0.0155706689</text:p>
          </table:table-cell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float" office:value="0.0070968344" calcext:value-type="float">
            <text:p>0.0070968344</text:p>
          </table:table-cell>
          <table:table-cell office:value-type="float" office:value="0.0155540489" calcext:value-type="float">
            <text:p>0.0155540489</text:p>
          </table:table-cell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float" office:value="0.0070739646" calcext:value-type="float">
            <text:p>0.0070739646</text:p>
          </table:table-cell>
          <table:table-cell office:value-type="float" office:value="0.0155077385" calcext:value-type="float">
            <text:p>0.0155077385</text:p>
          </table:table-cell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float" office:value="0.007057324" calcext:value-type="float">
            <text:p>0.007057324</text:p>
          </table:table-cell>
          <table:table-cell office:value-type="float" office:value="0.0154734205" calcext:value-type="float">
            <text:p>0.0154734205</text:p>
          </table:table-cell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float" office:value="0.0070413724" calcext:value-type="float">
            <text:p>0.0070413724</text:p>
          </table:table-cell>
          <table:table-cell office:value-type="float" office:value="0.015460643" calcext:value-type="float">
            <text:p>0.015460643</text:p>
          </table:table-cell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0.0070364777" calcext:value-type="float">
            <text:p>0.0070364777</text:p>
          </table:table-cell>
          <table:table-cell office:value-type="float" office:value="0.0154452606" calcext:value-type="float">
            <text:p>0.0154452606</text:p>
          </table:table-cell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float" office:value="0.0070234328" calcext:value-type="float">
            <text:p>0.0070234328</text:p>
          </table:table-cell>
          <table:table-cell office:value-type="float" office:value="0.0154278997" calcext:value-type="float">
            <text:p>0.0154278997</text:p>
          </table:table-cell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float" office:value="0.0070163492" calcext:value-type="float">
            <text:p>0.0070163492</text:p>
          </table:table-cell>
          <table:table-cell office:value-type="float" office:value="0.0154079964" calcext:value-type="float">
            <text:p>0.0154079964</text:p>
          </table:table-cell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float" office:value="0.0069835874" calcext:value-type="float">
            <text:p>0.0069835874</text:p>
          </table:table-cell>
          <table:table-cell office:value-type="float" office:value="0.0153921501" calcext:value-type="float">
            <text:p>0.0153921501</text:p>
          </table:table-cell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0.0069532434" calcext:value-type="float">
            <text:p>0.0069532434</text:p>
          </table:table-cell>
          <table:table-cell office:value-type="float" office:value="0.015352448" calcext:value-type="float">
            <text:p>0.015352448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0.0069503748" calcext:value-type="float">
            <text:p>0.0069503748</text:p>
          </table:table-cell>
          <table:table-cell office:value-type="float" office:value="0.0153416257" calcext:value-type="float">
            <text:p>0.0153416257</text:p>
          </table:table-cell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float" office:value="0.0069229156" calcext:value-type="float">
            <text:p>0.0069229156</text:p>
          </table:table-cell>
          <table:table-cell office:value-type="float" office:value="0.0153059939" calcext:value-type="float">
            <text:p>0.0153059939</text:p>
          </table:table-cell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float" office:value="0.006893538" calcext:value-type="float">
            <text:p>0.006893538</text:p>
          </table:table-cell>
          <table:table-cell office:value-type="float" office:value="0.0152855054" calcext:value-type="float">
            <text:p>0.0152855054</text:p>
          </table:table-cell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float" office:value="0.0068715343" calcext:value-type="float">
            <text:p>0.0068715343</text:p>
          </table:table-cell>
          <table:table-cell office:value-type="float" office:value="0.0152730266" calcext:value-type="float">
            <text:p>0.0152730266</text:p>
          </table:table-cell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float" office:value="0.0068697597" calcext:value-type="float">
            <text:p>0.0068697597</text:p>
          </table:table-cell>
          <table:table-cell office:value-type="float" office:value="0.0152600605" calcext:value-type="float">
            <text:p>0.0152600605</text:p>
          </table:table-cell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float" office:value="0.0068681595" calcext:value-type="float">
            <text:p>0.0068681595</text:p>
          </table:table-cell>
          <table:table-cell office:value-type="float" office:value="0.0152433362" calcext:value-type="float">
            <text:p>0.0152433362</text:p>
          </table:table-cell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float" office:value="0.0068625198" calcext:value-type="float">
            <text:p>0.0068625198</text:p>
          </table:table-cell>
          <table:table-cell office:value-type="float" office:value="0.0151962779" calcext:value-type="float">
            <text:p>0.0151962779</text:p>
          </table:table-cell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float" office:value="0.0068587216" calcext:value-type="float">
            <text:p>0.0068587216</text:p>
          </table:table-cell>
          <table:table-cell office:value-type="float" office:value="0.0151538111" calcext:value-type="float">
            <text:p>0.0151538111</text:p>
          </table:table-cell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float" office:value="0.0068244298" calcext:value-type="float">
            <text:p>0.0068244298</text:p>
          </table:table-cell>
          <table:table-cell office:value-type="float" office:value="0.0151187837" calcext:value-type="float">
            <text:p>0.0151187837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float" office:value="0.006811954" calcext:value-type="float">
            <text:p>0.006811954</text:p>
          </table:table-cell>
          <table:table-cell office:value-type="float" office:value="0.0150871675" calcext:value-type="float">
            <text:p>0.0150871675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0.0067937913" calcext:value-type="float">
            <text:p>0.0067937913</text:p>
          </table:table-cell>
          <table:table-cell office:value-type="float" office:value="0.0150747435" calcext:value-type="float">
            <text:p>0.0150747435</text:p>
          </table:table-cell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float" office:value="0.0067750029" calcext:value-type="float">
            <text:p>0.0067750029</text:p>
          </table:table-cell>
          <table:table-cell office:value-type="float" office:value="0.0150239417" calcext:value-type="float">
            <text:p>0.0150239417</text:p>
          </table:table-cell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float" office:value="0.0067664534" calcext:value-type="float">
            <text:p>0.0067664534</text:p>
          </table:table-cell>
          <table:table-cell office:value-type="float" office:value="0.0149701668" calcext:value-type="float">
            <text:p>0.0149701668</text:p>
          </table:table-cell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float" office:value="0.0067547318" calcext:value-type="float">
            <text:p>0.0067547318</text:p>
          </table:table-cell>
          <table:table-cell office:value-type="float" office:value="0.0149599542" calcext:value-type="float">
            <text:p>0.0149599542</text:p>
          </table:table-cell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float" office:value="0.0067417863" calcext:value-type="float">
            <text:p>0.0067417863</text:p>
          </table:table-cell>
          <table:table-cell office:value-type="float" office:value="0.0149216394" calcext:value-type="float">
            <text:p>0.0149216394</text:p>
          </table:table-cell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float" office:value="0.0067378835" calcext:value-type="float">
            <text:p>0.0067378835</text:p>
          </table:table-cell>
          <table:table-cell office:value-type="float" office:value="0.0148967374" calcext:value-type="float">
            <text:p>0.0148967374</text:p>
          </table:table-cell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float" office:value="0.006708261" calcext:value-type="float">
            <text:p>0.006708261</text:p>
          </table:table-cell>
          <table:table-cell office:value-type="float" office:value="0.0148837737" calcext:value-type="float">
            <text:p>0.0148837737</text:p>
          </table:table-cell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float" office:value="0.006691419" calcext:value-type="float">
            <text:p>0.006691419</text:p>
          </table:table-cell>
          <table:table-cell office:value-type="float" office:value="0.0148560794" calcext:value-type="float">
            <text:p>0.0148560794</text:p>
          </table:table-cell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float" office:value="0.0066584244" calcext:value-type="float">
            <text:p>0.0066584244</text:p>
          </table:table-cell>
          <table:table-cell office:value-type="float" office:value="0.0148206339" calcext:value-type="float">
            <text:p>0.0148206339</text:p>
          </table:table-cell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float" office:value="0.0066564247" calcext:value-type="float">
            <text:p>0.0066564247</text:p>
          </table:table-cell>
          <table:table-cell office:value-type="float" office:value="0.0147867892" calcext:value-type="float">
            <text:p>0.0147867892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0.006645169" calcext:value-type="float">
            <text:p>0.006645169</text:p>
          </table:table-cell>
          <table:table-cell office:value-type="float" office:value="0.0147625375" calcext:value-type="float">
            <text:p>0.0147625375</text:p>
          </table:table-cell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float" office:value="0.006630594" calcext:value-type="float">
            <text:p>0.006630594</text:p>
          </table:table-cell>
          <table:table-cell office:value-type="float" office:value="0.0147346599" calcext:value-type="float">
            <text:p>0.0147346599</text:p>
          </table:table-cell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float" office:value="0.0066153964" calcext:value-type="float">
            <text:p>0.0066153964</text:p>
          </table:table-cell>
          <table:table-cell office:value-type="float" office:value="0.0147235534" calcext:value-type="float">
            <text:p>0.0147235534</text:p>
          </table:table-cell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0.0066019755" calcext:value-type="float">
            <text:p>0.0066019755</text:p>
          </table:table-cell>
          <table:table-cell office:value-type="float" office:value="0.0147126766" calcext:value-type="float">
            <text:p>0.0147126766</text:p>
          </table:table-cell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float" office:value="0.0065971064" calcext:value-type="float">
            <text:p>0.0065971064</text:p>
          </table:table-cell>
          <table:table-cell office:value-type="float" office:value="0.0147024939" calcext:value-type="float">
            <text:p>0.0147024939</text:p>
          </table:table-cell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float" office:value="0.0065649011" calcext:value-type="float">
            <text:p>0.0065649011</text:p>
          </table:table-cell>
          <table:table-cell office:value-type="float" office:value="0.0146825175" calcext:value-type="float">
            <text:p>0.0146825175</text:p>
          </table:table-cell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float" office:value="0.0065362776" calcext:value-type="float">
            <text:p>0.0065362776</text:p>
          </table:table-cell>
          <table:table-cell office:value-type="float" office:value="0.0146544615" calcext:value-type="float">
            <text:p>0.0146544615</text:p>
          </table:table-cell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float" office:value="0.0065354612" calcext:value-type="float">
            <text:p>0.0065354612</text:p>
          </table:table-cell>
          <table:table-cell office:value-type="float" office:value="0.0146274613" calcext:value-type="float">
            <text:p>0.0146274613</text:p>
          </table:table-cell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float" office:value="0.0065096563" calcext:value-type="float">
            <text:p>0.0065096563</text:p>
          </table:table-cell>
          <table:table-cell office:value-type="float" office:value="0.0145808309" calcext:value-type="float">
            <text:p>0.0145808309</text:p>
          </table:table-cell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float" office:value="0.0065053241" calcext:value-type="float">
            <text:p>0.0065053241</text:p>
          </table:table-cell>
          <table:table-cell office:value-type="float" office:value="0.0145570119" calcext:value-type="float">
            <text:p>0.0145570119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0.0064783208" calcext:value-type="float">
            <text:p>0.0064783208</text:p>
          </table:table-cell>
          <table:table-cell office:value-type="float" office:value="0.0145108654" calcext:value-type="float">
            <text:p>0.0145108654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0.0064602646" calcext:value-type="float">
            <text:p>0.0064602646</text:p>
          </table:table-cell>
          <table:table-cell office:value-type="float" office:value="0.0145012485" calcext:value-type="float">
            <text:p>0.0145012485</text:p>
          </table:table-cell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0.0064367945" calcext:value-type="float">
            <text:p>0.0064367945</text:p>
          </table:table-cell>
          <table:table-cell office:value-type="float" office:value="0.0144675848" calcext:value-type="float">
            <text:p>0.0144675848</text:p>
          </table:table-cell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0.0064104345" calcext:value-type="float">
            <text:p>0.0064104345</text:p>
          </table:table-cell>
          <table:table-cell office:value-type="float" office:value="0.0144266082" calcext:value-type="float">
            <text:p>0.0144266082</text:p>
          </table:table-cell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0.0063995503" calcext:value-type="float">
            <text:p>0.0063995503</text:p>
          </table:table-cell>
          <table:table-cell office:value-type="float" office:value="0.0144163745" calcext:value-type="float">
            <text:p>0.0144163745</text:p>
          </table:table-cell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float" office:value="0.0063719511" calcext:value-type="float">
            <text:p>0.0063719511</text:p>
          </table:table-cell>
          <table:table-cell office:value-type="float" office:value="0.0143880226" calcext:value-type="float">
            <text:p>0.0143880226</text:p>
          </table:table-cell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0.0063467541" calcext:value-type="float">
            <text:p>0.0063467541</text:p>
          </table:table-cell>
          <table:table-cell office:value-type="float" office:value="0.0143760104" calcext:value-type="float">
            <text:p>0.0143760104</text:p>
          </table:table-cell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0.0063295767" calcext:value-type="float">
            <text:p>0.0063295767</text:p>
          </table:table-cell>
          <table:table-cell office:value-type="float" office:value="0.0143565755" calcext:value-type="float">
            <text:p>0.0143565755</text:p>
          </table:table-cell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0.0063196895" calcext:value-type="float">
            <text:p>0.0063196895</text:p>
          </table:table-cell>
          <table:table-cell office:value-type="float" office:value="0.0143055008" calcext:value-type="float">
            <text:p>0.0143055008</text:p>
          </table:table-cell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0.0062885481" calcext:value-type="float">
            <text:p>0.0062885481</text:p>
          </table:table-cell>
          <table:table-cell office:value-type="float" office:value="0.0142823933" calcext:value-type="float">
            <text:p>0.0142823933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0.0062730939" calcext:value-type="float">
            <text:p>0.0062730939</text:p>
          </table:table-cell>
          <table:table-cell office:value-type="float" office:value="0.0142631659" calcext:value-type="float">
            <text:p>0.0142631659</text:p>
          </table:table-cell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0.0062546466" calcext:value-type="float">
            <text:p>0.0062546466</text:p>
          </table:table-cell>
          <table:table-cell office:value-type="float" office:value="0.0142417062" calcext:value-type="float">
            <text:p>0.0142417062</text:p>
          </table:table-cell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0.0062527108" calcext:value-type="float">
            <text:p>0.0062527108</text:p>
          </table:table-cell>
          <table:table-cell office:value-type="float" office:value="0.0141969445" calcext:value-type="float">
            <text:p>0.0141969445</text:p>
          </table:table-cell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0.0062215994" calcext:value-type="float">
            <text:p>0.0062215994</text:p>
          </table:table-cell>
          <table:table-cell office:value-type="float" office:value="0.0141662147" calcext:value-type="float">
            <text:p>0.0141662147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0.0062004666" calcext:value-type="float">
            <text:p>0.0062004666</text:p>
          </table:table-cell>
          <table:table-cell office:value-type="float" office:value="0.0141573381" calcext:value-type="float">
            <text:p>0.0141573381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0.0061818136" calcext:value-type="float">
            <text:p>0.0061818136</text:p>
          </table:table-cell>
          <table:table-cell office:value-type="float" office:value="0.0141159144" calcext:value-type="float">
            <text:p>0.0141159144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0.0061554798" calcext:value-type="float">
            <text:p>0.0061554798</text:p>
          </table:table-cell>
          <table:table-cell office:value-type="float" office:value="0.014081824" calcext:value-type="float">
            <text:p>0.014081824</text:p>
          </table:table-cell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0.0061380806" calcext:value-type="float">
            <text:p>0.0061380806</text:p>
          </table:table-cell>
          <table:table-cell office:value-type="float" office:value="0.014050744" calcext:value-type="float">
            <text:p>0.014050744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0.0061363103" calcext:value-type="float">
            <text:p>0.0061363103</text:p>
          </table:table-cell>
          <table:table-cell office:value-type="float" office:value="0.0140369624" calcext:value-type="float">
            <text:p>0.0140369624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0.0061331825" calcext:value-type="float">
            <text:p>0.0061331825</text:p>
          </table:table-cell>
          <table:table-cell office:value-type="float" office:value="0.0140169295" calcext:value-type="float">
            <text:p>0.0140169295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0.006128537" calcext:value-type="float">
            <text:p>0.006128537</text:p>
          </table:table-cell>
          <table:table-cell office:value-type="float" office:value="0.013994739" calcext:value-type="float">
            <text:p>0.013994739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0.0061192856" calcext:value-type="float">
            <text:p>0.0061192856</text:p>
          </table:table-cell>
          <table:table-cell office:value-type="float" office:value="0.0139704198" calcext:value-type="float">
            <text:p>0.0139704198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0.0060989411" calcext:value-type="float">
            <text:p>0.0060989411</text:p>
          </table:table-cell>
          <table:table-cell office:value-type="float" office:value="0.013949597" calcext:value-type="float">
            <text:p>0.013949597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0.0060736321" calcext:value-type="float">
            <text:p>0.0060736321</text:p>
          </table:table-cell>
          <table:table-cell office:value-type="float" office:value="0.013921816" calcext:value-type="float">
            <text:p>0.013921816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0.0060653861" calcext:value-type="float">
            <text:p>0.0060653861</text:p>
          </table:table-cell>
          <table:table-cell office:value-type="float" office:value="0.0138768003" calcext:value-type="float">
            <text:p>0.0138768003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0.0060432426" calcext:value-type="float">
            <text:p>0.0060432426</text:p>
          </table:table-cell>
          <table:table-cell office:value-type="float" office:value="0.0138453168" calcext:value-type="float">
            <text:p>0.0138453168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0.0060290839" calcext:value-type="float">
            <text:p>0.0060290839</text:p>
          </table:table-cell>
          <table:table-cell office:value-type="float" office:value="0.013803845" calcext:value-type="float">
            <text:p>0.013803845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0.0060077578" calcext:value-type="float">
            <text:p>0.0060077578</text:p>
          </table:table-cell>
          <table:table-cell office:value-type="float" office:value="0.013778622" calcext:value-type="float">
            <text:p>0.013778622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0.0059800897" calcext:value-type="float">
            <text:p>0.0059800897</text:p>
          </table:table-cell>
          <table:table-cell office:value-type="float" office:value="0.0137526679" calcext:value-type="float">
            <text:p>0.0137526679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0.0059546823" calcext:value-type="float">
            <text:p>0.0059546823</text:p>
          </table:table-cell>
          <table:table-cell office:value-type="float" office:value="0.0137251572" calcext:value-type="float">
            <text:p>0.0137251572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0.0059471984" calcext:value-type="float">
            <text:p>0.0059471984</text:p>
          </table:table-cell>
          <table:table-cell office:value-type="float" office:value="0.0137151476" calcext:value-type="float">
            <text:p>0.0137151476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0.00592545" calcext:value-type="float">
            <text:p>0.00592545</text:p>
          </table:table-cell>
          <table:table-cell office:value-type="float" office:value="0.0137021421" calcext:value-type="float">
            <text:p>0.0137021421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0.0058969039" calcext:value-type="float">
            <text:p>0.0058969039</text:p>
          </table:table-cell>
          <table:table-cell office:value-type="float" office:value="0.0136931927" calcext:value-type="float">
            <text:p>0.0136931927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0.0058917546" calcext:value-type="float">
            <text:p>0.0058917546</text:p>
          </table:table-cell>
          <table:table-cell office:value-type="float" office:value="0.013662889" calcext:value-type="float">
            <text:p>0.013662889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0.0058805341" calcext:value-type="float">
            <text:p>0.0058805341</text:p>
          </table:table-cell>
          <table:table-cell office:value-type="float" office:value="0.013633968" calcext:value-type="float">
            <text:p>0.013633968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0.0058530554" calcext:value-type="float">
            <text:p>0.0058530554</text:p>
          </table:table-cell>
          <table:table-cell office:value-type="float" office:value="0.0136036307" calcext:value-type="float">
            <text:p>0.0136036307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0.0058282308" calcext:value-type="float">
            <text:p>0.0058282308</text:p>
          </table:table-cell>
          <table:table-cell office:value-type="float" office:value="0.0135717203" calcext:value-type="float">
            <text:p>0.0135717203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0.0058212689" calcext:value-type="float">
            <text:p>0.0058212689</text:p>
          </table:table-cell>
          <table:table-cell office:value-type="float" office:value="0.0135577225" calcext:value-type="float">
            <text:p>0.0135577225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0.0057938718" calcext:value-type="float">
            <text:p>0.0057938718</text:p>
          </table:table-cell>
          <table:table-cell office:value-type="float" office:value="0.0135236343" calcext:value-type="float">
            <text:p>0.0135236343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0.0057925916" calcext:value-type="float">
            <text:p>0.0057925916</text:p>
          </table:table-cell>
          <table:table-cell office:value-type="float" office:value="0.0134916704" calcext:value-type="float">
            <text:p>0.013491670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57741315" calcext:value-type="float">
            <text:p>0.0057741315</text:p>
          </table:table-cell>
          <table:table-cell office:value-type="float" office:value="0.0134618955" calcext:value-type="float">
            <text:p>0.01346189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7"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1:07:07.7971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29:17.181481000</meta:creation-date>
    <dc:date>2017-05-25T11:36:38.202565000</dc:date>
    <meta:editing-duration>PT50M29S</meta:editing-duration>
    <meta:editing-cycles>13</meta:editing-cycles>
    <meta:generator>LibreOffice/5.1.6.2$MacOSX_X86_64 LibreOffice_project/07ac168c60a517dba0f0d7bc7540f5afa45f0909</meta:generator>
    <meta:document-statistic meta:table-count="2" meta:cell-count="66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00" chart:maximum="1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399ff" draw:fill-color="#3399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cc33" draw:fill-color="#00cc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8cm" svg:height="16.39cm" xlink:href=".." xlink:type="simple" chart:class="chart:scatter" chart:style-name="ch1">
        <chart:title svg:x="7.189cm" svg:y="0.463cm" chart:style-name="ch2">
          <text:p>Rhine River, Switzerland, 1807-1957</text:p>
        </chart:title>
        <chart:legend chart:legend-position="bottom" svg:x="3.73cm" svg:y="15.607cm" style:legend-expansion="wide" chart:style-name="ch3"/>
        <chart:plot-area chart:style-name="ch4" table:cell-range-address="Sheet1.A2:Sheet1.D151 Sheet1.B1:Sheet1.D1" chart:data-source-has-labels="row" svg:x="1.45cm" svg:y="1.595cm" svg:width="20.091cm" svg:height="12.704cm">
          <chartooo:coordinate-region svg:x="2.257cm" svg:y="1.794cm" svg:width="18.819cm" svg:height="11.858cm"/>
          <chart:axis chart:dimension="x" chart:name="primary-x" chart:style-name="ch5">
            <chart:title svg:x="9.93cm" svg:y="14.626cm" chart:style-name="ch6">
              <text:p>Year of Measurement</text:p>
            </chart:title>
          </chart:axis>
          <chart:axis chart:dimension="y" chart:name="primary-y" chart:style-name="ch7">
            <chart:title svg:x="0.451cm" svg:y="8.798cm" chart:style-name="ch8">
              <text:p>River Level</text:p>
            </chart:title>
            <chart:grid chart:style-name="ch9" chart:class="major"/>
          </chart:axis>
          <chart:series chart:style-name="ch10" chart:values-cell-range-address="Sheet1.B2:Sheet1.B151" chart:label-cell-address="Sheet1.B1:Sheet1.B1" chart:class="chart:scatter">
            <chart:domain table:cell-range-address="Sheet1.A2:Sheet1.A151"/>
            <chart:data-point chart:repeated="150"/>
          </chart:series>
          <chart:series chart:style-name="ch11" chart:values-cell-range-address="Sheet1.C2:Sheet1.C151" chart:label-cell-address="Sheet1.C1:Sheet1.C1" chart:class="chart:scatter">
            <chart:data-point chart:repeated="150"/>
          </chart:series>
          <chart:series chart:style-name="ch12" chart:values-cell-range-address="Sheet1.D2:Sheet1.D151" chart:label-cell-address="Sheet1.D1:Sheet1.D1" chart:class="chart:scatter">
            <chart:data-point chart:repeated="1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sured Value</text:p>
                <draw:g>
                  <svg:desc>Sheet1.B1:Sheet1.B1</svg:desc>
                </draw:g>
              </table:table-cell>
              <table:table-cell office:value-type="string">
                <text:p>MLP Pair Predicted Value</text:p>
                <draw:g>
                  <svg:desc>Sheet1.C1:Sheet1.C1</svg:desc>
                </draw:g>
              </table:table-cell>
              <table:table-cell office:value-type="string">
                <text:p>Tree Layers Feed-Forward Neural Network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1</svg:desc>
                </draw:g>
              </table:table-cell>
              <table:table-cell office:value-type="float" office:value="864.884">
                <text:p>864.884</text:p>
                <draw:g>
                  <svg:desc>Sheet1.B2:Sheet1.B151</svg:desc>
                </draw:g>
              </table:table-cell>
              <table:table-cell office:value-type="float" office:value="869.3278183027">
                <text:p>869.3278183027</text:p>
                <draw:g>
                  <svg:desc>Sheet1.C2:Sheet1.C151</svg:desc>
                </draw:g>
              </table:table-cell>
              <table:table-cell office:value-type="float" office:value="831.4482553556">
                <text:p>831.4482553556</text:p>
                <draw:g>
                  <svg:desc>Sheet1.D2:Sheet1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33.141">
                <text:p>1033.141</text:p>
              </table:table-cell>
              <table:table-cell office:value-type="float" office:value="1049.1346225958">
                <text:p>1049.1346225958</text:p>
              </table:table-cell>
              <table:table-cell office:value-type="float" office:value="986.2770179804">
                <text:p>986.2770179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26.9233">
                <text:p>826.9233</text:p>
              </table:table-cell>
              <table:table-cell office:value-type="float" office:value="821.5664513334">
                <text:p>821.5664513334</text:p>
              </table:table-cell>
              <table:table-cell office:value-type="float" office:value="872.3945558098">
                <text:p>872.3945558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18.777">
                <text:p>1018.777</text:p>
              </table:table-cell>
              <table:table-cell office:value-type="float" office:value="1016.6232412742">
                <text:p>1016.6232412742</text:p>
              </table:table-cell>
              <table:table-cell office:value-type="float" office:value="1046.1072073009">
                <text:p>1046.1072073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18.296">
                <text:p>1118.296</text:p>
              </table:table-cell>
              <table:table-cell office:value-type="float" office:value="1112.4657594181">
                <text:p>1112.4657594181</text:p>
              </table:table-cell>
              <table:table-cell office:value-type="float" office:value="1068.3004533381">
                <text:p>1068.3004533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00.854">
                <text:p>1100.854</text:p>
              </table:table-cell>
              <table:table-cell office:value-type="float" office:value="1071.0854632094">
                <text:p>1071.0854632094</text:p>
              </table:table-cell>
              <table:table-cell office:value-type="float" office:value="1071.5479495967">
                <text:p>1071.5479495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78.7654">
                <text:p>978.7654</text:p>
              </table:table-cell>
              <table:table-cell office:value-type="float" office:value="955.6854308472">
                <text:p>955.6854308472</text:p>
              </table:table-cell>
              <table:table-cell office:value-type="float" office:value="1018.2884784914">
                <text:p>1018.2884784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32.659">
                <text:p>1132.659</text:p>
              </table:table-cell>
              <table:table-cell office:value-type="float" office:value="1138.7179982086">
                <text:p>1138.7179982086</text:p>
              </table:table-cell>
              <table:table-cell office:value-type="float" office:value="1107.6570011258">
                <text:p>1107.6570011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91.683">
                <text:p>1291.683</text:p>
              </table:table-cell>
              <table:table-cell office:value-type="float" office:value="1314.3653156141">
                <text:p>1314.3653156141</text:p>
              </table:table-cell>
              <table:table-cell office:value-type="float" office:value="1254.8919862806">
                <text:p>1254.8919862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66.096">
                <text:p>1466.096</text:p>
              </table:table-cell>
              <table:table-cell office:value-type="float" office:value="1459.4163439136">
                <text:p>1459.4163439136</text:p>
              </table:table-cell>
              <table:table-cell office:value-type="float" office:value="1453.9179274566">
                <text:p>1453.9179274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4.4021">
                <text:p>964.4021</text:p>
              </table:table-cell>
              <table:table-cell office:value-type="float" office:value="957.3191058873">
                <text:p>957.3191058873</text:p>
              </table:table-cell>
              <table:table-cell office:value-type="float" office:value="935.7838183562">
                <text:p>935.7838183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19.7417">
                <text:p>819.7417</text:p>
              </table:table-cell>
              <table:table-cell office:value-type="float" office:value="800.7725126615">
                <text:p>800.7725126615</text:p>
              </table:table-cell>
              <table:table-cell office:value-type="float" office:value="825.5617372668">
                <text:p>825.5617372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54.1426">
                <text:p>954.1426</text:p>
              </table:table-cell>
              <table:table-cell office:value-type="float" office:value="944.693770885">
                <text:p>944.693770885</text:p>
              </table:table-cell>
              <table:table-cell office:value-type="float" office:value="992.333200154">
                <text:p>992.33320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92.646">
                <text:p>1092.646</text:p>
              </table:table-cell>
              <table:table-cell office:value-type="float" office:value="1094.2762301836">
                <text:p>1094.2762301836</text:p>
              </table:table-cell>
              <table:table-cell office:value-type="float" office:value="1111.5652671985">
                <text:p>1111.5652671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45.9348">
                <text:p>945.9348</text:p>
              </table:table-cell>
              <table:table-cell office:value-type="float" office:value="956.9357190949">
                <text:p>956.9357190949</text:p>
              </table:table-cell>
              <table:table-cell office:value-type="float" office:value="899.8467065567">
                <text:p>899.8467065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37.244">
                <text:p>1037.244</text:p>
              </table:table-cell>
              <table:table-cell office:value-type="float" office:value="1015.9447539743">
                <text:p>1015.9447539743</text:p>
              </table:table-cell>
              <table:table-cell office:value-type="float" office:value="1005.0702700529">
                <text:p>1005.0702700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43.944">
                <text:p>1143.944</text:p>
              </table:table-cell>
              <table:table-cell office:value-type="float" office:value="1158.0648743197">
                <text:p>1158.0648743197</text:p>
              </table:table-cell>
              <table:table-cell office:value-type="float" office:value="1121.11000293">
                <text:p>1121.11000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12.139">
                <text:p>1112.139</text:p>
              </table:table-cell>
              <table:table-cell office:value-type="float" office:value="1095.5930419296">
                <text:p>1095.5930419296</text:p>
              </table:table-cell>
              <table:table-cell office:value-type="float" office:value="1133.6137983063">
                <text:p>1133.6137983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95.6628">
                <text:p>895.6628</text:p>
              </table:table-cell>
              <table:table-cell office:value-type="float" office:value="898.0273780086">
                <text:p>898.0273780086</text:p>
              </table:table-cell>
              <table:table-cell office:value-type="float" office:value="899.03661565">
                <text:p>899.03661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75.206">
                <text:p>1075.206</text:p>
              </table:table-cell>
              <table:table-cell office:value-type="float" office:value="1089.1746768967">
                <text:p>1089.1746768967</text:p>
              </table:table-cell>
              <table:table-cell office:value-type="float" office:value="1097.9994905142">
                <text:p>1097.9994905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43.401">
                <text:p>1043.401</text:p>
              </table:table-cell>
              <table:table-cell office:value-type="float" office:value="1025.8256610264">
                <text:p>1025.8256610264</text:p>
              </table:table-cell>
              <table:table-cell office:value-type="float" office:value="1084.5390404553">
                <text:p>1084.5390404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88.4812">
                <text:p>888.4812</text:p>
              </table:table-cell>
              <table:table-cell office:value-type="float" office:value="874.980579318">
                <text:p>874.980579318</text:p>
              </table:table-cell>
              <table:table-cell office:value-type="float" office:value="892.7859944682">
                <text:p>892.7859944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44.426">
                <text:p>1044.426</text:p>
              </table:table-cell>
              <table:table-cell office:value-type="float" office:value="1071.0541274711">
                <text:p>1071.0541274711</text:p>
              </table:table-cell>
              <table:table-cell office:value-type="float" office:value="1001.7661924269">
                <text:p>1001.7661924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71.164">
                <text:p>1271.164</text:p>
              </table:table-cell>
              <table:table-cell office:value-type="float" office:value="1278.202436918">
                <text:p>1278.202436918</text:p>
              </table:table-cell>
              <table:table-cell office:value-type="float" office:value="1261.2141223972">
                <text:p>1261.2141223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09.4822">
                <text:p>809.4822</text:p>
              </table:table-cell>
              <table:table-cell office:value-type="float" office:value="807.714564196">
                <text:p>807.714564196</text:p>
              </table:table-cell>
              <table:table-cell office:value-type="float" office:value="828.0403793438">
                <text:p>828.0403793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18.2339">
                <text:p>918.2339</text:p>
              </table:table-cell>
              <table:table-cell office:value-type="float" office:value="945.5068208187">
                <text:p>945.5068208187</text:p>
              </table:table-cell>
              <table:table-cell office:value-type="float" office:value="964.4535266156">
                <text:p>964.4535266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61.3242">
                <text:p>961.3242</text:p>
              </table:table-cell>
              <table:table-cell office:value-type="float" office:value="970.9350855803">
                <text:p>970.9350855803</text:p>
              </table:table-cell>
              <table:table-cell office:value-type="float" office:value="935.6677173101">
                <text:p>935.6677173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44.3647">
                <text:p>844.3647</text:p>
              </table:table-cell>
              <table:table-cell office:value-type="float" office:value="856.2510797027">
                <text:p>856.2510797027</text:p>
              </table:table-cell>
              <table:table-cell office:value-type="float" office:value="853.4747727527">
                <text:p>853.4747727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90.533">
                <text:p>890.533</text:p>
              </table:table-cell>
              <table:table-cell office:value-type="float" office:value="867.4497903342">
                <text:p>867.4497903342</text:p>
              </table:table-cell>
              <table:table-cell office:value-type="float" office:value="917.881463984">
                <text:p>917.881463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63.438">
                <text:p>1163.438</text:p>
              </table:table-cell>
              <table:table-cell office:value-type="float" office:value="1184.6358081404">
                <text:p>1184.6358081404</text:p>
              </table:table-cell>
              <table:table-cell office:value-type="float" office:value="1179.4141293111">
                <text:p>1179.4141293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86.9731">
                <text:p>986.9731</text:p>
              </table:table-cell>
              <table:table-cell office:value-type="float" office:value="1003.7274494432">
                <text:p>1003.7274494432</text:p>
              </table:table-cell>
              <table:table-cell office:value-type="float" office:value="1035.3428587505">
                <text:p>1035.3428587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54.686">
                <text:p>1054.686</text:p>
              </table:table-cell>
              <table:table-cell office:value-type="float" office:value="1046.4725740992">
                <text:p>1046.4725740992</text:p>
              </table:table-cell>
              <table:table-cell office:value-type="float" office:value="1072.2725169317">
                <text:p>1072.2725169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95.6628">
                <text:p>895.6628</text:p>
              </table:table-cell>
              <table:table-cell office:value-type="float" office:value="896.8961184063">
                <text:p>896.8961184063</text:p>
              </table:table-cell>
              <table:table-cell office:value-type="float" office:value="862.8887614794">
                <text:p>862.8887614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97.776">
                <text:p>1097.776</text:p>
              </table:table-cell>
              <table:table-cell office:value-type="float" office:value="1125.1747730726">
                <text:p>1125.1747730726</text:p>
              </table:table-cell>
              <table:table-cell office:value-type="float" office:value="1051.9442744449">
                <text:p>1051.9442744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15.156">
                <text:p>915.156</text:p>
              </table:table-cell>
              <table:table-cell office:value-type="float" office:value="917.0542073543">
                <text:p>917.0542073543</text:p>
              </table:table-cell>
              <table:table-cell office:value-type="float" office:value="933.6680875492">
                <text:p>933.6680875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79.853">
                <text:p>1179.853</text:p>
              </table:table-cell>
              <table:table-cell office:value-type="float" office:value="1164.4216301211">
                <text:p>1164.4216301211</text:p>
              </table:table-cell>
              <table:table-cell office:value-type="float" office:value="1179.8388169059">
                <text:p>1179.8388169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19.321">
                <text:p>1119.321</text:p>
              </table:table-cell>
              <table:table-cell office:value-type="float" office:value="1097.937840662">
                <text:p>1097.937840662</text:p>
              </table:table-cell>
              <table:table-cell office:value-type="float" office:value="1136.8891598514">
                <text:p>1136.8891598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43.401">
                <text:p>1043.401</text:p>
              </table:table-cell>
              <table:table-cell office:value-type="float" office:value="1042.9513762046">
                <text:p>1042.9513762046</text:p>
              </table:table-cell>
              <table:table-cell office:value-type="float" office:value="1090.0886504518">
                <text:p>1090.0886504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37.307">
                <text:p>1237.307</text:p>
              </table:table-cell>
              <table:table-cell office:value-type="float" office:value="1264.3303166568">
                <text:p>1264.3303166568</text:p>
              </table:table-cell>
              <table:table-cell office:value-type="float" office:value="1234.4561914783">
                <text:p>1234.4561914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80.879">
                <text:p>1180.879</text:p>
              </table:table-cell>
              <table:table-cell office:value-type="float" office:value="1152.9950805893">
                <text:p>1152.9950805893</text:p>
              </table:table-cell>
              <table:table-cell office:value-type="float" office:value="1185.7030266261">
                <text:p>1185.7030266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72.0657">
                <text:p>872.0657</text:p>
              </table:table-cell>
              <table:table-cell office:value-type="float" office:value="845.7683485032">
                <text:p>845.7683485032</text:p>
              </table:table-cell>
              <table:table-cell office:value-type="float" office:value="866.2648342579">
                <text:p>866.2648342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57.2205">
                <text:p>957.2205</text:p>
              </table:table-cell>
              <table:table-cell office:value-type="float" office:value="929.4244759782">
                <text:p>929.4244759782</text:p>
              </table:table-cell>
              <table:table-cell office:value-type="float" office:value="978.2148891329">
                <text:p>978.21488913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79.309">
                <text:p>1079.309</text:p>
              </table:table-cell>
              <table:table-cell office:value-type="float" office:value="1102.3712001882">
                <text:p>1102.3712001882</text:p>
              </table:table-cell>
              <table:table-cell office:value-type="float" office:value="1076.1182720187">
                <text:p>1076.1182720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73.697">
                <text:p>1173.697</text:p>
              </table:table-cell>
              <table:table-cell office:value-type="float" office:value="1157.5409429591">
                <text:p>1157.5409429591</text:p>
              </table:table-cell>
              <table:table-cell office:value-type="float" office:value="1125.8276706085">
                <text:p>1125.8276706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83.413">
                <text:p>1083.413</text:p>
              </table:table-cell>
              <table:table-cell office:value-type="float" office:value="1086.3365209059">
                <text:p>1086.3365209059</text:p>
              </table:table-cell>
              <table:table-cell office:value-type="float" office:value="1093.8179715847">
                <text:p>1093.81797158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239.359">
                <text:p>1239.359</text:p>
              </table:table-cell>
              <table:table-cell office:value-type="float" office:value="1256.5845681961">
                <text:p>1256.5845681961</text:p>
              </table:table-cell>
              <table:table-cell office:value-type="float" office:value="1200.9738710227">
                <text:p>1200.9738710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51.5464">
                <text:p>851.5464</text:p>
              </table:table-cell>
              <table:table-cell office:value-type="float" office:value="826.4509404583">
                <text:p>826.4509404583</text:p>
              </table:table-cell>
              <table:table-cell office:value-type="float" office:value="812.9963514423">
                <text:p>812.9963514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77.801">
                <text:p>1177.801</text:p>
              </table:table-cell>
              <table:table-cell office:value-type="float" office:value="1196.9393181138">
                <text:p>1196.9393181138</text:p>
              </table:table-cell>
              <table:table-cell office:value-type="float" office:value="1214.9399087448">
                <text:p>1214.9399087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54.1426">
                <text:p>954.1426</text:p>
              </table:table-cell>
              <table:table-cell office:value-type="float" office:value="945.7357774341">
                <text:p>945.7357774341</text:p>
              </table:table-cell>
              <table:table-cell office:value-type="float" office:value="986.0189960121">
                <text:p>986.0189960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83.833">
                <text:p>783.833</text:p>
              </table:table-cell>
              <table:table-cell office:value-type="float" office:value="762.0918959483">
                <text:p>762.0918959483</text:p>
              </table:table-cell>
              <table:table-cell office:value-type="float" office:value="814.4518699935">
                <text:p>814.4518699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01.7563">
                <text:p>701.7563</text:p>
              </table:table-cell>
              <table:table-cell office:value-type="float" office:value="725.7607938562">
                <text:p>725.7607938562</text:p>
              </table:table-cell>
              <table:table-cell office:value-type="float" office:value="733.789790229">
                <text:p>733.789790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72.0657">
                <text:p>872.0657</text:p>
              </table:table-cell>
              <table:table-cell office:value-type="float" office:value="867.6447887063">
                <text:p>867.6447887063</text:p>
              </table:table-cell>
              <table:table-cell office:value-type="float" office:value="841.8734732488">
                <text:p>841.8734732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28.073">
                <text:p>1228.073</text:p>
              </table:table-cell>
              <table:table-cell office:value-type="float" office:value="1217.9287008853">
                <text:p>1217.9287008853</text:p>
              </table:table-cell>
              <table:table-cell office:value-type="float" office:value="1221.9357477937">
                <text:p>1221.9357477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43.401">
                <text:p>1043.401</text:p>
              </table:table-cell>
              <table:table-cell office:value-type="float" office:value="1048.6953872419">
                <text:p>1048.6953872419</text:p>
              </table:table-cell>
              <table:table-cell office:value-type="float" office:value="1081.8443785263">
                <text:p>1081.8443785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51.5464">
                <text:p>851.5464</text:p>
              </table:table-cell>
              <table:table-cell office:value-type="float" office:value="857.3875291962">
                <text:p>857.3875291962</text:p>
              </table:table-cell>
              <table:table-cell office:value-type="float" office:value="864.9122146942">
                <text:p>864.9122146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03.8704">
                <text:p>903.8704</text:p>
              </table:table-cell>
              <table:table-cell office:value-type="float" office:value="910.7792721782">
                <text:p>910.7792721782</text:p>
              </table:table-cell>
              <table:table-cell office:value-type="float" office:value="914.5511228308">
                <text:p>914.5511228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61.3242">
                <text:p>961.3242</text:p>
              </table:table-cell>
              <table:table-cell office:value-type="float" office:value="990.3259252819">
                <text:p>990.3259252819</text:p>
              </table:table-cell>
              <table:table-cell office:value-type="float" office:value="989.962672598">
                <text:p>989.962672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62.2881">
                <text:p>762.2881</text:p>
              </table:table-cell>
              <table:table-cell office:value-type="float" office:value="786.7755640138">
                <text:p>786.7755640138</text:p>
              </table:table-cell>
              <table:table-cell office:value-type="float" office:value="746.1169318778">
                <text:p>746.1169318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60.2981">
                <text:p>960.2981</text:p>
              </table:table-cell>
              <table:table-cell office:value-type="float" office:value="938.4836836914">
                <text:p>938.4836836914</text:p>
              </table:table-cell>
              <table:table-cell office:value-type="float" office:value="912.4620472786">
                <text:p>912.4620472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60.904">
                <text:p>1260.904</text:p>
              </table:table-cell>
              <table:table-cell office:value-type="float" office:value="1278.1122979376">
                <text:p>1278.1122979376</text:p>
              </table:table-cell>
              <table:table-cell office:value-type="float" office:value="1220.4575717401">
                <text:p>1220.4575717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06.466">
                <text:p>1006.466</text:p>
              </table:table-cell>
              <table:table-cell office:value-type="float" office:value="1030.0424162906">
                <text:p>1030.0424162906</text:p>
              </table:table-cell>
              <table:table-cell office:value-type="float" office:value="992.1958180329">
                <text:p>992.19581803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10.57">
                <text:p>1010.57</text:p>
              </table:table-cell>
              <table:table-cell office:value-type="float" office:value="1026.7359814818">
                <text:p>1026.7359814818</text:p>
              </table:table-cell>
              <table:table-cell office:value-type="float" office:value="1035.8216568105">
                <text:p>1035.8216568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95.1187">
                <text:p>795.1187</text:p>
              </table:table-cell>
              <table:table-cell office:value-type="float" office:value="766.4216078111">
                <text:p>766.4216078111</text:p>
              </table:table-cell>
              <table:table-cell office:value-type="float" office:value="783.0127002709">
                <text:p>783.01270027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04.414">
                <text:p>1004.414</text:p>
              </table:table-cell>
              <table:table-cell office:value-type="float" office:value="1012.9184025529">
                <text:p>1012.9184025529</text:p>
              </table:table-cell>
              <table:table-cell office:value-type="float" office:value="960.9053061754">
                <text:p>960.9053061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15.156">
                <text:p>915.156</text:p>
              </table:table-cell>
              <table:table-cell office:value-type="float" office:value="886.7479278504">
                <text:p>886.7479278504</text:p>
              </table:table-cell>
              <table:table-cell office:value-type="float" office:value="868.8358086773">
                <text:p>868.8358086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21.855">
                <text:p>1021.855</text:p>
              </table:table-cell>
              <table:table-cell office:value-type="float" office:value="1028.5336547877">
                <text:p>1028.5336547877</text:p>
              </table:table-cell>
              <table:table-cell office:value-type="float" office:value="997.3996696843">
                <text:p>997.3996696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36.157">
                <text:p>836.157</text:p>
              </table:table-cell>
              <table:table-cell office:value-type="float" office:value="845.5062647894">
                <text:p>845.5062647894</text:p>
              </table:table-cell>
              <table:table-cell office:value-type="float" office:value="843.3446800773">
                <text:p>843.3446800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46.4167">
                <text:p>846.4167</text:p>
              </table:table-cell>
              <table:table-cell office:value-type="float" office:value="865.4926734709">
                <text:p>865.4926734709</text:p>
              </table:table-cell>
              <table:table-cell office:value-type="float" office:value="805.7516704939">
                <text:p>805.75167049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47.084">
                <text:p>1347.084</text:p>
              </table:table-cell>
              <table:table-cell office:value-type="float" office:value="1350.6781162934">
                <text:p>1350.6781162934</text:p>
              </table:table-cell>
              <table:table-cell office:value-type="float" office:value="1376.2780859776">
                <text:p>1376.2780859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64.464">
                <text:p>1164.464</text:p>
              </table:table-cell>
              <table:table-cell office:value-type="float" office:value="1178.0803446796">
                <text:p>1178.0803446796</text:p>
              </table:table-cell>
              <table:table-cell office:value-type="float" office:value="1135.2810474084">
                <text:p>1135.2810474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39.841">
                <text:p>1139.841</text:p>
              </table:table-cell>
              <table:table-cell office:value-type="float" office:value="1160.1305266806">
                <text:p>1160.1305266806</text:p>
              </table:table-cell>
              <table:table-cell office:value-type="float" office:value="1104.0741507977">
                <text:p>1104.07415079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38.814">
                <text:p>1138.814</text:p>
              </table:table-cell>
              <table:table-cell office:value-type="float" office:value="1114.3766425603">
                <text:p>1114.3766425603</text:p>
              </table:table-cell>
              <table:table-cell office:value-type="float" office:value="1175.1803844596">
                <text:p>1175.1803844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19.2598">
                <text:p>919.2598</text:p>
              </table:table-cell>
              <table:table-cell office:value-type="float" office:value="930.7311086741">
                <text:p>930.7311086741</text:p>
              </table:table-cell>
              <table:table-cell office:value-type="float" office:value="954.9212789604">
                <text:p>954.92127896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70.619">
                <text:p>1170.619</text:p>
              </table:table-cell>
              <table:table-cell office:value-type="float" office:value="1164.1795456415">
                <text:p>1164.1795456415</text:p>
              </table:table-cell>
              <table:table-cell office:value-type="float" office:value="1216.2293229024">
                <text:p>1216.2293229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71.0396">
                <text:p>871.0396</text:p>
              </table:table-cell>
              <table:table-cell office:value-type="float" office:value="847.2105412462">
                <text:p>847.2105412462</text:p>
              </table:table-cell>
              <table:table-cell office:value-type="float" office:value="917.1167505591">
                <text:p>917.11675055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56.801">
                <text:p>1256.801</text:p>
              </table:table-cell>
              <table:table-cell office:value-type="float" office:value="1285.4472483484">
                <text:p>1285.4472483484</text:p>
              </table:table-cell>
              <table:table-cell office:value-type="float" office:value="1221.5367440632">
                <text:p>1221.5367440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03.8704">
                <text:p>903.8704</text:p>
              </table:table-cell>
              <table:table-cell office:value-type="float" office:value="927.9654519426">
                <text:p>927.9654519426</text:p>
              </table:table-cell>
              <table:table-cell office:value-type="float" office:value="924.1033860015">
                <text:p>924.1033860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79.1853">
                <text:p>679.1853</text:p>
              </table:table-cell>
              <table:table-cell office:value-type="float" office:value="693.313060411">
                <text:p>693.313060411</text:p>
              </table:table-cell>
              <table:table-cell office:value-type="float" office:value="649.4255785407">
                <text:p>649.42557854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78.7654">
                <text:p>978.7654</text:p>
              </table:table-cell>
              <table:table-cell office:value-type="float" office:value="1005.3249666695">
                <text:p>1005.3249666695</text:p>
              </table:table-cell>
              <table:table-cell office:value-type="float" office:value="949.3715155644">
                <text:p>949.3715155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49.4946">
                <text:p>849.4946</text:p>
              </table:table-cell>
              <table:table-cell office:value-type="float" office:value="876.2063346916">
                <text:p>876.2063346916</text:p>
              </table:table-cell>
              <table:table-cell office:value-type="float" office:value="853.3591352315">
                <text:p>853.3591352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31.633">
                <text:p>1131.633</text:p>
              </table:table-cell>
              <table:table-cell office:value-type="float" office:value="1107.8292971094">
                <text:p>1107.8292971094</text:p>
              </table:table-cell>
              <table:table-cell office:value-type="float" office:value="1169.0861930485">
                <text:p>1169.0861930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62.894">
                <text:p>1062.894</text:p>
              </table:table-cell>
              <table:table-cell office:value-type="float" office:value="1077.7068185213">
                <text:p>1077.7068185213</text:p>
              </table:table-cell>
              <table:table-cell office:value-type="float" office:value="1015.0516628608">
                <text:p>1015.05166286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98.2588">
                <text:p>998.2588</text:p>
              </table:table-cell>
              <table:table-cell office:value-type="float" office:value="1015.1850363651">
                <text:p>1015.1850363651</text:p>
              </table:table-cell>
              <table:table-cell office:value-type="float" office:value="981.7666136895">
                <text:p>981.76661368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06.466">
                <text:p>1006.466</text:p>
              </table:table-cell>
              <table:table-cell office:value-type="float" office:value="1013.3666872936">
                <text:p>1013.3666872936</text:p>
              </table:table-cell>
              <table:table-cell office:value-type="float" office:value="990.4977514619">
                <text:p>990.4977514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47.504">
                <text:p>1047.504</text:p>
              </table:table-cell>
              <table:table-cell office:value-type="float" office:value="1069.8347630185">
                <text:p>1069.8347630185</text:p>
              </table:table-cell>
              <table:table-cell office:value-type="float" office:value="1043.6179482206">
                <text:p>1043.61794822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05.3784">
                <text:p>805.3784</text:p>
              </table:table-cell>
              <table:table-cell office:value-type="float" office:value="834.4354086623">
                <text:p>834.4354086623</text:p>
              </table:table-cell>
              <table:table-cell office:value-type="float" office:value="840.7990841913">
                <text:p>840.79908419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98.1965">
                <text:p>798.1965</text:p>
              </table:table-cell>
              <table:table-cell office:value-type="float" office:value="793.4662896327">
                <text:p>793.4662896327</text:p>
              </table:table-cell>
              <table:table-cell office:value-type="float" office:value="840.6759105976">
                <text:p>840.6759105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46.4167">
                <text:p>846.4167</text:p>
              </table:table-cell>
              <table:table-cell office:value-type="float" office:value="866.4754601974">
                <text:p>866.4754601974</text:p>
              </table:table-cell>
              <table:table-cell office:value-type="float" office:value="880.7899079473">
                <text:p>880.78990794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28.556">
                <text:p>1128.556</text:p>
              </table:table-cell>
              <table:table-cell office:value-type="float" office:value="1111.1238810514">
                <text:p>1111.1238810514</text:p>
              </table:table-cell>
              <table:table-cell office:value-type="float" office:value="1131.7475255317">
                <text:p>1131.74752553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54.266">
                <text:p>1354.266</text:p>
              </table:table-cell>
              <table:table-cell office:value-type="float" office:value="1369.9961385251">
                <text:p>1369.9961385251</text:p>
              </table:table-cell>
              <table:table-cell office:value-type="float" office:value="1399.7627172889">
                <text:p>1399.7627172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72.6099">
                <text:p>972.6099</text:p>
              </table:table-cell>
              <table:table-cell office:value-type="float" office:value="984.4467712904">
                <text:p>984.4467712904</text:p>
              </table:table-cell>
              <table:table-cell office:value-type="float" office:value="971.8920355141">
                <text:p>971.8920355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55.1685">
                <text:p>955.1685</text:p>
              </table:table-cell>
              <table:table-cell office:value-type="float" office:value="951.5416677103">
                <text:p>951.5416677103</text:p>
              </table:table-cell>
              <table:table-cell office:value-type="float" office:value="922.9212291384">
                <text:p>922.9212291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49.0127">
                <text:p>949.0127</text:p>
              </table:table-cell>
              <table:table-cell office:value-type="float" office:value="955.6045282027">
                <text:p>955.6045282027</text:p>
              </table:table-cell>
              <table:table-cell office:value-type="float" office:value="907.6221610592">
                <text:p>907.6221610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16.726">
                <text:p>1016.726</text:p>
              </table:table-cell>
              <table:table-cell office:value-type="float" office:value="999.7429273882">
                <text:p>999.7429273882</text:p>
              </table:table-cell>
              <table:table-cell office:value-type="float" office:value="969.5548696483">
                <text:p>969.55486964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54.686">
                <text:p>1054.686</text:p>
              </table:table-cell>
              <table:table-cell office:value-type="float" office:value="1074.1469355937">
                <text:p>1074.1469355937</text:p>
              </table:table-cell>
              <table:table-cell office:value-type="float" office:value="1036.1437190729">
                <text:p>1036.14371907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2.6099">
                <text:p>972.6099</text:p>
              </table:table-cell>
              <table:table-cell office:value-type="float" office:value="968.8816009561">
                <text:p>968.8816009561</text:p>
              </table:table-cell>
              <table:table-cell office:value-type="float" office:value="984.1699712874">
                <text:p>984.16997128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18.777">
                <text:p>1018.777</text:p>
              </table:table-cell>
              <table:table-cell office:value-type="float" office:value="1023.1381750922">
                <text:p>1023.1381750922</text:p>
              </table:table-cell>
              <table:table-cell office:value-type="float" office:value="973.0508779649">
                <text:p>973.05087796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04.414">
                <text:p>1004.414</text:p>
              </table:table-cell>
              <table:table-cell office:value-type="float" office:value="1032.436619076">
                <text:p>1032.436619076</text:p>
              </table:table-cell>
              <table:table-cell office:value-type="float" office:value="998.8248506772">
                <text:p>998.8248506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15.218">
                <text:p>1115.218</text:p>
              </table:table-cell>
              <table:table-cell office:value-type="float" office:value="1129.4283401414">
                <text:p>1129.4283401414</text:p>
              </table:table-cell>
              <table:table-cell office:value-type="float" office:value="1108.7173316497">
                <text:p>1108.71733164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6.4541">
                <text:p>966.4541</text:p>
              </table:table-cell>
              <table:table-cell office:value-type="float" office:value="966.765074624">
                <text:p>966.765074624</text:p>
              </table:table-cell>
              <table:table-cell office:value-type="float" office:value="1009.814246469">
                <text:p>1009.8142464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49.0127">
                <text:p>949.0127</text:p>
              </table:table-cell>
              <table:table-cell office:value-type="float" office:value="921.1954577587">
                <text:p>921.1954577587</text:p>
              </table:table-cell>
              <table:table-cell office:value-type="float" office:value="963.0862666696">
                <text:p>963.0862666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18.7158">
                <text:p>818.7158</text:p>
              </table:table-cell>
              <table:table-cell office:value-type="float" office:value="816.0718384279">
                <text:p>816.0718384279</text:p>
              </table:table-cell>
              <table:table-cell office:value-type="float" office:value="793.156141983">
                <text:p>793.1561419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68.629">
                <text:p>1368.629</text:p>
              </table:table-cell>
              <table:table-cell office:value-type="float" office:value="1398.2260683791">
                <text:p>1398.2260683791</text:p>
              </table:table-cell>
              <table:table-cell office:value-type="float" office:value="1339.8655784039">
                <text:p>1339.86557840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74.6616">
                <text:p>974.6616</text:p>
              </table:table-cell>
              <table:table-cell office:value-type="float" office:value="958.2384330381">
                <text:p>958.2384330381</text:p>
              </table:table-cell>
              <table:table-cell office:value-type="float" office:value="961.0579134442">
                <text:p>961.0579134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69.049">
                <text:p>1069.049</text:p>
              </table:table-cell>
              <table:table-cell office:value-type="float" office:value="1093.0002344115">
                <text:p>1093.0002344115</text:p>
              </table:table-cell>
              <table:table-cell office:value-type="float" office:value="1039.6091880453">
                <text:p>1039.60918804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6.998">
                <text:p>1066.998</text:p>
              </table:table-cell>
              <table:table-cell office:value-type="float" office:value="1085.3374175015">
                <text:p>1085.3374175015</text:p>
              </table:table-cell>
              <table:table-cell office:value-type="float" office:value="1023.7304740395">
                <text:p>1023.73047403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03.994">
                <text:p>1303.994</text:p>
              </table:table-cell>
              <table:table-cell office:value-type="float" office:value="1293.7466258555">
                <text:p>1293.7466258555</text:p>
              </table:table-cell>
              <table:table-cell office:value-type="float" office:value="1305.1799442363">
                <text:p>1305.17994423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00.854">
                <text:p>1100.854</text:p>
              </table:table-cell>
              <table:table-cell office:value-type="float" office:value="1096.9639997176">
                <text:p>1096.9639997176</text:p>
              </table:table-cell>
              <table:table-cell office:value-type="float" office:value="1117.6775216735">
                <text:p>1117.67752167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96.269">
                <text:p>1196.269</text:p>
              </table:table-cell>
              <table:table-cell office:value-type="float" office:value="1168.3468324318">
                <text:p>1168.3468324318</text:p>
              </table:table-cell>
              <table:table-cell office:value-type="float" office:value="1165.3908045106">
                <text:p>1165.3908045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49.074">
                <text:p>1149.074</text:p>
              </table:table-cell>
              <table:table-cell office:value-type="float" office:value="1148.5128608157">
                <text:p>1148.5128608157</text:p>
              </table:table-cell>
              <table:table-cell office:value-type="float" office:value="1197.6458955054">
                <text:p>1197.6458955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35.6753">
                <text:p>935.6753</text:p>
              </table:table-cell>
              <table:table-cell office:value-type="float" office:value="950.3393258187">
                <text:p>950.3393258187</text:p>
              </table:table-cell>
              <table:table-cell office:value-type="float" office:value="983.1236805849">
                <text:p>983.12368058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23.426">
                <text:p>1123.426</text:p>
              </table:table-cell>
              <table:table-cell office:value-type="float" office:value="1095.4887903307">
                <text:p>1095.4887903307</text:p>
              </table:table-cell>
              <table:table-cell office:value-type="float" office:value="1155.4688727967">
                <text:p>1155.46887279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11.114">
                <text:p>1111.114</text:p>
              </table:table-cell>
              <table:table-cell office:value-type="float" office:value="1081.3110725898">
                <text:p>1081.3110725898</text:p>
              </table:table-cell>
              <table:table-cell office:value-type="float" office:value="1139.1390298497">
                <text:p>1139.13902984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10.446">
                <text:p>610.446</text:p>
              </table:table-cell>
              <table:table-cell office:value-type="float" office:value="593.499683791">
                <text:p>593.499683791</text:p>
              </table:table-cell>
              <table:table-cell office:value-type="float" office:value="586.4067448017">
                <text:p>586.40674480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2.152">
                <text:p>1152.152</text:p>
              </table:table-cell>
              <table:table-cell office:value-type="float" office:value="1181.0656683701">
                <text:p>1181.0656683701</text:p>
              </table:table-cell>
              <table:table-cell office:value-type="float" office:value="1106.3079801065">
                <text:p>1106.3079801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03.932">
                <text:p>1103.932</text:p>
              </table:table-cell>
              <table:table-cell office:value-type="float" office:value="1127.2812961867">
                <text:p>1127.2812961867</text:p>
              </table:table-cell>
              <table:table-cell office:value-type="float" office:value="1106.0940620369">
                <text:p>1106.09406203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65.008">
                <text:p>1265.008</text:p>
              </table:table-cell>
              <table:table-cell office:value-type="float" office:value="1287.8846003625">
                <text:p>1287.8846003625</text:p>
              </table:table-cell>
              <table:table-cell office:value-type="float" office:value="1236.522460479">
                <text:p>1236.5224604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96.1448">
                <text:p>796.1448</text:p>
              </table:table-cell>
              <table:table-cell office:value-type="float" office:value="786.7248412721">
                <text:p>786.7248412721</text:p>
              </table:table-cell>
              <table:table-cell office:value-type="float" office:value="833.9044147048">
                <text:p>833.9044147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78.827">
                <text:p>1178.827</text:p>
              </table:table-cell>
              <table:table-cell office:value-type="float" office:value="1177.7873971467">
                <text:p>1177.7873971467</text:p>
              </table:table-cell>
              <table:table-cell office:value-type="float" office:value="1228.2275622989">
                <text:p>1228.2275622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7.554">
                <text:p>1207.554</text:p>
              </table:table-cell>
              <table:table-cell office:value-type="float" office:value="1209.2267765114">
                <text:p>1209.2267765114</text:p>
              </table:table-cell>
              <table:table-cell office:value-type="float" office:value="1179.6751885423">
                <text:p>1179.67518854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44.9089">
                <text:p>944.9089</text:p>
              </table:table-cell>
              <table:table-cell office:value-type="float" office:value="957.5131651199">
                <text:p>957.5131651199</text:p>
              </table:table-cell>
              <table:table-cell office:value-type="float" office:value="943.9519285109">
                <text:p>943.95192851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28.4934">
                <text:p>928.4934</text:p>
              </table:table-cell>
              <table:table-cell office:value-type="float" office:value="931.7451499052">
                <text:p>931.7451499052</text:p>
              </table:table-cell>
              <table:table-cell office:value-type="float" office:value="909.5273098361">
                <text:p>909.52730983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32.114">
                <text:p>1032.114</text:p>
              </table:table-cell>
              <table:table-cell office:value-type="float" office:value="1031.0576554995">
                <text:p>1031.0576554995</text:p>
              </table:table-cell>
              <table:table-cell office:value-type="float" office:value="1038.6631351685">
                <text:p>1038.66313516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95.304">
                <text:p>1395.304</text:p>
              </table:table-cell>
              <table:table-cell office:value-type="float" office:value="1375.3737668407">
                <text:p>1375.3737668407</text:p>
              </table:table-cell>
              <table:table-cell office:value-type="float" office:value="1404.6111074651">
                <text:p>1404.6111074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83.8953">
                <text:p>983.8953</text:p>
              </table:table-cell>
              <table:table-cell office:value-type="float" office:value="996.1135947378">
                <text:p>996.1135947378</text:p>
              </table:table-cell>
              <table:table-cell office:value-type="float" office:value="1022.0593065279">
                <text:p>1022.05930652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25.4155">
                <text:p>925.4155</text:p>
              </table:table-cell>
              <table:table-cell office:value-type="float" office:value="947.9907533623">
                <text:p>947.9907533623</text:p>
              </table:table-cell>
              <table:table-cell office:value-type="float" office:value="963.5905136953">
                <text:p>963.5905136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05.3784">
                <text:p>805.3784</text:p>
              </table:table-cell>
              <table:table-cell office:value-type="float" office:value="795.6804662709">
                <text:p>795.6804662709</text:p>
              </table:table-cell>
              <table:table-cell office:value-type="float" office:value="764.4502694705">
                <text:p>764.45026947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81.361">
                <text:p>1081.361</text:p>
              </table:table-cell>
              <table:table-cell office:value-type="float" office:value="1099.3120753599">
                <text:p>1099.3120753599</text:p>
              </table:table-cell>
              <table:table-cell office:value-type="float" office:value="1129.0906369883">
                <text:p>1129.0906369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31.696">
                <text:p>1331.696</text:p>
              </table:table-cell>
              <table:table-cell office:value-type="float" office:value="1353.7418547761">
                <text:p>1353.7418547761</text:p>
              </table:table-cell>
              <table:table-cell office:value-type="float" office:value="1370.2944927659">
                <text:p>1370.29449276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42.437">
                <text:p>1242.437</text:p>
              </table:table-cell>
              <table:table-cell office:value-type="float" office:value="1243.0640314081">
                <text:p>1243.0640314081</text:p>
              </table:table-cell>
              <table:table-cell office:value-type="float" office:value="1200.7496160531">
                <text:p>1200.74961605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96.2068">
                <text:p>996.2068</text:p>
              </table:table-cell>
              <table:table-cell office:value-type="float" office:value="997.0392926003">
                <text:p>997.0392926003</text:p>
              </table:table-cell>
              <table:table-cell office:value-type="float" office:value="961.5446088161">
                <text:p>961.54460881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91.621">
                <text:p>1091.621</text:p>
              </table:table-cell>
              <table:table-cell office:value-type="float" office:value="1116.5235385292">
                <text:p>1116.5235385292</text:p>
              </table:table-cell>
              <table:table-cell office:value-type="float" office:value="1068.5928130202">
                <text:p>1068.5928130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95.304">
                <text:p>1395.304</text:p>
              </table:table-cell>
              <table:table-cell office:value-type="float" office:value="1416.2472235858">
                <text:p>1416.2472235858</text:p>
              </table:table-cell>
              <table:table-cell office:value-type="float" office:value="1419.8066751753">
                <text:p>1419.8066751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72.671">
                <text:p>1172.671</text:p>
              </table:table-cell>
              <table:table-cell office:value-type="float" office:value="1154.3346871446">
                <text:p>1154.3346871446</text:p>
              </table:table-cell>
              <table:table-cell office:value-type="float" office:value="1139.6177600641">
                <text:p>1139.61776006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20.2859">
                <text:p>920.2859</text:p>
              </table:table-cell>
              <table:table-cell office:value-type="float" office:value="927.2347554233">
                <text:p>927.2347554233</text:p>
              </table:table-cell>
              <table:table-cell office:value-type="float" office:value="894.3279464877">
                <text:p>894.32794648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09.4822">
                <text:p>809.4822</text:p>
              </table:table-cell>
              <table:table-cell office:value-type="float" office:value="838.3241416198">
                <text:p>838.3241416198</text:p>
              </table:table-cell>
              <table:table-cell office:value-type="float" office:value="848.119005424">
                <text:p>848.1190054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67.9619">
                <text:p>867.9619</text:p>
              </table:table-cell>
              <table:table-cell office:value-type="float" office:value="885.2645291394">
                <text:p>885.2645291394</text:p>
              </table:table-cell>
              <table:table-cell office:value-type="float" office:value="890.0581489338">
                <text:p>890.05814893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34.229">
                <text:p>1234.229</text:p>
              </table:table-cell>
              <table:table-cell office:value-type="float" office:value="1217.8277064987">
                <text:p>1217.8277064987</text:p>
              </table:table-cell>
              <table:table-cell office:value-type="float" office:value="1266.1276129889">
                <text:p>1266.1276129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57.764">
                <text:p>1057.764</text:p>
              </table:table-cell>
              <table:table-cell office:value-type="float" office:value="1034.8200421441">
                <text:p>1034.8200421441</text:p>
              </table:table-cell>
              <table:table-cell office:value-type="float" office:value="1075.2936997779">
                <text:p>1075.29369977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59.2102">
                <text:p>759.2102</text:p>
              </table:table-cell>
              <table:table-cell office:value-type="float" office:value="776.7085741091">
                <text:p>776.7085741091</text:p>
              </table:table-cell>
              <table:table-cell office:value-type="float" office:value="734.3851909661">
                <text:p>734.38519096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85.464">
                <text:p>1085.464</text:p>
              </table:table-cell>
              <table:table-cell office:value-type="float" office:value="1102.6139663052">
                <text:p>1102.6139663052</text:p>
              </table:table-cell>
              <table:table-cell office:value-type="float" office:value="1128.241140679">
                <text:p>1128.2411406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53.5364">
                <text:p>653.5364</text:p>
              </table:table-cell>
              <table:table-cell office:value-type="float" office:value="675.5925280152">
                <text:p>675.5925280152</text:p>
              </table:table-cell>
              <table:table-cell office:value-type="float" office:value="627.1576889746">
                <text:p>627.1576889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76.6514">
                <text:p>776.6514</text:p>
              </table:table-cell>
              <table:table-cell office:value-type="float" office:value="752.1118761958">
                <text:p>752.1118761958</text:p>
              </table:table-cell>
              <table:table-cell office:value-type="float" office:value="756.6287334829">
                <text:p>756.62873348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80.879">
                <text:p>1180.879</text:p>
              </table:table-cell>
              <table:table-cell office:value-type="float" office:value="1180.5218273534">
                <text:p>1180.5218273534</text:p>
              </table:table-cell>
              <table:table-cell office:value-type="float" office:value="1169.6208260156">
                <text:p>1169.6208260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76.7136">
                <text:p>976.7136</text:p>
              </table:table-cell>
              <table:table-cell office:value-type="float" office:value="1000.9572882413">
                <text:p>1000.9572882413</text:p>
              </table:table-cell>
              <table:table-cell office:value-type="float" office:value="1017.7705384977">
                <text:p>1017.77053849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93.191">
                <text:p>1193.191</text:p>
              </table:table-cell>
              <table:table-cell office:value-type="float" office:value="1187.8945851327">
                <text:p>1187.8945851327</text:p>
              </table:table-cell>
              <table:table-cell office:value-type="float" office:value="1188.6180272854">
                <text:p>1188.61802728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39.7791">
                <text:p>939.7791</text:p>
              </table:table-cell>
              <table:table-cell office:value-type="float" office:value="964.6266715376">
                <text:p>964.6266715376</text:p>
              </table:table-cell>
              <table:table-cell office:value-type="float" office:value="899.5598038351">
                <text:p>899.55980383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87.579">
                <text:p>1287.579</text:p>
              </table:table-cell>
              <table:table-cell office:value-type="float" office:value="1265.9672319945">
                <text:p>1265.9672319945</text:p>
              </table:table-cell>
              <table:table-cell office:value-type="float" office:value="1331.7205063127">
                <text:p>1331.7205063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70.076">
                <text:p>1070.076</text:p>
              </table:table-cell>
              <table:table-cell office:value-type="float" office:value="1042.4890826345">
                <text:p>1042.4890826345</text:p>
              </table:table-cell>
              <table:table-cell office:value-type="float" office:value="1089.546080632">
                <text:p>1089.546080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59.816">
                <text:p>1059.816</text:p>
              </table:table-cell>
              <table:table-cell office:value-type="float" office:value="1053.2749295837">
                <text:p>1053.2749295837</text:p>
              </table:table-cell>
              <table:table-cell office:value-type="float" office:value="1069.5631091305">
                <text:p>1069.5631091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72cm" svg:height="16.384cm" xlink:href=".." xlink:type="simple" chart:class="chart:line" chart:style-name="ch1">
        <chart:title svg:x="8.865cm" svg:y="0.463cm" chart:style-name="ch2">
          <text:p>Convergence Curve</text:p>
        </chart:title>
        <chart:legend chart:legend-position="bottom" svg:x="3.959cm" svg:y="15.601cm" style:legend-expansion="wide" chart:style-name="ch3"/>
        <chart:plot-area chart:style-name="ch4" table:cell-range-address="Sheet2.A1:Sheet2.C2001" chart:data-source-has-labels="both" svg:x="1.45cm" svg:y="1.595cm" svg:width="20.083cm" svg:height="12.698cm">
          <chartooo:coordinate-region svg:x="2.151cm" svg:y="1.595cm" svg:width="19.382cm" svg:height="11.445cm"/>
          <chart:axis chart:dimension="x" chart:name="primary-x" chart:style-name="ch5" chartooo:axis-type="auto">
            <chartooo:date-scale/>
            <chart:title svg:x="10.349cm" svg:y="14.62cm" chart:style-name="ch6">
              <text:p>Training Cycles</text:p>
            </chart:title>
            <chart:categories table:cell-range-address="Sheet2.A2:Sheet2.A2001"/>
          </chart:axis>
          <chart:axis chart:dimension="y" chart:name="primary-y" chart:style-name="ch5">
            <chart:title svg:x="0.451cm" svg:y="9.351cm" chart:style-name="ch7">
              <text:p>Mean Square Error</text:p>
            </chart:title>
            <chart:grid chart:style-name="ch8" chart:class="major"/>
          </chart:axis>
          <chart:series chart:style-name="ch9" chart:values-cell-range-address="Sheet2.B2:Sheet2.B2001" chart:label-cell-address="Sheet2.B1:Sheet2.B1" chart:class="chart:line">
            <chart:data-point chart:repeated="2000"/>
          </chart:series>
          <chart:series chart:style-name="ch10" chart:values-cell-range-address="Sheet2.C2:Sheet2.C2001" chart:label-cell-address="Sheet2.C1:Sheet2.C1" chart:class="chart:line">
            <chart:data-point chart:repeated="2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 Pair Predicted Value</text:p>
                <draw:g>
                  <svg:desc>Sheet2.B1:Sheet2.B1</svg:desc>
                </draw:g>
              </table:table-cell>
              <table:table-cell office:value-type="string">
                <text:p>Tree Layers Feed-Forward Neural Network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2:Sheet2.A2001</svg:desc>
                </draw:g>
              </table:table-cell>
              <table:table-cell office:value-type="float" office:value="0.85">
                <text:p>0.85</text:p>
                <draw:g>
                  <svg:desc>Sheet2.B2:Sheet2.B2001</svg:desc>
                </draw:g>
              </table:table-cell>
              <table:table-cell office:value-type="float" office:value="0.89">
                <text:p>0.89</text:p>
                <draw:g>
                  <svg:desc>Sheet2.C2:Sheet2.C20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484654926">
                <text:p>0.8484654926</text:p>
              </table:table-cell>
              <table:table-cell office:value-type="float" office:value="0.887918475">
                <text:p>0.8879184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462901705">
                <text:p>0.8462901705</text:p>
              </table:table-cell>
              <table:table-cell office:value-type="float" office:value="0.8866560195">
                <text:p>0.88665601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450855834">
                <text:p>0.8450855834</text:p>
              </table:table-cell>
              <table:table-cell office:value-type="float" office:value="0.8838675473">
                <text:p>0.88386754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415746728">
                <text:p>0.8415746728</text:p>
              </table:table-cell>
              <table:table-cell office:value-type="float" office:value="0.8817901882">
                <text:p>0.88179018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408839654">
                <text:p>0.8408839654</text:p>
              </table:table-cell>
              <table:table-cell office:value-type="float" office:value="0.8800345763">
                <text:p>0.88003457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368848548">
                <text:p>0.8368848548</text:p>
              </table:table-cell>
              <table:table-cell office:value-type="float" office:value="0.8768716428">
                <text:p>0.87687164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341884762">
                <text:p>0.8341884762</text:p>
              </table:table-cell>
              <table:table-cell office:value-type="float" office:value="0.8759805663">
                <text:p>0.87598056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326056523">
                <text:p>0.8326056523</text:p>
              </table:table-cell>
              <table:table-cell office:value-type="float" office:value="0.8740348123">
                <text:p>0.87403481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88597435">
                <text:p>0.8288597435</text:p>
              </table:table-cell>
              <table:table-cell office:value-type="float" office:value="0.8731969434">
                <text:p>0.87319694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270891229">
                <text:p>0.8270891229</text:p>
              </table:table-cell>
              <table:table-cell office:value-type="float" office:value="0.872404186">
                <text:p>0.8724041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249092323">
                <text:p>0.8249092323</text:p>
              </table:table-cell>
              <table:table-cell office:value-type="float" office:value="0.8696193038">
                <text:p>0.86961930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233944237">
                <text:p>0.8233944237</text:p>
              </table:table-cell>
              <table:table-cell office:value-type="float" office:value="0.8671623282">
                <text:p>0.8671623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203598012">
                <text:p>0.8203598012</text:p>
              </table:table-cell>
              <table:table-cell office:value-type="float" office:value="0.8644969118">
                <text:p>0.86449691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164258042">
                <text:p>0.8164258042</text:p>
              </table:table-cell>
              <table:table-cell office:value-type="float" office:value="0.8619551445">
                <text:p>0.86195514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161765359">
                <text:p>0.8161765359</text:p>
              </table:table-cell>
              <table:table-cell office:value-type="float" office:value="0.8607130081">
                <text:p>0.86071300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122362038">
                <text:p>0.8122362038</text:p>
              </table:table-cell>
              <table:table-cell office:value-type="float" office:value="0.8592117018">
                <text:p>0.85921170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118356185">
                <text:p>0.8118356185</text:p>
              </table:table-cell>
              <table:table-cell office:value-type="float" office:value="0.8576217269">
                <text:p>0.85762172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102620034">
                <text:p>0.8102620034</text:p>
              </table:table-cell>
              <table:table-cell office:value-type="float" office:value="0.8570808024">
                <text:p>0.85708080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73542154">
                <text:p>0.8073542154</text:p>
              </table:table-cell>
              <table:table-cell office:value-type="float" office:value="0.8553196773">
                <text:p>0.85531967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066296879">
                <text:p>0.8066296879</text:p>
              </table:table-cell>
              <table:table-cell office:value-type="float" office:value="0.8525473076">
                <text:p>0.85254730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059801579">
                <text:p>0.8059801579</text:p>
              </table:table-cell>
              <table:table-cell office:value-type="float" office:value="0.8497668506">
                <text:p>0.84976685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020221883">
                <text:p>0.8020221883</text:p>
              </table:table-cell>
              <table:table-cell office:value-type="float" office:value="0.8492121592">
                <text:p>0.84921215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980518199">
                <text:p>0.7980518199</text:p>
              </table:table-cell>
              <table:table-cell office:value-type="float" office:value="0.8476249489">
                <text:p>0.847624948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7681043">
                <text:p>0.797681043</text:p>
              </table:table-cell>
              <table:table-cell office:value-type="float" office:value="0.8466223252">
                <text:p>0.84662232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947598594">
                <text:p>0.7947598594</text:p>
              </table:table-cell>
              <table:table-cell office:value-type="float" office:value="0.8446377834">
                <text:p>0.84463778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908846644">
                <text:p>0.7908846644</text:p>
              </table:table-cell>
              <table:table-cell office:value-type="float" office:value="0.8423866143">
                <text:p>0.84238661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89421851">
                <text:p>0.789421851</text:p>
              </table:table-cell>
              <table:table-cell office:value-type="float" office:value="0.8403116746">
                <text:p>0.840311674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860197594">
                <text:p>0.7860197594</text:p>
              </table:table-cell>
              <table:table-cell office:value-type="float" office:value="0.8392833439">
                <text:p>0.83928334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857690982">
                <text:p>0.7857690982</text:p>
              </table:table-cell>
              <table:table-cell office:value-type="float" office:value="0.8384577445">
                <text:p>0.83845774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852065729">
                <text:p>0.7852065729</text:p>
              </table:table-cell>
              <table:table-cell office:value-type="float" office:value="0.8364619791">
                <text:p>0.83646197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815584529">
                <text:p>0.7815584529</text:p>
              </table:table-cell>
              <table:table-cell office:value-type="float" office:value="0.833779906">
                <text:p>0.8337799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807240603">
                <text:p>0.7807240603</text:p>
              </table:table-cell>
              <table:table-cell office:value-type="float" office:value="0.8332259863">
                <text:p>0.833225986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796501047">
                <text:p>0.7796501047</text:p>
              </table:table-cell>
              <table:table-cell office:value-type="float" office:value="0.8306375164">
                <text:p>0.83063751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783235511">
                <text:p>0.7783235511</text:p>
              </table:table-cell>
              <table:table-cell office:value-type="float" office:value="0.8288499932">
                <text:p>0.82884999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779842532">
                <text:p>0.7779842532</text:p>
              </table:table-cell>
              <table:table-cell office:value-type="float" office:value="0.8269248207">
                <text:p>0.82692482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7748945164">
                <text:p>0.7748945164</text:p>
              </table:table-cell>
              <table:table-cell office:value-type="float" office:value="0.8242621405">
                <text:p>0.824262140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7722458705">
                <text:p>0.7722458705</text:p>
              </table:table-cell>
              <table:table-cell office:value-type="float" office:value="0.8235022045">
                <text:p>0.823502204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7713599224">
                <text:p>0.7713599224</text:p>
              </table:table-cell>
              <table:table-cell office:value-type="float" office:value="0.82173403">
                <text:p>0.821734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685999324">
                <text:p>0.7685999324</text:p>
              </table:table-cell>
              <table:table-cell office:value-type="float" office:value="0.8197911316">
                <text:p>0.81979113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664031436">
                <text:p>0.7664031436</text:p>
              </table:table-cell>
              <table:table-cell office:value-type="float" office:value="0.8177844627">
                <text:p>0.817784462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7660802844">
                <text:p>0.7660802844</text:p>
              </table:table-cell>
              <table:table-cell office:value-type="float" office:value="0.8160888177">
                <text:p>0.81608881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638412547">
                <text:p>0.7638412547</text:p>
              </table:table-cell>
              <table:table-cell office:value-type="float" office:value="0.8146375014">
                <text:p>0.81463750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628748212">
                <text:p>0.7628748212</text:p>
              </table:table-cell>
              <table:table-cell office:value-type="float" office:value="0.8118853697">
                <text:p>0.811885369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605650609">
                <text:p>0.7605650609</text:p>
              </table:table-cell>
              <table:table-cell office:value-type="float" office:value="0.8104184543">
                <text:p>0.81041845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759907702">
                <text:p>0.759907702</text:p>
              </table:table-cell>
              <table:table-cell office:value-type="float" office:value="0.8076547011">
                <text:p>0.807654701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7586979364">
                <text:p>0.7586979364</text:p>
              </table:table-cell>
              <table:table-cell office:value-type="float" office:value="0.8065342112">
                <text:p>0.80653421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577418343">
                <text:p>0.7577418343</text:p>
              </table:table-cell>
              <table:table-cell office:value-type="float" office:value="0.8039229812">
                <text:p>0.80392298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7544738648">
                <text:p>0.7544738648</text:p>
              </table:table-cell>
              <table:table-cell office:value-type="float" office:value="0.8025677673">
                <text:p>0.80256776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508212901">
                <text:p>0.7508212901</text:p>
              </table:table-cell>
              <table:table-cell office:value-type="float" office:value="0.8018198469">
                <text:p>0.801819846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7505986054">
                <text:p>0.7505986054</text:p>
              </table:table-cell>
              <table:table-cell office:value-type="float" office:value="0.7994965722">
                <text:p>0.799496572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7472142784">
                <text:p>0.7472142784</text:p>
              </table:table-cell>
              <table:table-cell office:value-type="float" office:value="0.7968148955">
                <text:p>0.796814895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444036018">
                <text:p>0.7444036018</text:p>
              </table:table-cell>
              <table:table-cell office:value-type="float" office:value="0.7959390301">
                <text:p>0.79593903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438514226">
                <text:p>0.7438514226</text:p>
              </table:table-cell>
              <table:table-cell office:value-type="float" office:value="0.7939924392">
                <text:p>0.79399243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405818246">
                <text:p>0.7405818246</text:p>
              </table:table-cell>
              <table:table-cell office:value-type="float" office:value="0.7911663133">
                <text:p>0.79116631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368741447">
                <text:p>0.7368741447</text:p>
              </table:table-cell>
              <table:table-cell office:value-type="float" office:value="0.7903270244">
                <text:p>0.79032702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342713039">
                <text:p>0.7342713039</text:p>
              </table:table-cell>
              <table:table-cell office:value-type="float" office:value="0.7889444262">
                <text:p>0.788944426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318085583">
                <text:p>0.7318085583</text:p>
              </table:table-cell>
              <table:table-cell office:value-type="float" office:value="0.787506327">
                <text:p>0.7875063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283455883">
                <text:p>0.7283455883</text:p>
              </table:table-cell>
              <table:table-cell office:value-type="float" office:value="0.7851305352">
                <text:p>0.78513053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255827066">
                <text:p>0.7255827066</text:p>
              </table:table-cell>
              <table:table-cell office:value-type="float" office:value="0.7838186492">
                <text:p>0.783818649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255324521">
                <text:p>0.7255324521</text:p>
              </table:table-cell>
              <table:table-cell office:value-type="float" office:value="0.7818463894">
                <text:p>0.781846389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251168896">
                <text:p>0.7251168896</text:p>
              </table:table-cell>
              <table:table-cell office:value-type="float" office:value="0.779087431">
                <text:p>0.7790874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23220657">
                <text:p>0.723220657</text:p>
              </table:table-cell>
              <table:table-cell office:value-type="float" office:value="0.7779752851">
                <text:p>0.777975285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221641018">
                <text:p>0.7221641018</text:p>
              </table:table-cell>
              <table:table-cell office:value-type="float" office:value="0.7769467888">
                <text:p>0.776946788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213227457">
                <text:p>0.7213227457</text:p>
              </table:table-cell>
              <table:table-cell office:value-type="float" office:value="0.7763750793">
                <text:p>0.776375079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195817456">
                <text:p>0.7195817456</text:p>
              </table:table-cell>
              <table:table-cell office:value-type="float" office:value="0.7736570068">
                <text:p>0.773657006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7166640177">
                <text:p>0.7166640177</text:p>
              </table:table-cell>
              <table:table-cell office:value-type="float" office:value="0.771115222">
                <text:p>0.7711152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151584716">
                <text:p>0.7151584716</text:p>
              </table:table-cell>
              <table:table-cell office:value-type="float" office:value="0.7690632395">
                <text:p>0.769063239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150507257">
                <text:p>0.7150507257</text:p>
              </table:table-cell>
              <table:table-cell office:value-type="float" office:value="0.7680807734">
                <text:p>0.76808077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13836736">
                <text:p>0.713836736</text:p>
              </table:table-cell>
              <table:table-cell office:value-type="float" office:value="0.7664536168">
                <text:p>0.766453616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118724043">
                <text:p>0.7118724043</text:p>
              </table:table-cell>
              <table:table-cell office:value-type="float" office:value="0.7651968321">
                <text:p>0.765196832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097484134">
                <text:p>0.7097484134</text:p>
              </table:table-cell>
              <table:table-cell office:value-type="float" office:value="0.7638449716">
                <text:p>0.763844971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075344189">
                <text:p>0.7075344189</text:p>
              </table:table-cell>
              <table:table-cell office:value-type="float" office:value="0.7621532091">
                <text:p>0.762153209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7041260951">
                <text:p>0.7041260951</text:p>
              </table:table-cell>
              <table:table-cell office:value-type="float" office:value="0.7605603514">
                <text:p>0.760560351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028419591">
                <text:p>0.7028419591</text:p>
              </table:table-cell>
              <table:table-cell office:value-type="float" office:value="0.7595909465">
                <text:p>0.759590946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021835899">
                <text:p>0.7021835899</text:p>
              </table:table-cell>
              <table:table-cell office:value-type="float" office:value="0.7591282107">
                <text:p>0.759128210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993455894">
                <text:p>0.6993455894</text:p>
              </table:table-cell>
              <table:table-cell office:value-type="float" office:value="0.7576669355">
                <text:p>0.757666935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975118411">
                <text:p>0.6975118411</text:p>
              </table:table-cell>
              <table:table-cell office:value-type="float" office:value="0.7564900242">
                <text:p>0.756490024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9662757">
                <text:p>0.69662757</text:p>
              </table:table-cell>
              <table:table-cell office:value-type="float" office:value="0.7554164799">
                <text:p>0.75541647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943925763">
                <text:p>0.6943925763</text:p>
              </table:table-cell>
              <table:table-cell office:value-type="float" office:value="0.754728556">
                <text:p>0.75472855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940182535">
                <text:p>0.6940182535</text:p>
              </table:table-cell>
              <table:table-cell office:value-type="float" office:value="0.7527897165">
                <text:p>0.752789716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925863526">
                <text:p>0.6925863526</text:p>
              </table:table-cell>
              <table:table-cell office:value-type="float" office:value="0.7520965136">
                <text:p>0.752096513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911238975">
                <text:p>0.6911238975</text:p>
              </table:table-cell>
              <table:table-cell office:value-type="float" office:value="0.7512400858">
                <text:p>0.751240085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880922126">
                <text:p>0.6880922126</text:p>
              </table:table-cell>
              <table:table-cell office:value-type="float" office:value="0.7497576256">
                <text:p>0.749757625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872393323">
                <text:p>0.6872393323</text:p>
              </table:table-cell>
              <table:table-cell office:value-type="float" office:value="0.7488821029">
                <text:p>0.74888210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845403836">
                <text:p>0.6845403836</text:p>
              </table:table-cell>
              <table:table-cell office:value-type="float" office:value="0.747374153">
                <text:p>0.74737415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825746504">
                <text:p>0.6825746504</text:p>
              </table:table-cell>
              <table:table-cell office:value-type="float" office:value="0.7459062113">
                <text:p>0.74590621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805715559">
                <text:p>0.6805715559</text:p>
              </table:table-cell>
              <table:table-cell office:value-type="float" office:value="0.7447630937">
                <text:p>0.744763093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80125193">
                <text:p>0.680125193</text:p>
              </table:table-cell>
              <table:table-cell office:value-type="float" office:value="0.7434271765">
                <text:p>0.7434271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791097457">
                <text:p>0.6791097457</text:p>
              </table:table-cell>
              <table:table-cell office:value-type="float" office:value="0.7412144106">
                <text:p>0.74121441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770120262">
                <text:p>0.6770120262</text:p>
              </table:table-cell>
              <table:table-cell office:value-type="float" office:value="0.739181943">
                <text:p>0.73918194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741353023">
                <text:p>0.6741353023</text:p>
              </table:table-cell>
              <table:table-cell office:value-type="float" office:value="0.7370455259">
                <text:p>0.737045525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729588612">
                <text:p>0.6729588612</text:p>
              </table:table-cell>
              <table:table-cell office:value-type="float" office:value="0.7343977943">
                <text:p>0.734397794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72843391">
                <text:p>0.672843391</text:p>
              </table:table-cell>
              <table:table-cell office:value-type="float" office:value="0.7333948276">
                <text:p>0.733394827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723291288">
                <text:p>0.6723291288</text:p>
              </table:table-cell>
              <table:table-cell office:value-type="float" office:value="0.7315489715">
                <text:p>0.731548971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706602348">
                <text:p>0.6706602348</text:p>
              </table:table-cell>
              <table:table-cell office:value-type="float" office:value="0.7297498151">
                <text:p>0.729749815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700694271">
                <text:p>0.6700694271</text:p>
              </table:table-cell>
              <table:table-cell office:value-type="float" office:value="0.7291374578">
                <text:p>0.729137457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687014835">
                <text:p>0.6687014835</text:p>
              </table:table-cell>
              <table:table-cell office:value-type="float" office:value="0.7272073062">
                <text:p>0.727207306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678479323">
                <text:p>0.6678479323</text:p>
              </table:table-cell>
              <table:table-cell office:value-type="float" office:value="0.7267481942">
                <text:p>0.72674819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673440808">
                <text:p>0.6673440808</text:p>
              </table:table-cell>
              <table:table-cell office:value-type="float" office:value="0.726056982">
                <text:p>0.72605698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661514869">
                <text:p>0.6661514869</text:p>
              </table:table-cell>
              <table:table-cell office:value-type="float" office:value="0.7238540332">
                <text:p>0.723854033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64756618">
                <text:p>0.664756618</text:p>
              </table:table-cell>
              <table:table-cell office:value-type="float" office:value="0.7222184103">
                <text:p>0.722218410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639147921">
                <text:p>0.6639147921</text:p>
              </table:table-cell>
              <table:table-cell office:value-type="float" office:value="0.7217671694">
                <text:p>0.721767169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634325818">
                <text:p>0.6634325818</text:p>
              </table:table-cell>
              <table:table-cell office:value-type="float" office:value="0.7203318453">
                <text:p>0.720331845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625766248">
                <text:p>0.6625766248</text:p>
              </table:table-cell>
              <table:table-cell office:value-type="float" office:value="0.719388344">
                <text:p>0.71938834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595961365">
                <text:p>0.6595961365</text:p>
              </table:table-cell>
              <table:table-cell office:value-type="float" office:value="0.7170653462">
                <text:p>0.717065346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580690675">
                <text:p>0.6580690675</text:p>
              </table:table-cell>
              <table:table-cell office:value-type="float" office:value="0.7153363165">
                <text:p>0.715336316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55774068">
                <text:p>0.655774068</text:p>
              </table:table-cell>
              <table:table-cell office:value-type="float" office:value="0.7143302844">
                <text:p>0.714330284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538381642">
                <text:p>0.6538381642</text:p>
              </table:table-cell>
              <table:table-cell office:value-type="float" office:value="0.7118830129">
                <text:p>0.71188301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51650143">
                <text:p>0.651650143</text:p>
              </table:table-cell>
              <table:table-cell office:value-type="float" office:value="0.7100376078">
                <text:p>0.710037607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487316359">
                <text:p>0.6487316359</text:p>
              </table:table-cell>
              <table:table-cell office:value-type="float" office:value="0.7092143512">
                <text:p>0.70921435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457434559">
                <text:p>0.6457434559</text:p>
              </table:table-cell>
              <table:table-cell office:value-type="float" office:value="0.7076825878">
                <text:p>0.707682587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445736171">
                <text:p>0.6445736171</text:p>
              </table:table-cell>
              <table:table-cell office:value-type="float" office:value="0.7071179072">
                <text:p>0.707117907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416188754">
                <text:p>0.6416188754</text:p>
              </table:table-cell>
              <table:table-cell office:value-type="float" office:value="0.7052360427">
                <text:p>0.705236042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398080484">
                <text:p>0.6398080484</text:p>
              </table:table-cell>
              <table:table-cell office:value-type="float" office:value="0.7034727312">
                <text:p>0.703472731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397658562">
                <text:p>0.6397658562</text:p>
              </table:table-cell>
              <table:table-cell office:value-type="float" office:value="0.7015734813">
                <text:p>0.701573481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378138956">
                <text:p>0.6378138956</text:p>
              </table:table-cell>
              <table:table-cell office:value-type="float" office:value="0.6994234661">
                <text:p>0.699423466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37535645">
                <text:p>0.637535645</text:p>
              </table:table-cell>
              <table:table-cell office:value-type="float" office:value="0.698675452">
                <text:p>0.69867545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352789588">
                <text:p>0.6352789588</text:p>
              </table:table-cell>
              <table:table-cell office:value-type="float" office:value="0.6962995886">
                <text:p>0.69629958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350053464">
                <text:p>0.6350053464</text:p>
              </table:table-cell>
              <table:table-cell office:value-type="float" office:value="0.6942282523">
                <text:p>0.694228252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336051781">
                <text:p>0.6336051781</text:p>
              </table:table-cell>
              <table:table-cell office:value-type="float" office:value="0.6928822127">
                <text:p>0.692882212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314195999">
                <text:p>0.6314195999</text:p>
              </table:table-cell>
              <table:table-cell office:value-type="float" office:value="0.6919244978">
                <text:p>0.691924497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311311426">
                <text:p>0.6311311426</text:p>
              </table:table-cell>
              <table:table-cell office:value-type="float" office:value="0.690770415">
                <text:p>0.69077041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308940794">
                <text:p>0.6308940794</text:p>
              </table:table-cell>
              <table:table-cell office:value-type="float" office:value="0.6890155044">
                <text:p>0.689015504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290445299">
                <text:p>0.6290445299</text:p>
              </table:table-cell>
              <table:table-cell office:value-type="float" office:value="0.6871662347">
                <text:p>0.687166234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279801042">
                <text:p>0.6279801042</text:p>
              </table:table-cell>
              <table:table-cell office:value-type="float" office:value="0.6863487938">
                <text:p>0.686348793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253667224">
                <text:p>0.6253667224</text:p>
              </table:table-cell>
              <table:table-cell office:value-type="float" office:value="0.6854831349">
                <text:p>0.685483134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242913162">
                <text:p>0.6242913162</text:p>
              </table:table-cell>
              <table:table-cell office:value-type="float" office:value="0.6841055341">
                <text:p>0.684105534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228089913">
                <text:p>0.6228089913</text:p>
              </table:table-cell>
              <table:table-cell office:value-type="float" office:value="0.6820974569">
                <text:p>0.682097456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227203568">
                <text:p>0.6227203568</text:p>
              </table:table-cell>
              <table:table-cell office:value-type="float" office:value="0.6814693107">
                <text:p>0.681469310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19647593">
                <text:p>0.619647593</text:p>
              </table:table-cell>
              <table:table-cell office:value-type="float" office:value="0.6808488502">
                <text:p>0.680848850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183995988">
                <text:p>0.6183995988</text:p>
              </table:table-cell>
              <table:table-cell office:value-type="float" office:value="0.6785902897">
                <text:p>0.678590289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161344676">
                <text:p>0.6161344676</text:p>
              </table:table-cell>
              <table:table-cell office:value-type="float" office:value="0.676723113">
                <text:p>0.67672311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141619533">
                <text:p>0.6141619533</text:p>
              </table:table-cell>
              <table:table-cell office:value-type="float" office:value="0.6750588385">
                <text:p>0.675058838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12292999">
                <text:p>0.612292999</text:p>
              </table:table-cell>
              <table:table-cell office:value-type="float" office:value="0.6735067114">
                <text:p>0.673506711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102223209">
                <text:p>0.6102223209</text:p>
              </table:table-cell>
              <table:table-cell office:value-type="float" office:value="0.6716568017">
                <text:p>0.671656801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076693242">
                <text:p>0.6076693242</text:p>
              </table:table-cell>
              <table:table-cell office:value-type="float" office:value="0.6711495509">
                <text:p>0.671149550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072935202">
                <text:p>0.6072935202</text:p>
              </table:table-cell>
              <table:table-cell office:value-type="float" office:value="0.6694634174">
                <text:p>0.669463417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050773851">
                <text:p>0.6050773851</text:p>
              </table:table-cell>
              <table:table-cell office:value-type="float" office:value="0.668114">
                <text:p>0.6681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028660532">
                <text:p>0.6028660532</text:p>
              </table:table-cell>
              <table:table-cell office:value-type="float" office:value="0.6667512834">
                <text:p>0.666751283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009756905">
                <text:p>0.6009756905</text:p>
              </table:table-cell>
              <table:table-cell office:value-type="float" office:value="0.6644323099">
                <text:p>0.66443230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001569201">
                <text:p>0.6001569201</text:p>
              </table:table-cell>
              <table:table-cell office:value-type="float" office:value="0.6628138535">
                <text:p>0.662813853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992945403">
                <text:p>0.5992945403</text:p>
              </table:table-cell>
              <table:table-cell office:value-type="float" office:value="0.6611833728">
                <text:p>0.661183372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984213561">
                <text:p>0.5984213561</text:p>
              </table:table-cell>
              <table:table-cell office:value-type="float" office:value="0.6590054225">
                <text:p>0.659005422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975287405">
                <text:p>0.5975287405</text:p>
              </table:table-cell>
              <table:table-cell office:value-type="float" office:value="0.6579901667">
                <text:p>0.657990166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954075876">
                <text:p>0.5954075876</text:p>
              </table:table-cell>
              <table:table-cell office:value-type="float" office:value="0.6570313846">
                <text:p>0.657031384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930361647">
                <text:p>0.5930361647</text:p>
              </table:table-cell>
              <table:table-cell office:value-type="float" office:value="0.6558314251">
                <text:p>0.655831425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915516934">
                <text:p>0.5915516934</text:p>
              </table:table-cell>
              <table:table-cell office:value-type="float" office:value="0.6546862449">
                <text:p>0.654686244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908519544">
                <text:p>0.5908519544</text:p>
              </table:table-cell>
              <table:table-cell office:value-type="float" office:value="0.6529054119">
                <text:p>0.652905411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881987806">
                <text:p>0.5881987806</text:p>
              </table:table-cell>
              <table:table-cell office:value-type="float" office:value="0.6519512034">
                <text:p>0.651951203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86133051">
                <text:p>0.586133051</text:p>
              </table:table-cell>
              <table:table-cell office:value-type="float" office:value="0.650309479">
                <text:p>0.65030947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850384841">
                <text:p>0.5850384841</text:p>
              </table:table-cell>
              <table:table-cell office:value-type="float" office:value="0.6486182607">
                <text:p>0.648618260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822763581">
                <text:p>0.5822763581</text:p>
              </table:table-cell>
              <table:table-cell office:value-type="float" office:value="0.64683453">
                <text:p>0.6468345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812903814">
                <text:p>0.5812903814</text:p>
              </table:table-cell>
              <table:table-cell office:value-type="float" office:value="0.6463443042">
                <text:p>0.646344304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801416948">
                <text:p>0.5801416948</text:p>
              </table:table-cell>
              <table:table-cell office:value-type="float" office:value="0.6457087921">
                <text:p>0.645708792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797898411">
                <text:p>0.5797898411</text:p>
              </table:table-cell>
              <table:table-cell office:value-type="float" office:value="0.6451177867">
                <text:p>0.645117786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774581391">
                <text:p>0.5774581391</text:p>
              </table:table-cell>
              <table:table-cell office:value-type="float" office:value="0.6444481399">
                <text:p>0.64444813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752883919">
                <text:p>0.5752883919</text:p>
              </table:table-cell>
              <table:table-cell office:value-type="float" office:value="0.6427126531">
                <text:p>0.642712653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726734395">
                <text:p>0.5726734395</text:p>
              </table:table-cell>
              <table:table-cell office:value-type="float" office:value="0.6420542199">
                <text:p>0.64205421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714470156">
                <text:p>0.5714470156</text:p>
              </table:table-cell>
              <table:table-cell office:value-type="float" office:value="0.6402731821">
                <text:p>0.640273182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707505296">
                <text:p>0.5707505296</text:p>
              </table:table-cell>
              <table:table-cell office:value-type="float" office:value="0.6386186914">
                <text:p>0.638618691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688526198">
                <text:p>0.5688526198</text:p>
              </table:table-cell>
              <table:table-cell office:value-type="float" office:value="0.6366004324">
                <text:p>0.636600432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660412735">
                <text:p>0.5660412735</text:p>
              </table:table-cell>
              <table:table-cell office:value-type="float" office:value="0.635788703">
                <text:p>0.63578870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659302984">
                <text:p>0.5659302984</text:p>
              </table:table-cell>
              <table:table-cell office:value-type="float" office:value="0.6335442404">
                <text:p>0.633544240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645248248">
                <text:p>0.5645248248</text:p>
              </table:table-cell>
              <table:table-cell office:value-type="float" office:value="0.6329482444">
                <text:p>0.632948244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61841114">
                <text:p>0.561841114</text:p>
              </table:table-cell>
              <table:table-cell office:value-type="float" office:value="0.6317955508">
                <text:p>0.631795550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592283623">
                <text:p>0.5592283623</text:p>
              </table:table-cell>
              <table:table-cell office:value-type="float" office:value="0.6304735593">
                <text:p>0.630473559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582440266">
                <text:p>0.5582440266</text:p>
              </table:table-cell>
              <table:table-cell office:value-type="float" office:value="0.6291288511">
                <text:p>0.629128851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577249751">
                <text:p>0.5577249751</text:p>
              </table:table-cell>
              <table:table-cell office:value-type="float" office:value="0.628341514">
                <text:p>0.62834151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565834701">
                <text:p>0.5565834701</text:p>
              </table:table-cell>
              <table:table-cell office:value-type="float" office:value="0.6278081423">
                <text:p>0.627808142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554578996">
                <text:p>0.5554578996</text:p>
              </table:table-cell>
              <table:table-cell office:value-type="float" office:value="0.6267754248">
                <text:p>0.626775424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53806524">
                <text:p>0.553806524</text:p>
              </table:table-cell>
              <table:table-cell office:value-type="float" office:value="0.6256058247">
                <text:p>0.625605824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518911598">
                <text:p>0.5518911598</text:p>
              </table:table-cell>
              <table:table-cell office:value-type="float" office:value="0.6233786314">
                <text:p>0.623378631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505706452">
                <text:p>0.5505706452</text:p>
              </table:table-cell>
              <table:table-cell office:value-type="float" office:value="0.6218781459">
                <text:p>0.621878145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483101101">
                <text:p>0.5483101101</text:p>
              </table:table-cell>
              <table:table-cell office:value-type="float" office:value="0.6197873961">
                <text:p>0.619787396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460615119">
                <text:p>0.5460615119</text:p>
              </table:table-cell>
              <table:table-cell office:value-type="float" office:value="0.6178454436">
                <text:p>0.617845443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458217583">
                <text:p>0.5458217583</text:p>
              </table:table-cell>
              <table:table-cell office:value-type="float" office:value="0.6171380561">
                <text:p>0.617138056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437917291">
                <text:p>0.5437917291</text:p>
              </table:table-cell>
              <table:table-cell office:value-type="float" office:value="0.6156994398">
                <text:p>0.615699439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418738612">
                <text:p>0.5418738612</text:p>
              </table:table-cell>
              <table:table-cell office:value-type="float" office:value="0.6148584163">
                <text:p>0.61485841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401915391">
                <text:p>0.5401915391</text:p>
              </table:table-cell>
              <table:table-cell office:value-type="float" office:value="0.6141243858">
                <text:p>0.614124385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396174649">
                <text:p>0.5396174649</text:p>
              </table:table-cell>
              <table:table-cell office:value-type="float" office:value="0.6136014579">
                <text:p>0.613601457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375185997">
                <text:p>0.5375185997</text:p>
              </table:table-cell>
              <table:table-cell office:value-type="float" office:value="0.6125933094">
                <text:p>0.612593309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372889504">
                <text:p>0.5372889504</text:p>
              </table:table-cell>
              <table:table-cell office:value-type="float" office:value="0.6121078503">
                <text:p>0.612107850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5357777308">
                <text:p>0.5357777308</text:p>
              </table:table-cell>
              <table:table-cell office:value-type="float" office:value="0.6113231781">
                <text:p>0.611323178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352308569">
                <text:p>0.5352308569</text:p>
              </table:table-cell>
              <table:table-cell office:value-type="float" office:value="0.610525542">
                <text:p>0.61052554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345488892">
                <text:p>0.5345488892</text:p>
              </table:table-cell>
              <table:table-cell office:value-type="float" office:value="0.6090561727">
                <text:p>0.609056172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339979294">
                <text:p>0.5339979294</text:p>
              </table:table-cell>
              <table:table-cell office:value-type="float" office:value="0.6075451988">
                <text:p>0.607545198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322161792">
                <text:p>0.5322161792</text:p>
              </table:table-cell>
              <table:table-cell office:value-type="float" office:value="0.6060708588">
                <text:p>0.606070858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309327275">
                <text:p>0.5309327275</text:p>
              </table:table-cell>
              <table:table-cell office:value-type="float" office:value="0.6043938167">
                <text:p>0.60439381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284427749">
                <text:p>0.5284427749</text:p>
              </table:table-cell>
              <table:table-cell office:value-type="float" office:value="0.6022499936">
                <text:p>0.602249993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273776594">
                <text:p>0.5273776594</text:p>
              </table:table-cell>
              <table:table-cell office:value-type="float" office:value="0.6008865017">
                <text:p>0.600886501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271542921">
                <text:p>0.5271542921</text:p>
              </table:table-cell>
              <table:table-cell office:value-type="float" office:value="0.5989584397">
                <text:p>0.598958439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248059191">
                <text:p>0.5248059191</text:p>
              </table:table-cell>
              <table:table-cell office:value-type="float" office:value="0.5985858455">
                <text:p>0.598585845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246260267">
                <text:p>0.5246260267</text:p>
              </table:table-cell>
              <table:table-cell office:value-type="float" office:value="0.5971293617">
                <text:p>0.597129361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230080138">
                <text:p>0.5230080138</text:p>
              </table:table-cell>
              <table:table-cell office:value-type="float" office:value="0.5957105805">
                <text:p>0.595710580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216304889">
                <text:p>0.5216304889</text:p>
              </table:table-cell>
              <table:table-cell office:value-type="float" office:value="0.59410236">
                <text:p>0.5941023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19225959">
                <text:p>0.519225959</text:p>
              </table:table-cell>
              <table:table-cell office:value-type="float" office:value="0.5921194087">
                <text:p>0.592119408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178555616">
                <text:p>0.5178555616</text:p>
              </table:table-cell>
              <table:table-cell office:value-type="float" office:value="0.5910282491">
                <text:p>0.591028249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171388201">
                <text:p>0.5171388201</text:p>
              </table:table-cell>
              <table:table-cell office:value-type="float" office:value="0.5889479865">
                <text:p>0.58894798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16969735">
                <text:p>0.516969735</text:p>
              </table:table-cell>
              <table:table-cell office:value-type="float" office:value="0.5874422135">
                <text:p>0.587442213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5147893496">
                <text:p>0.5147893496</text:p>
              </table:table-cell>
              <table:table-cell office:value-type="float" office:value="0.5857417712">
                <text:p>0.585741771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5135680205">
                <text:p>0.5135680205</text:p>
              </table:table-cell>
              <table:table-cell office:value-type="float" office:value="0.5840773551">
                <text:p>0.584077355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5113839576">
                <text:p>0.5113839576</text:p>
              </table:table-cell>
              <table:table-cell office:value-type="float" office:value="0.5833157804">
                <text:p>0.583315780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5104018084">
                <text:p>0.5104018084</text:p>
              </table:table-cell>
              <table:table-cell office:value-type="float" office:value="0.5816029605">
                <text:p>0.581602960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101587781">
                <text:p>0.5101587781</text:p>
              </table:table-cell>
              <table:table-cell office:value-type="float" office:value="0.5796959462">
                <text:p>0.579695946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5098576869">
                <text:p>0.5098576869</text:p>
              </table:table-cell>
              <table:table-cell office:value-type="float" office:value="0.5776552477">
                <text:p>0.577655247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5076149891">
                <text:p>0.5076149891</text:p>
              </table:table-cell>
              <table:table-cell office:value-type="float" office:value="0.5759171709">
                <text:p>0.575917170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075235317">
                <text:p>0.5075235317</text:p>
              </table:table-cell>
              <table:table-cell office:value-type="float" office:value="0.5747464176">
                <text:p>0.574746417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073699652">
                <text:p>0.5073699652</text:p>
              </table:table-cell>
              <table:table-cell office:value-type="float" office:value="0.5727079729">
                <text:p>0.57270797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05804366">
                <text:p>0.505804366</text:p>
              </table:table-cell>
              <table:table-cell office:value-type="float" office:value="0.5707535383">
                <text:p>0.57075353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041452409">
                <text:p>0.5041452409</text:p>
              </table:table-cell>
              <table:table-cell office:value-type="float" office:value="0.5693897092">
                <text:p>0.569389709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5034377882">
                <text:p>0.5034377882</text:p>
              </table:table-cell>
              <table:table-cell office:value-type="float" office:value="0.5678967649">
                <text:p>0.567896764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02621323">
                <text:p>0.502621323</text:p>
              </table:table-cell>
              <table:table-cell office:value-type="float" office:value="0.5664857788">
                <text:p>0.566485778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021576777">
                <text:p>0.5021576777</text:p>
              </table:table-cell>
              <table:table-cell office:value-type="float" office:value="0.5647010087">
                <text:p>0.564701008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005882628">
                <text:p>0.5005882628</text:p>
              </table:table-cell>
              <table:table-cell office:value-type="float" office:value="0.5639392078">
                <text:p>0.563939207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4996520371">
                <text:p>0.4996520371</text:p>
              </table:table-cell>
              <table:table-cell office:value-type="float" office:value="0.563438752">
                <text:p>0.56343875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497881687">
                <text:p>0.497881687</text:p>
              </table:table-cell>
              <table:table-cell office:value-type="float" office:value="0.5623623851">
                <text:p>0.562362385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495875821">
                <text:p>0.495875821</text:p>
              </table:table-cell>
              <table:table-cell office:value-type="float" office:value="0.5612260705">
                <text:p>0.561226070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4948261415">
                <text:p>0.4948261415</text:p>
              </table:table-cell>
              <table:table-cell office:value-type="float" office:value="0.5597444751">
                <text:p>0.5597444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4935060379">
                <text:p>0.4935060379</text:p>
              </table:table-cell>
              <table:table-cell office:value-type="float" office:value="0.5593747735">
                <text:p>0.559374773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491488786">
                <text:p>0.491488786</text:p>
              </table:table-cell>
              <table:table-cell office:value-type="float" office:value="0.5588334856">
                <text:p>0.558833485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4894756039">
                <text:p>0.4894756039</text:p>
              </table:table-cell>
              <table:table-cell office:value-type="float" office:value="0.5578830061">
                <text:p>0.557883006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4878677717">
                <text:p>0.4878677717</text:p>
              </table:table-cell>
              <table:table-cell office:value-type="float" office:value="0.5562604678">
                <text:p>0.556260467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4856404066">
                <text:p>0.4856404066</text:p>
              </table:table-cell>
              <table:table-cell office:value-type="float" office:value="0.5556579529">
                <text:p>0.555657952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4843675918">
                <text:p>0.4843675918</text:p>
              </table:table-cell>
              <table:table-cell office:value-type="float" office:value="0.5541730726">
                <text:p>0.554173072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4839896977">
                <text:p>0.4839896977</text:p>
              </table:table-cell>
              <table:table-cell office:value-type="float" office:value="0.5528125789">
                <text:p>0.552812578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4838264019">
                <text:p>0.4838264019</text:p>
              </table:table-cell>
              <table:table-cell office:value-type="float" office:value="0.5512751399">
                <text:p>0.55127513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481638462">
                <text:p>0.481638462</text:p>
              </table:table-cell>
              <table:table-cell office:value-type="float" office:value="0.5494361921">
                <text:p>0.549436192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4792843041">
                <text:p>0.4792843041</text:p>
              </table:table-cell>
              <table:table-cell office:value-type="float" office:value="0.5479365409">
                <text:p>0.547936540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4783543099">
                <text:p>0.4783543099</text:p>
              </table:table-cell>
              <table:table-cell office:value-type="float" office:value="0.5472185662">
                <text:p>0.547218566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4767010346">
                <text:p>0.4767010346</text:p>
              </table:table-cell>
              <table:table-cell office:value-type="float" office:value="0.5466445957">
                <text:p>0.546644595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4763044292">
                <text:p>0.4763044292</text:p>
              </table:table-cell>
              <table:table-cell office:value-type="float" office:value="0.544698404">
                <text:p>0.54469840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4756621225">
                <text:p>0.4756621225</text:p>
              </table:table-cell>
              <table:table-cell office:value-type="float" office:value="0.5439373069">
                <text:p>0.543937306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4741421506">
                <text:p>0.4741421506</text:p>
              </table:table-cell>
              <table:table-cell office:value-type="float" office:value="0.5435698851">
                <text:p>0.543569885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4721968385">
                <text:p>0.4721968385</text:p>
              </table:table-cell>
              <table:table-cell office:value-type="float" office:value="0.5421097919">
                <text:p>0.542109791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4703921932">
                <text:p>0.4703921932</text:p>
              </table:table-cell>
              <table:table-cell office:value-type="float" office:value="0.5407256557">
                <text:p>0.540725655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470291679">
                <text:p>0.470291679</text:p>
              </table:table-cell>
              <table:table-cell office:value-type="float" office:value="0.5394593871">
                <text:p>0.539459387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4690228602">
                <text:p>0.4690228602</text:p>
              </table:table-cell>
              <table:table-cell office:value-type="float" office:value="0.5377675337">
                <text:p>0.537767533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4680790734">
                <text:p>0.4680790734</text:p>
              </table:table-cell>
              <table:table-cell office:value-type="float" office:value="0.5368582396">
                <text:p>0.536858239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661214166">
                <text:p>0.4661214166</text:p>
              </table:table-cell>
              <table:table-cell office:value-type="float" office:value="0.5351145002">
                <text:p>0.535114500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638147444">
                <text:p>0.4638147444</text:p>
              </table:table-cell>
              <table:table-cell office:value-type="float" office:value="0.5346625566">
                <text:p>0.534662556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636745902">
                <text:p>0.4636745902</text:p>
              </table:table-cell>
              <table:table-cell office:value-type="float" office:value="0.5338379378">
                <text:p>0.533837937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619181315">
                <text:p>0.4619181315</text:p>
              </table:table-cell>
              <table:table-cell office:value-type="float" office:value="0.5328790967">
                <text:p>0.532879096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61433329">
                <text:p>0.461433329</text:p>
              </table:table-cell>
              <table:table-cell office:value-type="float" office:value="0.532394541">
                <text:p>0.53239454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4592121765">
                <text:p>0.4592121765</text:p>
              </table:table-cell>
              <table:table-cell office:value-type="float" office:value="0.5311736153">
                <text:p>0.531173615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4584491656">
                <text:p>0.4584491656</text:p>
              </table:table-cell>
              <table:table-cell office:value-type="float" office:value="0.5306638401">
                <text:p>0.530663840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580316068">
                <text:p>0.4580316068</text:p>
              </table:table-cell>
              <table:table-cell office:value-type="float" office:value="0.5288133713">
                <text:p>0.528813371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564742607">
                <text:p>0.4564742607</text:p>
              </table:table-cell>
              <table:table-cell office:value-type="float" office:value="0.5269219549">
                <text:p>0.526921954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4557473608">
                <text:p>0.4557473608</text:p>
              </table:table-cell>
              <table:table-cell office:value-type="float" office:value="0.5256010854">
                <text:p>0.525601085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543516071">
                <text:p>0.4543516071</text:p>
              </table:table-cell>
              <table:table-cell office:value-type="float" office:value="0.5245780183">
                <text:p>0.524578018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533513458">
                <text:p>0.4533513458</text:p>
              </table:table-cell>
              <table:table-cell office:value-type="float" office:value="0.5241070437">
                <text:p>0.524107043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4517630006">
                <text:p>0.4517630006</text:p>
              </table:table-cell>
              <table:table-cell office:value-type="float" office:value="0.5234624818">
                <text:p>0.523462481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4504029214">
                <text:p>0.4504029214</text:p>
              </table:table-cell>
              <table:table-cell office:value-type="float" office:value="0.5230187368">
                <text:p>0.523018736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4488677445">
                <text:p>0.4488677445</text:p>
              </table:table-cell>
              <table:table-cell office:value-type="float" office:value="0.5223089786">
                <text:p>0.522308978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4481663966">
                <text:p>0.4481663966</text:p>
              </table:table-cell>
              <table:table-cell office:value-type="float" office:value="0.5219801786">
                <text:p>0.521980178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461851619">
                <text:p>0.4461851619</text:p>
              </table:table-cell>
              <table:table-cell office:value-type="float" office:value="0.521347407">
                <text:p>0.52134740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4447268713">
                <text:p>0.4447268713</text:p>
              </table:table-cell>
              <table:table-cell office:value-type="float" office:value="0.5204874631">
                <text:p>0.520487463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4425348377">
                <text:p>0.4425348377</text:p>
              </table:table-cell>
              <table:table-cell office:value-type="float" office:value="0.5190755575">
                <text:p>0.519075557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4418930778">
                <text:p>0.4418930778</text:p>
              </table:table-cell>
              <table:table-cell office:value-type="float" office:value="0.5184567335">
                <text:p>0.51845673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418352063">
                <text:p>0.4418352063</text:p>
              </table:table-cell>
              <table:table-cell office:value-type="float" office:value="0.5167600177">
                <text:p>0.516760017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4410569775">
                <text:p>0.4410569775</text:p>
              </table:table-cell>
              <table:table-cell office:value-type="float" office:value="0.5163391184">
                <text:p>0.516339118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4409666227">
                <text:p>0.4409666227</text:p>
              </table:table-cell>
              <table:table-cell office:value-type="float" office:value="0.5153682382">
                <text:p>0.515368238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4398727284">
                <text:p>0.4398727284</text:p>
              </table:table-cell>
              <table:table-cell office:value-type="float" office:value="0.5148968869">
                <text:p>0.514896886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4397833797">
                <text:p>0.4397833797</text:p>
              </table:table-cell>
              <table:table-cell office:value-type="float" office:value="0.5143201306">
                <text:p>0.514320130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4387760841">
                <text:p>0.4387760841</text:p>
              </table:table-cell>
              <table:table-cell office:value-type="float" office:value="0.5127021661">
                <text:p>0.512702166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4372726802">
                <text:p>0.4372726802</text:p>
              </table:table-cell>
              <table:table-cell office:value-type="float" office:value="0.5121996284">
                <text:p>0.512199628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4371226816">
                <text:p>0.4371226816</text:p>
              </table:table-cell>
              <table:table-cell office:value-type="float" office:value="0.5116745464">
                <text:p>0.511674546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4359691795">
                <text:p>0.4359691795</text:p>
              </table:table-cell>
              <table:table-cell office:value-type="float" office:value="0.5105028217">
                <text:p>0.5105028217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435300654">
                <text:p>0.435300654</text:p>
              </table:table-cell>
              <table:table-cell office:value-type="float" office:value="0.5097796755">
                <text:p>0.509779675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4345362584">
                <text:p>0.4345362584</text:p>
              </table:table-cell>
              <table:table-cell office:value-type="float" office:value="0.5093804773">
                <text:p>0.509380477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4333084826">
                <text:p>0.4333084826</text:p>
              </table:table-cell>
              <table:table-cell office:value-type="float" office:value="0.5086267119">
                <text:p>0.508626711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4326890305">
                <text:p>0.4326890305</text:p>
              </table:table-cell>
              <table:table-cell office:value-type="float" office:value="0.5078395451">
                <text:p>0.507839545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4322441756">
                <text:p>0.4322441756</text:p>
              </table:table-cell>
              <table:table-cell office:value-type="float" office:value="0.5070710781">
                <text:p>0.507071078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430761722">
                <text:p>0.430761722</text:p>
              </table:table-cell>
              <table:table-cell office:value-type="float" office:value="0.5058214708">
                <text:p>0.505821470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4289199745">
                <text:p>0.4289199745</text:p>
              </table:table-cell>
              <table:table-cell office:value-type="float" office:value="0.5040801358">
                <text:p>0.504080135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4278847286">
                <text:p>0.4278847286</text:p>
              </table:table-cell>
              <table:table-cell office:value-type="float" office:value="0.5032932189">
                <text:p>0.503293218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4258500951">
                <text:p>0.4258500951</text:p>
              </table:table-cell>
              <table:table-cell office:value-type="float" office:value="0.5028141696">
                <text:p>0.502814169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257136545">
                <text:p>0.4257136545</text:p>
              </table:table-cell>
              <table:table-cell office:value-type="float" office:value="0.5020454468">
                <text:p>0.502045446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4253153468">
                <text:p>0.4253153468</text:p>
              </table:table-cell>
              <table:table-cell office:value-type="float" office:value="0.5010602575">
                <text:p>0.501060257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251638042">
                <text:p>0.4251638042</text:p>
              </table:table-cell>
              <table:table-cell office:value-type="float" office:value="0.4998951335">
                <text:p>0.499895133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4242810636">
                <text:p>0.4242810636</text:p>
              </table:table-cell>
              <table:table-cell office:value-type="float" office:value="0.499523849">
                <text:p>0.49952384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4228352717">
                <text:p>0.4228352717</text:p>
              </table:table-cell>
              <table:table-cell office:value-type="float" office:value="0.4977367448">
                <text:p>0.497736744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4220346341">
                <text:p>0.4220346341</text:p>
              </table:table-cell>
              <table:table-cell office:value-type="float" office:value="0.4963174471">
                <text:p>0.496317447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4204715542">
                <text:p>0.4204715542</text:p>
              </table:table-cell>
              <table:table-cell office:value-type="float" office:value="0.495996451">
                <text:p>0.49599645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4186450475">
                <text:p>0.4186450475</text:p>
              </table:table-cell>
              <table:table-cell office:value-type="float" office:value="0.4956041792">
                <text:p>0.495604179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4177151688">
                <text:p>0.4177151688</text:p>
              </table:table-cell>
              <table:table-cell office:value-type="float" office:value="0.4946165498">
                <text:p>0.494616549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4160496255">
                <text:p>0.4160496255</text:p>
              </table:table-cell>
              <table:table-cell office:value-type="float" office:value="0.4929395853">
                <text:p>0.492939585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4160405612">
                <text:p>0.4160405612</text:p>
              </table:table-cell>
              <table:table-cell office:value-type="float" office:value="0.4917022034">
                <text:p>0.491702203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4148207363">
                <text:p>0.4148207363</text:p>
              </table:table-cell>
              <table:table-cell office:value-type="float" office:value="0.4911731385">
                <text:p>0.491173138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4127690106">
                <text:p>0.4127690106</text:p>
              </table:table-cell>
              <table:table-cell office:value-type="float" office:value="0.4899502877">
                <text:p>0.489950287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4107527975">
                <text:p>0.4107527975</text:p>
              </table:table-cell>
              <table:table-cell office:value-type="float" office:value="0.4893724092">
                <text:p>0.489372409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4106593535">
                <text:p>0.4106593535</text:p>
              </table:table-cell>
              <table:table-cell office:value-type="float" office:value="0.4890139627">
                <text:p>0.489013962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4106019323">
                <text:p>0.4106019323</text:p>
              </table:table-cell>
              <table:table-cell office:value-type="float" office:value="0.4883736395">
                <text:p>0.488373639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4087455437">
                <text:p>0.4087455437</text:p>
              </table:table-cell>
              <table:table-cell office:value-type="float" office:value="0.4872734014">
                <text:p>0.487273401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4081326673">
                <text:p>0.4081326673</text:p>
              </table:table-cell>
              <table:table-cell office:value-type="float" office:value="0.4861227945">
                <text:p>0.486122794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4061871778">
                <text:p>0.4061871778</text:p>
              </table:table-cell>
              <table:table-cell office:value-type="float" office:value="0.4857974575">
                <text:p>0.485797457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4060746092">
                <text:p>0.4060746092</text:p>
              </table:table-cell>
              <table:table-cell office:value-type="float" office:value="0.4841852292">
                <text:p>0.484185229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4052483192">
                <text:p>0.4052483192</text:p>
              </table:table-cell>
              <table:table-cell office:value-type="float" office:value="0.4836288564">
                <text:p>0.483628856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4050710626">
                <text:p>0.4050710626</text:p>
              </table:table-cell>
              <table:table-cell office:value-type="float" office:value="0.4825780318">
                <text:p>0.48257803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4041512593">
                <text:p>0.4041512593</text:p>
              </table:table-cell>
              <table:table-cell office:value-type="float" office:value="0.4821467373">
                <text:p>0.482146737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4036922989">
                <text:p>0.4036922989</text:p>
              </table:table-cell>
              <table:table-cell office:value-type="float" office:value="0.4807015659">
                <text:p>0.480701565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4025394992">
                <text:p>0.4025394992</text:p>
              </table:table-cell>
              <table:table-cell office:value-type="float" office:value="0.4795645232">
                <text:p>0.479564523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402223733">
                <text:p>0.402223733</text:p>
              </table:table-cell>
              <table:table-cell office:value-type="float" office:value="0.4791984724">
                <text:p>0.479198472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4006806391">
                <text:p>0.4006806391</text:p>
              </table:table-cell>
              <table:table-cell office:value-type="float" office:value="0.4788660113">
                <text:p>0.478866011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4001332336">
                <text:p>0.4001332336</text:p>
              </table:table-cell>
              <table:table-cell office:value-type="float" office:value="0.4771832874">
                <text:p>0.477183287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4000710087">
                <text:p>0.4000710087</text:p>
              </table:table-cell>
              <table:table-cell office:value-type="float" office:value="0.4764065339">
                <text:p>0.476406533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3997914703">
                <text:p>0.3997914703</text:p>
              </table:table-cell>
              <table:table-cell office:value-type="float" office:value="0.4749916817">
                <text:p>0.474991681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3997783259">
                <text:p>0.3997783259</text:p>
              </table:table-cell>
              <table:table-cell office:value-type="float" office:value="0.4739576538">
                <text:p>0.473957653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3993141808">
                <text:p>0.3993141808</text:p>
              </table:table-cell>
              <table:table-cell office:value-type="float" office:value="0.4727361582">
                <text:p>0.472736158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985202365">
                <text:p>0.3985202365</text:p>
              </table:table-cell>
              <table:table-cell office:value-type="float" office:value="0.4720802171">
                <text:p>0.472080217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3981425163">
                <text:p>0.3981425163</text:p>
              </table:table-cell>
              <table:table-cell office:value-type="float" office:value="0.4713987641">
                <text:p>0.471398764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3964113782">
                <text:p>0.3964113782</text:p>
              </table:table-cell>
              <table:table-cell office:value-type="float" office:value="0.47110057">
                <text:p>0.4711005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3959816455">
                <text:p>0.3959816455</text:p>
              </table:table-cell>
              <table:table-cell office:value-type="float" office:value="0.4707667568">
                <text:p>0.4707667568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3954770311">
                <text:p>0.3954770311</text:p>
              </table:table-cell>
              <table:table-cell office:value-type="float" office:value="0.4691483273">
                <text:p>0.4691483273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3937169665">
                <text:p>0.3937169665</text:p>
              </table:table-cell>
              <table:table-cell office:value-type="float" office:value="0.4678541473">
                <text:p>0.467854147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3934780179">
                <text:p>0.3934780179</text:p>
              </table:table-cell>
              <table:table-cell office:value-type="float" office:value="0.4662835053">
                <text:p>0.4662835053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3926312058">
                <text:p>0.3926312058</text:p>
              </table:table-cell>
              <table:table-cell office:value-type="float" office:value="0.4649344824">
                <text:p>0.464934482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916296166">
                <text:p>0.3916296166</text:p>
              </table:table-cell>
              <table:table-cell office:value-type="float" office:value="0.4637178304">
                <text:p>0.463717830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905386816">
                <text:p>0.3905386816</text:p>
              </table:table-cell>
              <table:table-cell office:value-type="float" office:value="0.4625563498">
                <text:p>0.46255634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888363634">
                <text:p>0.3888363634</text:p>
              </table:table-cell>
              <table:table-cell office:value-type="float" office:value="0.462274875">
                <text:p>0.46227487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38726157">
                <text:p>0.38726157</text:p>
              </table:table-cell>
              <table:table-cell office:value-type="float" office:value="0.4614630676">
                <text:p>0.461463067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870777378">
                <text:p>0.3870777378</text:p>
              </table:table-cell>
              <table:table-cell office:value-type="float" office:value="0.4607301433">
                <text:p>0.460730143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385736133">
                <text:p>0.385736133</text:p>
              </table:table-cell>
              <table:table-cell office:value-type="float" office:value="0.4593506297">
                <text:p>0.459350629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853728372">
                <text:p>0.3853728372</text:p>
              </table:table-cell>
              <table:table-cell office:value-type="float" office:value="0.4587717847">
                <text:p>0.4587717847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3836496962">
                <text:p>0.3836496962</text:p>
              </table:table-cell>
              <table:table-cell office:value-type="float" office:value="0.4584048059">
                <text:p>0.458404805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3832171562">
                <text:p>0.3832171562</text:p>
              </table:table-cell>
              <table:table-cell office:value-type="float" office:value="0.4570158168">
                <text:p>0.4570158168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3822735337">
                <text:p>0.3822735337</text:p>
              </table:table-cell>
              <table:table-cell office:value-type="float" office:value="0.4562963189">
                <text:p>0.456296318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817733574">
                <text:p>0.3817733574</text:p>
              </table:table-cell>
              <table:table-cell office:value-type="float" office:value="0.4548677868">
                <text:p>0.454867786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807892812">
                <text:p>0.3807892812</text:p>
              </table:table-cell>
              <table:table-cell office:value-type="float" office:value="0.4543393017">
                <text:p>0.454339301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802705637">
                <text:p>0.3802705637</text:p>
              </table:table-cell>
              <table:table-cell office:value-type="float" office:value="0.4527333343">
                <text:p>0.452733334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790105012">
                <text:p>0.3790105012</text:p>
              </table:table-cell>
              <table:table-cell office:value-type="float" office:value="0.4524373118">
                <text:p>0.452437311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3781248016">
                <text:p>0.3781248016</text:p>
              </table:table-cell>
              <table:table-cell office:value-type="float" office:value="0.4514193132">
                <text:p>0.451419313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3766102031">
                <text:p>0.3766102031</text:p>
              </table:table-cell>
              <table:table-cell office:value-type="float" office:value="0.4498247608">
                <text:p>0.449824760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764142601">
                <text:p>0.3764142601</text:p>
              </table:table-cell>
              <table:table-cell office:value-type="float" office:value="0.4494268165">
                <text:p>0.449426816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3749227358">
                <text:p>0.3749227358</text:p>
              </table:table-cell>
              <table:table-cell office:value-type="float" office:value="0.447847488">
                <text:p>0.44784748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734923706">
                <text:p>0.3734923706</text:p>
              </table:table-cell>
              <table:table-cell office:value-type="float" office:value="0.4469578173">
                <text:p>0.446957817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3723389135">
                <text:p>0.3723389135</text:p>
              </table:table-cell>
              <table:table-cell office:value-type="float" office:value="0.4457257983">
                <text:p>0.4457257983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722493683">
                <text:p>0.3722493683</text:p>
              </table:table-cell>
              <table:table-cell office:value-type="float" office:value="0.4446133496">
                <text:p>0.444613349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722181626">
                <text:p>0.3722181626</text:p>
              </table:table-cell>
              <table:table-cell office:value-type="float" office:value="0.4433794757">
                <text:p>0.443379475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71554322">
                <text:p>0.371554322</text:p>
              </table:table-cell>
              <table:table-cell office:value-type="float" office:value="0.4425960418">
                <text:p>0.442596041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710154474">
                <text:p>0.3710154474</text:p>
              </table:table-cell>
              <table:table-cell office:value-type="float" office:value="0.4411473789">
                <text:p>0.441147378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696882382">
                <text:p>0.3696882382</text:p>
              </table:table-cell>
              <table:table-cell office:value-type="float" office:value="0.4402361013">
                <text:p>0.440236101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691173556">
                <text:p>0.3691173556</text:p>
              </table:table-cell>
              <table:table-cell office:value-type="float" office:value="0.4388686791">
                <text:p>0.4388686791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685671107">
                <text:p>0.3685671107</text:p>
              </table:table-cell>
              <table:table-cell office:value-type="float" office:value="0.4373829481">
                <text:p>0.437382948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680607833">
                <text:p>0.3680607833</text:p>
              </table:table-cell>
              <table:table-cell office:value-type="float" office:value="0.4360184481">
                <text:p>0.436018448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675922285">
                <text:p>0.3675922285</text:p>
              </table:table-cell>
              <table:table-cell office:value-type="float" office:value="0.4348513484">
                <text:p>0.434851348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3669461638">
                <text:p>0.3669461638</text:p>
              </table:table-cell>
              <table:table-cell office:value-type="float" office:value="0.4338414029">
                <text:p>0.433841402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662509015">
                <text:p>0.3662509015</text:p>
              </table:table-cell>
              <table:table-cell office:value-type="float" office:value="0.4324940118">
                <text:p>0.432494011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661346396">
                <text:p>0.3661346396</text:p>
              </table:table-cell>
              <table:table-cell office:value-type="float" office:value="0.4319039844">
                <text:p>0.431903984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58794268">
                <text:p>0.3658794268</text:p>
              </table:table-cell>
              <table:table-cell office:value-type="float" office:value="0.4304708704">
                <text:p>0.430470870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643135515">
                <text:p>0.3643135515</text:p>
              </table:table-cell>
              <table:table-cell office:value-type="float" office:value="0.4291879947">
                <text:p>0.429187994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626160301">
                <text:p>0.3626160301</text:p>
              </table:table-cell>
              <table:table-cell office:value-type="float" office:value="0.4287848622">
                <text:p>0.428784862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624600438">
                <text:p>0.3624600438</text:p>
              </table:table-cell>
              <table:table-cell office:value-type="float" office:value="0.4280212756">
                <text:p>0.4280212756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613777069">
                <text:p>0.3613777069</text:p>
              </table:table-cell>
              <table:table-cell office:value-type="float" office:value="0.4273522724">
                <text:p>0.427352272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597744952">
                <text:p>0.3597744952</text:p>
              </table:table-cell>
              <table:table-cell office:value-type="float" office:value="0.4265669421">
                <text:p>0.426566942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584927206">
                <text:p>0.3584927206</text:p>
              </table:table-cell>
              <table:table-cell office:value-type="float" office:value="0.4257133241">
                <text:p>0.4257133241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584098356">
                <text:p>0.3584098356</text:p>
              </table:table-cell>
              <table:table-cell office:value-type="float" office:value="0.4246494103">
                <text:p>0.4246494103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3573554757">
                <text:p>0.3573554757</text:p>
              </table:table-cell>
              <table:table-cell office:value-type="float" office:value="0.4236245851">
                <text:p>0.423624585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565036928">
                <text:p>0.3565036928</text:p>
              </table:table-cell>
              <table:table-cell office:value-type="float" office:value="0.4230090275">
                <text:p>0.423009027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526798">
                <text:p>0.35526798</text:p>
              </table:table-cell>
              <table:table-cell office:value-type="float" office:value="0.4226561111">
                <text:p>0.422656111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3535833983">
                <text:p>0.3535833983</text:p>
              </table:table-cell>
              <table:table-cell office:value-type="float" office:value="0.4218190173">
                <text:p>0.421819017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3520407135">
                <text:p>0.3520407135</text:p>
              </table:table-cell>
              <table:table-cell office:value-type="float" office:value="0.4209560743">
                <text:p>0.420956074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3509416847">
                <text:p>0.3509416847</text:p>
              </table:table-cell>
              <table:table-cell office:value-type="float" office:value="0.4204209897">
                <text:p>0.420420989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3495647177">
                <text:p>0.3495647177</text:p>
              </table:table-cell>
              <table:table-cell office:value-type="float" office:value="0.420064969">
                <text:p>0.42006496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3492758026">
                <text:p>0.3492758026</text:p>
              </table:table-cell>
              <table:table-cell office:value-type="float" office:value="0.4187846161">
                <text:p>0.418784616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3478377121">
                <text:p>0.3478377121</text:p>
              </table:table-cell>
              <table:table-cell office:value-type="float" office:value="0.4183165468">
                <text:p>0.4183165468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3474640653">
                <text:p>0.3474640653</text:p>
              </table:table-cell>
              <table:table-cell office:value-type="float" office:value="0.4178511222">
                <text:p>0.417851122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3460996868">
                <text:p>0.3460996868</text:p>
              </table:table-cell>
              <table:table-cell office:value-type="float" office:value="0.4164196245">
                <text:p>0.416419624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3455691192">
                <text:p>0.3455691192</text:p>
              </table:table-cell>
              <table:table-cell office:value-type="float" office:value="0.4157970621">
                <text:p>0.415797062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448169237">
                <text:p>0.3448169237</text:p>
              </table:table-cell>
              <table:table-cell office:value-type="float" office:value="0.4153227392">
                <text:p>0.415322739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3445456431">
                <text:p>0.3445456431</text:p>
              </table:table-cell>
              <table:table-cell office:value-type="float" office:value="0.4146215894">
                <text:p>0.414621589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3439995091">
                <text:p>0.3439995091</text:p>
              </table:table-cell>
              <table:table-cell office:value-type="float" office:value="0.4136804802">
                <text:p>0.4136804802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343176834">
                <text:p>0.343176834</text:p>
              </table:table-cell>
              <table:table-cell office:value-type="float" office:value="0.4128550141">
                <text:p>0.4128550141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3415628368">
                <text:p>0.3415628368</text:p>
              </table:table-cell>
              <table:table-cell office:value-type="float" office:value="0.4121740907">
                <text:p>0.412174090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3400732622">
                <text:p>0.3400732622</text:p>
              </table:table-cell>
              <table:table-cell office:value-type="float" office:value="0.4115256545">
                <text:p>0.4115256545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3399635396">
                <text:p>0.3399635396</text:p>
              </table:table-cell>
              <table:table-cell office:value-type="float" office:value="0.4111637099">
                <text:p>0.41116370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3392746822">
                <text:p>0.3392746822</text:p>
              </table:table-cell>
              <table:table-cell office:value-type="float" office:value="0.4102484962">
                <text:p>0.410248496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3392255513">
                <text:p>0.3392255513</text:p>
              </table:table-cell>
              <table:table-cell office:value-type="float" office:value="0.4098581338">
                <text:p>0.409858133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3391167437">
                <text:p>0.3391167437</text:p>
              </table:table-cell>
              <table:table-cell office:value-type="float" office:value="0.4086859296">
                <text:p>0.408685929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386131888">
                <text:p>0.3386131888</text:p>
              </table:table-cell>
              <table:table-cell office:value-type="float" office:value="0.407239881">
                <text:p>0.40723988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3370092408">
                <text:p>0.3370092408</text:p>
              </table:table-cell>
              <table:table-cell office:value-type="float" office:value="0.4069697294">
                <text:p>0.406969729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3359318899">
                <text:p>0.3359318899</text:p>
              </table:table-cell>
              <table:table-cell office:value-type="float" office:value="0.4065200967">
                <text:p>0.4065200967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3358654216">
                <text:p>0.3358654216</text:p>
              </table:table-cell>
              <table:table-cell office:value-type="float" office:value="0.405226351">
                <text:p>0.40522635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335194979">
                <text:p>0.335194979</text:p>
              </table:table-cell>
              <table:table-cell office:value-type="float" office:value="0.4045157629">
                <text:p>0.404515762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3337683948">
                <text:p>0.3337683948</text:p>
              </table:table-cell>
              <table:table-cell office:value-type="float" office:value="0.4038629623">
                <text:p>0.4038629623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3325399488">
                <text:p>0.3325399488</text:p>
              </table:table-cell>
              <table:table-cell office:value-type="float" office:value="0.4024103241">
                <text:p>0.402410324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3309557413">
                <text:p>0.3309557413</text:p>
              </table:table-cell>
              <table:table-cell office:value-type="float" office:value="0.4020507942">
                <text:p>0.402050794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3300937591">
                <text:p>0.3300937591</text:p>
              </table:table-cell>
              <table:table-cell office:value-type="float" office:value="0.4013107045">
                <text:p>0.401310704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3285749177">
                <text:p>0.3285749177</text:p>
              </table:table-cell>
              <table:table-cell office:value-type="float" office:value="0.4008385719">
                <text:p>0.400838571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276360264">
                <text:p>0.3276360264</text:p>
              </table:table-cell>
              <table:table-cell office:value-type="float" office:value="0.3996818207">
                <text:p>0.399681820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3264381496">
                <text:p>0.3264381496</text:p>
              </table:table-cell>
              <table:table-cell office:value-type="float" office:value="0.399381899">
                <text:p>0.39938189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3253969125">
                <text:p>0.3253969125</text:p>
              </table:table-cell>
              <table:table-cell office:value-type="float" office:value="0.3981347195">
                <text:p>0.398134719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3248632902">
                <text:p>0.3248632902</text:p>
              </table:table-cell>
              <table:table-cell office:value-type="float" office:value="0.3975057737">
                <text:p>0.397505773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3244510094">
                <text:p>0.3244510094</text:p>
              </table:table-cell>
              <table:table-cell office:value-type="float" office:value="0.3966393445">
                <text:p>0.396639344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3234391772">
                <text:p>0.3234391772</text:p>
              </table:table-cell>
              <table:table-cell office:value-type="float" office:value="0.3954163063">
                <text:p>0.3954163063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3231573495">
                <text:p>0.3231573495</text:p>
              </table:table-cell>
              <table:table-cell office:value-type="float" office:value="0.394450852">
                <text:p>0.39445085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3218578408">
                <text:p>0.3218578408</text:p>
              </table:table-cell>
              <table:table-cell office:value-type="float" office:value="0.3935740809">
                <text:p>0.393574080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3217643798">
                <text:p>0.3217643798</text:p>
              </table:table-cell>
              <table:table-cell office:value-type="float" office:value="0.3929169108">
                <text:p>0.392916910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320925824">
                <text:p>0.320925824</text:p>
              </table:table-cell>
              <table:table-cell office:value-type="float" office:value="0.3918812183">
                <text:p>0.391881218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203838414">
                <text:p>0.3203838414</text:p>
              </table:table-cell>
              <table:table-cell office:value-type="float" office:value="0.3910484358">
                <text:p>0.3910484358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3200865216">
                <text:p>0.3200865216</text:p>
              </table:table-cell>
              <table:table-cell office:value-type="float" office:value="0.3900656229">
                <text:p>0.3900656229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3195063478">
                <text:p>0.3195063478</text:p>
              </table:table-cell>
              <table:table-cell office:value-type="float" office:value="0.3897141649">
                <text:p>0.3897141649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3186658291">
                <text:p>0.3186658291</text:p>
              </table:table-cell>
              <table:table-cell office:value-type="float" office:value="0.3886932305">
                <text:p>0.388693230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3171372045">
                <text:p>0.3171372045</text:p>
              </table:table-cell>
              <table:table-cell office:value-type="float" office:value="0.3874352397">
                <text:p>0.3874352397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3162264229">
                <text:p>0.3162264229</text:p>
              </table:table-cell>
              <table:table-cell office:value-type="float" office:value="0.3870561677">
                <text:p>0.3870561677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315543556">
                <text:p>0.315543556</text:p>
              </table:table-cell>
              <table:table-cell office:value-type="float" office:value="0.3858891696">
                <text:p>0.385889169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3146179979">
                <text:p>0.3146179979</text:p>
              </table:table-cell>
              <table:table-cell office:value-type="float" office:value="0.3846935037">
                <text:p>0.3846935037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3134609803">
                <text:p>0.3134609803</text:p>
              </table:table-cell>
              <table:table-cell office:value-type="float" office:value="0.3844317009">
                <text:p>0.3844317009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3133018679">
                <text:p>0.3133018679</text:p>
              </table:table-cell>
              <table:table-cell office:value-type="float" office:value="0.3836762426">
                <text:p>0.383676242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3130686438">
                <text:p>0.3130686438</text:p>
              </table:table-cell>
              <table:table-cell office:value-type="float" office:value="0.3829123384">
                <text:p>0.382912338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3118573782">
                <text:p>0.3118573782</text:p>
              </table:table-cell>
              <table:table-cell office:value-type="float" office:value="0.3825566508">
                <text:p>0.382556650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3117361105">
                <text:p>0.3117361105</text:p>
              </table:table-cell>
              <table:table-cell office:value-type="float" office:value="0.3815384622">
                <text:p>0.381538462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3106096963">
                <text:p>0.3106096963</text:p>
              </table:table-cell>
              <table:table-cell office:value-type="float" office:value="0.3805633607">
                <text:p>0.380563360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309821978">
                <text:p>0.309821978</text:p>
              </table:table-cell>
              <table:table-cell office:value-type="float" office:value="0.3801230479">
                <text:p>0.3801230479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309446625">
                <text:p>0.309446625</text:p>
              </table:table-cell>
              <table:table-cell office:value-type="float" office:value="0.37902267">
                <text:p>0.3790226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3085157062">
                <text:p>0.3085157062</text:p>
              </table:table-cell>
              <table:table-cell office:value-type="float" office:value="0.3787874782">
                <text:p>0.378787478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3083690464">
                <text:p>0.3083690464</text:p>
              </table:table-cell>
              <table:table-cell office:value-type="float" office:value="0.3775463315">
                <text:p>0.3775463315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3078989482">
                <text:p>0.3078989482</text:p>
              </table:table-cell>
              <table:table-cell office:value-type="float" office:value="0.376269764">
                <text:p>0.376269764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3075014562">
                <text:p>0.3075014562</text:p>
              </table:table-cell>
              <table:table-cell office:value-type="float" office:value="0.3750076645">
                <text:p>0.375007664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3065831766">
                <text:p>0.3065831766</text:p>
              </table:table-cell>
              <table:table-cell office:value-type="float" office:value="0.3743503952">
                <text:p>0.374350395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3062498629">
                <text:p>0.3062498629</text:p>
              </table:table-cell>
              <table:table-cell office:value-type="float" office:value="0.3732348514">
                <text:p>0.373234851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3062073522">
                <text:p>0.3062073522</text:p>
              </table:table-cell>
              <table:table-cell office:value-type="float" office:value="0.3724808081">
                <text:p>0.3724808081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305568595">
                <text:p>0.305568595</text:p>
              </table:table-cell>
              <table:table-cell office:value-type="float" office:value="0.3721937117">
                <text:p>0.372193711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30486615">
                <text:p>0.30486615</text:p>
              </table:table-cell>
              <table:table-cell office:value-type="float" office:value="0.3712238671">
                <text:p>0.371223867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3039923646">
                <text:p>0.3039923646</text:p>
              </table:table-cell>
              <table:table-cell office:value-type="float" office:value="0.3709822316">
                <text:p>0.370982231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3034001351">
                <text:p>0.3034001351</text:p>
              </table:table-cell>
              <table:table-cell office:value-type="float" office:value="0.3704545551">
                <text:p>0.3704545551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3026485071">
                <text:p>0.3026485071</text:p>
              </table:table-cell>
              <table:table-cell office:value-type="float" office:value="0.3691659381">
                <text:p>0.369165938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3020685931">
                <text:p>0.3020685931</text:p>
              </table:table-cell>
              <table:table-cell office:value-type="float" office:value="0.3679915335">
                <text:p>0.367991533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3007994205">
                <text:p>0.3007994205</text:p>
              </table:table-cell>
              <table:table-cell office:value-type="float" office:value="0.3669887615">
                <text:p>0.366988761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9994946">
                <text:p>0.29994946</text:p>
              </table:table-cell>
              <table:table-cell office:value-type="float" office:value="0.3661565474">
                <text:p>0.3661565474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2993788416">
                <text:p>0.2993788416</text:p>
              </table:table-cell>
              <table:table-cell office:value-type="float" office:value="0.3653866586">
                <text:p>0.365386658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2986786219">
                <text:p>0.2986786219</text:p>
              </table:table-cell>
              <table:table-cell office:value-type="float" office:value="0.3651261617">
                <text:p>0.3651261617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2981822266">
                <text:p>0.2981822266</text:p>
              </table:table-cell>
              <table:table-cell office:value-type="float" office:value="0.3645487782">
                <text:p>0.364548778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298132626">
                <text:p>0.298132626</text:p>
              </table:table-cell>
              <table:table-cell office:value-type="float" office:value="0.3642246757">
                <text:p>0.364224675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2974537333">
                <text:p>0.2974537333</text:p>
              </table:table-cell>
              <table:table-cell office:value-type="float" office:value="0.3638926844">
                <text:p>0.3638926844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2960458948">
                <text:p>0.2960458948</text:p>
              </table:table-cell>
              <table:table-cell office:value-type="float" office:value="0.3630785221">
                <text:p>0.363078522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2957160544">
                <text:p>0.2957160544</text:p>
              </table:table-cell>
              <table:table-cell office:value-type="float" office:value="0.3628321733">
                <text:p>0.362832173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2946806521">
                <text:p>0.2946806521</text:p>
              </table:table-cell>
              <table:table-cell office:value-type="float" office:value="0.3624131042">
                <text:p>0.362413104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2936110849">
                <text:p>0.2936110849</text:p>
              </table:table-cell>
              <table:table-cell office:value-type="float" office:value="0.361887001">
                <text:p>0.36188700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930236727">
                <text:p>0.2930236727</text:p>
              </table:table-cell>
              <table:table-cell office:value-type="float" office:value="0.361331748">
                <text:p>0.361331748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2917218344">
                <text:p>0.2917218344</text:p>
              </table:table-cell>
              <table:table-cell office:value-type="float" office:value="0.3601433568">
                <text:p>0.3601433568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2915945407">
                <text:p>0.2915945407</text:p>
              </table:table-cell>
              <table:table-cell office:value-type="float" office:value="0.3593736244">
                <text:p>0.3593736244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2914722597">
                <text:p>0.2914722597</text:p>
              </table:table-cell>
              <table:table-cell office:value-type="float" office:value="0.3589713095">
                <text:p>0.358971309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29079954">
                <text:p>0.29079954</text:p>
              </table:table-cell>
              <table:table-cell office:value-type="float" office:value="0.3583229812">
                <text:p>0.358322981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2904772869">
                <text:p>0.2904772869</text:p>
              </table:table-cell>
              <table:table-cell office:value-type="float" office:value="0.3575509663">
                <text:p>0.3575509663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2894748061">
                <text:p>0.2894748061</text:p>
              </table:table-cell>
              <table:table-cell office:value-type="float" office:value="0.3563507632">
                <text:p>0.3563507632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2887048245">
                <text:p>0.2887048245</text:p>
              </table:table-cell>
              <table:table-cell office:value-type="float" office:value="0.3557021195">
                <text:p>0.355702119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2878881783">
                <text:p>0.2878881783</text:p>
              </table:table-cell>
              <table:table-cell office:value-type="float" office:value="0.3548176312">
                <text:p>0.354817631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2876483247">
                <text:p>0.2876483247</text:p>
              </table:table-cell>
              <table:table-cell office:value-type="float" office:value="0.3539291702">
                <text:p>0.35392917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2874000266">
                <text:p>0.2874000266</text:p>
              </table:table-cell>
              <table:table-cell office:value-type="float" office:value="0.3532613111">
                <text:p>0.3532613111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2864460239">
                <text:p>0.2864460239</text:p>
              </table:table-cell>
              <table:table-cell office:value-type="float" office:value="0.3522304835">
                <text:p>0.352230483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2852323981">
                <text:p>0.2852323981</text:p>
              </table:table-cell>
              <table:table-cell office:value-type="float" office:value="0.3512687468">
                <text:p>0.351268746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2840470193">
                <text:p>0.2840470193</text:p>
              </table:table-cell>
              <table:table-cell office:value-type="float" office:value="0.350443758">
                <text:p>0.35044375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2832309761">
                <text:p>0.2832309761</text:p>
              </table:table-cell>
              <table:table-cell office:value-type="float" office:value="0.3496047796">
                <text:p>0.349604779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2825097579">
                <text:p>0.2825097579</text:p>
              </table:table-cell>
              <table:table-cell office:value-type="float" office:value="0.3492322023">
                <text:p>0.349232202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2815104287">
                <text:p>0.2815104287</text:p>
              </table:table-cell>
              <table:table-cell office:value-type="float" office:value="0.348777575">
                <text:p>0.348777575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2805816358">
                <text:p>0.2805816358</text:p>
              </table:table-cell>
              <table:table-cell office:value-type="float" office:value="0.3477793815">
                <text:p>0.347779381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279353446">
                <text:p>0.279353446</text:p>
              </table:table-cell>
              <table:table-cell office:value-type="float" office:value="0.34677376">
                <text:p>0.3467737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2792496575">
                <text:p>0.2792496575</text:p>
              </table:table-cell>
              <table:table-cell office:value-type="float" office:value="0.3463346385">
                <text:p>0.346334638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781512099">
                <text:p>0.2781512099</text:p>
              </table:table-cell>
              <table:table-cell office:value-type="float" office:value="0.3453850175">
                <text:p>0.3453850175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2779640578">
                <text:p>0.2779640578</text:p>
              </table:table-cell>
              <table:table-cell office:value-type="float" office:value="0.344257937">
                <text:p>0.344257937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2772438925">
                <text:p>0.2772438925</text:p>
              </table:table-cell>
              <table:table-cell office:value-type="float" office:value="0.3434362718">
                <text:p>0.3434362718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2768669731">
                <text:p>0.2768669731</text:p>
              </table:table-cell>
              <table:table-cell office:value-type="float" office:value="0.3423658456">
                <text:p>0.3423658456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2763816224">
                <text:p>0.2763816224</text:p>
              </table:table-cell>
              <table:table-cell office:value-type="float" office:value="0.3415310013">
                <text:p>0.3415310013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2753194715">
                <text:p>0.2753194715</text:p>
              </table:table-cell>
              <table:table-cell office:value-type="float" office:value="0.3412931293">
                <text:p>0.3412931293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2748448949">
                <text:p>0.2748448949</text:p>
              </table:table-cell>
              <table:table-cell office:value-type="float" office:value="0.3406132944">
                <text:p>0.3406132944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2747181411">
                <text:p>0.2747181411</text:p>
              </table:table-cell>
              <table:table-cell office:value-type="float" office:value="0.3397690973">
                <text:p>0.3397690973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2741812383">
                <text:p>0.2741812383</text:p>
              </table:table-cell>
              <table:table-cell office:value-type="float" office:value="0.3389289767">
                <text:p>0.3389289767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2734489696">
                <text:p>0.2734489696</text:p>
              </table:table-cell>
              <table:table-cell office:value-type="float" office:value="0.3382998848">
                <text:p>0.338299884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721119277">
                <text:p>0.2721119277</text:p>
              </table:table-cell>
              <table:table-cell office:value-type="float" office:value="0.33808256">
                <text:p>0.3380825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2715414786">
                <text:p>0.2715414786</text:p>
              </table:table-cell>
              <table:table-cell office:value-type="float" office:value="0.3373321028">
                <text:p>0.337332102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2702853596">
                <text:p>0.2702853596</text:p>
              </table:table-cell>
              <table:table-cell office:value-type="float" office:value="0.3365448514">
                <text:p>0.3365448514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2693643714">
                <text:p>0.2693643714</text:p>
              </table:table-cell>
              <table:table-cell office:value-type="float" office:value="0.3353419788">
                <text:p>0.335341978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2691102795">
                <text:p>0.2691102795</text:p>
              </table:table-cell>
              <table:table-cell office:value-type="float" office:value="0.3346582507">
                <text:p>0.334658250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269095364">
                <text:p>0.269095364</text:p>
              </table:table-cell>
              <table:table-cell office:value-type="float" office:value="0.3342660008">
                <text:p>0.334266000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2684979449">
                <text:p>0.2684979449</text:p>
              </table:table-cell>
              <table:table-cell office:value-type="float" office:value="0.33378703">
                <text:p>0.3337870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2679559549">
                <text:p>0.2679559549</text:p>
              </table:table-cell>
              <table:table-cell office:value-type="float" office:value="0.3332792748">
                <text:p>0.333279274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267078873">
                <text:p>0.267078873</text:p>
              </table:table-cell>
              <table:table-cell office:value-type="float" office:value="0.3322995386">
                <text:p>0.3322995386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2669104989">
                <text:p>0.2669104989</text:p>
              </table:table-cell>
              <table:table-cell office:value-type="float" office:value="0.33161936">
                <text:p>0.3316193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2667526596">
                <text:p>0.2667526596</text:p>
              </table:table-cell>
              <table:table-cell office:value-type="float" office:value="0.3310195104">
                <text:p>0.3310195104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2666460324">
                <text:p>0.2666460324</text:p>
              </table:table-cell>
              <table:table-cell office:value-type="float" office:value="0.3304077539">
                <text:p>0.3304077539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2661485944">
                <text:p>0.2661485944</text:p>
              </table:table-cell>
              <table:table-cell office:value-type="float" office:value="0.3301885297">
                <text:p>0.3301885297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2655425108">
                <text:p>0.2655425108</text:p>
              </table:table-cell>
              <table:table-cell office:value-type="float" office:value="0.3298138675">
                <text:p>0.3298138675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2651164264">
                <text:p>0.2651164264</text:p>
              </table:table-cell>
              <table:table-cell office:value-type="float" office:value="0.3290877923">
                <text:p>0.329087792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2638479429">
                <text:p>0.2638479429</text:p>
              </table:table-cell>
              <table:table-cell office:value-type="float" office:value="0.3283924099">
                <text:p>0.328392409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2631324001">
                <text:p>0.2631324001</text:p>
              </table:table-cell>
              <table:table-cell office:value-type="float" office:value="0.3275278281">
                <text:p>0.3275278281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2618928092">
                <text:p>0.2618928092</text:p>
              </table:table-cell>
              <table:table-cell office:value-type="float" office:value="0.3264086122">
                <text:p>0.326408612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2606120184">
                <text:p>0.2606120184</text:p>
              </table:table-cell>
              <table:table-cell office:value-type="float" office:value="0.3253831179">
                <text:p>0.3253831179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2594011952">
                <text:p>0.2594011952</text:p>
              </table:table-cell>
              <table:table-cell office:value-type="float" office:value="0.3247518341">
                <text:p>0.324751834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2585501665">
                <text:p>0.2585501665</text:p>
              </table:table-cell>
              <table:table-cell office:value-type="float" office:value="0.32401828">
                <text:p>0.32401828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2579610483">
                <text:p>0.2579610483</text:p>
              </table:table-cell>
              <table:table-cell office:value-type="float" office:value="0.3233237666">
                <text:p>0.3233237666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2568556804">
                <text:p>0.2568556804</text:p>
              </table:table-cell>
              <table:table-cell office:value-type="float" office:value="0.3228359835">
                <text:p>0.3228359835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2567953952">
                <text:p>0.2567953952</text:p>
              </table:table-cell>
              <table:table-cell office:value-type="float" office:value="0.3226393611">
                <text:p>0.3226393611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2561909054">
                <text:p>0.2561909054</text:p>
              </table:table-cell>
              <table:table-cell office:value-type="float" office:value="0.3218212593">
                <text:p>0.3218212593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2556167754">
                <text:p>0.2556167754</text:p>
              </table:table-cell>
              <table:table-cell office:value-type="float" office:value="0.3215540134">
                <text:p>0.321554013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254742926">
                <text:p>0.254742926</text:p>
              </table:table-cell>
              <table:table-cell office:value-type="float" office:value="0.3213012716">
                <text:p>0.3213012716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2536625901">
                <text:p>0.2536625901</text:p>
              </table:table-cell>
              <table:table-cell office:value-type="float" office:value="0.3206190706">
                <text:p>0.3206190706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253397129">
                <text:p>0.253397129</text:p>
              </table:table-cell>
              <table:table-cell office:value-type="float" office:value="0.3199239154">
                <text:p>0.3199239154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2525624962">
                <text:p>0.2525624962</text:p>
              </table:table-cell>
              <table:table-cell office:value-type="float" office:value="0.3188396196">
                <text:p>0.31883961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520942602">
                <text:p>0.2520942602</text:p>
              </table:table-cell>
              <table:table-cell office:value-type="float" office:value="0.3176993885">
                <text:p>0.317699388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251741645">
                <text:p>0.251741645</text:p>
              </table:table-cell>
              <table:table-cell office:value-type="float" office:value="0.3174335879">
                <text:p>0.3174335879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2510122384">
                <text:p>0.2510122384</text:p>
              </table:table-cell>
              <table:table-cell office:value-type="float" office:value="0.3166584342">
                <text:p>0.316658434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2500865166">
                <text:p>0.2500865166</text:p>
              </table:table-cell>
              <table:table-cell office:value-type="float" office:value="0.3157535397">
                <text:p>0.3157535397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2496558074">
                <text:p>0.2496558074</text:p>
              </table:table-cell>
              <table:table-cell office:value-type="float" office:value="0.3152915228">
                <text:p>0.3152915228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2491039295">
                <text:p>0.2491039295</text:p>
              </table:table-cell>
              <table:table-cell office:value-type="float" office:value="0.3145403848">
                <text:p>0.3145403848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2487045615">
                <text:p>0.2487045615</text:p>
              </table:table-cell>
              <table:table-cell office:value-type="float" office:value="0.3137979471">
                <text:p>0.3137979471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2483737979">
                <text:p>0.2483737979</text:p>
              </table:table-cell>
              <table:table-cell office:value-type="float" office:value="0.3128483567">
                <text:p>0.3128483567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2477620354">
                <text:p>0.2477620354</text:p>
              </table:table-cell>
              <table:table-cell office:value-type="float" office:value="0.3123733612">
                <text:p>0.312373361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2468411292">
                <text:p>0.2468411292</text:p>
              </table:table-cell>
              <table:table-cell office:value-type="float" office:value="0.3116609549">
                <text:p>0.311660954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2461544401">
                <text:p>0.2461544401</text:p>
              </table:table-cell>
              <table:table-cell office:value-type="float" office:value="0.3107349904">
                <text:p>0.310734990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2458850538">
                <text:p>0.2458850538</text:p>
              </table:table-cell>
              <table:table-cell office:value-type="float" office:value="0.310407298">
                <text:p>0.31040729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2450930506">
                <text:p>0.2450930506</text:p>
              </table:table-cell>
              <table:table-cell office:value-type="float" office:value="0.3095047008">
                <text:p>0.309504700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2442770455">
                <text:p>0.2442770455</text:p>
              </table:table-cell>
              <table:table-cell office:value-type="float" office:value="0.3086922938">
                <text:p>0.308692293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2430903278">
                <text:p>0.2430903278</text:p>
              </table:table-cell>
              <table:table-cell office:value-type="float" office:value="0.3077446487">
                <text:p>0.3077446487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2430388913">
                <text:p>0.2430388913</text:p>
              </table:table-cell>
              <table:table-cell office:value-type="float" office:value="0.3071792886">
                <text:p>0.3071792886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2425427368">
                <text:p>0.2425427368</text:p>
              </table:table-cell>
              <table:table-cell office:value-type="float" office:value="0.3067629668">
                <text:p>0.3067629668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24214368">
                <text:p>0.24214368</text:p>
              </table:table-cell>
              <table:table-cell office:value-type="float" office:value="0.3058429471">
                <text:p>0.3058429471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2413401011">
                <text:p>0.2413401011</text:p>
              </table:table-cell>
              <table:table-cell office:value-type="float" office:value="0.3054827159">
                <text:p>0.3054827159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2412671939">
                <text:p>0.2412671939</text:p>
              </table:table-cell>
              <table:table-cell office:value-type="float" office:value="0.3047464785">
                <text:p>0.304746478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404616871">
                <text:p>0.2404616871</text:p>
              </table:table-cell>
              <table:table-cell office:value-type="float" office:value="0.3043964559">
                <text:p>0.3043964559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2399013782">
                <text:p>0.2399013782</text:p>
              </table:table-cell>
              <table:table-cell office:value-type="float" office:value="0.3036605285">
                <text:p>0.3036605285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2388876719">
                <text:p>0.2388876719</text:p>
              </table:table-cell>
              <table:table-cell office:value-type="float" office:value="0.3026311974">
                <text:p>0.3026311974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2387267209">
                <text:p>0.2387267209</text:p>
              </table:table-cell>
              <table:table-cell office:value-type="float" office:value="0.3018097569">
                <text:p>0.301809756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2378766964">
                <text:p>0.2378766964</text:p>
              </table:table-cell>
              <table:table-cell office:value-type="float" office:value="0.3014826923">
                <text:p>0.3014826923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2371024074">
                <text:p>0.2371024074</text:p>
              </table:table-cell>
              <table:table-cell office:value-type="float" office:value="0.3012013125">
                <text:p>0.301201312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2361508592">
                <text:p>0.2361508592</text:p>
              </table:table-cell>
              <table:table-cell office:value-type="float" office:value="0.3002925098">
                <text:p>0.3002925098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2359996095">
                <text:p>0.2359996095</text:p>
              </table:table-cell>
              <table:table-cell office:value-type="float" office:value="0.2994806995">
                <text:p>0.299480699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2349527741">
                <text:p>0.2349527741</text:p>
              </table:table-cell>
              <table:table-cell office:value-type="float" office:value="0.2986974379">
                <text:p>0.2986974379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2341353811">
                <text:p>0.2341353811</text:p>
              </table:table-cell>
              <table:table-cell office:value-type="float" office:value="0.2978536142">
                <text:p>0.297853614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2338652014">
                <text:p>0.2338652014</text:p>
              </table:table-cell>
              <table:table-cell office:value-type="float" office:value="0.2974770166">
                <text:p>0.2974770166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2327608808">
                <text:p>0.2327608808</text:p>
              </table:table-cell>
              <table:table-cell office:value-type="float" office:value="0.2966736012">
                <text:p>0.2966736012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2325638247">
                <text:p>0.2325638247</text:p>
              </table:table-cell>
              <table:table-cell office:value-type="float" office:value="0.2959980205">
                <text:p>0.295998020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2316085176">
                <text:p>0.2316085176</text:p>
              </table:table-cell>
              <table:table-cell office:value-type="float" office:value="0.2957142958">
                <text:p>0.2957142958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2307297742">
                <text:p>0.2307297742</text:p>
              </table:table-cell>
              <table:table-cell office:value-type="float" office:value="0.2949635602">
                <text:p>0.2949635602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2306964966">
                <text:p>0.2306964966</text:p>
              </table:table-cell>
              <table:table-cell office:value-type="float" office:value="0.2946486241">
                <text:p>0.2946486241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2301239064">
                <text:p>0.2301239064</text:p>
              </table:table-cell>
              <table:table-cell office:value-type="float" office:value="0.2943404654">
                <text:p>0.294340465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2290575814">
                <text:p>0.2290575814</text:p>
              </table:table-cell>
              <table:table-cell office:value-type="float" office:value="0.2938189789">
                <text:p>0.2938189789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2285012942">
                <text:p>0.2285012942</text:p>
              </table:table-cell>
              <table:table-cell office:value-type="float" office:value="0.293514388">
                <text:p>0.293514388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227911963">
                <text:p>0.227911963</text:p>
              </table:table-cell>
              <table:table-cell office:value-type="float" office:value="0.2928125961">
                <text:p>0.292812596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226837122">
                <text:p>0.226837122</text:p>
              </table:table-cell>
              <table:table-cell office:value-type="float" office:value="0.2917893007">
                <text:p>0.291789300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2259154584">
                <text:p>0.2259154584</text:p>
              </table:table-cell>
              <table:table-cell office:value-type="float" office:value="0.2907999374">
                <text:p>0.290799937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2258307157">
                <text:p>0.2258307157</text:p>
              </table:table-cell>
              <table:table-cell office:value-type="float" office:value="0.290321457">
                <text:p>0.290321457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2256301627">
                <text:p>0.2256301627</text:p>
              </table:table-cell>
              <table:table-cell office:value-type="float" office:value="0.2893535336">
                <text:p>0.2893535336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225292301">
                <text:p>0.225292301</text:p>
              </table:table-cell>
              <table:table-cell office:value-type="float" office:value="0.2886533501">
                <text:p>0.2886533501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2244375492">
                <text:p>0.2244375492</text:p>
              </table:table-cell>
              <table:table-cell office:value-type="float" office:value="0.2883572324">
                <text:p>0.2883572324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2236234569">
                <text:p>0.2236234569</text:p>
              </table:table-cell>
              <table:table-cell office:value-type="float" office:value="0.2881407381">
                <text:p>0.2881407381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2230147276">
                <text:p>0.2230147276</text:p>
              </table:table-cell>
              <table:table-cell office:value-type="float" office:value="0.287669563">
                <text:p>0.287669563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2224085857">
                <text:p>0.2224085857</text:p>
              </table:table-cell>
              <table:table-cell office:value-type="float" office:value="0.2866630885">
                <text:p>0.2866630885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2218923147">
                <text:p>0.2218923147</text:p>
              </table:table-cell>
              <table:table-cell office:value-type="float" office:value="0.2859713306">
                <text:p>0.285971330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2208574465">
                <text:p>0.2208574465</text:p>
              </table:table-cell>
              <table:table-cell office:value-type="float" office:value="0.2856419592">
                <text:p>0.285641959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2201103553">
                <text:p>0.2201103553</text:p>
              </table:table-cell>
              <table:table-cell office:value-type="float" office:value="0.2850996258">
                <text:p>0.2850996258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2193871576">
                <text:p>0.2193871576</text:p>
              </table:table-cell>
              <table:table-cell office:value-type="float" office:value="0.2843955641">
                <text:p>0.2843955641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2185579272">
                <text:p>0.2185579272</text:p>
              </table:table-cell>
              <table:table-cell office:value-type="float" office:value="0.2833914788">
                <text:p>0.283391478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2180965912">
                <text:p>0.2180965912</text:p>
              </table:table-cell>
              <table:table-cell office:value-type="float" office:value="0.2824204237">
                <text:p>0.282420423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2173973901">
                <text:p>0.2173973901</text:p>
              </table:table-cell>
              <table:table-cell office:value-type="float" office:value="0.2821882543">
                <text:p>0.2821882543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2171361886">
                <text:p>0.2171361886</text:p>
              </table:table-cell>
              <table:table-cell office:value-type="float" office:value="0.2819342579">
                <text:p>0.2819342579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2168095714">
                <text:p>0.2168095714</text:p>
              </table:table-cell>
              <table:table-cell office:value-type="float" office:value="0.2815551473">
                <text:p>0.2815551473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216282151">
                <text:p>0.216282151</text:p>
              </table:table-cell>
              <table:table-cell office:value-type="float" office:value="0.2808260965">
                <text:p>0.2808260965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2161217701">
                <text:p>0.2161217701</text:p>
              </table:table-cell>
              <table:table-cell office:value-type="float" office:value="0.280596462">
                <text:p>0.28059646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2153600366">
                <text:p>0.2153600366</text:p>
              </table:table-cell>
              <table:table-cell office:value-type="float" office:value="0.2797260356">
                <text:p>0.279726035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2145075049">
                <text:p>0.2145075049</text:p>
              </table:table-cell>
              <table:table-cell office:value-type="float" office:value="0.2793501472">
                <text:p>0.2793501472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2135040505">
                <text:p>0.2135040505</text:p>
              </table:table-cell>
              <table:table-cell office:value-type="float" office:value="0.2784877683">
                <text:p>0.2784877683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2130191902">
                <text:p>0.2130191902</text:p>
              </table:table-cell>
              <table:table-cell office:value-type="float" office:value="0.2779315942">
                <text:p>0.2779315942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2122307441">
                <text:p>0.2122307441</text:p>
              </table:table-cell>
              <table:table-cell office:value-type="float" office:value="0.2771311825">
                <text:p>0.2771311825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2113196796">
                <text:p>0.2113196796</text:p>
              </table:table-cell>
              <table:table-cell office:value-type="float" office:value="0.2765839054">
                <text:p>0.2765839054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2109534582">
                <text:p>0.2109534582</text:p>
              </table:table-cell>
              <table:table-cell office:value-type="float" office:value="0.2757103579">
                <text:p>0.2757103579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2100255518">
                <text:p>0.2100255518</text:p>
              </table:table-cell>
              <table:table-cell office:value-type="float" office:value="0.2754438227">
                <text:p>0.2754438227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2093573872">
                <text:p>0.2093573872</text:p>
              </table:table-cell>
              <table:table-cell office:value-type="float" office:value="0.2752568987">
                <text:p>0.2752568987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2084572212">
                <text:p>0.2084572212</text:p>
              </table:table-cell>
              <table:table-cell office:value-type="float" office:value="0.2746608011">
                <text:p>0.274660801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2076777495">
                <text:p>0.2076777495</text:p>
              </table:table-cell>
              <table:table-cell office:value-type="float" office:value="0.2736979667">
                <text:p>0.2736979667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2071017183">
                <text:p>0.2071017183</text:p>
              </table:table-cell>
              <table:table-cell office:value-type="float" office:value="0.2727406421">
                <text:p>0.2727406421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2068508682">
                <text:p>0.2068508682</text:p>
              </table:table-cell>
              <table:table-cell office:value-type="float" office:value="0.27206321">
                <text:p>0.27206321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2062652506">
                <text:p>0.2062652506</text:p>
              </table:table-cell>
              <table:table-cell office:value-type="float" office:value="0.2711777521">
                <text:p>0.2711777521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2058941978">
                <text:p>0.2058941978</text:p>
              </table:table-cell>
              <table:table-cell office:value-type="float" office:value="0.2708684759">
                <text:p>0.2708684759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2052051183">
                <text:p>0.2052051183</text:p>
              </table:table-cell>
              <table:table-cell office:value-type="float" office:value="0.2706250894">
                <text:p>0.2706250894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2050155025">
                <text:p>0.2050155025</text:p>
              </table:table-cell>
              <table:table-cell office:value-type="float" office:value="0.2703669123">
                <text:p>0.2703669123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2049767426">
                <text:p>0.2049767426</text:p>
              </table:table-cell>
              <table:table-cell office:value-type="float" office:value="0.270008887">
                <text:p>0.270008887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2039991656">
                <text:p>0.2039991656</text:p>
              </table:table-cell>
              <table:table-cell office:value-type="float" office:value="0.2692838822">
                <text:p>0.269283882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2035559878">
                <text:p>0.2035559878</text:p>
              </table:table-cell>
              <table:table-cell office:value-type="float" office:value="0.2684829465">
                <text:p>0.268482946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2034313915">
                <text:p>0.2034313915</text:p>
              </table:table-cell>
              <table:table-cell office:value-type="float" office:value="0.2677103087">
                <text:p>0.2677103087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2028220972">
                <text:p>0.2028220972</text:p>
              </table:table-cell>
              <table:table-cell office:value-type="float" office:value="0.2674598287">
                <text:p>0.2674598287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2018544488">
                <text:p>0.2018544488</text:p>
              </table:table-cell>
              <table:table-cell office:value-type="float" office:value="0.2667746557">
                <text:p>0.266774655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2013446302">
                <text:p>0.2013446302</text:p>
              </table:table-cell>
              <table:table-cell office:value-type="float" office:value="0.2659742109">
                <text:p>0.265974210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2012042893">
                <text:p>0.2012042893</text:p>
              </table:table-cell>
              <table:table-cell office:value-type="float" office:value="0.2653905761">
                <text:p>0.2653905761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2004018709">
                <text:p>0.2004018709</text:p>
              </table:table-cell>
              <table:table-cell office:value-type="float" office:value="0.2649492415">
                <text:p>0.2649492415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1994878544">
                <text:p>0.1994878544</text:p>
              </table:table-cell>
              <table:table-cell office:value-type="float" office:value="0.2646159507">
                <text:p>0.2646159507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1993321425">
                <text:p>0.1993321425</text:p>
              </table:table-cell>
              <table:table-cell office:value-type="float" office:value="0.2637449864">
                <text:p>0.2637449864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1985501136">
                <text:p>0.1985501136</text:p>
              </table:table-cell>
              <table:table-cell office:value-type="float" office:value="0.2631747127">
                <text:p>0.2631747127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1979394077">
                <text:p>0.1979394077</text:p>
              </table:table-cell>
              <table:table-cell office:value-type="float" office:value="0.2629116304">
                <text:p>0.262911630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975508372">
                <text:p>0.1975508372</text:p>
              </table:table-cell>
              <table:table-cell office:value-type="float" office:value="0.262173244">
                <text:p>0.262173244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1969364574">
                <text:p>0.1969364574</text:p>
              </table:table-cell>
              <table:table-cell office:value-type="float" office:value="0.2617924225">
                <text:p>0.2617924225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1964905246">
                <text:p>0.1964905246</text:p>
              </table:table-cell>
              <table:table-cell office:value-type="float" office:value="0.261352587">
                <text:p>0.261352587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1958045656">
                <text:p>0.1958045656</text:p>
              </table:table-cell>
              <table:table-cell office:value-type="float" office:value="0.2607336911">
                <text:p>0.2607336911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1951242439">
                <text:p>0.1951242439</text:p>
              </table:table-cell>
              <table:table-cell office:value-type="float" office:value="0.26035249">
                <text:p>0.26035249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1950104811">
                <text:p>0.1950104811</text:p>
              </table:table-cell>
              <table:table-cell office:value-type="float" office:value="0.2595283582">
                <text:p>0.2595283582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1943310804">
                <text:p>0.1943310804</text:p>
              </table:table-cell>
              <table:table-cell office:value-type="float" office:value="0.2591786953">
                <text:p>0.2591786953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1937498243">
                <text:p>0.1937498243</text:p>
              </table:table-cell>
              <table:table-cell office:value-type="float" office:value="0.2587417025">
                <text:p>0.2587417025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1932341971">
                <text:p>0.1932341971</text:p>
              </table:table-cell>
              <table:table-cell office:value-type="float" office:value="0.2579976793">
                <text:p>0.2579976793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1929188309">
                <text:p>0.1929188309</text:p>
              </table:table-cell>
              <table:table-cell office:value-type="float" office:value="0.2573723709">
                <text:p>0.25737237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926811603">
                <text:p>0.1926811603</text:p>
              </table:table-cell>
              <table:table-cell office:value-type="float" office:value="0.2567318769">
                <text:p>0.256731876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1926056189">
                <text:p>0.1926056189</text:p>
              </table:table-cell>
              <table:table-cell office:value-type="float" office:value="0.2563763887">
                <text:p>0.2563763887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1925788063">
                <text:p>0.1925788063</text:p>
              </table:table-cell>
              <table:table-cell office:value-type="float" office:value="0.2555799672">
                <text:p>0.255579967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1925025442">
                <text:p>0.1925025442</text:p>
              </table:table-cell>
              <table:table-cell office:value-type="float" office:value="0.2547296508">
                <text:p>0.2547296508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1918908129">
                <text:p>0.1918908129</text:p>
              </table:table-cell>
              <table:table-cell office:value-type="float" office:value="0.2541130297">
                <text:p>0.2541130297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1917857473">
                <text:p>0.1917857473</text:p>
              </table:table-cell>
              <table:table-cell office:value-type="float" office:value="0.2533341816">
                <text:p>0.2533341816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1912604965">
                <text:p>0.1912604965</text:p>
              </table:table-cell>
              <table:table-cell office:value-type="float" office:value="0.2524781022">
                <text:p>0.252478102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1906249375">
                <text:p>0.1906249375</text:p>
              </table:table-cell>
              <table:table-cell office:value-type="float" office:value="0.251569183">
                <text:p>0.251569183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1901861357">
                <text:p>0.1901861357</text:p>
              </table:table-cell>
              <table:table-cell office:value-type="float" office:value="0.2507698345">
                <text:p>0.250769834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1899541029">
                <text:p>0.1899541029</text:p>
              </table:table-cell>
              <table:table-cell office:value-type="float" office:value="0.250321453">
                <text:p>0.25032145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891343564">
                <text:p>0.1891343564</text:p>
              </table:table-cell>
              <table:table-cell office:value-type="float" office:value="0.2497988367">
                <text:p>0.249798836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1884936846">
                <text:p>0.1884936846</text:p>
              </table:table-cell>
              <table:table-cell office:value-type="float" office:value="0.2494452112">
                <text:p>0.2494452112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1876623134">
                <text:p>0.1876623134</text:p>
              </table:table-cell>
              <table:table-cell office:value-type="float" office:value="0.2491880475">
                <text:p>0.2491880475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1873751111">
                <text:p>0.1873751111</text:p>
              </table:table-cell>
              <table:table-cell office:value-type="float" office:value="0.2487266302">
                <text:p>0.2487266302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1872444677">
                <text:p>0.1872444677</text:p>
              </table:table-cell>
              <table:table-cell office:value-type="float" office:value="0.2483355937">
                <text:p>0.248335593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1865325464">
                <text:p>0.1865325464</text:p>
              </table:table-cell>
              <table:table-cell office:value-type="float" office:value="0.2474481656">
                <text:p>0.2474481656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1856711629">
                <text:p>0.1856711629</text:p>
              </table:table-cell>
              <table:table-cell office:value-type="float" office:value="0.2469645727">
                <text:p>0.2469645727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1849700948">
                <text:p>0.1849700948</text:p>
              </table:table-cell>
              <table:table-cell office:value-type="float" office:value="0.2467677449">
                <text:p>0.2467677449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1840579927">
                <text:p>0.1840579927</text:p>
              </table:table-cell>
              <table:table-cell office:value-type="float" office:value="0.2463385908">
                <text:p>0.2463385908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1840128107">
                <text:p>0.1840128107</text:p>
              </table:table-cell>
              <table:table-cell office:value-type="float" office:value="0.2455352651">
                <text:p>0.245535265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839814342">
                <text:p>0.1839814342</text:p>
              </table:table-cell>
              <table:table-cell office:value-type="float" office:value="0.2452892775">
                <text:p>0.245289277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1837564175">
                <text:p>0.1837564175</text:p>
              </table:table-cell>
              <table:table-cell office:value-type="float" office:value="0.2446700888">
                <text:p>0.2446700888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1831214831">
                <text:p>0.1831214831</text:p>
              </table:table-cell>
              <table:table-cell office:value-type="float" office:value="0.2442323176">
                <text:p>0.2442323176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1829121068">
                <text:p>0.1829121068</text:p>
              </table:table-cell>
              <table:table-cell office:value-type="float" office:value="0.244078673">
                <text:p>0.244078673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1825298261">
                <text:p>0.1825298261</text:p>
              </table:table-cell>
              <table:table-cell office:value-type="float" office:value="0.2438680571">
                <text:p>0.2438680571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1819544706">
                <text:p>0.1819544706</text:p>
              </table:table-cell>
              <table:table-cell office:value-type="float" office:value="0.2437025688">
                <text:p>0.2437025688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1815960096">
                <text:p>0.1815960096</text:p>
              </table:table-cell>
              <table:table-cell office:value-type="float" office:value="0.2430261562">
                <text:p>0.243026156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1813432148">
                <text:p>0.1813432148</text:p>
              </table:table-cell>
              <table:table-cell office:value-type="float" office:value="0.2427224717">
                <text:p>0.2427224717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1807946183">
                <text:p>0.1807946183</text:p>
              </table:table-cell>
              <table:table-cell office:value-type="float" office:value="0.2423205432">
                <text:p>0.242320543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1805575028">
                <text:p>0.1805575028</text:p>
              </table:table-cell>
              <table:table-cell office:value-type="float" office:value="0.2420199776">
                <text:p>0.242019977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802920307">
                <text:p>0.1802920307</text:p>
              </table:table-cell>
              <table:table-cell office:value-type="float" office:value="0.2412894575">
                <text:p>0.2412894575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1800778917">
                <text:p>0.1800778917</text:p>
              </table:table-cell>
              <table:table-cell office:value-type="float" office:value="0.2406140154">
                <text:p>0.240614015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1794876152">
                <text:p>0.1794876152</text:p>
              </table:table-cell>
              <table:table-cell office:value-type="float" office:value="0.2402724635">
                <text:p>0.240272463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1787120711">
                <text:p>0.1787120711</text:p>
              </table:table-cell>
              <table:table-cell office:value-type="float" office:value="0.2398561127">
                <text:p>0.2398561127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1779935099">
                <text:p>0.1779935099</text:p>
              </table:table-cell>
              <table:table-cell office:value-type="float" office:value="0.2395033751">
                <text:p>0.2395033751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1776031692">
                <text:p>0.1776031692</text:p>
              </table:table-cell>
              <table:table-cell office:value-type="float" office:value="0.2392441575">
                <text:p>0.2392441575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1772320682">
                <text:p>0.1772320682</text:p>
              </table:table-cell>
              <table:table-cell office:value-type="float" office:value="0.2387310997">
                <text:p>0.2387310997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1763463203">
                <text:p>0.1763463203</text:p>
              </table:table-cell>
              <table:table-cell office:value-type="float" office:value="0.2382000808">
                <text:p>0.2382000808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1761647922">
                <text:p>0.1761647922</text:p>
              </table:table-cell>
              <table:table-cell office:value-type="float" office:value="0.2378450286">
                <text:p>0.2378450286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1760344364">
                <text:p>0.1760344364</text:p>
              </table:table-cell>
              <table:table-cell office:value-type="float" office:value="0.2374075421">
                <text:p>0.237407542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756984874">
                <text:p>0.1756984874</text:p>
              </table:table-cell>
              <table:table-cell office:value-type="float" office:value="0.237077012">
                <text:p>0.237077012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1752102739">
                <text:p>0.1752102739</text:p>
              </table:table-cell>
              <table:table-cell office:value-type="float" office:value="0.2369307862">
                <text:p>0.2369307862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1749510738">
                <text:p>0.1749510738</text:p>
              </table:table-cell>
              <table:table-cell office:value-type="float" office:value="0.236079842">
                <text:p>0.236079842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1742465088">
                <text:p>0.1742465088</text:p>
              </table:table-cell>
              <table:table-cell office:value-type="float" office:value="0.2352940838">
                <text:p>0.2352940838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1740538427">
                <text:p>0.1740538427</text:p>
              </table:table-cell>
              <table:table-cell office:value-type="float" office:value="0.2346739148">
                <text:p>0.2346739148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173500709">
                <text:p>0.173500709</text:p>
              </table:table-cell>
              <table:table-cell office:value-type="float" office:value="0.2345169074">
                <text:p>0.234516907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1729929678">
                <text:p>0.1729929678</text:p>
              </table:table-cell>
              <table:table-cell office:value-type="float" office:value="0.2342896183">
                <text:p>0.2342896183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1728445497">
                <text:p>0.1728445497</text:p>
              </table:table-cell>
              <table:table-cell office:value-type="float" office:value="0.2335056056">
                <text:p>0.2335056056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1725783332">
                <text:p>0.1725783332</text:p>
              </table:table-cell>
              <table:table-cell office:value-type="float" office:value="0.2330710157">
                <text:p>0.2330710157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1722794662">
                <text:p>0.1722794662</text:p>
              </table:table-cell>
              <table:table-cell office:value-type="float" office:value="0.2326086044">
                <text:p>0.232608604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722736385">
                <text:p>0.1722736385</text:p>
              </table:table-cell>
              <table:table-cell office:value-type="float" office:value="0.2318673764">
                <text:p>0.2318673764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1715148263">
                <text:p>0.1715148263</text:p>
              </table:table-cell>
              <table:table-cell office:value-type="float" office:value="0.2316888148">
                <text:p>0.2316888148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1708004531">
                <text:p>0.1708004531</text:p>
              </table:table-cell>
              <table:table-cell office:value-type="float" office:value="0.231276773">
                <text:p>0.231276773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1703063284">
                <text:p>0.1703063284</text:p>
              </table:table-cell>
              <table:table-cell office:value-type="float" office:value="0.2306933364">
                <text:p>0.2306933364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1696263276">
                <text:p>0.1696263276</text:p>
              </table:table-cell>
              <table:table-cell office:value-type="float" office:value="0.230467079">
                <text:p>0.230467079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1695408606">
                <text:p>0.1695408606</text:p>
              </table:table-cell>
              <table:table-cell office:value-type="float" office:value="0.2299789718">
                <text:p>0.2299789718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169343431">
                <text:p>0.169343431</text:p>
              </table:table-cell>
              <table:table-cell office:value-type="float" office:value="0.2293495457">
                <text:p>0.2293495457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1689505784">
                <text:p>0.1689505784</text:p>
              </table:table-cell>
              <table:table-cell office:value-type="float" office:value="0.228653287">
                <text:p>0.228653287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1683239659">
                <text:p>0.1683239659</text:p>
              </table:table-cell>
              <table:table-cell office:value-type="float" office:value="0.2284673656">
                <text:p>0.2284673656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1683002415">
                <text:p>0.1683002415</text:p>
              </table:table-cell>
              <table:table-cell office:value-type="float" office:value="0.22770622">
                <text:p>0.2277062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67881448">
                <text:p>0.167881448</text:p>
              </table:table-cell>
              <table:table-cell office:value-type="float" office:value="0.2273194417">
                <text:p>0.2273194417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1674036018">
                <text:p>0.1674036018</text:p>
              </table:table-cell>
              <table:table-cell office:value-type="float" office:value="0.2266440587">
                <text:p>0.2266440587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1668455592">
                <text:p>0.1668455592</text:p>
              </table:table-cell>
              <table:table-cell office:value-type="float" office:value="0.2258995603">
                <text:p>0.2258995603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166304817">
                <text:p>0.166304817</text:p>
              </table:table-cell>
              <table:table-cell office:value-type="float" office:value="0.2251613811">
                <text:p>0.2251613811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1655880814">
                <text:p>0.1655880814</text:p>
              </table:table-cell>
              <table:table-cell office:value-type="float" office:value="0.2248939704">
                <text:p>0.2248939704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1648997371">
                <text:p>0.1648997371</text:p>
              </table:table-cell>
              <table:table-cell office:value-type="float" office:value="0.224152615">
                <text:p>0.224152615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164812802">
                <text:p>0.164812802</text:p>
              </table:table-cell>
              <table:table-cell office:value-type="float" office:value="0.2234225042">
                <text:p>0.223422504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1648032755">
                <text:p>0.1648032755</text:p>
              </table:table-cell>
              <table:table-cell office:value-type="float" office:value="0.2227790001">
                <text:p>0.2227790001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1643784956">
                <text:p>0.1643784956</text:p>
              </table:table-cell>
              <table:table-cell office:value-type="float" office:value="0.2223967705">
                <text:p>0.2223967705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1642081098">
                <text:p>0.1642081098</text:p>
              </table:table-cell>
              <table:table-cell office:value-type="float" office:value="0.2222514302">
                <text:p>0.222251430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634005955">
                <text:p>0.1634005955</text:p>
              </table:table-cell>
              <table:table-cell office:value-type="float" office:value="0.221713854">
                <text:p>0.221713854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1632353367">
                <text:p>0.1632353367</text:p>
              </table:table-cell>
              <table:table-cell office:value-type="float" office:value="0.2210434915">
                <text:p>0.2210434915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1625224524">
                <text:p>0.1625224524</text:p>
              </table:table-cell>
              <table:table-cell office:value-type="float" office:value="0.2208680763">
                <text:p>0.2208680763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1617707654">
                <text:p>0.1617707654</text:p>
              </table:table-cell>
              <table:table-cell office:value-type="float" office:value="0.2206576961">
                <text:p>0.2206576961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1612575321">
                <text:p>0.1612575321</text:p>
              </table:table-cell>
              <table:table-cell office:value-type="float" office:value="0.2204736558">
                <text:p>0.2204736558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1610043514">
                <text:p>0.1610043514</text:p>
              </table:table-cell>
              <table:table-cell office:value-type="float" office:value="0.219856085">
                <text:p>0.219856085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1603856468">
                <text:p>0.1603856468</text:p>
              </table:table-cell>
              <table:table-cell office:value-type="float" office:value="0.2195111325">
                <text:p>0.2195111325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1599523041">
                <text:p>0.1599523041</text:p>
              </table:table-cell>
              <table:table-cell office:value-type="float" office:value="0.2189947866">
                <text:p>0.2189947866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1593152993">
                <text:p>0.1593152993</text:p>
              </table:table-cell>
              <table:table-cell office:value-type="float" office:value="0.2184235714">
                <text:p>0.2184235714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1588585929">
                <text:p>0.1588585929</text:p>
              </table:table-cell>
              <table:table-cell office:value-type="float" office:value="0.2182303083">
                <text:p>0.218230308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58459563">
                <text:p>0.158459563</text:p>
              </table:table-cell>
              <table:table-cell office:value-type="float" office:value="0.2179839772">
                <text:p>0.217983977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1581610034">
                <text:p>0.1581610034</text:p>
              </table:table-cell>
              <table:table-cell office:value-type="float" office:value="0.2175366197">
                <text:p>0.2175366197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1581010052">
                <text:p>0.1581010052</text:p>
              </table:table-cell>
              <table:table-cell office:value-type="float" office:value="0.2169994236">
                <text:p>0.216999423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1577252154">
                <text:p>0.1577252154</text:p>
              </table:table-cell>
              <table:table-cell office:value-type="float" office:value="0.2166666008">
                <text:p>0.2166666008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1573535652">
                <text:p>0.1573535652</text:p>
              </table:table-cell>
              <table:table-cell office:value-type="float" office:value="0.2160745346">
                <text:p>0.2160745346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1569515663">
                <text:p>0.1569515663</text:p>
              </table:table-cell>
              <table:table-cell office:value-type="float" office:value="0.2158547442">
                <text:p>0.2158547442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1568005023">
                <text:p>0.1568005023</text:p>
              </table:table-cell>
              <table:table-cell office:value-type="float" office:value="0.2154145465">
                <text:p>0.2154145465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1560875173">
                <text:p>0.1560875173</text:p>
              </table:table-cell>
              <table:table-cell office:value-type="float" office:value="0.2150338352">
                <text:p>0.2150338352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1557469762">
                <text:p>0.1557469762</text:p>
              </table:table-cell>
              <table:table-cell office:value-type="float" office:value="0.2147877744">
                <text:p>0.2147877744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1553225791">
                <text:p>0.1553225791</text:p>
              </table:table-cell>
              <table:table-cell office:value-type="float" office:value="0.2141066708">
                <text:p>0.214106670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552280467">
                <text:p>0.1552280467</text:p>
              </table:table-cell>
              <table:table-cell office:value-type="float" office:value="0.2135519026">
                <text:p>0.2135519026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1549535593">
                <text:p>0.1549535593</text:p>
              </table:table-cell>
              <table:table-cell office:value-type="float" office:value="0.2128946916">
                <text:p>0.2128946916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1542903803">
                <text:p>0.1542903803</text:p>
              </table:table-cell>
              <table:table-cell office:value-type="float" office:value="0.2125685213">
                <text:p>0.2125685213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1537490918">
                <text:p>0.1537490918</text:p>
              </table:table-cell>
              <table:table-cell office:value-type="float" office:value="0.2124155662">
                <text:p>0.212415566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1535297267">
                <text:p>0.1535297267</text:p>
              </table:table-cell>
              <table:table-cell office:value-type="float" office:value="0.2116562112">
                <text:p>0.211656211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1531821305">
                <text:p>0.1531821305</text:p>
              </table:table-cell>
              <table:table-cell office:value-type="float" office:value="0.2114111361">
                <text:p>0.2114111361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1527064477">
                <text:p>0.1527064477</text:p>
              </table:table-cell>
              <table:table-cell office:value-type="float" office:value="0.210669319">
                <text:p>0.210669319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1519797991">
                <text:p>0.1519797991</text:p>
              </table:table-cell>
              <table:table-cell office:value-type="float" office:value="0.2105283447">
                <text:p>0.2105283447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1517576472">
                <text:p>0.1517576472</text:p>
              </table:table-cell>
              <table:table-cell office:value-type="float" office:value="0.2101337155">
                <text:p>0.210133715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1514027888">
                <text:p>0.1514027888</text:p>
              </table:table-cell>
              <table:table-cell office:value-type="float" office:value="0.2097335703">
                <text:p>0.209733570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514001316">
                <text:p>0.1514001316</text:p>
              </table:table-cell>
              <table:table-cell office:value-type="float" office:value="0.2089993633">
                <text:p>0.2089993633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1507457686">
                <text:p>0.1507457686</text:p>
              </table:table-cell>
              <table:table-cell office:value-type="float" office:value="0.2083332621">
                <text:p>0.2083332621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1504396876">
                <text:p>0.1504396876</text:p>
              </table:table-cell>
              <table:table-cell office:value-type="float" office:value="0.2076347624">
                <text:p>0.2076347624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1498273676">
                <text:p>0.1498273676</text:p>
              </table:table-cell>
              <table:table-cell office:value-type="float" office:value="0.207476064">
                <text:p>0.20747606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1491932647">
                <text:p>0.1491932647</text:p>
              </table:table-cell>
              <table:table-cell office:value-type="float" office:value="0.2072877179">
                <text:p>0.2072877179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1490723774">
                <text:p>0.1490723774</text:p>
              </table:table-cell>
              <table:table-cell office:value-type="float" office:value="0.2065415978">
                <text:p>0.2065415978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1486962853">
                <text:p>0.1486962853</text:p>
              </table:table-cell>
              <table:table-cell office:value-type="float" office:value="0.2060735969">
                <text:p>0.2060735969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1481420435">
                <text:p>0.1481420435</text:p>
              </table:table-cell>
              <table:table-cell office:value-type="float" office:value="0.2053671088">
                <text:p>0.2053671088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1480075798">
                <text:p>0.1480075798</text:p>
              </table:table-cell>
              <table:table-cell office:value-type="float" office:value="0.2051417163">
                <text:p>0.2051417163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147575911">
                <text:p>0.147575911</text:p>
              </table:table-cell>
              <table:table-cell office:value-type="float" office:value="0.2049142995">
                <text:p>0.204914299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474414325">
                <text:p>0.1474414325</text:p>
              </table:table-cell>
              <table:table-cell office:value-type="float" office:value="0.2046467196">
                <text:p>0.2046467196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1470114464">
                <text:p>0.1470114464</text:p>
              </table:table-cell>
              <table:table-cell office:value-type="float" office:value="0.2039691201">
                <text:p>0.2039691201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1467372495">
                <text:p>0.1467372495</text:p>
              </table:table-cell>
              <table:table-cell office:value-type="float" office:value="0.2038457903">
                <text:p>0.203845790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1465346397">
                <text:p>0.1465346397</text:p>
              </table:table-cell>
              <table:table-cell office:value-type="float" office:value="0.2034788069">
                <text:p>0.2034788069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1461993842">
                <text:p>0.1461993842</text:p>
              </table:table-cell>
              <table:table-cell office:value-type="float" office:value="0.2031595062">
                <text:p>0.203159506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1460848326">
                <text:p>0.1460848326</text:p>
              </table:table-cell>
              <table:table-cell office:value-type="float" office:value="0.2024585995">
                <text:p>0.2024585995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1454057474">
                <text:p>0.1454057474</text:p>
              </table:table-cell>
              <table:table-cell office:value-type="float" office:value="0.2019643865">
                <text:p>0.2019643865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1450470772">
                <text:p>0.1450470772</text:p>
              </table:table-cell>
              <table:table-cell office:value-type="float" office:value="0.2015577155">
                <text:p>0.2015577155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1448938218">
                <text:p>0.1448938218</text:p>
              </table:table-cell>
              <table:table-cell office:value-type="float" office:value="0.2012198595">
                <text:p>0.2012198595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1446057023">
                <text:p>0.1446057023</text:p>
              </table:table-cell>
              <table:table-cell office:value-type="float" office:value="0.2007154059">
                <text:p>0.200715405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442535037">
                <text:p>0.1442535037</text:p>
              </table:table-cell>
              <table:table-cell office:value-type="float" office:value="0.2004723594">
                <text:p>0.2004723594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1439376661">
                <text:p>0.1439376661</text:p>
              </table:table-cell>
              <table:table-cell office:value-type="float" office:value="0.2002314966">
                <text:p>0.2002314966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1439129379">
                <text:p>0.1439129379</text:p>
              </table:table-cell>
              <table:table-cell office:value-type="float" office:value="0.1995148104">
                <text:p>0.1995148104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1438718009">
                <text:p>0.1438718009</text:p>
              </table:table-cell>
              <table:table-cell office:value-type="float" office:value="0.199165558">
                <text:p>0.199165558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1432424487">
                <text:p>0.1432424487</text:p>
              </table:table-cell>
              <table:table-cell office:value-type="float" office:value="0.1988379005">
                <text:p>0.198837900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1425537548">
                <text:p>0.1425537548</text:p>
              </table:table-cell>
              <table:table-cell office:value-type="float" office:value="0.1985499019">
                <text:p>0.1985499019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1425293027">
                <text:p>0.1425293027</text:p>
              </table:table-cell>
              <table:table-cell office:value-type="float" office:value="0.1982451414">
                <text:p>0.1982451414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1425229609">
                <text:p>0.1425229609</text:p>
              </table:table-cell>
              <table:table-cell office:value-type="float" office:value="0.197732866">
                <text:p>0.197732866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1421859998">
                <text:p>0.1421859998</text:p>
              </table:table-cell>
              <table:table-cell office:value-type="float" office:value="0.1973112195">
                <text:p>0.1973112195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1418371877">
                <text:p>0.1418371877</text:p>
              </table:table-cell>
              <table:table-cell office:value-type="float" office:value="0.1967289842">
                <text:p>0.196728984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414424073">
                <text:p>0.1414424073</text:p>
              </table:table-cell>
              <table:table-cell office:value-type="float" office:value="0.1961976423">
                <text:p>0.1961976423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1411904796">
                <text:p>0.1411904796</text:p>
              </table:table-cell>
              <table:table-cell office:value-type="float" office:value="0.1957522034">
                <text:p>0.1957522034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1411879591">
                <text:p>0.1411879591</text:p>
              </table:table-cell>
              <table:table-cell office:value-type="float" office:value="0.1953968048">
                <text:p>0.1953968048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1410461617">
                <text:p>0.1410461617</text:p>
              </table:table-cell>
              <table:table-cell office:value-type="float" office:value="0.1952277183">
                <text:p>0.1952277183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1405747911">
                <text:p>0.1405747911</text:p>
              </table:table-cell>
              <table:table-cell office:value-type="float" office:value="0.1946782097">
                <text:p>0.1946782097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1403957216">
                <text:p>0.1403957216</text:p>
              </table:table-cell>
              <table:table-cell office:value-type="float" office:value="0.1945576937">
                <text:p>0.1945576937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140034877">
                <text:p>0.140034877</text:p>
              </table:table-cell>
              <table:table-cell office:value-type="float" office:value="0.1943747901">
                <text:p>0.1943747901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1398093839">
                <text:p>0.1398093839</text:p>
              </table:table-cell>
              <table:table-cell office:value-type="float" office:value="0.1942152552">
                <text:p>0.1942152552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1396631282">
                <text:p>0.1396631282</text:p>
              </table:table-cell>
              <table:table-cell office:value-type="float" office:value="0.1936998459">
                <text:p>0.1936998459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1391369718">
                <text:p>0.1391369718</text:p>
              </table:table-cell>
              <table:table-cell office:value-type="float" office:value="0.1935700798">
                <text:p>0.193570079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389236725">
                <text:p>0.1389236725</text:p>
              </table:table-cell>
              <table:table-cell office:value-type="float" office:value="0.1933183437">
                <text:p>0.1933183437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1383404642">
                <text:p>0.1383404642</text:p>
              </table:table-cell>
              <table:table-cell office:value-type="float" office:value="0.1927985595">
                <text:p>0.1927985595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1380029876">
                <text:p>0.1380029876</text:p>
              </table:table-cell>
              <table:table-cell office:value-type="float" office:value="0.1925427227">
                <text:p>0.1925427227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1374686664">
                <text:p>0.1374686664</text:p>
              </table:table-cell>
              <table:table-cell office:value-type="float" office:value="0.1918638498">
                <text:p>0.1918638498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1368437198">
                <text:p>0.1368437198</text:p>
              </table:table-cell>
              <table:table-cell office:value-type="float" office:value="0.1916985491">
                <text:p>0.1916985491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1361679563">
                <text:p>0.1361679563</text:p>
              </table:table-cell>
              <table:table-cell office:value-type="float" office:value="0.1912960015">
                <text:p>0.1912960015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1360124825">
                <text:p>0.1360124825</text:p>
              </table:table-cell>
              <table:table-cell office:value-type="float" office:value="0.1911293815">
                <text:p>0.1911293815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1355734907">
                <text:p>0.1355734907</text:p>
              </table:table-cell>
              <table:table-cell office:value-type="float" office:value="0.1907683337">
                <text:p>0.1907683337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1355615035">
                <text:p>0.1355615035</text:p>
              </table:table-cell>
              <table:table-cell office:value-type="float" office:value="0.1901794119">
                <text:p>0.1901794119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1355262614">
                <text:p>0.1355262614</text:p>
              </table:table-cell>
              <table:table-cell office:value-type="float" office:value="0.189600598">
                <text:p>0.18960059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350548225">
                <text:p>0.1350548225</text:p>
              </table:table-cell>
              <table:table-cell office:value-type="float" office:value="0.1889698747">
                <text:p>0.1889698747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1346061086">
                <text:p>0.1346061086</text:p>
              </table:table-cell>
              <table:table-cell office:value-type="float" office:value="0.18880769">
                <text:p>0.1888076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1341991525">
                <text:p>0.1341991525</text:p>
              </table:table-cell>
              <table:table-cell office:value-type="float" office:value="0.1884248591">
                <text:p>0.1884248591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1339951267">
                <text:p>0.1339951267</text:p>
              </table:table-cell>
              <table:table-cell office:value-type="float" office:value="0.188150484">
                <text:p>0.18815048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1336850076">
                <text:p>0.1336850076</text:p>
              </table:table-cell>
              <table:table-cell office:value-type="float" office:value="0.1879877439">
                <text:p>0.1879877439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1331872999">
                <text:p>0.1331872999</text:p>
              </table:table-cell>
              <table:table-cell office:value-type="float" office:value="0.187869026">
                <text:p>0.18786902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1325373369">
                <text:p>0.1325373369</text:p>
              </table:table-cell>
              <table:table-cell office:value-type="float" office:value="0.1872330265">
                <text:p>0.1872330265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1325306411">
                <text:p>0.1325306411</text:p>
              </table:table-cell>
              <table:table-cell office:value-type="float" office:value="0.1867814836">
                <text:p>0.1867814836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1319885849">
                <text:p>0.1319885849</text:p>
              </table:table-cell>
              <table:table-cell office:value-type="float" office:value="0.1865550074">
                <text:p>0.186555007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1319025815">
                <text:p>0.1319025815</text:p>
              </table:table-cell>
              <table:table-cell office:value-type="float" office:value="0.1860278497">
                <text:p>0.186027849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317777004">
                <text:p>0.1317777004</text:p>
              </table:table-cell>
              <table:table-cell office:value-type="float" office:value="0.1854275692">
                <text:p>0.1854275692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1315244905">
                <text:p>0.1315244905</text:p>
              </table:table-cell>
              <table:table-cell office:value-type="float" office:value="0.1848226301">
                <text:p>0.1848226301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131310828">
                <text:p>0.131310828</text:p>
              </table:table-cell>
              <table:table-cell office:value-type="float" office:value="0.1842314165">
                <text:p>0.184231416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1310355875">
                <text:p>0.1310355875</text:p>
              </table:table-cell>
              <table:table-cell office:value-type="float" office:value="0.1837581631">
                <text:p>0.1837581631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1308758171">
                <text:p>0.1308758171</text:p>
              </table:table-cell>
              <table:table-cell office:value-type="float" office:value="0.1835668343">
                <text:p>0.1835668343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1305469533">
                <text:p>0.1305469533</text:p>
              </table:table-cell>
              <table:table-cell office:value-type="float" office:value="0.1831541908">
                <text:p>0.1831541908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1302115254">
                <text:p>0.1302115254</text:p>
              </table:table-cell>
              <table:table-cell office:value-type="float" office:value="0.1827283877">
                <text:p>0.182728387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1295980043">
                <text:p>0.1295980043</text:p>
              </table:table-cell>
              <table:table-cell office:value-type="float" office:value="0.1821052576">
                <text:p>0.182105257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1292582324">
                <text:p>0.1292582324</text:p>
              </table:table-cell>
              <table:table-cell office:value-type="float" office:value="0.1816592815">
                <text:p>0.1816592815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1288136345">
                <text:p>0.1288136345</text:p>
              </table:table-cell>
              <table:table-cell office:value-type="float" office:value="0.1814551485">
                <text:p>0.181455148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1283463562">
                <text:p>0.1283463562</text:p>
              </table:table-cell>
              <table:table-cell office:value-type="float" office:value="0.1808721508">
                <text:p>0.180872150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128272146">
                <text:p>0.128272146</text:p>
              </table:table-cell>
              <table:table-cell office:value-type="float" office:value="0.1804720476">
                <text:p>0.1804720476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1279722803">
                <text:p>0.1279722803</text:p>
              </table:table-cell>
              <table:table-cell office:value-type="float" office:value="0.1802673469">
                <text:p>0.1802673469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12795729">
                <text:p>0.12795729</text:p>
              </table:table-cell>
              <table:table-cell office:value-type="float" office:value="0.1796686058">
                <text:p>0.1796686058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1278961425">
                <text:p>0.1278961425</text:p>
              </table:table-cell>
              <table:table-cell office:value-type="float" office:value="0.1791758864">
                <text:p>0.1791758864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1273470791">
                <text:p>0.1273470791</text:p>
              </table:table-cell>
              <table:table-cell office:value-type="float" office:value="0.17876629">
                <text:p>0.1787662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1268295307">
                <text:p>0.1268295307</text:p>
              </table:table-cell>
              <table:table-cell office:value-type="float" office:value="0.1785161311">
                <text:p>0.1785161311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1267157734">
                <text:p>0.1267157734</text:p>
              </table:table-cell>
              <table:table-cell office:value-type="float" office:value="0.1783041062">
                <text:p>0.178304106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1260940303">
                <text:p>0.1260940303</text:p>
              </table:table-cell>
              <table:table-cell office:value-type="float" office:value="0.1781056121">
                <text:p>0.1781056121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1255566784">
                <text:p>0.1255566784</text:p>
              </table:table-cell>
              <table:table-cell office:value-type="float" office:value="0.1776733844">
                <text:p>0.177673384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124933855">
                <text:p>0.124933855</text:p>
              </table:table-cell>
              <table:table-cell office:value-type="float" office:value="0.1770402166">
                <text:p>0.1770402166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1244899522">
                <text:p>0.1244899522</text:p>
              </table:table-cell>
              <table:table-cell office:value-type="float" office:value="0.1767293544">
                <text:p>0.1767293544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1241178516">
                <text:p>0.1241178516</text:p>
              </table:table-cell>
              <table:table-cell office:value-type="float" office:value="0.1764623181">
                <text:p>0.1764623181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1238076693">
                <text:p>0.1238076693</text:p>
              </table:table-cell>
              <table:table-cell office:value-type="float" office:value="0.1759548119">
                <text:p>0.1759548119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1234795959">
                <text:p>0.1234795959</text:p>
              </table:table-cell>
              <table:table-cell office:value-type="float" office:value="0.1755196769">
                <text:p>0.1755196769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1233246231">
                <text:p>0.1233246231</text:p>
              </table:table-cell>
              <table:table-cell office:value-type="float" office:value="0.1751918481">
                <text:p>0.1751918481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1227647435">
                <text:p>0.1227647435</text:p>
              </table:table-cell>
              <table:table-cell office:value-type="float" office:value="0.1747897498">
                <text:p>0.1747897498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1224819161">
                <text:p>0.1224819161</text:p>
              </table:table-cell>
              <table:table-cell office:value-type="float" office:value="0.1744631116">
                <text:p>0.174463111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1220301833">
                <text:p>0.1220301833</text:p>
              </table:table-cell>
              <table:table-cell office:value-type="float" office:value="0.1742938912">
                <text:p>0.1742938912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1216307762">
                <text:p>0.1216307762</text:p>
              </table:table-cell>
              <table:table-cell office:value-type="float" office:value="0.1739945867">
                <text:p>0.173994586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1210939856">
                <text:p>0.1210939856</text:p>
              </table:table-cell>
              <table:table-cell office:value-type="float" office:value="0.1738780882">
                <text:p>0.1738780882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1208547364">
                <text:p>0.1208547364</text:p>
              </table:table-cell>
              <table:table-cell office:value-type="float" office:value="0.1732682921">
                <text:p>0.1732682921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1207403183">
                <text:p>0.1207403183</text:p>
              </table:table-cell>
              <table:table-cell office:value-type="float" office:value="0.1729337978">
                <text:p>0.1729337978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120479694">
                <text:p>0.120479694</text:p>
              </table:table-cell>
              <table:table-cell office:value-type="float" office:value="0.172603756">
                <text:p>0.172603756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1202727815">
                <text:p>0.1202727815</text:p>
              </table:table-cell>
              <table:table-cell office:value-type="float" office:value="0.1724899287">
                <text:p>0.172489928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1200583094">
                <text:p>0.1200583094</text:p>
              </table:table-cell>
              <table:table-cell office:value-type="float" office:value="0.1719792379">
                <text:p>0.171979237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1194679777">
                <text:p>0.1194679777</text:p>
              </table:table-cell>
              <table:table-cell office:value-type="float" office:value="0.1716637205">
                <text:p>0.1716637205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1193939508">
                <text:p>0.1193939508</text:p>
              </table:table-cell>
              <table:table-cell office:value-type="float" office:value="0.171270623">
                <text:p>0.171270623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1189660422">
                <text:p>0.1189660422</text:p>
              </table:table-cell>
              <table:table-cell office:value-type="float" office:value="0.1707049988">
                <text:p>0.1707049988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1188722488">
                <text:p>0.1188722488</text:p>
              </table:table-cell>
              <table:table-cell office:value-type="float" office:value="0.1702723822">
                <text:p>0.170272382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187838295">
                <text:p>0.1187838295</text:p>
              </table:table-cell>
              <table:table-cell office:value-type="float" office:value="0.1698069022">
                <text:p>0.169806902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1187546624">
                <text:p>0.1187546624</text:p>
              </table:table-cell>
              <table:table-cell office:value-type="float" office:value="0.1692093565">
                <text:p>0.1692093565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1182296735">
                <text:p>0.1182296735</text:p>
              </table:table-cell>
              <table:table-cell office:value-type="float" office:value="0.1688696701">
                <text:p>0.1688696701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1181388085">
                <text:p>0.1181388085</text:p>
              </table:table-cell>
              <table:table-cell office:value-type="float" office:value="0.1686643177">
                <text:p>0.1686643177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1177452016">
                <text:p>0.1177452016</text:p>
              </table:table-cell>
              <table:table-cell office:value-type="float" office:value="0.1682126185">
                <text:p>0.1682126185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1173816575">
                <text:p>0.1173816575</text:p>
              </table:table-cell>
              <table:table-cell office:value-type="float" office:value="0.1677335229">
                <text:p>0.1677335229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1167976682">
                <text:p>0.1167976682</text:p>
              </table:table-cell>
              <table:table-cell office:value-type="float" office:value="0.167334754">
                <text:p>0.167334754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1162839578">
                <text:p>0.1162839578</text:p>
              </table:table-cell>
              <table:table-cell office:value-type="float" office:value="0.167101199">
                <text:p>0.167101199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1161645112">
                <text:p>0.1161645112</text:p>
              </table:table-cell>
              <table:table-cell office:value-type="float" office:value="0.1666748171">
                <text:p>0.1666748171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1160175051">
                <text:p>0.1160175051</text:p>
              </table:table-cell>
              <table:table-cell office:value-type="float" office:value="0.1663304671">
                <text:p>0.166330467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1158083459">
                <text:p>0.1158083459</text:p>
              </table:table-cell>
              <table:table-cell office:value-type="float" office:value="0.1662050784">
                <text:p>0.1662050784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1153397854">
                <text:p>0.1153397854</text:p>
              </table:table-cell>
              <table:table-cell office:value-type="float" office:value="0.1658699172">
                <text:p>0.1658699172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1152143768">
                <text:p>0.1152143768</text:p>
              </table:table-cell>
              <table:table-cell office:value-type="float" office:value="0.1654627855">
                <text:p>0.1654627855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1146782868">
                <text:p>0.1146782868</text:p>
              </table:table-cell>
              <table:table-cell office:value-type="float" office:value="0.1653268861">
                <text:p>0.1653268861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1143650302">
                <text:p>0.1143650302</text:p>
              </table:table-cell>
              <table:table-cell office:value-type="float" office:value="0.164955542">
                <text:p>0.16495554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1139110622">
                <text:p>0.1139110622</text:p>
              </table:table-cell>
              <table:table-cell office:value-type="float" office:value="0.1645916111">
                <text:p>0.1645916111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113636706">
                <text:p>0.113636706</text:p>
              </table:table-cell>
              <table:table-cell office:value-type="float" office:value="0.1640655417">
                <text:p>0.1640655417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1134183738">
                <text:p>0.1134183738</text:p>
              </table:table-cell>
              <table:table-cell office:value-type="float" office:value="0.1637635504">
                <text:p>0.1637635504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1129244708">
                <text:p>0.1129244708</text:p>
              </table:table-cell>
              <table:table-cell office:value-type="float" office:value="0.1636417253">
                <text:p>0.1636417253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1124058878">
                <text:p>0.1124058878</text:p>
              </table:table-cell>
              <table:table-cell office:value-type="float" office:value="0.1633756848">
                <text:p>0.163375684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1119373903">
                <text:p>0.1119373903</text:p>
              </table:table-cell>
              <table:table-cell office:value-type="float" office:value="0.1629020987">
                <text:p>0.1629020987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1118325352">
                <text:p>0.1118325352</text:p>
              </table:table-cell>
              <table:table-cell office:value-type="float" office:value="0.1625120565">
                <text:p>0.1625120565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1113279227">
                <text:p>0.1113279227</text:p>
              </table:table-cell>
              <table:table-cell office:value-type="float" office:value="0.161943629">
                <text:p>0.161943629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1112091585">
                <text:p>0.1112091585</text:p>
              </table:table-cell>
              <table:table-cell office:value-type="float" office:value="0.1616036023">
                <text:p>0.1616036023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1110160532">
                <text:p>0.1110160532</text:p>
              </table:table-cell>
              <table:table-cell office:value-type="float" office:value="0.1613456913">
                <text:p>0.161345691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110658777">
                <text:p>0.110658777</text:p>
              </table:table-cell>
              <table:table-cell office:value-type="float" office:value="0.1608707017">
                <text:p>0.1608707017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1102511171">
                <text:p>0.1102511171</text:p>
              </table:table-cell>
              <table:table-cell office:value-type="float" office:value="0.1603902498">
                <text:p>0.160390249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1097127199">
                <text:p>0.1097127199</text:p>
              </table:table-cell>
              <table:table-cell office:value-type="float" office:value="0.1601012552">
                <text:p>0.1601012552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109636027">
                <text:p>0.109636027</text:p>
              </table:table-cell>
              <table:table-cell office:value-type="float" office:value="0.1598513104">
                <text:p>0.1598513104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1096323464">
                <text:p>0.1096323464</text:p>
              </table:table-cell>
              <table:table-cell office:value-type="float" office:value="0.159467989">
                <text:p>0.159467989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1092456829">
                <text:p>0.1092456829</text:p>
              </table:table-cell>
              <table:table-cell office:value-type="float" office:value="0.1593188494">
                <text:p>0.159318849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1088356295">
                <text:p>0.1088356295</text:p>
              </table:table-cell>
              <table:table-cell office:value-type="float" office:value="0.1589234459">
                <text:p>0.158923445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1086579647">
                <text:p>0.1086579647</text:p>
              </table:table-cell>
              <table:table-cell office:value-type="float" office:value="0.1586385422">
                <text:p>0.1586385422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1082120038">
                <text:p>0.1082120038</text:p>
              </table:table-cell>
              <table:table-cell office:value-type="float" office:value="0.1581362385">
                <text:p>0.158136238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1081259544">
                <text:p>0.1081259544</text:p>
              </table:table-cell>
              <table:table-cell office:value-type="float" office:value="0.1579551956">
                <text:p>0.1579551956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1076402687">
                <text:p>0.1076402687</text:p>
              </table:table-cell>
              <table:table-cell office:value-type="float" office:value="0.15741346">
                <text:p>0.15741346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107442215">
                <text:p>0.107442215</text:p>
              </table:table-cell>
              <table:table-cell office:value-type="float" office:value="0.1572022641">
                <text:p>0.1572022641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1073672408">
                <text:p>0.1073672408</text:p>
              </table:table-cell>
              <table:table-cell office:value-type="float" office:value="0.1566904304">
                <text:p>0.1566904304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1073583176">
                <text:p>0.1073583176</text:p>
              </table:table-cell>
              <table:table-cell office:value-type="float" office:value="0.156549664">
                <text:p>0.156549664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107063984">
                <text:p>0.107063984</text:p>
              </table:table-cell>
              <table:table-cell office:value-type="float" office:value="0.1560758389">
                <text:p>0.156075838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1065483554">
                <text:p>0.1065483554</text:p>
              </table:table-cell>
              <table:table-cell office:value-type="float" office:value="0.1556254546">
                <text:p>0.1556254546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1061189608">
                <text:p>0.1061189608</text:p>
              </table:table-cell>
              <table:table-cell office:value-type="float" office:value="0.1550748124">
                <text:p>0.1550748124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1058642562">
                <text:p>0.1058642562</text:p>
              </table:table-cell>
              <table:table-cell office:value-type="float" office:value="0.1549509096">
                <text:p>0.1549509096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1058135462">
                <text:p>0.1058135462</text:p>
              </table:table-cell>
              <table:table-cell office:value-type="float" office:value="0.1545531919">
                <text:p>0.1545531919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1057552124">
                <text:p>0.1057552124</text:p>
              </table:table-cell>
              <table:table-cell office:value-type="float" office:value="0.1543819488">
                <text:p>0.1543819488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1053348936">
                <text:p>0.1053348936</text:p>
              </table:table-cell>
              <table:table-cell office:value-type="float" office:value="0.1540648763">
                <text:p>0.1540648763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1049313084">
                <text:p>0.1049313084</text:p>
              </table:table-cell>
              <table:table-cell office:value-type="float" office:value="0.1538299223">
                <text:p>0.1538299223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1048108276">
                <text:p>0.1048108276</text:p>
              </table:table-cell>
              <table:table-cell office:value-type="float" office:value="0.1536194034">
                <text:p>0.1536194034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1043077154">
                <text:p>0.1043077154</text:p>
              </table:table-cell>
              <table:table-cell office:value-type="float" office:value="0.1532007012">
                <text:p>0.153200701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1039662996">
                <text:p>0.1039662996</text:p>
              </table:table-cell>
              <table:table-cell office:value-type="float" office:value="0.1527103981">
                <text:p>0.152710398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103572402">
                <text:p>0.103572402</text:p>
              </table:table-cell>
              <table:table-cell office:value-type="float" office:value="0.1526053005">
                <text:p>0.1526053005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1032251384">
                <text:p>0.1032251384</text:p>
              </table:table-cell>
              <table:table-cell office:value-type="float" office:value="0.1521109992">
                <text:p>0.152110999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1030480177">
                <text:p>0.1030480177</text:p>
              </table:table-cell>
              <table:table-cell office:value-type="float" office:value="0.1519771571">
                <text:p>0.1519771571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1028556488">
                <text:p>0.1028556488</text:p>
              </table:table-cell>
              <table:table-cell office:value-type="float" office:value="0.151752284">
                <text:p>0.151752284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1023743806">
                <text:p>0.1023743806</text:p>
              </table:table-cell>
              <table:table-cell office:value-type="float" office:value="0.1513777145">
                <text:p>0.1513777145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1022452887">
                <text:p>0.1022452887</text:p>
              </table:table-cell>
              <table:table-cell office:value-type="float" office:value="0.1508918798">
                <text:p>0.1508918798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1021972349">
                <text:p>0.1021972349</text:p>
              </table:table-cell>
              <table:table-cell office:value-type="float" office:value="0.1505100188">
                <text:p>0.1505100188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1021611789">
                <text:p>0.1021611789</text:p>
              </table:table-cell>
              <table:table-cell office:value-type="float" office:value="0.1501417664">
                <text:p>0.1501417664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1017929382">
                <text:p>0.1017929382</text:p>
              </table:table-cell>
              <table:table-cell office:value-type="float" office:value="0.1499328863">
                <text:p>0.1499328863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1013707358">
                <text:p>0.1013707358</text:p>
              </table:table-cell>
              <table:table-cell office:value-type="float" office:value="0.1493960932">
                <text:p>0.149396093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1010778229">
                <text:p>0.1010778229</text:p>
              </table:table-cell>
              <table:table-cell office:value-type="float" office:value="0.1490147235">
                <text:p>0.1490147235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1006648471">
                <text:p>0.1006648471</text:p>
              </table:table-cell>
              <table:table-cell office:value-type="float" office:value="0.1488116191">
                <text:p>0.1488116191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1006339418">
                <text:p>0.1006339418</text:p>
              </table:table-cell>
              <table:table-cell office:value-type="float" office:value="0.1486223921">
                <text:p>0.1486223921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1001713141">
                <text:p>0.1001713141</text:p>
              </table:table-cell>
              <table:table-cell office:value-type="float" office:value="0.1482083189">
                <text:p>0.1482083189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997043838">
                <text:p>0.0997043838</text:p>
              </table:table-cell>
              <table:table-cell office:value-type="float" office:value="0.1479409214">
                <text:p>0.1479409214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995935677">
                <text:p>0.0995935677</text:p>
              </table:table-cell>
              <table:table-cell office:value-type="float" office:value="0.1477202769">
                <text:p>0.1477202769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993191871">
                <text:p>0.0993191871</text:p>
              </table:table-cell>
              <table:table-cell office:value-type="float" office:value="0.147380321">
                <text:p>0.147380321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991830552">
                <text:p>0.0991830552</text:p>
              </table:table-cell>
              <table:table-cell office:value-type="float" office:value="0.1471420691">
                <text:p>0.1471420691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988450278">
                <text:p>0.0988450278</text:p>
              </table:table-cell>
              <table:table-cell office:value-type="float" office:value="0.1469464555">
                <text:p>0.1469464555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988003219">
                <text:p>0.0988003219</text:p>
              </table:table-cell>
              <table:table-cell office:value-type="float" office:value="0.1467414265">
                <text:p>0.146741426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9860411">
                <text:p>0.09860411</text:p>
              </table:table-cell>
              <table:table-cell office:value-type="float" office:value="0.1463874483">
                <text:p>0.1463874483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985629551">
                <text:p>0.0985629551</text:p>
              </table:table-cell>
              <table:table-cell office:value-type="float" office:value="0.1460689298">
                <text:p>0.1460689298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981303057">
                <text:p>0.0981303057</text:p>
              </table:table-cell>
              <table:table-cell office:value-type="float" office:value="0.1458587049">
                <text:p>0.1458587049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980775091">
                <text:p>0.0980775091</text:p>
              </table:table-cell>
              <table:table-cell office:value-type="float" office:value="0.1453890404">
                <text:p>0.1453890404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979465021">
                <text:p>0.0979465021</text:p>
              </table:table-cell>
              <table:table-cell office:value-type="float" office:value="0.1450543329">
                <text:p>0.1450543329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979378827">
                <text:p>0.0979378827</text:p>
              </table:table-cell>
              <table:table-cell office:value-type="float" office:value="0.1447025439">
                <text:p>0.1447025439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97805645">
                <text:p>0.097805645</text:p>
              </table:table-cell>
              <table:table-cell office:value-type="float" office:value="0.1443453994">
                <text:p>0.1443453994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976032225">
                <text:p>0.0976032225</text:p>
              </table:table-cell>
              <table:table-cell office:value-type="float" office:value="0.1438489942">
                <text:p>0.1438489942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971316107">
                <text:p>0.0971316107</text:p>
              </table:table-cell>
              <table:table-cell office:value-type="float" office:value="0.1437417807">
                <text:p>0.143741780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968199573">
                <text:p>0.0968199573</text:p>
              </table:table-cell>
              <table:table-cell office:value-type="float" office:value="0.143469534">
                <text:p>0.14346953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96472366">
                <text:p>0.096472366</text:p>
              </table:table-cell>
              <table:table-cell office:value-type="float" office:value="0.1432323251">
                <text:p>0.1432323251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961557563">
                <text:p>0.0961557563</text:p>
              </table:table-cell>
              <table:table-cell office:value-type="float" office:value="0.1429672762">
                <text:p>0.1429672762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956951725">
                <text:p>0.0956951725</text:p>
              </table:table-cell>
              <table:table-cell office:value-type="float" office:value="0.1424803603">
                <text:p>0.1424803603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955009433">
                <text:p>0.0955009433</text:p>
              </table:table-cell>
              <table:table-cell office:value-type="float" office:value="0.1420326081">
                <text:p>0.1420326081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95485671">
                <text:p>0.095485671</text:p>
              </table:table-cell>
              <table:table-cell office:value-type="float" office:value="0.1416921424">
                <text:p>0.1416921424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95287694">
                <text:p>0.095287694</text:p>
              </table:table-cell>
              <table:table-cell office:value-type="float" office:value="0.1415183324">
                <text:p>0.1415183324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951361791">
                <text:p>0.0951361791</text:p>
              </table:table-cell>
              <table:table-cell office:value-type="float" office:value="0.141272065">
                <text:p>0.141272065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947748653">
                <text:p>0.0947748653</text:p>
              </table:table-cell>
              <table:table-cell office:value-type="float" office:value="0.1410728678">
                <text:p>0.1410728678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944459504">
                <text:p>0.0944459504</text:p>
              </table:table-cell>
              <table:table-cell office:value-type="float" office:value="0.1409190759">
                <text:p>0.1409190759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941554232">
                <text:p>0.0941554232</text:p>
              </table:table-cell>
              <table:table-cell office:value-type="float" office:value="0.1405730441">
                <text:p>0.140573044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940127282">
                <text:p>0.0940127282</text:p>
              </table:table-cell>
              <table:table-cell office:value-type="float" office:value="0.1403542362">
                <text:p>0.1403542362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936489309">
                <text:p>0.0936489309</text:p>
              </table:table-cell>
              <table:table-cell office:value-type="float" office:value="0.1400073568">
                <text:p>0.1400073568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932990875">
                <text:p>0.0932990875</text:p>
              </table:table-cell>
              <table:table-cell office:value-type="float" office:value="0.1395724609">
                <text:p>0.1395724609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932557854">
                <text:p>0.0932557854</text:p>
              </table:table-cell>
              <table:table-cell office:value-type="float" office:value="0.1390717644">
                <text:p>0.1390717644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928637319">
                <text:p>0.0928637319</text:p>
              </table:table-cell>
              <table:table-cell office:value-type="float" office:value="0.1386383823">
                <text:p>0.1386383823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92623479">
                <text:p>0.092623479</text:p>
              </table:table-cell>
              <table:table-cell office:value-type="float" office:value="0.1381505507">
                <text:p>0.138150550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924492581">
                <text:p>0.0924492581</text:p>
              </table:table-cell>
              <table:table-cell office:value-type="float" office:value="0.1379386959">
                <text:p>0.1379386959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924105757">
                <text:p>0.0924105757</text:p>
              </table:table-cell>
              <table:table-cell office:value-type="float" office:value="0.1376066089">
                <text:p>0.1376066089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920542627">
                <text:p>0.0920542627</text:p>
              </table:table-cell>
              <table:table-cell office:value-type="float" office:value="0.1373137193">
                <text:p>0.1373137193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916577859">
                <text:p>0.0916577859</text:p>
              </table:table-cell>
              <table:table-cell office:value-type="float" office:value="0.1368952196">
                <text:p>0.13689521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91456816">
                <text:p>0.091456816</text:p>
              </table:table-cell>
              <table:table-cell office:value-type="float" office:value="0.1365650309">
                <text:p>0.136565030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912756028">
                <text:p>0.0912756028</text:p>
              </table:table-cell>
              <table:table-cell office:value-type="float" office:value="0.1361190769">
                <text:p>0.1361190769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9097971">
                <text:p>0.09097971</text:p>
              </table:table-cell>
              <table:table-cell office:value-type="float" office:value="0.135988337">
                <text:p>0.135988337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908838238">
                <text:p>0.0908838238</text:p>
              </table:table-cell>
              <table:table-cell office:value-type="float" office:value="0.1355046443">
                <text:p>0.1355046443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906218594">
                <text:p>0.0906218594</text:p>
              </table:table-cell>
              <table:table-cell office:value-type="float" office:value="0.1351022668">
                <text:p>0.1351022668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905712051">
                <text:p>0.0905712051</text:p>
              </table:table-cell>
              <table:table-cell office:value-type="float" office:value="0.1347794507">
                <text:p>0.1347794507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903444612">
                <text:p>0.0903444612</text:p>
              </table:table-cell>
              <table:table-cell office:value-type="float" office:value="0.1344388139">
                <text:p>0.1344388139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899821495">
                <text:p>0.0899821495</text:p>
              </table:table-cell>
              <table:table-cell office:value-type="float" office:value="0.1342966119">
                <text:p>0.1342966119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899092187">
                <text:p>0.0899092187</text:p>
              </table:table-cell>
              <table:table-cell office:value-type="float" office:value="0.1341133829">
                <text:p>0.1341133829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896414764">
                <text:p>0.0896414764</text:p>
              </table:table-cell>
              <table:table-cell office:value-type="float" office:value="0.1338274188">
                <text:p>0.133827418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894990137">
                <text:p>0.0894990137</text:p>
              </table:table-cell>
              <table:table-cell office:value-type="float" office:value="0.1334612477">
                <text:p>0.1334612477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892667461">
                <text:p>0.0892667461</text:p>
              </table:table-cell>
              <table:table-cell office:value-type="float" office:value="0.133179791">
                <text:p>0.133179791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889098028">
                <text:p>0.0889098028</text:p>
              </table:table-cell>
              <table:table-cell office:value-type="float" office:value="0.1329919142">
                <text:p>0.1329919142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888482265">
                <text:p>0.0888482265</text:p>
              </table:table-cell>
              <table:table-cell office:value-type="float" office:value="0.1326946435">
                <text:p>0.132694643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886963552">
                <text:p>0.0886963552</text:p>
              </table:table-cell>
              <table:table-cell office:value-type="float" office:value="0.1322336288">
                <text:p>0.132233628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883410903">
                <text:p>0.0883410903</text:p>
              </table:table-cell>
              <table:table-cell office:value-type="float" office:value="0.1319698371">
                <text:p>0.1319698371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879675309">
                <text:p>0.0879675309</text:p>
              </table:table-cell>
              <table:table-cell office:value-type="float" office:value="0.1317887419">
                <text:p>0.1317887419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876942124">
                <text:p>0.0876942124</text:p>
              </table:table-cell>
              <table:table-cell office:value-type="float" office:value="0.1314793653">
                <text:p>0.1314793653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872952368">
                <text:p>0.0872952368</text:p>
              </table:table-cell>
              <table:table-cell office:value-type="float" office:value="0.1313391951">
                <text:p>0.1313391951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869042217">
                <text:p>0.0869042217</text:p>
              </table:table-cell>
              <table:table-cell office:value-type="float" office:value="0.1310780747">
                <text:p>0.131078074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867189731">
                <text:p>0.0867189731</text:p>
              </table:table-cell>
              <table:table-cell office:value-type="float" office:value="0.1306841089">
                <text:p>0.1306841089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864482595">
                <text:p>0.0864482595</text:p>
              </table:table-cell>
              <table:table-cell office:value-type="float" office:value="0.1302681459">
                <text:p>0.1302681459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863084424">
                <text:p>0.0863084424</text:p>
              </table:table-cell>
              <table:table-cell office:value-type="float" office:value="0.1298032656">
                <text:p>0.1298032656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859084546">
                <text:p>0.0859084546</text:p>
              </table:table-cell>
              <table:table-cell office:value-type="float" office:value="0.1296930248">
                <text:p>0.1296930248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858843534">
                <text:p>0.0858843534</text:p>
              </table:table-cell>
              <table:table-cell office:value-type="float" office:value="0.1295685329">
                <text:p>0.129568532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856715309">
                <text:p>0.0856715309</text:p>
              </table:table-cell>
              <table:table-cell office:value-type="float" office:value="0.1294296329">
                <text:p>0.1294296329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853599242">
                <text:p>0.0853599242</text:p>
              </table:table-cell>
              <table:table-cell office:value-type="float" office:value="0.1292574752">
                <text:p>0.1292574752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850681954">
                <text:p>0.0850681954</text:p>
              </table:table-cell>
              <table:table-cell office:value-type="float" office:value="0.1290631774">
                <text:p>0.1290631774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847808697">
                <text:p>0.0847808697</text:p>
              </table:table-cell>
              <table:table-cell office:value-type="float" office:value="0.1287458533">
                <text:p>0.128745853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843908845">
                <text:p>0.0843908845</text:p>
              </table:table-cell>
              <table:table-cell office:value-type="float" office:value="0.1284577129">
                <text:p>0.1284577129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841996289">
                <text:p>0.0841996289</text:p>
              </table:table-cell>
              <table:table-cell office:value-type="float" office:value="0.1282914368">
                <text:p>0.1282914368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83897117">
                <text:p>0.083897117</text:p>
              </table:table-cell>
              <table:table-cell office:value-type="float" office:value="0.1279730141">
                <text:p>0.1279730141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836695017">
                <text:p>0.0836695017</text:p>
              </table:table-cell>
              <table:table-cell office:value-type="float" office:value="0.1278454611">
                <text:p>0.1278454611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835958994">
                <text:p>0.0835958994</text:p>
              </table:table-cell>
              <table:table-cell office:value-type="float" office:value="0.1275604193">
                <text:p>0.1275604193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834347297">
                <text:p>0.0834347297</text:p>
              </table:table-cell>
              <table:table-cell office:value-type="float" office:value="0.1272832411">
                <text:p>0.1272832411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831898352">
                <text:p>0.0831898352</text:p>
              </table:table-cell>
              <table:table-cell office:value-type="float" office:value="0.1270619282">
                <text:p>0.1270619282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829791116">
                <text:p>0.0829791116</text:p>
              </table:table-cell>
              <table:table-cell office:value-type="float" office:value="0.1269728223">
                <text:p>0.1269728223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826235126">
                <text:p>0.0826235126</text:p>
              </table:table-cell>
              <table:table-cell office:value-type="float" office:value="0.1267187161">
                <text:p>0.1267187161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823664849">
                <text:p>0.0823664849</text:p>
              </table:table-cell>
              <table:table-cell office:value-type="float" office:value="0.1264472034">
                <text:p>0.1264472034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823018998">
                <text:p>0.0823018998</text:p>
              </table:table-cell>
              <table:table-cell office:value-type="float" office:value="0.1261050563">
                <text:p>0.126105056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820071688">
                <text:p>0.0820071688</text:p>
              </table:table-cell>
              <table:table-cell office:value-type="float" office:value="0.1257255385">
                <text:p>0.1257255385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816263552">
                <text:p>0.0816263552</text:p>
              </table:table-cell>
              <table:table-cell office:value-type="float" office:value="0.1253198301">
                <text:p>0.1253198301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813064221">
                <text:p>0.0813064221</text:p>
              </table:table-cell>
              <table:table-cell office:value-type="float" office:value="0.125164009">
                <text:p>0.125164009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812389915">
                <text:p>0.0812389915</text:p>
              </table:table-cell>
              <table:table-cell office:value-type="float" office:value="0.1250220095">
                <text:p>0.1250220095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809878516">
                <text:p>0.0809878516</text:p>
              </table:table-cell>
              <table:table-cell office:value-type="float" office:value="0.1246066304">
                <text:p>0.1246066304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809099534">
                <text:p>0.0809099534</text:p>
              </table:table-cell>
              <table:table-cell office:value-type="float" office:value="0.1241685396">
                <text:p>0.1241685396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808453056">
                <text:p>0.0808453056</text:p>
              </table:table-cell>
              <table:table-cell office:value-type="float" office:value="0.1238034209">
                <text:p>0.1238034209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80814734">
                <text:p>0.080814734</text:p>
              </table:table-cell>
              <table:table-cell office:value-type="float" office:value="0.1234996438">
                <text:p>0.1234996438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807450197">
                <text:p>0.0807450197</text:p>
              </table:table-cell>
              <table:table-cell office:value-type="float" office:value="0.1232476839">
                <text:p>0.1232476839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806301566">
                <text:p>0.0806301566</text:p>
              </table:table-cell>
              <table:table-cell office:value-type="float" office:value="0.1229208226">
                <text:p>0.122920822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803645422">
                <text:p>0.0803645422</text:p>
              </table:table-cell>
              <table:table-cell office:value-type="float" office:value="0.1226415266">
                <text:p>0.1226415266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802783377">
                <text:p>0.0802783377</text:p>
              </table:table-cell>
              <table:table-cell office:value-type="float" office:value="0.1225618408">
                <text:p>0.1225618408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800590677">
                <text:p>0.0800590677</text:p>
              </table:table-cell>
              <table:table-cell office:value-type="float" office:value="0.1223239532">
                <text:p>0.1223239532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800433967">
                <text:p>0.0800433967</text:p>
              </table:table-cell>
              <table:table-cell office:value-type="float" office:value="0.1220149264">
                <text:p>0.1220149264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7979499">
                <text:p>0.07979499</text:p>
              </table:table-cell>
              <table:table-cell office:value-type="float" office:value="0.1217239839">
                <text:p>0.1217239839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795654433">
                <text:p>0.0795654433</text:p>
              </table:table-cell>
              <table:table-cell office:value-type="float" office:value="0.1214922921">
                <text:p>0.1214922921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793216977">
                <text:p>0.0793216977</text:p>
              </table:table-cell>
              <table:table-cell office:value-type="float" office:value="0.1213952397">
                <text:p>0.1213952397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79173158">
                <text:p>0.079173158</text:p>
              </table:table-cell>
              <table:table-cell office:value-type="float" office:value="0.1209689249">
                <text:p>0.1209689249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789855857">
                <text:p>0.0789855857</text:p>
              </table:table-cell>
              <table:table-cell office:value-type="float" office:value="0.1207606611">
                <text:p>0.1207606611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78841176">
                <text:p>0.078841176</text:p>
              </table:table-cell>
              <table:table-cell office:value-type="float" office:value="0.1204725972">
                <text:p>0.120472597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785379546">
                <text:p>0.0785379546</text:p>
              </table:table-cell>
              <table:table-cell office:value-type="float" office:value="0.1200467681">
                <text:p>0.1200467681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783405882">
                <text:p>0.0783405882</text:p>
              </table:table-cell>
              <table:table-cell office:value-type="float" office:value="0.1198743755">
                <text:p>0.119874375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782828771">
                <text:p>0.0782828771</text:p>
              </table:table-cell>
              <table:table-cell office:value-type="float" office:value="0.1195063016">
                <text:p>0.1195063016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781244858">
                <text:p>0.0781244858</text:p>
              </table:table-cell>
              <table:table-cell office:value-type="float" office:value="0.1191676612">
                <text:p>0.1191676612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779523765">
                <text:p>0.0779523765</text:p>
              </table:table-cell>
              <table:table-cell office:value-type="float" office:value="0.119053594">
                <text:p>0.119053594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776549204">
                <text:p>0.0776549204</text:p>
              </table:table-cell>
              <table:table-cell office:value-type="float" office:value="0.1186609212">
                <text:p>0.1186609212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772919253">
                <text:p>0.0772919253</text:p>
              </table:table-cell>
              <table:table-cell office:value-type="float" office:value="0.1185151708">
                <text:p>0.118515170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772015341">
                <text:p>0.0772015341</text:p>
              </table:table-cell>
              <table:table-cell office:value-type="float" office:value="0.1181273708">
                <text:p>0.1181273708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771084971">
                <text:p>0.0771084971</text:p>
              </table:table-cell>
              <table:table-cell office:value-type="float" office:value="0.1180199374">
                <text:p>0.1180199374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768829829">
                <text:p>0.0768829829</text:p>
              </table:table-cell>
              <table:table-cell office:value-type="float" office:value="0.1177274842">
                <text:p>0.117727484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767063797">
                <text:p>0.0767063797</text:p>
              </table:table-cell>
              <table:table-cell office:value-type="float" office:value="0.1174108104">
                <text:p>0.1174108104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765356247">
                <text:p>0.0765356247</text:p>
              </table:table-cell>
              <table:table-cell office:value-type="float" office:value="0.1171891783">
                <text:p>0.1171891783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763937894">
                <text:p>0.0763937894</text:p>
              </table:table-cell>
              <table:table-cell office:value-type="float" office:value="0.1169385696">
                <text:p>0.1169385696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761829963">
                <text:p>0.0761829963</text:p>
              </table:table-cell>
              <table:table-cell office:value-type="float" office:value="0.1167201601">
                <text:p>0.1167201601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759941554">
                <text:p>0.0759941554</text:p>
              </table:table-cell>
              <table:table-cell office:value-type="float" office:value="0.1163324774">
                <text:p>0.1163324774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757204918">
                <text:p>0.0757204918</text:p>
              </table:table-cell>
              <table:table-cell office:value-type="float" office:value="0.1162439253">
                <text:p>0.1162439253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756052287">
                <text:p>0.0756052287</text:p>
              </table:table-cell>
              <table:table-cell office:value-type="float" office:value="0.1159369434">
                <text:p>0.1159369434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752343816">
                <text:p>0.0752343816</text:p>
              </table:table-cell>
              <table:table-cell office:value-type="float" office:value="0.1155222259">
                <text:p>0.1155222259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749234667">
                <text:p>0.0749234667</text:p>
              </table:table-cell>
              <table:table-cell office:value-type="float" office:value="0.1153061485">
                <text:p>0.1153061485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745744618">
                <text:p>0.0745744618</text:p>
              </table:table-cell>
              <table:table-cell office:value-type="float" office:value="0.1149883077">
                <text:p>0.114988307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744504165">
                <text:p>0.0744504165</text:p>
              </table:table-cell>
              <table:table-cell office:value-type="float" office:value="0.1148244257">
                <text:p>0.1148244257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743219186">
                <text:p>0.0743219186</text:p>
              </table:table-cell>
              <table:table-cell office:value-type="float" office:value="0.1144656102">
                <text:p>0.1144656102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742382505">
                <text:p>0.0742382505</text:p>
              </table:table-cell>
              <table:table-cell office:value-type="float" office:value="0.1143377278">
                <text:p>0.114337727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741289375">
                <text:p>0.0741289375</text:p>
              </table:table-cell>
              <table:table-cell office:value-type="float" office:value="0.1139972647">
                <text:p>0.1139972647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740794466">
                <text:p>0.0740794466</text:p>
              </table:table-cell>
              <table:table-cell office:value-type="float" office:value="0.113618998">
                <text:p>0.113618998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739560689">
                <text:p>0.0739560689</text:p>
              </table:table-cell>
              <table:table-cell office:value-type="float" office:value="0.1132672784">
                <text:p>0.113267278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736162395">
                <text:p>0.0736162395</text:p>
              </table:table-cell>
              <table:table-cell office:value-type="float" office:value="0.1130052896">
                <text:p>0.1130052896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734378374">
                <text:p>0.0734378374</text:p>
              </table:table-cell>
              <table:table-cell office:value-type="float" office:value="0.1126964664">
                <text:p>0.112696466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732408325">
                <text:p>0.0732408325</text:p>
              </table:table-cell>
              <table:table-cell office:value-type="float" office:value="0.1125648719">
                <text:p>0.1125648719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730709224">
                <text:p>0.0730709224</text:p>
              </table:table-cell>
              <table:table-cell office:value-type="float" office:value="0.1121624988">
                <text:p>0.112162498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728776667">
                <text:p>0.0728776667</text:p>
              </table:table-cell>
              <table:table-cell office:value-type="float" office:value="0.1118813781">
                <text:p>0.1118813781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725485201">
                <text:p>0.0725485201</text:p>
              </table:table-cell>
              <table:table-cell office:value-type="float" office:value="0.1117700619">
                <text:p>0.1117700619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722584234">
                <text:p>0.0722584234</text:p>
              </table:table-cell>
              <table:table-cell office:value-type="float" office:value="0.1113906838">
                <text:p>0.1113906838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721306816">
                <text:p>0.0721306816</text:p>
              </table:table-cell>
              <table:table-cell office:value-type="float" office:value="0.1113219064">
                <text:p>0.1113219064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718156377">
                <text:p>0.0718156377</text:p>
              </table:table-cell>
              <table:table-cell office:value-type="float" office:value="0.1109853277">
                <text:p>0.110985327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717679411">
                <text:p>0.0717679411</text:p>
              </table:table-cell>
              <table:table-cell office:value-type="float" office:value="0.1108737716">
                <text:p>0.1108737716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715594288">
                <text:p>0.0715594288</text:p>
              </table:table-cell>
              <table:table-cell office:value-type="float" office:value="0.1108052022">
                <text:p>0.1108052022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713542001">
                <text:p>0.0713542001</text:p>
              </table:table-cell>
              <table:table-cell office:value-type="float" office:value="0.1107292503">
                <text:p>0.1107292503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711701817">
                <text:p>0.0711701817</text:p>
              </table:table-cell>
              <table:table-cell office:value-type="float" office:value="0.1105745553">
                <text:p>0.1105745553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708666307">
                <text:p>0.0708666307</text:p>
              </table:table-cell>
              <table:table-cell office:value-type="float" office:value="0.1103096726">
                <text:p>0.11030967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05199295">
                <text:p>0.0705199295</text:p>
              </table:table-cell>
              <table:table-cell office:value-type="float" office:value="0.1101987046">
                <text:p>0.1101987046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0704317552">
                <text:p>0.0704317552</text:p>
              </table:table-cell>
              <table:table-cell office:value-type="float" office:value="0.1098461791">
                <text:p>0.1098461791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0.0702650966">
                <text:p>0.0702650966</text:p>
              </table:table-cell>
              <table:table-cell office:value-type="float" office:value="0.1097122967">
                <text:p>0.1097122967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0.070213427">
                <text:p>0.070213427</text:p>
              </table:table-cell>
              <table:table-cell office:value-type="float" office:value="0.109500477">
                <text:p>0.109500477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0.0700447407">
                <text:p>0.0700447407</text:p>
              </table:table-cell>
              <table:table-cell office:value-type="float" office:value="0.109222048">
                <text:p>0.109222048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0.0700087469">
                <text:p>0.0700087469</text:p>
              </table:table-cell>
              <table:table-cell office:value-type="float" office:value="0.1088507763">
                <text:p>0.1088507763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0.0698530541">
                <text:p>0.0698530541</text:p>
              </table:table-cell>
              <table:table-cell office:value-type="float" office:value="0.1085221677">
                <text:p>0.1085221677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0.0695532079">
                <text:p>0.0695532079</text:p>
              </table:table-cell>
              <table:table-cell office:value-type="float" office:value="0.1081891523">
                <text:p>0.1081891523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0.06921826">
                <text:p>0.06921826</text:p>
              </table:table-cell>
              <table:table-cell office:value-type="float" office:value="0.1079468">
                <text:p>0.1079468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0.0689157742">
                <text:p>0.0689157742</text:p>
              </table:table-cell>
              <table:table-cell office:value-type="float" office:value="0.1075936211">
                <text:p>0.1075936211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0686141876">
                <text:p>0.0686141876</text:p>
              </table:table-cell>
              <table:table-cell office:value-type="float" office:value="0.1073527813">
                <text:p>0.1073527813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0.0685682323">
                <text:p>0.0685682323</text:p>
              </table:table-cell>
              <table:table-cell office:value-type="float" office:value="0.1069745931">
                <text:p>0.1069745931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0.0685169947">
                <text:p>0.0685169947</text:p>
              </table:table-cell>
              <table:table-cell office:value-type="float" office:value="0.1066084058">
                <text:p>0.1066084058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0.0682226502">
                <text:p>0.0682226502</text:p>
              </table:table-cell>
              <table:table-cell office:value-type="float" office:value="0.1063884666">
                <text:p>0.1063884666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0.0680746459">
                <text:p>0.0680746459</text:p>
              </table:table-cell>
              <table:table-cell office:value-type="float" office:value="0.1061777409">
                <text:p>0.1061777409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0.0680650471">
                <text:p>0.0680650471</text:p>
              </table:table-cell>
              <table:table-cell office:value-type="float" office:value="0.1059981929">
                <text:p>0.1059981929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0.0677361839">
                <text:p>0.0677361839</text:p>
              </table:table-cell>
              <table:table-cell office:value-type="float" office:value="0.1058019947">
                <text:p>0.1058019947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0.06772546">
                <text:p>0.06772546</text:p>
              </table:table-cell>
              <table:table-cell office:value-type="float" office:value="0.105650115">
                <text:p>0.105650115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0.0674931467">
                <text:p>0.0674931467</text:p>
              </table:table-cell>
              <table:table-cell office:value-type="float" office:value="0.1054533536">
                <text:p>0.1054533536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0.0674375776">
                <text:p>0.0674375776</text:p>
              </table:table-cell>
              <table:table-cell office:value-type="float" office:value="0.1052110192">
                <text:p>0.105211019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0671676365">
                <text:p>0.0671676365</text:p>
              </table:table-cell>
              <table:table-cell office:value-type="float" office:value="0.1051060042">
                <text:p>0.1051060042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0.0668484571">
                <text:p>0.0668484571</text:p>
              </table:table-cell>
              <table:table-cell office:value-type="float" office:value="0.1047557545">
                <text:p>0.1047557545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0.066582692">
                <text:p>0.066582692</text:p>
              </table:table-cell>
              <table:table-cell office:value-type="float" office:value="0.1043842489">
                <text:p>0.1043842489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0.0664822368">
                <text:p>0.0664822368</text:p>
              </table:table-cell>
              <table:table-cell office:value-type="float" office:value="0.104287563">
                <text:p>0.10428756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661546466">
                <text:p>0.0661546466</text:p>
              </table:table-cell>
              <table:table-cell office:value-type="float" office:value="0.1040881862">
                <text:p>0.1040881862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0.0659188539">
                <text:p>0.0659188539</text:p>
              </table:table-cell>
              <table:table-cell office:value-type="float" office:value="0.1037511493">
                <text:p>0.1037511493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0.0658263321">
                <text:p>0.0658263321</text:p>
              </table:table-cell>
              <table:table-cell office:value-type="float" office:value="0.1036727855">
                <text:p>0.1036727855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0.0656488069">
                <text:p>0.0656488069</text:p>
              </table:table-cell>
              <table:table-cell office:value-type="float" office:value="0.1034604223">
                <text:p>0.1034604223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0.0655478168">
                <text:p>0.0655478168</text:p>
              </table:table-cell>
              <table:table-cell office:value-type="float" office:value="0.1031194923">
                <text:p>0.1031194923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0.0653222109">
                <text:p>0.0653222109</text:p>
              </table:table-cell>
              <table:table-cell office:value-type="float" office:value="0.1028485877">
                <text:p>0.102848587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650538532">
                <text:p>0.0650538532</text:p>
              </table:table-cell>
              <table:table-cell office:value-type="float" office:value="0.1025629721">
                <text:p>0.1025629721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0.0650102179">
                <text:p>0.0650102179</text:p>
              </table:table-cell>
              <table:table-cell office:value-type="float" office:value="0.1022734998">
                <text:p>0.1022734998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0.0648001811">
                <text:p>0.0648001811</text:p>
              </table:table-cell>
              <table:table-cell office:value-type="float" office:value="0.1020796684">
                <text:p>0.1020796684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0.0647381623">
                <text:p>0.0647381623</text:p>
              </table:table-cell>
              <table:table-cell office:value-type="float" office:value="0.1017373013">
                <text:p>0.1017373013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0.0645315478">
                <text:p>0.0645315478</text:p>
              </table:table-cell>
              <table:table-cell office:value-type="float" office:value="0.1016659784">
                <text:p>0.1016659784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0.064496032">
                <text:p>0.064496032</text:p>
              </table:table-cell>
              <table:table-cell office:value-type="float" office:value="0.1015164992">
                <text:p>0.1015164992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0.0643811975">
                <text:p>0.0643811975</text:p>
              </table:table-cell>
              <table:table-cell office:value-type="float" office:value="0.1013419274">
                <text:p>0.1013419274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0.0643395949">
                <text:p>0.0643395949</text:p>
              </table:table-cell>
              <table:table-cell office:value-type="float" office:value="0.1010851649">
                <text:p>0.1010851649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0.064323777">
                <text:p>0.064323777</text:p>
              </table:table-cell>
              <table:table-cell office:value-type="float" office:value="0.1008135175">
                <text:p>0.1008135175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0.064203673">
                <text:p>0.064203673</text:p>
              </table:table-cell>
              <table:table-cell office:value-type="float" office:value="0.1006879525">
                <text:p>0.1006879525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0640054507">
                <text:p>0.0640054507</text:p>
              </table:table-cell>
              <table:table-cell office:value-type="float" office:value="0.1003601385">
                <text:p>0.1003601385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0.0637188089">
                <text:p>0.0637188089</text:p>
              </table:table-cell>
              <table:table-cell office:value-type="float" office:value="0.1000566017">
                <text:p>0.1000566017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0.0634627759">
                <text:p>0.0634627759</text:p>
              </table:table-cell>
              <table:table-cell office:value-type="float" office:value="0.0999764116">
                <text:p>0.0999764116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0.063390504">
                <text:p>0.063390504</text:p>
              </table:table-cell>
              <table:table-cell office:value-type="float" office:value="0.0998724194">
                <text:p>0.0998724194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0.0632150216">
                <text:p>0.0632150216</text:p>
              </table:table-cell>
              <table:table-cell office:value-type="float" office:value="0.0996478075">
                <text:p>0.0996478075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0.0629154271">
                <text:p>0.0629154271</text:p>
              </table:table-cell>
              <table:table-cell office:value-type="float" office:value="0.0993847238">
                <text:p>0.0993847238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0.0627623713">
                <text:p>0.0627623713</text:p>
              </table:table-cell>
              <table:table-cell office:value-type="float" office:value="0.0990287121">
                <text:p>0.0990287121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0.0625729271">
                <text:p>0.0625729271</text:p>
              </table:table-cell>
              <table:table-cell office:value-type="float" office:value="0.098823028">
                <text:p>0.098823028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0.0625521117">
                <text:p>0.0625521117</text:p>
              </table:table-cell>
              <table:table-cell office:value-type="float" office:value="0.0984683245">
                <text:p>0.0984683245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0.0624641734">
                <text:p>0.0624641734</text:p>
              </table:table-cell>
              <table:table-cell office:value-type="float" office:value="0.0982528236">
                <text:p>0.098252823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624120049">
                <text:p>0.0624120049</text:p>
              </table:table-cell>
              <table:table-cell office:value-type="float" office:value="0.0981460557">
                <text:p>0.0981460557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0.0621019856">
                <text:p>0.0621019856</text:p>
              </table:table-cell>
              <table:table-cell office:value-type="float" office:value="0.0977942964">
                <text:p>0.0977942964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0.06204141">
                <text:p>0.06204141</text:p>
              </table:table-cell>
              <table:table-cell office:value-type="float" office:value="0.0975173168">
                <text:p>0.0975173168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0.0617918244">
                <text:p>0.0617918244</text:p>
              </table:table-cell>
              <table:table-cell office:value-type="float" office:value="0.097340245">
                <text:p>0.097340245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0.0616391793">
                <text:p>0.0616391793</text:p>
              </table:table-cell>
              <table:table-cell office:value-type="float" office:value="0.0971559923">
                <text:p>0.0971559923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0.0614117486">
                <text:p>0.0614117486</text:p>
              </table:table-cell>
              <table:table-cell office:value-type="float" office:value="0.0968673345">
                <text:p>0.0968673345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0.0611289432">
                <text:p>0.0611289432</text:p>
              </table:table-cell>
              <table:table-cell office:value-type="float" office:value="0.0965677506">
                <text:p>0.0965677506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0.0609486597">
                <text:p>0.0609486597</text:p>
              </table:table-cell>
              <table:table-cell office:value-type="float" office:value="0.0964023446">
                <text:p>0.0964023446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0.0607682832">
                <text:p>0.0607682832</text:p>
              </table:table-cell>
              <table:table-cell office:value-type="float" office:value="0.096197122">
                <text:p>0.096197122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0.0606558809">
                <text:p>0.0606558809</text:p>
              </table:table-cell>
              <table:table-cell office:value-type="float" office:value="0.0960998881">
                <text:p>0.0960998881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0606350438">
                <text:p>0.0606350438</text:p>
              </table:table-cell>
              <table:table-cell office:value-type="float" office:value="0.0957555182">
                <text:p>0.0957555182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0.0605376515">
                <text:p>0.0605376515</text:p>
              </table:table-cell>
              <table:table-cell office:value-type="float" office:value="0.0956568821">
                <text:p>0.0956568821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0.0604190544">
                <text:p>0.0604190544</text:p>
              </table:table-cell>
              <table:table-cell office:value-type="float" office:value="0.0954164174">
                <text:p>0.0954164174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0.0603478897">
                <text:p>0.0603478897</text:p>
              </table:table-cell>
              <table:table-cell office:value-type="float" office:value="0.0951239892">
                <text:p>0.0951239892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0.0602166698">
                <text:p>0.0602166698</text:p>
              </table:table-cell>
              <table:table-cell office:value-type="float" office:value="0.0948409738">
                <text:p>0.0948409738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0.0599161448">
                <text:p>0.0599161448</text:p>
              </table:table-cell>
              <table:table-cell office:value-type="float" office:value="0.0946009388">
                <text:p>0.0946009388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0.0598577627">
                <text:p>0.0598577627</text:p>
              </table:table-cell>
              <table:table-cell office:value-type="float" office:value="0.0943624219">
                <text:p>0.0943624219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0.0597611313">
                <text:p>0.0597611313</text:p>
              </table:table-cell>
              <table:table-cell office:value-type="float" office:value="0.0942871558">
                <text:p>0.0942871558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0595248353">
                <text:p>0.0595248353</text:p>
              </table:table-cell>
              <table:table-cell office:value-type="float" office:value="0.0941063897">
                <text:p>0.0941063897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0.0593309333">
                <text:p>0.0593309333</text:p>
              </table:table-cell>
              <table:table-cell office:value-type="float" office:value="0.0939754731">
                <text:p>0.0939754731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0591293861">
                <text:p>0.0591293861</text:p>
              </table:table-cell>
              <table:table-cell office:value-type="float" office:value="0.0937087825">
                <text:p>0.0937087825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0.05900557">
                <text:p>0.05900557</text:p>
              </table:table-cell>
              <table:table-cell office:value-type="float" office:value="0.093440763">
                <text:p>0.093440763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0.0588581346">
                <text:p>0.0588581346</text:p>
              </table:table-cell>
              <table:table-cell office:value-type="float" office:value="0.0933732652">
                <text:p>0.0933732652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0.0586320996">
                <text:p>0.0586320996</text:p>
              </table:table-cell>
              <table:table-cell office:value-type="float" office:value="0.093105194">
                <text:p>0.093105194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.0585877906">
                <text:p>0.0585877906</text:p>
              </table:table-cell>
              <table:table-cell office:value-type="float" office:value="0.0928185962">
                <text:p>0.0928185962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0.0585591831">
                <text:p>0.0585591831</text:p>
              </table:table-cell>
              <table:table-cell office:value-type="float" office:value="0.0925043834">
                <text:p>0.0925043834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0.0582853816">
                <text:p>0.0582853816</text:p>
              </table:table-cell>
              <table:table-cell office:value-type="float" office:value="0.0923591871">
                <text:p>0.0923591871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0.0582098479">
                <text:p>0.0582098479</text:p>
              </table:table-cell>
              <table:table-cell office:value-type="float" office:value="0.0922835498">
                <text:p>0.0922835498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0.0580684022">
                <text:p>0.0580684022</text:p>
              </table:table-cell>
              <table:table-cell office:value-type="float" office:value="0.0921162193">
                <text:p>0.0921162193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0.0580438276">
                <text:p>0.0580438276</text:p>
              </table:table-cell>
              <table:table-cell office:value-type="float" office:value="0.0918640933">
                <text:p>0.0918640933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0578163361">
                <text:p>0.0578163361</text:p>
              </table:table-cell>
              <table:table-cell office:value-type="float" office:value="0.0917965067">
                <text:p>0.0917965067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0.0577684057">
                <text:p>0.0577684057</text:p>
              </table:table-cell>
              <table:table-cell office:value-type="float" office:value="0.0917307522">
                <text:p>0.0917307522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0.0575910223">
                <text:p>0.0575910223</text:p>
              </table:table-cell>
              <table:table-cell office:value-type="float" office:value="0.0915837819">
                <text:p>0.0915837819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0.0573845517">
                <text:p>0.0573845517</text:p>
              </table:table-cell>
              <table:table-cell office:value-type="float" office:value="0.0913535139">
                <text:p>0.0913535139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0.0571152051">
                <text:p>0.0571152051</text:p>
              </table:table-cell>
              <table:table-cell office:value-type="float" office:value="0.091289318">
                <text:p>0.091289318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0.0569591499">
                <text:p>0.0569591499</text:p>
              </table:table-cell>
              <table:table-cell office:value-type="float" office:value="0.0910106415">
                <text:p>0.0910106415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0.0567808286">
                <text:p>0.0567808286</text:p>
              </table:table-cell>
              <table:table-cell office:value-type="float" office:value="0.0909488427">
                <text:p>0.0909488427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0.0567460391">
                <text:p>0.0567460391</text:p>
              </table:table-cell>
              <table:table-cell office:value-type="float" office:value="0.0906534803">
                <text:p>0.0906534803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0.0566278876">
                <text:p>0.0566278876</text:p>
              </table:table-cell>
              <table:table-cell office:value-type="float" office:value="0.0905248841">
                <text:p>0.0905248841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0.0564520783">
                <text:p>0.0564520783</text:p>
              </table:table-cell>
              <table:table-cell office:value-type="float" office:value="0.0902048541">
                <text:p>0.0902048541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0563491768">
                <text:p>0.0563491768</text:p>
              </table:table-cell>
              <table:table-cell office:value-type="float" office:value="0.0900853537">
                <text:p>0.0900853537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0.0561840114">
                <text:p>0.0561840114</text:p>
              </table:table-cell>
              <table:table-cell office:value-type="float" office:value="0.089848188">
                <text:p>0.089848188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0.0559282764">
                <text:p>0.0559282764</text:p>
              </table:table-cell>
              <table:table-cell office:value-type="float" office:value="0.0896227989">
                <text:p>0.0896227989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0.0557262043">
                <text:p>0.0557262043</text:p>
              </table:table-cell>
              <table:table-cell office:value-type="float" office:value="0.0893141467">
                <text:p>0.0893141467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0.0555486632">
                <text:p>0.0555486632</text:p>
              </table:table-cell>
              <table:table-cell office:value-type="float" office:value="0.089055546">
                <text:p>0.089055546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0.0553476212">
                <text:p>0.0553476212</text:p>
              </table:table-cell>
              <table:table-cell office:value-type="float" office:value="0.0887559942">
                <text:p>0.0887559942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0.055284502">
                <text:p>0.055284502</text:p>
              </table:table-cell>
              <table:table-cell office:value-type="float" office:value="0.0886673314">
                <text:p>0.0886673314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0.0551232081">
                <text:p>0.0551232081</text:p>
              </table:table-cell>
              <table:table-cell office:value-type="float" office:value="0.0886052124">
                <text:p>0.0886052124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0.0550018655">
                <text:p>0.0550018655</text:p>
              </table:table-cell>
              <table:table-cell office:value-type="float" office:value="0.0883723406">
                <text:p>0.0883723406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0.0547844891">
                <text:p>0.0547844891</text:p>
              </table:table-cell>
              <table:table-cell office:value-type="float" office:value="0.0882336253">
                <text:p>0.088233625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54609379">
                <text:p>0.054609379</text:p>
              </table:table-cell>
              <table:table-cell office:value-type="float" office:value="0.0881449561">
                <text:p>0.0881449561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0544644703">
                <text:p>0.0544644703</text:p>
              </table:table-cell>
              <table:table-cell office:value-type="float" office:value="0.0880431636">
                <text:p>0.0880431636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0.0542534481">
                <text:p>0.0542534481</text:p>
              </table:table-cell>
              <table:table-cell office:value-type="float" office:value="0.0879484626">
                <text:p>0.0879484626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0.054023301">
                <text:p>0.054023301</text:p>
              </table:table-cell>
              <table:table-cell office:value-type="float" office:value="0.0876662585">
                <text:p>0.0876662585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0.0538040015">
                <text:p>0.0538040015</text:p>
              </table:table-cell>
              <table:table-cell office:value-type="float" office:value="0.087430671">
                <text:p>0.087430671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0.053659234">
                <text:p>0.053659234</text:p>
              </table:table-cell>
              <table:table-cell office:value-type="float" office:value="0.0872685223">
                <text:p>0.0872685223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0.0536068712">
                <text:p>0.0536068712</text:p>
              </table:table-cell>
              <table:table-cell office:value-type="float" office:value="0.0870651593">
                <text:p>0.0870651593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.0533527922">
                <text:p>0.0533527922</text:p>
              </table:table-cell>
              <table:table-cell office:value-type="float" office:value="0.0869578333">
                <text:p>0.0869578333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0.0533481102">
                <text:p>0.0533481102</text:p>
              </table:table-cell>
              <table:table-cell office:value-type="float" office:value="0.086814714">
                <text:p>0.086814714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0.0530975885">
                <text:p>0.0530975885</text:p>
              </table:table-cell>
              <table:table-cell office:value-type="float" office:value="0.0865878075">
                <text:p>0.0865878075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0530605354">
                <text:p>0.0530605354</text:p>
              </table:table-cell>
              <table:table-cell office:value-type="float" office:value="0.0863718565">
                <text:p>0.0863718565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0.0528378981">
                <text:p>0.0528378981</text:p>
              </table:table-cell>
              <table:table-cell office:value-type="float" office:value="0.0862501578">
                <text:p>0.0862501578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0.0526368636">
                <text:p>0.0526368636</text:p>
              </table:table-cell>
              <table:table-cell office:value-type="float" office:value="0.08615092">
                <text:p>0.08615092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0.0524482144">
                <text:p>0.0524482144</text:p>
              </table:table-cell>
              <table:table-cell office:value-type="float" office:value="0.085917991">
                <text:p>0.085917991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0.0523707615">
                <text:p>0.0523707615</text:p>
              </table:table-cell>
              <table:table-cell office:value-type="float" office:value="0.0857723719">
                <text:p>0.0857723719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0.0523593018">
                <text:p>0.0523593018</text:p>
              </table:table-cell>
              <table:table-cell office:value-type="float" office:value="0.0856726093">
                <text:p>0.0856726093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0.0521223917">
                <text:p>0.0521223917</text:p>
              </table:table-cell>
              <table:table-cell office:value-type="float" office:value="0.0853672452">
                <text:p>0.0853672452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0.0520693183">
                <text:p>0.0520693183</text:p>
              </table:table-cell>
              <table:table-cell office:value-type="float" office:value="0.0852603322">
                <text:p>0.0852603322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0.051879405">
                <text:p>0.051879405</text:p>
              </table:table-cell>
              <table:table-cell office:value-type="float" office:value="0.0849998281">
                <text:p>0.0849998281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0.0518085294">
                <text:p>0.0518085294</text:p>
              </table:table-cell>
              <table:table-cell office:value-type="float" office:value="0.0847201092">
                <text:p>0.084720109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51774599">
                <text:p>0.051774599</text:p>
              </table:table-cell>
              <table:table-cell office:value-type="float" office:value="0.0845537613">
                <text:p>0.0845537613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0.0516881157">
                <text:p>0.0516881157</text:p>
              </table:table-cell>
              <table:table-cell office:value-type="float" office:value="0.0842949654">
                <text:p>0.0842949654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0.0515722136">
                <text:p>0.0515722136</text:p>
              </table:table-cell>
              <table:table-cell office:value-type="float" office:value="0.0841697965">
                <text:p>0.0841697965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0.0513230287">
                <text:p>0.0513230287</text:p>
              </table:table-cell>
              <table:table-cell office:value-type="float" office:value="0.0840966075">
                <text:p>0.0840966075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0.0511119865">
                <text:p>0.0511119865</text:p>
              </table:table-cell>
              <table:table-cell office:value-type="float" office:value="0.0839362691">
                <text:p>0.0839362691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0.0510558075">
                <text:p>0.0510558075</text:p>
              </table:table-cell>
              <table:table-cell office:value-type="float" office:value="0.0836967767">
                <text:p>0.0836967767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0.0508874042">
                <text:p>0.0508874042</text:p>
              </table:table-cell>
              <table:table-cell office:value-type="float" office:value="0.0834725582">
                <text:p>0.0834725582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0.0506807052">
                <text:p>0.0506807052</text:p>
              </table:table-cell>
              <table:table-cell office:value-type="float" office:value="0.0834118523">
                <text:p>0.0834118523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0.050547124">
                <text:p>0.050547124</text:p>
              </table:table-cell>
              <table:table-cell office:value-type="float" office:value="0.0831535289">
                <text:p>0.0831535289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0.0503132142">
                <text:p>0.0503132142</text:p>
              </table:table-cell>
              <table:table-cell office:value-type="float" office:value="0.0829131556">
                <text:p>0.0829131556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0502426209">
                <text:p>0.0502426209</text:p>
              </table:table-cell>
              <table:table-cell office:value-type="float" office:value="0.0827043872">
                <text:p>0.0827043872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0.0501842593">
                <text:p>0.0501842593</text:p>
              </table:table-cell>
              <table:table-cell office:value-type="float" office:value="0.0825433945">
                <text:p>0.0825433945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0.0499711518">
                <text:p>0.0499711518</text:p>
              </table:table-cell>
              <table:table-cell office:value-type="float" office:value="0.0824557225">
                <text:p>0.0824557225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0.0497913173">
                <text:p>0.0497913173</text:p>
              </table:table-cell>
              <table:table-cell office:value-type="float" office:value="0.0823873163">
                <text:p>0.0823873163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0.0496273877">
                <text:p>0.0496273877</text:p>
              </table:table-cell>
              <table:table-cell office:value-type="float" office:value="0.0822996476">
                <text:p>0.0822996476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0.0495449124">
                <text:p>0.0495449124</text:p>
              </table:table-cell>
              <table:table-cell office:value-type="float" office:value="0.0821408211">
                <text:p>0.0821408211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0.0493019457">
                <text:p>0.0493019457</text:p>
              </table:table-cell>
              <table:table-cell office:value-type="float" office:value="0.082061766">
                <text:p>0.082061766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0.0491043229">
                <text:p>0.0491043229</text:p>
              </table:table-cell>
              <table:table-cell office:value-type="float" office:value="0.0817957567">
                <text:p>0.0817957567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0.0489848585">
                <text:p>0.0489848585</text:p>
              </table:table-cell>
              <table:table-cell office:value-type="float" office:value="0.0817162443">
                <text:p>0.0817162443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0.0489506489">
                <text:p>0.0489506489</text:p>
              </table:table-cell>
              <table:table-cell office:value-type="float" office:value="0.0816008841">
                <text:p>0.081600884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487294658">
                <text:p>0.0487294658</text:p>
              </table:table-cell>
              <table:table-cell office:value-type="float" office:value="0.0815192253">
                <text:p>0.0815192253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0.0485813282">
                <text:p>0.0485813282</text:p>
              </table:table-cell>
              <table:table-cell office:value-type="float" office:value="0.0814346487">
                <text:p>0.0814346487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0.0485398156">
                <text:p>0.0485398156</text:p>
              </table:table-cell>
              <table:table-cell office:value-type="float" office:value="0.0812868493">
                <text:p>0.0812868493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0.0483846385">
                <text:p>0.0483846385</text:p>
              </table:table-cell>
              <table:table-cell office:value-type="float" office:value="0.0811883212">
                <text:p>0.0811883212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0.048329649">
                <text:p>0.048329649</text:p>
              </table:table-cell>
              <table:table-cell office:value-type="float" office:value="0.0808981609">
                <text:p>0.0808981609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0.0481515456">
                <text:p>0.0481515456</text:p>
              </table:table-cell>
              <table:table-cell office:value-type="float" office:value="0.0807460004">
                <text:p>0.0807460004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0.0480862346">
                <text:p>0.0480862346</text:p>
              </table:table-cell>
              <table:table-cell office:value-type="float" office:value="0.0805694462">
                <text:p>0.0805694462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0.0480074117">
                <text:p>0.0480074117</text:p>
              </table:table-cell>
              <table:table-cell office:value-type="float" office:value="0.0804341399">
                <text:p>0.0804341399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0.047925617">
                <text:p>0.047925617</text:p>
              </table:table-cell>
              <table:table-cell office:value-type="float" office:value="0.0802142155">
                <text:p>0.0802142155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0.0479107466">
                <text:p>0.0479107466</text:p>
              </table:table-cell>
              <table:table-cell office:value-type="float" office:value="0.0800820756">
                <text:p>0.08008207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477309546">
                <text:p>0.0477309546</text:p>
              </table:table-cell>
              <table:table-cell office:value-type="float" office:value="0.0798219646">
                <text:p>0.0798219646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0.0476452678">
                <text:p>0.0476452678</text:p>
              </table:table-cell>
              <table:table-cell office:value-type="float" office:value="0.0795590479">
                <text:p>0.0795590479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0.0474274535">
                <text:p>0.0474274535</text:p>
              </table:table-cell>
              <table:table-cell office:value-type="float" office:value="0.0794120404">
                <text:p>0.0794120404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0.0473679065">
                <text:p>0.0473679065</text:p>
              </table:table-cell>
              <table:table-cell office:value-type="float" office:value="0.0792917433">
                <text:p>0.0792917433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0.0471619266">
                <text:p>0.0471619266</text:p>
              </table:table-cell>
              <table:table-cell office:value-type="float" office:value="0.0791523121">
                <text:p>0.0791523121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0.0470457473">
                <text:p>0.0470457473</text:p>
              </table:table-cell>
              <table:table-cell office:value-type="float" office:value="0.0789023016">
                <text:p>0.0789023016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0.047031838">
                <text:p>0.047031838</text:p>
              </table:table-cell>
              <table:table-cell office:value-type="float" office:value="0.0787081649">
                <text:p>0.0787081649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0.0469958593">
                <text:p>0.0469958593</text:p>
              </table:table-cell>
              <table:table-cell office:value-type="float" office:value="0.0785853955">
                <text:p>0.0785853955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0.0467973676">
                <text:p>0.0467973676</text:p>
              </table:table-cell>
              <table:table-cell office:value-type="float" office:value="0.0783251623">
                <text:p>0.0783251623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0.0467808963">
                <text:p>0.0467808963</text:p>
              </table:table-cell>
              <table:table-cell office:value-type="float" office:value="0.0781452759">
                <text:p>0.0781452759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0467134011">
                <text:p>0.0467134011</text:p>
              </table:table-cell>
              <table:table-cell office:value-type="float" office:value="0.0780658581">
                <text:p>0.0780658581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0.0465723553">
                <text:p>0.0465723553</text:p>
              </table:table-cell>
              <table:table-cell office:value-type="float" office:value="0.0778095155">
                <text:p>0.0778095155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0.0465716142">
                <text:p>0.0465716142</text:p>
              </table:table-cell>
              <table:table-cell office:value-type="float" office:value="0.0775314701">
                <text:p>0.0775314701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0.0464152088">
                <text:p>0.0464152088</text:p>
              </table:table-cell>
              <table:table-cell office:value-type="float" office:value="0.0773268907">
                <text:p>0.0773268907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0.0463657298">
                <text:p>0.0463657298</text:p>
              </table:table-cell>
              <table:table-cell office:value-type="float" office:value="0.0771642249">
                <text:p>0.0771642249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0.0462739601">
                <text:p>0.0462739601</text:p>
              </table:table-cell>
              <table:table-cell office:value-type="float" office:value="0.0770142416">
                <text:p>0.0770142416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0.0462476254">
                <text:p>0.0462476254</text:p>
              </table:table-cell>
              <table:table-cell office:value-type="float" office:value="0.0768301803">
                <text:p>0.0768301803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0.0461961046">
                <text:p>0.0461961046</text:p>
              </table:table-cell>
              <table:table-cell office:value-type="float" office:value="0.0766268687">
                <text:p>0.0766268687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0.0460444851">
                <text:p>0.0460444851</text:p>
              </table:table-cell>
              <table:table-cell office:value-type="float" office:value="0.0763782088">
                <text:p>0.0763782088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0.045841895">
                <text:p>0.045841895</text:p>
              </table:table-cell>
              <table:table-cell office:value-type="float" office:value="0.0763168866">
                <text:p>0.0763168866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045627682">
                <text:p>0.045627682</text:p>
              </table:table-cell>
              <table:table-cell office:value-type="float" office:value="0.0761592307">
                <text:p>0.0761592307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0.0455183376">
                <text:p>0.0455183376</text:p>
              </table:table-cell>
              <table:table-cell office:value-type="float" office:value="0.0760418337">
                <text:p>0.0760418337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0.0453650051">
                <text:p>0.0453650051</text:p>
              </table:table-cell>
              <table:table-cell office:value-type="float" office:value="0.0759291585">
                <text:p>0.0759291585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0.0451980186">
                <text:p>0.0451980186</text:p>
              </table:table-cell>
              <table:table-cell office:value-type="float" office:value="0.0757454751">
                <text:p>0.0757454751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0.0450428948">
                <text:p>0.0450428948</text:p>
              </table:table-cell>
              <table:table-cell office:value-type="float" office:value="0.0756848057">
                <text:p>0.0756848057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0.0449084014">
                <text:p>0.0449084014</text:p>
              </table:table-cell>
              <table:table-cell office:value-type="float" office:value="0.0754498451">
                <text:p>0.0754498451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0.0448148903">
                <text:p>0.0448148903</text:p>
              </table:table-cell>
              <table:table-cell office:value-type="float" office:value="0.075328591">
                <text:p>0.075328591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0.0447249023">
                <text:p>0.0447249023</text:p>
              </table:table-cell>
              <table:table-cell office:value-type="float" office:value="0.0752647753">
                <text:p>0.0752647753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0.0445440336">
                <text:p>0.0445440336</text:p>
              </table:table-cell>
              <table:table-cell office:value-type="float" office:value="0.0751523231">
                <text:p>0.0751523231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0.0444893117">
                <text:p>0.0444893117</text:p>
              </table:table-cell>
              <table:table-cell office:value-type="float" office:value="0.07496429">
                <text:p>0.07496429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0442852075">
                <text:p>0.0442852075</text:p>
              </table:table-cell>
              <table:table-cell office:value-type="float" office:value="0.0747609738">
                <text:p>0.0747609738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0.044097868">
                <text:p>0.044097868</text:p>
              </table:table-cell>
              <table:table-cell office:value-type="float" office:value="0.0745444995">
                <text:p>0.0745444995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0.0439374206">
                <text:p>0.0439374206</text:p>
              </table:table-cell>
              <table:table-cell office:value-type="float" office:value="0.074327093">
                <text:p>0.074327093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0.0439223954">
                <text:p>0.0439223954</text:p>
              </table:table-cell>
              <table:table-cell office:value-type="float" office:value="0.0741375233">
                <text:p>0.0741375233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0.043873751">
                <text:p>0.043873751</text:p>
              </table:table-cell>
              <table:table-cell office:value-type="float" office:value="0.0740688905">
                <text:p>0.0740688905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0.0438362658">
                <text:p>0.0438362658</text:p>
              </table:table-cell>
              <table:table-cell office:value-type="float" office:value="0.0739635653">
                <text:p>0.0739635653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0.0437692303">
                <text:p>0.0437692303</text:p>
              </table:table-cell>
              <table:table-cell office:value-type="float" office:value="0.0737282304">
                <text:p>0.0737282304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0.043702951">
                <text:p>0.043702951</text:p>
              </table:table-cell>
              <table:table-cell office:value-type="float" office:value="0.0735729096">
                <text:p>0.0735729096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0.0436019801">
                <text:p>0.0436019801</text:p>
              </table:table-cell>
              <table:table-cell office:value-type="float" office:value="0.0733494049">
                <text:p>0.0733494049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0.0434963333">
                <text:p>0.0434963333</text:p>
              </table:table-cell>
              <table:table-cell office:value-type="float" office:value="0.0731406388">
                <text:p>0.0731406388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0433525656">
                <text:p>0.0433525656</text:p>
              </table:table-cell>
              <table:table-cell office:value-type="float" office:value="0.0729711357">
                <text:p>0.0729711357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0.0432937443">
                <text:p>0.0432937443</text:p>
              </table:table-cell>
              <table:table-cell office:value-type="float" office:value="0.0727634238">
                <text:p>0.0727634238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0.0432305263">
                <text:p>0.0432305263</text:p>
              </table:table-cell>
              <table:table-cell office:value-type="float" office:value="0.0725316663">
                <text:p>0.0725316663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0.0432103612">
                <text:p>0.0432103612</text:p>
              </table:table-cell>
              <table:table-cell office:value-type="float" office:value="0.0724657722">
                <text:p>0.0724657722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0.0430511674">
                <text:p>0.0430511674</text:p>
              </table:table-cell>
              <table:table-cell office:value-type="float" office:value="0.0722352335">
                <text:p>0.0722352335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0.0429657079">
                <text:p>0.0429657079</text:p>
              </table:table-cell>
              <table:table-cell office:value-type="float" office:value="0.0720639587">
                <text:p>0.0720639587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0.0427625576">
                <text:p>0.0427625576</text:p>
              </table:table-cell>
              <table:table-cell office:value-type="float" office:value="0.0718400173">
                <text:p>0.0718400173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0.0427390423">
                <text:p>0.0427390423</text:p>
              </table:table-cell>
              <table:table-cell office:value-type="float" office:value="0.0716837796">
                <text:p>0.0716837796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0.0426595729">
                <text:p>0.0426595729</text:p>
              </table:table-cell>
              <table:table-cell office:value-type="float" office:value="0.0714631156">
                <text:p>0.0714631156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0.0424620698">
                <text:p>0.0424620698</text:p>
              </table:table-cell>
              <table:table-cell office:value-type="float" office:value="0.0712782338">
                <text:p>0.071278233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42438801">
                <text:p>0.042438801</text:p>
              </table:table-cell>
              <table:table-cell office:value-type="float" office:value="0.0710632363">
                <text:p>0.0710632363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0423038537">
                <text:p>0.0423038537</text:p>
              </table:table-cell>
              <table:table-cell office:value-type="float" office:value="0.0709864366">
                <text:p>0.0709864366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0.0422831941">
                <text:p>0.0422831941</text:p>
              </table:table-cell>
              <table:table-cell office:value-type="float" office:value="0.0709215447">
                <text:p>0.0709215447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0.0422018626">
                <text:p>0.0422018626</text:p>
              </table:table-cell>
              <table:table-cell office:value-type="float" office:value="0.0708158837">
                <text:p>0.0708158837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0.0421272338">
                <text:p>0.0421272338</text:p>
              </table:table-cell>
              <table:table-cell office:value-type="float" office:value="0.0706626508">
                <text:p>0.0706626508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0.0420655637">
                <text:p>0.0420655637</text:p>
              </table:table-cell>
              <table:table-cell office:value-type="float" office:value="0.070452998">
                <text:p>0.070452998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0.0419348592">
                <text:p>0.0419348592</text:p>
              </table:table-cell>
              <table:table-cell office:value-type="float" office:value="0.0703066761">
                <text:p>0.0703066761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0.0418792899">
                <text:p>0.0418792899</text:p>
              </table:table-cell>
              <table:table-cell office:value-type="float" office:value="0.0701761479">
                <text:p>0.0701761479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0.0418131446">
                <text:p>0.0418131446</text:p>
              </table:table-cell>
              <table:table-cell office:value-type="float" office:value="0.0700192869">
                <text:p>0.0700192869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0.0417505705">
                <text:p>0.0417505705</text:p>
              </table:table-cell>
              <table:table-cell office:value-type="float" office:value="0.0698711729">
                <text:p>0.069871172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041580406">
                <text:p>0.041580406</text:p>
              </table:table-cell>
              <table:table-cell office:value-type="float" office:value="0.0696990038">
                <text:p>0.0696990038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0.0414914034">
                <text:p>0.0414914034</text:p>
              </table:table-cell>
              <table:table-cell office:value-type="float" office:value="0.0695542556">
                <text:p>0.0695542556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0.0414040233">
                <text:p>0.0414040233</text:p>
              </table:table-cell>
              <table:table-cell office:value-type="float" office:value="0.0693715579">
                <text:p>0.0693715579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0.0413015576">
                <text:p>0.0413015576</text:p>
              </table:table-cell>
              <table:table-cell office:value-type="float" office:value="0.0691904919">
                <text:p>0.0691904919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0.0411660236">
                <text:p>0.0411660236</text:p>
              </table:table-cell>
              <table:table-cell office:value-type="float" office:value="0.0689537468">
                <text:p>0.0689537468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0.0411253462">
                <text:p>0.0411253462</text:p>
              </table:table-cell>
              <table:table-cell office:value-type="float" office:value="0.0687550136">
                <text:p>0.0687550136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0.0409195002">
                <text:p>0.0409195002</text:p>
              </table:table-cell>
              <table:table-cell office:value-type="float" office:value="0.0686750559">
                <text:p>0.0686750559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0.0408560136">
                <text:p>0.0408560136</text:p>
              </table:table-cell>
              <table:table-cell office:value-type="float" office:value="0.0684280573">
                <text:p>0.0684280573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0.0406525093">
                <text:p>0.0406525093</text:p>
              </table:table-cell>
              <table:table-cell office:value-type="float" office:value="0.0683562613">
                <text:p>0.0683562613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0.0405907608">
                <text:p>0.0405907608</text:p>
              </table:table-cell>
              <table:table-cell office:value-type="float" office:value="0.0681118425">
                <text:p>0.0681118425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0405136581">
                <text:p>0.0405136581</text:p>
              </table:table-cell>
              <table:table-cell office:value-type="float" office:value="0.0680014627">
                <text:p>0.0680014627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0.0403611819">
                <text:p>0.0403611819</text:p>
              </table:table-cell>
              <table:table-cell office:value-type="float" office:value="0.0679286401">
                <text:p>0.0679286401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0.040360193">
                <text:p>0.040360193</text:p>
              </table:table-cell>
              <table:table-cell office:value-type="float" office:value="0.0678005056">
                <text:p>0.0678005056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0.0402561914">
                <text:p>0.0402561914</text:p>
              </table:table-cell>
              <table:table-cell office:value-type="float" office:value="0.0676749269">
                <text:p>0.0676749269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0.0400918776">
                <text:p>0.0400918776</text:p>
              </table:table-cell>
              <table:table-cell office:value-type="float" office:value="0.0675676917">
                <text:p>0.0675676917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0.0400625553">
                <text:p>0.0400625553</text:p>
              </table:table-cell>
              <table:table-cell office:value-type="float" office:value="0.0674473362">
                <text:p>0.0674473362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0.04005434">
                <text:p>0.04005434</text:p>
              </table:table-cell>
              <table:table-cell office:value-type="float" office:value="0.0672202233">
                <text:p>0.0672202233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0.0399911885">
                <text:p>0.0399911885</text:p>
              </table:table-cell>
              <table:table-cell office:value-type="float" office:value="0.0670427501">
                <text:p>0.0670427501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0.0398085614">
                <text:p>0.0398085614</text:p>
              </table:table-cell>
              <table:table-cell office:value-type="float" office:value="0.0668453807">
                <text:p>0.0668453807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0.0397574691">
                <text:p>0.0397574691</text:p>
              </table:table-cell>
              <table:table-cell office:value-type="float" office:value="0.0667310275">
                <text:p>0.0667310275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0397499454">
                <text:p>0.0397499454</text:p>
              </table:table-cell>
              <table:table-cell office:value-type="float" office:value="0.0666481236">
                <text:p>0.0666481236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0.0395650338">
                <text:p>0.0395650338</text:p>
              </table:table-cell>
              <table:table-cell office:value-type="float" office:value="0.0665942502">
                <text:p>0.0665942502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0.0393928143">
                <text:p>0.0393928143</text:p>
              </table:table-cell>
              <table:table-cell office:value-type="float" office:value="0.066506958">
                <text:p>0.066506958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0.0393549498">
                <text:p>0.0393549498</text:p>
              </table:table-cell>
              <table:table-cell office:value-type="float" office:value="0.0664643059">
                <text:p>0.0664643059</text:p>
              </table:table-cell>
            </table:table-row>
            <table:table-row>
              <table:table-cell office:value-type="float" office:value="1234">
                <text:p>1234</text:p>
              </table:table-cell>
              <table:table-cell office:value-type="float" office:value="0.0392858593">
                <text:p>0.0392858593</text:p>
              </table:table-cell>
              <table:table-cell office:value-type="float" office:value="0.0663997402">
                <text:p>0.0663997402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0.0391077763">
                <text:p>0.0391077763</text:p>
              </table:table-cell>
              <table:table-cell office:value-type="float" office:value="0.0662226656">
                <text:p>0.0662226656</text:p>
              </table:table-cell>
            </table:table-row>
            <table:table-row>
              <table:table-cell office:value-type="float" office:value="1236">
                <text:p>1236</text:p>
              </table:table-cell>
              <table:table-cell office:value-type="float" office:value="0.0390812746">
                <text:p>0.0390812746</text:p>
              </table:table-cell>
              <table:table-cell office:value-type="float" office:value="0.0661343648">
                <text:p>0.0661343648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0.0389438648">
                <text:p>0.0389438648</text:p>
              </table:table-cell>
              <table:table-cell office:value-type="float" office:value="0.0660525599">
                <text:p>0.0660525599</text:p>
              </table:table-cell>
            </table:table-row>
            <table:table-row>
              <table:table-cell office:value-type="float" office:value="1238">
                <text:p>1238</text:p>
              </table:table-cell>
              <table:table-cell office:value-type="float" office:value="0.0389390668">
                <text:p>0.0389390668</text:p>
              </table:table-cell>
              <table:table-cell office:value-type="float" office:value="0.0659881752">
                <text:p>0.0659881752</text:p>
              </table:table-cell>
            </table:table-row>
            <table:table-row>
              <table:table-cell office:value-type="float" office:value="1239">
                <text:p>1239</text:p>
              </table:table-cell>
              <table:table-cell office:value-type="float" office:value="0.0387913868">
                <text:p>0.0387913868</text:p>
              </table:table-cell>
              <table:table-cell office:value-type="float" office:value="0.0659407435">
                <text:p>0.0659407435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03870665">
                <text:p>0.03870665</text:p>
              </table:table-cell>
              <table:table-cell office:value-type="float" office:value="0.0657480533">
                <text:p>0.0657480533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0.038582327">
                <text:p>0.038582327</text:p>
              </table:table-cell>
              <table:table-cell office:value-type="float" office:value="0.0655443741">
                <text:p>0.0655443741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0.0385307984">
                <text:p>0.0385307984</text:p>
              </table:table-cell>
              <table:table-cell office:value-type="float" office:value="0.0653637029">
                <text:p>0.0653637029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0.0384085246">
                <text:p>0.0384085246</text:p>
              </table:table-cell>
              <table:table-cell office:value-type="float" office:value="0.0652540017">
                <text:p>0.0652540017</text:p>
              </table:table-cell>
            </table:table-row>
            <table:table-row>
              <table:table-cell office:value-type="float" office:value="1244">
                <text:p>1244</text:p>
              </table:table-cell>
              <table:table-cell office:value-type="float" office:value="0.0382250545">
                <text:p>0.0382250545</text:p>
              </table:table-cell>
              <table:table-cell office:value-type="float" office:value="0.0651970853">
                <text:p>0.0651970853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0.0382212332">
                <text:p>0.0382212332</text:p>
              </table:table-cell>
              <table:table-cell office:value-type="float" office:value="0.0649998648">
                <text:p>0.0649998648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0.0381349699">
                <text:p>0.0381349699</text:p>
              </table:table-cell>
              <table:table-cell office:value-type="float" office:value="0.0648145088">
                <text:p>0.0648145088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0.0380283618">
                <text:p>0.0380283618</text:p>
              </table:table-cell>
              <table:table-cell office:value-type="float" office:value="0.0647089019">
                <text:p>0.0647089019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0.0379736587">
                <text:p>0.0379736587</text:p>
              </table:table-cell>
              <table:table-cell office:value-type="float" office:value="0.0645238558">
                <text:p>0.0645238558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0.0378672533">
                <text:p>0.0378672533</text:p>
              </table:table-cell>
              <table:table-cell office:value-type="float" office:value="0.0643520243">
                <text:p>0.064352024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378381101">
                <text:p>0.0378381101</text:p>
              </table:table-cell>
              <table:table-cell office:value-type="float" office:value="0.0642904833">
                <text:p>0.0642904833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0.0377171288">
                <text:p>0.0377171288</text:p>
              </table:table-cell>
              <table:table-cell office:value-type="float" office:value="0.0641707442">
                <text:p>0.0641707442</text:p>
              </table:table-cell>
            </table:table-row>
            <table:table-row>
              <table:table-cell office:value-type="float" office:value="1252">
                <text:p>1252</text:p>
              </table:table-cell>
              <table:table-cell office:value-type="float" office:value="0.0375534837">
                <text:p>0.0375534837</text:p>
              </table:table-cell>
              <table:table-cell office:value-type="float" office:value="0.0639540318">
                <text:p>0.0639540318</text:p>
              </table:table-cell>
            </table:table-row>
            <table:table-row>
              <table:table-cell office:value-type="float" office:value="1253">
                <text:p>1253</text:p>
              </table:table-cell>
              <table:table-cell office:value-type="float" office:value="0.0374250132">
                <text:p>0.0374250132</text:p>
              </table:table-cell>
              <table:table-cell office:value-type="float" office:value="0.0638346985">
                <text:p>0.0638346985</text:p>
              </table:table-cell>
            </table:table-row>
            <table:table-row>
              <table:table-cell office:value-type="float" office:value="1254">
                <text:p>1254</text:p>
              </table:table-cell>
              <table:table-cell office:value-type="float" office:value="0.0373898156">
                <text:p>0.0373898156</text:p>
              </table:table-cell>
              <table:table-cell office:value-type="float" office:value="0.0637328401">
                <text:p>0.0637328401</text:p>
              </table:table-cell>
            </table:table-row>
            <table:table-row>
              <table:table-cell office:value-type="float" office:value="1255">
                <text:p>1255</text:p>
              </table:table-cell>
              <table:table-cell office:value-type="float" office:value="0.0373700221">
                <text:p>0.0373700221</text:p>
              </table:table-cell>
              <table:table-cell office:value-type="float" office:value="0.0635378692">
                <text:p>0.0635378692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0.0372045847">
                <text:p>0.0372045847</text:p>
              </table:table-cell>
              <table:table-cell office:value-type="float" office:value="0.063438998">
                <text:p>0.063438998</text:p>
              </table:table-cell>
            </table:table-row>
            <table:table-row>
              <table:table-cell office:value-type="float" office:value="1257">
                <text:p>1257</text:p>
              </table:table-cell>
              <table:table-cell office:value-type="float" office:value="0.0371585719">
                <text:p>0.0371585719</text:p>
              </table:table-cell>
              <table:table-cell office:value-type="float" office:value="0.0632130177">
                <text:p>0.0632130177</text:p>
              </table:table-cell>
            </table:table-row>
            <table:table-row>
              <table:table-cell office:value-type="float" office:value="1258">
                <text:p>1258</text:p>
              </table:table-cell>
              <table:table-cell office:value-type="float" office:value="0.0370017564">
                <text:p>0.0370017564</text:p>
              </table:table-cell>
              <table:table-cell office:value-type="float" office:value="0.063115615">
                <text:p>0.063115615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0.0369222415">
                <text:p>0.0369222415</text:p>
              </table:table-cell>
              <table:table-cell office:value-type="float" office:value="0.0629013184">
                <text:p>0.062901318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0368714602">
                <text:p>0.0368714602</text:p>
              </table:table-cell>
              <table:table-cell office:value-type="float" office:value="0.0627990908">
                <text:p>0.0627990908</text:p>
              </table:table-cell>
            </table:table-row>
            <table:table-row>
              <table:table-cell office:value-type="float" office:value="1261">
                <text:p>1261</text:p>
              </table:table-cell>
              <table:table-cell office:value-type="float" office:value="0.0367897539">
                <text:p>0.0367897539</text:p>
              </table:table-cell>
              <table:table-cell office:value-type="float" office:value="0.0627531773">
                <text:p>0.0627531773</text:p>
              </table:table-cell>
            </table:table-row>
            <table:table-row>
              <table:table-cell office:value-type="float" office:value="1262">
                <text:p>1262</text:p>
              </table:table-cell>
              <table:table-cell office:value-type="float" office:value="0.0367551655">
                <text:p>0.0367551655</text:p>
              </table:table-cell>
              <table:table-cell office:value-type="float" office:value="0.0625772007">
                <text:p>0.0625772007</text:p>
              </table:table-cell>
            </table:table-row>
            <table:table-row>
              <table:table-cell office:value-type="float" office:value="1263">
                <text:p>1263</text:p>
              </table:table-cell>
              <table:table-cell office:value-type="float" office:value="0.0365936853">
                <text:p>0.0365936853</text:p>
              </table:table-cell>
              <table:table-cell office:value-type="float" office:value="0.0623543851">
                <text:p>0.0623543851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0.0365093843">
                <text:p>0.0365093843</text:p>
              </table:table-cell>
              <table:table-cell office:value-type="float" office:value="0.0621681269">
                <text:p>0.0621681269</text:p>
              </table:table-cell>
            </table:table-row>
            <table:table-row>
              <table:table-cell office:value-type="float" office:value="1265">
                <text:p>1265</text:p>
              </table:table-cell>
              <table:table-cell office:value-type="float" office:value="0.0364002261">
                <text:p>0.0364002261</text:p>
              </table:table-cell>
              <table:table-cell office:value-type="float" office:value="0.0620742003">
                <text:p>0.0620742003</text:p>
              </table:table-cell>
            </table:table-row>
            <table:table-row>
              <table:table-cell office:value-type="float" office:value="1266">
                <text:p>1266</text:p>
              </table:table-cell>
              <table:table-cell office:value-type="float" office:value="0.0363141466">
                <text:p>0.0363141466</text:p>
              </table:table-cell>
              <table:table-cell office:value-type="float" office:value="0.0618542835">
                <text:p>0.0618542835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0.0362754043">
                <text:p>0.0362754043</text:p>
              </table:table-cell>
              <table:table-cell office:value-type="float" office:value="0.0616475735">
                <text:p>0.0616475735</text:p>
              </table:table-cell>
            </table:table-row>
            <table:table-row>
              <table:table-cell office:value-type="float" office:value="1268">
                <text:p>1268</text:p>
              </table:table-cell>
              <table:table-cell office:value-type="float" office:value="0.0362005505">
                <text:p>0.0362005505</text:p>
              </table:table-cell>
              <table:table-cell office:value-type="float" office:value="0.061469011">
                <text:p>0.061469011</text:p>
              </table:table-cell>
            </table:table-row>
            <table:table-row>
              <table:table-cell office:value-type="float" office:value="1269">
                <text:p>1269</text:p>
              </table:table-cell>
              <table:table-cell office:value-type="float" office:value="0.0361813938">
                <text:p>0.0361813938</text:p>
              </table:table-cell>
              <table:table-cell office:value-type="float" office:value="0.0614017514">
                <text:p>0.0614017514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0360603017">
                <text:p>0.0360603017</text:p>
              </table:table-cell>
              <table:table-cell office:value-type="float" office:value="0.061269497">
                <text:p>0.061269497</text:p>
              </table:table-cell>
            </table:table-row>
            <table:table-row>
              <table:table-cell office:value-type="float" office:value="1271">
                <text:p>1271</text:p>
              </table:table-cell>
              <table:table-cell office:value-type="float" office:value="0.0360260042">
                <text:p>0.0360260042</text:p>
              </table:table-cell>
              <table:table-cell office:value-type="float" office:value="0.0610804729">
                <text:p>0.0610804729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0.0359947257">
                <text:p>0.0359947257</text:p>
              </table:table-cell>
              <table:table-cell office:value-type="float" office:value="0.061020147">
                <text:p>0.061020147</text:p>
              </table:table-cell>
            </table:table-row>
            <table:table-row>
              <table:table-cell office:value-type="float" office:value="1273">
                <text:p>1273</text:p>
              </table:table-cell>
              <table:table-cell office:value-type="float" office:value="0.0359238093">
                <text:p>0.0359238093</text:p>
              </table:table-cell>
              <table:table-cell office:value-type="float" office:value="0.0609112219">
                <text:p>0.0609112219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0.0358699824">
                <text:p>0.0358699824</text:p>
              </table:table-cell>
              <table:table-cell office:value-type="float" office:value="0.0608603329">
                <text:p>0.0608603329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0.0358452567">
                <text:p>0.0358452567</text:p>
              </table:table-cell>
              <table:table-cell office:value-type="float" office:value="0.0607599617">
                <text:p>0.0607599617</text:p>
              </table:table-cell>
            </table:table-row>
            <table:table-row>
              <table:table-cell office:value-type="float" office:value="1276">
                <text:p>1276</text:p>
              </table:table-cell>
              <table:table-cell office:value-type="float" office:value="0.0357754148">
                <text:p>0.0357754148</text:p>
              </table:table-cell>
              <table:table-cell office:value-type="float" office:value="0.0606685745">
                <text:p>0.0606685745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0.035716683">
                <text:p>0.035716683</text:p>
              </table:table-cell>
              <table:table-cell office:value-type="float" office:value="0.0604679405">
                <text:p>0.0604679405</text:p>
              </table:table-cell>
            </table:table-row>
            <table:table-row>
              <table:table-cell office:value-type="float" office:value="1278">
                <text:p>1278</text:p>
              </table:table-cell>
              <table:table-cell office:value-type="float" office:value="0.0356571084">
                <text:p>0.0356571084</text:p>
              </table:table-cell>
              <table:table-cell office:value-type="float" office:value="0.0603378118">
                <text:p>0.0603378118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0.0355367803">
                <text:p>0.0355367803</text:p>
              </table:table-cell>
              <table:table-cell office:value-type="float" office:value="0.0601747111">
                <text:p>0.060174711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354603952">
                <text:p>0.0354603952</text:p>
              </table:table-cell>
              <table:table-cell office:value-type="float" office:value="0.0599617461">
                <text:p>0.0599617461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0.0353915176">
                <text:p>0.0353915176</text:p>
              </table:table-cell>
              <table:table-cell office:value-type="float" office:value="0.0598025724">
                <text:p>0.0598025724</text:p>
              </table:table-cell>
            </table:table-row>
            <table:table-row>
              <table:table-cell office:value-type="float" office:value="1282">
                <text:p>1282</text:p>
              </table:table-cell>
              <table:table-cell office:value-type="float" office:value="0.0352765326">
                <text:p>0.0352765326</text:p>
              </table:table-cell>
              <table:table-cell office:value-type="float" office:value="0.0596127678">
                <text:p>0.0596127678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0.0352465619">
                <text:p>0.0352465619</text:p>
              </table:table-cell>
              <table:table-cell office:value-type="float" office:value="0.0595394677">
                <text:p>0.0595394677</text:p>
              </table:table-cell>
            </table:table-row>
            <table:table-row>
              <table:table-cell office:value-type="float" office:value="1284">
                <text:p>1284</text:p>
              </table:table-cell>
              <table:table-cell office:value-type="float" office:value="0.0350886722">
                <text:p>0.0350886722</text:p>
              </table:table-cell>
              <table:table-cell office:value-type="float" office:value="0.0594882947">
                <text:p>0.0594882947</text:p>
              </table:table-cell>
            </table:table-row>
            <table:table-row>
              <table:table-cell office:value-type="float" office:value="1285">
                <text:p>1285</text:p>
              </table:table-cell>
              <table:table-cell office:value-type="float" office:value="0.0350509131">
                <text:p>0.0350509131</text:p>
              </table:table-cell>
              <table:table-cell office:value-type="float" office:value="0.0593375607">
                <text:p>0.0593375607</text:p>
              </table:table-cell>
            </table:table-row>
            <table:table-row>
              <table:table-cell office:value-type="float" office:value="1286">
                <text:p>1286</text:p>
              </table:table-cell>
              <table:table-cell office:value-type="float" office:value="0.0348755524">
                <text:p>0.0348755524</text:p>
              </table:table-cell>
              <table:table-cell office:value-type="float" office:value="0.0592422758">
                <text:p>0.0592422758</text:p>
              </table:table-cell>
            </table:table-row>
            <table:table-row>
              <table:table-cell office:value-type="float" office:value="1287">
                <text:p>1287</text:p>
              </table:table-cell>
              <table:table-cell office:value-type="float" office:value="0.0347425685">
                <text:p>0.0347425685</text:p>
              </table:table-cell>
              <table:table-cell office:value-type="float" office:value="0.0591686519">
                <text:p>0.0591686519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0.0346207136">
                <text:p>0.0346207136</text:p>
              </table:table-cell>
              <table:table-cell office:value-type="float" office:value="0.0590454743">
                <text:p>0.0590454743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0.0346190828">
                <text:p>0.0346190828</text:p>
              </table:table-cell>
              <table:table-cell office:value-type="float" office:value="0.0588936613">
                <text:p>0.0588936613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0344842887">
                <text:p>0.0344842887</text:p>
              </table:table-cell>
              <table:table-cell office:value-type="float" office:value="0.058810537">
                <text:p>0.058810537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0.0344040371">
                <text:p>0.0344040371</text:p>
              </table:table-cell>
              <table:table-cell office:value-type="float" office:value="0.0586445216">
                <text:p>0.0586445216</text:p>
              </table:table-cell>
            </table:table-row>
            <table:table-row>
              <table:table-cell office:value-type="float" office:value="1292">
                <text:p>1292</text:p>
              </table:table-cell>
              <table:table-cell office:value-type="float" office:value="0.0342543851">
                <text:p>0.0342543851</text:p>
              </table:table-cell>
              <table:table-cell office:value-type="float" office:value="0.0585916744">
                <text:p>0.0585916744</text:p>
              </table:table-cell>
            </table:table-row>
            <table:table-row>
              <table:table-cell office:value-type="float" office:value="1293">
                <text:p>1293</text:p>
              </table:table-cell>
              <table:table-cell office:value-type="float" office:value="0.0341239547">
                <text:p>0.0341239547</text:p>
              </table:table-cell>
              <table:table-cell office:value-type="float" office:value="0.0585445938">
                <text:p>0.0585445938</text:p>
              </table:table-cell>
            </table:table-row>
            <table:table-row>
              <table:table-cell office:value-type="float" office:value="1294">
                <text:p>1294</text:p>
              </table:table-cell>
              <table:table-cell office:value-type="float" office:value="0.0339624256">
                <text:p>0.0339624256</text:p>
              </table:table-cell>
              <table:table-cell office:value-type="float" office:value="0.0584636808">
                <text:p>0.0584636808</text:p>
              </table:table-cell>
            </table:table-row>
            <table:table-row>
              <table:table-cell office:value-type="float" office:value="1295">
                <text:p>1295</text:p>
              </table:table-cell>
              <table:table-cell office:value-type="float" office:value="0.0338583312">
                <text:p>0.0338583312</text:p>
              </table:table-cell>
              <table:table-cell office:value-type="float" office:value="0.0583277081">
                <text:p>0.0583277081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0.0337882753">
                <text:p>0.0337882753</text:p>
              </table:table-cell>
              <table:table-cell office:value-type="float" office:value="0.0581840558">
                <text:p>0.0581840558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0.0336876976">
                <text:p>0.0336876976</text:p>
              </table:table-cell>
              <table:table-cell office:value-type="float" office:value="0.0580231169">
                <text:p>0.0580231169</text:p>
              </table:table-cell>
            </table:table-row>
            <table:table-row>
              <table:table-cell office:value-type="float" office:value="1298">
                <text:p>1298</text:p>
              </table:table-cell>
              <table:table-cell office:value-type="float" office:value="0.0336251014">
                <text:p>0.0336251014</text:p>
              </table:table-cell>
              <table:table-cell office:value-type="float" office:value="0.0579468319">
                <text:p>0.0579468319</text:p>
              </table:table-cell>
            </table:table-row>
            <table:table-row>
              <table:table-cell office:value-type="float" office:value="1299">
                <text:p>1299</text:p>
              </table:table-cell>
              <table:table-cell office:value-type="float" office:value="0.0335115356">
                <text:p>0.0335115356</text:p>
              </table:table-cell>
              <table:table-cell office:value-type="float" office:value="0.0578894842">
                <text:p>0.057889484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334809074">
                <text:p>0.0334809074</text:p>
              </table:table-cell>
              <table:table-cell office:value-type="float" office:value="0.0578378061">
                <text:p>0.0578378061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0.0334189452">
                <text:p>0.0334189452</text:p>
              </table:table-cell>
              <table:table-cell office:value-type="float" office:value="0.0576917724">
                <text:p>0.0576917724</text:p>
              </table:table-cell>
            </table:table-row>
            <table:table-row>
              <table:table-cell office:value-type="float" office:value="1302">
                <text:p>1302</text:p>
              </table:table-cell>
              <table:table-cell office:value-type="float" office:value="0.0333591658">
                <text:p>0.0333591658</text:p>
              </table:table-cell>
              <table:table-cell office:value-type="float" office:value="0.057641281">
                <text:p>0.057641281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0.0332176064">
                <text:p>0.0332176064</text:p>
              </table:table-cell>
              <table:table-cell office:value-type="float" office:value="0.0574395055">
                <text:p>0.0574395055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0.0331995047">
                <text:p>0.0331995047</text:p>
              </table:table-cell>
              <table:table-cell office:value-type="float" office:value="0.0573380952">
                <text:p>0.0573380952</text:p>
              </table:table-cell>
            </table:table-row>
            <table:table-row>
              <table:table-cell office:value-type="float" office:value="1305">
                <text:p>1305</text:p>
              </table:table-cell>
              <table:table-cell office:value-type="float" office:value="0.0331195497">
                <text:p>0.0331195497</text:p>
              </table:table-cell>
              <table:table-cell office:value-type="float" office:value="0.0572812323">
                <text:p>0.0572812323</text:p>
              </table:table-cell>
            </table:table-row>
            <table:table-row>
              <table:table-cell office:value-type="float" office:value="1306">
                <text:p>1306</text:p>
              </table:table-cell>
              <table:table-cell office:value-type="float" office:value="0.033014601">
                <text:p>0.033014601</text:p>
              </table:table-cell>
              <table:table-cell office:value-type="float" office:value="0.0570890204">
                <text:p>0.0570890204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0.032941159">
                <text:p>0.032941159</text:p>
              </table:table-cell>
              <table:table-cell office:value-type="float" office:value="0.0569676334">
                <text:p>0.0569676334</text:p>
              </table:table-cell>
            </table:table-row>
            <table:table-row>
              <table:table-cell office:value-type="float" office:value="1308">
                <text:p>1308</text:p>
              </table:table-cell>
              <table:table-cell office:value-type="float" office:value="0.0328314302">
                <text:p>0.0328314302</text:p>
              </table:table-cell>
              <table:table-cell office:value-type="float" office:value="0.0568421981">
                <text:p>0.0568421981</text:p>
              </table:table-cell>
            </table:table-row>
            <table:table-row>
              <table:table-cell office:value-type="float" office:value="1309">
                <text:p>1309</text:p>
              </table:table-cell>
              <table:table-cell office:value-type="float" office:value="0.0327330392">
                <text:p>0.0327330392</text:p>
              </table:table-cell>
              <table:table-cell office:value-type="float" office:value="0.0567840336">
                <text:p>0.0567840336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032681432">
                <text:p>0.032681432</text:p>
              </table:table-cell>
              <table:table-cell office:value-type="float" office:value="0.0566365205">
                <text:p>0.0566365205</text:p>
              </table:table-cell>
            </table:table-row>
            <table:table-row>
              <table:table-cell office:value-type="float" office:value="1311">
                <text:p>1311</text:p>
              </table:table-cell>
              <table:table-cell office:value-type="float" office:value="0.0326759538">
                <text:p>0.0326759538</text:p>
              </table:table-cell>
              <table:table-cell office:value-type="float" office:value="0.0564987573">
                <text:p>0.0564987573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0.0325628474">
                <text:p>0.0325628474</text:p>
              </table:table-cell>
              <table:table-cell office:value-type="float" office:value="0.0563906778">
                <text:p>0.0563906778</text:p>
              </table:table-cell>
            </table:table-row>
            <table:table-row>
              <table:table-cell office:value-type="float" office:value="1313">
                <text:p>1313</text:p>
              </table:table-cell>
              <table:table-cell office:value-type="float" office:value="0.0324516853">
                <text:p>0.0324516853</text:p>
              </table:table-cell>
              <table:table-cell office:value-type="float" office:value="0.056245758">
                <text:p>0.056245758</text:p>
              </table:table-cell>
            </table:table-row>
            <table:table-row>
              <table:table-cell office:value-type="float" office:value="1314">
                <text:p>1314</text:p>
              </table:table-cell>
              <table:table-cell office:value-type="float" office:value="0.0324442384">
                <text:p>0.0324442384</text:p>
              </table:table-cell>
              <table:table-cell office:value-type="float" office:value="0.0561246501">
                <text:p>0.0561246501</text:p>
              </table:table-cell>
            </table:table-row>
            <table:table-row>
              <table:table-cell office:value-type="float" office:value="1315">
                <text:p>1315</text:p>
              </table:table-cell>
              <table:table-cell office:value-type="float" office:value="0.032394264">
                <text:p>0.032394264</text:p>
              </table:table-cell>
              <table:table-cell office:value-type="float" office:value="0.056026805">
                <text:p>0.056026805</text:p>
              </table:table-cell>
            </table:table-row>
            <table:table-row>
              <table:table-cell office:value-type="float" office:value="1316">
                <text:p>1316</text:p>
              </table:table-cell>
              <table:table-cell office:value-type="float" office:value="0.0323834458">
                <text:p>0.0323834458</text:p>
              </table:table-cell>
              <table:table-cell office:value-type="float" office:value="0.0559899846">
                <text:p>0.0559899846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0.0322321173">
                <text:p>0.0322321173</text:p>
              </table:table-cell>
              <table:table-cell office:value-type="float" office:value="0.0558218718">
                <text:p>0.0558218718</text:p>
              </table:table-cell>
            </table:table-row>
            <table:table-row>
              <table:table-cell office:value-type="float" office:value="1318">
                <text:p>1318</text:p>
              </table:table-cell>
              <table:table-cell office:value-type="float" office:value="0.032073997">
                <text:p>0.032073997</text:p>
              </table:table-cell>
              <table:table-cell office:value-type="float" office:value="0.0557190236">
                <text:p>0.0557190236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0.0320219193">
                <text:p>0.0320219193</text:p>
              </table:table-cell>
              <table:table-cell office:value-type="float" office:value="0.0556481478">
                <text:p>0.0556481478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0318890968">
                <text:p>0.0318890968</text:p>
              </table:table-cell>
              <table:table-cell office:value-type="float" office:value="0.0555897101">
                <text:p>0.0555897101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0.0318879291">
                <text:p>0.0318879291</text:p>
              </table:table-cell>
              <table:table-cell office:value-type="float" office:value="0.0555136026">
                <text:p>0.0555136026</text:p>
              </table:table-cell>
            </table:table-row>
            <table:table-row>
              <table:table-cell office:value-type="float" office:value="1322">
                <text:p>1322</text:p>
              </table:table-cell>
              <table:table-cell office:value-type="float" office:value="0.0318434684">
                <text:p>0.0318434684</text:p>
              </table:table-cell>
              <table:table-cell office:value-type="float" office:value="0.055378133">
                <text:p>0.055378133</text:p>
              </table:table-cell>
            </table:table-row>
            <table:table-row>
              <table:table-cell office:value-type="float" office:value="1323">
                <text:p>1323</text:p>
              </table:table-cell>
              <table:table-cell office:value-type="float" office:value="0.0318411337">
                <text:p>0.0318411337</text:p>
              </table:table-cell>
              <table:table-cell office:value-type="float" office:value="0.0551843936">
                <text:p>0.0551843936</text:p>
              </table:table-cell>
            </table:table-row>
            <table:table-row>
              <table:table-cell office:value-type="float" office:value="1324">
                <text:p>1324</text:p>
              </table:table-cell>
              <table:table-cell office:value-type="float" office:value="0.0317656863">
                <text:p>0.0317656863</text:p>
              </table:table-cell>
              <table:table-cell office:value-type="float" office:value="0.0551376627">
                <text:p>0.0551376627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0.0316789791">
                <text:p>0.0316789791</text:p>
              </table:table-cell>
              <table:table-cell office:value-type="float" office:value="0.0550568448">
                <text:p>0.0550568448</text:p>
              </table:table-cell>
            </table:table-row>
            <table:table-row>
              <table:table-cell office:value-type="float" office:value="1326">
                <text:p>1326</text:p>
              </table:table-cell>
              <table:table-cell office:value-type="float" office:value="0.0316669513">
                <text:p>0.0316669513</text:p>
              </table:table-cell>
              <table:table-cell office:value-type="float" office:value="0.0549252254">
                <text:p>0.054925225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0.0315868115">
                <text:p>0.0315868115</text:p>
              </table:table-cell>
              <table:table-cell office:value-type="float" office:value="0.0548614665">
                <text:p>0.0548614665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0.0315166178">
                <text:p>0.0315166178</text:p>
              </table:table-cell>
              <table:table-cell office:value-type="float" office:value="0.0546947796">
                <text:p>0.0546947796</text:p>
              </table:table-cell>
            </table:table-row>
            <table:table-row>
              <table:table-cell office:value-type="float" office:value="1329">
                <text:p>1329</text:p>
              </table:table-cell>
              <table:table-cell office:value-type="float" office:value="0.0314508023">
                <text:p>0.0314508023</text:p>
              </table:table-cell>
              <table:table-cell office:value-type="float" office:value="0.0545628643">
                <text:p>0.0545628643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0313103303">
                <text:p>0.0313103303</text:p>
              </table:table-cell>
              <table:table-cell office:value-type="float" office:value="0.0544146524">
                <text:p>0.0544146524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0.0312766411">
                <text:p>0.0312766411</text:p>
              </table:table-cell>
              <table:table-cell office:value-type="float" office:value="0.0542741679">
                <text:p>0.0542741679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0.0312190074">
                <text:p>0.0312190074</text:p>
              </table:table-cell>
              <table:table-cell office:value-type="float" office:value="0.0540811202">
                <text:p>0.0540811202</text:p>
              </table:table-cell>
            </table:table-row>
            <table:table-row>
              <table:table-cell office:value-type="float" office:value="1333">
                <text:p>1333</text:p>
              </table:table-cell>
              <table:table-cell office:value-type="float" office:value="0.0311651899">
                <text:p>0.0311651899</text:p>
              </table:table-cell>
              <table:table-cell office:value-type="float" office:value="0.0540341258">
                <text:p>0.0540341258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0.031055535">
                <text:p>0.031055535</text:p>
              </table:table-cell>
              <table:table-cell office:value-type="float" office:value="0.0539399362">
                <text:p>0.0539399362</text:p>
              </table:table-cell>
            </table:table-row>
            <table:table-row>
              <table:table-cell office:value-type="float" office:value="1335">
                <text:p>1335</text:p>
              </table:table-cell>
              <table:table-cell office:value-type="float" office:value="0.0309635669">
                <text:p>0.0309635669</text:p>
              </table:table-cell>
              <table:table-cell office:value-type="float" office:value="0.0537924316">
                <text:p>0.0537924316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0.0309471514">
                <text:p>0.0309471514</text:p>
              </table:table-cell>
              <table:table-cell office:value-type="float" office:value="0.0537330395">
                <text:p>0.0537330395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0.0308088001">
                <text:p>0.0308088001</text:p>
              </table:table-cell>
              <table:table-cell office:value-type="float" office:value="0.0535568708">
                <text:p>0.0535568708</text:p>
              </table:table-cell>
            </table:table-row>
            <table:table-row>
              <table:table-cell office:value-type="float" office:value="1338">
                <text:p>1338</text:p>
              </table:table-cell>
              <table:table-cell office:value-type="float" office:value="0.0307058511">
                <text:p>0.0307058511</text:p>
              </table:table-cell>
              <table:table-cell office:value-type="float" office:value="0.0533953305">
                <text:p>0.0533953305</text:p>
              </table:table-cell>
            </table:table-row>
            <table:table-row>
              <table:table-cell office:value-type="float" office:value="1339">
                <text:p>1339</text:p>
              </table:table-cell>
              <table:table-cell office:value-type="float" office:value="0.030703778">
                <text:p>0.030703778</text:p>
              </table:table-cell>
              <table:table-cell office:value-type="float" office:value="0.0533441411">
                <text:p>0.0533441411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030574143">
                <text:p>0.030574143</text:p>
              </table:table-cell>
              <table:table-cell office:value-type="float" office:value="0.0532334193">
                <text:p>0.0532334193</text:p>
              </table:table-cell>
            </table:table-row>
            <table:table-row>
              <table:table-cell office:value-type="float" office:value="1341">
                <text:p>1341</text:p>
              </table:table-cell>
              <table:table-cell office:value-type="float" office:value="0.0304548658">
                <text:p>0.0304548658</text:p>
              </table:table-cell>
              <table:table-cell office:value-type="float" office:value="0.0530605296">
                <text:p>0.0530605296</text:p>
              </table:table-cell>
            </table:table-row>
            <table:table-row>
              <table:table-cell office:value-type="float" office:value="1342">
                <text:p>1342</text:p>
              </table:table-cell>
              <table:table-cell office:value-type="float" office:value="0.0303941165">
                <text:p>0.0303941165</text:p>
              </table:table-cell>
              <table:table-cell office:value-type="float" office:value="0.052998564">
                <text:p>0.052998564</text:p>
              </table:table-cell>
            </table:table-row>
            <table:table-row>
              <table:table-cell office:value-type="float" office:value="1343">
                <text:p>1343</text:p>
              </table:table-cell>
              <table:table-cell office:value-type="float" office:value="0.0303464545">
                <text:p>0.0303464545</text:p>
              </table:table-cell>
              <table:table-cell office:value-type="float" office:value="0.0528089132">
                <text:p>0.0528089132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0.0302344457">
                <text:p>0.0302344457</text:p>
              </table:table-cell>
              <table:table-cell office:value-type="float" office:value="0.0527674637">
                <text:p>0.0527674637</text:p>
              </table:table-cell>
            </table:table-row>
            <table:table-row>
              <table:table-cell office:value-type="float" office:value="1345">
                <text:p>1345</text:p>
              </table:table-cell>
              <table:table-cell office:value-type="float" office:value="0.0301499417">
                <text:p>0.0301499417</text:p>
              </table:table-cell>
              <table:table-cell office:value-type="float" office:value="0.0527203991">
                <text:p>0.0527203991</text:p>
              </table:table-cell>
            </table:table-row>
            <table:table-row>
              <table:table-cell office:value-type="float" office:value="1346">
                <text:p>1346</text:p>
              </table:table-cell>
              <table:table-cell office:value-type="float" office:value="0.0301224986">
                <text:p>0.0301224986</text:p>
              </table:table-cell>
              <table:table-cell office:value-type="float" office:value="0.0525794734">
                <text:p>0.0525794734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0301132368">
                <text:p>0.0301132368</text:p>
              </table:table-cell>
              <table:table-cell office:value-type="float" office:value="0.0524735108">
                <text:p>0.0524735108</text:p>
              </table:table-cell>
            </table:table-row>
            <table:table-row>
              <table:table-cell office:value-type="float" office:value="1348">
                <text:p>1348</text:p>
              </table:table-cell>
              <table:table-cell office:value-type="float" office:value="0.029964126">
                <text:p>0.029964126</text:p>
              </table:table-cell>
              <table:table-cell office:value-type="float" office:value="0.0523339239">
                <text:p>0.0523339239</text:p>
              </table:table-cell>
            </table:table-row>
            <table:table-row>
              <table:table-cell office:value-type="float" office:value="1349">
                <text:p>1349</text:p>
              </table:table-cell>
              <table:table-cell office:value-type="float" office:value="0.0298970021">
                <text:p>0.0298970021</text:p>
              </table:table-cell>
              <table:table-cell office:value-type="float" office:value="0.0521638731">
                <text:p>0.052163873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298349172">
                <text:p>0.0298349172</text:p>
              </table:table-cell>
              <table:table-cell office:value-type="float" office:value="0.0520455085">
                <text:p>0.0520455085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0.029715286">
                <text:p>0.029715286</text:p>
              </table:table-cell>
              <table:table-cell office:value-type="float" office:value="0.0520140223">
                <text:p>0.0520140223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0.0296414099">
                <text:p>0.0296414099</text:p>
              </table:table-cell>
              <table:table-cell office:value-type="float" office:value="0.051977727">
                <text:p>0.051977727</text:p>
              </table:table-cell>
            </table:table-row>
            <table:table-row>
              <table:table-cell office:value-type="float" office:value="1353">
                <text:p>1353</text:p>
              </table:table-cell>
              <table:table-cell office:value-type="float" office:value="0.0295958402">
                <text:p>0.0295958402</text:p>
              </table:table-cell>
              <table:table-cell office:value-type="float" office:value="0.0518146332">
                <text:p>0.0518146332</text:p>
              </table:table-cell>
            </table:table-row>
            <table:table-row>
              <table:table-cell office:value-type="float" office:value="1354">
                <text:p>1354</text:p>
              </table:table-cell>
              <table:table-cell office:value-type="float" office:value="0.0294646866">
                <text:p>0.0294646866</text:p>
              </table:table-cell>
              <table:table-cell office:value-type="float" office:value="0.0517456986">
                <text:p>0.0517456986</text:p>
              </table:table-cell>
            </table:table-row>
            <table:table-row>
              <table:table-cell office:value-type="float" office:value="1355">
                <text:p>1355</text:p>
              </table:table-cell>
              <table:table-cell office:value-type="float" office:value="0.0294630425">
                <text:p>0.0294630425</text:p>
              </table:table-cell>
              <table:table-cell office:value-type="float" office:value="0.0516195267">
                <text:p>0.0516195267</text:p>
              </table:table-cell>
            </table:table-row>
            <table:table-row>
              <table:table-cell office:value-type="float" office:value="1356">
                <text:p>1356</text:p>
              </table:table-cell>
              <table:table-cell office:value-type="float" office:value="0.0293510939">
                <text:p>0.0293510939</text:p>
              </table:table-cell>
              <table:table-cell office:value-type="float" office:value="0.0515530759">
                <text:p>0.0515530759</text:p>
              </table:table-cell>
            </table:table-row>
            <table:table-row>
              <table:table-cell office:value-type="float" office:value="1357">
                <text:p>1357</text:p>
              </table:table-cell>
              <table:table-cell office:value-type="float" office:value="0.0293012793">
                <text:p>0.0293012793</text:p>
              </table:table-cell>
              <table:table-cell office:value-type="float" office:value="0.0513963669">
                <text:p>0.0513963669</text:p>
              </table:table-cell>
            </table:table-row>
            <table:table-row>
              <table:table-cell office:value-type="float" office:value="1358">
                <text:p>1358</text:p>
              </table:table-cell>
              <table:table-cell office:value-type="float" office:value="0.0292701197">
                <text:p>0.0292701197</text:p>
              </table:table-cell>
              <table:table-cell office:value-type="float" office:value="0.0513611517">
                <text:p>0.0513611517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0.0292252143">
                <text:p>0.0292252143</text:p>
              </table:table-cell>
              <table:table-cell office:value-type="float" office:value="0.051225938">
                <text:p>0.05122593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0291229753">
                <text:p>0.0291229753</text:p>
              </table:table-cell>
              <table:table-cell office:value-type="float" office:value="0.0511601467">
                <text:p>0.0511601467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0.0290792628">
                <text:p>0.0290792628</text:p>
              </table:table-cell>
              <table:table-cell office:value-type="float" office:value="0.0510672225">
                <text:p>0.0510672225</text:p>
              </table:table-cell>
            </table:table-row>
            <table:table-row>
              <table:table-cell office:value-type="float" office:value="1362">
                <text:p>1362</text:p>
              </table:table-cell>
              <table:table-cell office:value-type="float" office:value="0.0289402085">
                <text:p>0.0289402085</text:p>
              </table:table-cell>
              <table:table-cell office:value-type="float" office:value="0.0509360701">
                <text:p>0.0509360701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0.0289153659">
                <text:p>0.0289153659</text:p>
              </table:table-cell>
              <table:table-cell office:value-type="float" office:value="0.0508298082">
                <text:p>0.0508298082</text:p>
              </table:table-cell>
            </table:table-row>
            <table:table-row>
              <table:table-cell office:value-type="float" office:value="1364">
                <text:p>1364</text:p>
              </table:table-cell>
              <table:table-cell office:value-type="float" office:value="0.0288768007">
                <text:p>0.0288768007</text:p>
              </table:table-cell>
              <table:table-cell office:value-type="float" office:value="0.0506525053">
                <text:p>0.0506525053</text:p>
              </table:table-cell>
            </table:table-row>
            <table:table-row>
              <table:table-cell office:value-type="float" office:value="1365">
                <text:p>1365</text:p>
              </table:table-cell>
              <table:table-cell office:value-type="float" office:value="0.0287872157">
                <text:p>0.0287872157</text:p>
              </table:table-cell>
              <table:table-cell office:value-type="float" office:value="0.0505809125">
                <text:p>0.0505809125</text:p>
              </table:table-cell>
            </table:table-row>
            <table:table-row>
              <table:table-cell office:value-type="float" office:value="1366">
                <text:p>1366</text:p>
              </table:table-cell>
              <table:table-cell office:value-type="float" office:value="0.0287159369">
                <text:p>0.0287159369</text:p>
              </table:table-cell>
              <table:table-cell office:value-type="float" office:value="0.0505229896">
                <text:p>0.0505229896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0.0285725891">
                <text:p>0.0285725891</text:p>
              </table:table-cell>
              <table:table-cell office:value-type="float" office:value="0.0503569568">
                <text:p>0.0503569568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0.0285072151">
                <text:p>0.0285072151</text:p>
              </table:table-cell>
              <table:table-cell office:value-type="float" office:value="0.0502887916">
                <text:p>0.0502887916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0.0283739045">
                <text:p>0.0283739045</text:p>
              </table:table-cell>
              <table:table-cell office:value-type="float" office:value="0.0501717312">
                <text:p>0.0501717312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0282519079">
                <text:p>0.0282519079</text:p>
              </table:table-cell>
              <table:table-cell office:value-type="float" office:value="0.0501352524">
                <text:p>0.0501352524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0.0281520548">
                <text:p>0.0281520548</text:p>
              </table:table-cell>
              <table:table-cell office:value-type="float" office:value="0.0499718855">
                <text:p>0.0499718855</text:p>
              </table:table-cell>
            </table:table-row>
            <table:table-row>
              <table:table-cell office:value-type="float" office:value="1372">
                <text:p>1372</text:p>
              </table:table-cell>
              <table:table-cell office:value-type="float" office:value="0.0281441175">
                <text:p>0.0281441175</text:p>
              </table:table-cell>
              <table:table-cell office:value-type="float" office:value="0.0498328899">
                <text:p>0.0498328899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0.028134977">
                <text:p>0.028134977</text:p>
              </table:table-cell>
              <table:table-cell office:value-type="float" office:value="0.0497378011">
                <text:p>0.0497378011</text:p>
              </table:table-cell>
            </table:table-row>
            <table:table-row>
              <table:table-cell office:value-type="float" office:value="1374">
                <text:p>1374</text:p>
              </table:table-cell>
              <table:table-cell office:value-type="float" office:value="0.0280352617">
                <text:p>0.0280352617</text:p>
              </table:table-cell>
              <table:table-cell office:value-type="float" office:value="0.0497011926">
                <text:p>0.0497011926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0.0279113191">
                <text:p>0.0279113191</text:p>
              </table:table-cell>
              <table:table-cell office:value-type="float" office:value="0.0496118622">
                <text:p>0.0496118622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0.0278318388">
                <text:p>0.0278318388</text:p>
              </table:table-cell>
              <table:table-cell office:value-type="float" office:value="0.0495115403">
                <text:p>0.0495115403</text:p>
              </table:table-cell>
            </table:table-row>
            <table:table-row>
              <table:table-cell office:value-type="float" office:value="1377">
                <text:p>1377</text:p>
              </table:table-cell>
              <table:table-cell office:value-type="float" office:value="0.0278131741">
                <text:p>0.0278131741</text:p>
              </table:table-cell>
              <table:table-cell office:value-type="float" office:value="0.0494110146">
                <text:p>0.0494110146</text:p>
              </table:table-cell>
            </table:table-row>
            <table:table-row>
              <table:table-cell office:value-type="float" office:value="1378">
                <text:p>1378</text:p>
              </table:table-cell>
              <table:table-cell office:value-type="float" office:value="0.0277371265">
                <text:p>0.0277371265</text:p>
              </table:table-cell>
              <table:table-cell office:value-type="float" office:value="0.0493693558">
                <text:p>0.0493693558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0.0276294339">
                <text:p>0.0276294339</text:p>
              </table:table-cell>
              <table:table-cell office:value-type="float" office:value="0.0493249624">
                <text:p>0.0493249624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02758546">
                <text:p>0.02758546</text:p>
              </table:table-cell>
              <table:table-cell office:value-type="float" office:value="0.0492858148">
                <text:p>0.0492858148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0.0275257162">
                <text:p>0.0275257162</text:p>
              </table:table-cell>
              <table:table-cell office:value-type="float" office:value="0.049184637">
                <text:p>0.049184637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0.0275225086">
                <text:p>0.0275225086</text:p>
              </table:table-cell>
              <table:table-cell office:value-type="float" office:value="0.0491356981">
                <text:p>0.0491356981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0.0274619519">
                <text:p>0.0274619519</text:p>
              </table:table-cell>
              <table:table-cell office:value-type="float" office:value="0.049015973">
                <text:p>0.049015973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0.0273855769">
                <text:p>0.0273855769</text:p>
              </table:table-cell>
              <table:table-cell office:value-type="float" office:value="0.0488442585">
                <text:p>0.0488442585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0.0272721901">
                <text:p>0.0272721901</text:p>
              </table:table-cell>
              <table:table-cell office:value-type="float" office:value="0.0487816346">
                <text:p>0.0487816346</text:p>
              </table:table-cell>
            </table:table-row>
            <table:table-row>
              <table:table-cell office:value-type="float" office:value="1386">
                <text:p>1386</text:p>
              </table:table-cell>
              <table:table-cell office:value-type="float" office:value="0.0272697978">
                <text:p>0.0272697978</text:p>
              </table:table-cell>
              <table:table-cell office:value-type="float" office:value="0.0487514471">
                <text:p>0.0487514471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0.0272270321">
                <text:p>0.0272270321</text:p>
              </table:table-cell>
              <table:table-cell office:value-type="float" office:value="0.0487084653">
                <text:p>0.0487084653</text:p>
              </table:table-cell>
            </table:table-row>
            <table:table-row>
              <table:table-cell office:value-type="float" office:value="1388">
                <text:p>1388</text:p>
              </table:table-cell>
              <table:table-cell office:value-type="float" office:value="0.0271793146">
                <text:p>0.0271793146</text:p>
              </table:table-cell>
              <table:table-cell office:value-type="float" office:value="0.0486782273">
                <text:p>0.0486782273</text:p>
              </table:table-cell>
            </table:table-row>
            <table:table-row>
              <table:table-cell office:value-type="float" office:value="1389">
                <text:p>1389</text:p>
              </table:table-cell>
              <table:table-cell office:value-type="float" office:value="0.0271086846">
                <text:p>0.0271086846</text:p>
              </table:table-cell>
              <table:table-cell office:value-type="float" office:value="0.0485628604">
                <text:p>0.0485628604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026991552">
                <text:p>0.026991552</text:p>
              </table:table-cell>
              <table:table-cell office:value-type="float" office:value="0.048396572">
                <text:p>0.048396572</text:p>
              </table:table-cell>
            </table:table-row>
            <table:table-row>
              <table:table-cell office:value-type="float" office:value="1391">
                <text:p>1391</text:p>
              </table:table-cell>
              <table:table-cell office:value-type="float" office:value="0.026904854">
                <text:p>0.026904854</text:p>
              </table:table-cell>
              <table:table-cell office:value-type="float" office:value="0.0482777399">
                <text:p>0.0482777399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0.0268811488">
                <text:p>0.0268811488</text:p>
              </table:table-cell>
              <table:table-cell office:value-type="float" office:value="0.0481783125">
                <text:p>0.0481783125</text:p>
              </table:table-cell>
            </table:table-row>
            <table:table-row>
              <table:table-cell office:value-type="float" office:value="1393">
                <text:p>1393</text:p>
              </table:table-cell>
              <table:table-cell office:value-type="float" office:value="0.0268239469">
                <text:p>0.0268239469</text:p>
              </table:table-cell>
              <table:table-cell office:value-type="float" office:value="0.0480771445">
                <text:p>0.0480771445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0.026801597">
                <text:p>0.026801597</text:p>
              </table:table-cell>
              <table:table-cell office:value-type="float" office:value="0.0479489181">
                <text:p>0.0479489181</text:p>
              </table:table-cell>
            </table:table-row>
            <table:table-row>
              <table:table-cell office:value-type="float" office:value="1395">
                <text:p>1395</text:p>
              </table:table-cell>
              <table:table-cell office:value-type="float" office:value="0.0267788546">
                <text:p>0.0267788546</text:p>
              </table:table-cell>
              <table:table-cell office:value-type="float" office:value="0.0478800189">
                <text:p>0.0478800189</text:p>
              </table:table-cell>
            </table:table-row>
            <table:table-row>
              <table:table-cell office:value-type="float" office:value="1396">
                <text:p>1396</text:p>
              </table:table-cell>
              <table:table-cell office:value-type="float" office:value="0.0267292557">
                <text:p>0.0267292557</text:p>
              </table:table-cell>
              <table:table-cell office:value-type="float" office:value="0.0477539989">
                <text:p>0.0477539989</text:p>
              </table:table-cell>
            </table:table-row>
            <table:table-row>
              <table:table-cell office:value-type="float" office:value="1397">
                <text:p>1397</text:p>
              </table:table-cell>
              <table:table-cell office:value-type="float" office:value="0.0266423691">
                <text:p>0.0266423691</text:p>
              </table:table-cell>
              <table:table-cell office:value-type="float" office:value="0.0477022439">
                <text:p>0.0477022439</text:p>
              </table:table-cell>
            </table:table-row>
            <table:table-row>
              <table:table-cell office:value-type="float" office:value="1398">
                <text:p>1398</text:p>
              </table:table-cell>
              <table:table-cell office:value-type="float" office:value="0.0265544799">
                <text:p>0.0265544799</text:p>
              </table:table-cell>
              <table:table-cell office:value-type="float" office:value="0.0475586726">
                <text:p>0.0475586726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0.0264310474">
                <text:p>0.0264310474</text:p>
              </table:table-cell>
              <table:table-cell office:value-type="float" office:value="0.0474224988">
                <text:p>0.047422498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263375516">
                <text:p>0.0263375516</text:p>
              </table:table-cell>
              <table:table-cell office:value-type="float" office:value="0.0473289129">
                <text:p>0.0473289129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0.026215085">
                <text:p>0.026215085</text:p>
              </table:table-cell>
              <table:table-cell office:value-type="float" office:value="0.0471981849">
                <text:p>0.0471981849</text:p>
              </table:table-cell>
            </table:table-row>
            <table:table-row>
              <table:table-cell office:value-type="float" office:value="1402">
                <text:p>1402</text:p>
              </table:table-cell>
              <table:table-cell office:value-type="float" office:value="0.0261070266">
                <text:p>0.0261070266</text:p>
              </table:table-cell>
              <table:table-cell office:value-type="float" office:value="0.0471372125">
                <text:p>0.0471372125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0.0260653608">
                <text:p>0.0260653608</text:p>
              </table:table-cell>
              <table:table-cell office:value-type="float" office:value="0.0471030664">
                <text:p>0.0471030664</text:p>
              </table:table-cell>
            </table:table-row>
            <table:table-row>
              <table:table-cell office:value-type="float" office:value="1404">
                <text:p>1404</text:p>
              </table:table-cell>
              <table:table-cell office:value-type="float" office:value="0.0260244113">
                <text:p>0.0260244113</text:p>
              </table:table-cell>
              <table:table-cell office:value-type="float" office:value="0.0469642151">
                <text:p>0.0469642151</text:p>
              </table:table-cell>
            </table:table-row>
            <table:table-row>
              <table:table-cell office:value-type="float" office:value="1405">
                <text:p>1405</text:p>
              </table:table-cell>
              <table:table-cell office:value-type="float" office:value="0.0260062472">
                <text:p>0.0260062472</text:p>
              </table:table-cell>
              <table:table-cell office:value-type="float" office:value="0.0468009304">
                <text:p>0.0468009304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0.0258889047">
                <text:p>0.0258889047</text:p>
              </table:table-cell>
              <table:table-cell office:value-type="float" office:value="0.0466605722">
                <text:p>0.0466605722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0.025814851">
                <text:p>0.025814851</text:p>
              </table:table-cell>
              <table:table-cell office:value-type="float" office:value="0.0466196718">
                <text:p>0.0466196718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0.0257281673">
                <text:p>0.0257281673</text:p>
              </table:table-cell>
              <table:table-cell office:value-type="float" office:value="0.0464873491">
                <text:p>0.0464873491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0.0256825688">
                <text:p>0.0256825688</text:p>
              </table:table-cell>
              <table:table-cell office:value-type="float" office:value="0.0464401513">
                <text:p>0.0464401513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0256617766">
                <text:p>0.0256617766</text:p>
              </table:table-cell>
              <table:table-cell office:value-type="float" office:value="0.046388894">
                <text:p>0.046388894</text:p>
              </table:table-cell>
            </table:table-row>
            <table:table-row>
              <table:table-cell office:value-type="float" office:value="1411">
                <text:p>1411</text:p>
              </table:table-cell>
              <table:table-cell office:value-type="float" office:value="0.0255954927">
                <text:p>0.0255954927</text:p>
              </table:table-cell>
              <table:table-cell office:value-type="float" office:value="0.046283377">
                <text:p>0.046283377</text:p>
              </table:table-cell>
            </table:table-row>
            <table:table-row>
              <table:table-cell office:value-type="float" office:value="1412">
                <text:p>1412</text:p>
              </table:table-cell>
              <table:table-cell office:value-type="float" office:value="0.0255203166">
                <text:p>0.0255203166</text:p>
              </table:table-cell>
              <table:table-cell office:value-type="float" office:value="0.046229809">
                <text:p>0.046229809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0.0254561905">
                <text:p>0.0254561905</text:p>
              </table:table-cell>
              <table:table-cell office:value-type="float" office:value="0.0461276347">
                <text:p>0.0461276347</text:p>
              </table:table-cell>
            </table:table-row>
            <table:table-row>
              <table:table-cell office:value-type="float" office:value="1414">
                <text:p>1414</text:p>
              </table:table-cell>
              <table:table-cell office:value-type="float" office:value="0.0253371088">
                <text:p>0.0253371088</text:p>
              </table:table-cell>
              <table:table-cell office:value-type="float" office:value="0.0460387356">
                <text:p>0.0460387356</text:p>
              </table:table-cell>
            </table:table-row>
            <table:table-row>
              <table:table-cell office:value-type="float" office:value="1415">
                <text:p>1415</text:p>
              </table:table-cell>
              <table:table-cell office:value-type="float" office:value="0.0252952989">
                <text:p>0.0252952989</text:p>
              </table:table-cell>
              <table:table-cell office:value-type="float" office:value="0.0459753061">
                <text:p>0.0459753061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0.0252171886">
                <text:p>0.0252171886</text:p>
              </table:table-cell>
              <table:table-cell office:value-type="float" office:value="0.0458725264">
                <text:p>0.0458725264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0.0251800023">
                <text:p>0.0251800023</text:p>
              </table:table-cell>
              <table:table-cell office:value-type="float" office:value="0.0458329713">
                <text:p>0.0458329713</text:p>
              </table:table-cell>
            </table:table-row>
            <table:table-row>
              <table:table-cell office:value-type="float" office:value="1418">
                <text:p>1418</text:p>
              </table:table-cell>
              <table:table-cell office:value-type="float" office:value="0.0251491095">
                <text:p>0.0251491095</text:p>
              </table:table-cell>
              <table:table-cell office:value-type="float" office:value="0.0457585292">
                <text:p>0.0457585292</text:p>
              </table:table-cell>
            </table:table-row>
            <table:table-row>
              <table:table-cell office:value-type="float" office:value="1419">
                <text:p>1419</text:p>
              </table:table-cell>
              <table:table-cell office:value-type="float" office:value="0.0250953254">
                <text:p>0.0250953254</text:p>
              </table:table-cell>
              <table:table-cell office:value-type="float" office:value="0.0456106242">
                <text:p>0.0456106242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0249998664">
                <text:p>0.0249998664</text:p>
              </table:table-cell>
              <table:table-cell office:value-type="float" office:value="0.04546291">
                <text:p>0.04546291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0.0249547418">
                <text:p>0.0249547418</text:p>
              </table:table-cell>
              <table:table-cell office:value-type="float" office:value="0.0453036347">
                <text:p>0.0453036347</text:p>
              </table:table-cell>
            </table:table-row>
            <table:table-row>
              <table:table-cell office:value-type="float" office:value="1422">
                <text:p>1422</text:p>
              </table:table-cell>
              <table:table-cell office:value-type="float" office:value="0.0248989892">
                <text:p>0.0248989892</text:p>
              </table:table-cell>
              <table:table-cell office:value-type="float" office:value="0.0451658947">
                <text:p>0.0451658947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0.0248240385">
                <text:p>0.0248240385</text:p>
              </table:table-cell>
              <table:table-cell office:value-type="float" office:value="0.0450686987">
                <text:p>0.0450686987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0.0248133716">
                <text:p>0.0248133716</text:p>
              </table:table-cell>
              <table:table-cell office:value-type="float" office:value="0.0449669793">
                <text:p>0.0449669793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0.0247924397">
                <text:p>0.0247924397</text:p>
              </table:table-cell>
              <table:table-cell office:value-type="float" office:value="0.0448158576">
                <text:p>0.0448158576</text:p>
              </table:table-cell>
            </table:table-row>
            <table:table-row>
              <table:table-cell office:value-type="float" office:value="1426">
                <text:p>1426</text:p>
              </table:table-cell>
              <table:table-cell office:value-type="float" office:value="0.0247652342">
                <text:p>0.0247652342</text:p>
              </table:table-cell>
              <table:table-cell office:value-type="float" office:value="0.0447480432">
                <text:p>0.0447480432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0.0247604563">
                <text:p>0.0247604563</text:p>
              </table:table-cell>
              <table:table-cell office:value-type="float" office:value="0.0446829662">
                <text:p>0.0446829662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0.024747102">
                <text:p>0.024747102</text:p>
              </table:table-cell>
              <table:table-cell office:value-type="float" office:value="0.0445967637">
                <text:p>0.0445967637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0.0246379257">
                <text:p>0.0246379257</text:p>
              </table:table-cell>
              <table:table-cell office:value-type="float" office:value="0.0444936671">
                <text:p>0.0444936671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0245437003">
                <text:p>0.0245437003</text:p>
              </table:table-cell>
              <table:table-cell office:value-type="float" office:value="0.0444219441">
                <text:p>0.0444219441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0.0244672362">
                <text:p>0.0244672362</text:p>
              </table:table-cell>
              <table:table-cell office:value-type="float" office:value="0.0442713374">
                <text:p>0.0442713374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0.0244414845">
                <text:p>0.0244414845</text:p>
              </table:table-cell>
              <table:table-cell office:value-type="float" office:value="0.0441183475">
                <text:p>0.0441183475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0.0244104941">
                <text:p>0.0244104941</text:p>
              </table:table-cell>
              <table:table-cell office:value-type="float" office:value="0.0440784322">
                <text:p>0.0440784322</text:p>
              </table:table-cell>
            </table:table-row>
            <table:table-row>
              <table:table-cell office:value-type="float" office:value="1434">
                <text:p>1434</text:p>
              </table:table-cell>
              <table:table-cell office:value-type="float" office:value="0.0243424015">
                <text:p>0.0243424015</text:p>
              </table:table-cell>
              <table:table-cell office:value-type="float" office:value="0.0440009385">
                <text:p>0.0440009385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0.0242515911">
                <text:p>0.0242515911</text:p>
              </table:table-cell>
              <table:table-cell office:value-type="float" office:value="0.0439253541">
                <text:p>0.0439253541</text:p>
              </table:table-cell>
            </table:table-row>
            <table:table-row>
              <table:table-cell office:value-type="float" office:value="1436">
                <text:p>1436</text:p>
              </table:table-cell>
              <table:table-cell office:value-type="float" office:value="0.0241822635">
                <text:p>0.0241822635</text:p>
              </table:table-cell>
              <table:table-cell office:value-type="float" office:value="0.0438661312">
                <text:p>0.0438661312</text:p>
              </table:table-cell>
            </table:table-row>
            <table:table-row>
              <table:table-cell office:value-type="float" office:value="1437">
                <text:p>1437</text:p>
              </table:table-cell>
              <table:table-cell office:value-type="float" office:value="0.0241659603">
                <text:p>0.0241659603</text:p>
              </table:table-cell>
              <table:table-cell office:value-type="float" office:value="0.0437512155">
                <text:p>0.0437512155</text:p>
              </table:table-cell>
            </table:table-row>
            <table:table-row>
              <table:table-cell office:value-type="float" office:value="1438">
                <text:p>1438</text:p>
              </table:table-cell>
              <table:table-cell office:value-type="float" office:value="0.0240586652">
                <text:p>0.0240586652</text:p>
              </table:table-cell>
              <table:table-cell office:value-type="float" office:value="0.0436268925">
                <text:p>0.0436268925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0.0239468699">
                <text:p>0.0239468699</text:p>
              </table:table-cell>
              <table:table-cell office:value-type="float" office:value="0.0435138962">
                <text:p>0.043513896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0239114935">
                <text:p>0.0239114935</text:p>
              </table:table-cell>
              <table:table-cell office:value-type="float" office:value="0.0434479122">
                <text:p>0.0434479122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0.0238464158">
                <text:p>0.0238464158</text:p>
              </table:table-cell>
              <table:table-cell office:value-type="float" office:value="0.0434144221">
                <text:p>0.0434144221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0.0237738179">
                <text:p>0.0237738179</text:p>
              </table:table-cell>
              <table:table-cell office:value-type="float" office:value="0.0433821974">
                <text:p>0.0433821974</text:p>
              </table:table-cell>
            </table:table-row>
            <table:table-row>
              <table:table-cell office:value-type="float" office:value="1443">
                <text:p>1443</text:p>
              </table:table-cell>
              <table:table-cell office:value-type="float" office:value="0.0236707774">
                <text:p>0.0236707774</text:p>
              </table:table-cell>
              <table:table-cell office:value-type="float" office:value="0.0433189933">
                <text:p>0.0433189933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0.0235597158">
                <text:p>0.0235597158</text:p>
              </table:table-cell>
              <table:table-cell office:value-type="float" office:value="0.0432227696">
                <text:p>0.0432227696</text:p>
              </table:table-cell>
            </table:table-row>
            <table:table-row>
              <table:table-cell office:value-type="float" office:value="1445">
                <text:p>1445</text:p>
              </table:table-cell>
              <table:table-cell office:value-type="float" office:value="0.0234607741">
                <text:p>0.0234607741</text:p>
              </table:table-cell>
              <table:table-cell office:value-type="float" office:value="0.0431311596">
                <text:p>0.0431311596</text:p>
              </table:table-cell>
            </table:table-row>
            <table:table-row>
              <table:table-cell office:value-type="float" office:value="1446">
                <text:p>1446</text:p>
              </table:table-cell>
              <table:table-cell office:value-type="float" office:value="0.0234476597">
                <text:p>0.0234476597</text:p>
              </table:table-cell>
              <table:table-cell office:value-type="float" office:value="0.0430713278">
                <text:p>0.0430713278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0.0234128434">
                <text:p>0.0234128434</text:p>
              </table:table-cell>
              <table:table-cell office:value-type="float" office:value="0.0429830778">
                <text:p>0.0429830778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0.0233739124">
                <text:p>0.0233739124</text:p>
              </table:table-cell>
              <table:table-cell office:value-type="float" office:value="0.0428512102">
                <text:p>0.0428512102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0.0232772269">
                <text:p>0.0232772269</text:p>
              </table:table-cell>
              <table:table-cell office:value-type="float" office:value="0.0427372268">
                <text:p>0.042737226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231871093">
                <text:p>0.0231871093</text:p>
              </table:table-cell>
              <table:table-cell office:value-type="float" office:value="0.0426537041">
                <text:p>0.0426537041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0.0231633232">
                <text:p>0.0231633232</text:p>
              </table:table-cell>
              <table:table-cell office:value-type="float" office:value="0.0425680284">
                <text:p>0.0425680284</text:p>
              </table:table-cell>
            </table:table-row>
            <table:table-row>
              <table:table-cell office:value-type="float" office:value="1452">
                <text:p>1452</text:p>
              </table:table-cell>
              <table:table-cell office:value-type="float" office:value="0.0231025776">
                <text:p>0.0231025776</text:p>
              </table:table-cell>
              <table:table-cell office:value-type="float" office:value="0.0424252189">
                <text:p>0.0424252189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0.0230316481">
                <text:p>0.0230316481</text:p>
              </table:table-cell>
              <table:table-cell office:value-type="float" office:value="0.042289739">
                <text:p>0.042289739</text:p>
              </table:table-cell>
            </table:table-row>
            <table:table-row>
              <table:table-cell office:value-type="float" office:value="1454">
                <text:p>1454</text:p>
              </table:table-cell>
              <table:table-cell office:value-type="float" office:value="0.0230105775">
                <text:p>0.0230105775</text:p>
              </table:table-cell>
              <table:table-cell office:value-type="float" office:value="0.0421816761">
                <text:p>0.0421816761</text:p>
              </table:table-cell>
            </table:table-row>
            <table:table-row>
              <table:table-cell office:value-type="float" office:value="1455">
                <text:p>1455</text:p>
              </table:table-cell>
              <table:table-cell office:value-type="float" office:value="0.0229303123">
                <text:p>0.0229303123</text:p>
              </table:table-cell>
              <table:table-cell office:value-type="float" office:value="0.0420566462">
                <text:p>0.0420566462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0.0229043089">
                <text:p>0.0229043089</text:p>
              </table:table-cell>
              <table:table-cell office:value-type="float" office:value="0.0420286017">
                <text:p>0.0420286017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0.0228121638">
                <text:p>0.0228121638</text:p>
              </table:table-cell>
              <table:table-cell office:value-type="float" office:value="0.0419133455">
                <text:p>0.0419133455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0.022723694">
                <text:p>0.022723694</text:p>
              </table:table-cell>
              <table:table-cell office:value-type="float" office:value="0.0417918792">
                <text:p>0.0417918792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0.0226443936">
                <text:p>0.0226443936</text:p>
              </table:table-cell>
              <table:table-cell office:value-type="float" office:value="0.041679294">
                <text:p>0.04167929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0225614746">
                <text:p>0.0225614746</text:p>
              </table:table-cell>
              <table:table-cell office:value-type="float" office:value="0.0415475617">
                <text:p>0.0415475617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0.0224648754">
                <text:p>0.0224648754</text:p>
              </table:table-cell>
              <table:table-cell office:value-type="float" office:value="0.0414143864">
                <text:p>0.0414143864</text:p>
              </table:table-cell>
            </table:table-row>
            <table:table-row>
              <table:table-cell office:value-type="float" office:value="1462">
                <text:p>1462</text:p>
              </table:table-cell>
              <table:table-cell office:value-type="float" office:value="0.0223651706">
                <text:p>0.0223651706</text:p>
              </table:table-cell>
              <table:table-cell office:value-type="float" office:value="0.0413328186">
                <text:p>0.0413328186</text:p>
              </table:table-cell>
            </table:table-row>
            <table:table-row>
              <table:table-cell office:value-type="float" office:value="1463">
                <text:p>1463</text:p>
              </table:table-cell>
              <table:table-cell office:value-type="float" office:value="0.0223127739">
                <text:p>0.0223127739</text:p>
              </table:table-cell>
              <table:table-cell office:value-type="float" office:value="0.0412026135">
                <text:p>0.0412026135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0.0222846805">
                <text:p>0.0222846805</text:p>
              </table:table-cell>
              <table:table-cell office:value-type="float" office:value="0.0411384139">
                <text:p>0.0411384139</text:p>
              </table:table-cell>
            </table:table-row>
            <table:table-row>
              <table:table-cell office:value-type="float" office:value="1465">
                <text:p>1465</text:p>
              </table:table-cell>
              <table:table-cell office:value-type="float" office:value="0.0222315003">
                <text:p>0.0222315003</text:p>
              </table:table-cell>
              <table:table-cell office:value-type="float" office:value="0.0410792369">
                <text:p>0.0410792369</text:p>
              </table:table-cell>
            </table:table-row>
            <table:table-row>
              <table:table-cell office:value-type="float" office:value="1466">
                <text:p>1466</text:p>
              </table:table-cell>
              <table:table-cell office:value-type="float" office:value="0.0221821483">
                <text:p>0.0221821483</text:p>
              </table:table-cell>
              <table:table-cell office:value-type="float" office:value="0.0410227281">
                <text:p>0.0410227281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0.0221132167">
                <text:p>0.0221132167</text:p>
              </table:table-cell>
              <table:table-cell office:value-type="float" office:value="0.0409943495">
                <text:p>0.0409943495</text:p>
              </table:table-cell>
            </table:table-row>
            <table:table-row>
              <table:table-cell office:value-type="float" office:value="1468">
                <text:p>1468</text:p>
              </table:table-cell>
              <table:table-cell office:value-type="float" office:value="0.0221072653">
                <text:p>0.0221072653</text:p>
              </table:table-cell>
              <table:table-cell office:value-type="float" office:value="0.0409552202">
                <text:p>0.0409552202</text:p>
              </table:table-cell>
            </table:table-row>
            <table:table-row>
              <table:table-cell office:value-type="float" office:value="1469">
                <text:p>1469</text:p>
              </table:table-cell>
              <table:table-cell office:value-type="float" office:value="0.022079612">
                <text:p>0.022079612</text:p>
              </table:table-cell>
              <table:table-cell office:value-type="float" office:value="0.0409279674">
                <text:p>0.0409279674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0219989794">
                <text:p>0.0219989794</text:p>
              </table:table-cell>
              <table:table-cell office:value-type="float" office:value="0.0407832449">
                <text:p>0.0407832449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0.0219209426">
                <text:p>0.0219209426</text:p>
              </table:table-cell>
              <table:table-cell office:value-type="float" office:value="0.0406679815">
                <text:p>0.0406679815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0.0218383414">
                <text:p>0.0218383414</text:p>
              </table:table-cell>
              <table:table-cell office:value-type="float" office:value="0.0405289729">
                <text:p>0.0405289729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0.0217308532">
                <text:p>0.0217308532</text:p>
              </table:table-cell>
              <table:table-cell office:value-type="float" office:value="0.0404801071">
                <text:p>0.0404801071</text:p>
              </table:table-cell>
            </table:table-row>
            <table:table-row>
              <table:table-cell office:value-type="float" office:value="1474">
                <text:p>1474</text:p>
              </table:table-cell>
              <table:table-cell office:value-type="float" office:value="0.0216810343">
                <text:p>0.0216810343</text:p>
              </table:table-cell>
              <table:table-cell office:value-type="float" office:value="0.0404325731">
                <text:p>0.0404325731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0.0215982693">
                <text:p>0.0215982693</text:p>
              </table:table-cell>
              <table:table-cell office:value-type="float" office:value="0.0403339143">
                <text:p>0.0403339143</text:p>
              </table:table-cell>
            </table:table-row>
            <table:table-row>
              <table:table-cell office:value-type="float" office:value="1476">
                <text:p>1476</text:p>
              </table:table-cell>
              <table:table-cell office:value-type="float" office:value="0.0215832888">
                <text:p>0.0215832888</text:p>
              </table:table-cell>
              <table:table-cell office:value-type="float" office:value="0.0402542295">
                <text:p>0.0402542295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0.021477356">
                <text:p>0.021477356</text:p>
              </table:table-cell>
              <table:table-cell office:value-type="float" office:value="0.0401534303">
                <text:p>0.0401534303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0.021398844">
                <text:p>0.021398844</text:p>
              </table:table-cell>
              <table:table-cell office:value-type="float" office:value="0.0400746858">
                <text:p>0.0400746858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0.0213812814">
                <text:p>0.0213812814</text:p>
              </table:table-cell>
              <table:table-cell office:value-type="float" office:value="0.040029036">
                <text:p>0.040029036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0213766692">
                <text:p>0.0213766692</text:p>
              </table:table-cell>
              <table:table-cell office:value-type="float" office:value="0.0399120993">
                <text:p>0.0399120993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0.021280214">
                <text:p>0.021280214</text:p>
              </table:table-cell>
              <table:table-cell office:value-type="float" office:value="0.0398683619">
                <text:p>0.0398683619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0.0212050295">
                <text:p>0.0212050295</text:p>
              </table:table-cell>
              <table:table-cell office:value-type="float" office:value="0.0397524591">
                <text:p>0.0397524591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0.0211386633">
                <text:p>0.0211386633</text:p>
              </table:table-cell>
              <table:table-cell office:value-type="float" office:value="0.0397001916">
                <text:p>0.0397001916</text:p>
              </table:table-cell>
            </table:table-row>
            <table:table-row>
              <table:table-cell office:value-type="float" office:value="1484">
                <text:p>1484</text:p>
              </table:table-cell>
              <table:table-cell office:value-type="float" office:value="0.0210397211">
                <text:p>0.0210397211</text:p>
              </table:table-cell>
              <table:table-cell office:value-type="float" office:value="0.0395611257">
                <text:p>0.0395611257</text:p>
              </table:table-cell>
            </table:table-row>
            <table:table-row>
              <table:table-cell office:value-type="float" office:value="1485">
                <text:p>1485</text:p>
              </table:table-cell>
              <table:table-cell office:value-type="float" office:value="0.0210141062">
                <text:p>0.0210141062</text:p>
              </table:table-cell>
              <table:table-cell office:value-type="float" office:value="0.0394998383">
                <text:p>0.0394998383</text:p>
              </table:table-cell>
            </table:table-row>
            <table:table-row>
              <table:table-cell office:value-type="float" office:value="1486">
                <text:p>1486</text:p>
              </table:table-cell>
              <table:table-cell office:value-type="float" office:value="0.0209148056">
                <text:p>0.0209148056</text:p>
              </table:table-cell>
              <table:table-cell office:value-type="float" office:value="0.0394069673">
                <text:p>0.0394069673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0.0208507681">
                <text:p>0.0208507681</text:p>
              </table:table-cell>
              <table:table-cell office:value-type="float" office:value="0.0392831911">
                <text:p>0.0392831911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0.0208371091">
                <text:p>0.0208371091</text:p>
              </table:table-cell>
              <table:table-cell office:value-type="float" office:value="0.0392211633">
                <text:p>0.0392211633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0.0208339313">
                <text:p>0.0208339313</text:p>
              </table:table-cell>
              <table:table-cell office:value-type="float" office:value="0.0391192226">
                <text:p>0.0391192226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020738409">
                <text:p>0.020738409</text:p>
              </table:table-cell>
              <table:table-cell office:value-type="float" office:value="0.0389926134">
                <text:p>0.0389926134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0.0207240705">
                <text:p>0.0207240705</text:p>
              </table:table-cell>
              <table:table-cell office:value-type="float" office:value="0.0389530049">
                <text:p>0.0389530049</text:p>
              </table:table-cell>
            </table:table-row>
            <table:table-row>
              <table:table-cell office:value-type="float" office:value="1492">
                <text:p>1492</text:p>
              </table:table-cell>
              <table:table-cell office:value-type="float" office:value="0.0206444049">
                <text:p>0.0206444049</text:p>
              </table:table-cell>
              <table:table-cell office:value-type="float" office:value="0.0388335367">
                <text:p>0.0388335367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0.0205587881">
                <text:p>0.0205587881</text:p>
              </table:table-cell>
              <table:table-cell office:value-type="float" office:value="0.0386984476">
                <text:p>0.0386984476</text:p>
              </table:table-cell>
            </table:table-row>
            <table:table-row>
              <table:table-cell office:value-type="float" office:value="1494">
                <text:p>1494</text:p>
              </table:table-cell>
              <table:table-cell office:value-type="float" office:value="0.020484631">
                <text:p>0.020484631</text:p>
              </table:table-cell>
              <table:table-cell office:value-type="float" office:value="0.038658046">
                <text:p>0.038658046</text:p>
              </table:table-cell>
            </table:table-row>
            <table:table-row>
              <table:table-cell office:value-type="float" office:value="1495">
                <text:p>1495</text:p>
              </table:table-cell>
              <table:table-cell office:value-type="float" office:value="0.0204228287">
                <text:p>0.0204228287</text:p>
              </table:table-cell>
              <table:table-cell office:value-type="float" office:value="0.0386328401">
                <text:p>0.0386328401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0.0204206129">
                <text:p>0.0204206129</text:p>
              </table:table-cell>
              <table:table-cell office:value-type="float" office:value="0.0385869255">
                <text:p>0.0385869255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0.0203602111">
                <text:p>0.0203602111</text:p>
              </table:table-cell>
              <table:table-cell office:value-type="float" office:value="0.0385337036">
                <text:p>0.0385337036</text:p>
              </table:table-cell>
            </table:table-row>
            <table:table-row>
              <table:table-cell office:value-type="float" office:value="1498">
                <text:p>1498</text:p>
              </table:table-cell>
              <table:table-cell office:value-type="float" office:value="0.0202991687">
                <text:p>0.0202991687</text:p>
              </table:table-cell>
              <table:table-cell office:value-type="float" office:value="0.0384221983">
                <text:p>0.0384221983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0.0202971624">
                <text:p>0.0202971624</text:p>
              </table:table-cell>
              <table:table-cell office:value-type="float" office:value="0.0383697134">
                <text:p>0.038369713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20243327">
                <text:p>0.020243327</text:p>
              </table:table-cell>
              <table:table-cell office:value-type="float" office:value="0.0382918689">
                <text:p>0.0382918689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0.0202295498">
                <text:p>0.0202295498</text:p>
              </table:table-cell>
              <table:table-cell office:value-type="float" office:value="0.0381922094">
                <text:p>0.0381922094</text:p>
              </table:table-cell>
            </table:table-row>
            <table:table-row>
              <table:table-cell office:value-type="float" office:value="1502">
                <text:p>1502</text:p>
              </table:table-cell>
              <table:table-cell office:value-type="float" office:value="0.0201481781">
                <text:p>0.0201481781</text:p>
              </table:table-cell>
              <table:table-cell office:value-type="float" office:value="0.0380963922">
                <text:p>0.0380963922</text:p>
              </table:table-cell>
            </table:table-row>
            <table:table-row>
              <table:table-cell office:value-type="float" office:value="1503">
                <text:p>1503</text:p>
              </table:table-cell>
              <table:table-cell office:value-type="float" office:value="0.0201118338">
                <text:p>0.0201118338</text:p>
              </table:table-cell>
              <table:table-cell office:value-type="float" office:value="0.0380669477">
                <text:p>0.0380669477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0.0201100819">
                <text:p>0.0201100819</text:p>
              </table:table-cell>
              <table:table-cell office:value-type="float" office:value="0.0380096308">
                <text:p>0.0380096308</text:p>
              </table:table-cell>
            </table:table-row>
            <table:table-row>
              <table:table-cell office:value-type="float" office:value="1505">
                <text:p>1505</text:p>
              </table:table-cell>
              <table:table-cell office:value-type="float" office:value="0.0200419225">
                <text:p>0.0200419225</text:p>
              </table:table-cell>
              <table:table-cell office:value-type="float" office:value="0.0379085067">
                <text:p>0.0379085067</text:p>
              </table:table-cell>
            </table:table-row>
            <table:table-row>
              <table:table-cell office:value-type="float" office:value="1506">
                <text:p>1506</text:p>
              </table:table-cell>
              <table:table-cell office:value-type="float" office:value="0.0199495504">
                <text:p>0.0199495504</text:p>
              </table:table-cell>
              <table:table-cell office:value-type="float" office:value="0.0377745243">
                <text:p>0.0377745243</text:p>
              </table:table-cell>
            </table:table-row>
            <table:table-row>
              <table:table-cell office:value-type="float" office:value="1507">
                <text:p>1507</text:p>
              </table:table-cell>
              <table:table-cell office:value-type="float" office:value="0.0199357277">
                <text:p>0.0199357277</text:p>
              </table:table-cell>
              <table:table-cell office:value-type="float" office:value="0.0376673488">
                <text:p>0.0376673488</text:p>
              </table:table-cell>
            </table:table-row>
            <table:table-row>
              <table:table-cell office:value-type="float" office:value="1508">
                <text:p>1508</text:p>
              </table:table-cell>
              <table:table-cell office:value-type="float" office:value="0.0198442265">
                <text:p>0.0198442265</text:p>
              </table:table-cell>
              <table:table-cell office:value-type="float" office:value="0.0376166531">
                <text:p>0.0376166531</text:p>
              </table:table-cell>
            </table:table-row>
            <table:table-row>
              <table:table-cell office:value-type="float" office:value="1509">
                <text:p>1509</text:p>
              </table:table-cell>
              <table:table-cell office:value-type="float" office:value="0.0198291204">
                <text:p>0.0198291204</text:p>
              </table:table-cell>
              <table:table-cell office:value-type="float" office:value="0.0375495018">
                <text:p>0.0375495018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0197667026">
                <text:p>0.0197667026</text:p>
              </table:table-cell>
              <table:table-cell office:value-type="float" office:value="0.0374946581">
                <text:p>0.0374946581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0.0196987638">
                <text:p>0.0196987638</text:p>
              </table:table-cell>
              <table:table-cell office:value-type="float" office:value="0.0374431314">
                <text:p>0.0374431314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0.0196694697">
                <text:p>0.0196694697</text:p>
              </table:table-cell>
              <table:table-cell office:value-type="float" office:value="0.0374029547">
                <text:p>0.0374029547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0.0195841246">
                <text:p>0.0195841246</text:p>
              </table:table-cell>
              <table:table-cell office:value-type="float" office:value="0.0373222849">
                <text:p>0.0373222849</text:p>
              </table:table-cell>
            </table:table-row>
            <table:table-row>
              <table:table-cell office:value-type="float" office:value="1514">
                <text:p>1514</text:p>
              </table:table-cell>
              <table:table-cell office:value-type="float" office:value="0.0195743922">
                <text:p>0.0195743922</text:p>
              </table:table-cell>
              <table:table-cell office:value-type="float" office:value="0.0371965469">
                <text:p>0.0371965469</text:p>
              </table:table-cell>
            </table:table-row>
            <table:table-row>
              <table:table-cell office:value-type="float" office:value="1515">
                <text:p>1515</text:p>
              </table:table-cell>
              <table:table-cell office:value-type="float" office:value="0.0194888674">
                <text:p>0.0194888674</text:p>
              </table:table-cell>
              <table:table-cell office:value-type="float" office:value="0.0371537542">
                <text:p>0.0371537542</text:p>
              </table:table-cell>
            </table:table-row>
            <table:table-row>
              <table:table-cell office:value-type="float" office:value="1516">
                <text:p>1516</text:p>
              </table:table-cell>
              <table:table-cell office:value-type="float" office:value="0.0194413527">
                <text:p>0.0194413527</text:p>
              </table:table-cell>
              <table:table-cell office:value-type="float" office:value="0.0370978645">
                <text:p>0.0370978645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0.0194178983">
                <text:p>0.0194178983</text:p>
              </table:table-cell>
              <table:table-cell office:value-type="float" office:value="0.0370048577">
                <text:p>0.0370048577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0.0193483758">
                <text:p>0.0193483758</text:p>
              </table:table-cell>
              <table:table-cell office:value-type="float" office:value="0.0369412997">
                <text:p>0.0369412997</text:p>
              </table:table-cell>
            </table:table-row>
            <table:table-row>
              <table:table-cell office:value-type="float" office:value="1519">
                <text:p>1519</text:p>
              </table:table-cell>
              <table:table-cell office:value-type="float" office:value="0.0193230808">
                <text:p>0.0193230808</text:p>
              </table:table-cell>
              <table:table-cell office:value-type="float" office:value="0.0368733757">
                <text:p>0.0368733757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0192367934">
                <text:p>0.0192367934</text:p>
              </table:table-cell>
              <table:table-cell office:value-type="float" office:value="0.0367921062">
                <text:p>0.0367921062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0.0191968686">
                <text:p>0.0191968686</text:p>
              </table:table-cell>
              <table:table-cell office:value-type="float" office:value="0.0367389719">
                <text:p>0.0367389719</text:p>
              </table:table-cell>
            </table:table-row>
            <table:table-row>
              <table:table-cell office:value-type="float" office:value="1522">
                <text:p>1522</text:p>
              </table:table-cell>
              <table:table-cell office:value-type="float" office:value="0.0191575734">
                <text:p>0.0191575734</text:p>
              </table:table-cell>
              <table:table-cell office:value-type="float" office:value="0.0366745616">
                <text:p>0.0366745616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0.0190710748">
                <text:p>0.0190710748</text:p>
              </table:table-cell>
              <table:table-cell office:value-type="float" office:value="0.0365477831">
                <text:p>0.0365477831</text:p>
              </table:table-cell>
            </table:table-row>
            <table:table-row>
              <table:table-cell office:value-type="float" office:value="1524">
                <text:p>1524</text:p>
              </table:table-cell>
              <table:table-cell office:value-type="float" office:value="0.0190269782">
                <text:p>0.0190269782</text:p>
              </table:table-cell>
              <table:table-cell office:value-type="float" office:value="0.036423436">
                <text:p>0.036423436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0.0189616894">
                <text:p>0.0189616894</text:p>
              </table:table-cell>
              <table:table-cell office:value-type="float" office:value="0.0363935054">
                <text:p>0.0363935054</text:p>
              </table:table-cell>
            </table:table-row>
            <table:table-row>
              <table:table-cell office:value-type="float" office:value="1526">
                <text:p>1526</text:p>
              </table:table-cell>
              <table:table-cell office:value-type="float" office:value="0.0189396599">
                <text:p>0.0189396599</text:p>
              </table:table-cell>
              <table:table-cell office:value-type="float" office:value="0.0362665606">
                <text:p>0.0362665606</text:p>
              </table:table-cell>
            </table:table-row>
            <table:table-row>
              <table:table-cell office:value-type="float" office:value="1527">
                <text:p>1527</text:p>
              </table:table-cell>
              <table:table-cell office:value-type="float" office:value="0.0188989599">
                <text:p>0.0188989599</text:p>
              </table:table-cell>
              <table:table-cell office:value-type="float" office:value="0.03621556">
                <text:p>0.03621556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0.0188074545">
                <text:p>0.0188074545</text:p>
              </table:table-cell>
              <table:table-cell office:value-type="float" office:value="0.0361800664">
                <text:p>0.0361800664</text:p>
              </table:table-cell>
            </table:table-row>
            <table:table-row>
              <table:table-cell office:value-type="float" office:value="1529">
                <text:p>1529</text:p>
              </table:table-cell>
              <table:table-cell office:value-type="float" office:value="0.0187697627">
                <text:p>0.0187697627</text:p>
              </table:table-cell>
              <table:table-cell office:value-type="float" office:value="0.0361346465">
                <text:p>0.0361346465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0186857261">
                <text:p>0.0186857261</text:p>
              </table:table-cell>
              <table:table-cell office:value-type="float" office:value="0.0360214383">
                <text:p>0.0360214383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0.0185942655">
                <text:p>0.0185942655</text:p>
              </table:table-cell>
              <table:table-cell office:value-type="float" office:value="0.0359083249">
                <text:p>0.0359083249</text:p>
              </table:table-cell>
            </table:table-row>
            <table:table-row>
              <table:table-cell office:value-type="float" office:value="1532">
                <text:p>1532</text:p>
              </table:table-cell>
              <table:table-cell office:value-type="float" office:value="0.0185864145">
                <text:p>0.0185864145</text:p>
              </table:table-cell>
              <table:table-cell office:value-type="float" office:value="0.0357984034">
                <text:p>0.0357984034</text:p>
              </table:table-cell>
            </table:table-row>
            <table:table-row>
              <table:table-cell office:value-type="float" office:value="1533">
                <text:p>1533</text:p>
              </table:table-cell>
              <table:table-cell office:value-type="float" office:value="0.0185179753">
                <text:p>0.0185179753</text:p>
              </table:table-cell>
              <table:table-cell office:value-type="float" office:value="0.035681638">
                <text:p>0.035681638</text:p>
              </table:table-cell>
            </table:table-row>
            <table:table-row>
              <table:table-cell office:value-type="float" office:value="1534">
                <text:p>1534</text:p>
              </table:table-cell>
              <table:table-cell office:value-type="float" office:value="0.018500052">
                <text:p>0.018500052</text:p>
              </table:table-cell>
              <table:table-cell office:value-type="float" office:value="0.0356150564">
                <text:p>0.0356150564</text:p>
              </table:table-cell>
            </table:table-row>
            <table:table-row>
              <table:table-cell office:value-type="float" office:value="1535">
                <text:p>1535</text:p>
              </table:table-cell>
              <table:table-cell office:value-type="float" office:value="0.0184229097">
                <text:p>0.0184229097</text:p>
              </table:table-cell>
              <table:table-cell office:value-type="float" office:value="0.0355827023">
                <text:p>0.0355827023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0183615631">
                <text:p>0.0183615631</text:p>
              </table:table-cell>
              <table:table-cell office:value-type="float" office:value="0.0354713889">
                <text:p>0.0354713889</text:p>
              </table:table-cell>
            </table:table-row>
            <table:table-row>
              <table:table-cell office:value-type="float" office:value="1537">
                <text:p>1537</text:p>
              </table:table-cell>
              <table:table-cell office:value-type="float" office:value="0.0183387263">
                <text:p>0.0183387263</text:p>
              </table:table-cell>
              <table:table-cell office:value-type="float" office:value="0.035444268">
                <text:p>0.035444268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0.018280543">
                <text:p>0.018280543</text:p>
              </table:table-cell>
              <table:table-cell office:value-type="float" office:value="0.0354132412">
                <text:p>0.0354132412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0.0181892141">
                <text:p>0.0181892141</text:p>
              </table:table-cell>
              <table:table-cell office:value-type="float" office:value="0.0353532658">
                <text:p>0.0353532658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0181327588">
                <text:p>0.0181327588</text:p>
              </table:table-cell>
              <table:table-cell office:value-type="float" office:value="0.0352376919">
                <text:p>0.0352376919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0.0180513957">
                <text:p>0.0180513957</text:p>
              </table:table-cell>
              <table:table-cell office:value-type="float" office:value="0.0351431631">
                <text:p>0.0351431631</text:p>
              </table:table-cell>
            </table:table-row>
            <table:table-row>
              <table:table-cell office:value-type="float" office:value="1542">
                <text:p>1542</text:p>
              </table:table-cell>
              <table:table-cell office:value-type="float" office:value="0.0180427564">
                <text:p>0.0180427564</text:p>
              </table:table-cell>
              <table:table-cell office:value-type="float" office:value="0.0350778205">
                <text:p>0.0350778205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0.0180186384">
                <text:p>0.0180186384</text:p>
              </table:table-cell>
              <table:table-cell office:value-type="float" office:value="0.0349803835">
                <text:p>0.0349803835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0.017935186">
                <text:p>0.017935186</text:p>
              </table:table-cell>
              <table:table-cell office:value-type="float" office:value="0.0349562427">
                <text:p>0.0349562427</text:p>
              </table:table-cell>
            </table:table-row>
            <table:table-row>
              <table:table-cell office:value-type="float" office:value="1545">
                <text:p>1545</text:p>
              </table:table-cell>
              <table:table-cell office:value-type="float" office:value="0.0179161118">
                <text:p>0.0179161118</text:p>
              </table:table-cell>
              <table:table-cell office:value-type="float" office:value="0.0348759603">
                <text:p>0.0348759603</text:p>
              </table:table-cell>
            </table:table-row>
            <table:table-row>
              <table:table-cell office:value-type="float" office:value="1546">
                <text:p>1546</text:p>
              </table:table-cell>
              <table:table-cell office:value-type="float" office:value="0.0178467334">
                <text:p>0.0178467334</text:p>
              </table:table-cell>
              <table:table-cell office:value-type="float" office:value="0.0348355844">
                <text:p>0.0348355844</text:p>
              </table:table-cell>
            </table:table-row>
            <table:table-row>
              <table:table-cell office:value-type="float" office:value="1547">
                <text:p>1547</text:p>
              </table:table-cell>
              <table:table-cell office:value-type="float" office:value="0.0177785012">
                <text:p>0.0177785012</text:p>
              </table:table-cell>
              <table:table-cell office:value-type="float" office:value="0.0348089206">
                <text:p>0.0348089206</text:p>
              </table:table-cell>
            </table:table-row>
            <table:table-row>
              <table:table-cell office:value-type="float" office:value="1548">
                <text:p>1548</text:p>
              </table:table-cell>
              <table:table-cell office:value-type="float" office:value="0.0177300722">
                <text:p>0.0177300722</text:p>
              </table:table-cell>
              <table:table-cell office:value-type="float" office:value="0.0347865596">
                <text:p>0.0347865596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0.0176768967">
                <text:p>0.0176768967</text:p>
              </table:table-cell>
              <table:table-cell office:value-type="float" office:value="0.0347362031">
                <text:p>0.034736203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17593461">
                <text:p>0.017593461</text:p>
              </table:table-cell>
              <table:table-cell office:value-type="float" office:value="0.0346993046">
                <text:p>0.0346993046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0.0175248869">
                <text:p>0.0175248869</text:p>
              </table:table-cell>
              <table:table-cell office:value-type="float" office:value="0.0346283763">
                <text:p>0.0346283763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0.017520988">
                <text:p>0.017520988</text:p>
              </table:table-cell>
              <table:table-cell office:value-type="float" office:value="0.0346071678">
                <text:p>0.0346071678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0.0174547338">
                <text:p>0.0174547338</text:p>
              </table:table-cell>
              <table:table-cell office:value-type="float" office:value="0.0345286869">
                <text:p>0.0345286869</text:p>
              </table:table-cell>
            </table:table-row>
            <table:table-row>
              <table:table-cell office:value-type="float" office:value="1554">
                <text:p>1554</text:p>
              </table:table-cell>
              <table:table-cell office:value-type="float" office:value="0.0173695336">
                <text:p>0.0173695336</text:p>
              </table:table-cell>
              <table:table-cell office:value-type="float" office:value="0.0344904964">
                <text:p>0.0344904964</text:p>
              </table:table-cell>
            </table:table-row>
            <table:table-row>
              <table:table-cell office:value-type="float" office:value="1555">
                <text:p>1555</text:p>
              </table:table-cell>
              <table:table-cell office:value-type="float" office:value="0.0173391828">
                <text:p>0.0173391828</text:p>
              </table:table-cell>
              <table:table-cell office:value-type="float" office:value="0.0344275349">
                <text:p>0.0344275349</text:p>
              </table:table-cell>
            </table:table-row>
            <table:table-row>
              <table:table-cell office:value-type="float" office:value="1556">
                <text:p>1556</text:p>
              </table:table-cell>
              <table:table-cell office:value-type="float" office:value="0.0172677613">
                <text:p>0.0172677613</text:p>
              </table:table-cell>
              <table:table-cell office:value-type="float" office:value="0.0343209926">
                <text:p>0.0343209926</text:p>
              </table:table-cell>
            </table:table-row>
            <table:table-row>
              <table:table-cell office:value-type="float" office:value="1557">
                <text:p>1557</text:p>
              </table:table-cell>
              <table:table-cell office:value-type="float" office:value="0.0172307704">
                <text:p>0.0172307704</text:p>
              </table:table-cell>
              <table:table-cell office:value-type="float" office:value="0.0342462742">
                <text:p>0.0342462742</text:p>
              </table:table-cell>
            </table:table-row>
            <table:table-row>
              <table:table-cell office:value-type="float" office:value="1558">
                <text:p>1558</text:p>
              </table:table-cell>
              <table:table-cell office:value-type="float" office:value="0.0171871897">
                <text:p>0.0171871897</text:p>
              </table:table-cell>
              <table:table-cell office:value-type="float" office:value="0.03413827">
                <text:p>0.03413827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0.0171165156">
                <text:p>0.0171165156</text:p>
              </table:table-cell>
              <table:table-cell office:value-type="float" office:value="0.0340266595">
                <text:p>0.0340266595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0170661497">
                <text:p>0.0170661497</text:p>
              </table:table-cell>
              <table:table-cell office:value-type="float" office:value="0.0339637819">
                <text:p>0.0339637819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0.0170127782">
                <text:p>0.0170127782</text:p>
              </table:table-cell>
              <table:table-cell office:value-type="float" office:value="0.0338847388">
                <text:p>0.0338847388</text:p>
              </table:table-cell>
            </table:table-row>
            <table:table-row>
              <table:table-cell office:value-type="float" office:value="1562">
                <text:p>1562</text:p>
              </table:table-cell>
              <table:table-cell office:value-type="float" office:value="0.0170101968">
                <text:p>0.0170101968</text:p>
              </table:table-cell>
              <table:table-cell office:value-type="float" office:value="0.0338366811">
                <text:p>0.0338366811</text:p>
              </table:table-cell>
            </table:table-row>
            <table:table-row>
              <table:table-cell office:value-type="float" office:value="1563">
                <text:p>1563</text:p>
              </table:table-cell>
              <table:table-cell office:value-type="float" office:value="0.0170062901">
                <text:p>0.0170062901</text:p>
              </table:table-cell>
              <table:table-cell office:value-type="float" office:value="0.0337749877">
                <text:p>0.0337749877</text:p>
              </table:table-cell>
            </table:table-row>
            <table:table-row>
              <table:table-cell office:value-type="float" office:value="1564">
                <text:p>1564</text:p>
              </table:table-cell>
              <table:table-cell office:value-type="float" office:value="0.0169598578">
                <text:p>0.0169598578</text:p>
              </table:table-cell>
              <table:table-cell office:value-type="float" office:value="0.0337267019">
                <text:p>0.0337267019</text:p>
              </table:table-cell>
            </table:table-row>
            <table:table-row>
              <table:table-cell office:value-type="float" office:value="1565">
                <text:p>1565</text:p>
              </table:table-cell>
              <table:table-cell office:value-type="float" office:value="0.0169354799">
                <text:p>0.0169354799</text:p>
              </table:table-cell>
              <table:table-cell office:value-type="float" office:value="0.0336146844">
                <text:p>0.0336146844</text:p>
              </table:table-cell>
            </table:table-row>
            <table:table-row>
              <table:table-cell office:value-type="float" office:value="1566">
                <text:p>1566</text:p>
              </table:table-cell>
              <table:table-cell office:value-type="float" office:value="0.016931146">
                <text:p>0.016931146</text:p>
              </table:table-cell>
              <table:table-cell office:value-type="float" office:value="0.0335267903">
                <text:p>0.0335267903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0.0169098197">
                <text:p>0.0169098197</text:p>
              </table:table-cell>
              <table:table-cell office:value-type="float" office:value="0.0334992044">
                <text:p>0.0334992044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0.0168843893">
                <text:p>0.0168843893</text:p>
              </table:table-cell>
              <table:table-cell office:value-type="float" office:value="0.0334309367">
                <text:p>0.0334309367</text:p>
              </table:table-cell>
            </table:table-row>
            <table:table-row>
              <table:table-cell office:value-type="float" office:value="1569">
                <text:p>1569</text:p>
              </table:table-cell>
              <table:table-cell office:value-type="float" office:value="0.0168248179">
                <text:p>0.0168248179</text:p>
              </table:table-cell>
              <table:table-cell office:value-type="float" office:value="0.0333219974">
                <text:p>0.0333219974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0168171769">
                <text:p>0.0168171769</text:p>
              </table:table-cell>
              <table:table-cell office:value-type="float" office:value="0.033243452">
                <text:p>0.033243452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0.0167462355">
                <text:p>0.0167462355</text:p>
              </table:table-cell>
              <table:table-cell office:value-type="float" office:value="0.0331294694">
                <text:p>0.0331294694</text:p>
              </table:table-cell>
            </table:table-row>
            <table:table-row>
              <table:table-cell office:value-type="float" office:value="1572">
                <text:p>1572</text:p>
              </table:table-cell>
              <table:table-cell office:value-type="float" office:value="0.0166941102">
                <text:p>0.0166941102</text:p>
              </table:table-cell>
              <table:table-cell office:value-type="float" office:value="0.0330991106">
                <text:p>0.0330991106</text:p>
              </table:table-cell>
            </table:table-row>
            <table:table-row>
              <table:table-cell office:value-type="float" office:value="1573">
                <text:p>1573</text:p>
              </table:table-cell>
              <table:table-cell office:value-type="float" office:value="0.0166912771">
                <text:p>0.0166912771</text:p>
              </table:table-cell>
              <table:table-cell office:value-type="float" office:value="0.0330779333">
                <text:p>0.0330779333</text:p>
              </table:table-cell>
            </table:table-row>
            <table:table-row>
              <table:table-cell office:value-type="float" office:value="1574">
                <text:p>1574</text:p>
              </table:table-cell>
              <table:table-cell office:value-type="float" office:value="0.0166813639">
                <text:p>0.0166813639</text:p>
              </table:table-cell>
              <table:table-cell office:value-type="float" office:value="0.0329882868">
                <text:p>0.0329882868</text:p>
              </table:table-cell>
            </table:table-row>
            <table:table-row>
              <table:table-cell office:value-type="float" office:value="1575">
                <text:p>1575</text:p>
              </table:table-cell>
              <table:table-cell office:value-type="float" office:value="0.016609545">
                <text:p>0.016609545</text:p>
              </table:table-cell>
              <table:table-cell office:value-type="float" office:value="0.0328717154">
                <text:p>0.0328717154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0.0165339995">
                <text:p>0.0165339995</text:p>
              </table:table-cell>
              <table:table-cell office:value-type="float" office:value="0.0328029742">
                <text:p>0.0328029742</text:p>
              </table:table-cell>
            </table:table-row>
            <table:table-row>
              <table:table-cell office:value-type="float" office:value="1577">
                <text:p>1577</text:p>
              </table:table-cell>
              <table:table-cell office:value-type="float" office:value="0.0164564342">
                <text:p>0.0164564342</text:p>
              </table:table-cell>
              <table:table-cell office:value-type="float" office:value="0.0327058789">
                <text:p>0.0327058789</text:p>
              </table:table-cell>
            </table:table-row>
            <table:table-row>
              <table:table-cell office:value-type="float" office:value="1578">
                <text:p>1578</text:p>
              </table:table-cell>
              <table:table-cell office:value-type="float" office:value="0.0164070413">
                <text:p>0.0164070413</text:p>
              </table:table-cell>
              <table:table-cell office:value-type="float" office:value="0.0326496851">
                <text:p>0.0326496851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0.0163454653">
                <text:p>0.0163454653</text:p>
              </table:table-cell>
              <table:table-cell office:value-type="float" office:value="0.0326118336">
                <text:p>0.0326118336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0162703346">
                <text:p>0.0162703346</text:p>
              </table:table-cell>
              <table:table-cell office:value-type="float" office:value="0.032559672">
                <text:p>0.032559672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162274418">
                <text:p>0.0162274418</text:p>
              </table:table-cell>
              <table:table-cell office:value-type="float" office:value="0.0325123811">
                <text:p>0.0325123811</text:p>
              </table:table-cell>
            </table:table-row>
            <table:table-row>
              <table:table-cell office:value-type="float" office:value="1582">
                <text:p>1582</text:p>
              </table:table-cell>
              <table:table-cell office:value-type="float" office:value="0.0162026574">
                <text:p>0.0162026574</text:p>
              </table:table-cell>
              <table:table-cell office:value-type="float" office:value="0.0323971636">
                <text:p>0.0323971636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0.0161780104">
                <text:p>0.0161780104</text:p>
              </table:table-cell>
              <table:table-cell office:value-type="float" office:value="0.0323251089">
                <text:p>0.0323251089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0.0161190845">
                <text:p>0.0161190845</text:p>
              </table:table-cell>
              <table:table-cell office:value-type="float" office:value="0.0322234572">
                <text:p>0.0322234572</text:p>
              </table:table-cell>
            </table:table-row>
            <table:table-row>
              <table:table-cell office:value-type="float" office:value="1585">
                <text:p>1585</text:p>
              </table:table-cell>
              <table:table-cell office:value-type="float" office:value="0.0160713201">
                <text:p>0.0160713201</text:p>
              </table:table-cell>
              <table:table-cell office:value-type="float" office:value="0.032182145">
                <text:p>0.032182145</text:p>
              </table:table-cell>
            </table:table-row>
            <table:table-row>
              <table:table-cell office:value-type="float" office:value="1586">
                <text:p>1586</text:p>
              </table:table-cell>
              <table:table-cell office:value-type="float" office:value="0.0160630813">
                <text:p>0.0160630813</text:p>
              </table:table-cell>
              <table:table-cell office:value-type="float" office:value="0.032151365">
                <text:p>0.032151365</text:p>
              </table:table-cell>
            </table:table-row>
            <table:table-row>
              <table:table-cell office:value-type="float" office:value="1587">
                <text:p>1587</text:p>
              </table:table-cell>
              <table:table-cell office:value-type="float" office:value="0.0160213049">
                <text:p>0.0160213049</text:p>
              </table:table-cell>
              <table:table-cell office:value-type="float" office:value="0.0320376697">
                <text:p>0.0320376697</text:p>
              </table:table-cell>
            </table:table-row>
            <table:table-row>
              <table:table-cell office:value-type="float" office:value="1588">
                <text:p>1588</text:p>
              </table:table-cell>
              <table:table-cell office:value-type="float" office:value="0.0159777827">
                <text:p>0.0159777827</text:p>
              </table:table-cell>
              <table:table-cell office:value-type="float" office:value="0.0320133739">
                <text:p>0.0320133739</text:p>
              </table:table-cell>
            </table:table-row>
            <table:table-row>
              <table:table-cell office:value-type="float" office:value="1589">
                <text:p>1589</text:p>
              </table:table-cell>
              <table:table-cell office:value-type="float" office:value="0.01595139">
                <text:p>0.01595139</text:p>
              </table:table-cell>
              <table:table-cell office:value-type="float" office:value="0.0318995331">
                <text:p>0.0318995331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0159489895">
                <text:p>0.0159489895</text:p>
              </table:table-cell>
              <table:table-cell office:value-type="float" office:value="0.0318414094">
                <text:p>0.0318414094</text:p>
              </table:table-cell>
            </table:table-row>
            <table:table-row>
              <table:table-cell office:value-type="float" office:value="1591">
                <text:p>1591</text:p>
              </table:table-cell>
              <table:table-cell office:value-type="float" office:value="0.0159349539">
                <text:p>0.0159349539</text:p>
              </table:table-cell>
              <table:table-cell office:value-type="float" office:value="0.0317449657">
                <text:p>0.0317449657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0.0159165676">
                <text:p>0.0159165676</text:p>
              </table:table-cell>
              <table:table-cell office:value-type="float" office:value="0.0316668475">
                <text:p>0.0316668475</text:p>
              </table:table-cell>
            </table:table-row>
            <table:table-row>
              <table:table-cell office:value-type="float" office:value="1593">
                <text:p>1593</text:p>
              </table:table-cell>
              <table:table-cell office:value-type="float" office:value="0.0159085623">
                <text:p>0.0159085623</text:p>
              </table:table-cell>
              <table:table-cell office:value-type="float" office:value="0.0316276073">
                <text:p>0.0316276073</text:p>
              </table:table-cell>
            </table:table-row>
            <table:table-row>
              <table:table-cell office:value-type="float" office:value="1594">
                <text:p>1594</text:p>
              </table:table-cell>
              <table:table-cell office:value-type="float" office:value="0.0158616139">
                <text:p>0.0158616139</text:p>
              </table:table-cell>
              <table:table-cell office:value-type="float" office:value="0.0315938345">
                <text:p>0.0315938345</text:p>
              </table:table-cell>
            </table:table-row>
            <table:table-row>
              <table:table-cell office:value-type="float" office:value="1595">
                <text:p>1595</text:p>
              </table:table-cell>
              <table:table-cell office:value-type="float" office:value="0.0158085195">
                <text:p>0.0158085195</text:p>
              </table:table-cell>
              <table:table-cell office:value-type="float" office:value="0.031483321">
                <text:p>0.031483321</text:p>
              </table:table-cell>
            </table:table-row>
            <table:table-row>
              <table:table-cell office:value-type="float" office:value="1596">
                <text:p>1596</text:p>
              </table:table-cell>
              <table:table-cell office:value-type="float" office:value="0.0157680473">
                <text:p>0.0157680473</text:p>
              </table:table-cell>
              <table:table-cell office:value-type="float" office:value="0.0314489241">
                <text:p>0.0314489241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0.015694984">
                <text:p>0.015694984</text:p>
              </table:table-cell>
              <table:table-cell office:value-type="float" office:value="0.0313415151">
                <text:p>0.0313415151</text:p>
              </table:table-cell>
            </table:table-row>
            <table:table-row>
              <table:table-cell office:value-type="float" office:value="1598">
                <text:p>1598</text:p>
              </table:table-cell>
              <table:table-cell office:value-type="float" office:value="0.0156765678">
                <text:p>0.0156765678</text:p>
              </table:table-cell>
              <table:table-cell office:value-type="float" office:value="0.0312928355">
                <text:p>0.0312928355</text:p>
              </table:table-cell>
            </table:table-row>
            <table:table-row>
              <table:table-cell office:value-type="float" office:value="1599">
                <text:p>1599</text:p>
              </table:table-cell>
              <table:table-cell office:value-type="float" office:value="0.0156210096">
                <text:p>0.0156210096</text:p>
              </table:table-cell>
              <table:table-cell office:value-type="float" office:value="0.0311998633">
                <text:p>0.03119986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156061931">
                <text:p>0.0156061931</text:p>
              </table:table-cell>
              <table:table-cell office:value-type="float" office:value="0.0311783474">
                <text:p>0.0311783474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0.0155863824">
                <text:p>0.0155863824</text:p>
              </table:table-cell>
              <table:table-cell office:value-type="float" office:value="0.0310781889">
                <text:p>0.0310781889</text:p>
              </table:table-cell>
            </table:table-row>
            <table:table-row>
              <table:table-cell office:value-type="float" office:value="1602">
                <text:p>1602</text:p>
              </table:table-cell>
              <table:table-cell office:value-type="float" office:value="0.0155113357">
                <text:p>0.0155113357</text:p>
              </table:table-cell>
              <table:table-cell office:value-type="float" office:value="0.0310077245">
                <text:p>0.0310077245</text:p>
              </table:table-cell>
            </table:table-row>
            <table:table-row>
              <table:table-cell office:value-type="float" office:value="1603">
                <text:p>1603</text:p>
              </table:table-cell>
              <table:table-cell office:value-type="float" office:value="0.0154361802">
                <text:p>0.0154361802</text:p>
              </table:table-cell>
              <table:table-cell office:value-type="float" office:value="0.0309028786">
                <text:p>0.0309028786</text:p>
              </table:table-cell>
            </table:table-row>
            <table:table-row>
              <table:table-cell office:value-type="float" office:value="1604">
                <text:p>1604</text:p>
              </table:table-cell>
              <table:table-cell office:value-type="float" office:value="0.0153904378">
                <text:p>0.0153904378</text:p>
              </table:table-cell>
              <table:table-cell office:value-type="float" office:value="0.0308349832">
                <text:p>0.0308349832</text:p>
              </table:table-cell>
            </table:table-row>
            <table:table-row>
              <table:table-cell office:value-type="float" office:value="1605">
                <text:p>1605</text:p>
              </table:table-cell>
              <table:table-cell office:value-type="float" office:value="0.0153247851">
                <text:p>0.0153247851</text:p>
              </table:table-cell>
              <table:table-cell office:value-type="float" office:value="0.0307272171">
                <text:p>0.0307272171</text:p>
              </table:table-cell>
            </table:table-row>
            <table:table-row>
              <table:table-cell office:value-type="float" office:value="1606">
                <text:p>1606</text:p>
              </table:table-cell>
              <table:table-cell office:value-type="float" office:value="0.0153201197">
                <text:p>0.0153201197</text:p>
              </table:table-cell>
              <table:table-cell office:value-type="float" office:value="0.0306533667">
                <text:p>0.0306533667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0.0153132972">
                <text:p>0.0153132972</text:p>
              </table:table-cell>
              <table:table-cell office:value-type="float" office:value="0.0305627661">
                <text:p>0.0305627661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0.01530939">
                <text:p>0.01530939</text:p>
              </table:table-cell>
              <table:table-cell office:value-type="float" office:value="0.0305298921">
                <text:p>0.0305298921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0.015278543">
                <text:p>0.015278543</text:p>
              </table:table-cell>
              <table:table-cell office:value-type="float" office:value="0.0304317746">
                <text:p>0.0304317746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.0152242035">
                <text:p>0.0152242035</text:p>
              </table:table-cell>
              <table:table-cell office:value-type="float" office:value="0.0303946309">
                <text:p>0.0303946309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0.0151509893">
                <text:p>0.0151509893</text:p>
              </table:table-cell>
              <table:table-cell office:value-type="float" office:value="0.0303390006">
                <text:p>0.0303390006</text:p>
              </table:table-cell>
            </table:table-row>
            <table:table-row>
              <table:table-cell office:value-type="float" office:value="1612">
                <text:p>1612</text:p>
              </table:table-cell>
              <table:table-cell office:value-type="float" office:value="0.015079819">
                <text:p>0.015079819</text:p>
              </table:table-cell>
              <table:table-cell office:value-type="float" office:value="0.0303042067">
                <text:p>0.0303042067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0.0150504899">
                <text:p>0.0150504899</text:p>
              </table:table-cell>
              <table:table-cell office:value-type="float" office:value="0.0302715173">
                <text:p>0.0302715173</text:p>
              </table:table-cell>
            </table:table-row>
            <table:table-row>
              <table:table-cell office:value-type="float" office:value="1614">
                <text:p>1614</text:p>
              </table:table-cell>
              <table:table-cell office:value-type="float" office:value="0.0150405501">
                <text:p>0.0150405501</text:p>
              </table:table-cell>
              <table:table-cell office:value-type="float" office:value="0.030225197">
                <text:p>0.030225197</text:p>
              </table:table-cell>
            </table:table-row>
            <table:table-row>
              <table:table-cell office:value-type="float" office:value="1615">
                <text:p>1615</text:p>
              </table:table-cell>
              <table:table-cell office:value-type="float" office:value="0.0150030237">
                <text:p>0.0150030237</text:p>
              </table:table-cell>
              <table:table-cell office:value-type="float" office:value="0.0301301098">
                <text:p>0.0301301098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0.0149850888">
                <text:p>0.0149850888</text:p>
              </table:table-cell>
              <table:table-cell office:value-type="float" office:value="0.0300517599">
                <text:p>0.0300517599</text:p>
              </table:table-cell>
            </table:table-row>
            <table:table-row>
              <table:table-cell office:value-type="float" office:value="1617">
                <text:p>1617</text:p>
              </table:table-cell>
              <table:table-cell office:value-type="float" office:value="0.0149588626">
                <text:p>0.0149588626</text:p>
              </table:table-cell>
              <table:table-cell office:value-type="float" office:value="0.029964016">
                <text:p>0.029964016</text:p>
              </table:table-cell>
            </table:table-row>
            <table:table-row>
              <table:table-cell office:value-type="float" office:value="1618">
                <text:p>1618</text:p>
              </table:table-cell>
              <table:table-cell office:value-type="float" office:value="0.0149024951">
                <text:p>0.0149024951</text:p>
              </table:table-cell>
              <table:table-cell office:value-type="float" office:value="0.0298847563">
                <text:p>0.0298847563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0.0148925822">
                <text:p>0.0148925822</text:p>
              </table:table-cell>
              <table:table-cell office:value-type="float" office:value="0.0298237729">
                <text:p>0.0298237729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0148818828">
                <text:p>0.0148818828</text:p>
              </table:table-cell>
              <table:table-cell office:value-type="float" office:value="0.0297677511">
                <text:p>0.0297677511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0.0148394854">
                <text:p>0.0148394854</text:p>
              </table:table-cell>
              <table:table-cell office:value-type="float" office:value="0.0297473031">
                <text:p>0.0297473031</text:p>
              </table:table-cell>
            </table:table-row>
            <table:table-row>
              <table:table-cell office:value-type="float" office:value="1622">
                <text:p>1622</text:p>
              </table:table-cell>
              <table:table-cell office:value-type="float" office:value="0.0148027741">
                <text:p>0.0148027741</text:p>
              </table:table-cell>
              <table:table-cell office:value-type="float" office:value="0.0296925681">
                <text:p>0.0296925681</text:p>
              </table:table-cell>
            </table:table-row>
            <table:table-row>
              <table:table-cell office:value-type="float" office:value="1623">
                <text:p>1623</text:p>
              </table:table-cell>
              <table:table-cell office:value-type="float" office:value="0.0147931615">
                <text:p>0.0147931615</text:p>
              </table:table-cell>
              <table:table-cell office:value-type="float" office:value="0.0296018976">
                <text:p>0.0296018976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0.0147431305">
                <text:p>0.0147431305</text:p>
              </table:table-cell>
              <table:table-cell office:value-type="float" office:value="0.0294968387">
                <text:p>0.0294968387</text:p>
              </table:table-cell>
            </table:table-row>
            <table:table-row>
              <table:table-cell office:value-type="float" office:value="1625">
                <text:p>1625</text:p>
              </table:table-cell>
              <table:table-cell office:value-type="float" office:value="0.0147112767">
                <text:p>0.0147112767</text:p>
              </table:table-cell>
              <table:table-cell office:value-type="float" office:value="0.0293963713">
                <text:p>0.0293963713</text:p>
              </table:table-cell>
            </table:table-row>
            <table:table-row>
              <table:table-cell office:value-type="float" office:value="1626">
                <text:p>1626</text:p>
              </table:table-cell>
              <table:table-cell office:value-type="float" office:value="0.0146399818">
                <text:p>0.0146399818</text:p>
              </table:table-cell>
              <table:table-cell office:value-type="float" office:value="0.029344286">
                <text:p>0.029344286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0.0145851507">
                <text:p>0.0145851507</text:p>
              </table:table-cell>
              <table:table-cell office:value-type="float" office:value="0.0292798844">
                <text:p>0.0292798844</text:p>
              </table:table-cell>
            </table:table-row>
            <table:table-row>
              <table:table-cell office:value-type="float" office:value="1628">
                <text:p>1628</text:p>
              </table:table-cell>
              <table:table-cell office:value-type="float" office:value="0.0145162225">
                <text:p>0.0145162225</text:p>
              </table:table-cell>
              <table:table-cell office:value-type="float" office:value="0.0292524634">
                <text:p>0.0292524634</text:p>
              </table:table-cell>
            </table:table-row>
            <table:table-row>
              <table:table-cell office:value-type="float" office:value="1629">
                <text:p>1629</text:p>
              </table:table-cell>
              <table:table-cell office:value-type="float" office:value="0.014486166">
                <text:p>0.014486166</text:p>
              </table:table-cell>
              <table:table-cell office:value-type="float" office:value="0.0291758431">
                <text:p>0.0291758431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.0144232685">
                <text:p>0.0144232685</text:p>
              </table:table-cell>
              <table:table-cell office:value-type="float" office:value="0.029103678">
                <text:p>0.029103678</text:p>
              </table:table-cell>
            </table:table-row>
            <table:table-row>
              <table:table-cell office:value-type="float" office:value="1631">
                <text:p>1631</text:p>
              </table:table-cell>
              <table:table-cell office:value-type="float" office:value="0.014381881">
                <text:p>0.014381881</text:p>
              </table:table-cell>
              <table:table-cell office:value-type="float" office:value="0.0290629777">
                <text:p>0.0290629777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0.0143165252">
                <text:p>0.0143165252</text:p>
              </table:table-cell>
              <table:table-cell office:value-type="float" office:value="0.0290039234">
                <text:p>0.0290039234</text:p>
              </table:table-cell>
            </table:table-row>
            <table:table-row>
              <table:table-cell office:value-type="float" office:value="1633">
                <text:p>1633</text:p>
              </table:table-cell>
              <table:table-cell office:value-type="float" office:value="0.0142454307">
                <text:p>0.0142454307</text:p>
              </table:table-cell>
              <table:table-cell office:value-type="float" office:value="0.0289169859">
                <text:p>0.0289169859</text:p>
              </table:table-cell>
            </table:table-row>
            <table:table-row>
              <table:table-cell office:value-type="float" office:value="1634">
                <text:p>1634</text:p>
              </table:table-cell>
              <table:table-cell office:value-type="float" office:value="0.0142275917">
                <text:p>0.0142275917</text:p>
              </table:table-cell>
              <table:table-cell office:value-type="float" office:value="0.028890154">
                <text:p>0.028890154</text:p>
              </table:table-cell>
            </table:table-row>
            <table:table-row>
              <table:table-cell office:value-type="float" office:value="1635">
                <text:p>1635</text:p>
              </table:table-cell>
              <table:table-cell office:value-type="float" office:value="0.0141700145">
                <text:p>0.0141700145</text:p>
              </table:table-cell>
              <table:table-cell office:value-type="float" office:value="0.0288595606">
                <text:p>0.0288595606</text:p>
              </table:table-cell>
            </table:table-row>
            <table:table-row>
              <table:table-cell office:value-type="float" office:value="1636">
                <text:p>1636</text:p>
              </table:table-cell>
              <table:table-cell office:value-type="float" office:value="0.0141521634">
                <text:p>0.0141521634</text:p>
              </table:table-cell>
              <table:table-cell office:value-type="float" office:value="0.028827182">
                <text:p>0.028827182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0.0140898063">
                <text:p>0.0140898063</text:p>
              </table:table-cell>
              <table:table-cell office:value-type="float" office:value="0.0287528688">
                <text:p>0.0287528688</text:p>
              </table:table-cell>
            </table:table-row>
            <table:table-row>
              <table:table-cell office:value-type="float" office:value="1638">
                <text:p>1638</text:p>
              </table:table-cell>
              <table:table-cell office:value-type="float" office:value="0.0140889436">
                <text:p>0.0140889436</text:p>
              </table:table-cell>
              <table:table-cell office:value-type="float" office:value="0.0286774019">
                <text:p>0.0286774019</text:p>
              </table:table-cell>
            </table:table-row>
            <table:table-row>
              <table:table-cell office:value-type="float" office:value="1639">
                <text:p>1639</text:p>
              </table:table-cell>
              <table:table-cell office:value-type="float" office:value="0.0140389469">
                <text:p>0.0140389469</text:p>
              </table:table-cell>
              <table:table-cell office:value-type="float" office:value="0.0285956373">
                <text:p>0.0285956373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0140038525">
                <text:p>0.0140038525</text:p>
              </table:table-cell>
              <table:table-cell office:value-type="float" office:value="0.0285359935">
                <text:p>0.0285359935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0.0139828473">
                <text:p>0.0139828473</text:p>
              </table:table-cell>
              <table:table-cell office:value-type="float" office:value="0.0284398253">
                <text:p>0.0284398253</text:p>
              </table:table-cell>
            </table:table-row>
            <table:table-row>
              <table:table-cell office:value-type="float" office:value="1642">
                <text:p>1642</text:p>
              </table:table-cell>
              <table:table-cell office:value-type="float" office:value="0.0139693159">
                <text:p>0.0139693159</text:p>
              </table:table-cell>
              <table:table-cell office:value-type="float" office:value="0.0283866271">
                <text:p>0.0283866271</text:p>
              </table:table-cell>
            </table:table-row>
            <table:table-row>
              <table:table-cell office:value-type="float" office:value="1643">
                <text:p>1643</text:p>
              </table:table-cell>
              <table:table-cell office:value-type="float" office:value="0.0139202878">
                <text:p>0.0139202878</text:p>
              </table:table-cell>
              <table:table-cell office:value-type="float" office:value="0.0282911151">
                <text:p>0.0282911151</text:p>
              </table:table-cell>
            </table:table-row>
            <table:table-row>
              <table:table-cell office:value-type="float" office:value="1644">
                <text:p>1644</text:p>
              </table:table-cell>
              <table:table-cell office:value-type="float" office:value="0.0139119188">
                <text:p>0.0139119188</text:p>
              </table:table-cell>
              <table:table-cell office:value-type="float" office:value="0.0282400787">
                <text:p>0.0282400787</text:p>
              </table:table-cell>
            </table:table-row>
            <table:table-row>
              <table:table-cell office:value-type="float" office:value="1645">
                <text:p>1645</text:p>
              </table:table-cell>
              <table:table-cell office:value-type="float" office:value="0.0138450172">
                <text:p>0.0138450172</text:p>
              </table:table-cell>
              <table:table-cell office:value-type="float" office:value="0.0282051527">
                <text:p>0.0282051527</text:p>
              </table:table-cell>
            </table:table-row>
            <table:table-row>
              <table:table-cell office:value-type="float" office:value="1646">
                <text:p>1646</text:p>
              </table:table-cell>
              <table:table-cell office:value-type="float" office:value="0.0138435824">
                <text:p>0.0138435824</text:p>
              </table:table-cell>
              <table:table-cell office:value-type="float" office:value="0.0281189159">
                <text:p>0.0281189159</text:p>
              </table:table-cell>
            </table:table-row>
            <table:table-row>
              <table:table-cell office:value-type="float" office:value="1647">
                <text:p>1647</text:p>
              </table:table-cell>
              <table:table-cell office:value-type="float" office:value="0.0137844398">
                <text:p>0.0137844398</text:p>
              </table:table-cell>
              <table:table-cell office:value-type="float" office:value="0.0280192922">
                <text:p>0.0280192922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0.0137476687">
                <text:p>0.0137476687</text:p>
              </table:table-cell>
              <table:table-cell office:value-type="float" office:value="0.0279449682">
                <text:p>0.0279449682</text:p>
              </table:table-cell>
            </table:table-row>
            <table:table-row>
              <table:table-cell office:value-type="float" office:value="1649">
                <text:p>1649</text:p>
              </table:table-cell>
              <table:table-cell office:value-type="float" office:value="0.013706623">
                <text:p>0.013706623</text:p>
              </table:table-cell>
              <table:table-cell office:value-type="float" office:value="0.0278713762">
                <text:p>0.027871376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136407494">
                <text:p>0.0136407494</text:p>
              </table:table-cell>
              <table:table-cell office:value-type="float" office:value="0.0277902851">
                <text:p>0.0277902851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0.013638066">
                <text:p>0.013638066</text:p>
              </table:table-cell>
              <table:table-cell office:value-type="float" office:value="0.0277478208">
                <text:p>0.0277478208</text:p>
              </table:table-cell>
            </table:table-row>
            <table:table-row>
              <table:table-cell office:value-type="float" office:value="1652">
                <text:p>1652</text:p>
              </table:table-cell>
              <table:table-cell office:value-type="float" office:value="0.0136024646">
                <text:p>0.0136024646</text:p>
              </table:table-cell>
              <table:table-cell office:value-type="float" office:value="0.0277017805">
                <text:p>0.0277017805</text:p>
              </table:table-cell>
            </table:table-row>
            <table:table-row>
              <table:table-cell office:value-type="float" office:value="1653">
                <text:p>1653</text:p>
              </table:table-cell>
              <table:table-cell office:value-type="float" office:value="0.0135709433">
                <text:p>0.0135709433</text:p>
              </table:table-cell>
              <table:table-cell office:value-type="float" office:value="0.0276317951">
                <text:p>0.0276317951</text:p>
              </table:table-cell>
            </table:table-row>
            <table:table-row>
              <table:table-cell office:value-type="float" office:value="1654">
                <text:p>1654</text:p>
              </table:table-cell>
              <table:table-cell office:value-type="float" office:value="0.0135609835">
                <text:p>0.0135609835</text:p>
              </table:table-cell>
              <table:table-cell office:value-type="float" office:value="0.0275978762">
                <text:p>0.0275978762</text:p>
              </table:table-cell>
            </table:table-row>
            <table:table-row>
              <table:table-cell office:value-type="float" office:value="1655">
                <text:p>1655</text:p>
              </table:table-cell>
              <table:table-cell office:value-type="float" office:value="0.013536566">
                <text:p>0.013536566</text:p>
              </table:table-cell>
              <table:table-cell office:value-type="float" office:value="0.0275108066">
                <text:p>0.0275108066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0.0135135912">
                <text:p>0.0135135912</text:p>
              </table:table-cell>
              <table:table-cell office:value-type="float" office:value="0.0274606584">
                <text:p>0.0274606584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0.0134786512">
                <text:p>0.0134786512</text:p>
              </table:table-cell>
              <table:table-cell office:value-type="float" office:value="0.027434123">
                <text:p>0.027434123</text:p>
              </table:table-cell>
            </table:table-row>
            <table:table-row>
              <table:table-cell office:value-type="float" office:value="1658">
                <text:p>1658</text:p>
              </table:table-cell>
              <table:table-cell office:value-type="float" office:value="0.0134737964">
                <text:p>0.0134737964</text:p>
              </table:table-cell>
              <table:table-cell office:value-type="float" office:value="0.0273401672">
                <text:p>0.0273401672</text:p>
              </table:table-cell>
            </table:table-row>
            <table:table-row>
              <table:table-cell office:value-type="float" office:value="1659">
                <text:p>1659</text:p>
              </table:table-cell>
              <table:table-cell office:value-type="float" office:value="0.0134492967">
                <text:p>0.0134492967</text:p>
              </table:table-cell>
              <table:table-cell office:value-type="float" office:value="0.0272731672">
                <text:p>0.02727316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0134250919">
                <text:p>0.0134250919</text:p>
              </table:table-cell>
              <table:table-cell office:value-type="float" office:value="0.0272423938">
                <text:p>0.0272423938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0.0133776764">
                <text:p>0.0133776764</text:p>
              </table:table-cell>
              <table:table-cell office:value-type="float" office:value="0.0271750232">
                <text:p>0.0271750232</text:p>
              </table:table-cell>
            </table:table-row>
            <table:table-row>
              <table:table-cell office:value-type="float" office:value="1662">
                <text:p>1662</text:p>
              </table:table-cell>
              <table:table-cell office:value-type="float" office:value="0.0133365973">
                <text:p>0.0133365973</text:p>
              </table:table-cell>
              <table:table-cell office:value-type="float" office:value="0.0271264216">
                <text:p>0.0271264216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0.0132804336">
                <text:p>0.0132804336</text:p>
              </table:table-cell>
              <table:table-cell office:value-type="float" office:value="0.0271036067">
                <text:p>0.0271036067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0.0132243401">
                <text:p>0.0132243401</text:p>
              </table:table-cell>
              <table:table-cell office:value-type="float" office:value="0.0270632096">
                <text:p>0.0270632096</text:p>
              </table:table-cell>
            </table:table-row>
            <table:table-row>
              <table:table-cell office:value-type="float" office:value="1665">
                <text:p>1665</text:p>
              </table:table-cell>
              <table:table-cell office:value-type="float" office:value="0.0131822936">
                <text:p>0.0131822936</text:p>
              </table:table-cell>
              <table:table-cell office:value-type="float" office:value="0.0270059446">
                <text:p>0.0270059446</text:p>
              </table:table-cell>
            </table:table-row>
            <table:table-row>
              <table:table-cell office:value-type="float" office:value="1666">
                <text:p>1666</text:p>
              </table:table-cell>
              <table:table-cell office:value-type="float" office:value="0.0131381754">
                <text:p>0.0131381754</text:p>
              </table:table-cell>
              <table:table-cell office:value-type="float" office:value="0.0269809844">
                <text:p>0.0269809844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0.0131360876">
                <text:p>0.0131360876</text:p>
              </table:table-cell>
              <table:table-cell office:value-type="float" office:value="0.0269210939">
                <text:p>0.0269210939</text:p>
              </table:table-cell>
            </table:table-row>
            <table:table-row>
              <table:table-cell office:value-type="float" office:value="1668">
                <text:p>1668</text:p>
              </table:table-cell>
              <table:table-cell office:value-type="float" office:value="0.0130734224">
                <text:p>0.0130734224</text:p>
              </table:table-cell>
              <table:table-cell office:value-type="float" office:value="0.0268763727">
                <text:p>0.0268763727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0.0130471967">
                <text:p>0.0130471967</text:p>
              </table:table-cell>
              <table:table-cell office:value-type="float" office:value="0.0268565976">
                <text:p>0.0268565976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.0130122668">
                <text:p>0.0130122668</text:p>
              </table:table-cell>
              <table:table-cell office:value-type="float" office:value="0.0268015623">
                <text:p>0.0268015623</text:p>
              </table:table-cell>
            </table:table-row>
            <table:table-row>
              <table:table-cell office:value-type="float" office:value="1671">
                <text:p>1671</text:p>
              </table:table-cell>
              <table:table-cell office:value-type="float" office:value="0.0130052503">
                <text:p>0.0130052503</text:p>
              </table:table-cell>
              <table:table-cell office:value-type="float" office:value="0.0267714125">
                <text:p>0.0267714125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0.0129435111">
                <text:p>0.0129435111</text:p>
              </table:table-cell>
              <table:table-cell office:value-type="float" office:value="0.0267527235">
                <text:p>0.0267527235</text:p>
              </table:table-cell>
            </table:table-row>
            <table:table-row>
              <table:table-cell office:value-type="float" office:value="1673">
                <text:p>1673</text:p>
              </table:table-cell>
              <table:table-cell office:value-type="float" office:value="0.0128853075">
                <text:p>0.0128853075</text:p>
              </table:table-cell>
              <table:table-cell office:value-type="float" office:value="0.0266865736">
                <text:p>0.0266865736</text:p>
              </table:table-cell>
            </table:table-row>
            <table:table-row>
              <table:table-cell office:value-type="float" office:value="1674">
                <text:p>1674</text:p>
              </table:table-cell>
              <table:table-cell office:value-type="float" office:value="0.0128823613">
                <text:p>0.0128823613</text:p>
              </table:table-cell>
              <table:table-cell office:value-type="float" office:value="0.0266606756">
                <text:p>0.0266606756</text:p>
              </table:table-cell>
            </table:table-row>
            <table:table-row>
              <table:table-cell office:value-type="float" office:value="1675">
                <text:p>1675</text:p>
              </table:table-cell>
              <table:table-cell office:value-type="float" office:value="0.0128777558">
                <text:p>0.0128777558</text:p>
              </table:table-cell>
              <table:table-cell office:value-type="float" office:value="0.0266434144">
                <text:p>0.0266434144</text:p>
              </table:table-cell>
            </table:table-row>
            <table:table-row>
              <table:table-cell office:value-type="float" office:value="1676">
                <text:p>1676</text:p>
              </table:table-cell>
              <table:table-cell office:value-type="float" office:value="0.0128616355">
                <text:p>0.0128616355</text:p>
              </table:table-cell>
              <table:table-cell office:value-type="float" office:value="0.026552963">
                <text:p>0.026552963</text:p>
              </table:table-cell>
            </table:table-row>
            <table:table-row>
              <table:table-cell office:value-type="float" office:value="1677">
                <text:p>1677</text:p>
              </table:table-cell>
              <table:table-cell office:value-type="float" office:value="0.012818786">
                <text:p>0.012818786</text:p>
              </table:table-cell>
              <table:table-cell office:value-type="float" office:value="0.0265075669">
                <text:p>0.0265075669</text:p>
              </table:table-cell>
            </table:table-row>
            <table:table-row>
              <table:table-cell office:value-type="float" office:value="1678">
                <text:p>1678</text:p>
              </table:table-cell>
              <table:table-cell office:value-type="float" office:value="0.0127775107">
                <text:p>0.0127775107</text:p>
              </table:table-cell>
              <table:table-cell office:value-type="float" office:value="0.0264696456">
                <text:p>0.0264696456</text:p>
              </table:table-cell>
            </table:table-row>
            <table:table-row>
              <table:table-cell office:value-type="float" office:value="1679">
                <text:p>1679</text:p>
              </table:table-cell>
              <table:table-cell office:value-type="float" office:value="0.0127488734">
                <text:p>0.0127488734</text:p>
              </table:table-cell>
              <table:table-cell office:value-type="float" office:value="0.0264353907">
                <text:p>0.0264353907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012697389">
                <text:p>0.012697389</text:p>
              </table:table-cell>
              <table:table-cell office:value-type="float" office:value="0.0263726112">
                <text:p>0.0263726112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0.0126713499">
                <text:p>0.0126713499</text:p>
              </table:table-cell>
              <table:table-cell office:value-type="float" office:value="0.026278979">
                <text:p>0.026278979</text:p>
              </table:table-cell>
            </table:table-row>
            <table:table-row>
              <table:table-cell office:value-type="float" office:value="1682">
                <text:p>1682</text:p>
              </table:table-cell>
              <table:table-cell office:value-type="float" office:value="0.0126692839">
                <text:p>0.0126692839</text:p>
              </table:table-cell>
              <table:table-cell office:value-type="float" office:value="0.026202052">
                <text:p>0.026202052</text:p>
              </table:table-cell>
            </table:table-row>
            <table:table-row>
              <table:table-cell office:value-type="float" office:value="1683">
                <text:p>1683</text:p>
              </table:table-cell>
              <table:table-cell office:value-type="float" office:value="0.012663693">
                <text:p>0.012663693</text:p>
              </table:table-cell>
              <table:table-cell office:value-type="float" office:value="0.0261587457">
                <text:p>0.0261587457</text:p>
              </table:table-cell>
            </table:table-row>
            <table:table-row>
              <table:table-cell office:value-type="float" office:value="1684">
                <text:p>1684</text:p>
              </table:table-cell>
              <table:table-cell office:value-type="float" office:value="0.0126534375">
                <text:p>0.0126534375</text:p>
              </table:table-cell>
              <table:table-cell office:value-type="float" office:value="0.0261275032">
                <text:p>0.0261275032</text:p>
              </table:table-cell>
            </table:table-row>
            <table:table-row>
              <table:table-cell office:value-type="float" office:value="1685">
                <text:p>1685</text:p>
              </table:table-cell>
              <table:table-cell office:value-type="float" office:value="0.0125927749">
                <text:p>0.0125927749</text:p>
              </table:table-cell>
              <table:table-cell office:value-type="float" office:value="0.0260934341">
                <text:p>0.0260934341</text:p>
              </table:table-cell>
            </table:table-row>
            <table:table-row>
              <table:table-cell office:value-type="float" office:value="1686">
                <text:p>1686</text:p>
              </table:table-cell>
              <table:table-cell office:value-type="float" office:value="0.0125435322">
                <text:p>0.0125435322</text:p>
              </table:table-cell>
              <table:table-cell office:value-type="float" office:value="0.0260648211">
                <text:p>0.0260648211</text:p>
              </table:table-cell>
            </table:table-row>
            <table:table-row>
              <table:table-cell office:value-type="float" office:value="1687">
                <text:p>1687</text:p>
              </table:table-cell>
              <table:table-cell office:value-type="float" office:value="0.0125145045">
                <text:p>0.0125145045</text:p>
              </table:table-cell>
              <table:table-cell office:value-type="float" office:value="0.0260291906">
                <text:p>0.0260291906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0.0124738812">
                <text:p>0.0124738812</text:p>
              </table:table-cell>
              <table:table-cell office:value-type="float" office:value="0.0259521327">
                <text:p>0.0259521327</text:p>
              </table:table-cell>
            </table:table-row>
            <table:table-row>
              <table:table-cell office:value-type="float" office:value="1689">
                <text:p>1689</text:p>
              </table:table-cell>
              <table:table-cell office:value-type="float" office:value="0.0124329133">
                <text:p>0.0124329133</text:p>
              </table:table-cell>
              <table:table-cell office:value-type="float" office:value="0.0258986002">
                <text:p>0.0258986002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0123865587">
                <text:p>0.0123865587</text:p>
              </table:table-cell>
              <table:table-cell office:value-type="float" office:value="0.025810987">
                <text:p>0.025810987</text:p>
              </table:table-cell>
            </table:table-row>
            <table:table-row>
              <table:table-cell office:value-type="float" office:value="1691">
                <text:p>1691</text:p>
              </table:table-cell>
              <table:table-cell office:value-type="float" office:value="0.0123643968">
                <text:p>0.0123643968</text:p>
              </table:table-cell>
              <table:table-cell office:value-type="float" office:value="0.0257578352">
                <text:p>0.0257578352</text:p>
              </table:table-cell>
            </table:table-row>
            <table:table-row>
              <table:table-cell office:value-type="float" office:value="1692">
                <text:p>1692</text:p>
              </table:table-cell>
              <table:table-cell office:value-type="float" office:value="0.0123169901">
                <text:p>0.0123169901</text:p>
              </table:table-cell>
              <table:table-cell office:value-type="float" office:value="0.0256910684">
                <text:p>0.0256910684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0.0122695156">
                <text:p>0.0122695156</text:p>
              </table:table-cell>
              <table:table-cell office:value-type="float" office:value="0.0256726711">
                <text:p>0.0256726711</text:p>
              </table:table-cell>
            </table:table-row>
            <table:table-row>
              <table:table-cell office:value-type="float" office:value="1694">
                <text:p>1694</text:p>
              </table:table-cell>
              <table:table-cell office:value-type="float" office:value="0.0122558482">
                <text:p>0.0122558482</text:p>
              </table:table-cell>
              <table:table-cell office:value-type="float" office:value="0.0256013825">
                <text:p>0.0256013825</text:p>
              </table:table-cell>
            </table:table-row>
            <table:table-row>
              <table:table-cell office:value-type="float" office:value="1695">
                <text:p>1695</text:p>
              </table:table-cell>
              <table:table-cell office:value-type="float" office:value="0.0122509678">
                <text:p>0.0122509678</text:p>
              </table:table-cell>
              <table:table-cell office:value-type="float" office:value="0.0255625053">
                <text:p>0.0255625053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0.0122234193">
                <text:p>0.0122234193</text:p>
              </table:table-cell>
              <table:table-cell office:value-type="float" office:value="0.0255230951">
                <text:p>0.0255230951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0.0121914641">
                <text:p>0.0121914641</text:p>
              </table:table-cell>
              <table:table-cell office:value-type="float" office:value="0.0254635321">
                <text:p>0.0254635321</text:p>
              </table:table-cell>
            </table:table-row>
            <table:table-row>
              <table:table-cell office:value-type="float" office:value="1698">
                <text:p>1698</text:p>
              </table:table-cell>
              <table:table-cell office:value-type="float" office:value="0.0121445631">
                <text:p>0.0121445631</text:p>
              </table:table-cell>
              <table:table-cell office:value-type="float" office:value="0.0253971005">
                <text:p>0.0253971005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0.0121256906">
                <text:p>0.0121256906</text:p>
              </table:table-cell>
              <table:table-cell office:value-type="float" office:value="0.0253481693">
                <text:p>0.025348169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120936492">
                <text:p>0.0120936492</text:p>
              </table:table-cell>
              <table:table-cell office:value-type="float" office:value="0.0253282132">
                <text:p>0.0253282132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0.0120515666">
                <text:p>0.0120515666</text:p>
              </table:table-cell>
              <table:table-cell office:value-type="float" office:value="0.0252611369">
                <text:p>0.0252611369</text:p>
              </table:table-cell>
            </table:table-row>
            <table:table-row>
              <table:table-cell office:value-type="float" office:value="1702">
                <text:p>1702</text:p>
              </table:table-cell>
              <table:table-cell office:value-type="float" office:value="0.0120170893">
                <text:p>0.0120170893</text:p>
              </table:table-cell>
              <table:table-cell office:value-type="float" office:value="0.0251850885">
                <text:p>0.0251850885</text:p>
              </table:table-cell>
            </table:table-row>
            <table:table-row>
              <table:table-cell office:value-type="float" office:value="1703">
                <text:p>1703</text:p>
              </table:table-cell>
              <table:table-cell office:value-type="float" office:value="0.0119939589">
                <text:p>0.0119939589</text:p>
              </table:table-cell>
              <table:table-cell office:value-type="float" office:value="0.0251270663">
                <text:p>0.0251270663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0.0119869672">
                <text:p>0.0119869672</text:p>
              </table:table-cell>
              <table:table-cell office:value-type="float" office:value="0.0251096517">
                <text:p>0.0251096517</text:p>
              </table:table-cell>
            </table:table-row>
            <table:table-row>
              <table:table-cell office:value-type="float" office:value="1705">
                <text:p>1705</text:p>
              </table:table-cell>
              <table:table-cell office:value-type="float" office:value="0.0119370732">
                <text:p>0.0119370732</text:p>
              </table:table-cell>
              <table:table-cell office:value-type="float" office:value="0.0250272683">
                <text:p>0.0250272683</text:p>
              </table:table-cell>
            </table:table-row>
            <table:table-row>
              <table:table-cell office:value-type="float" office:value="1706">
                <text:p>1706</text:p>
              </table:table-cell>
              <table:table-cell office:value-type="float" office:value="0.0119175916">
                <text:p>0.0119175916</text:p>
              </table:table-cell>
              <table:table-cell office:value-type="float" office:value="0.0249768549">
                <text:p>0.0249768549</text:p>
              </table:table-cell>
            </table:table-row>
            <table:table-row>
              <table:table-cell office:value-type="float" office:value="1707">
                <text:p>1707</text:p>
              </table:table-cell>
              <table:table-cell office:value-type="float" office:value="0.011898442">
                <text:p>0.011898442</text:p>
              </table:table-cell>
              <table:table-cell office:value-type="float" office:value="0.0248949956">
                <text:p>0.0248949956</text:p>
              </table:table-cell>
            </table:table-row>
            <table:table-row>
              <table:table-cell office:value-type="float" office:value="1708">
                <text:p>1708</text:p>
              </table:table-cell>
              <table:table-cell office:value-type="float" office:value="0.0118493436">
                <text:p>0.0118493436</text:p>
              </table:table-cell>
              <table:table-cell office:value-type="float" office:value="0.0248128218">
                <text:p>0.0248128218</text:p>
              </table:table-cell>
            </table:table-row>
            <table:table-row>
              <table:table-cell office:value-type="float" office:value="1709">
                <text:p>1709</text:p>
              </table:table-cell>
              <table:table-cell office:value-type="float" office:value="0.0118218775">
                <text:p>0.0118218775</text:p>
              </table:table-cell>
              <table:table-cell office:value-type="float" office:value="0.0247382943">
                <text:p>0.0247382943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0.0117924413">
                <text:p>0.0117924413</text:p>
              </table:table-cell>
              <table:table-cell office:value-type="float" office:value="0.0247103672">
                <text:p>0.0247103672</text:p>
              </table:table-cell>
            </table:table-row>
            <table:table-row>
              <table:table-cell office:value-type="float" office:value="1711">
                <text:p>1711</text:p>
              </table:table-cell>
              <table:table-cell office:value-type="float" office:value="0.0117903485">
                <text:p>0.0117903485</text:p>
              </table:table-cell>
              <table:table-cell office:value-type="float" office:value="0.0246479117">
                <text:p>0.0246479117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0.0117380886">
                <text:p>0.0117380886</text:p>
              </table:table-cell>
              <table:table-cell office:value-type="float" office:value="0.0245755192">
                <text:p>0.0245755192</text:p>
              </table:table-cell>
            </table:table-row>
            <table:table-row>
              <table:table-cell office:value-type="float" office:value="1713">
                <text:p>1713</text:p>
              </table:table-cell>
              <table:table-cell office:value-type="float" office:value="0.011725873">
                <text:p>0.011725873</text:p>
              </table:table-cell>
              <table:table-cell office:value-type="float" office:value="0.0245250177">
                <text:p>0.0245250177</text:p>
              </table:table-cell>
            </table:table-row>
            <table:table-row>
              <table:table-cell office:value-type="float" office:value="1714">
                <text:p>1714</text:p>
              </table:table-cell>
              <table:table-cell office:value-type="float" office:value="0.0116916122">
                <text:p>0.0116916122</text:p>
              </table:table-cell>
              <table:table-cell office:value-type="float" office:value="0.0244810973">
                <text:p>0.0244810973</text:p>
              </table:table-cell>
            </table:table-row>
            <table:table-row>
              <table:table-cell office:value-type="float" office:value="1715">
                <text:p>1715</text:p>
              </table:table-cell>
              <table:table-cell office:value-type="float" office:value="0.0116376026">
                <text:p>0.0116376026</text:p>
              </table:table-cell>
              <table:table-cell office:value-type="float" office:value="0.0244110843">
                <text:p>0.0244110843</text:p>
              </table:table-cell>
            </table:table-row>
            <table:table-row>
              <table:table-cell office:value-type="float" office:value="1716">
                <text:p>1716</text:p>
              </table:table-cell>
              <table:table-cell office:value-type="float" office:value="0.0116274192">
                <text:p>0.0116274192</text:p>
              </table:table-cell>
              <table:table-cell office:value-type="float" office:value="0.0243547903">
                <text:p>0.0243547903</text:p>
              </table:table-cell>
            </table:table-row>
            <table:table-row>
              <table:table-cell office:value-type="float" office:value="1717">
                <text:p>1717</text:p>
              </table:table-cell>
              <table:table-cell office:value-type="float" office:value="0.0116103159">
                <text:p>0.0116103159</text:p>
              </table:table-cell>
              <table:table-cell office:value-type="float" office:value="0.0243014823">
                <text:p>0.0243014823</text:p>
              </table:table-cell>
            </table:table-row>
            <table:table-row>
              <table:table-cell office:value-type="float" office:value="1718">
                <text:p>1718</text:p>
              </table:table-cell>
              <table:table-cell office:value-type="float" office:value="0.0116009255">
                <text:p>0.0116009255</text:p>
              </table:table-cell>
              <table:table-cell office:value-type="float" office:value="0.0242436768">
                <text:p>0.0242436768</text:p>
              </table:table-cell>
            </table:table-row>
            <table:table-row>
              <table:table-cell office:value-type="float" office:value="1719">
                <text:p>1719</text:p>
              </table:table-cell>
              <table:table-cell office:value-type="float" office:value="0.0115618076">
                <text:p>0.0115618076</text:p>
              </table:table-cell>
              <table:table-cell office:value-type="float" office:value="0.0241622464">
                <text:p>0.024162246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0115558997">
                <text:p>0.0115558997</text:p>
              </table:table-cell>
              <table:table-cell office:value-type="float" office:value="0.0241191077">
                <text:p>0.0241191077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0.0115401183">
                <text:p>0.0115401183</text:p>
              </table:table-cell>
              <table:table-cell office:value-type="float" office:value="0.0240418863">
                <text:p>0.0240418863</text:p>
              </table:table-cell>
            </table:table-row>
            <table:table-row>
              <table:table-cell office:value-type="float" office:value="1722">
                <text:p>1722</text:p>
              </table:table-cell>
              <table:table-cell office:value-type="float" office:value="0.0114886308">
                <text:p>0.0114886308</text:p>
              </table:table-cell>
              <table:table-cell office:value-type="float" office:value="0.0240172218">
                <text:p>0.0240172218</text:p>
              </table:table-cell>
            </table:table-row>
            <table:table-row>
              <table:table-cell office:value-type="float" office:value="1723">
                <text:p>1723</text:p>
              </table:table-cell>
              <table:table-cell office:value-type="float" office:value="0.0114573408">
                <text:p>0.0114573408</text:p>
              </table:table-cell>
              <table:table-cell office:value-type="float" office:value="0.0239350869">
                <text:p>0.0239350869</text:p>
              </table:table-cell>
            </table:table-row>
            <table:table-row>
              <table:table-cell office:value-type="float" office:value="1724">
                <text:p>1724</text:p>
              </table:table-cell>
              <table:table-cell office:value-type="float" office:value="0.011420219">
                <text:p>0.011420219</text:p>
              </table:table-cell>
              <table:table-cell office:value-type="float" office:value="0.023852869">
                <text:p>0.023852869</text:p>
              </table:table-cell>
            </table:table-row>
            <table:table-row>
              <table:table-cell office:value-type="float" office:value="1725">
                <text:p>1725</text:p>
              </table:table-cell>
              <table:table-cell office:value-type="float" office:value="0.0114032947">
                <text:p>0.0114032947</text:p>
              </table:table-cell>
              <table:table-cell office:value-type="float" office:value="0.0237685013">
                <text:p>0.0237685013</text:p>
              </table:table-cell>
            </table:table-row>
            <table:table-row>
              <table:table-cell office:value-type="float" office:value="1726">
                <text:p>1726</text:p>
              </table:table-cell>
              <table:table-cell office:value-type="float" office:value="0.0113951527">
                <text:p>0.0113951527</text:p>
              </table:table-cell>
              <table:table-cell office:value-type="float" office:value="0.0237423633">
                <text:p>0.0237423633</text:p>
              </table:table-cell>
            </table:table-row>
            <table:table-row>
              <table:table-cell office:value-type="float" office:value="1727">
                <text:p>1727</text:p>
              </table:table-cell>
              <table:table-cell office:value-type="float" office:value="0.0113625903">
                <text:p>0.0113625903</text:p>
              </table:table-cell>
              <table:table-cell office:value-type="float" office:value="0.0237135648">
                <text:p>0.0237135648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0.0113608712">
                <text:p>0.0113608712</text:p>
              </table:table-cell>
              <table:table-cell office:value-type="float" office:value="0.023657582">
                <text:p>0.023657582</text:p>
              </table:table-cell>
            </table:table-row>
            <table:table-row>
              <table:table-cell office:value-type="float" office:value="1729">
                <text:p>1729</text:p>
              </table:table-cell>
              <table:table-cell office:value-type="float" office:value="0.0113458274">
                <text:p>0.0113458274</text:p>
              </table:table-cell>
              <table:table-cell office:value-type="float" office:value="0.023588213">
                <text:p>0.023588213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0.0113043525">
                <text:p>0.0113043525</text:p>
              </table:table-cell>
              <table:table-cell office:value-type="float" office:value="0.0235403036">
                <text:p>0.0235403036</text:p>
              </table:table-cell>
            </table:table-row>
            <table:table-row>
              <table:table-cell office:value-type="float" office:value="1731">
                <text:p>1731</text:p>
              </table:table-cell>
              <table:table-cell office:value-type="float" office:value="0.0112978237">
                <text:p>0.0112978237</text:p>
              </table:table-cell>
              <table:table-cell office:value-type="float" office:value="0.0234753711">
                <text:p>0.0234753711</text:p>
              </table:table-cell>
            </table:table-row>
            <table:table-row>
              <table:table-cell office:value-type="float" office:value="1732">
                <text:p>1732</text:p>
              </table:table-cell>
              <table:table-cell office:value-type="float" office:value="0.0112597076">
                <text:p>0.0112597076</text:p>
              </table:table-cell>
              <table:table-cell office:value-type="float" office:value="0.0234433786">
                <text:p>0.0234433786</text:p>
              </table:table-cell>
            </table:table-row>
            <table:table-row>
              <table:table-cell office:value-type="float" office:value="1733">
                <text:p>1733</text:p>
              </table:table-cell>
              <table:table-cell office:value-type="float" office:value="0.0112431773">
                <text:p>0.0112431773</text:p>
              </table:table-cell>
              <table:table-cell office:value-type="float" office:value="0.023426369">
                <text:p>0.023426369</text:p>
              </table:table-cell>
            </table:table-row>
            <table:table-row>
              <table:table-cell office:value-type="float" office:value="1734">
                <text:p>1734</text:p>
              </table:table-cell>
              <table:table-cell office:value-type="float" office:value="0.0112120624">
                <text:p>0.0112120624</text:p>
              </table:table-cell>
              <table:table-cell office:value-type="float" office:value="0.0234109223">
                <text:p>0.0234109223</text:p>
              </table:table-cell>
            </table:table-row>
            <table:table-row>
              <table:table-cell office:value-type="float" office:value="1735">
                <text:p>1735</text:p>
              </table:table-cell>
              <table:table-cell office:value-type="float" office:value="0.0112037823">
                <text:p>0.0112037823</text:p>
              </table:table-cell>
              <table:table-cell office:value-type="float" office:value="0.0233821151">
                <text:p>0.0233821151</text:p>
              </table:table-cell>
            </table:table-row>
            <table:table-row>
              <table:table-cell office:value-type="float" office:value="1736">
                <text:p>1736</text:p>
              </table:table-cell>
              <table:table-cell office:value-type="float" office:value="0.011168655">
                <text:p>0.011168655</text:p>
              </table:table-cell>
              <table:table-cell office:value-type="float" office:value="0.0233475533">
                <text:p>0.0233475533</text:p>
              </table:table-cell>
            </table:table-row>
            <table:table-row>
              <table:table-cell office:value-type="float" office:value="1737">
                <text:p>1737</text:p>
              </table:table-cell>
              <table:table-cell office:value-type="float" office:value="0.0111252964">
                <text:p>0.0111252964</text:p>
              </table:table-cell>
              <table:table-cell office:value-type="float" office:value="0.0232888547">
                <text:p>0.0232888547</text:p>
              </table:table-cell>
            </table:table-row>
            <table:table-row>
              <table:table-cell office:value-type="float" office:value="1738">
                <text:p>1738</text:p>
              </table:table-cell>
              <table:table-cell office:value-type="float" office:value="0.0111030135">
                <text:p>0.0111030135</text:p>
              </table:table-cell>
              <table:table-cell office:value-type="float" office:value="0.0232729026">
                <text:p>0.0232729026</text:p>
              </table:table-cell>
            </table:table-row>
            <table:table-row>
              <table:table-cell office:value-type="float" office:value="1739">
                <text:p>1739</text:p>
              </table:table-cell>
              <table:table-cell office:value-type="float" office:value="0.011075912">
                <text:p>0.011075912</text:p>
              </table:table-cell>
              <table:table-cell office:value-type="float" office:value="0.0232218497">
                <text:p>0.0232218497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0110493124">
                <text:p>0.0110493124</text:p>
              </table:table-cell>
              <table:table-cell office:value-type="float" office:value="0.023164297">
                <text:p>0.023164297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0.0110472952">
                <text:p>0.0110472952</text:p>
              </table:table-cell>
              <table:table-cell office:value-type="float" office:value="0.0231148851">
                <text:p>0.0231148851</text:p>
              </table:table-cell>
            </table:table-row>
            <table:table-row>
              <table:table-cell office:value-type="float" office:value="1742">
                <text:p>1742</text:p>
              </table:table-cell>
              <table:table-cell office:value-type="float" office:value="0.0110010784">
                <text:p>0.0110010784</text:p>
              </table:table-cell>
              <table:table-cell office:value-type="float" office:value="0.0230681232">
                <text:p>0.0230681232</text:p>
              </table:table-cell>
            </table:table-row>
            <table:table-row>
              <table:table-cell office:value-type="float" office:value="1743">
                <text:p>1743</text:p>
              </table:table-cell>
              <table:table-cell office:value-type="float" office:value="0.0109782371">
                <text:p>0.0109782371</text:p>
              </table:table-cell>
              <table:table-cell office:value-type="float" office:value="0.0230291448">
                <text:p>0.0230291448</text:p>
              </table:table-cell>
            </table:table-row>
            <table:table-row>
              <table:table-cell office:value-type="float" office:value="1744">
                <text:p>1744</text:p>
              </table:table-cell>
              <table:table-cell office:value-type="float" office:value="0.0109312733">
                <text:p>0.0109312733</text:p>
              </table:table-cell>
              <table:table-cell office:value-type="float" office:value="0.0229493826">
                <text:p>0.0229493826</text:p>
              </table:table-cell>
            </table:table-row>
            <table:table-row>
              <table:table-cell office:value-type="float" office:value="1745">
                <text:p>1745</text:p>
              </table:table-cell>
              <table:table-cell office:value-type="float" office:value="0.0109299967">
                <text:p>0.0109299967</text:p>
              </table:table-cell>
              <table:table-cell office:value-type="float" office:value="0.0228822528">
                <text:p>0.0228822528</text:p>
              </table:table-cell>
            </table:table-row>
            <table:table-row>
              <table:table-cell office:value-type="float" office:value="1746">
                <text:p>1746</text:p>
              </table:table-cell>
              <table:table-cell office:value-type="float" office:value="0.0109201161">
                <text:p>0.0109201161</text:p>
              </table:table-cell>
              <table:table-cell office:value-type="float" office:value="0.0228298725">
                <text:p>0.0228298725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0.0108877522">
                <text:p>0.0108877522</text:p>
              </table:table-cell>
              <table:table-cell office:value-type="float" office:value="0.0227747819">
                <text:p>0.0227747819</text:p>
              </table:table-cell>
            </table:table-row>
            <table:table-row>
              <table:table-cell office:value-type="float" office:value="1748">
                <text:p>1748</text:p>
              </table:table-cell>
              <table:table-cell office:value-type="float" office:value="0.0108562749">
                <text:p>0.0108562749</text:p>
              </table:table-cell>
              <table:table-cell office:value-type="float" office:value="0.0227051179">
                <text:p>0.0227051179</text:p>
              </table:table-cell>
            </table:table-row>
            <table:table-row>
              <table:table-cell office:value-type="float" office:value="1749">
                <text:p>1749</text:p>
              </table:table-cell>
              <table:table-cell office:value-type="float" office:value="0.0108047698">
                <text:p>0.0108047698</text:p>
              </table:table-cell>
              <table:table-cell office:value-type="float" office:value="0.0226367075">
                <text:p>0.022636707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107866368">
                <text:p>0.0107866368</text:p>
              </table:table-cell>
              <table:table-cell office:value-type="float" office:value="0.0226080076">
                <text:p>0.0226080076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0.0107403368">
                <text:p>0.0107403368</text:p>
              </table:table-cell>
              <table:table-cell office:value-type="float" office:value="0.0225598354">
                <text:p>0.0225598354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0.0107168216">
                <text:p>0.0107168216</text:p>
              </table:table-cell>
              <table:table-cell office:value-type="float" office:value="0.0224944693">
                <text:p>0.0224944693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0.0107040638">
                <text:p>0.0107040638</text:p>
              </table:table-cell>
              <table:table-cell office:value-type="float" office:value="0.0224541376">
                <text:p>0.0224541376</text:p>
              </table:table-cell>
            </table:table-row>
            <table:table-row>
              <table:table-cell office:value-type="float" office:value="1754">
                <text:p>1754</text:p>
              </table:table-cell>
              <table:table-cell office:value-type="float" office:value="0.010681807">
                <text:p>0.010681807</text:p>
              </table:table-cell>
              <table:table-cell office:value-type="float" office:value="0.0223892278">
                <text:p>0.0223892278</text:p>
              </table:table-cell>
            </table:table-row>
            <table:table-row>
              <table:table-cell office:value-type="float" office:value="1755">
                <text:p>1755</text:p>
              </table:table-cell>
              <table:table-cell office:value-type="float" office:value="0.0106762329">
                <text:p>0.0106762329</text:p>
              </table:table-cell>
              <table:table-cell office:value-type="float" office:value="0.0223556529">
                <text:p>0.0223556529</text:p>
              </table:table-cell>
            </table:table-row>
            <table:table-row>
              <table:table-cell office:value-type="float" office:value="1756">
                <text:p>1756</text:p>
              </table:table-cell>
              <table:table-cell office:value-type="float" office:value="0.0106437837">
                <text:p>0.0106437837</text:p>
              </table:table-cell>
              <table:table-cell office:value-type="float" office:value="0.0223248998">
                <text:p>0.0223248998</text:p>
              </table:table-cell>
            </table:table-row>
            <table:table-row>
              <table:table-cell office:value-type="float" office:value="1757">
                <text:p>1757</text:p>
              </table:table-cell>
              <table:table-cell office:value-type="float" office:value="0.0105911695">
                <text:p>0.0105911695</text:p>
              </table:table-cell>
              <table:table-cell office:value-type="float" office:value="0.0222857625">
                <text:p>0.0222857625</text:p>
              </table:table-cell>
            </table:table-row>
            <table:table-row>
              <table:table-cell office:value-type="float" office:value="1758">
                <text:p>1758</text:p>
              </table:table-cell>
              <table:table-cell office:value-type="float" office:value="0.010562725">
                <text:p>0.010562725</text:p>
              </table:table-cell>
              <table:table-cell office:value-type="float" office:value="0.0222119952">
                <text:p>0.0222119952</text:p>
              </table:table-cell>
            </table:table-row>
            <table:table-row>
              <table:table-cell office:value-type="float" office:value="1759">
                <text:p>1759</text:p>
              </table:table-cell>
              <table:table-cell office:value-type="float" office:value="0.010541566">
                <text:p>0.010541566</text:p>
              </table:table-cell>
              <table:table-cell office:value-type="float" office:value="0.0221497413">
                <text:p>0.0221497413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0105037117">
                <text:p>0.0105037117</text:p>
              </table:table-cell>
              <table:table-cell office:value-type="float" office:value="0.0220754457">
                <text:p>0.0220754457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0.010490568">
                <text:p>0.010490568</text:p>
              </table:table-cell>
              <table:table-cell office:value-type="float" office:value="0.022057517">
                <text:p>0.022057517</text:p>
              </table:table-cell>
            </table:table-row>
            <table:table-row>
              <table:table-cell office:value-type="float" office:value="1762">
                <text:p>1762</text:p>
              </table:table-cell>
              <table:table-cell office:value-type="float" office:value="0.0104726334">
                <text:p>0.0104726334</text:p>
              </table:table-cell>
              <table:table-cell office:value-type="float" office:value="0.0220278487">
                <text:p>0.0220278487</text:p>
              </table:table-cell>
            </table:table-row>
            <table:table-row>
              <table:table-cell office:value-type="float" office:value="1763">
                <text:p>1763</text:p>
              </table:table-cell>
              <table:table-cell office:value-type="float" office:value="0.0104266977">
                <text:p>0.0104266977</text:p>
              </table:table-cell>
              <table:table-cell office:value-type="float" office:value="0.0219815216">
                <text:p>0.0219815216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0.0103834283">
                <text:p>0.0103834283</text:p>
              </table:table-cell>
              <table:table-cell office:value-type="float" office:value="0.0219281239">
                <text:p>0.0219281239</text:p>
              </table:table-cell>
            </table:table-row>
            <table:table-row>
              <table:table-cell office:value-type="float" office:value="1765">
                <text:p>1765</text:p>
              </table:table-cell>
              <table:table-cell office:value-type="float" office:value="0.0103772835">
                <text:p>0.0103772835</text:p>
              </table:table-cell>
              <table:table-cell office:value-type="float" office:value="0.0218997831">
                <text:p>0.0218997831</text:p>
              </table:table-cell>
            </table:table-row>
            <table:table-row>
              <table:table-cell office:value-type="float" office:value="1766">
                <text:p>1766</text:p>
              </table:table-cell>
              <table:table-cell office:value-type="float" office:value="0.0103694742">
                <text:p>0.0103694742</text:p>
              </table:table-cell>
              <table:table-cell office:value-type="float" office:value="0.0218691297">
                <text:p>0.0218691297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0.0103514505">
                <text:p>0.0103514505</text:p>
              </table:table-cell>
              <table:table-cell office:value-type="float" office:value="0.021792683">
                <text:p>0.021792683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0.0103447728">
                <text:p>0.0103447728</text:p>
              </table:table-cell>
              <table:table-cell office:value-type="float" office:value="0.021778702">
                <text:p>0.021778702</text:p>
              </table:table-cell>
            </table:table-row>
            <table:table-row>
              <table:table-cell office:value-type="float" office:value="1769">
                <text:p>1769</text:p>
              </table:table-cell>
              <table:table-cell office:value-type="float" office:value="0.0103035696">
                <text:p>0.0103035696</text:p>
              </table:table-cell>
              <table:table-cell office:value-type="float" office:value="0.0217366346">
                <text:p>0.0217366346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.0102520109">
                <text:p>0.0102520109</text:p>
              </table:table-cell>
              <table:table-cell office:value-type="float" office:value="0.0217134229">
                <text:p>0.0217134229</text:p>
              </table:table-cell>
            </table:table-row>
            <table:table-row>
              <table:table-cell office:value-type="float" office:value="1771">
                <text:p>1771</text:p>
              </table:table-cell>
              <table:table-cell office:value-type="float" office:value="0.0102495828">
                <text:p>0.0102495828</text:p>
              </table:table-cell>
              <table:table-cell office:value-type="float" office:value="0.0216622754">
                <text:p>0.0216622754</text:p>
              </table:table-cell>
            </table:table-row>
            <table:table-row>
              <table:table-cell office:value-type="float" office:value="1772">
                <text:p>1772</text:p>
              </table:table-cell>
              <table:table-cell office:value-type="float" office:value="0.0102333412">
                <text:p>0.0102333412</text:p>
              </table:table-cell>
              <table:table-cell office:value-type="float" office:value="0.0215859837">
                <text:p>0.0215859837</text:p>
              </table:table-cell>
            </table:table-row>
            <table:table-row>
              <table:table-cell office:value-type="float" office:value="1773">
                <text:p>1773</text:p>
              </table:table-cell>
              <table:table-cell office:value-type="float" office:value="0.0101979125">
                <text:p>0.0101979125</text:p>
              </table:table-cell>
              <table:table-cell office:value-type="float" office:value="0.0215092715">
                <text:p>0.0215092715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0.0101843258">
                <text:p>0.0101843258</text:p>
              </table:table-cell>
              <table:table-cell office:value-type="float" office:value="0.0214461528">
                <text:p>0.0214461528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0.0101630368">
                <text:p>0.0101630368</text:p>
              </table:table-cell>
              <table:table-cell office:value-type="float" office:value="0.0214140952">
                <text:p>0.0214140952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0.0101172459">
                <text:p>0.0101172459</text:p>
              </table:table-cell>
              <table:table-cell office:value-type="float" office:value="0.0213753661">
                <text:p>0.0213753661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0.0100748215">
                <text:p>0.0100748215</text:p>
              </table:table-cell>
              <table:table-cell office:value-type="float" office:value="0.0213044567">
                <text:p>0.0213044567</text:p>
              </table:table-cell>
            </table:table-row>
            <table:table-row>
              <table:table-cell office:value-type="float" office:value="1778">
                <text:p>1778</text:p>
              </table:table-cell>
              <table:table-cell office:value-type="float" office:value="0.0100493389">
                <text:p>0.0100493389</text:p>
              </table:table-cell>
              <table:table-cell office:value-type="float" office:value="0.0212353915">
                <text:p>0.0212353915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0.0100239032">
                <text:p>0.0100239032</text:p>
              </table:table-cell>
              <table:table-cell office:value-type="float" office:value="0.0211857371">
                <text:p>0.0211857371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0099917677">
                <text:p>0.0099917677</text:p>
              </table:table-cell>
              <table:table-cell office:value-type="float" office:value="0.021147294">
                <text:p>0.021147294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0.0099725479">
                <text:p>0.0099725479</text:p>
              </table:table-cell>
              <table:table-cell office:value-type="float" office:value="0.0211039501">
                <text:p>0.0211039501</text:p>
              </table:table-cell>
            </table:table-row>
            <table:table-row>
              <table:table-cell office:value-type="float" office:value="1782">
                <text:p>1782</text:p>
              </table:table-cell>
              <table:table-cell office:value-type="float" office:value="0.0099540232">
                <text:p>0.0099540232</text:p>
              </table:table-cell>
              <table:table-cell office:value-type="float" office:value="0.0210825969">
                <text:p>0.0210825969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0.0099296028">
                <text:p>0.0099296028</text:p>
              </table:table-cell>
              <table:table-cell office:value-type="float" office:value="0.0210626873">
                <text:p>0.0210626873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0.0099009744">
                <text:p>0.0099009744</text:p>
              </table:table-cell>
              <table:table-cell office:value-type="float" office:value="0.0210257571">
                <text:p>0.0210257571</text:p>
              </table:table-cell>
            </table:table-row>
            <table:table-row>
              <table:table-cell office:value-type="float" office:value="1785">
                <text:p>1785</text:p>
              </table:table-cell>
              <table:table-cell office:value-type="float" office:value="0.0098676789">
                <text:p>0.0098676789</text:p>
              </table:table-cell>
              <table:table-cell office:value-type="float" office:value="0.0210034622">
                <text:p>0.0210034622</text:p>
              </table:table-cell>
            </table:table-row>
            <table:table-row>
              <table:table-cell office:value-type="float" office:value="1786">
                <text:p>1786</text:p>
              </table:table-cell>
              <table:table-cell office:value-type="float" office:value="0.0098386036">
                <text:p>0.0098386036</text:p>
              </table:table-cell>
              <table:table-cell office:value-type="float" office:value="0.0209728829">
                <text:p>0.0209728829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0.0098125018">
                <text:p>0.0098125018</text:p>
              </table:table-cell>
              <table:table-cell office:value-type="float" office:value="0.0209538529">
                <text:p>0.0209538529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0.0098059653">
                <text:p>0.0098059653</text:p>
              </table:table-cell>
              <table:table-cell office:value-type="float" office:value="0.0209153056">
                <text:p>0.0209153056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0.0097668508">
                <text:p>0.0097668508</text:p>
              </table:table-cell>
              <table:table-cell office:value-type="float" office:value="0.0208505562">
                <text:p>0.0208505562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.0097486495">
                <text:p>0.0097486495</text:p>
              </table:table-cell>
              <table:table-cell office:value-type="float" office:value="0.0208210507">
                <text:p>0.0208210507</text:p>
              </table:table-cell>
            </table:table-row>
            <table:table-row>
              <table:table-cell office:value-type="float" office:value="1791">
                <text:p>1791</text:p>
              </table:table-cell>
              <table:table-cell office:value-type="float" office:value="0.0097446383">
                <text:p>0.0097446383</text:p>
              </table:table-cell>
              <table:table-cell office:value-type="float" office:value="0.0207483314">
                <text:p>0.0207483314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0.0097291294">
                <text:p>0.0097291294</text:p>
              </table:table-cell>
              <table:table-cell office:value-type="float" office:value="0.0207075191">
                <text:p>0.0207075191</text:p>
              </table:table-cell>
            </table:table-row>
            <table:table-row>
              <table:table-cell office:value-type="float" office:value="1793">
                <text:p>1793</text:p>
              </table:table-cell>
              <table:table-cell office:value-type="float" office:value="0.0097139164">
                <text:p>0.0097139164</text:p>
              </table:table-cell>
              <table:table-cell office:value-type="float" office:value="0.0206354585">
                <text:p>0.0206354585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0.0096944453">
                <text:p>0.0096944453</text:p>
              </table:table-cell>
              <table:table-cell office:value-type="float" office:value="0.0205934606">
                <text:p>0.0205934606</text:p>
              </table:table-cell>
            </table:table-row>
            <table:table-row>
              <table:table-cell office:value-type="float" office:value="1795">
                <text:p>1795</text:p>
              </table:table-cell>
              <table:table-cell office:value-type="float" office:value="0.0096565318">
                <text:p>0.0096565318</text:p>
              </table:table-cell>
              <table:table-cell office:value-type="float" office:value="0.0205391873">
                <text:p>0.0205391873</text:p>
              </table:table-cell>
            </table:table-row>
            <table:table-row>
              <table:table-cell office:value-type="float" office:value="1796">
                <text:p>1796</text:p>
              </table:table-cell>
              <table:table-cell office:value-type="float" office:value="0.0096145829">
                <text:p>0.0096145829</text:p>
              </table:table-cell>
              <table:table-cell office:value-type="float" office:value="0.0205213409">
                <text:p>0.0205213409</text:p>
              </table:table-cell>
            </table:table-row>
            <table:table-row>
              <table:table-cell office:value-type="float" office:value="1797">
                <text:p>1797</text:p>
              </table:table-cell>
              <table:table-cell office:value-type="float" office:value="0.0095681195">
                <text:p>0.0095681195</text:p>
              </table:table-cell>
              <table:table-cell office:value-type="float" office:value="0.0204630925">
                <text:p>0.0204630925</text:p>
              </table:table-cell>
            </table:table-row>
            <table:table-row>
              <table:table-cell office:value-type="float" office:value="1798">
                <text:p>1798</text:p>
              </table:table-cell>
              <table:table-cell office:value-type="float" office:value="0.009547975">
                <text:p>0.009547975</text:p>
              </table:table-cell>
              <table:table-cell office:value-type="float" office:value="0.0204164768">
                <text:p>0.0204164768</text:p>
              </table:table-cell>
            </table:table-row>
            <table:table-row>
              <table:table-cell office:value-type="float" office:value="1799">
                <text:p>1799</text:p>
              </table:table-cell>
              <table:table-cell office:value-type="float" office:value="0.0095312289">
                <text:p>0.0095312289</text:p>
              </table:table-cell>
              <table:table-cell office:value-type="float" office:value="0.0203581324">
                <text:p>0.020358132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94984644">
                <text:p>0.0094984644</text:p>
              </table:table-cell>
              <table:table-cell office:value-type="float" office:value="0.0203376744">
                <text:p>0.0203376744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0.009481042">
                <text:p>0.009481042</text:p>
              </table:table-cell>
              <table:table-cell office:value-type="float" office:value="0.0202974187">
                <text:p>0.0202974187</text:p>
              </table:table-cell>
            </table:table-row>
            <table:table-row>
              <table:table-cell office:value-type="float" office:value="1802">
                <text:p>1802</text:p>
              </table:table-cell>
              <table:table-cell office:value-type="float" office:value="0.0094644776">
                <text:p>0.0094644776</text:p>
              </table:table-cell>
              <table:table-cell office:value-type="float" office:value="0.0202368855">
                <text:p>0.0202368855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0.0094406406">
                <text:p>0.0094406406</text:p>
              </table:table-cell>
              <table:table-cell office:value-type="float" office:value="0.020198164">
                <text:p>0.020198164</text:p>
              </table:table-cell>
            </table:table-row>
            <table:table-row>
              <table:table-cell office:value-type="float" office:value="1804">
                <text:p>1804</text:p>
              </table:table-cell>
              <table:table-cell office:value-type="float" office:value="0.0093975058">
                <text:p>0.0093975058</text:p>
              </table:table-cell>
              <table:table-cell office:value-type="float" office:value="0.0201286794">
                <text:p>0.0201286794</text:p>
              </table:table-cell>
            </table:table-row>
            <table:table-row>
              <table:table-cell office:value-type="float" office:value="1805">
                <text:p>1805</text:p>
              </table:table-cell>
              <table:table-cell office:value-type="float" office:value="0.0093598615">
                <text:p>0.0093598615</text:p>
              </table:table-cell>
              <table:table-cell office:value-type="float" office:value="0.0200611905">
                <text:p>0.0200611905</text:p>
              </table:table-cell>
            </table:table-row>
            <table:table-row>
              <table:table-cell office:value-type="float" office:value="1806">
                <text:p>1806</text:p>
              </table:table-cell>
              <table:table-cell office:value-type="float" office:value="0.0093259709">
                <text:p>0.0093259709</text:p>
              </table:table-cell>
              <table:table-cell office:value-type="float" office:value="0.020001478">
                <text:p>0.020001478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0.0093131975">
                <text:p>0.0093131975</text:p>
              </table:table-cell>
              <table:table-cell office:value-type="float" office:value="0.0199887948">
                <text:p>0.0199887948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0.0092863153">
                <text:p>0.0092863153</text:p>
              </table:table-cell>
              <table:table-cell office:value-type="float" office:value="0.0199207611">
                <text:p>0.0199207611</text:p>
              </table:table-cell>
            </table:table-row>
            <table:table-row>
              <table:table-cell office:value-type="float" office:value="1809">
                <text:p>1809</text:p>
              </table:table-cell>
              <table:table-cell office:value-type="float" office:value="0.0092860643">
                <text:p>0.0092860643</text:p>
              </table:table-cell>
              <table:table-cell office:value-type="float" office:value="0.0198768348">
                <text:p>0.0198768348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.0092689012">
                <text:p>0.0092689012</text:p>
              </table:table-cell>
              <table:table-cell office:value-type="float" office:value="0.0198198923">
                <text:p>0.0198198923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0.009248089">
                <text:p>0.009248089</text:p>
              </table:table-cell>
              <table:table-cell office:value-type="float" office:value="0.0197655029">
                <text:p>0.0197655029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0.0092026898">
                <text:p>0.0092026898</text:p>
              </table:table-cell>
              <table:table-cell office:value-type="float" office:value="0.0197105223">
                <text:p>0.0197105223</text:p>
              </table:table-cell>
            </table:table-row>
            <table:table-row>
              <table:table-cell office:value-type="float" office:value="1813">
                <text:p>1813</text:p>
              </table:table-cell>
              <table:table-cell office:value-type="float" office:value="0.009167849">
                <text:p>0.009167849</text:p>
              </table:table-cell>
              <table:table-cell office:value-type="float" office:value="0.0196446897">
                <text:p>0.0196446897</text:p>
              </table:table-cell>
            </table:table-row>
            <table:table-row>
              <table:table-cell office:value-type="float" office:value="1814">
                <text:p>1814</text:p>
              </table:table-cell>
              <table:table-cell office:value-type="float" office:value="0.0091326515">
                <text:p>0.0091326515</text:p>
              </table:table-cell>
              <table:table-cell office:value-type="float" office:value="0.0195811861">
                <text:p>0.0195811861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0.0091168972">
                <text:p>0.0091168972</text:p>
              </table:table-cell>
              <table:table-cell office:value-type="float" office:value="0.0195621455">
                <text:p>0.0195621455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0.0091148973">
                <text:p>0.0091148973</text:p>
              </table:table-cell>
              <table:table-cell office:value-type="float" office:value="0.0195410154">
                <text:p>0.0195410154</text:p>
              </table:table-cell>
            </table:table-row>
            <table:table-row>
              <table:table-cell office:value-type="float" office:value="1817">
                <text:p>1817</text:p>
              </table:table-cell>
              <table:table-cell office:value-type="float" office:value="0.0090865016">
                <text:p>0.0090865016</text:p>
              </table:table-cell>
              <table:table-cell office:value-type="float" office:value="0.0194759874">
                <text:p>0.0194759874</text:p>
              </table:table-cell>
            </table:table-row>
            <table:table-row>
              <table:table-cell office:value-type="float" office:value="1818">
                <text:p>1818</text:p>
              </table:table-cell>
              <table:table-cell office:value-type="float" office:value="0.009044063">
                <text:p>0.009044063</text:p>
              </table:table-cell>
              <table:table-cell office:value-type="float" office:value="0.0194263013">
                <text:p>0.0194263013</text:p>
              </table:table-cell>
            </table:table-row>
            <table:table-row>
              <table:table-cell office:value-type="float" office:value="1819">
                <text:p>1819</text:p>
              </table:table-cell>
              <table:table-cell office:value-type="float" office:value="0.0090180305">
                <text:p>0.0090180305</text:p>
              </table:table-cell>
              <table:table-cell office:value-type="float" office:value="0.0193568172">
                <text:p>0.0193568172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0089893758">
                <text:p>0.0089893758</text:p>
              </table:table-cell>
              <table:table-cell office:value-type="float" office:value="0.0193293104">
                <text:p>0.0193293104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0.0089795479">
                <text:p>0.0089795479</text:p>
              </table:table-cell>
              <table:table-cell office:value-type="float" office:value="0.0192728308">
                <text:p>0.0192728308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0.0089781213">
                <text:p>0.0089781213</text:p>
              </table:table-cell>
              <table:table-cell office:value-type="float" office:value="0.0192427773">
                <text:p>0.0192427773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0.0089338809">
                <text:p>0.0089338809</text:p>
              </table:table-cell>
              <table:table-cell office:value-type="float" office:value="0.0192160156">
                <text:p>0.0192160156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0.0089112214">
                <text:p>0.0089112214</text:p>
              </table:table-cell>
              <table:table-cell office:value-type="float" office:value="0.0191505064">
                <text:p>0.0191505064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0.0089024221">
                <text:p>0.0089024221</text:p>
              </table:table-cell>
              <table:table-cell office:value-type="float" office:value="0.0191082079">
                <text:p>0.0191082079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0.0088943837">
                <text:p>0.0088943837</text:p>
              </table:table-cell>
              <table:table-cell office:value-type="float" office:value="0.0190595297">
                <text:p>0.0190595297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0.0088573688">
                <text:p>0.0088573688</text:p>
              </table:table-cell>
              <table:table-cell office:value-type="float" office:value="0.0190449691">
                <text:p>0.0190449691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0.0088375905">
                <text:p>0.0088375905</text:p>
              </table:table-cell>
              <table:table-cell office:value-type="float" office:value="0.0190110867">
                <text:p>0.0190110867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0.0088244941">
                <text:p>0.0088244941</text:p>
              </table:table-cell>
              <table:table-cell office:value-type="float" office:value="0.0189872814">
                <text:p>0.0189872814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0.008795152">
                <text:p>0.008795152</text:p>
              </table:table-cell>
              <table:table-cell office:value-type="float" office:value="0.0189323088">
                <text:p>0.0189323088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0.0087530439">
                <text:p>0.0087530439</text:p>
              </table:table-cell>
              <table:table-cell office:value-type="float" office:value="0.0189202079">
                <text:p>0.0189202079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0.0087282395">
                <text:p>0.0087282395</text:p>
              </table:table-cell>
              <table:table-cell office:value-type="float" office:value="0.0188912316">
                <text:p>0.0188912316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0.0086972108">
                <text:p>0.0086972108</text:p>
              </table:table-cell>
              <table:table-cell office:value-type="float" office:value="0.0188405572">
                <text:p>0.0188405572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0.0086793634">
                <text:p>0.0086793634</text:p>
              </table:table-cell>
              <table:table-cell office:value-type="float" office:value="0.0187764409">
                <text:p>0.0187764409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0.0086782308">
                <text:p>0.0086782308</text:p>
              </table:table-cell>
              <table:table-cell office:value-type="float" office:value="0.0187253233">
                <text:p>0.0187253233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0.0086670934">
                <text:p>0.0086670934</text:p>
              </table:table-cell>
              <table:table-cell office:value-type="float" office:value="0.0186826296">
                <text:p>0.0186826296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0.0086425999">
                <text:p>0.0086425999</text:p>
              </table:table-cell>
              <table:table-cell office:value-type="float" office:value="0.0186546779">
                <text:p>0.0186546779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0.0086236099">
                <text:p>0.0086236099</text:p>
              </table:table-cell>
              <table:table-cell office:value-type="float" office:value="0.0185948203">
                <text:p>0.0185948203</text:p>
              </table:table-cell>
            </table:table-row>
            <table:table-row>
              <table:table-cell office:value-type="float" office:value="1839">
                <text:p>1839</text:p>
              </table:table-cell>
              <table:table-cell office:value-type="float" office:value="0.0086024608">
                <text:p>0.0086024608</text:p>
              </table:table-cell>
              <table:table-cell office:value-type="float" office:value="0.0185744604">
                <text:p>0.018574460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0085984564">
                <text:p>0.0085984564</text:p>
              </table:table-cell>
              <table:table-cell office:value-type="float" office:value="0.0185323183">
                <text:p>0.0185323183</text:p>
              </table:table-cell>
            </table:table-row>
            <table:table-row>
              <table:table-cell office:value-type="float" office:value="1841">
                <text:p>1841</text:p>
              </table:table-cell>
              <table:table-cell office:value-type="float" office:value="0.0085600203">
                <text:p>0.0085600203</text:p>
              </table:table-cell>
              <table:table-cell office:value-type="float" office:value="0.018470785">
                <text:p>0.018470785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0.0085526466">
                <text:p>0.0085526466</text:p>
              </table:table-cell>
              <table:table-cell office:value-type="float" office:value="0.0184556367">
                <text:p>0.0184556367</text:p>
              </table:table-cell>
            </table:table-row>
            <table:table-row>
              <table:table-cell office:value-type="float" office:value="1843">
                <text:p>1843</text:p>
              </table:table-cell>
              <table:table-cell office:value-type="float" office:value="0.0085520393">
                <text:p>0.0085520393</text:p>
              </table:table-cell>
              <table:table-cell office:value-type="float" office:value="0.0184309992">
                <text:p>0.0184309992</text:p>
              </table:table-cell>
            </table:table-row>
            <table:table-row>
              <table:table-cell office:value-type="float" office:value="1844">
                <text:p>1844</text:p>
              </table:table-cell>
              <table:table-cell office:value-type="float" office:value="0.0085452564">
                <text:p>0.0085452564</text:p>
              </table:table-cell>
              <table:table-cell office:value-type="float" office:value="0.0183954739">
                <text:p>0.0183954739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0.0085428618">
                <text:p>0.0085428618</text:p>
              </table:table-cell>
              <table:table-cell office:value-type="float" office:value="0.0183710548">
                <text:p>0.0183710548</text:p>
              </table:table-cell>
            </table:table-row>
            <table:table-row>
              <table:table-cell office:value-type="float" office:value="1846">
                <text:p>1846</text:p>
              </table:table-cell>
              <table:table-cell office:value-type="float" office:value="0.0085298965">
                <text:p>0.0085298965</text:p>
              </table:table-cell>
              <table:table-cell office:value-type="float" office:value="0.0183158736">
                <text:p>0.0183158736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0.0085043867">
                <text:p>0.0085043867</text:p>
              </table:table-cell>
              <table:table-cell office:value-type="float" office:value="0.0182843151">
                <text:p>0.0182843151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0.0085034043">
                <text:p>0.0085034043</text:p>
              </table:table-cell>
              <table:table-cell office:value-type="float" office:value="0.0182307426">
                <text:p>0.0182307426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0.0084841371">
                <text:p>0.0084841371</text:p>
              </table:table-cell>
              <table:table-cell office:value-type="float" office:value="0.0182097542">
                <text:p>0.018209754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0084480685">
                <text:p>0.0084480685</text:p>
              </table:table-cell>
              <table:table-cell office:value-type="float" office:value="0.018157591">
                <text:p>0.018157591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0.0084420223">
                <text:p>0.0084420223</text:p>
              </table:table-cell>
              <table:table-cell office:value-type="float" office:value="0.0180991865">
                <text:p>0.0180991865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0.0084006829">
                <text:p>0.0084006829</text:p>
              </table:table-cell>
              <table:table-cell office:value-type="float" office:value="0.0180457783">
                <text:p>0.0180457783</text:p>
              </table:table-cell>
            </table:table-row>
            <table:table-row>
              <table:table-cell office:value-type="float" office:value="1853">
                <text:p>1853</text:p>
              </table:table-cell>
              <table:table-cell office:value-type="float" office:value="0.0083686545">
                <text:p>0.0083686545</text:p>
              </table:table-cell>
              <table:table-cell office:value-type="float" office:value="0.0180232119">
                <text:p>0.0180232119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0.0083273803">
                <text:p>0.0083273803</text:p>
              </table:table-cell>
              <table:table-cell office:value-type="float" office:value="0.0179664152">
                <text:p>0.0179664152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0.0083207232">
                <text:p>0.0083207232</text:p>
              </table:table-cell>
              <table:table-cell office:value-type="float" office:value="0.0179513518">
                <text:p>0.0179513518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0.0083076843">
                <text:p>0.0083076843</text:p>
              </table:table-cell>
              <table:table-cell office:value-type="float" office:value="0.0179141206">
                <text:p>0.0179141206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0.0083068609">
                <text:p>0.0083068609</text:p>
              </table:table-cell>
              <table:table-cell office:value-type="float" office:value="0.0178990142">
                <text:p>0.0178990142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0.0082931114">
                <text:p>0.0082931114</text:p>
              </table:table-cell>
              <table:table-cell office:value-type="float" office:value="0.0178625181">
                <text:p>0.0178625181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0.0082923351">
                <text:p>0.0082923351</text:p>
              </table:table-cell>
              <table:table-cell office:value-type="float" office:value="0.0178145461">
                <text:p>0.0178145461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0082730899">
                <text:p>0.0082730899</text:p>
              </table:table-cell>
              <table:table-cell office:value-type="float" office:value="0.0177515013">
                <text:p>0.0177515013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0.0082506954">
                <text:p>0.0082506954</text:p>
              </table:table-cell>
              <table:table-cell office:value-type="float" office:value="0.0177253301">
                <text:p>0.0177253301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0.0082295227">
                <text:p>0.0082295227</text:p>
              </table:table-cell>
              <table:table-cell office:value-type="float" office:value="0.0176617322">
                <text:p>0.0176617322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0.0082223439">
                <text:p>0.0082223439</text:p>
              </table:table-cell>
              <table:table-cell office:value-type="float" office:value="0.0176368033">
                <text:p>0.0176368033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0.0081817408">
                <text:p>0.0081817408</text:p>
              </table:table-cell>
              <table:table-cell office:value-type="float" office:value="0.0175762893">
                <text:p>0.0175762893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0.008151794">
                <text:p>0.008151794</text:p>
              </table:table-cell>
              <table:table-cell office:value-type="float" office:value="0.0175509858">
                <text:p>0.0175509858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0.0081336256">
                <text:p>0.0081336256</text:p>
              </table:table-cell>
              <table:table-cell office:value-type="float" office:value="0.0175198996">
                <text:p>0.0175198996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0.0081329144">
                <text:p>0.0081329144</text:p>
              </table:table-cell>
              <table:table-cell office:value-type="float" office:value="0.017462559">
                <text:p>0.017462559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0.0081039444">
                <text:p>0.0081039444</text:p>
              </table:table-cell>
              <table:table-cell office:value-type="float" office:value="0.0174436309">
                <text:p>0.0174436309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0.0080897472">
                <text:p>0.0080897472</text:p>
              </table:table-cell>
              <table:table-cell office:value-type="float" office:value="0.0174328435">
                <text:p>0.0174328435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.0080774608">
                <text:p>0.0080774608</text:p>
              </table:table-cell>
              <table:table-cell office:value-type="float" office:value="0.0173731049">
                <text:p>0.0173731049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0.008072058">
                <text:p>0.008072058</text:p>
              </table:table-cell>
              <table:table-cell office:value-type="float" office:value="0.0173568177">
                <text:p>0.0173568177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0.0080699621">
                <text:p>0.0080699621</text:p>
              </table:table-cell>
              <table:table-cell office:value-type="float" office:value="0.0173178859">
                <text:p>0.0173178859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0.0080420896">
                <text:p>0.0080420896</text:p>
              </table:table-cell>
              <table:table-cell office:value-type="float" office:value="0.0172761806">
                <text:p>0.0172761806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0.0080265241">
                <text:p>0.0080265241</text:p>
              </table:table-cell>
              <table:table-cell office:value-type="float" office:value="0.0172273784">
                <text:p>0.0172273784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0.0080256747">
                <text:p>0.0080256747</text:p>
              </table:table-cell>
              <table:table-cell office:value-type="float" office:value="0.0172053596">
                <text:p>0.0172053596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0.0080040708">
                <text:p>0.0080040708</text:p>
              </table:table-cell>
              <table:table-cell office:value-type="float" office:value="0.0171442346">
                <text:p>0.0171442346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0.0079781808">
                <text:p>0.0079781808</text:p>
              </table:table-cell>
              <table:table-cell office:value-type="float" office:value="0.0170887289">
                <text:p>0.0170887289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0.0079614435">
                <text:p>0.0079614435</text:p>
              </table:table-cell>
              <table:table-cell office:value-type="float" office:value="0.0170297837">
                <text:p>0.0170297837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0.0079301205">
                <text:p>0.0079301205</text:p>
              </table:table-cell>
              <table:table-cell office:value-type="float" office:value="0.0169790987">
                <text:p>0.0169790987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0079204558">
                <text:p>0.0079204558</text:p>
              </table:table-cell>
              <table:table-cell office:value-type="float" office:value="0.0169292764">
                <text:p>0.0169292764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0.0078851308">
                <text:p>0.0078851308</text:p>
              </table:table-cell>
              <table:table-cell office:value-type="float" office:value="0.0168697803">
                <text:p>0.0168697803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0.0078560801">
                <text:p>0.0078560801</text:p>
              </table:table-cell>
              <table:table-cell office:value-type="float" office:value="0.0168512429">
                <text:p>0.0168512429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0.007829733">
                <text:p>0.007829733</text:p>
              </table:table-cell>
              <table:table-cell office:value-type="float" office:value="0.0168233194">
                <text:p>0.0168233194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0.0078286576">
                <text:p>0.0078286576</text:p>
              </table:table-cell>
              <table:table-cell office:value-type="float" office:value="0.0167628918">
                <text:p>0.0167628918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0.0078003604">
                <text:p>0.0078003604</text:p>
              </table:table-cell>
              <table:table-cell office:value-type="float" office:value="0.0167257187">
                <text:p>0.0167257187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0.0077964279">
                <text:p>0.0077964279</text:p>
              </table:table-cell>
              <table:table-cell office:value-type="float" office:value="0.0166814571">
                <text:p>0.0166814571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0.007780627">
                <text:p>0.007780627</text:p>
              </table:table-cell>
              <table:table-cell office:value-type="float" office:value="0.0166634343">
                <text:p>0.0166634343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0.007749596">
                <text:p>0.007749596</text:p>
              </table:table-cell>
              <table:table-cell office:value-type="float" office:value="0.0166375857">
                <text:p>0.0166375857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0.0077387008">
                <text:p>0.0077387008</text:p>
              </table:table-cell>
              <table:table-cell office:value-type="float" office:value="0.0166129214">
                <text:p>0.0166129214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0077073592">
                <text:p>0.0077073592</text:p>
              </table:table-cell>
              <table:table-cell office:value-type="float" office:value="0.0165951898">
                <text:p>0.0165951898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0.0076779588">
                <text:p>0.0076779588</text:p>
              </table:table-cell>
              <table:table-cell office:value-type="float" office:value="0.0165842242">
                <text:p>0.0165842242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0.0076562659">
                <text:p>0.0076562659</text:p>
              </table:table-cell>
              <table:table-cell office:value-type="float" office:value="0.016550331">
                <text:p>0.016550331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0.0076459518">
                <text:p>0.0076459518</text:p>
              </table:table-cell>
              <table:table-cell office:value-type="float" office:value="0.0165398231">
                <text:p>0.0165398231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0.0076110082">
                <text:p>0.0076110082</text:p>
              </table:table-cell>
              <table:table-cell office:value-type="float" office:value="0.0165124409">
                <text:p>0.0165124409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0.0075900715">
                <text:p>0.0075900715</text:p>
              </table:table-cell>
              <table:table-cell office:value-type="float" office:value="0.0164649857">
                <text:p>0.0164649857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0.007585255">
                <text:p>0.007585255</text:p>
              </table:table-cell>
              <table:table-cell office:value-type="float" office:value="0.0164231106">
                <text:p>0.0164231106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0.0075502296">
                <text:p>0.0075502296</text:p>
              </table:table-cell>
              <table:table-cell office:value-type="float" office:value="0.0163734132">
                <text:p>0.0163734132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0.007534893">
                <text:p>0.007534893</text:p>
              </table:table-cell>
              <table:table-cell office:value-type="float" office:value="0.0163552878">
                <text:p>0.0163552878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0.0075099758">
                <text:p>0.0075099758</text:p>
              </table:table-cell>
              <table:table-cell office:value-type="float" office:value="0.016312393">
                <text:p>0.01631239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74982574">
                <text:p>0.0074982574</text:p>
              </table:table-cell>
              <table:table-cell office:value-type="float" office:value="0.0162959601">
                <text:p>0.0162959601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0.0074669832">
                <text:p>0.0074669832</text:p>
              </table:table-cell>
              <table:table-cell office:value-type="float" office:value="0.0162559463">
                <text:p>0.0162559463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0.0074303184">
                <text:p>0.0074303184</text:p>
              </table:table-cell>
              <table:table-cell office:value-type="float" office:value="0.0162328878">
                <text:p>0.0162328878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0.0074295004">
                <text:p>0.0074295004</text:p>
              </table:table-cell>
              <table:table-cell office:value-type="float" office:value="0.016188226">
                <text:p>0.016188226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0.0074146985">
                <text:p>0.0074146985</text:p>
              </table:table-cell>
              <table:table-cell office:value-type="float" office:value="0.0161716853">
                <text:p>0.0161716853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0.0074143648">
                <text:p>0.0074143648</text:p>
              </table:table-cell>
              <table:table-cell office:value-type="float" office:value="0.0161145912">
                <text:p>0.0161145912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0.0074053862">
                <text:p>0.0074053862</text:p>
              </table:table-cell>
              <table:table-cell office:value-type="float" office:value="0.0160903032">
                <text:p>0.0160903032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0.00736964">
                <text:p>0.00736964</text:p>
              </table:table-cell>
              <table:table-cell office:value-type="float" office:value="0.0160743798">
                <text:p>0.0160743798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0.0073637896">
                <text:p>0.0073637896</text:p>
              </table:table-cell>
              <table:table-cell office:value-type="float" office:value="0.0160493532">
                <text:p>0.0160493532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0.007328136">
                <text:p>0.007328136</text:p>
              </table:table-cell>
              <table:table-cell office:value-type="float" office:value="0.0160382234">
                <text:p>0.0160382234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.0073274907">
                <text:p>0.0073274907</text:p>
              </table:table-cell>
              <table:table-cell office:value-type="float" office:value="0.0159967641">
                <text:p>0.0159967641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0.0073233308">
                <text:p>0.0073233308</text:p>
              </table:table-cell>
              <table:table-cell office:value-type="float" office:value="0.0159582118">
                <text:p>0.0159582118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0.0073127769">
                <text:p>0.0073127769</text:p>
              </table:table-cell>
              <table:table-cell office:value-type="float" office:value="0.0159094848">
                <text:p>0.0159094848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0.0072765808">
                <text:p>0.0072765808</text:p>
              </table:table-cell>
              <table:table-cell office:value-type="float" office:value="0.0158599847">
                <text:p>0.0158599847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0.007261571">
                <text:p>0.007261571</text:p>
              </table:table-cell>
              <table:table-cell office:value-type="float" office:value="0.015805911">
                <text:p>0.015805911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0.0072311159">
                <text:p>0.0072311159</text:p>
              </table:table-cell>
              <table:table-cell office:value-type="float" office:value="0.0157661701">
                <text:p>0.0157661701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0.0072254432">
                <text:p>0.0072254432</text:p>
              </table:table-cell>
              <table:table-cell office:value-type="float" office:value="0.01571678">
                <text:p>0.01571678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0.0072027013">
                <text:p>0.0072027013</text:p>
              </table:table-cell>
              <table:table-cell office:value-type="float" office:value="0.0156756106">
                <text:p>0.0156756106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0.0071897954">
                <text:p>0.0071897954</text:p>
              </table:table-cell>
              <table:table-cell office:value-type="float" office:value="0.0156307807">
                <text:p>0.0156307807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0.007159278">
                <text:p>0.007159278</text:p>
              </table:table-cell>
              <table:table-cell office:value-type="float" office:value="0.0156034404">
                <text:p>0.015603440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0071276408">
                <text:p>0.0071276408</text:p>
              </table:table-cell>
              <table:table-cell office:value-type="float" office:value="0.0155706689">
                <text:p>0.0155706689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0.0070968344">
                <text:p>0.0070968344</text:p>
              </table:table-cell>
              <table:table-cell office:value-type="float" office:value="0.0155540489">
                <text:p>0.0155540489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0.0070739646">
                <text:p>0.0070739646</text:p>
              </table:table-cell>
              <table:table-cell office:value-type="float" office:value="0.0155077385">
                <text:p>0.0155077385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0.007057324">
                <text:p>0.007057324</text:p>
              </table:table-cell>
              <table:table-cell office:value-type="float" office:value="0.0154734205">
                <text:p>0.0154734205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0.0070413724">
                <text:p>0.0070413724</text:p>
              </table:table-cell>
              <table:table-cell office:value-type="float" office:value="0.015460643">
                <text:p>0.015460643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0.0070364777">
                <text:p>0.0070364777</text:p>
              </table:table-cell>
              <table:table-cell office:value-type="float" office:value="0.0154452606">
                <text:p>0.0154452606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0.0070234328">
                <text:p>0.0070234328</text:p>
              </table:table-cell>
              <table:table-cell office:value-type="float" office:value="0.0154278997">
                <text:p>0.0154278997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0.0070163492">
                <text:p>0.0070163492</text:p>
              </table:table-cell>
              <table:table-cell office:value-type="float" office:value="0.0154079964">
                <text:p>0.0154079964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0.0069835874">
                <text:p>0.0069835874</text:p>
              </table:table-cell>
              <table:table-cell office:value-type="float" office:value="0.0153921501">
                <text:p>0.0153921501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0.0069532434">
                <text:p>0.0069532434</text:p>
              </table:table-cell>
              <table:table-cell office:value-type="float" office:value="0.015352448">
                <text:p>0.015352448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0.0069503748">
                <text:p>0.0069503748</text:p>
              </table:table-cell>
              <table:table-cell office:value-type="float" office:value="0.0153416257">
                <text:p>0.0153416257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0.0069229156">
                <text:p>0.0069229156</text:p>
              </table:table-cell>
              <table:table-cell office:value-type="float" office:value="0.0153059939">
                <text:p>0.0153059939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0.006893538">
                <text:p>0.006893538</text:p>
              </table:table-cell>
              <table:table-cell office:value-type="float" office:value="0.0152855054">
                <text:p>0.0152855054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0.0068715343">
                <text:p>0.0068715343</text:p>
              </table:table-cell>
              <table:table-cell office:value-type="float" office:value="0.0152730266">
                <text:p>0.0152730266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0.0068697597">
                <text:p>0.0068697597</text:p>
              </table:table-cell>
              <table:table-cell office:value-type="float" office:value="0.0152600605">
                <text:p>0.0152600605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0.0068681595">
                <text:p>0.0068681595</text:p>
              </table:table-cell>
              <table:table-cell office:value-type="float" office:value="0.0152433362">
                <text:p>0.0152433362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0.0068625198">
                <text:p>0.0068625198</text:p>
              </table:table-cell>
              <table:table-cell office:value-type="float" office:value="0.0151962779">
                <text:p>0.0151962779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0.0068587216">
                <text:p>0.0068587216</text:p>
              </table:table-cell>
              <table:table-cell office:value-type="float" office:value="0.0151538111">
                <text:p>0.0151538111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0.0068244298">
                <text:p>0.0068244298</text:p>
              </table:table-cell>
              <table:table-cell office:value-type="float" office:value="0.0151187837">
                <text:p>0.0151187837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0.006811954">
                <text:p>0.006811954</text:p>
              </table:table-cell>
              <table:table-cell office:value-type="float" office:value="0.0150871675">
                <text:p>0.0150871675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.0067937913">
                <text:p>0.0067937913</text:p>
              </table:table-cell>
              <table:table-cell office:value-type="float" office:value="0.0150747435">
                <text:p>0.0150747435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0.0067750029">
                <text:p>0.0067750029</text:p>
              </table:table-cell>
              <table:table-cell office:value-type="float" office:value="0.0150239417">
                <text:p>0.0150239417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0.0067664534">
                <text:p>0.0067664534</text:p>
              </table:table-cell>
              <table:table-cell office:value-type="float" office:value="0.0149701668">
                <text:p>0.0149701668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0.0067547318">
                <text:p>0.0067547318</text:p>
              </table:table-cell>
              <table:table-cell office:value-type="float" office:value="0.0149599542">
                <text:p>0.0149599542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0.0067417863">
                <text:p>0.0067417863</text:p>
              </table:table-cell>
              <table:table-cell office:value-type="float" office:value="0.0149216394">
                <text:p>0.0149216394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0.0067378835">
                <text:p>0.0067378835</text:p>
              </table:table-cell>
              <table:table-cell office:value-type="float" office:value="0.0148967374">
                <text:p>0.0148967374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0.006708261">
                <text:p>0.006708261</text:p>
              </table:table-cell>
              <table:table-cell office:value-type="float" office:value="0.0148837737">
                <text:p>0.0148837737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0.006691419">
                <text:p>0.006691419</text:p>
              </table:table-cell>
              <table:table-cell office:value-type="float" office:value="0.0148560794">
                <text:p>0.0148560794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0.0066584244">
                <text:p>0.0066584244</text:p>
              </table:table-cell>
              <table:table-cell office:value-type="float" office:value="0.0148206339">
                <text:p>0.0148206339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0.0066564247">
                <text:p>0.0066564247</text:p>
              </table:table-cell>
              <table:table-cell office:value-type="float" office:value="0.0147867892">
                <text:p>0.014786789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006645169">
                <text:p>0.006645169</text:p>
              </table:table-cell>
              <table:table-cell office:value-type="float" office:value="0.0147625375">
                <text:p>0.0147625375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0.006630594">
                <text:p>0.006630594</text:p>
              </table:table-cell>
              <table:table-cell office:value-type="float" office:value="0.0147346599">
                <text:p>0.0147346599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0.0066153964">
                <text:p>0.0066153964</text:p>
              </table:table-cell>
              <table:table-cell office:value-type="float" office:value="0.0147235534">
                <text:p>0.0147235534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0.0066019755">
                <text:p>0.0066019755</text:p>
              </table:table-cell>
              <table:table-cell office:value-type="float" office:value="0.0147126766">
                <text:p>0.0147126766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0.0065971064">
                <text:p>0.0065971064</text:p>
              </table:table-cell>
              <table:table-cell office:value-type="float" office:value="0.0147024939">
                <text:p>0.0147024939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0.0065649011">
                <text:p>0.0065649011</text:p>
              </table:table-cell>
              <table:table-cell office:value-type="float" office:value="0.0146825175">
                <text:p>0.0146825175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0.0065362776">
                <text:p>0.0065362776</text:p>
              </table:table-cell>
              <table:table-cell office:value-type="float" office:value="0.0146544615">
                <text:p>0.0146544615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0.0065354612">
                <text:p>0.0065354612</text:p>
              </table:table-cell>
              <table:table-cell office:value-type="float" office:value="0.0146274613">
                <text:p>0.0146274613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0.0065096563">
                <text:p>0.0065096563</text:p>
              </table:table-cell>
              <table:table-cell office:value-type="float" office:value="0.0145808309">
                <text:p>0.0145808309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0.0065053241">
                <text:p>0.0065053241</text:p>
              </table:table-cell>
              <table:table-cell office:value-type="float" office:value="0.0145570119">
                <text:p>0.0145570119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0064783208">
                <text:p>0.0064783208</text:p>
              </table:table-cell>
              <table:table-cell office:value-type="float" office:value="0.0145108654">
                <text:p>0.0145108654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0.0064602646">
                <text:p>0.0064602646</text:p>
              </table:table-cell>
              <table:table-cell office:value-type="float" office:value="0.0145012485">
                <text:p>0.0145012485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0.0064367945">
                <text:p>0.0064367945</text:p>
              </table:table-cell>
              <table:table-cell office:value-type="float" office:value="0.0144675848">
                <text:p>0.0144675848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0.0064104345">
                <text:p>0.0064104345</text:p>
              </table:table-cell>
              <table:table-cell office:value-type="float" office:value="0.0144266082">
                <text:p>0.0144266082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0.0063995503">
                <text:p>0.0063995503</text:p>
              </table:table-cell>
              <table:table-cell office:value-type="float" office:value="0.0144163745">
                <text:p>0.0144163745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0.0063719511">
                <text:p>0.0063719511</text:p>
              </table:table-cell>
              <table:table-cell office:value-type="float" office:value="0.0143880226">
                <text:p>0.0143880226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0.0063467541">
                <text:p>0.0063467541</text:p>
              </table:table-cell>
              <table:table-cell office:value-type="float" office:value="0.0143760104">
                <text:p>0.0143760104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0.0063295767">
                <text:p>0.0063295767</text:p>
              </table:table-cell>
              <table:table-cell office:value-type="float" office:value="0.0143565755">
                <text:p>0.0143565755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0.0063196895">
                <text:p>0.0063196895</text:p>
              </table:table-cell>
              <table:table-cell office:value-type="float" office:value="0.0143055008">
                <text:p>0.0143055008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0.0062885481">
                <text:p>0.0062885481</text:p>
              </table:table-cell>
              <table:table-cell office:value-type="float" office:value="0.0142823933">
                <text:p>0.0142823933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062730939">
                <text:p>0.0062730939</text:p>
              </table:table-cell>
              <table:table-cell office:value-type="float" office:value="0.0142631659">
                <text:p>0.0142631659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0.0062546466">
                <text:p>0.0062546466</text:p>
              </table:table-cell>
              <table:table-cell office:value-type="float" office:value="0.0142417062">
                <text:p>0.0142417062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0.0062527108">
                <text:p>0.0062527108</text:p>
              </table:table-cell>
              <table:table-cell office:value-type="float" office:value="0.0141969445">
                <text:p>0.0141969445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0.0062215994">
                <text:p>0.0062215994</text:p>
              </table:table-cell>
              <table:table-cell office:value-type="float" office:value="0.0141662147">
                <text:p>0.0141662147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0.0062004666">
                <text:p>0.0062004666</text:p>
              </table:table-cell>
              <table:table-cell office:value-type="float" office:value="0.0141573381">
                <text:p>0.0141573381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0.0061818136">
                <text:p>0.0061818136</text:p>
              </table:table-cell>
              <table:table-cell office:value-type="float" office:value="0.0141159144">
                <text:p>0.0141159144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.0061554798">
                <text:p>0.0061554798</text:p>
              </table:table-cell>
              <table:table-cell office:value-type="float" office:value="0.014081824">
                <text:p>0.014081824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.0061380806">
                <text:p>0.0061380806</text:p>
              </table:table-cell>
              <table:table-cell office:value-type="float" office:value="0.014050744">
                <text:p>0.014050744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.0061363103">
                <text:p>0.0061363103</text:p>
              </table:table-cell>
              <table:table-cell office:value-type="float" office:value="0.0140369624">
                <text:p>0.0140369624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.0061331825">
                <text:p>0.0061331825</text:p>
              </table:table-cell>
              <table:table-cell office:value-type="float" office:value="0.0140169295">
                <text:p>0.014016929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06128537">
                <text:p>0.006128537</text:p>
              </table:table-cell>
              <table:table-cell office:value-type="float" office:value="0.013994739">
                <text:p>0.013994739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0.0061192856">
                <text:p>0.0061192856</text:p>
              </table:table-cell>
              <table:table-cell office:value-type="float" office:value="0.0139704198">
                <text:p>0.0139704198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0.0060989411">
                <text:p>0.0060989411</text:p>
              </table:table-cell>
              <table:table-cell office:value-type="float" office:value="0.013949597">
                <text:p>0.013949597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0.0060736321">
                <text:p>0.0060736321</text:p>
              </table:table-cell>
              <table:table-cell office:value-type="float" office:value="0.013921816">
                <text:p>0.01392181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.0060653861">
                <text:p>0.0060653861</text:p>
              </table:table-cell>
              <table:table-cell office:value-type="float" office:value="0.0138768003">
                <text:p>0.0138768003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0.0060432426">
                <text:p>0.0060432426</text:p>
              </table:table-cell>
              <table:table-cell office:value-type="float" office:value="0.0138453168">
                <text:p>0.0138453168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0.0060290839">
                <text:p>0.0060290839</text:p>
              </table:table-cell>
              <table:table-cell office:value-type="float" office:value="0.013803845">
                <text:p>0.013803845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.0060077578">
                <text:p>0.0060077578</text:p>
              </table:table-cell>
              <table:table-cell office:value-type="float" office:value="0.013778622">
                <text:p>0.01377862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.0059800897">
                <text:p>0.0059800897</text:p>
              </table:table-cell>
              <table:table-cell office:value-type="float" office:value="0.0137526679">
                <text:p>0.0137526679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.0059546823">
                <text:p>0.0059546823</text:p>
              </table:table-cell>
              <table:table-cell office:value-type="float" office:value="0.0137251572">
                <text:p>0.013725157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059471984">
                <text:p>0.0059471984</text:p>
              </table:table-cell>
              <table:table-cell office:value-type="float" office:value="0.0137151476">
                <text:p>0.0137151476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00592545">
                <text:p>0.00592545</text:p>
              </table:table-cell>
              <table:table-cell office:value-type="float" office:value="0.0137021421">
                <text:p>0.013702142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0058969039">
                <text:p>0.0058969039</text:p>
              </table:table-cell>
              <table:table-cell office:value-type="float" office:value="0.0136931927">
                <text:p>0.013693192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0058917546">
                <text:p>0.0058917546</text:p>
              </table:table-cell>
              <table:table-cell office:value-type="float" office:value="0.013662889">
                <text:p>0.013662889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058805341">
                <text:p>0.0058805341</text:p>
              </table:table-cell>
              <table:table-cell office:value-type="float" office:value="0.013633968">
                <text:p>0.01363396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058530554">
                <text:p>0.0058530554</text:p>
              </table:table-cell>
              <table:table-cell office:value-type="float" office:value="0.0136036307">
                <text:p>0.0136036307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0058282308">
                <text:p>0.0058282308</text:p>
              </table:table-cell>
              <table:table-cell office:value-type="float" office:value="0.0135717203">
                <text:p>0.013571720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0058212689">
                <text:p>0.0058212689</text:p>
              </table:table-cell>
              <table:table-cell office:value-type="float" office:value="0.0135577225">
                <text:p>0.013557722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057938718">
                <text:p>0.0057938718</text:p>
              </table:table-cell>
              <table:table-cell office:value-type="float" office:value="0.0135236343">
                <text:p>0.0135236343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0057925916">
                <text:p>0.0057925916</text:p>
              </table:table-cell>
              <table:table-cell office:value-type="float" office:value="0.0134916704">
                <text:p>0.013491670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57741315">
                <text:p>0.0057741315</text:p>
              </table:table-cell>
              <table:table-cell office:value-type="float" office:value="0.0134618955">
                <text:p>0.01346189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